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2a6" officeooo:paragraph-rsid="001972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tra@VTA010L:~$ ls</text:p>
      <text:p text:style-name="P1">23-05-2018 <text:s text:c="19"/>name_mangle.pyc</text:p>
      <text:p text:style-name="P1">ashwini_may_Presentation.odp <text:s/>pack1</text:p>
      <text:p text:style-name="P1">AVD_GUI <text:s text:c="22"/>phone_nos.py</text:p>
      <text:p text:style-name="P1">AVD_GUI.tar.gz <text:s text:c="15"/>Pictures</text:p>
      <text:p text:style-name="P1">days_demo.py <text:s text:c="17"/>Public</text:p>
      <text:p text:style-name="P1">Demo_Login <text:s text:c="19"/>read_bz2.py</text:p>
      <text:p text:style-name="P1">Desktop <text:s text:c="22"/>read_gz.py</text:p>
      <text:p text:style-name="P1">Documents <text:s text:c="20"/>readme.txt</text:p>
      <text:p text:style-name="P1">Downloads <text:s text:c="20"/>Sahithi_May_Presentation.pptx</text:p>
      <text:p text:style-name="P1">employees.txt <text:s text:c="16"/>send_mail.py</text:p>
      <text:p text:style-name="P1">examples.desktop <text:s text:c="13"/>session12</text:p>
      <text:p text:style-name="P1">file.bz2 <text:s text:c="21"/>session-12.odt</text:p>
      <text:p text:style-name="P1">file_data_db_insert.py <text:s text:c="7"/>smtpdemo.py</text:p>
      <text:p text:style-name="P1">file.txt.gz <text:s text:c="18"/>telent_demo.py</text:p>
      <text:p text:style-name="P1">insert_cmd_data_db.py <text:s text:c="8"/>telnet_demo.py</text:p>
      <text:p text:style-name="P1">last_month <text:s text:c="19"/>telnet_insert_cmd_data_db.py</text:p>
      <text:p text:style-name="P1">log_demo.py <text:s text:c="18"/>Templates</text:p>
      <text:p text:style-name="P1">logfile.log <text:s text:c="18"/>usa_cds.py</text:p>
      <text:p text:style-name="P1">Login <text:s text:c="24"/>Videos</text:p>
      <text:p text:style-name="P1">Music <text:s text:c="24"/>write_bz2.py</text:p>
      <text:p text:style-name="P1">name_mangle.py <text:s text:c="15"/>write_gzip.py</text:p>
      <text:p text:style-name="P1">sessitra@VTA010L:~$ vi find_no_owners.py</text:p>
      <text:p text:style-name="P1">sessitra@VTA010L:~$ python find_no_owners.py </text:p>
      <text:p text:style-name="P1">Unique IDs: set(['115', '114', '117', '116', '111', '110', '113', '112', '65534', '119', '118', '41', '1', '0', '3', '2', '5', '4', '7', '6', '9', '8', '39', '120', '121', '108', '109', '102', '103', '100', '101', '106', '107', '104', '105', '10', '13', '38', '33', '122', '34', '1002', '1001', '1000'])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pwd</text:p>
      <text:p text:style-name="P1">&gt;&gt;&gt; pwd.getpwall()</text:p>
      <text:p text:style-name="P1">[pwd.struct_passwd(pw_name='root', pw_passwd='x', pw_uid=0, pw_gid=0, pw_gecos='root', pw_dir='/root', pw_shell='/bin/bash'), pwd.struct_passwd(pw_name='daemon', pw_passwd='x', pw_uid=1, pw_gid=1, pw_gecos='daemon', pw_dir='/usr/sbin', pw_shell='/usr/sbin/nologin'), pwd.struct_passwd(pw_name='bin', pw_passwd='x', pw_uid=2, pw_gid=2, pw_gecos='bin', pw_dir='/bin', pw_shell='/usr/sbin/nologin'), pwd.struct_passwd(pw_name='sys', pw_passwd='x', pw_uid=3, pw_gid=3, pw_gecos='sys', pw_dir='/dev', pw_shell='/usr/sbin/nologin'), pwd.struct_passwd(pw_name='sync', pw_passwd='x', pw_uid=4, pw_gid=65534, pw_gecos='sync', pw_dir='/bin', pw_shell='/bin/sync'), pwd.struct_passwd(pw_name='games', pw_passwd='x', pw_uid=5, pw_gid=60, pw_gecos='games', pw_dir='/usr/games', pw_shell='/usr/sbin/nologin'), pwd.struct_passwd(pw_name='man', pw_passwd='x', pw_uid=6, pw_gid=12, pw_gecos='man', pw_dir='/var/cache/man', pw_shell='/usr/sbin/nologin'), pwd.struct_passwd(pw_name='lp', pw_passwd='x', pw_uid=7, pw_gid=7, pw_gecos='lp', pw_dir='/var/spool/lpd', pw_shell='/usr/sbin/nologin'), pwd.struct_passwd(pw_name='mail', pw_passwd='x', pw_uid=8, pw_gid=8, pw_gecos='mail', pw_dir='/var/mail', pw_shell='/usr/sbin/nologin'), pwd.struct_passwd(pw_name='news', pw_passwd='x', pw_uid=9, pw_gid=9, pw_gecos='news', pw_dir='/var/spool/news', pw_shell='/usr/sbin/nologin'), pwd.struct_passwd(pw_name='uucp', pw_passwd='x', pw_uid=10, pw_gid=10, pw_gecos='uucp', pw_dir='/var/spool/uucp', pw_shell='/usr/sbin/nologin'), pwd.struct_passwd(pw_name='proxy', pw_passwd='x', pw_uid=13, pw_gid=13, pw_gecos='proxy', pw_dir='/bin', pw_shell='/usr/sbin/nologin'), <text:soft-page-break/>pwd.struct_passwd(pw_name='www-data', pw_passwd='x', pw_uid=33, pw_gid=33, pw_gecos='www-data', pw_dir='/var/www', pw_shell='/usr/sbin/nologin'), pwd.struct_passwd(pw_name='backup', pw_passwd='x', pw_uid=34, pw_gid=34, pw_gecos='backup', pw_dir='/var/backups', pw_shell='/usr/sbin/nologin'), pwd.struct_passwd(pw_name='list', pw_passwd='x', pw_uid=38, pw_gid=38, pw_gecos='Mailing List Manager', pw_dir='/var/list', pw_shell='/usr/sbin/nologin'), pwd.struct_passwd(pw_name='irc', pw_passwd='x', pw_uid=39, pw_gid=39, pw_gecos='ircd', pw_dir='/var/run/ircd', pw_shell='/usr/sbin/nologin'), pwd.struct_passwd(pw_name='gnats', pw_passwd='x', pw_uid=41, pw_gid=41, pw_gecos='Gnats Bug-Reporting System (admin)', pw_dir='/var/lib/gnats', pw_shell='/usr/sbin/nologin'), pwd.struct_passwd(pw_name='nobody', pw_passwd='x', pw_uid=65534, pw_gid=65534, pw_gecos='nobody', pw_dir='/nonexistent', pw_shell='/usr/sbin/nologin'), pwd.struct_passwd(pw_name='systemd-timesync', pw_passwd='x', pw_uid=100, pw_gid=102, pw_gecos='systemd Time Synchronization,,,', pw_dir='/run/systemd', pw_shell='/bin/false'), pwd.struct_passwd(pw_name='systemd-network', pw_passwd='x', pw_uid=101, pw_gid=103, pw_gecos='systemd Network Management,,,', pw_dir='/run/systemd/netif', pw_shell='/bin/false'), pwd.struct_passwd(pw_name='systemd-resolve', pw_passwd='x', pw_uid=102, pw_gid=104, pw_gecos='systemd Resolver,,,', pw_dir='/run/systemd/resolve', pw_shell='/bin/false'), pwd.struct_passwd(pw_name='systemd-bus-proxy', pw_passwd='x', pw_uid=103, pw_gid=105, pw_gecos='systemd Bus Proxy,,,', pw_dir='/run/systemd', pw_shell='/bin/false'), pwd.struct_passwd(pw_name='syslog', pw_passwd='x', pw_uid=104, pw_gid=108, pw_gecos='', pw_dir='/home/syslog', pw_shell='/bin/false'), pwd.struct_passwd(pw_name='_apt', pw_passwd='x', pw_uid=105, pw_gid=65534, pw_gecos='', pw_dir='/nonexistent', pw_shell='/bin/false'), pwd.struct_passwd(pw_name='messagebus', pw_passwd='x', pw_uid=106, pw_gid=110, pw_gecos='', pw_dir='/var/run/dbus', pw_shell='/bin/false'), pwd.struct_passwd(pw_name='uuidd', pw_passwd='x', pw_uid=107, pw_gid=111, pw_gecos='', pw_dir='/run/uuidd', pw_shell='/bin/false'), pwd.struct_passwd(pw_name='lightdm', pw_passwd='x', pw_uid=108, pw_gid=114, pw_gecos='Light Display Manager', pw_dir='/var/lib/lightdm', pw_shell='/bin/false'), pwd.struct_passwd(pw_name='whoopsie', pw_passwd='x', pw_uid=109, pw_gid=117, pw_gecos='', pw_dir='/nonexistent', pw_shell='/bin/false'), pwd.struct_passwd(pw_name='avahi-autoipd', pw_passwd='x', pw_uid=110, pw_gid=119, pw_gecos='Avahi autoip daemon,,,', pw_dir='/var/lib/avahi-autoipd', pw_shell='/bin/false'), pwd.struct_passwd(pw_name='avahi', pw_passwd='x', pw_uid=111, pw_gid=120, pw_gecos='Avahi mDNS daemon,,,', pw_dir='/var/run/avahi-daemon', pw_shell='/bin/false'), pwd.struct_passwd(pw_name='dnsmasq', pw_passwd='x', pw_uid=112, pw_gid=65534, pw_gecos='dnsmasq,,,', pw_dir='/var/lib/misc', pw_shell='/bin/false'), pwd.struct_passwd(pw_name='colord', pw_passwd='x', pw_uid=113, pw_gid=123, pw_gecos='colord colour management daemon,,,', pw_dir='/var/lib/colord', pw_shell='/bin/false'), pwd.struct_passwd(pw_name='speech-dispatcher', pw_passwd='x', pw_uid=114, pw_gid=29, pw_gecos='Speech Dispatcher,,,', pw_dir='/var/run/speech-dispatcher', pw_shell='/bin/false'), pwd.struct_passwd(pw_name='hplip', pw_passwd='x', pw_uid=115, pw_gid=7, pw_gecos='HPLIP system user,,,', pw_dir='/var/run/hplip', pw_shell='/bin/false'), pwd.struct_passwd(pw_name='kernoops', pw_passwd='x', pw_uid=116, pw_gid=65534, pw_gecos='Kernel Oops Tracking Daemon,,,', pw_dir='/', pw_shell='/bin/false'), pwd.struct_passwd(pw_name='pulse', pw_passwd='x', pw_uid=117, pw_gid=124, pw_gecos='PulseAudio daemon,,,', pw_dir='/var/run/pulse', pw_shell='/bin/false'), pwd.struct_passwd(pw_name='rtkit', pw_passwd='x', pw_uid=118, pw_gid=126, pw_gecos='RealtimeKit,,,', pw_dir='/proc', pw_shell='/bin/false'), pwd.struct_passwd(pw_name='saned', pw_passwd='x', pw_uid=119, pw_gid=127, pw_gecos='', pw_dir='/var/lib/saned', pw_shell='/bin/false'), pwd.struct_passwd(pw_name='usbmux', pw_passwd='x', pw_uid=120, pw_gid=46, pw_gecos='usbmux daemon,,,', pw_dir='/var/lib/usbmux', pw_shell='/bin/false'), pwd.struct_passwd(pw_name='sysadmin', pw_passwd='x', pw_uid=1000, pw_gid=1000, pw_gecos='sysadmin,,,', pw_dir='/home/sysadmin', <text:soft-page-break/>pw_shell='/bin/bash'), pwd.struct_passwd(pw_name='sessitra', pw_passwd='x', pw_uid=1001, pw_gid=1001, pw_gecos='Training Sessions,,,', pw_dir='/home/sessitra', pw_shell='/bin/bash'), pwd.struct_passwd(pw_name='sshd', pw_passwd='x', pw_uid=121, pw_gid=65534, pw_gecos='', pw_dir='/var/run/sshd', pw_shell='/usr/sbin/nologin'), pwd.struct_passwd(pw_name='mysql', pw_passwd='x', pw_uid=122, pw_gid=129, pw_gecos='MySQL Server,,,', pw_dir='/nonexistent', pw_shell='/bin/false'), pwd.struct_passwd(pw_name='root2', pw_passwd='x', pw_uid=1002, pw_gid=1002, pw_gecos='VotaryTech,,,', pw_dir='/home/root2', pw_shell='/bin/bash')]</text:p>
      <text:p text:style-name="P1">&gt;&gt;&gt; quit()</text:p>
      <text:p text:style-name="P1">sessitra@VTA010L:~$ vi find_no_owners.py</text:p>
      <text:p text:style-name="P1">sessitra@VTA010L:~$ python find_no_owners.py </text:p>
      <text:p text:style-name="P1">Unique IDs: set([0, 1, 2, 3, 4, 5, 6, 7, 8, 9, 10, 13, 33, 34, 38, 39, 41, 1001, 1000, 100, 101, 102, 103, 104, 105, 106, 107, 108, 109, 110, 111, 112, 113, 114, 115, 116, 117, 118, 119, 120, 121, 122, 1002, 65534])</text:p>
      <text:p text:style-name="P1">sessitra@VTA010L:~$ vi find_no_owners.py</text:p>
      <text:p text:style-name="P1">sessitra@VTA010L:~$ python find_no_owners.py </text:p>
      <text:p text:style-name="P1">Unique IDs length: 44</text:p>
      <text:p text:style-name="P1">Unique IDs length: 44</text:p>
      <text:p text:style-name="P1">sessitra@VTA010L:~$ vi find_no_owners.py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pwd</text:p>
      <text:p text:style-name="P1">&gt;&gt;&gt; help(pwd.getpwall)</text:p>
      <text:p text:style-name="P1"/>
      <text:p text:style-name="P1">&gt;&gt;&gt; quit()</text:p>
      <text:p text:style-name="P1">sessitra@VTA010L:~$ vi find_no_owners.py</text:p>
      <text:p text:style-name="P1">sessitra@VTA010L:~$ python find_no_owners.py </text:p>
      <text:p text:style-name="P1">Traceback (most recent call last):</text:p>
      <text:p text:style-name="P1"><text:s text:c="2"/>File "find_no_owners.py", line 20, in &lt;module&gt;</text:p>
      <text:p text:style-name="P1"><text:s text:c="4"/>v = os.stat(ef_wp)</text:p>
      <text:p text:style-name="P1">OSError: [Errno 2] No such file or directory: '/home/sessitra/.mozilla/firefox/j03hr7o4.default/lock'</text:p>
      <text:p text:style-name="P1">sessitra@VTA010L:~$ vi find_no_owners.py</text:p>
      <text:p text:style-name="P1">sessitra@VTA010L:~$ python -m pdb find_no_owners.py </text:p>
      <text:p text:style-name="P1">&gt; /home/sessitra/find_no_owners.py(8)&lt;module&gt;()</text:p>
      <text:p text:style-name="P1">-&gt; """</text:p>
      <text:p text:style-name="P1">(Pdb) l</text:p>
      <text:p text:style-name="P1"><text:s text:c="2"/>3 <text:s/><text:tab/></text:p>
      <text:p text:style-name="P1"><text:s text:c="2"/>4 <text:s/><text:tab/>with open("/etc/passwd")as f:</text:p>
      <text:p text:style-name="P1"><text:s text:c="2"/>5 <text:s/><text:tab/><text:tab/>for line in f.readlines():</text:p>
      <text:p text:style-name="P1"><text:s text:c="2"/>6 <text:s/><text:tab/><text:tab/><text:tab/>uniq_uids1.add(line.split(":")[2])</text:p>
      <text:p text:style-name="P1"><text:s text:c="2"/>7 <text:s/><text:tab/>print "Unique IDs length:", len(uniq_uids1)</text:p>
      <text:p text:style-name="P1"><text:s text:c="2"/>8 <text:s/>-&gt;<text:tab/>"""</text:p>
      <text:p text:style-name="P1"><text:s text:c="2"/>9 <text:s/><text:tab/>import pwd</text:p>
      <text:p text:style-name="P1"><text:s/>10 <text:s/><text:tab/>import os</text:p>
      <text:p text:style-name="P1"><text:s/>11 <text:s/><text:tab/>uniq_uids2 = set()</text:p>
      <text:p text:style-name="P1"><text:s/>12 <text:s/><text:tab/>for user in pwd.getpwall():</text:p>
      <text:p text:style-name="P1"><text:s/>13 <text:s/><text:tab/><text:tab/>uniq_uids2.add(user.pw_uid)</text:p>
      <text:p text:style-name="P1">(Pdb) l</text:p>
      <text:p text:style-name="P1"><text:s/>14 <text:s/><text:tab/></text:p>
      <text:p text:style-name="P1"><text:s/>15 <text:s/><text:tab/>#print "Unique IDs length:", len(uniq_uids2)</text:p>
      <text:p text:style-name="P1"><text:s/>16 <text:s/><text:tab/>home_path = os.getcwd()</text:p>
      <text:p text:style-name="P1"><text:soft-page-break/><text:s/>17 <text:s/><text:tab/>for p, sd, fs in os.walk(home_path):</text:p>
      <text:p text:style-name="P1"><text:s/>18 <text:s/><text:tab/><text:tab/>for ef in fs:</text:p>
      <text:p text:style-name="P1"><text:s/>19 <text:s/><text:tab/><text:tab/><text:tab/>ef_wp = p+"/"+ef</text:p>
      <text:p text:style-name="P1"><text:s/>20 <text:s/><text:tab/><text:tab/><text:tab/>v = os.stat(ef_wp)</text:p>
      <text:p text:style-name="P1"><text:s/>21 <text:s/><text:tab/><text:tab/><text:tab/>if v.st_uid not in uniq_uids2:</text:p>
      <text:p text:style-name="P1"><text:s/>22 <text:s/><text:tab/><text:tab/><text:tab/><text:tab/>print "the file", ef_wp,"has no owner"</text:p>
      <text:p text:style-name="P1"><text:s/>23 <text:s/><text:tab/></text:p>
      <text:p text:style-name="P1"><text:s/>24 <text:s/><text:tab/></text:p>
      <text:p text:style-name="P1">(Pdb) l</text:p>
      <text:p text:style-name="P1">[EOF]</text:p>
      <text:p text:style-name="P1">(Pdb) b 16</text:p>
      <text:p text:style-name="P1">Breakpoint 1 at /home/sessitra/find_no_owners.py:16</text:p>
      <text:p text:style-name="P1">(Pdb) c</text:p>
      <text:p text:style-name="P1">&gt; /home/sessitra/find_no_owners.py(16)&lt;module&gt;()</text:p>
      <text:p text:style-name="P1">-&gt; home_path = os.getcwd()</text:p>
      <text:p text:style-name="P1">(Pdb) p uniq_uids2</text:p>
      <text:p text:style-name="P1">set([0, 1, 2, 3, 4, 5, 6, 7, 8, 9, 10, 13, 33, 34, 38, 39, 41, 1001, 1000, 100, 101, 102, 103, 104, 105, 106, 107, 108, 109, 110, 111, 112, 113, 114, 115, 116, 117, 118, 119, 120, 121, 122, 1002, 65534])</text:p>
      <text:p text:style-name="P1">(Pdb) l</text:p>
      <text:p text:style-name="P1"><text:s/>11 <text:s/><text:tab/>uniq_uids2 = set()</text:p>
      <text:p text:style-name="P1"><text:s/>12 <text:s/><text:tab/>for user in pwd.getpwall():</text:p>
      <text:p text:style-name="P1"><text:s/>13 <text:s/><text:tab/><text:tab/>uniq_uids2.add(user.pw_uid)</text:p>
      <text:p text:style-name="P1"><text:s/>14 <text:s/><text:tab/></text:p>
      <text:p text:style-name="P1"><text:s/>15 <text:s/><text:tab/>#print "Unique IDs length:", len(uniq_uids2)</text:p>
      <text:p text:style-name="P1"><text:s/>16 B-&gt;<text:tab/>home_path = os.getcwd()</text:p>
      <text:p text:style-name="P1"><text:s/>17 <text:s/><text:tab/>for p, sd, fs in os.walk(home_path):</text:p>
      <text:p text:style-name="P1"><text:s/>18 <text:s/><text:tab/><text:tab/>for ef in fs:</text:p>
      <text:p text:style-name="P1"><text:s/>19 <text:s/><text:tab/><text:tab/><text:tab/>ef_wp = p+"/"+ef</text:p>
      <text:p text:style-name="P1"><text:s/>20 <text:s/><text:tab/><text:tab/><text:tab/>v = os.stat(ef_wp)</text:p>
      <text:p text:style-name="P1"><text:s/>21 <text:s/><text:tab/><text:tab/><text:tab/>if v.st_uid not in uniq_uids2:</text:p>
      <text:p text:style-name="P1">(Pdb) s</text:p>
      <text:p text:style-name="P1">&gt; /home/sessitra/find_no_owners.py(17)&lt;module&gt;()</text:p>
      <text:p text:style-name="P1">-&gt; for p, sd, fs in os.walk(home_path):</text:p>
      <text:p text:style-name="P1">(Pdb) s</text:p>
      <text:p text:style-name="P1">--Call--</text:p>
      <text:p text:style-name="P1">&gt; /usr/lib/python2.7/os.py(209)walk()</text:p>
      <text:p text:style-name="P1">-&gt; def walk(top, topdown=True, onerror=None, followlinks=False):</text:p>
      <text:p text:style-name="P1">(Pdb) r</text:p>
      <text:p text:style-name="P1">--Return--</text:p>
      <text:p text:style-name="P1">&gt; /usr/lib/python2.7/os.py(292)walk()-&gt;('/home/sessitra', ['pack1', '.PyCharmCE2018.1', 'Videos', '.gconf', '23-05-2018', 'Desktop', ...], ['phone_nos.py', 'session-12.odt', 'name_mangle.pyc', '.bash_logout', '.python_history', 'telnet_demo.py', ...])</text:p>
      <text:p text:style-name="P1">-&gt; yield top, dirs, nondirs</text:p>
      <text:p text:style-name="P1">(Pdb) r</text:p>
      <text:p text:style-name="P1">&gt; /home/sessitra/find_no_owners.py(18)&lt;module&gt;()</text:p>
      <text:p text:style-name="P1">-&gt; for ef in fs:</text:p>
      <text:p text:style-name="P1">(Pdb) l</text:p>
      <text:p text:style-name="P1"><text:s/>13 <text:s/><text:tab/><text:tab/>uniq_uids2.add(user.pw_uid)</text:p>
      <text:p text:style-name="P1"><text:s/>14 <text:s/><text:tab/></text:p>
      <text:p text:style-name="P1"><text:s/>15 <text:s/><text:tab/>#print "Unique IDs length:", len(uniq_uids2)</text:p>
      <text:p text:style-name="P1"><text:s/>16 B<text:tab/>home_path = os.getcwd()</text:p>
      <text:p text:style-name="P1"><text:s/>17 <text:s/><text:tab/>for p, sd, fs in os.walk(home_path):</text:p>
      <text:p text:style-name="P1"><text:soft-page-break/><text:s/>18 <text:s/>-&gt;<text:tab/><text:tab/>for ef in fs:</text:p>
      <text:p text:style-name="P1"><text:s/>19 <text:s/><text:tab/><text:tab/><text:tab/>ef_wp = p+"/"+ef</text:p>
      <text:p text:style-name="P1"><text:s/>20 <text:s/><text:tab/><text:tab/><text:tab/>v = os.stat(ef_wp)</text:p>
      <text:p text:style-name="P1"><text:s/>21 <text:s/><text:tab/><text:tab/><text:tab/>if v.st_uid not in uniq_uids2:</text:p>
      <text:p text:style-name="P1"><text:s/>22 <text:s/><text:tab/><text:tab/><text:tab/><text:tab/>print "the file", ef_wp,"has no owner"</text:p>
      <text:p text:style-name="P1"><text:s/>23 <text:s/><text:tab/></text:p>
      <text:p text:style-name="P1">(Pdb) s</text:p>
      <text:p text:style-name="P1">&gt; /home/sessitra/find_no_owners.py(19)&lt;module&gt;()</text:p>
      <text:p text:style-name="P1">-&gt; ef_wp = p+"/"+ef</text:p>
      <text:p text:style-name="P1">(Pdb) p ef</text:p>
      <text:p text:style-name="P1">'phone_nos.py'</text:p>
      <text:p text:style-name="P1">(Pdb) s</text:p>
      <text:p text:style-name="P1">&gt; /home/sessitra/find_no_owners.py(20)&lt;module&gt;()</text:p>
      <text:p text:style-name="P1">-&gt; v = os.stat(ef_wp)</text:p>
      <text:p text:style-name="P1">(Pdb) l</text:p>
      <text:p text:style-name="P1"><text:s/>15 <text:s/><text:tab/>#print "Unique IDs length:", len(uniq_uids2)</text:p>
      <text:p text:style-name="P1"><text:s/>16 B<text:tab/>home_path = os.getcwd()</text:p>
      <text:p text:style-name="P1"><text:s/>17 <text:s/><text:tab/>for p, sd, fs in os.walk(home_path):</text:p>
      <text:p text:style-name="P1"><text:s/>18 <text:s/><text:tab/><text:tab/>for ef in fs:</text:p>
      <text:p text:style-name="P1"><text:s/>19 <text:s/><text:tab/><text:tab/><text:tab/>ef_wp = p+"/"+ef</text:p>
      <text:p text:style-name="P1"><text:s/>20 <text:s/>-&gt;<text:tab/><text:tab/><text:tab/>v = os.stat(ef_wp)</text:p>
      <text:p text:style-name="P1"><text:s/>21 <text:s/><text:tab/><text:tab/><text:tab/>if v.st_uid not in uniq_uids2:</text:p>
      <text:p text:style-name="P1"><text:s/>22 <text:s/><text:tab/><text:tab/><text:tab/><text:tab/>print "the file", ef_wp,"has no owner"</text:p>
      <text:p text:style-name="P1"><text:s/>23 <text:s/><text:tab/></text:p>
      <text:p text:style-name="P1"><text:s/>24 <text:s/><text:tab/></text:p>
      <text:p text:style-name="P1">[EOF]</text:p>
      <text:p text:style-name="P1">(Pdb) s</text:p>
      <text:p text:style-name="P1">&gt; /home/sessitra/find_no_owners.py(21)&lt;module&gt;()</text:p>
      <text:p text:style-name="P1">-&gt; if v.st_uid not in uniq_uids2:</text:p>
      <text:p text:style-name="P1">(Pdb) ef_wp</text:p>
      <text:p text:style-name="P1">'/home/sessitra/phone_nos.py'</text:p>
      <text:p text:style-name="P1">(Pdb) s</text:p>
      <text:p text:style-name="P1">&gt; /home/sessitra/find_no_owners.py(18)&lt;module&gt;()</text:p>
      <text:p text:style-name="P1">-&gt; for ef in fs:</text:p>
      <text:p text:style-name="P1">(Pdb) s</text:p>
      <text:p text:style-name="P1">&gt; /home/sessitra/find_no_owners.py(19)&lt;module&gt;()</text:p>
      <text:p text:style-name="P1">-&gt; ef_wp = p+"/"+ef</text:p>
      <text:p text:style-name="P1">(Pdb) p ef</text:p>
      <text:p text:style-name="P1">'session-12.odt'</text:p>
      <text:p text:style-name="P1">(Pdb) quit()</text:p>
      <text:p text:style-name="P1">sessitra@VTA010L:~$ python -m pdb find_no_owners.py </text:p>
      <text:p text:style-name="P1">&gt; /home/sessitra/find_no_owners.py(8)&lt;module&gt;()</text:p>
      <text:p text:style-name="P1">-&gt; """</text:p>
      <text:p text:style-name="P1">(Pdb) q</text:p>
      <text:p text:style-name="P1">sessitra@VTA010L:~$ python find_no_owners.py </text:p>
      <text:p text:style-name="P1">Traceback (most recent call last):</text:p>
      <text:p text:style-name="P1"><text:s text:c="2"/>File "find_no_owners.py", line 20, in &lt;module&gt;</text:p>
      <text:p text:style-name="P1"><text:s text:c="4"/>v = os.stat(ef_wp)</text:p>
      <text:p text:style-name="P1">OSError: [Errno 2] No such file or directory: '/home/sessitra/.mozilla/firefox/j03hr7o4.default/lock'</text:p>
      <text:p text:style-name="P1">sessitra@VTA010L:~$ ls -lrt home/sessitra/.mozilla/firefox/j03hr7o4.default/lockls: cannot access 'home/sessitra/.mozilla/firefox/j03hr7o4.default/lock': No such file or directory</text:p>
      <text:p text:style-name="P1">sessitra@VTA010L:~$ cd .mozilla/</text:p>
      <text:p text:style-name="P1"><text:soft-page-break/>extensions/ <text:s text:c="9"/>firefox/ <text:s text:c="12"/>systemextensionsdev/</text:p>
      <text:p text:style-name="P1">sessitra@VTA010L:~$ cd .mozilla/firefox/j03hr7o4.default/</text:p>
      <text:p text:style-name="P1">blocklists/ <text:s text:c="11"/>gmp/ <text:s text:c="18"/>sessionstore-backups/</text:p>
      <text:p text:style-name="P1">bookmarkbackups/ <text:s text:c="6"/>gmp-gmpopenh264/ <text:s text:c="6"/>storage/</text:p>
      <text:p text:style-name="P1">crashes/ <text:s text:c="14"/>minidumps/ <text:s text:c="12"/></text:p>
      <text:p text:style-name="P1">datareporting/ <text:s text:c="8"/>saved-telemetry-pings/ </text:p>
      <text:p text:style-name="P1">sessitra@VTA010L:~$ cd .mozilla/firefox/j03hr7o4.default/</text:p>
      <text:p text:style-name="P1">blocklists/ <text:s text:c="11"/>gmp/ <text:s text:c="18"/>sessionstore-backups/</text:p>
      <text:p text:style-name="P1">bookmarkbackups/ <text:s text:c="6"/>gmp-gmpopenh264/ <text:s text:c="6"/>storage/</text:p>
      <text:p text:style-name="P1">crashes/ <text:s text:c="14"/>minidumps/ <text:s text:c="12"/></text:p>
      <text:p text:style-name="P1">datareporting/ <text:s text:c="8"/>saved-telemetry-pings/ </text:p>
      <text:p text:style-name="P1">sessitra@VTA010L:~$ cd .mozilla/firefox/j03hr7o4.default/</text:p>
      <text:p text:style-name="P1">sessitra@VTA010L:~/.mozilla/firefox/j03hr7o4.default$ ls</text:p>
      <text:p text:style-name="P1">addons.json <text:s text:c="11"/>favicons.sqlite <text:s text:c="5"/>places.sqlite-wal</text:p>
      <text:p text:style-name="P1">addonStartup.json.lz4 <text:s/>favicons.sqlite-shm <text:s/>prefs.js</text:p>
      <text:p text:style-name="P1">AlternateServices.txt <text:s/>favicons.sqlite-wal <text:s/>saved-telemetry-pings</text:p>
      <text:p text:style-name="P1">blocklists <text:s text:c="12"/>formhistory.sqlite <text:s text:c="2"/>search.json.mozlz4</text:p>
      <text:p text:style-name="P1">blocklist.xml <text:s text:c="9"/>gmp <text:s text:c="17"/>SecurityPreloadState.txt</text:p>
      <text:p text:style-name="P1">bookmarkbackups <text:s text:c="7"/>gmp-gmpopenh264 <text:s text:c="5"/>sessionCheckpoints.json</text:p>
      <text:p text:style-name="P1">cert9.db <text:s text:c="14"/>handlers.json <text:s text:c="7"/>sessionstore-backups</text:p>
      <text:p text:style-name="P1">compatibility.ini <text:s text:c="5"/>key4.db <text:s text:c="13"/>SiteSecurityServiceState.txt</text:p>
      <text:p text:style-name="P1">containers.json <text:s text:c="7"/>kinto.sqlite <text:s text:c="8"/>storage</text:p>
      <text:p text:style-name="P1">content-prefs.sqlite <text:s text:c="2"/>lock <text:s text:c="16"/>storage.sqlite</text:p>
      <text:p text:style-name="P1">cookies.sqlite <text:s text:c="8"/>logins.json <text:s text:c="9"/>times.json</text:p>
      <text:p text:style-name="P1">cookies.sqlite-shm <text:s text:c="4"/>minidumps <text:s text:c="11"/>TRRBlacklist.txt</text:p>
      <text:p text:style-name="P1">cookies.sqlite-wal <text:s text:c="4"/>permissions.sqlite <text:s text:c="2"/>webappsstore.sqlite</text:p>
      <text:p text:style-name="P1">crashes <text:s text:c="15"/>pkcs11.txt <text:s text:c="10"/>webappsstore.sqlite-shm</text:p>
      <text:p text:style-name="P1">datareporting <text:s text:c="9"/>places.sqlite <text:s text:c="7"/>webappsstore.sqlite-wal</text:p>
      <text:p text:style-name="P1">extensions.json <text:s text:c="7"/>places.sqlite-shm <text:s text:c="3"/>xulstore.json</text:p>
      <text:p text:style-name="P1">sessitra@VTA010L:~/.mozilla/firefox/j03hr7o4.default$ ls -lrt lock</text:p>
      <text:p text:style-name="P1">lrwxrwxrwx 1 sessitra sessitra 15 Jun <text:s/>4 17:37 lock -&gt; 127.0.1.1:+3929</text:p>
      <text:p text:style-name="P1">sessitra@VTA010L:~/.mozilla/firefox/j03hr7o4.default$ cd ~</text:p>
      <text:p text:style-name="P1">sessitra@VTA010L:~$ vi find_no_owners.pysessitra@VTA010L:~$ python find_no_owners.py /home/sessitra/.mozilla/firefox/j03hr7o4.default/lock is a symbolic link and skipping....</text:p>
      <text:p text:style-name="P1">the file /home/sessitra/AVD_GUI/static/fil1.txt has no owner</text:p>
      <text:p text:style-name="P1">the file /home/sessitra/AVD_GUI/static/dir1/file1 has no owner</text:p>
      <text:p text:style-name="P1">the file /home/sessitra/AVD_GUI/static/dir1/file2 has no owner</text:p>
      <text:p text:style-name="P1">sessitra@VTA010L:~$ vi find_no_owners.py</text:p>
      <text:p text:style-name="P1">sessitra@VTA010L:~$ </text:p>
      <text:p text:style-name="P1">sessitra@VTA010L:~$ </text:p>
      <text:p text:style-name="P1"/>
      <text:p text:style-name="P1">ecodec.py', '_csv.py', '_codecs.py', '_curses_panel.py', '_string.py', 'parser.py', 'xxsubtype.py', '_gdbm.py', '_md5.py', 'fpectl.py', 'itertools.py', '_bz2.py', 'zlib.py', '_dbm.py', 'atexit.py', 'select.py', '_posixsubprocess.py', '_ctypes_test.py', '_pickle.py', '_codecs_jp.py', 'binascii.py', '_elementtree.py', '_sha512.py', 'array.py', 'resource.py', '_codecs_cn.py', 'gc.py', '_codecs_iso2022.py', 'readline.py', 'syslog.py', 'marshal.py', '_ast.py', 'audioop.py', '_codecs_hk.py', '_json.py', '_opcode.py', '_testcapi.py', '_datetime.py', '_testbuffer.py']</text:p>
      <text:p text:style-name="P1">./.PyCharmCE2018.1/system/LocalHistory</text:p>
      <text:p text:style-name="P1">[]</text:p>
      <text:p text:style-name="P1">['changes.storageData', 'changes.storageRecordIndex']</text:p>
      <text:p text:style-name="P1">./.PyCharmCE2018.1/system/tmp</text:p>
      <text:p text:style-name="P1">[]</text:p>
      <text:p text:style-name="P1"><text:soft-page-break/>['launcher_installer.sh']</text:p>
      <text:p text:style-name="P1">./.PyCharmCE2018.1/system/index</text:p>
      <text:p text:style-name="P1">['relaxsymbolindex', 'frameworkdetectionindex', 'todoindex', 'stubs', '.persistent', 'filetypes', 'fileincludes', 'filenameindex', 'idindex', 'schematypeinheritance', 'py.module.name', 'domfileindex', 'xmlnamespaces', 'xmlproperties', 'py.setuptools.namespace', 'html5.custom.attributes.index', 'xmltagnames', 'trigram.index', 'imagefileinfoindex']</text:p>
      <text:p text:style-name="P1">['rep.names.keystream.len', 'rep.names.len', 'indices.enum', 'registered', 'rep.names_i', 'rep.names.keystream', 'rep.names_i.len', 'rep.names']</text:p>
      <text:p text:style-name="P1">./.PyCharmCE2018.1/system/index/relaxsymbolindex</text:p>
      <text:p text:style-name="P1">[]</text:p>
      <text:p text:style-name="P1">['RelaxSymbolIndex.storage.len', 'RelaxSymbolIndex.storage', 'RelaxSymbolIndex_inputs', 'RelaxSymbolIndex_inputs.len', 'RelaxSymbolIndex.ver']</text:p>
      <text:p text:style-name="P1">./.PyCharmCE2018.1/system/index/frameworkdetectionindex</text:p>
      <text:p text:style-name="P1">[]</text:p>
      <text:p text:style-name="P1">['FrameworkDetectionIndex.storage', 'FrameworkDetectionIndex_inputs.len', 'FrameworkDetectionIndex.ver', 'FrameworkDetectionIndex_inputs', 'FrameworkDetectionIndex.storage.len']</text:p>
      <text:p text:style-name="P1">./.PyCharmCE2018.1/system/index/todoindex</text:p>
      <text:p text:style-name="P1">[]</text:p>
      <text:p text:style-name="P1">['TodoIndex.storage.len', 'TodoIndex.ver', 'fileIdToHashId_i', 'fileIdToHashId', 'fileIdToHashId.len', 'fileIdToHashId_i.len', 'TodoIndex.storage']</text:p>
      <text:p text:style-name="P1">./.PyCharmCE2018.1/system/index/stubs</text:p>
      <text:p text:style-name="P1">['py.function.shortname', '.fileTypes', 'python.decorator', 'dom.elementclass', 'dom.namespacekey', 'py.class.shortname', 'py.class.super', 'py.variable.shortname', '.versions', 'py.class.attributes', 'properties.index', 'py.class.shortnameinsensitive']</text:p>
      <text:p text:style-name="P1">['Stubs.storage', 'Stubs.storage_i', 'Stubs_inputs', 'Stubs.storage_i.len', 'Stubs_inputs.values.s', 'Stubs_inputs.values.at', 'Stubs.storage.values.s', 'Stubs_inputs.values', 'Stubs_inputs_i.len', 'Stubs.storage.len', 'Stubs.ver', 'Stubs.storage.values.at', 'Stubs.storage.values', 'Stubs_inputs.len', 'Stubs_inputs_i']</text:p>
      <text:p text:style-name="P1">./.PyCharmCE2018.1/system/index/stubs/py.function.shortname</text:p>
      <text:p text:style-name="P1">[]</text:p>
      <text:p text:style-name="P1">['Py.function.shortName.storage.len', 'Py.function.shortName.storage.keystream.len', 'Py.function.shortName.storage_i.len', 'Py.function.shortName.storage.values.s', 'Py.function.shortName.storage', 'Py.function.shortName.storage.values.at', 'Py.function.shortName.storage_i', 'Py.function.shortName.storage.values', 'Py.function.shortName.storage.keystream']</text:p>
      <text:p text:style-name="P1">./.PyCharmCE2018.1/system/index/stubs/.fileTypes</text:p>
      <text:p text:style-name="P1">[]</text:p>
      <text:p text:style-name="P1">['indexed_filetypes']</text:p>
      <text:p text:style-name="P1">./.PyCharmCE2018.1/system/index/stubs/python.decorator</text:p>
      <text:p text:style-name="P1">[]</text:p>
      <text:p text:style-name="P1">['Python.Decorator.storage_i', 'Python.Decorator.storage.len', 'Python.Decorator.storage.values.at', 'Python.Decorator.storage.keystream.len', 'Python.Decorator.storage_i.len', 'Python.Decorator.storage.keystream', 'Python.Decorator.storage']</text:p>
      <text:p text:style-name="P1">./.PyCharmCE2018.1/system/index/stubs/dom.elementclass</text:p>
      <text:p text:style-name="P1">[]</text:p>
      <text:p text:style-name="P1">['dom.elementClass.storage.len', 'dom.elementClass.storage']</text:p>
      <text:p text:style-name="P1">./.PyCharmCE2018.1/system/index/stubs/dom.namespacekey</text:p>
      <text:p text:style-name="P1">[]</text:p>
      <text:p text:style-name="P1">['dom.namespaceKey.storage', 'dom.namespaceKey.storage.len']</text:p>
      <text:p text:style-name="P1">./.PyCharmCE2018.1/system/index/stubs/py.class.shortname</text:p>
      <text:p text:style-name="P1">[]</text:p>
      <text:p text:style-name="P1"><text:soft-page-break/>['Py.class.shortName.storage.values.s', 'Py.class.shortName.storage_i.len', 'Py.class.shortName.storage_i', 'Py.class.shortName.storage.len', 'Py.class.shortName.storage.keystream.len', 'Py.class.shortName.storage', 'Py.class.shortName.storage.keystream', 'Py.class.shortName.storage.values.at', 'Py.class.shortName.storage.values']</text:p>
      <text:p text:style-name="P1">./.PyCharmCE2018.1/system/index/stubs/py.class.super</text:p>
      <text:p text:style-name="P1">[]</text:p>
      <text:p text:style-name="P1">['Py.class.super.storage.len', 'Py.class.super.storage_i', 'Py.class.super.storage', 'Py.class.super.storage.values.at', 'Py.class.super.storage.keystream', 'Py.class.super.storage.keystream.len', 'Py.class.super.storage_i.len']</text:p>
      <text:p text:style-name="P1">./.PyCharmCE2018.1/system/index/stubs/py.variable.shortname</text:p>
      <text:p text:style-name="P1">[]</text:p>
      <text:p text:style-name="P1">['Py.variable.shortName.storage.keystream.len', 'Py.variable.shortName.storage.values', 'Py.variable.shortName.storage.len', 'Py.variable.shortName.storage_i.len', 'Py.variable.shortName.storage', 'Py.variable.shortName.storage_i', 'Py.variable.shortName.storage.values.s', 'Py.variable.shortName.storage.values.at', 'Py.variable.shortName.storage.keystream']</text:p>
      <text:p text:style-name="P1">./.PyCharmCE2018.1/system/index/stubs/.versions</text:p>
      <text:p text:style-name="P1">[]</text:p>
      <text:p text:style-name="P1">['Py.function.shortName.ver', 'Py.class.attributes.ver', 'Py.class.super.ver', 'Py.variable.shortName.ver', 'Py.class.shortNameInsensitive.ver', 'properties.index.ver', 'Py.class.shortName.ver', 'dom.elementClass.ver', 'dom.namespaceKey.ver', 'Python.Decorator.ver']</text:p>
      <text:p text:style-name="P1">./.PyCharmCE2018.1/system/index/stubs/py.class.attributes</text:p>
      <text:p text:style-name="P1">[]</text:p>
      <text:p text:style-name="P1">['Py.class.attributes.storage_i.len', 'Py.class.attributes.storage.values', 'Py.class.attributes.storage.values.s', 'Py.class.attributes.storage_i', 'Py.class.attributes.storage.values.at', 'Py.class.attributes.storage', 'Py.class.attributes.storage.keystream', 'Py.class.attributes.storage.keystream.len', 'Py.class.attributes.storage.len']</text:p>
      <text:p text:style-name="P1">./.PyCharmCE2018.1/system/index/stubs/properties.index</text:p>
      <text:p text:style-name="P1">[]</text:p>
      <text:p text:style-name="P1">['properties.index.storage.keystream', 'properties.index.storage.values.at', 'properties.index.storage', 'properties.index.storage_i.len', 'properties.index.storage.len', 'properties.index.storage_i', 'properties.index.storage.keystream.len']</text:p>
      <text:p text:style-name="P1">./.PyCharmCE2018.1/system/index/stubs/py.class.shortnameinsensitive</text:p>
      <text:p text:style-name="P1">[]</text:p>
      <text:p text:style-name="P1">['Py.class.shortNameInsensitive.storage.values.s', 'Py.class.shortNameInsensitive.storage.keystream', 'Py.class.shortNameInsensitive.storage.values.at', 'Py.class.shortNameInsensitive.storage.keystream.len', 'Py.class.shortNameInsensitive.storage', 'Py.class.shortNameInsensitive.storage_i.len', 'Py.class.shortNameInsensitive.storage_i', 'Py.class.shortNameInsensitive.storage.len', 'Py.class.shortNameInsensitive.storage.values']</text:p>
      <text:p text:style-name="P1">./.PyCharmCE2018.1/system/index/.persistent</text:p>
      <text:p text:style-name="P1">['todoindex', 'prebuilt', 'idindex', 'trigram.index']</text:p>
      <text:p text:style-name="P1">['hashesWithFileType.len', 'hashesWithFileType_i.len', 'hashesWithFileType', 'hashesWithFileType_i', 'hashesWithFileType.keystream', 'hashesWithFileType.keystream.len']</text:p>
      <text:p text:style-name="P1">./.PyCharmCE2018.1/system/index/.persistent/todoindex</text:p>
      <text:p text:style-name="P1">[]</text:p>
      <text:p text:style-name="P1">['values', 'values.len', 'values_i.len', 'values_i', 'values.values.at']</text:p>
      <text:p text:style-name="P1">./.PyCharmCE2018.1/system/index/.persistent/prebuilt</text:p>
      <text:p text:style-name="P1">['Python']</text:p>
      <text:p text:style-name="P1">[]</text:p>
      <text:p text:style-name="P1"><text:soft-page-break/>./.PyCharmCE2018.1/system/index/.persistent/prebuilt/Python</text:p>
      <text:p text:style-name="P1">[]</text:p>
      <text:p text:style-name="P1">['id-index.input_i', 'id-index.input.values.at', 'sdk-stubs.input_i.len', 'id-index.input.keystream', 'id-index.input.len', 'sdk-stubs.names_i.len', 'id-index.input.keystream.len', 'id-index.input.values.s', 'sdk-stubs.input.values.s', 'sdk-stubs.names', 'sdk-stubs.input.keystream', 'sdk-stubs.input.values', 'sdk-stubs.input', 'sdk-stubs.names.keystream', 'id-index.input_i.len', 'sdk-stubs.names.keystream.len', 'sdk-stubs.input_i', 'sdk-stubs.input.values.at', 'sdk-stubs.version', 'sdk-stubs.input.keystream.len', 'sdk-stubs.names.len', 'id-index.input', 'id-index.input.values', 'sdk-stubs.input.len', 'sdk-stubs.names_i']</text:p>
      <text:p text:style-name="P1">./.PyCharmCE2018.1/system/index/.persistent/idindex</text:p>
      <text:p text:style-name="P1">[]</text:p>
      <text:p text:style-name="P1">['values', 'values.len', 'values_i.len', 'values_i', 'values.values.s', 'values.values.at', 'values.values']</text:p>
      <text:p text:style-name="P1">./.PyCharmCE2018.1/system/index/.persistent/trigram.index</text:p>
      <text:p text:style-name="P1">[]</text:p>
      <text:p text:style-name="P1">['values', 'values.len', 'values_i.len', 'values_i', 'values.values.s', 'values.values.at', 'values.values']</text:p>
      <text:p text:style-name="P1">./.PyCharmCE2018.1/system/index/filetypes</text:p>
      <text:p text:style-name="P1">[]</text:p>
      <text:p text:style-name="P1">['filetypes.storage.keystream', 'filetypes.storage_i', 'filetypes.ver', 'filetypes_inputs', 'filetypes_inputs.values.at', 'filetypes_inputs_i', 'filetypes_inputs_i.len', 'filetypes.storage.values.at', 'filetypes.storage.len', 'filetypes_inputs.values', 'filetypes.storage', 'filetypes_inputs.values.s', 'filetypes.storage.keystream.len', 'filetypes_inputs.len', 'filetypes.storage_i.len']</text:p>
      <text:p text:style-name="P1">./.PyCharmCE2018.1/system/index/fileincludes</text:p>
      <text:p text:style-name="P1">[]</text:p>
      <text:p text:style-name="P1">['fileIncludes.ver', 'fileIncludes.storage', 'fileIncludes_inputs', 'fileIncludes.storage.len', 'fileIncludes_inputs.len']</text:p>
      <text:p text:style-name="P1">./.PyCharmCE2018.1/system/index/filenameindex</text:p>
      <text:p text:style-name="P1">[]</text:p>
      <text:p text:style-name="P1">['FilenameIndex.storage.keystream', 'FilenameIndex.storage.keystream.len', 'FilenameIndex_inputs_i', 'FilenameIndex.storage_i.len', 'FilenameIndex_inputs.values.s', 'FilenameIndex_inputs.values.at', 'FilenameIndex.storage', 'FilenameIndex_inputs.values', 'FilenameIndex_inputs.len', 'FilenameIndex_inputs', 'FilenameIndex.storage.values.at', 'FilenameIndex_inputs_i.len', 'FilenameIndex.project.len', 'FilenameIndex.project', 'FilenameIndex.storage_i', 'FilenameIndex.ver', 'FilenameIndex.storage.len']</text:p>
      <text:p text:style-name="P1">./.PyCharmCE2018.1/system/index/idindex</text:p>
      <text:p text:style-name="P1">[]</text:p>
      <text:p text:style-name="P1">['IdIndex.storage_i', 'IdIndex.storage.len', 'IdIndex.storage.values.s', 'IdIndex.storage.values.at', 'IdIndex.ver', 'IdIndex.storage.values', 'fileIdToHashId_i', 'fileIdToHashId', 'fileIdToHashId.len', 'IdIndex.storage', 'fileIdToHashId_i.len', 'IdIndex.storage_i.len']</text:p>
      <text:p text:style-name="P1">./.PyCharmCE2018.1/system/index/schematypeinheritance</text:p>
      <text:p text:style-name="P1">[]</text:p>
      <text:p text:style-name="P1">['SchemaTypeInheritance_inputs.values.at', 'SchemaTypeInheritance.storage.len', 'SchemaTypeInheritance.storage.keystream', 'SchemaTypeInheritance_inputs.len', 'SchemaTypeInheritance_inputs_i.len', 'SchemaTypeInheritance.storage_i', 'SchemaTypeInheritance.storage.values.at', 'SchemaTypeInheritance.storage.keystream.len', 'SchemaTypeInheritance_inputs_i', 'SchemaTypeInheritance.storage', 'SchemaTypeInheritance_inputs', 'SchemaTypeInheritance.ver', 'SchemaTypeInheritance.storage_i.len']</text:p>
      <text:p text:style-name="P1">./.PyCharmCE2018.1/system/index/py.module.name</text:p>
      <text:p text:style-name="P1">[]</text:p>
      <text:p text:style-name="P1">['Py.module.name.storage.keystream', 'Py.module.name.storage.keystream.len', 'Py.module.name_inputs.values.at', 'Py.module.name.storage', 'Py.module.name.storage.values.at', 'Py.module.name_inputs.len', 'Py.module.name.storage.len', 'Py.module.name_inputs_i', <text:soft-page-break/>'Py.module.name.storage_i', 'Py.module.name.storage_i.len', 'Py.module.name.ver', 'Py.module.name_inputs', 'Py.module.name_inputs_i.len']</text:p>
      <text:p text:style-name="P1">./.PyCharmCE2018.1/system/index/domfileindex</text:p>
      <text:p text:style-name="P1">[]</text:p>
      <text:p text:style-name="P1">['DomFileIndex.storage_i', 'DomFileIndex.storage.keystream', 'DomFileIndex_inputs_i.len', 'DomFileIndex.storage.keystream.len', 'DomFileIndex.storage', 'DomFileIndex.storage_i.len', 'DomFileIndex_inputs_i', 'DomFileIndex_inputs', 'DomFileIndex_inputs.values.at', 'DomFileIndex_inputs.len', 'DomFileIndex.storage.len', 'DomFileIndex.ver', 'DomFileIndex.storage.values.at']</text:p>
      <text:p text:style-name="P1">./.PyCharmCE2018.1/system/index/xmlnamespaces</text:p>
      <text:p text:style-name="P1">[]</text:p>
      <text:p text:style-name="P1">['XmlNamespaces.storage_i', 'XmlNamespaces.storage.len', 'XmlNamespaces.storage', 'XmlNamespaces.storage.keystream.len', 'XmlNamespaces_inputs.values.at', 'XmlNamespaces_inputs_i', 'XmlNamespaces.storage.values.at', 'XmlNamespaces.ver', 'XmlNamespaces.storage_i.len', 'XmlNamespaces_inputs_i.len', 'XmlNamespaces.storage.keystream', 'XmlNamespaces_inputs.len', 'XmlNamespaces_inputs']</text:p>
      <text:p text:style-name="P1">./.PyCharmCE2018.1/system/index/xmlproperties</text:p>
      <text:p text:style-name="P1">[]</text:p>
      <text:p text:style-name="P1">['xmlProperties.storage.len', 'xmlProperties_inputs', 'xmlProperties.storage', 'xmlProperties_inputs.len', 'xmlProperties.ver']</text:p>
      <text:p text:style-name="P1">./.PyCharmCE2018.1/system/index/py.setuptools.namespace</text:p>
      <text:p text:style-name="P1">[]</text:p>
      <text:p text:style-name="P1">['Py.setuptools.namespace_inputs', 'Py.setuptools.namespace.storage.len', 'Py.setuptools.namespace.ver', 'Py.setuptools.namespace_inputs.len', 'Py.setuptools.namespace.storage']</text:p>
      <text:p text:style-name="P1">./.PyCharmCE2018.1/system/index/html5.custom.attributes.index</text:p>
      <text:p text:style-name="P1">[]</text:p>
      <text:p text:style-name="P1">['html5.custom.attributes.index.ver', 'html5.custom.attributes.index.storage', 'html5.custom.attributes.index.storage.len', 'html5.custom.attributes.index_inputs', 'html5.custom.attributes.index_inputs.len']</text:p>
      <text:p text:style-name="P1">./.PyCharmCE2018.1/system/index/xmltagnames</text:p>
      <text:p text:style-name="P1">[]</text:p>
      <text:p text:style-name="P1">['XmlTagNames.storage_i', 'XmlTagNames.storage_i.len', 'XmlTagNames_inputs.len', 'XmlTagNames.storage.keystream.len', 'XmlTagNames.storage.len', 'XmlTagNames.storage', 'XmlTagNames_inputs', 'XmlTagNames.storage.keystream', 'XmlTagNames.storage.values.at', 'XmlTagNames_inputs_i.len', 'XmlTagNames_inputs.values.at', 'XmlTagNames_inputs_i', 'XmlTagNames.ver']</text:p>
      <text:p text:style-name="P1">./.PyCharmCE2018.1/system/index/trigram.index</text:p>
      <text:p text:style-name="P1">[]</text:p>
      <text:p text:style-name="P1">['Trigram.Index.storage_i.len', 'Trigram.Index.storage.len', 'Trigram.Index.storage.values', 'Trigram.Index.storage.values.at', 'Trigram.Index.storage_i', 'Trigram.Index.storage.values.s', 'fileIdToHashId_i', 'Trigram.Index.ver', 'fileIdToHashId', 'fileIdToHashId.len', 'Trigram.Index.storage', 'fileIdToHashId_i.len']</text:p>
      <text:p text:style-name="P1">./.PyCharmCE2018.1/system/index/imagefileinfoindex</text:p>
      <text:p text:style-name="P1">[]</text:p>
      <text:p text:style-name="P1">['ImageFileInfoIndex_inputs_i.len', 'ImageFileInfoIndex.storage', 'ImageFileInfoIndex_inputs.values.at', 'ImageFileInfoIndex.storage.values.at', 'ImageFileInfoIndex_inputs', 'ImageFileInfoIndex.ver', 'ImageFileInfoIndex.storage_i.len', 'ImageFileInfoIndex.storage_i', 'ImageFileInfoIndex_inputs.len', 'ImageFileInfoIndex_inputs_i', 'ImageFileInfoIndex.storage.len']</text:p>
      <text:p text:style-name="P1">./.PyCharmCE2018.1/system/python_packages</text:p>
      <text:p text:style-name="P1">[]</text:p>
      <text:p text:style-name="P1"><text:soft-page-break/>['pypi-cache.json']</text:p>
      <text:p text:style-name="P1">./.PyCharmCE2018.1/system/httpFileSystem</text:p>
      <text:p text:style-name="P1">[]</text:p>
      <text:p text:style-name="P1">[]</text:p>
      <text:p text:style-name="P1">./.PyCharmCE2018.1/system/extResources</text:p>
      <text:p text:style-name="P1">[]</text:p>
      <text:p text:style-name="P1">[]</text:p>
      <text:p text:style-name="P1">./.PyCharmCE2018.1/system/caches</text:p>
      <text:p text:style-name="P1">[]</text:p>
      <text:p text:style-name="P1">['records.dat', 'names.dat_i', 'names.dat.keystream', 'names.dat_i.len', 'content.dat.storageRecordIndex', 'contentHashes.dat', 'contentHashes.dat.keystream.len', 'attrib.dat.storageData', 'names.dat.keystream.len', 'contentHashes.dat.keystream', 'attrib.dat.storageRecordIndex', 'records.dat.len', 'content.dat.storageData', 'contentHashes.dat.len', 'vfs_enum_attrib.dat', 'contentHashes.dat_i', 'names.dat.len', 'names.dat', 'contentHashes.dat_i.len']</text:p>
      <text:p text:style-name="P1">./.PyCharmCE2018.1/system/log</text:p>
      <text:p text:style-name="P1">['threadDumps-freeze-20180430-182903-PC-181.4668.75-7sec', 'threadDumps-freeze-20180430-182754-PC-181.4668.75-12sec']</text:p>
      <text:p text:style-name="P1">['idea.log']</text:p>
      <text:p text:style-name="P1">./.PyCharmCE2018.1/system/log/threadDumps-freeze-20180430-182903-PC-181.4668.75-7sec</text:p>
      <text:p text:style-name="P1">[]</text:p>
      <text:p text:style-name="P1">['threadDump-20180430-182909.txt']</text:p>
      <text:p text:style-name="P1">./.PyCharmCE2018.1/system/log/threadDumps-freeze-20180430-182754-PC-181.4668.75-12sec</text:p>
      <text:p text:style-name="P1">[]</text:p>
      <text:p text:style-name="P1">['threadDump-20180430-182800.txt', 'threadDump-20180430-182805.txt']</text:p>
      <text:p text:style-name="P1">./.PyCharmCE2018.1/config</text:p>
      <text:p text:style-name="P1">['tasks', 'codestyles', 'plugins', 'options']</text:p>
      <text:p text:style-name="P1">['port.lock', 'port']</text:p>
      <text:p text:style-name="P1">./.PyCharmCE2018.1/config/tasks</text:p>
      <text:p text:style-name="P1">[]</text:p>
      <text:p text:style-name="P1">['Demo_Login.contexts.zip', 'Demo_Login.tasks.zip']</text:p>
      <text:p text:style-name="P1">./.PyCharmCE2018.1/config/codestyles</text:p>
      <text:p text:style-name="P1">[]</text:p>
      <text:p text:style-name="P1">['Default.xml']</text:p>
      <text:p text:style-name="P1">./.PyCharmCE2018.1/config/plugins</text:p>
      <text:p text:style-name="P1">[]</text:p>
      <text:p text:style-name="P1">['extensions.xml', 'availables.xml.etag', 'availables.xml']</text:p>
      <text:p text:style-name="P1">./.PyCharmCE2018.1/config/options</text:p>
      <text:p text:style-name="P1">[]</text:p>
      <text:p text:style-name="P1">['py_sdk_settings.xml', 'window.manager.xml', 'packages.xml', 'recentProjectDirectories.xml', 'jdk.table.xml', 'options.xml', 'stubIndex.xml', 'editor.codeinsight.xml', 'filetypes.xml', 'images.support.xml', 'laf.xml', 'usage.statistics.xml', 'debugger.xml', 'updates.xml', 'dimensions.xml']</text:p>
      <text:p text:style-name="P1">./Videos</text:p>
      <text:p text:style-name="P1">[]</text:p>
      <text:p text:style-name="P1">[]</text:p>
      <text:p text:style-name="P1">./.gconf</text:p>
      <text:p text:style-name="P1">[]</text:p>
      <text:p text:style-name="P1">[]</text:p>
      <text:p text:style-name="P1">./23-05-2018</text:p>
      <text:p text:style-name="P1">[]</text:p>
      <text:p text:style-name="P1">['link', 'Basics', 'xml', 'url_doc.odt', 'Python Topics', 'usa_cds.py']</text:p>
      <text:p text:style-name="P1">./Desktop</text:p>
      <text:p text:style-name="P1"><text:soft-page-break/>['audio_may', 'Gst']</text:p>
      <text:p text:style-name="P1">['Shravani_Presentation_May.pptx', 'may_presentation.odp']</text:p>
      <text:p text:style-name="P1">./Desktop/audio_may</text:p>
      <text:p text:style-name="P1">[]</text:p>
      <text:p text:style-name="P1">['MAY_sainath_presentation.pptx', 'Mallikarjun-Presentation _May -ppt.pptx']</text:p>
      <text:p text:style-name="P1">./Desktop/Gst</text:p>
      <text:p text:style-name="P1">[]</text:p>
      <text:p text:style-name="P1">['puspa1_Presentation_May.pptx', 'puspa_Presentation_May.pptx', 'Ramya_Presentation_May.pptx', 'nitesh_May.ppt', 'SandeepReddy_Presentation_May.pptx']</text:p>
      <text:p text:style-name="P1">./.ssh</text:p>
      <text:p text:style-name="P1">[]</text:p>
      <text:p text:style-name="P1">['known_hosts']</text:p>
      <text:p text:style-name="P1">./Documents</text:p>
      <text:p text:style-name="P1">[]</text:p>
      <text:p text:style-name="P1">['telnet_demo.py', 'session9']</text:p>
      <text:p text:style-name="P1">./Login</text:p>
      <text:p text:style-name="P1">['templates']</text:p>
      <text:p text:style-name="P1">['login.py']</text:p>
      <text:p text:style-name="P1">./Login/templates</text:p>
      <text:p text:style-name="P1">[]</text:p>
      <text:p text:style-name="P1">['success.html', 'login.html', 'error.html', 'create_user_error.html', 'create_user_success.html', 'signup.html']</text:p>
      <text:p text:style-name="P1">./Music</text:p>
      <text:p text:style-name="P1">[]</text:p>
      <text:p text:style-name="P1">[]</text:p>
      <text:p text:style-name="P1">./.mozilla</text:p>
      <text:p text:style-name="P1">['systemextensionsdev', 'extensions', 'firefox']</text:p>
      <text:p text:style-name="P1">[]</text:p>
      <text:p text:style-name="P1">./.mozilla/systemextensionsdev</text:p>
      <text:p text:style-name="P1">[]</text:p>
      <text:p text:style-name="P1">[]</text:p>
      <text:p text:style-name="P1">./.mozilla/extensions</text:p>
      <text:p text:style-name="P1">[]</text:p>
      <text:p text:style-name="P1">[]</text:p>
      <text:p text:style-name="P1">./.mozilla/firefox</text:p>
      <text:p text:style-name="P1">['j03hr7o4.default', 'Pending Pings', 'Crash Reports']</text:p>
      <text:p text:style-name="P1">['profiles.ini']</text:p>
      <text:p text:style-name="P1">./.mozilla/firefox/j03hr7o4.default</text:p>
      <text:p text:style-name="P1">['storage', 'minidumps', 'blocklists', 'sessionstore-backups', 'gmp-gmpopenh264', 'saved-telemetry-pings', 'crashes', 'bookmarkbackups', 'datareporting', 'gmp']</text:p>
      <text:p text:style-name="P1">['sessionstore.jsonlz4', 'places.sqlite', 'permissions.sqlite', 'logins.json', 'formhistory.sqlite', 'blocklist.xml', 'cookies.sqlite', 'addonStartup.json.lz4', 'prefs.js', 'handlers.json', 'AlternateServices.txt', 'addons.json', 'pkcs11.txt', 'compatibility.ini', 'TRRBlacklist.txt', 'sessionCheckpoints.json', 'content-prefs.sqlite', 'search.json.mozlz4', 'xulstore.json', 'kinto.sqlite', 'SiteSecurityServiceState.txt', 'cert9.db', '.parentlock', 'containers.json', 'times.json', 'key4.db', 'SecurityPreloadState.txt', 'extensions.json', 'storage.sqlite', 'webappsstore.sqlite', 'favicons.sqlite']</text:p>
      <text:p text:style-name="P1">./.mozilla/firefox/j03hr7o4.default/storage</text:p>
      <text:p text:style-name="P1">['temporary', 'permanent', 'default']</text:p>
      <text:p text:style-name="P1">[]</text:p>
      <text:p text:style-name="P1">./.mozilla/firefox/j03hr7o4.default/storage/temporary</text:p>
      <text:p text:style-name="P1">[]</text:p>
      <text:p text:style-name="P1">[]</text:p>
      <text:p text:style-name="P1"><text:soft-page-break/>./.mozilla/firefox/j03hr7o4.default/storage/permanent</text:p>
      <text:p text:style-name="P1">['chrome']</text:p>
      <text:p text:style-name="P1">[]</text:p>
      <text:p text:style-name="P1">./.mozilla/firefox/j03hr7o4.default/storage/permanent/chrome</text:p>
      <text:p text:style-name="P1">['idb']</text:p>
      <text:p text:style-name="P1">['.metadata', '.metadata-v2']</text:p>
      <text:p text:style-name="P1">./.mozilla/firefox/j03hr7o4.default/storage/permanent/chrome/idb</text:p>
      <text:p text:style-name="P1">['2918063365piupsah.files', '1657114595AmcateirvtiSty.files', '3561288849sdhlie.files']</text:p>
      <text:p text:style-name="P1">['2918063365piupsah.sqlite', '1657114595AmcateirvtiSty.sqlite', '3561288849sdhlie.sqlite']</text:p>
      <text:p text:style-name="P1">./.mozilla/firefox/j03hr7o4.default/storage/permanent/chrome/idb/2918063365piupsah.files</text:p>
      <text:p text:style-name="P1">[]</text:p>
      <text:p text:style-name="P1">[]</text:p>
      <text:p text:style-name="P1">./.mozilla/firefox/j03hr7o4.default/storage/permanent/chrome/idb/1657114595AmcateirvtiSty.files</text:p>
      <text:p text:style-name="P1">[]</text:p>
      <text:p text:style-name="P1">[]</text:p>
      <text:p text:style-name="P1">./.mozilla/firefox/j03hr7o4.default/storage/permanent/chrome/idb/3561288849sdhlie.files</text:p>
      <text:p text:style-name="P1">[]</text:p>
      <text:p text:style-name="P1">[]</text:p>
      <text:p text:style-name="P1">./.mozilla/firefox/j03hr7o4.default/storage/default</text:p>
      <text:p text:style-name="P1">['moz-safe-about+home', 'https+++in.yahoo.com', 'about+newtab']</text:p>
      <text:p text:style-name="P1">[]</text:p>
      <text:p text:style-name="P1">./.mozilla/firefox/j03hr7o4.default/storage/default/moz-safe-about+home</text:p>
      <text:p text:style-name="P1">['idb']</text:p>
      <text:p text:style-name="P1">['.metadata', '.metadata-v2']</text:p>
      <text:p text:style-name="P1">./.mozilla/firefox/j03hr7o4.default/storage/default/moz-safe-about+home/idb</text:p>
      <text:p text:style-name="P1">['3312185054sbndi_pspte.files']</text:p>
      <text:p text:style-name="P1">['3312185054sbndi_pspte.sqlite']</text:p>
      <text:p text:style-name="P1">./.mozilla/firefox/j03hr7o4.default/storage/default/moz-safe-about+home/idb/3312185054sbndi_pspte.files</text:p>
      <text:p text:style-name="P1">[]</text:p>
      <text:p text:style-name="P1">[]</text:p>
      <text:p text:style-name="P1">./.mozilla/firefox/j03hr7o4.default/storage/default/https+++in.yahoo.com</text:p>
      <text:p text:style-name="P1">['idb']</text:p>
      <text:p text:style-name="P1">['.metadata', '.metadata-v2']</text:p>
      <text:p text:style-name="P1">./.mozilla/firefox/j03hr7o4.default/storage/default/https+++in.yahoo.com/idb</text:p>
      <text:p text:style-name="P1">['301792106ttes.files']</text:p>
      <text:p text:style-name="P1">['301792106ttes.sqlite']</text:p>
      <text:p text:style-name="P1">./.mozilla/firefox/j03hr7o4.default/storage/default/https+++in.yahoo.com/idb/301792106ttes.files</text:p>
      <text:p text:style-name="P1">[]</text:p>
      <text:p text:style-name="P1">[]</text:p>
      <text:p text:style-name="P1">./.mozilla/firefox/j03hr7o4.default/storage/default/about+newtab</text:p>
      <text:p text:style-name="P1">['idb']</text:p>
      <text:p text:style-name="P1">['.metadata', '.metadata-v2']</text:p>
      <text:p text:style-name="P1">./.mozilla/firefox/j03hr7o4.default/storage/default/about+newtab/idb</text:p>
      <text:p text:style-name="P1">['3312185054sbndi_pspte.files']</text:p>
      <text:p text:style-name="P1">['3312185054sbndi_pspte.sqlite']</text:p>
      <text:p text:style-name="P1">./.mozilla/firefox/j03hr7o4.default/storage/default/about+newtab/idb/3312185054sbndi_pspte.files</text:p>
      <text:p text:style-name="P1">[]</text:p>
      <text:p text:style-name="P1">[]</text:p>
      <text:p text:style-name="P1">./.mozilla/firefox/j03hr7o4.default/minidumps</text:p>
      <text:p text:style-name="P1">[]</text:p>
      <text:p text:style-name="P1">[]</text:p>
      <text:p text:style-name="P1"><text:soft-page-break/>./.mozilla/firefox/j03hr7o4.default/blocklists</text:p>
      <text:p text:style-name="P1">[]</text:p>
      <text:p text:style-name="P1">['plugins.json', 'addons.json']</text:p>
      <text:p text:style-name="P1">./.mozilla/firefox/j03hr7o4.default/sessionstore-backups</text:p>
      <text:p text:style-name="P1">[]</text:p>
      <text:p text:style-name="P1">['upgrade.jsonlz4-20180517113820', 'previous.jsonlz4', 'upgrade.jsonlz4-20180404120016']</text:p>
      <text:p text:style-name="P1">./.mozilla/firefox/j03hr7o4.default/gmp-gmpopenh264</text:p>
      <text:p text:style-name="P1">['1.7.1']</text:p>
      <text:p text:style-name="P1">[]</text:p>
      <text:p text:style-name="P1">./.mozilla/firefox/j03hr7o4.default/gmp-gmpopenh264/1.7.1</text:p>
      <text:p text:style-name="P1">[]</text:p>
      <text:p text:style-name="P1">['libgmpopenh264.so', 'gmpopenh264.info']</text:p>
      <text:p text:style-name="P1">./.mozilla/firefox/j03hr7o4.default/saved-telemetry-pings</text:p>
      <text:p text:style-name="P1">[]</text:p>
      <text:p text:style-name="P1">['5ffec350-6c29-404e-ba97-a83c6ecf2e53']</text:p>
      <text:p text:style-name="P1">./.mozilla/firefox/j03hr7o4.default/crashes</text:p>
      <text:p text:style-name="P1">['events']</text:p>
      <text:p text:style-name="P1">['store.json.mozlz4']</text:p>
      <text:p text:style-name="P1">./.mozilla/firefox/j03hr7o4.default/crashes/events</text:p>
      <text:p text:style-name="P1">[]</text:p>
      <text:p text:style-name="P1">[]</text:p>
      <text:p text:style-name="P1">./.mozilla/firefox/j03hr7o4.default/bookmarkbackups</text:p>
      <text:p text:style-name="P1">[]</text:p>
      <text:p text:style-name="P1">['bookmarks-2018-05-30_19_s03Ba7lp6tF6BPW-qpq+Vg==.jsonlz4']</text:p>
      <text:p text:style-name="P1">./.mozilla/firefox/j03hr7o4.default/datareporting</text:p>
      <text:p text:style-name="P1">['archived']</text:p>
      <text:p text:style-name="P1">['session-state.json', 'state.json']</text:p>
      <text:p text:style-name="P1">./.mozilla/firefox/j03hr7o4.default/datareporting/archived</text:p>
      <text:p text:style-name="P1">['2018-04', '2018-05']</text:p>
      <text:p text:style-name="P1">[]</text:p>
      <text:p text:style-name="P1">./.mozilla/firefox/j03hr7o4.default/datareporting/archived/2018-04</text:p>
      <text:p text:style-name="P1">[]</text:p>
      <text:p text:style-name="P1">['1524820605920.9f35a90a-e3e6-4066-a011-3039b14bd5f1.first-shutdown.jsonlz4', '1524820605884.3683dea7-5924-4332-912b-65a8b202286e.new-profile.jsonlz4', '1524820605918.d8978fd6-8c70-4fe1-84b5-fdbe8493a6aa.main.jsonlz4', '1524832845454.2e23241a-9684-44b1-809a-c374baac5f38.modules.jsonlz4', '1524834070434.2c5129c9-1033-40f3-ba4d-55544970ce7f.main.jsonlz4']</text:p>
      <text:p text:style-name="P1">./.mozilla/firefox/j03hr7o4.default/datareporting/archived/2018-05</text:p>
      <text:p text:style-name="P1">[]</text:p>
      <text:p text:style-name="P1">['1527532200083.50a732cf-4af8-432d-8d5c-be8900225ba4.main.jsonlz4', '1526495400034.b537d538-1a46-43fc-869f-1c6b2606293e.main.jsonlz4', '1525951715918.a81f7706-4f5c-4a9e-a81c-f2a26ee36285.main.jsonlz4', '1525199400142.a9b625c2-57c9-44fb-9ab1-ba060eb5941b.main.jsonlz4', '1527686799936.5ffec350-6c29-404e-ba97-a83c6ecf2e53.main.jsonlz4', '1525804200076.363fe679-ab79-41bf-8517-5b15b265873e.main.jsonlz4', '1525285800014.9c15b879-650e-4424-a4e1-84db4592baf6.main.jsonlz4', '1526627325778.fe897a55-c5b6-46a0-bf43-67c87eaec5eb.main.jsonlz4', '1525890600016.3964aecb-e07d-4126-b6f8-ab6475c394c6.main.jsonlz4', '1526581800037.6010c830-9178-4e86-aea6-5438ec491235.main.jsonlz4', '1525258994692.046b992a-0a81-435f-9cdb-5feb2203026e.health.jsonlz4', '1525244594598.a5820114-ba7d-48a8-87ef-0563cfb4e7cd.health.jsonlz4', '1525201033480.868277b7-7202-4476-bed7-456e3216e056.health.jsonlz4', <text:soft-page-break/>'1525208593752.c47cd9a0-9b9d-4408-810b-617ac97bc7ae.health.jsonlz4', '1525694457742.4293219a-4610-4fc6-821a-078507819b63.modules.jsonlz4', '1527484206759.5e0dfa04-d14a-427b-8c1a-aafc81dfe6e7.main.jsonlz4', '1525215793784.85c92a57-8fd4-4278-a56b-28722e93c88c.health.jsonlz4', '1526409000030.fea2a34b-32ad-43b5-a95b-488c9aa8af53.main.jsonlz4', '1527681520225.b536c1ea-064c-4326-82dc-a536969e257b.modules.jsonlz4', '1525717800036.06e857e7-932d-4176-a383-9454c99dd0f5.main.jsonlz4', '1525343403870.22d7a0db-fc5a-45f7-bab1-864b272473c8.main.jsonlz4', '1527080379867.561c444d-cf14-4f55-af06-17cd91e7d725.main.jsonlz4', '1527076720472.a78bd3dd-1f13-40eb-ab2e-b64aff479409.modules.jsonlz4', '1525237394554.30f59fed-3e50-439d-961f-447bafdaaf2b.health.jsonlz4', '1526322600013.c20e722a-1d88-42e6-a382-0eee0d6003f4.main.jsonlz4', '1526302602540.d1924b5c-9a95-4b49-a22c-a305952a621e.modules.jsonlz4', '1525230194344.2535472a-836b-40c0-b48e-f1040cd618fd.health.jsonlz4', '1527573167639.5606e0f5-cc88-42c4-9c73-2b8accda8989.main.jsonlz4', '1525222993878.a42461be-74c2-40f9-b3f3-7b51d6313951.health.jsonlz4', '1525251794644.90d18e26-1e32-493b-ad37-2311dfa17cae.health.jsonlz4', '1525113000070.f69c8758-f27c-4440-a24a-5800dc3b420c.main.jsonlz4', '1525204753738.d1ebcd62-67e3-4e14-a8a9-be3814c93969.health.jsonlz4', '1527577800514.91a9a92c-0e9d-4dcd-80ce-557a34523b6b.main.jsonlz4']</text:p>
      <text:p text:style-name="P1">./.mozilla/firefox/j03hr7o4.default/gmp</text:p>
      <text:p text:style-name="P1">['Linux_x86_64-gcc3']</text:p>
      <text:p text:style-name="P1">[]</text:p>
      <text:p text:style-name="P1">./.mozilla/firefox/j03hr7o4.default/gmp/Linux_x86_64-gcc3</text:p>
      <text:p text:style-name="P1">[]</text:p>
      <text:p text:style-name="P1">[]</text:p>
      <text:p text:style-name="P1">./.mozilla/firefox/Pending Pings</text:p>
      <text:p text:style-name="P1">[]</text:p>
      <text:p text:style-name="P1">[]</text:p>
      <text:p text:style-name="P1">./.mozilla/firefox/Crash Reports</text:p>
      <text:p text:style-name="P1">['events']</text:p>
      <text:p text:style-name="P1">['InstallTime20180404120016', 'InstallTime20180509235650', 'InstallTime20180517113820']</text:p>
      <text:p text:style-name="P1">./.mozilla/firefox/Crash Reports/events</text:p>
      <text:p text:style-name="P1">[]</text:p>
      <text:p text:style-name="P1">[]</text:p>
      <text:p text:style-name="P1">./.local</text:p>
      <text:p text:style-name="P1">['share']</text:p>
      <text:p text:style-name="P1">[]</text:p>
      <text:p text:style-name="P1">./.local/share</text:p>
      <text:p text:style-name="P1">['keyrings', 'sounds', 'nautilus', 'evolution', 'icc', 'gvfs-metadata', 'applications', 'zeitgeist', 'unity-settings-daemon', 'JetBrains']</text:p>
      <text:p text:style-name="P1">['gsettings-data-convert', 'session_migration-ubuntu', 'recently-used.xbel', '.converted-launchers']</text:p>
      <text:p text:style-name="P1">./.local/share/keyrings</text:p>
      <text:p text:style-name="P1">[]</text:p>
      <text:p text:style-name="P1">['login.keyring', 'user.keystore']</text:p>
      <text:p text:style-name="P1">./.local/share/sounds</text:p>
      <text:p text:style-name="P1">[]</text:p>
      <text:p text:style-name="P1">[]</text:p>
      <text:p text:style-name="P1">./.local/share/nautilus</text:p>
      <text:p text:style-name="P1">['scripts']</text:p>
      <text:p text:style-name="P1">[]</text:p>
      <text:p text:style-name="P1">./.local/share/nautilus/scripts</text:p>
      <text:p text:style-name="P1"><text:soft-page-break/>[]</text:p>
      <text:p text:style-name="P1">[]</text:p>
      <text:p text:style-name="P1">./.local/share/evolution</text:p>
      <text:p text:style-name="P1">['calendar', 'tasks', 'mail', 'memos', 'addressbook']</text:p>
      <text:p text:style-name="P1">[]</text:p>
      <text:p text:style-name="P1">./.local/share/evolution/calendar</text:p>
      <text:p text:style-name="P1">['system', 'trash']</text:p>
      <text:p text:style-name="P1">[]</text:p>
      <text:p text:style-name="P1">./.local/share/evolution/calendar/system</text:p>
      <text:p text:style-name="P1">[]</text:p>
      <text:p text:style-name="P1">['calendar.ics']</text:p>
      <text:p text:style-name="P1">./.local/share/evolution/calendar/trash</text:p>
      <text:p text:style-name="P1">[]</text:p>
      <text:p text:style-name="P1">[]</text:p>
      <text:p text:style-name="P1">./.local/share/evolution/tasks</text:p>
      <text:p text:style-name="P1">['system', 'trash']</text:p>
      <text:p text:style-name="P1">[]</text:p>
      <text:p text:style-name="P1">./.local/share/evolution/tasks/system</text:p>
      <text:p text:style-name="P1">[]</text:p>
      <text:p text:style-name="P1">['tasks.ics']</text:p>
      <text:p text:style-name="P1">./.local/share/evolution/tasks/trash</text:p>
      <text:p text:style-name="P1">[]</text:p>
      <text:p text:style-name="P1">[]</text:p>
      <text:p text:style-name="P1">./.local/share/evolution/mail</text:p>
      <text:p text:style-name="P1">['trash']</text:p>
      <text:p text:style-name="P1">[]</text:p>
      <text:p text:style-name="P1">./.local/share/evolution/mail/trash</text:p>
      <text:p text:style-name="P1">[]</text:p>
      <text:p text:style-name="P1">[]</text:p>
      <text:p text:style-name="P1">./.local/share/evolution/memos</text:p>
      <text:p text:style-name="P1">['trash']</text:p>
      <text:p text:style-name="P1">[]</text:p>
      <text:p text:style-name="P1">./.local/share/evolution/memos/trash</text:p>
      <text:p text:style-name="P1">[]</text:p>
      <text:p text:style-name="P1">[]</text:p>
      <text:p text:style-name="P1">./.local/share/evolution/addressbook</text:p>
      <text:p text:style-name="P1">['system', 'trash']</text:p>
      <text:p text:style-name="P1">[]</text:p>
      <text:p text:style-name="P1">./.local/share/evolution/addressbook/system</text:p>
      <text:p text:style-name="P1">['photos']</text:p>
      <text:p text:style-name="P1">['contacts.db']</text:p>
      <text:p text:style-name="P1">./.local/share/evolution/addressbook/system/photos</text:p>
      <text:p text:style-name="P1">[]</text:p>
      <text:p text:style-name="P1">[]</text:p>
      <text:p text:style-name="P1">./.local/share/evolution/addressbook/trash</text:p>
      <text:p text:style-name="P1">[]</text:p>
      <text:p text:style-name="P1">[]</text:p>
      <text:p text:style-name="P1">./.local/share/icc</text:p>
      <text:p text:style-name="P1">[]</text:p>
      <text:p text:style-name="P1">['edid-716cc058c876fd53c2107104da31f2ee.icc']</text:p>
      <text:p text:style-name="P1">./.local/share/gvfs-metadata</text:p>
      <text:p text:style-name="P1">[]</text:p>
      <text:p text:style-name="P1"><text:soft-page-break/>['root', 'home-07b9dbbd.log', 'home', 'root-06828f0f.log']</text:p>
      <text:p text:style-name="P1">./.local/share/applications</text:p>
      <text:p text:style-name="P1">[]</text:p>
      <text:p text:style-name="P1">[]</text:p>
      <text:p text:style-name="P1">./.local/share/zeitgeist</text:p>
      <text:p text:style-name="P1">['fts.index']</text:p>
      <text:p text:style-name="P1">['activity.sqlite-wal', 'activity.sqlite', 'activity.sqlite-shm']</text:p>
      <text:p text:style-name="P1">./.local/share/zeitgeist/fts.index</text:p>
      <text:p text:style-name="P1">[]</text:p>
      <text:p text:style-name="P1">['record.baseA', 'termlist.baseA', 'record.baseB', 'termlist.DB', 'postlist.DB', 'position.baseA', 'postlist.baseB', 'flintlock', 'termlist.baseB', 'position.DB', 'iamchert', 'postlist.baseA', 'record.DB', 'position.baseB']</text:p>
      <text:p text:style-name="P1">./.local/share/unity-settings-daemon</text:p>
      <text:p text:style-name="P1">[]</text:p>
      <text:p text:style-name="P1">['input-sources-converted']</text:p>
      <text:p text:style-name="P1">./.local/share/JetBrains</text:p>
      <text:p text:style-name="P1">[]</text:p>
      <text:p text:style-name="P1">[]</text:p>
      <text:p text:style-name="P1">./.cache</text:p>
      <text:p text:style-name="P1">['ibus', 'indicator-appmenu', 'evolution', 'compizconfig-1', 'fontconfig', 'upstart', 'gnome-software', 'logrotate', 'gstreamer-1.0', 'wallpaper', 'update-manager-core', 'mozilla']</text:p>
      <text:p text:style-name="P1">['event-sound-cache.tdb.6ce279a6d8504541bda8837b8d19409b.x86_64-pc-linux-gnu', 'motd.legal-displayed', 'zeitgeist-vacuum.stamp']</text:p>
      <text:p text:style-name="P1">./.cache/ibus</text:p>
      <text:p text:style-name="P1">['bus']</text:p>
      <text:p text:style-name="P1">[]</text:p>
      <text:p text:style-name="P1">./.cache/ibus/bus</text:p>
      <text:p text:style-name="P1">[]</text:p>
      <text:p text:style-name="P1">['registry']</text:p>
      <text:p text:style-name="P1">./.cache/indicator-appmenu</text:p>
      <text:p text:style-name="P1">[]</text:p>
      <text:p text:style-name="P1">['hud-usage-log.sqlite']</text:p>
      <text:p text:style-name="P1">./.cache/evolution</text:p>
      <text:p text:style-name="P1">['calendar', 'tasks', 'mail', 'sources', 'memos', 'addressbook']</text:p>
      <text:p text:style-name="P1">[]</text:p>
      <text:p text:style-name="P1">./.cache/evolution/calendar</text:p>
      <text:p text:style-name="P1">['trash']</text:p>
      <text:p text:style-name="P1">[]</text:p>
      <text:p text:style-name="P1">./.cache/evolution/calendar/trash</text:p>
      <text:p text:style-name="P1">[]</text:p>
      <text:p text:style-name="P1">[]</text:p>
      <text:p text:style-name="P1">./.cache/evolution/tasks</text:p>
      <text:p text:style-name="P1">['trash']</text:p>
      <text:p text:style-name="P1">[]</text:p>
      <text:p text:style-name="P1">./.cache/evolution/tasks/trash</text:p>
      <text:p text:style-name="P1">[]</text:p>
      <text:p text:style-name="P1">[]</text:p>
      <text:p text:style-name="P1">./.cache/evolution/mail</text:p>
      <text:p text:style-name="P1">['trash']</text:p>
      <text:p text:style-name="P1">[]</text:p>
      <text:p text:style-name="P1">./.cache/evolution/mail/trash</text:p>
      <text:p text:style-name="P1">[]</text:p>
      <text:p text:style-name="P1"><text:soft-page-break/>[]</text:p>
      <text:p text:style-name="P1">./.cache/evolution/sources</text:p>
      <text:p text:style-name="P1">['trash']</text:p>
      <text:p text:style-name="P1">[]</text:p>
      <text:p text:style-name="P1">./.cache/evolution/sources/trash</text:p>
      <text:p text:style-name="P1">[]</text:p>
      <text:p text:style-name="P1">[]</text:p>
      <text:p text:style-name="P1">./.cache/evolution/memos</text:p>
      <text:p text:style-name="P1">['trash']</text:p>
      <text:p text:style-name="P1">[]</text:p>
      <text:p text:style-name="P1">./.cache/evolution/memos/trash</text:p>
      <text:p text:style-name="P1">[]</text:p>
      <text:p text:style-name="P1">[]</text:p>
      <text:p text:style-name="P1">./.cache/evolution/addressbook</text:p>
      <text:p text:style-name="P1">['trash']</text:p>
      <text:p text:style-name="P1">[]</text:p>
      <text:p text:style-name="P1">./.cache/evolution/addressbook/trash</text:p>
      <text:p text:style-name="P1">[]</text:p>
      <text:p text:style-name="P1">[]</text:p>
      <text:p text:style-name="P1">./.cache/compizconfig-1</text:p>
      <text:p text:style-name="P1">[]</text:p>
      <text:p text:style-name="P1">['mousepoll.pb', 'imgpng.pb', 'grid.pb', 'vpswitch.pb', 'decor.pb', 'ezoom.pb', 'unityshell.pb', 'opengl.pb', 'compiztoolbox.pb', 'gnomecompat.pb', 'regex.pb', 'copytex.pb', 'commands.pb', 'matecompat.pb', 'move.pb', 'expo.pb', 'composite.pb', 'core.pb', 'wall.pb', 'animation.pb', 'scale.pb', 'fade.pb', 'snap.pb', 'session.pb', 'switcher.pb', 'place.pb', 'workarounds.pb', 'resize.pb', 'unitymtgrabhandles.pb', 'staticswitcher.pb']</text:p>
      <text:p text:style-name="P1">./.cache/fontconfig</text:p>
      <text:p text:style-name="P1">[]</text:p>
      <text:p text:style-name="P1">['a41116dafaf8b233ac2c61cb73f2ea5f-le64.cache-6', '158c65c810c0d352a587f5be66058e87-le64.cache-6', 'CACHEDIR.TAG']</text:p>
      <text:p text:style-name="P1">./.cache/upstart</text:p>
      <text:p text:style-name="P1">[]</text:p>
      <text:p text:style-name="P1">['update-notifier-release.log.3.gz', 'bamfdaemon.log.1.gz', 'update-notifier-crash-_var_crash__usr_lib_xorg_Xorg.0.crash.log.4.gz', 'unity-settings-daemon.log.5.gz', 'gnome-keyring-ssh.log.7.gz', 'indicator-sound.log.5.gz', 'gpg-agent.log.2.gz', 'hud.log', 'update-notifier-crash-_var_crash__usr_bin_gnome-software.1001.crash.log.2.gz', 'unity7.log.3.gz', 'at-spi2-registryd.log.1.gz', 'gnome-keyring-ssh.log.4.gz', 'window-stack-bridge.log.5.gz', 'unity7.log.6.gz', 'window-stack-bridge.log.3.gz', 'hud.log.5.gz', 'gnome-keyring-ssh.log.3.gz', 'indicator-sound.log.6.gz', 'update-notifier-release.log.5.gz', 'gpg-agent.log.6.gz', 'gpg-agent.log.3.gz', 'hud.log.2.gz', 'bamfdaemon.log.3.gz', 'upstart-event-bridge.log.2.gz', 'dbus.log.7.gz', 'bamfdaemon.log.4.gz', 'gnome-keyring-ssh.log.2.gz', 'indicator-sound.log.7.gz', 'dbus.log.2.gz', 'unity-panel-service.log.2.gz', 'unity-settings-daemon.log.6.gz', 'at-spi2-registryd.log.3.gz', 'ssh-agent.log.2.gz', 'unity7.log.4.gz', 'upstart-event-bridge.log.3.gz', 'upstart-event-bridge.log.4.gz', 'gnome-keyring-ssh.log.5.gz', 'dbus.log.5.gz', 'indicator-sound.log.2.gz', 'gnome-keyring-ssh.log.6.gz', 'upstart-event-bridge.log.1.gz', 'dbus.log.4.gz', 'hud.log.7.gz', 'window-stack-bridge.log.1.gz', 'indicator-sound.log.4.gz', 'unity7.log.7.gz', 'window-stack-bridge.log.2.gz', 'unity-settings-daemon.log.3.gz', 'window-stack-bridge.log.4.gz', 'update-notifier-crash-_var_crash__usr_lib_xorg_Xorg.0.crash.log.2.gz', 'bamfdaemon.log.2.gz', 'ssh-agent.log.6.gz', 'ssh-agent.log.3.gz', 'gpg-agent.log.7.gz', 'gnome-keyring-ssh.log.1.gz', 'ssh-agent.log.1.gz', 'update-notifier-release.log.2.gz', 'dbus.log.6.gz', 'upstart-event-bridge.log.6.gz', 'unity7.log.2.gz', 'gpg-agent.log.5.gz', 'window-stack-bridge.log.7.gz', 'unity-settings-daemon.log.4.gz', 'indicator-sound.log.3.gz', 'bamfdaemon.log.5.gz', 'unity-panel-service.log.7.gz', 'dbus.log.1.gz', 'unity-<text:soft-page-break/>settings-daemon.log.1.gz', 'hud.log.4.gz', 'update-notifier-crash-_var_crash__usr_bin_gnome-software.1001.crash.log.1.gz', 'indicator-sound.log.1.gz', 'unity-panel-service.log.6.gz', 'upstart-event-bridge.log.5.gz', 'unity7.log.1.gz', 'ssh-agent.log.4.gz', 'unity-panel-service.log.4.gz', 'update-notifier-release.log.4.gz', 'hud.log.1.gz', 'dbus.log', 'unity-panel-service.log.5.gz', 'unity-panel-service.log.1.gz', 'unity-settings-daemon.log.7.gz', 'ssh-agent.log.5.gz', 'at-spi2-registryd.log.2.gz', 'ssh-agent.log.7.gz', 'update-notifier-release.log.7.gz', 'upstart-event-bridge.log.7.gz', 'gpg-agent.log.4.gz', 'update-notifier-release.log.6.gz', 'update-notifier-crash-_var_crash__usr_lib_xorg_Xorg.0.crash.log.1.gz', 'window-stack-bridge.log.6.gz', 'dbus.log.3.gz', 'hud.log.3.gz', 'unity-settings-daemon.log.2.gz', 'unity-panel-service.log.3.gz', 'update-notifier-release.log.1.gz', 'unity7.log.5.gz', 'gpg-agent.log.1.gz', 'update-notifier-crash-_var_crash__usr_lib_xorg_Xorg.0.crash.log.3.gz', 'hud.log.6.gz']</text:p>
      <text:p text:style-name="P1">./.cache/gnome-software</text:p>
      <text:p text:style-name="P1">['3.20']</text:p>
      <text:p text:style-name="P1">[]</text:p>
      <text:p text:style-name="P1">./.cache/gnome-software/3.20</text:p>
      <text:p text:style-name="P1">['firmware']</text:p>
      <text:p text:style-name="P1">[]</text:p>
      <text:p text:style-name="P1">./.cache/gnome-software/3.20/firmware</text:p>
      <text:p text:style-name="P1">[]</text:p>
      <text:p text:style-name="P1">['firmware.xml.gz.asc', 'firmware.xml.gz']</text:p>
      <text:p text:style-name="P1">./.cache/logrotate</text:p>
      <text:p text:style-name="P1">[]</text:p>
      <text:p text:style-name="P1">['status']</text:p>
      <text:p text:style-name="P1">./.cache/gstreamer-1.0</text:p>
      <text:p text:style-name="P1">[]</text:p>
      <text:p text:style-name="P1">['registry.x86_64.bin']</text:p>
      <text:p text:style-name="P1">./.cache/wallpaper</text:p>
      <text:p text:style-name="P1">[]</text:p>
      <text:p text:style-name="P1">['0_5_800_600_792beab7550410d531e55f95b449f135']</text:p>
      <text:p text:style-name="P1">./.cache/update-manager-core</text:p>
      <text:p text:style-name="P1">[]</text:p>
      <text:p text:style-name="P1">['meta-release-lts']</text:p>
      <text:p text:style-name="P1">./.cache/mozilla</text:p>
      <text:p text:style-name="P1">['firefox']</text:p>
      <text:p text:style-name="P1">[]</text:p>
      <text:p text:style-name="P1">./.cache/mozilla/firefox</text:p>
      <text:p text:style-name="P1">['j03hr7o4.default']</text:p>
      <text:p text:style-name="P1">[]</text:p>
      <text:p text:style-name="P1">./.cache/mozilla/firefox/j03hr7o4.default</text:p>
      <text:p text:style-name="P1">['startupCache', 'thumbnails', 'cache2', 'safebrowsing', 'OfflineCache']</text:p>
      <text:p text:style-name="P1">['directoryLinks.json', 'activity-stream.tippytop.json']</text:p>
      <text:p text:style-name="P1">./.cache/mozilla/firefox/j03hr7o4.default/startupCache</text:p>
      <text:p text:style-name="P1">[]</text:p>
      <text:p text:style-name="P1">['urlCache.bin', 'webext.sc.lz4', 'urlCache-current.bin', 'scriptCache-current.bin', 'scriptCache-child-current.bin', 'startupCache.8.little']</text:p>
      <text:p text:style-name="P1">./.cache/mozilla/firefox/j03hr7o4.default/thumbnails</text:p>
      <text:p text:style-name="P1">[]</text:p>
      <text:p text:style-name="P1">['dd65fa5b675c8c225c191991855eb9fd.png', '864ec0e3d2350011308391bd8d4f0378.png', '28fd4183efb5f8dc60251753a3f63da3.png', 'f23f8f7f8210dec7146e66335c26d231.png', 'e8501b7c404e66822111e53bc4176db0.png', 'bd80527ff3616565cd86d95bcb8a2d81.png', 'b605046dddac9d37c3f4e42398745ccc.png', '4beffd9ccb418e5420ebddaa6cdb8b4a.png', 'd72f94b3d9423d5fa2accfdf26f382d1.png', '93648f7cd58535599d067a93983aadf9.png', <text:soft-page-break/>'74765261c19157fcd2d07096db3bb0d5.png', 'e2b10aecb6ded5b614861a20862e4cfe.png', 'd0530c180b5c6b5d074d228a791739fe.png', 'cb39c474ceb3730f607297abae87d1f7.png', 'fd633d6281fe17b87df9f0fdfbe47616.png', '061d2e4b0cc2de12957e550129ef66e7.png', 'c933303bf11427fc2e9e4e3183a6d16b.png', '5b2f3a3a79e29d7c97390f315f00ffe8.png', '115ef8c7784df4250858f2266631718e.png', '2c80b00e565bc3bf9fb9e2cef901c432.png', '551d1012c93a6e3e490a2e421537e5f1.png', '784657592720be6ef58e7e7998d86b14.png']</text:p>
      <text:p text:style-name="P1">./.cache/mozilla/firefox/j03hr7o4.default/cache2</text:p>
      <text:p text:style-name="P1">['doomed', 'entries']</text:p>
      <text:p text:style-name="P1">['index.log', 'index']</text:p>
      <text:p text:style-name="P1">./.cache/mozilla/firefox/j03hr7o4.default/cache2/doomed</text:p>
      <text:p text:style-name="P1">[]</text:p>
      <text:p text:style-name="P1">[]</text:p>
      <text:p text:style-name="P1">./.cache/mozilla/firefox/j03hr7o4.default/cache2/entries</text:p>
      <text:p text:style-name="P1">[]</text:p>
      <text:p text:style-name="P1">['8DE34D445C2636988F664F2A4FE1658705C82B88', '14B1BF198654920BDF3A2AF154AC79E81FF3F6AF', '859C6498E5BFA46A06F9BE00EAA5B29B72E5D4D8', 'A7BFFCD8BDCA66AEE774B4E9466EF152B5F3DA69', '785F4C262519136011127CFFF0276606FB608AC6', '6EFBCE003B7979636FEF1309EC74E895B1C30A94', '748B4CDCAD3618DF218CB5D4AB7B9229F8ED0499', 'F4AA127AB4A564D9C8A80A5E8AC8A761A6F9EBE4', 'C988202426B05E1B0D5D70A2F3D4B2741626AD6E', 'F24E3E6672618DA1D2B4F90C55FC48952E97DC88', 'C8067C0B1A01F755A138ACFFEBFF5BEFCFCEE1F4', 'A2D7506308C594E340081FE6FA476566F5E31E0C', '118416E94CCCBD0A47ED48331318292277167A92', '64254192D06C9B8736367CA258574E8C86343D4D', '4B7687559E119D9E031BAA6D075557F6023A6D42', '3BE8FE232FA1361F20D8464D7FA413FA4ABFDBE8', '0422D4143B702F0F8661247187FE4DF927F0E986', '5565E7A60AACCCA58F9710EE6598A090BA366377', '816BD4E7C4E70AB506A3ED81A064C2490221E4E1', '7D9942B8549DAC5DD1004DB5021CBEE30F0F9245', '74DC112E30717DDEC899C0C222A9C7B8E9DBC98A', '331152638C4B294BC387D255CA2C2A8B83A591C3', '37B714FA6F2496410870F9856066DD96C2D1F125', '45A976245BBFE6D64ED72DA27F5C7707ED791C9E', '41ED39088178B497F775C616702482EF3FC692D8', '645F0F9673B15DDC40EFF3A0CA40E96D735412A6', '37C16EB4B3DCB2F60E8B9989F192F00DE1C0EAA2', 'D83772D06BA9BE9A0B549FE535F8DBE24659283B', '0D14868B0CB6ADCBB1C5F288D0BE83C92D23F805', '0F68CC5458501A3F1E2E170B54752AF233EB8945', 'AB058982DB7369B85CF84B2D7A947AB4983C49B5', '354E888E3501853CFD9E8B3E711BA5BE903C34FB', 'F8407D807162DB2F5F53851C52465EEE87FFB086', 'E46B7616035130C5BE7DF6F699E296DCAE398EF3', 'D2A9B42557C8894CF3942074DAA82CA5808B1BD7', '135440BCA545DABB58EBBB0F7856F183DBD4D330', '3B202DF0A66A483DB6B998CC6DC6CF07B2DA7972', 'D6DBB538A683A0E7D070C2CED33F88E37C19FAA8', <text:soft-page-break/>'FA053404C65E346BC975D778CF769FE03AA9A767', '6A0E3329F836D59AECFAFF4CCEC76FC96FE34AE0', 'ADC19A02DCFB3996DE0D570B521890FCBD316970', '4B7C890DD5DEA29377D303A414CC51FCF8B25EF1', 'E531D082B8EF7F7A5E140248D98BC858F028DC95', '2C4B519E1EA16C283CF7AE0711CD97A93B969A00', '61D620B662CD71F7DC164164FE68BCDECC9C2C30', '90F1C673F76ABC3DD06FB241064582DD3417742F', '8583DCE2717A7E1CC607D2BA7EBFEF00FE2DE7BF', 'C5BC07698106D10A4D00D1A74581E613DBCA3F8A', '0336F5FBE03C87962422CCA2EDA610ECD4A8995B', 'C15002676564D09318DDB64611F7F3F111816C19', 'DEBC82D7514131805AD95F429B5F78B2101C2E3C', 'F28FA2EBDB4B2959770E17E127AB4D4CC2608AA8', '3A50A0495B7036FB0080EFFD796AFA8EF4679619', 'CF6FC0890893FE0F6EFFE668878C63213AB1007F', '3ACE98FC5623A89E7B4DE236CC57859619875DB6', '35B32F8082DC8790707E1A5C1465DDCC1AD26F62', 'B9CE6DC273253D0F3201693A068A7273D3D00223', '46A2C314171A00C3DE1F87D3D44D270094D5045E', '1C8CA79CF8139FE15438155112A26D2EE623F02F', '0ECB0B8DCD050AA9A3637547277D1D67D8C57366', '9472CDBDEF1548901E7FAA2872660F1B5E1E0851', '8D124B990737C4AAF1B64EA766AC2D174DA9847F', '95FE1ACD74D0F30A2EA41B8F0350ABFF06733C7A', '7E3E4B2345263FFC118202DE26BB16266CD0C075', '64CCC3A2C1BCEC0942A9E409159EA35BCC9706A6', 'CE8CDB3A5FE1FDFA61852F134D81E56B5BD015A6', 'E6188F97C37A9BBE36FAF6DEB05F3AB5181C4CA0', 'F06B63F1A96FB113141EB687D87BE17A80ECC88A', '41200639D8CA411550101BEAD104FB520DFDD425', '2DF62361D982B4180E2498E0FD249655C29A9E97', 'A1DF6E0F25AD480394B222D1F47413BD366F6AC7', '03903AA3D2DCFDEB088FDBFB8B02A8AB63FB8522', '09048B23F75E05823D0B277DBCC4550A93565975', '58A304AA5BB946E43E2A253B72BC6BD2389F374F', 'F24E4E162A9DEBD1A018BD8D50C32BFA665FF95D', '12C829F5F40FEACE5D00C4035DF53ED7AAC7BE7F', 'FE93314078C5F6C0B8D4501BA36B06DF87A3E67C', '7CED9FD19CC1E3D1C1D5E4607B726701F1401409', 'C43A50A31D87919B277661D7EAF07A18AD9B14BC', '122CCEEA1B4F894ABC820547C338B8ABBD54BA89', '79CA1C5167443D8373708E8F76F68C665AF0E2BD', 'D3D4DBB534294FCD866C4531DBBE3DAB0066D63B', '80E4645F78913014ACB241D51692148EE68B5922', '9FFDCC3EB6C6EC079663A1A4E94ABEDD94FF2A43', '8BC30A2CDCE0E8C1B03C5BADF4CECF9B8830EECF', '1CDF9745E6AF30A63F2A241CAF4C8D764B7B83C8', 'D1C1F6A051ABF23EC6DE0CAFCA4B7520B08EB23D', 'AE58BEEB1E4DA410DD473B306EFFFC7ECED2DD20', '4E37FD8E5535C05DD76231582754505D754A8DCA', 'F2846374B6E319E180A96FC6B84FE1FBD384DDDA', <text:soft-page-break/>'FCD5A3AC5E5F97B434800CB9F1353160D1209C2A', '062C539FDA6903BE78ACF4677DD9CD2C37C0FC2F', '441C8351E81DB9EEC0489E985766A2AD24793915', 'BA0EE740FA9458EC22A517E82F556428935D1768', '024B2845C14A7EE97C0C8BC13FF300DEF0F7BE85', 'CD92DE7A0A6696E6E382AF5797A04BD87538FEF1', 'EFE4306D305B89956344DA65BFC0834AC22C63A1', 'D19F2F98D38CFD1AC3C187BD4431FABCC061581E', '991C966074E3A6A396B0B4FF15391BF49741C8E2', '87D8C728AFCB129A49124EEFE9FC3183D2590EFD', '41C8503A99C0A93F494D0501AC87805221413681', 'CC5DA7336366960B41C4E23CE43F4A109087FBF6', '15D45A6020D7982D051DE45863E3BA0277B3974D', '11C1FCDA3B7D9952A8F6BA7652BCF34CF4F40301', 'C7153674280374F626A1546C6D03598E28D063C7', 'C834C413816C212F3D6054964EF0CCA01172ACC3', 'D0544405B45BA994345367BD053316B1558392FF', '305384E245DD6B230F7BA55DB6A81C6F040574D1', '3965222A88033FD052FA6BFA8254E4BB9D960BAA', '160303BAC0EBDCFB7DEBAB914449F3C590C64A6A', 'F6B8A265742D091EAA064CCDA72EFC0B6A4AF90F', '590DBF2AEA92C3D9E48D2256B5340CE7E28BE901', '5138DF21451316E73889B5846BDBFFD404B39082', '94ABBBACE85BBEA5F04539238B8E3CC0B6C78ED5', '7BA99981D9CFABDE0D8A629A068D5C4B067AFF15', '782F004478BD0CA152AE6FD8401C024787C35D07', '22FFB9B5E6815017A604D7824F11FC83A93DD262', 'FCB64F4F7AE34BC99085D15DC00F45879B2441D8', '4C1537CECA19DC14EB342D38AE03C3A9E6D7135A', '65EBF2B29765F61D817E8E3ACAEE4D9223C382E1', 'A8E4D66FF8538F4AA1FB9B91D81BA5C2D7EFE2F8', '42C8FB138DE7B5FE1813B4725BF8C7D3441236A5', 'CD41B3E8B6AAF3E6412128FB7BADE1807ADFA6FF', '8FFEF7EF118CB92030225624DE86A25E023A484A', '290C6FE27268995394DEDCB3A047C04530AF5A30', '379E55B33065BB98A7AE770A52CED6171BEC4622', 'C1FC1B04019F445555E6E042452FCF09B0D551D5', '925B21DA535DA2743989BE9D23490526FB340363', '976FC15F041CC549C8B6F4509708814B7A5DB3E0', '5A1B8FC90FEDD324C0434B648C2888250369C300', 'C5C97FDE2BDA97BAF6987472457BB9A2E2F32E2B', '0578FFEC7AA226889BC450D73527133F672927AB', 'FB2D914980986B4D98BD8A2AD344D2FF14D9F341', 'A92C2FB75081E6FE977894D6E805FE55C4244EB6', '809FB983057563686B87FA924FE88029809D9B43', 'C2F333F4AC7A66D844330F80ADA4690BBCE38C47', '5A2B951F5356D1D4B15BC7A6E06A4D5F7C672E45', '4C38E936D8592E688DC161CFF7484AD47AE718AB', '8DA41C0B4504B68F28D0C71CDFC6E04D825EA8E1', '61B875F846ABE8F24C25ABAB44466FB05ABC9657', '8B201C030C455A6D76E5AF3179D9869260255CF3', '9ACED06832B8EAF05BD9F292EA9D1E02DA346D37', <text:soft-page-break/>'0E7071C6B931DE1DCA7114A306790804B81A8F41', '7797BBF3211E8C69176FB50C3FA075EB18D2877A', 'A65DA325B40177CF335DA388AD5C6061FB398B0E', '6EC6FF537E48696929979A81AFD8C6D890FFB626', '0CFB7C4375A057F8A010B53611457974FF5264F9', '89D5735A3F60E53A4FB403A12D9890D80682FE69', '4C548E4C89EE974BA7B6304227D45859A8B1A6D1', '0E86F61C94D6355F6CA6B645516A74229ED2F489', 'A501A63BBF765A0292CADD42916FF9BC0601E911', '186D0C61937F26CA61405D11EFBA882C7740F40C', '3DE9EEAE5282F517AC09787BFC776CCFA5C9BC06', 'FDE6FB28C145F7B4F11655BA30AA1A4DA2DC49DA', '0A556A59D216E6EB16F43541C517B24E751415A6', '12FE4B8344B8DD7902D09A99A2E4985BB47FC865', '79B545848DC4935FFE8989114B7842E0A87C2307', 'BD0F9824312E8F4FEFA84345CC9AD98CB1FD7396', '787BD4E98F3B0C947C904BABC0C68925387D3F23', 'C59B5F51008520E633D6974C176EC4B8E17C2B16', 'A0E24E26F0B22D699FE44A70001BB127703D52ED', 'C80D9B5440753A1063618A3FAF0D9EF9C7B224AD', '3C2A6DB3273CD185909D79DB876112D164C1E243', 'F845A9B55B1E2A9935BE3FB6A0E637A6707E2A7E', '180ACFA00083D7C4EEA7D20EB246D3DABBE84B0F', 'D01AA2F90BE8268655C8F78D64CAE46BFE735F75', '981F611DE72AC04AAAA851D88F4A9929DB060E04', '74DE8DD85BE66B25320E09258FEBFAB8C94A4D07', '3420C447F3645E6F99531A1F33AA22A35C91E423', '6D88348A00F67A834AF742FE88B4356C0BB34393', '32659482A6EC61DD2BA0D2B4E0585FBFA48C3158', '63335D0232CCE6C7FB672DFE7E3A7DC1BFF81046', 'B3833DE203C9AB96060A5609ACBC8A2095E0BDDC', 'DDC0D8C2535056E8542CCAFECDFD4590153A5370', '2A787488F52D0A487C3461F7CAB369F42AA612BC', 'AEA17ECAAE285D6A557540D370A6C6E5470F9B62', 'D583EC1A8962AD25E7C3F7D1B9B17625F355EE92', '0D2451B69F1E7D437A0D7BF02C5E13E10227C377', '526CE541252995D0C05741ADCCD94D87152D146C', '51CC45145E985DC15B4FC9188E6958F9395D430A', 'DC7BED077C6EE4C0E705F309F3CD0EC5AC71BFBC', '7FFD1F60096AF06475D14715E3D3E798ECDB4AC9', '0EA65C3967A018D2DE9DE7EAE40299DCDC853EB9', '6A5608704F541D7C259489AF40E6E40B48E8C069', 'B5A329F48B1B8B898E4AABD42FE9BC3716AA448A', 'D02D9E4D93C8170A810D9D892273E791D82FA5CD', '09115A9A01B628E118293F03CCE942B76BE1B200', '615A3C990ED13F3E292E86CE7EDF920CEF8DFE28', '7F325087D9DD36E275EA2B82ACE18B4F146365D9', 'D5C4D0D1692D8C872C5301D7FB2B7C17B7ABC9B6', 'F818056E2D8236AA26E0196BCBFF4C5284122AF0', 'EAB5D6BB47D33A67B10B74FA189515DB39031F21', '81F5C660788C4BFFB0BED865A30D63A653BE2170', '48A8744CFE153399093F90F7AAFD6FDA740500D8', <text:soft-page-break/>'46B6EE56D2A46F5B3DEE71C0A6D990EBE325CD9A', '9BC059AFF91277146767373721AB5CEF352C4C9A', 'EC3AB936ADAFA655453E918E5809250DDDBFB807', '8989C6F4AD4173B041A4D5FB62D3F4C6B42FF814', 'BB62F816A9E9ABC90C76528E8B83F0686E70D390', '8AE351A39518817E2441720A0AFA6047EF366E36', 'C21E4E8DC3476C84926E9E8DED2F918A95D4852F', '8DD4458A4B828B94659BA98F70C99BCF5B6B1D09', 'F6D87B7E9020C50D4D2DC5A6670D4844B910261B', 'B9391EDAF0B1428D360E051783CDE9A07B6572D1', 'A49751D018476D558485DC98BE37359E7979156F', '2EB8898EAFB5D3652522FFE84DFCB03DD953D2D7', '37F8D7CCEAEB4282642F44CB6287CA21E75C461E', '7D62CA55DEFB5F2318C08055815171CC4F984D60', 'CD61F67451786B2C311544B7DCC28F4C9E87C9D3', '7F6CFA28EDA80EC2981602C851E2D06E3E81099D', '1255F7D6BB09E301049CA59DEE92CF871F864548', 'BB47ED6AF47AE0E3479E7667B46FACB46CB88248', '1D8105668B5E4951A4E73D652F5DE0A693375C68', '84B187D704121D1DDCF2E1248227B35BA1F57F93', 'F3D0BD5A6A2D4662C4F0CB4C61B2B584EB56F2C8', '6F19ADD9D0E9FAC5A0E6DF3D3D611BF420077767', 'AE3BC6AE51D728F791A138766CC1AB0E39397244', '837F9F7F0C3CBB2D83213F8CF3F02172E2B58545', '0142EF07C3CE56EF2D9C8DD2503D527DD67730BD', '098B1DD7FD0A0417091160BD52FC2A73005E100A', '5CF393590A78EEE832A705BD34450A756681C186', '44E4647D19453941165E3F92C8221CF6A6C035D9', '64422DB5BFBAC7025364D6D465825FECE911D5CA', '67A78042216F6D61D2DF7B7417D91B595D64A863', '4C3416F17E2B8FAAC921F5D01A23B20B365D9348',</text:p>
      <text:p text:style-name="P1"><text:s/>'32067FFE1266981C26FB6C7FE9F2189305418397', '7CC92916A60269E7104C5B4FCC5A63D9F0869575', 'A89067165FDE70F54BDD770E713915BC79EBFEEC', '4CDB4D453459DA61D77A53111E9E6E0FBCB7E874', '7A444E656F6A95C7327321E5ED59C47A205130FA', '9535C7491114C18AF2D342B9A541871C39E9E74C', 'C4CD0D3AA7667AA77D7706FA46CF975A7E224335', 'E2258CBCCA24E4AF69B95330D0872B00BAB8AD1F', '506B1A89D5931F4FDD5062D36B0231CAA1C34278', '68C0B5E498936576ECE62C99CECAAB3B479FC73B', 'AD08A83B7DBDA14F26BD0277FCAE827F8BA5860E', '216544C409EFDC6502DD63B7B1FBD2860895C3F3', '300ADF92FA5597149AB96D484FA3875907253312', 'ED9F3F1D5A2C1628FB71F8BFA2F55F59CC20E804', '33EE19FA2B3DF4835066546DA8CE8F06990F038B', '6EE824030B052E8E86C1A5868F1D1CDBA13A7580', 'E650E5A3E8A56FE9D3658BC7A35024F1442D6228', 'C3D36DB79D243E6FE0279805B919763C144BD1B7', '35016317BA48D4AA015E4676BA2B3DCCDEE26E26', '10ACF73FBBB96A6FA0F838740798A739EF87ABB0', 'A60979307A98E0452E4F2C4903F9BAD3A09E3FC0', <text:soft-page-break/>'08B1A711A7017E88F153BB566271CC024D3EF23F', 'DEAC0B92B42958DFE77D26A49363741443FEDD9C', '72B8B17DA5524AB6FEF46946035D472EE5B39ECC', '13251E7476C1AE7F35C58B0074BC9F7F0EFAFFEC', '0512FA9A99F32E7485F6DE3EB2F05189A40FBDD3', '67CE1BC7DE01041E79B4ABBAC57785D1248F0462', '782F9AB0BCACEB64C12B98EE75172FF73112525A', '788C572DE67BF17A13A25279ECF96505EEC8633D', '1F322BEEE906ED7F88D87B3995AB5271E6668CBA', '1C9AFEB4B163840AC8CA0C5D3368CFF7FA32C9F5', 'E58293C727A1BA2AB979BEF57FE3A315E896E34B', 'CF833C21A8450EB02E256FFCF585470E38FA9B30', '8FDD2DDA3EC67EAD3F2D864B50DF5482B2F7EC28', '40E547B7F13594FC1DF4E405F0DD2AE0B83009AE', 'E8273DB7A22F4BE4BF9153C9F5F14AA50F3C5CC5', '68CBE4B8A3850B6204DF0F887EB94F81A798AB4E', '847B845290BC4CE3EA76DBA3B4D17944A9894A68', '095627D9F491383D82FF7C908CBCFE314EEF8698', 'B12FF48D852E9314E41DA63A2295DA2CF45E8AFA', 'AFB126FADAC0FEBAF48770248C8EB3CE8F69F83C', '97D6C60AE4729FA2741014FAEFC6F5347F50EA24', 'D1FCE0A854D01E47E0B13BADC7CA454A6FA6A03E', 'A4B061545D65904B70653A05B5799F45E0FE6404', '38ACFDC1ED5966272D85FE9B08EF345CF9383F83', '1DECAA8716E1A86673C85F808B0A44DE7AB575B6', '328EB23D329F2B1E8F74CF81B4AD2C9F697B899A', '424B61A030E469E2DAECEA21AA2DA5FB2B1B56EE', '785BFDB2BD3029E4AFE3E0ED422A417CEE33B4CC', '26EDADCFB813877E70FA9A70F7262CD0FC7826CD', '476575447CBA24A223982E8BA05D194B6D47B78F', '9F3895D1E2ABB130CD2E642B78BCE0D28E6BC37C', 'E2A34DC37F6FCE97CEB5C0BF35BABC915390566E', 'CF2ADE74FC0B9B718447F8F24FD25193E210E98A', '1BB3A24201A790250FB7EBED245AA47403AD18BA', 'F3C15123DE27CD5F1DBDA75A502726D109133C62', '04353E97204A0735D9A01899BA0DED5C809E7758', '467A914EF0BBACE6F51462C2A44E72D757EF69A7', '60D6539617A2662F2870424F61E2264368E9B0F6', 'DE77E390199C022508878CF2E27A8F6EBD89CB2B', '5FCD1D9049B895920BE2FDBD92EDD6E1F5EA5B98', '77976DB2E1DADE454B38F64801DF49ED62861407', '62CA242A80D9452278322516F82D5624F4673DBF', '5A652129908D00DFA13A0E52D5E83625A0A37C7C', '7751BC4B8275EA5A683C5FE8F1312BFC14641975', 'B9D407A85014673B696557F8EDBDCACA55A8AFE5', 'FAAACED001308B14EB22B1DD58D5ADAF8C9BEA2A', '1EA3EC6ADB99F6F0D6BB74E4040189D4C11EE0A1', '4262BB680E388419E4D5CCEB8D168D9250D79DB4', '394B8107061E191DCB0E4217935C98B89B1129EF', 'F72DDD63813C4614BC7E8FFB6D4EF2E39F1A7735', 'F3B1BC8B927622813D5D0F7F417955B40ABBE3B0', '9B920349B351CF961777118FED7D41D015B784E3', <text:soft-page-break/>'2BE8912FBDAF949F8591C877454600FF48EBE00B', 'DA1971BEEA87D9C510911CDE0DB8A456FE014C1E', '855CF8B0D9C7F2A3C9B0A866BAACD7AAF6126214', 'B2A44636A809C56BB68C0DD5EAF4182BC596379F', '54379914C03C56BA6BF60560CAC3419961FD3BE3', '8CAD1C9DB61E5516A045269F555E62E388D5BB54', 'E19FB8A770D10B5298E3A1CE50D181E6127E1CD1', '8E8AD835D4646D9C498E15F3B3472B5BA9DECEE2', '38524BE99420B213F82A1FE5267BEA46E001C0CD', '1A400B1DE79A829EFFDAE6414C6D88C3D544AC63', '58F7D03B808C1CC3572628DAAB4AB0E39DD0593C', 'A2A08EFC4C3F6B68FC04305A015272066CD2F01C', 'DADB37BF85B76BE4222CAC81156724FD38ECF712', '789574FEA62CB9E273E9DE188A8234E7220BA76B', '3AF57D451BD39690CB24051D010D674D3BAB3D7C', '6C60786C76E5E19B18BC354D47AD4EEE1BD01952', 'C701895934239EF663677ACF8682AE2C6E995639', 'AC97241183CE7B446F711924603BF160AEB0D3AA', '6CC286FF299409A44F487966B842F0E719F82057', '0EF7B800609EF040813D9869E07CD169D5E38BDD', 'BAC94A5B83F5662E128A6963BF933AB9541E6409', 'C855911425EC4A37F9C5CA8B27439DB273E828E9', '942B50E4743683ECAF7548690A32D0853FF1550F', 'E8CD90C8F0B6E9E4F8988569235450CE6FD3F7C9', 'DBC861BC586AE05B2357DAC78F2E9124E9876EE9', '7C3369B56945DB414615399126C188138576BEA7', 'E261B40D7471DE3BF6B8C2733D18469EAEBB8A5A', '9C1EE9891E14FF22389954041E9CE255C514B80D', '68FB10BB429A5A95F66C9C5E5D1FBB3FA56BF112', '7506EB3AEEC1E7587B40E1B8EE77A6CF62A4A43E', '0CE9C1C4E8E9A2D1C0B4C9C10D073F5A92CDCFB4', '0773421DFE1F57C2E8050129ECD6289CCC0F4FBE', 'FE43B9B27F932751D5C4F4FC7B5964AD986B8402', '66F9BDD0FDFBCFF3B094A2CD18A606D0BE3926EF', '474FE0C5561B8B8EA64F406A1620EC8CCC2CFE24', '5C98F2FD654743F501E6CA5D51C4699A12399535', 'B29EF18761897366A7FFF6159A686D450924A6CB', 'FB6579DFDCA3848459E137DBA4E5B63263EADDDA', 'EB8192EF09E6FCE82418D85FCDE47AB45488FB27', 'F05842611D4EF5C2F4324DA2E05BAFC7F567CBF8', '90C0B6AD790ACB0B29E1F8CE061F9CEB5B98AC06', 'FEF8E15AD0A9BEDC9EA4FEC57D00F1F20DA3B20C', '42F192F29A59B1CA2979ACE8C7F8448253A1A8A4', 'DD7955ED55E47999EA8C7EA435E8A9998516745D', '150F8481EDC01C142689433F1CA71230565A29EB', 'EF052704FCAA865E628F905FCD04510D00BE2615', '6A3C556982FE2A15C28B369F6FC7B7AC8A6EF7DA', '46480725465F2C8A14C33088DEB73B7F4B04BE7C', '8368428790D55A964CF7FDBE963189010FFE7024', '8A2DD6474321E6A5C4D98B651FB31B5E1B8A02B5', '1958F77131095BDE2EF737488B74455F780A6D43', 'D11073CAB807CF437C39B68BF5682E226A7D79FF', <text:soft-page-break/>'BDD91538671CA824B35C23C4B1B1C1B8220E5F71', 'FA946EC3F99317E1482F789E204D1455863D25F3', '8672870BB582B1426E04E05DCC5640A14A7DA81D', '6A889542651A67679E2FA649D4ECC11948B08148', '7104CB0E4624A01CF144C1D8FBFFD1D43272BAAE', 'DFC6207CFD769C7A73B1A7FDF0BE7CED64BB589B', '90A1FD71BFDA35312462A80931208F46A09833A9', 'E11B6269F023A772610447BB97F3E6F4E3613E48', '53F77347D5E12B30382016E8BB54FE576DC0E3E2', '49A22FE0E60AE39E71A1DD85B78B9073F1A2FCA9', 'DD36235549DB2AB5B09087FF97BC985E0F7CE848', '254149E5BDC2B01100F042032F7419A71CEE1827', '88A645D84117D4F7B42646D6AA620551E53D3C18', 'CD445A522FBF076CB807257F2EF4AC62CBCB07E7', 'CB562D092C0EBBF9DEA3BC6B90AB052298A01717', '9946BD5A14ADF92D922A1283863BB527B1270EA7', 'BF13DDDC114B55CF8532A4CD90403A99233AEC0E', '7ADEC8AA9EFE95B677C74EEFAED15FDECE5F884E', '0B32D81E1F50FD41AC59DFFE8D8B61CEEEDB2595', '7DB7C2A19F251507544B23D2C8B58629C9EB8A62', '1679441B8AA7B4D31717C773CC4E86A25B37532B', '2A6397E7F139DAA4F4041B9D5B1450AABAEC325F', '16251859D0FFE66B9FF847DFA320946FE90BD299', '7ADFB7DC136A43CAD216DA471745F1588D833F0F', '3E5153E7239B7459640955A948BFF8DB55806CB5', '30E4A2995E62A72E6E27F80AB5882E003BF02F71', 'F79020090B84B68CEA249FBACFF4A6DF8BA0EC4C', 'AF3D286772C601B77184DF2DDA8ED91D1624DFDF', '30A4F191D62B86884EA9604AEDE12E3588E91900', '1D35C1C20A0C09FA460DFAE00AE4EE63607BC0B0', 'C09160038A99208F68B55549D2A65FFC4BA6584E', 'AB61C686DFF5080E58D1AC47BDA41E67BE947EE5', '5E34CFBABC5A2D15CB3D7EEA63B0B8E41709EF5C', 'DDAAA1E1A2C3A1C4EC1495F23C35D558621976A6', '46B28363C706365417A959AE8963CBF286CF6F16', '0F7310F92F749F3ABD991F2E609F80A4D26A899F', 'C62C830F1C06841B0727A83025454D7279BF5B9F', 'E9DDA4ECE2B608BF14FE95C06303E421038F8708', '4EF0861A75D4570CD8C231EDE6FFFBD80066EF1D', 'E7FF899F70008A523DDC3336741F7A81C738D21F', 'BF2291EB277C9C59F5BE9FD6F285DFB3178C0A4F', '2B6542183CCA3C7D84F16671A4D751F8F216EFC1', 'E6CD957C17F0DF6B192BC75CA4194C071B5EC57E', '2AD210AEAB60C890CEACC72705668BF0FC6F40B8', '4D10DC10FF91B63E1450161727166E0E4B6077B6', '3F7798D8B24FADCA2E376B19F315EEBE1259DCFA', '124CFED72897FC299C2E66DEF3A5F2C9B2662573', 'B7FDA14D2477BEACF03B184AE8DF02E96CED793E', '0C717853B515CA9D450CA6233E54DFD2F75D6CFE', 'FF3BE65595A94F5A35174FB5A7B932C35C6FDB84', '4EA40362044950C254992CDE93A3D3781F7F6A7C', 'C09EC7286B2FE666DBDAF019CFEBAE2AA6466BBD', <text:soft-page-break/>'F3F9581CC77DFC476A95E06D3F45BC7D995D89FC', 'C68DFEBDF16794A235FFA5AB6C622815230B5B13', 'FEF72725A5332E5232F49C8998AE2647F25EBE67', 'E06CDC0D633A964C41AADC90106F0D813A712810', '5F254C2EE02B77AD1E73D88A12958EB1DAE177A9', 'EFEF29D89561DD590CB91027147720279637737C', 'BFAB2C2590F48290C9933BA3B27A45531FCAA5DA', '6F498C19E27F63A428F726BFB28B7CEE7623F573', 'B2D31076049E3D3F0A17A6EE4E72A3F4BA56C3B7', '454FE320717340DF875005C79EDBBED5BD16D130', '8159076682D0D69EB1FC9F766C69151CA42A1AF0', 'B7EC9DE8927CD28BDB73FA6D8EF8CB4211D1D586', '54C5682A285B61ADD56D8BBBB93B37139B61FECF', '5DD9B110543A18CD083EEFAF6E992D99C588E203', 'AE6D8403568899DD3746856035B91209EBC2A4B6', '8A30FDC977F9AFEE27F06201086CACB8E628E06D', '8C061708CEB7AF98CCC4C93FCF31E5A94B55A46D', 'CE486817FD481C5C0D494BE0F5AA3C0ECF03B18B', '5B040996608123B9B16091D67FCE5ACB91D0E357', '11C8D7A50F43EDC35102650F4BAEA98141A79DE8', '916ACC0CF81118B32C97A16E41C769478063992C', '3076227AD420239FB081CAEEFE49C65CA92C6A1F', 'CE3E60195CE7EFFBE67C49DB8DDF622C82D14AF0', 'F83278B605FC4449671CF87CE2C57D585DBBE694', 'E7A7345C40C958224588ADBBBA488586DB7E0D2E', 'AF20213A2A353530317BE239EE781022C6D0E856', 'D07903172091F5CDA85E4F761A7C6677EFE75E13', '6D16C9F80EE9F112E399CC6FA3A40E0774535E11', 'CBF6D1D5BC159014DD35812C4811053A07C1B550', '416DA83A5A0B1D809202E22C56403139C98248B3', '8241CDC982F69573E01AC1BBB52316AB75183947', 'BD9E4269116BE345198C8F2305D8429FD1A64D29', '9B07EE03B02324FCD5285B90B8720ECD69B34BF1', '0E9475A1127386F711AA4F01D2212EF3AFC7AAB3', '9DA76F7DD1E39E96C479DA72A137000AB79E0D8E', 'EEC36639B516BA18080BAFE89E9C8C54CEBB2FE1', 'DC6EDEE259EDC415A58F9090844E1512A6433E30', 'B1F25B2FE97C61AAE4E0529888FAE3CA114E2BB4', 'CB09F43BC200852D3DA96F2086EC54CF7A560FE5', '86B8B8EB0E83C012943436E1629E0BDFBB1F5462', 'A534CE264F621D6DA7F1065F09065388B91AE33F', '05C9B8FFFF88D7E6CCCD39564A5CF8873384C97D', 'FA7681FD6D1E2D16C22E9343EA9FC2D78B565E29', '95477124A77DFE3C39D549366666991DAB7218F1', 'A177640A0084DD80F683CD0B6E348911D40EBCC9', '9B77897F3F9235CB943B6F9F5D7868F2FE59884A', 'A70E341E95DBC8F2393215660FFC508C45419B43', '6B9435DCCF0B12F993DF6195ADB9E3BF7A71C8B5',</text:p>
      <text:p text:style-name="P1"><text:s/>'D45A917DFB57A0EB1AD2B413DC1DFA3BCD4AD0B0', '2E5FAB25C59FAE6EEBB06D7B7BC16B1238FF093B', '504552F756502BA27F00C40C75812ECADE2BE988', '2E38BA7435CF0C5508AABDA0EC9EBDDCBEC0077B', <text:soft-page-break/>'BA21AC74FFA025FD3F663E6C03580550CC641F7D', 'D000766CD3926A5D49CCD25337BFA3605097E2C6', 'CA1A8DFC65F44625B3A23C8FD97B81872C84863A', '6EF1E70DCAF3C0EC7193ACF9437915E1BD7F9166', '51A6AE8FFE856B73F56233A40AAF2C2191C1B7C2', '888A6283A8FF37D421F50F653472C9EE448310E8', '4AA7A98F827695BCD3B68A36137E49C6CE700F72', '51EF5CE6885DDF58A3869728979BCC892DE887FA', '4D2D266F491943AFB7F84255B6F14D7E2DB1CA96', '15547A7665F94B6D3DE900F0999FF2140E5B40CB', '5208BFEC11663EACF5DEA7EBF65B2F31CDCA0E54', 'D04833E6A0A12FB6BA4140B26B9C0D7370B3641A', '70578D24F221E49BD22B5786809BCFBB34A68444', 'CB052B17A751B6326939FA0E25D9544ED1169BCC', '25B0D528726AB919AF73F9C661DAB99BC934398A', '488FD3D93C225AF21161FD2ADAF08E35AE5774AE', 'CA6BEBDE15206081A2321B6542E738677E98F857', 'ED50E8B808C1BE0A0A630A1C28635E6C7B0073C9', 'CB368D327F9E34D96ACB7034DB975F906A0DA3CA', '42024A3A001926A23E7E6E8F4E4588809C182F49', '1E7ADCF428B32BB83AFD331B91A65E30B92CED12', 'E5525D09001F11DBA3DCF02FE4A4863473AAA96F', 'E9046A5A53D4E2CCAC632C4FCF59AEA4A9B5D8EE', '06C464F4C705F5F724CEB7EEB364330F582E4A2F', '659388EBE5AFAEEB7D7E187F87225AD8DFA02275', '0E44CF63F910F0E580D2D4E81F98777D7EEB2312', '7F50517695E64A9C2561419D615B10FA3AB8FCD0', '7954716AF17E2F18453BCD25602B77A18EAE47B6', '68E74413356C27F7B9C8C354D38FD8ACEB6088A1', '0F57F6F53A9368E1485FF6897AD8F459D2570E09', '003956238F4B3E49D68BAF800171FCF5EA147C0E', 'EEC32B555816AD9F26C783E4D39DD032A77E5655', '83CFDFDF00F2656DB1A5F0E15512EBE90129E5EF', '7BE68579FB68C6508FB8F8A7DDD02D47763CACD2', 'A7E4FE1FE610148BC6FE0EF8EE76BAF2A80EA770', 'CBE223CB89C7F3E5B18872C9D1F55F10ED50805C', '337803FFA4FE4988F2207D9C3C66930F73CCC521', 'DDFCF4E57D390F63B08495968FCC5825C1EB414E', 'B2487FFC7A84C8B3288417758FE25A1607E20DAF', 'CF6F30804497C8BC814609E9DC4331C7398F0EB9', 'EA0682EF0FE23BE2072FA792C920AECEAD74872D', '95E97A2AD7B3102C7F284F66D24E65C0BA22A42A', 'D7DFDC325BC808C2508C29E334A26E383290209B', 'BD6B31306E3D357B0FB58B57D8821016EDEE58D7', 'E74F6BC291065B68E64E5A4F1E1254367DBA07F3', '0C5BB664EE4BE220409F290C168F4E0678949111', '718834752799104A12324CD3BF1B172BDCF6EAF6', '06A20AAB0948E0BB0B2169F91E7AEDE5789FB7A3', '00F5E203656F9C654021376304380BBF3195EE21', '631895B47A5868E43730AEB8DAC4C8ABBD9B0ABE', '4609580834B37E66452A5BAD84F90B016C3EC851', '50CF8092B6927A02D9675D9D40B476DF28722B8A', <text:soft-page-break/>'59E5D00B200860C92A1C9D5F663927C2C057C903', '7805AD9E8E6886078F3C89FA5FB433494D801D6B', 'E21348DD2C1018942168A979FBC77D02422794A2', '6F49B14A01CB56935E98B36C13FA95FA23090405', '3BF0628E0AA2EE23E2B9E3DDEE7B1801798E1EF6', 'D36525ED33D38EFCEC7166CF48385B152F9EFC55', 'A2670AD6A7D0C1032E97D448BC04E7024B508242', 'AC00BB4827EA76BA0E9CAA28576803A38A25AAD3', 'F4881A9961F0BEE3978C0AF639DF97F0168ED8B7', '8CC9B07F99126F3CBE0AF7544A85F79F91B17A47', 'C65055971B7A0758314D8282E85E07F286066FB0', 'EECEC539C0D2025550A5C440765D919F64773A01', '522C60DAC4BC34951FC4B30FEF2425700E854E47', '2EB0BAAEB1932201E246E2CC5ABE5C1B764B5E7A', 'E9F253B1F312659F0F56AB16ED94779AC1F713CA', 'C95A2E5C4D483B9CDE2FE058AFF0173DB9522E2E', '1F8ADE15E6C70B9BF534AF3ECBA0A808C99EF8DB', '49D551B0C4032C6A5087AA34B900C05100B68D3F', '812E7D700D4BBDDF7387552BA7679C6D9D6BBB69', '9C206E22046FDBF7C0514E7540C31C44120D8B08', 'F37035862CC1B8DB27F00A209D45AA406B787345', 'D02EDD7B6E90D9CFE31AFAAA0DCFBE9607F651B2', '3365871058810BAA62632B829890EF7AD8D18E08', '86610C7E8D761B58B39EAC3376855267BD646EB1', '6AE484353FD1CB2E49A9D98287B1E9621AC1DEC1', '918E1A60C20DE264AF96D2AD51C1D2B467A5B139', '7A57C66BAA5E623A72C12A70E054AFABDB1AA56B', '753D8BC4AC17C157113D292B5371F3CBE74766B2', '9904EF4A8F028CF58073D66EBB2B7958C4014BEF', 'D55ED41EC498E6D3F4DD2703C2F560FC3CB7CCAF', '2039431F327AD4593AE5E9AE4445F5A0F88604C9', '2DE016093EAE6707DFD52406B741D0616CD701DA', '106EE57190D094EBB6730D8EBF5080EE3ACAA3C7', 'C624E79566E830B4EAA12D96977A84B3D0E68AA1', '5E9D08DEBF00D1DF0322C2B368B36D679A565584', '4D937DD8531799AE2D35164974497F13836FCEC9', '20DF913FB846F762493C754CEE181960CD154CB9', 'FABB02DA4D63D7E793F672401AFF1BD44418FDDF', 'EAE76DCF48EF584277DE59055E0CA00367442D61', '873F5A812BEA5415EF7F25A1C511CB86C734C17B', '2E8AD98472ECB01BF90E956382BAA2527442496D', 'F43EBA9697EF5F98479EB3FB4F1E29687C8D9FDA', 'E5D2A2E0F32A4A443A933C095277388C46581776', 'CF7F0810B833BDE03E87D80CF4883B639BEE21F3', 'B1ECB8D1CC150E45244B5210A21309126F20144E', '28F902D0448A9E36F2807124D6665A68EE228F58', '7B8F43B1849EB2FC5152013CD09F0D9D0BBEB03B', '0B78BC3BEBB269647F950EB66A746C61FA088490', 'E647706CCAE6FC6E8504855B6AD80AE3F4178046', 'F58815068CBB0059F1EFC3C5EE7E52E70B6D8E8A', '28B97D8275D917B25A7F9F4CD042735D29C7E19C', '636A07E2AE86A5EECBBC4215B17C21AD5BCAE15E', <text:soft-page-break/>'2F6BAC56DB0D8592423BE1E674398CD290A26364', 'D6FD4937130A4513785EFF8197AD3BA9CA2118B7', '6065988AB27BBCB09D6F43B71173198E155467CA', '755D306DA3862FD035E6244F935CD903ECE6AA14', '967F4AB1910917CE7F17BE73273C9177D346C446', '17EE6A8792CCAA247541E70348378DC9D0CF05A3', 'FE9B3D838FF75521352AC590BFD6428EBD31062E', '28BCA715FAAAE5FD3C976D5BAD80B45797604643', 'DB9C40D7B427A1F2ABB093A73136F59042074E9F', 'B4C00AEE62AC20F5B505A40E6BD96B6630C1B770', '68D4F6A82A27739A6EE8470392AFD3796AFDB4BD', '0DC910B1BCAE2FA61F332990CF3A91DE8F295620', 'AD90C683493183B4A6FC75E19899E895993D89C0', '343E20A20559EED98C44EE893AAF6875D8721FBC', '6D74C347A941FB6DBA03F6A94AC8A92197F6993F', '6548928044156B3E41819013F02EAA6FE6F030FC', '8742350C475512D20D93ADF244F8DFD772C444EB', '3B481367AD936B830334AD7B86315204B1CB6A15', 'AF04CA2162385FDA7C03CB30A06DAA56B3D37272', 'FE29E0430A7AB0A076FAC0946CBB90B077DC81F8', '2810EC78BE4D09F8E0DE17B1688DE91C44CAE7B0', '0DA0E216C119B5D74060019C0FE4D933106B55CA', '0C5B9C4D59157920F1A64CEF30E1EB5EF70A5984', '6E4301DBA62C074EE4B29513F7E1247D23D19E22', 'B9D2C1F748D0932158A59B697DCE59BC8533A20D', '29DE560BF3374E820A846459AF31643A4B5C74BA', '7CDBF0773F3C3A5FE4664686E11323BEEB37D4F9', '6A15939B1F8AC77C319A1182460143FEF00FCC8A', '211E5BD6A3FA53855A1C4BF3DEC88E3828C8A807', '3D3454C2732D96B6CE0CFEB66999B0DA82DDEA9A', '264512CF011FFE0DF3E1C05BC5EE3127025ED4EB', 'D9CF49BF72E394361AB2957B0A0AB3ADE6A87529', 'F0EBDFA8283BFD1B94551E15F5E1EE2032573A8E', 'ED83CDD8633DEE99B25B7D47DC0B2F091837A44E', 'E7FF4F567246B8C2578BEBA5DCC7313510A05CBA', 'C93A3B8C2E964BDCCFC21B5AA27C1556B34A69E0', '9A1EA99E034E71BBE42A1EBA41621159A964641D', 'FA09A69C87CF2262900B5424C81D57BDF0EB1C71', '81575BEF77113A547B3CEE7A361107C75B3C221F', 'E6E6830EB33D57778B75D511F65E7700D3F807AA', '310802BBF29F281EC6843533755C6177F8217632', '78B98CC27A2B08BB0AEA99D2335F8DD962CA5A06', '050035ED3ECB0E6B66B52F976E81C286A056374A', 'DB90DB96C6C7B6BA0962241B803884FB99FD6A93', '1F46B0CE47E193D40F0374907DA857A51621AA0D', '07AFBBC8908C5F6738E7025843E8936EF87C8D6F', 'A378B10252DB3DA5D3F377DDACCDF8DBB286DA1C', '2982ED5A4C8614EF3D74C06D7AB0CF2A552BA85E', 'D26B30C29653FF6E88387C8EDC58BCD16C78AE71', 'E8A773CF590A5A3918C5310750858E15A9F0D77A', '789B2893E6F0B706C4B15816CFA41BE078B939AC', '8E2957C75B35DC1152FB6E4309EBE974319ED617', <text:soft-page-break/>'0A15BD340F51A08412F149F12A3632568890EC3A', 'CDE1A04A4170E8612A883041C27A6700DF1515F6', '852F9C8540252DDDEE51CD6E9A1D4C3221CC80ED', '0F8F6F017DCF8B31A239D3B9CD62F14C3B3610AB', 'A3D96E4016CBDF62F8A78799105E48A5B2076F6A', '0C8B99CAA28E4BC6C9AC9FD18998B6ACEC942ED1', '87461CD9875C89A498271E99E0E0F9E7B4611C21', '0C0E249B3A6E70EC4B499514A951CB7329296DC2', 'F964929B0142F82E5448C6804ED375E24D920981', 'D043E9DFB188D2CF0778419F8403AC6F03B135E5', '2CBC72345BEF0DF3BCFE24DBE7BF1282AC4CA8B9', 'B63B4B2F992B43219ADB2A95E1A6AC5C857FE0D5', '69579B70B15BF23A02CAAAC1CD8349CC3CAE849E', '7A0B57D1A239088C754FE55156C56696A7281E6C', '12750EE5CD79BDEA38EB4EC9D5F82FA17FE1CF6B', '838B90CEAAC1A82DE893D975F01BB80EE1B661F5', 'AF9B6BF7CFE1CE8006FB32DDB82307A11B44D512', '8F1F5C85CB4825E3803CFB4F940E5A9A72B10D08', 'AD99860793D490D3E581F14BDA63D6FD5A6BA048', 'B36FA3D0BE44F35602E6A2259F70C7D14FB5051C', 'DFD98206243F67FDB1F0B710A08E5BEF9E24F030', '5578C608552FD26E7DFE383850987B47BABF70C1', '9CAF1A408F96178E7B9935C11F090AB5F9A11B8B', 'DD07ECDB67B5782147371AE6D9BAAD7492F774C7', 'F2D0B2E056B58B9968C1318C4B0BA32811158574', '623B96B4AB82857FEC3F6802DA4BE7438BECD2AF', 'D78E49F7A47E17FD33C76CD88DE880FA886A2043', 'CD4DE8942F278FF7BBC314E77072927B6AF665C0', '9A61D824A320B0533261EFC105F6F02CBA85069D', 'F69FCA3517A2098C4B7B3F486EC08E795E795340', 'BD352B52EC37059827714D438616CDCD3D152F92', 'D1B5CAF1CD78986615E0885056857B9BDB657736', '56CDC289E4D84623FE8D157D0D58EB302C70ECFD', '47E56A178EFE74BE23F2E48DB41B770E08525AAF', '47F55B1EDEA329D57D604719EC529053A0BE1A67', 'DA538F73B3B3AAAEE89B24ABDD81C2E0D24609A2', '355766DA603FA30589CAA63B4C7818CD0DA39049', 'E3D10C652424CC7623AD7DF111D2F0E82F5BE654', '654047B5CCCC2C6B7A8FB82109CD857823839B40', '3E0D5CAA4864926F8B98406F817846ECC22E82C0', 'FBDABB775A25B8C062E6DECCC849D4D9536F71A4', '5204A411B1CD1F4C2A37EBB78252789E6D19B430', '3EC37FBC54F80E898EB91F3137358EF9C42C1B74', 'DCC4D192E7E7348423B05AE9340205CDDC1F930D', '6E75561D389BA2DD2459C336FE2C1015C4364C4C', '7D38D0B5298AE629FE38E766D81578849A23FE4F', 'D2FC519E11ABDC023DCDB5AC11954F406B51DAF7', '7E2C703DFAF5011CD125447AE2228F9F277EC946', '9CC0CBA8FE02AC242F7D986303049487FE1A0079', 'B0418E9371FA7E3CBE069552C87D41682931712E', 'A62C043F07F0F8A3D3D22BC5226B412CE0170730', '68266DA378BACB10D5DEABE7584E33EA967246B0', <text:soft-page-break/>'ED55C131DCCB7A8F178A9A7A052E704F90F5AB21', 'DABB1DF4A6722FCC645F97988AC903EA577D587E', 'F2B2072600DDD292B758A72E26C2371252C99C10', 'DDC0978CE811B10F5C2E3B06702142ACC10DE754', '487BC523B00D0ADC44939B1784429B06F9DA4BE3', 'ED5C6BD03A114767F48E5387BE7DEB3A51292F68', 'C69BD2397C1D93AFF510ABD8F25E77134D697A9D', 'F18D85F52EBBBA2AB081EF739ED0D6E8A76D497C', 'ABA24AAB8A9EA0E34C3E86EFD7EE2992CE614003', '5E5C7F0FAD47BE142C32520F1E9EA6AAAFAE0244', '2BD771082649DDD8D0DF7E80B98A4FEC7A40E0C5', 'F659F4D47C70EE583C7440B5B6C23AB3764278A8', '438ED6280A37830E7FCE53E8C287D8554212C5DA',</text:p>
      <text:p text:style-name="P1"><text:s/>'10C8F98A24555B58ABC62429CEBDF7D34A6A5BD7', '496D0B72D8E3F03FF0FAA1B6C3B049583385FB09', '1B9018569E7CD8DB82F4332747DC3C3F487AA1D4', '79AEB0050B19F23A061AD4C2045261954485EF33', '93A92A4B819BF825FE6DAE23F68CC233043151B3', 'C8FDC9B6E1AD4E46D1A337ECE899AD1FEFF3A68A', '86B41473941AC4B962214C1BACBAE84523F1ABBC', '5021ECAF876C756F0982552D5447BFF163E66656', '9C9D92BB9777F730E584E754022BA70E44ED9C7B', '8AAFF8DD7F29032212FF0BDC28A80E0AC1D1E0FF', 'EF57F16BBE9FAB642DAC71B6D2F157945BB1BC4C', '41A4D690D79FAAFD00AC47C4198C28B7C9FBB373', '7045A8B8DE0BFC544B70AE8F25CBDE2E1EE779F2', '59C419BFCAC439D2717779D41F11F9CD11035C50', 'B2BD2AC2ABBF246A50FC040B2A83605CCB176F12', '71B2A38F0E647AFE45A5FA8FC4C8EFE94A556AF1', 'A23C22A05702ACD05E3A94A3872719A918B05E52', 'B30FDCB5AD27798DD29128D0D37E479C2897F2F7', '881202EE961338EDCEE1D79766E34B2E32E916FD', 'C4063164D45D073A3B94F8CC537C9EB4586E6F2F', 'A540E10AFC03A7736285F0424C9E4818DF012EB6', '444BF68A77B7123C0D9F3E297107D11683AC3966', 'EA822FCB8EEF5FB049A871024BD89EB9A1266D6F', 'A21995FCCD1B4F419C4E44E736E7506EF4166360', 'CB24565FBEBD5C2D6023D02CD42D9E4FE4495298', '56E0B6E7984EC3D5A0E517F4D968757B8D06410F', 'F6A59D88CB48D3E1A0CF7C2FD24D3639B14C8EE7', 'F89F652910098F681A954CC1C00C9682BD00A8A1', '55887296E9E28E383EDAF16A36FEDB80B03CB387', '4E58DB6E7AF19D8770EE3342936CC1BC7EC9D93F', 'EFB891B274CC7AEAE241D2F0BEEA57D6573CB370', '9519AEA8E0730F471C38F4530EFE2AD245EA396B', 'A74B68F97A91F9DB5BAC185E3F27FF3DF52AAB61', '299A24EAFCFA164B98E0A029CAAA534AE1A14627', '10FF59004E7278620ABD9249021A3040FFBEFEA5', '6F032B256E681F73C71F5FE498938C698539A093', 'B5EAEB9F6B951D65B38681D033183E50FEB0BAD9', 'CE5809FD7560419D5F0ABA647F0D13B7DAF5BC17', '98FD97787F74CA299FF656F5455E70E7ECDC1C7E', <text:soft-page-break/>'B9211FB8D7BD9DE0434BADECB423FCEE6CC7B115', 'C92A5EAA05CC513DA0BA3907F37608CA05F75CD1', '103F451FA67851D01BB7CC98808DE7DD71BB6DC0', '49FCD410B9690B2EE59771C440477024B4E5CAA0', 'C658B82E8771D372DFC6B9501691F1E385767727', 'D0A25AAD86CAB7778860BC2863D7B257EF0A3C55', '5DE206F84AA4A14B27AE56F4A206E1D2EAFF6E4A', 'F47F9D4F2223798BD8C59F0101F0168A6DE98994', '8DA97C82389C54B6A62BEB17C796B8D2412F53D9', 'E90B1D52654DBF053EFAE17491F32F9492565340', '89C49FBB23B0AE337F74D6AD069E483E9AA00C36', '3D0B01A9E909A72E2104794F7D582751E5086241', 'B8319E7CDA76331C21FAE3DEE549F2DCC3E215B1', 'C85481AAF7A6CB60788BABABD22AC957269E8299', 'B09BD96D59390DE03CDF349A4D9EA754492C426B', 'EF82724A958F6F8AE9251019B827A03B1022BF7E', '828095AE16E69F3ED27419AFEABFEA56A70D2478', 'E9FB10F4641C45BF2E20D8364DA27051EA34F179', '956A4535BD60EC318A21B8B13BA7752C83783E33', '87271B0827AE4D19311DC87DF9D9C4564DC053FA', 'BE8971D86098B433ED71854A65D1A17EE5D8BE23', 'C1C33E7C69CB3D867C5444F7E4465929603744EB', '9241A3ADB0619DB448E5D54530AEBBCFBBC4E3D4', '06FBB37874973B10E56142A57F18796AF5DD472D', '6CC8E7AB1C83BA6EBD0D8667EB839371B8CC8C23', 'EAA734383900C682534B35B3106F6C417BD4E800', '50B49068EEB24EE2613F9DA3549E8619CA200FF8', '9B6C0ADC712B10E618167C714F2FAF78A460B488', '95F4AEC62F8B8C9DB9B9DB2EE49D0AA021FDDF1E', 'C0F1A6146534C4377737C24FD02240391CD0A5B1', '9DCF3BA7D759428283499DA007B28E5CA52D7D96', '538A7C61C3CF2752771D4ED555D41E81826AAF9C', 'B87E3F130D68A95FA9BA0EE56185E97E8543F286', '62199B629F25E9EA53F0C1D3AC947FCB0D42E3A6', '1257591002857362D2D89DE88B91002B6138F9EE', '0C6AAF9FF1A4D6302A77148731A0B9D3ABBD14D4', '095E6B5E24D07758E6EF46287C8565CE9F1569DF', '0831783FE2F8A4300984E3B060C93E1812675380', '5BD575AC802BE8735E3B561A737B9CA79AA081E9', '9B1B8FBB3A463D06DB0E997E7537F9E2530215E7', 'E5363AD9556770BC5FAF0B7CE6EAC977FA9C1353', 'CA034085903994953DE84718242084C5F51ABC81', 'EE32411F3522868B1A8BB73C86DCA4A5D80865FB', '08B9E2EC5CB4B86C2D5655B12493C82E6A520C0B', '0618F5A01E281CB7915740C6581AC6CD991FE25F', '146864047F97C35B0FEF9C1B86849EC63BE4A937', '4E3D8BB9A1F7868AC77146442E460EDD4A318A50', '323B3FCA39769067EC331A9D79A757920614A1F2', '39CCA667FAD81EA1CED1424832D4FC8C8A084985', '33585986DFE347666E550B3F12A8CABF76851C8C', '9277D9E921AA53C560AAF595D945075ADB324098', 'D24F0D31A8C9E577A9478779227EC9902B54C8FF', <text:soft-page-break/>'BBC4659669E42D3218DA358919E6FC0DF5F547EC', 'A0573BB1314F54F2E300C56640C5E03609F953CE', 'E903E9F6CFDF53BE807B7EEBA7B74A14562DEB1E', '560C3A78A5610ED9157937BC96450C14608629AD', 'F12974A00EDB0F20035E6C198F7E1092D80AE219', '8630D2D92C3A31176AD96219B1C61F9A2619F6F4', 'FC4440C72110350F0227C75451306ACCFD220345', '62B038B207383CFD85C1B3D6C86B7F245B7E1F2A', 'D60218165437D98F4D3D2BBA12786A6C317F3549', 'DFBA78988FB41996248A4FCFF9FCA73829DC3837', 'A8C4273D3567442277620F1F884DDFC1B8F4C6AF', '7C111D2CF6C36230F9FFC512B813DC7A7224BB18', '37D66E4D51CABF530155622BE84ACA18C755515C', 'A34A2C8C22465A91CA8B454A3B8A594B91D0C852', '2FC232BAB50F0DEB22016AF25BDA52B438AFB2EC', '1B20401E4614218CB765F971315FC991FAA664D1', '0A878BCA8AB135EB01BC3C48170E099F81E3D234', 'F0CDF0940B35CF5817D2F11AE751D9987D2F71E8', '02F8C2F7EC3FBB33500BABD15FF2A8B157A40DAD', '06984731AA5FDF481201CE98A4C78591DE71A71F', '5F8774AD644AAC2D8DE150074CBD42D526F6EBBA', 'CCA5EAC306A6DD6B9BE7FAC3931360226E78C841', '8CACAFBC686F1BD1505D115DD0DFDB47F37DB6EE', '63783B16DA51C556147B89FDDDC81E78E30E2CAE', 'E05E97729AE53C33D5F3133689E75A60A42E0842', '761CCA2E0E4FF6A038FFEAB24F09DF095E4BEAF0', '3B13EFFE2FBA74C7EF0C64C2CFA0556284D6A6F5', 'C5C81450C48D1C237087E440B7E2631926D2A0BD', 'EEC893CA5DD4C96812BBB2140957EE883B02B3C2', '977AFAA7F14AD599C574E4101014AF98A73F20F2', '884BB8D61230619F05C4113597B8708AEAB5A20C', 'A3C09BA0B40AC9504635945C871C3440E8CA1C31', '80FADA73C91E2C1A4753AA3169AD97DEF9C0AF37', 'F34520FCC02CDC1D4162857B27706380E599752A', '383D8E35EB7710254A01EBF2A162CCF305460665', '91B753893D3174D9092ECFA8FAE50F9E72E2A099', '21B5FB2BB896A05C5BBFCFE69C5D23446723828F', 'E0EB27F441ECB67AAE4680ACBC36E544CB481E90', '34847ACC6D5543B1A788459B76D5D53F29ED3612', '4276789E547C590C8FC2E783C5BFD60C8B2A3302', '98A53CEE1BDADB5243928077D7A160ED234881A1', 'DCCAECAE1882518E4B3A62695FA096F35C13BBCF', '55629A7C3063F7B4314EA776F7203D9F03D32807', '7B5895841D67AF71974B9CC4E03FA295961FCC96', '8025CD177A5B475FD5CBB758AD718D6BCFF2173C', '5911810C391960C1707B60797978E2CF6F27C11C', 'A45BC81C9C9279D6ECE51BDD8B5C39F9263B4CC7', '35F5E81BB5480E2C57369B7B2B766310BC6B79BB', 'CC439E00FEFB2562EDC008618BB29E7873BDA906', '7EBB7B5B40C69EE69ACD91C03D4FCCC152576C05', '04369419ADB2AFED9A69D61CCD12863EDFE8E6C8', '281DE7ABA251A0D820F8A95A4DD81D509EBFA839', <text:soft-page-break/>'6D21D036C103891F29460DE149B81030B4940353', 'A18A9D28D5E45EBF1E49AB49EE6250416B56CC5A', 'AE3244128B63E80B276832BA00E2367736C2285D', '1D9E0EF017F3DB4DED35DAB9DABB31C931C82896', 'B37A63B0EC78452BE00BC23A2102F6098F29EEFB', '8676736BD5B4FECEFACB286C80275402D109F9B6', '906E88F5D8687C9AA10C434F471D0605A0690325', '2566F56A167DB525036D2742BAAE4B4449E7E16B', 'D53D87739D1455555C11B2E6EFE7755833393C32', 'E92B9688E308C35A59C034F0108037E5E5A78830', 'CAD4CCE552F9420A28B1DA69A0C73E7C6B986442', '0FF161B3F9165E297769A2C0CF5CB1707E10AC7C', '028F7A9D6D15AAAEC099BFCA8908F2C1F4084993', '147C4D3C4D01FD14E89E37E1F69375DE014C8A1C', '99BA750A60B4159BCC0A3EDEB00D618DA747C3A3', '12AC3A68958D8131C24C84168712455FF7245873', '24F6B953ED0C22B7F3D99240D4A155A177A0CC5C', 'B927044BC4BDE5AB8CFA8721F8B9473A0E18C9D9', '568C094A5F49B6EEE45BDCA8EC9AB60937CF88A7', '2FCAC75CA3923FCF6B96A7B899125BDB4302A2D7', '529EFD776E4F5A83308C55F3EA4A334C082EF17A', 'C5FABDC2C36F3FA39A31BAEB3AEFF8E6B32ED0EC', 'D8235C3BFDA668E5C4E946183D7A223B586570AF', '9B17EC2E403A531D22E721BBB8AF17BCE9F7A24C', '57A54DD1875A12992D174938CA2B49EA10ED40F3', '9920C767939EAD0723AFD84592778CB8F226EBF2', 'EB087BEC11789FC21D617989B7E4FC3B537E47A0', 'AEE0EE06C9724BB2EE7F19C63EA57127AA8A7146', '1F22ADE7FFFB1DE753617D1C6380DE2D72282EE2', 'CC100497032BE33439EF175B08A383C2FC88A6C5', '8522E5744B8CDB34E7FA037C4FB95B18B181B87D', '1102C732E4800A41AB80E91DD044EC6D4387E529', '6D1BC2A5F29C9199135F4A6C1BEA0C4929817E5D', 'BD5B02EF82995F4F2D22AAC6CF139EFFE9E9506F', '7D0F4750C9C464554765E4358839795444AC7310', 'ED16E842A331ED001D9E481F0A9877931C46A887', '46787497CC5C2B82E8296ED40044365FCBBDC6BD', 'BCF480C37AB182614D4EB99178B545CD9A224B51', 'AF34069705235CA8707C6CB828E76844F92E9D88', 'A3B306CF9FC0FBF991A9F2DB95E5A4F399464B44', 'BB726AB635D88928A4A2A40C7CFA03A4129CFE29', 'EC87F82D3BDAF04952D5585ED6E0F980332F82CC', 'FCE064DA3286CECE03A4A27F62F44D672471A439', 'F293D0DE453A2DEA5FF0F009107E0DDB4366E76F', 'C773137C0A0993C40FADF9B087B4232BA6C64236', '7A81C0A2FFF264DCE859D6CC63312FC0C6A807FD', '0E49F2E1F8017D1127846B95DAC3CC8468CF9773', '9DA7A74FDCC468FBFCB174FC507BA7F2F1C24FA5', '79A26A5A7777D2DA142E94B04135EDADA6F5B15E', '2D061F12AE1D8EBA077B3B9CA4026C98FD049C8B', 'AB3F31E9069CEA986C7D0E4ECFD4290B61C78EB4', 'F592BE26FE344357250C27691DD78CCAE17E938A', <text:soft-page-break/>'C62E43F73D2E99C96E97337D9CF6D7A1CCDC5D9F', 'AEFEC5B72D9A1C2DA6EFD7C996860881A90E00E4', '54808AB92D450ECD9A4FDF1AD294B1BDD3758275', 'E9DF003C5669EEDF2ABF2146EBF8B3ACC8526B9A', '914BA927F470F517CCBB2DFEF9FD325FF45299BF', '6D700DE8C03935DEEA8F9048DD70BDF0CBDDA7A4', '5026F83DAA9BD80E930184FA2F989A28EFF06C35', 'FD0D9840CD0107D0FB9F49203BED614FE9F1D667', '260A281718F89CE288D582347AAA600DE0301FA5', '880BB66F1710F6F13A95B3C44C16F70C00B0720D', 'D3A28A0CA61F12BE83C638C2A9EB2A4A4871FADF', 'A246D52BE76FD30867ACE46919386117EB1704C7', 'BDA3B6F52E0844506B04224646FC36878381EACC', '4011DAED647553540597B4CB9A3B1CF63E87FB09', '110019D782A6F15E3A3138B8324C398C3719BB3F', 'B1BCE7E6DDF0FB017BE572E40D6CEAC3358027FC', '2550B12D4B5FF1DE50FC0BB30F754218D6ED85EF', '184F1D142A0EDA88545F02140B201E1D037FE06B', 'DD6243222C8FF0630A776024BEBEF9A8BE58C614', '335753AC5605958B32AB2F7A831D67574DFFE90E', '15D8955656EB141045CE8F41CF3BB30C04596818', '434E24338D011BF3DCCE9B7A03974E76222DBD37', 'AF01AB84CC0EBFEB0494006ADC9076406D762ED1', 'D61CD745FC3DF82374BED32414AF08CE37C9FF1F', '1565DC4802673A3638A3D5D28605AAFBFDED7C89', '96529E66825CE2E508B056435B83783A5ACF8EF1', '52567B3BF53CE9A02963EAC79A43CE31631B2171', '40CB75004EEE613CA7E6225FD1447FF4D3E43DB1', 'EC9DBF743E25D8639810C78068E69CB8EA011610', 'BF2300FDC6C3999F84A7F176F771D9A82633F2AA',</text:p>
      <text:p text:style-name="P1"><text:s/>'AAB7AD5B660DF83F83A85F0FE9A8165C5857958F', 'AC5410E20F3B542572564DC5688DE20BD25837EF', '6CECA1E824762F8806428381EFFE2FFA86F8B057', '2555DAFDFB5AAB8590F8B113022EE7A155F1EC0B', 'D014F8565EA2A78B0B32043B84C0F6BAE7BA5F0C', 'D7A6831F11CC3D545B007F32ABACE2A8DF6FCAEC', 'AE96387312575716F0D71934DCC0A719E09DA72F', '841312A86E14835A49201DEAEA6928A4A8D75BBC', 'AF44A0929E861BB570AB197EA3D49C4CC945C21D', 'E7228B6934B2766FBE95E3CA9DC43FE6905A46BB', '3184C65E33760CEA93C8990B221818E94DD5EA45', 'ED7814F5B3445D2324B0031AACE0BD34FA218214', 'C5280A431194F5AA0C8289EBCB399C83770997DE', '9D014D4434BEAB5403DEB43BA2A65EA18E9BDCCF', '573D2A01DB667A6055D2BBE82DB8FAC85A9234F6', '15849761F98EC3791D2046F414667F9E6DFEE775', 'B2BAFB1E1097D392342C5B87E891AC6169091991', '2AFF056E098BE0BBB8E44D2B09D85BB17CDE3091', 'CA4B86A35F10DE59CC9E4140E508C6D921BD7D6D', 'A683D064E793A61520C292CA62DED42128869274', '88865D1F512E1C90C2A5A129CD353CC5846F80E0', '9BDDE87D3D09657307783436E0632C8A541082EC', <text:soft-page-break/>'4E3A8DF7829E0F5114576C2AA845106DEC31F620', 'EEB1FFF799BA0A1A94BE6C855B7A4B1828C0706C', 'CA8CE522BD36E1EF923804AF473B76F672361A6C', '59855F2D0FBCB8A122DF8005F7E0F8FEED6EFF0D', 'B903E5DF536D6CB51C7F258FAD65369A4234ACE3', '509CAD71073B5133452723129002DBDC6F1C5D24', '107E6FC1F97851C1F9FD4445800DE9F09A2FEF74', '35F73CE48AF3F44F6D6929D3489964D64C8412C5', 'AA355F70A148D805932F606F70166DF7A5F839A1', 'F22E2CF5B704FFEC9940C5C301DF6D714229AADB', '7D81FE04EEDAD767B925E53FE3D7DA674BF4D655', '497F3E3351CAFF49362366ACB3C9DC5AD4928D1A', '28EC1C5D9B2707179E1DDEAE1E6E3B7C357AEE00', '0DF3AF3847767C0369444B889F00BDA145753638', 'A237E0E1933A3E888EC0AE7810F4FE1DFFEA1AAD', '6AFFEA62F2F94AB4594BA32AF4983A7A34C3D57B', 'C3F201CBEBFC144AE6923D23E1E8FFE6C4DFAD8B', 'C280B292FF836DF9C7EE82F6608FB1D61C9CF8D3', '46600255EC2AD82A2BEE991D2E0A5C051373FBBA', 'F7B43639465DDF807194E7C72268BA6FFC5850B6', '942CD073388F79E31B2B86F0350C36BF86ECC232', '746D6D09243928154696420E73919864959C847A', '90EF4E8D97D48AA1270738301FC62D0DBE5D6694', '489E9D35D22719D0EBE7C88B7EA342C3CB56AFB5', 'BAA0DDC292EBAFA893CD4969FB02546F8E7CCA7F', '732FC8358DC256ECACFB359DB8983F3643C5907E', 'E57BBBB4F7B46BC33FC9A3A3950AF021ECC919DC', 'EB74F1DB7C7C6DF9698655D2FB8D731D9FBF7A00', '671975B93E8210158C8705F0EDF13209A71D3E0F', '0562D0C466ABBBCCA5DB67A2C75EE5D8AA1D77EB', '0E5A0CEB60EFA913D7905A7BD25A58B6A3EC832F', '51A3CB5F35651445D7631C0B10BC5E2E13710816', '6D0B59856FD9C8AB051F10E68C75CDFC46CBB2B4', '8BE2EAE4D56E3B718B7F5E0CA4C368CEA104958C', '7C67578DF3D2485F9653CECE9DDC10EB49FF4300', '378E4DCED42C70115331D8546246FB06FF0241FE', 'D814973CE306B968FD59765DAB009A9B8C7B4BDB', '58464DE45E7288A1C9A31BE9070B4C6713306B85', '75304C08A50523D015B062C2AC4A6AC34FE87FF9', 'D39653D6687D785EA9D3265F860FFAC51DDA0CCD', '4DAA2FAF3ED2497AB8D0CD4B8113C116B54DDA40', 'A47BDFACCD6F012B3B1F1A19AA6ED12C66B66E33', '0E6D397606A111AF37171A5C386D193EC6AF5A74', '8C83C155DA0147E64E9598768657FB8EB0BB5D13', '01C7A182BAFBF1FEF3C1EFA3F9725C77F7381B3B', 'B31F5C4057B87966C91F1B959D18A8209305562E', '1F25AB7EFC92742B07F5FFDCC7C6D6BADF143291', '979C81850FA3DBD118ACB70B4267B1CF1A81F9E9', '4220448BF6A89552368B2AFEED355EE58B53A2E7', '080B4A93B2EA761D891FA7A5E413DD7B6705A2AD', '3625CBC9CE14FD850E19C624496BB1E124AEE9D4', '1EFA4239012A0B13ABDC5FDE3C95E86BF19FBD13', <text:soft-page-break/>'11091D32AFB470BAE7786A9C41A5D35AA39A2306', 'FC65959842CFF14B0A1F3DC0FE109511A311F259', 'FF88F3866B55C7A3AE778521FA94359480B5E87C', 'BB430F40E32E02719D480D2EB2E9A3443800C2FA', '89B6C9A41525D0384880ABC4FED84A4E34231446', '7FB44DF4013ECD1A74AECDB4172331B8B29CE3B8', '184418CBE1E0E0573985B0FA2D3E965FFB59E78D', '8FFC7DBBDAE41A2D91AF05A81C3405CD7883293F', '119DAC88F81FC81653E9908F85E3CB55DDC4C912', '4E031D8CC4A180CC9BF0A5B1FB49F60732983BBF', '914A2E650616B66A02D4A8FED173D9C863C4FF41', '0093CC17EBFC7AA6A51C71D802235E2D881E0C92', '4BC34E246B37ECAA424FFBE4089C2543AAD74FD7', 'D41DE776739A7BB114D0A1DDEF053B534B4D8E27', 'B5C15C4F71B51E87810E7DD3C4D91693963FBF12', '359EB1B752EE956BC310B094668FA75B0F73CECC', 'C7249FF6053BA45273DA7E7ACAD6BD76BB3378FE', 'EF0B3F2EAD3FBA8AD9AFE4B5034908F46CFF5222', '5B24CC69E89CC4F725C54368BF84AD238EA2BCAF', '7D8CAAC9F15725C1EAE7A61B40B15BD14501AFB6', 'F124938FCEE097F8D666A98462713E1389173871', 'C49DAA560A83A25A5209DF686BAF15299AE66E84', 'DB423279FFA92BDDD599047DA4769872E1848A8D', '9AA07E283FEDF87FF00FE3FF6DAAC5F187F228F7', '9629D3F780E1CE6F8ACDC78B28B978C7A34728A2', '4E44C7E7725ABF762AF5104C96934DD12F7EEA16', '4100591890AE216AF4ABD8D19788FA92F2D3E906', 'EDE03C027E7E6E781A7C97C54B183C084384F9DA', '09CC669228D6D7E390E86EE967F5472FCF891136', '8EA28FC3DD5670A3920FC3709DD4493B487BD1CF', 'AFD3390386E3470222E850D5A8F4215C693E6A62', 'E7C3A8304C26E05125966396644528FA683F4EBD', '52152B04E4461582CD35EE9F01953081E4C9AA25', 'F5560CD4DAD1CFADB058D4FC64D611158E63502E', 'D4A314E50F1B10BFF1256FA590434ADA972B4291', 'AA2825DD0A44FB9933177B7A64C013C33691ADD7', '0DB8BF10301B37BA4B21652F1BDDE4E1697B5944', 'BDD8D3BBC67B3A3365823FF1495B9C30DBBAEE35', '7E8EE5E6C3A7D88874386DE0CE87297261B2AA9F', '708F5008E24F157A4EEAC8B42D389754B03E6AA0', 'BF6B794F97CF4AB864AD904228EE46E5D27F9BD4', '26AB912273C455765957066A842D4E4B13052D2E', 'F3D7DF47DC543CF8108E54B924C42B2132C1F63D', '37C4288DEE6D70C018EAAD82DEF6FCFA82D722D7', '98808FC4BD0EABB5CC662D62115570064197628D', '38A2BF7DB8F3B827386C2BAD9121B8507E672F60', 'D15A0FA0AD903D4D69442E3E0FAEBD97C7E903C4', '5A0A75324BCDA995AB0AE753823E5402A73F510C', '0C0AAB5571D3820233D63F9B8E0BF0229E38A036', '02980A5CB5D93488AD5D0BA4B5BEC04829DD48DE', 'ACFDB0E707340529AED2EFCE61A7586F91E96215', '007EA8D2BE12414B87BD068DBC7F4657F49B1335', <text:soft-page-break/>'4EF641D32FA87DAEF628B2AE480A7FF8C72BEA6D', 'F92BA617A59634A09BDF23F14D3A200A31099288', 'B93FF360224CD1E4FE783FF0204340CC67BDE775', 'B9CEC6D2C6D5E0073B88B965129849AD6383EC92', 'EC2F60639C0F3091B2208304950FC17CDD952291', '32DFC50C04713EAAD78933D118CBCB20241A62A2', '0B91B01B3E739C95C9544AB65542E02315B5A04B', '40893D9F523DB77CF74EB2CC257C022886A392B5', '685157E94BB767EA0474E2A2EC92722F9A4FF665', '80EEBF67F979F1EEB91CD863FBB145AF600DD699', 'AB9866483C8673E98FD30A86806702DD3887BB68', 'D4508554DCC501887797CB2C337E7D5C1080723C', '6F030D1ED10BE341F01923327539E5962D9B2836', 'C3852537479A5166DA3602D2F011F69CF02F67A5', 'FC02926EB13809C19307FBD03DCF46F01E19C490', '596DCDF8F41B62735210A651AD34339E10232182', 'C3D8361B3D73AE2E3BE4EC485BD383FE17B93B0C', 'B8AF791A231EA4541F710FDF50CA66DFAB32CC4E', 'D3022EC922DD7166640E0856ED62CD5582003979', '63DD990049E4A5A0A5579F1237806C516D4C5EB7', '054C3B50304DE1BC0CF95BC2CC396CBF56FB539D', '6B9C8CD684C37EC80DBAE0CA149BB26842EB6A74', '234DA224A9D200F3E5512F5A6E5F8F430D037E4B', '30063EBA002D00B2B2A8902C4CAAB79087C5DF88', '6D28A670A039278D9CAC51BBF920FDBDF932BC1D', '433F9D39782CD9C6C1C809E3A483E13E7669B0E9', '4C83ED27F8CA69440125928333D5ACBD414A1A60', '91EABDFBA3BA3D01BC3E3A031581FB9A68AF93AE', 'A7B591DF613B776516CEDFD130FC3BB4FADA089B', '550D215FCB595F3DA2E57EECB664CEE60FDE41A0', 'FF428DEDE3B3C698847170BE56DF81EAF0E1EB54', '9362DB8E81A0F7098A45ADD8303FE9D12D8E4785', '031FDFF2CEF1CAB82AF7CC891BA25346FC1BEE3E', '6075A0FA80A177ABF6D878054622C8D359A7852E', '4E8E818BF11A803E3497877D9B4908C8F3300D41', '83E831C3BEB6DA41F4DA45BB783F97A00678D7A2', 'D52BE4CB9A20724699D0E87E51E5F82921CC06E9', 'F119618BA7328262A50C80CE09293CF13B237E3E', '1A2B7959069E3D2F76690B9548416177E1C8B1F6', '6E28E6E18033B20FB22CA28AFF81C57200DEED48', '0A6D4168DA34FF4493977F3E84A16A8C85F10AC8', '397B8BE98FF93A0A5799C02D3AF7278BF3499DA2', '9BB3D7443DB4939BF3167DD48E6D686EEF14B726', 'D20DE5660D89785E7FC3414985BBE3FA86937541', '1497ED2425209A3F4CB50B417E2652C9B9F90C72', 'F52719BC21419E64EE496CDBD14F7E3CFB00C8A1', '39DB6CD2E7876999CDAFFB715BADF4463E046133', '55374FD399ECD3554875C3B3AAEE36673C24625C', 'E66FBF92C866FE43DEBD73FEACCA21748653E2FA', '9FCF03C7512AC8ACE7BEF9B84E08B427D390664A', '8F34D49A14EE52FB453F8DD2DCB0B6DD0812DA12', 'B20C5AEF8AFD95F8B4F1941F272AB1A007FB29FE', <text:soft-page-break/>'8B13ED3C4D0CF9EA5F0545D41F3C77BEA280CCDE', '2085348FA10A5F4BC9D744D4D37417B8EA428FEA', '3C4466EF2C3EE5AF8625DB205D0D44F7E9B3FDE8', 'B65F5273FF60C5DC99A3C717C4FC70236E5FC209', '1AED936E50879DA04474C7A119222BFC3BA7D6E8', '9EAAB9247860C10E789FED3F6DBEFA2C614AC54D', 'F09600F398622FB719911AE3793C4E06323379BD', '903271A8EAA79A25415ABD37A2AE9E2F21B7745B', '74EFA66C23E059A09C5C0FE1E9D945E96A037DF5', '80B33FCC6C7690099A9C9C913F9D532C80BD702E', '6239013043B3ED0F8855CBC531A7D535C4AE8F26', '00D11EF2D16C7F12FB737E39E35D6EAB9ABD5D73', '8DE290DFD6713C903A1B7606C60A072200438E7F', '68968F204828FED86A310691BE982DE17033C6D7', '6B09C03BF41E1E4E21D47DCC781C852191ACFA25', 'E6CA67FEA6A81559D5512D6C7A0241351BC86F02', 'DC159411880C13742124883C27B0C16B631543AE', '6603A8697F55ED80CB12B53C35A78C62C7CA9B85', '046FBE3A4EEB2B034BB452EF5253B05DA7B46890', '8D980C3ED45C29DC10E86631BD42FF4A0267D773', '261840650869F0FF24F130FBE702DF9519F2B77A', '576794AC91CA15E6B4E2387640767FA7EE0A7D0D', '4BA69E1F0ACD22902737FB2CDB9E15AB30A3FB07', '6FA82AE88DCC64E3ADA0F0ADF3A8939A8A0B410E', '8939786BB536069EEB195564185DF741DCF9EFE2', '04C3D5EE4968A670A5D590D88FA48919196677CE', '45549C8B4C1C9FF678D72B774AFD991A4390A96F', '1ADA17319A6916F258D9D1A2D44E278A3671D3EE', '437DB4A319940619AD5057E54763BEFC11ACAD8F', '2D66AEA5912C20590E489973DCA6FF70E95AE480', 'E481C5A10F2C2D68ECF3C58306F805E29466055C', '27BF1C8B4F1F3EBAEB18035A0526669AA7158D95', '37C946C2225DA3140F80B6D516D54ADB10258A54', 'EE604038A41669E67E68CCFB23725BE2D8BD6084', '2CA5F47F9EB29BAA36C9003A9E4D16BDBD11DDCC', 'DE931A6ABEE7852FBAE1A880C60D7B839761427B', 'B7BA06A228B677373D63CABC237DF890F7DA911E', '32992807DF830B734C4B1C53A72874F26512C3AB', '9C16CB486808F94B8BAE10CF94F0557B9022318F', '41D6CE0204424AD9DB9BCCF8C807F6CC5676AD5A', 'A6246D6C176010211181715F6E19524678B715F4', 'EA7E1AE5DC60F71F39E336EB7640878C2106FCBA', '6D8791D39FFFBC6FC3AF128774D6700498BECBF2', '6C9D8BAD68DB02F19AA5A93A7D3AF1660A5623BD', '98228AD5EDCBD26B23602E82F294CD96DF1B7948', '419F47BBAC2713BEEF4BE6D7A50518614F410F44', 'F903D34DC2CC019F5A660D8E6F301EE0F5B093BF',</text:p>
      <text:p text:style-name="P1"><text:s/>'832F89A33249C1DF8A05A33C01ADA3F48528B601', '893BBCAE9B1967E31BA4B10681DDD4CD311736ED', '986CED22753CAE2921889F965478AEC6E8A80CF1', 'A4FCAF4917436A27876905FA14A27B7308B53D40', 'B486B02EDEEAB4DAB6CADA8AD6854F8E4813F83C', <text:soft-page-break/>'4A4015502674A7DCF3000D8A69201F1D61BEFD2E', 'B4CAAFCD5837A2D977D96A407CD767D2B9BC5E25', 'D563AB62D9CD48CF3AE26C141E963B4F9BB5E27A', 'F8A52D54B6D842411434369B0DD0B921E750CA01', '9D4311EA28494DE2B524933515CE9A59490D7DBC', '3C30E829300216001D2ED58CBA89FFE521EA894A', 'C143318A85B967B92A42200860825DE423D7E1D3', '59BBC9F912747B74293B34A0D09921047B29DE14', 'E54FED64928B98175F409EEC639EBB2542B67301', '69D3E7CECA6B10621355BDC9F6B09F941B9A91C1', '0D55475766334F6EF3E6B25A63A214A9156036B9', '08951F1DFDFBB48F71D0CEE8C11D89A977A61B87', '36470A992F3228EE65A552302120228338CFE05D', 'FD9542DADA8BE518DC1A0F7B20192A2DF2F97A72', 'FD86336DC681377BA4BAF9C7B7C07E7B49C9BFFF', '79E70B3DAF047FBE0949F58DB7704A1B0579B0A5', '49B0EFD7469A10B51CADBEBB4C814D9A103E8250', '14E07645D58AEED34EAF6B3E20F2D6636841B82A', 'DA380F2D7B53CEC8588E83010B96678D945AC942', '699A4F3919076855A1C455BBCDC952D7792ECE9B', '7D29E13A098644206DCD1D30976D98006D28F8A7', 'E9C5EEEB0BEDD6B7326F5B488C6D8CD9AB719A50', '8A89ABA72D2B5B355D2DF5CC7EAD6F4E55ACA336', '18EF107CBE689AE746389F68A2159EF4DF571737', 'C3998813FD919C48AB2B3CB54B996B2280BD0BE3', '881BACE8A8338BA830974FB5E5129272000D7A52', 'C07FCA7B1C71FF07BF61A56BD0B3F48E9179E04D', '96C0B92B7365288439C9C3E5FAFF5DB9FD79DD31', 'D13B3B404023F4A410DC75911ED599241DA76A01', 'B6166F0F799E2FB3387006A879443419EBE0B048', 'AA432E8D94A408ABDA7782681515FBF6BAA3BE29', '149283842D01711775CE749BE90843CE4135526C', '8028992FACBDED854118768387F8B12FBEA9DF57', 'FE82C4D687C5628D0B0B0D08BBC15620E1FB2967', '7D87D22CF40BB6FBC5C642426307F81F61638161', 'B760EB024D4FD83F9FDD0F02C1AA1C1DE6F208D8', '8F43299B2BBC180803AAE2295F17077D2C87FC5E', 'DB6AB507B91160A4285682BD52DE9320CFF8329D', '6D49B7865EEE27D0DD4C5D8BFA816276252320FA', '4E990CD1D057C8B905DA6468DEB5682D240E868E', 'BFD60BE5079907C8A3E1068789F91B4BDD4C264B', '7CFF02734911D07E07E67B67844FB8D900BEF5A0', '38350149A405F20DC3D26DF8039E18B104EBF624', '0285FB65892AC932A03C26A40EFAD267C62DB4D8', '4BD4035D6FD280B709E8DA3CF2E84FF15623833B', '1F079D8B704347BF85F3613DF2A6826D6E43A53E', '629E8D618F93C28A5F7466D3625C63F52F6846CA', 'F2CDC72CECB9C6163F9F708CD921F469B0E059A4', '18369CB154AFF7964AF76F9FD69189D5800E1C04', 'E28B758BC22DC928E78C9B2224B99A3E2298345F', '608F4A6B10556FD9A6C130CF15996825422974DC', '0CDF06C974A10A5CBA51B66A48B7D06267E7CBCC', <text:soft-page-break/>'74D233B378E43E6624B74CBA979E59DA64C03D3B', '187EF5EF4C04F0532F5A8C32C4AAAEB351DC6A97', 'D46F27B06296327BDCB62EB1D49B2479A8AA172C', '7089666A6AC518B5BA96C26ED1D3890CEC01E481', 'D20A85EC40113FEB3ACCFE85D553B1ABFC792482', '5FAAD16AEA46A5BD4428391D4210D9E44214D821', '5D3DFFD2F16458C08B92C840B274E56C9387CF24', '0669AC696BA4922DE24749F1BC02A411D2AE0575', '5E08244A0E2B23640DAAF3194994DBD225852B72', '3A8FA8BED4296CDF4DCAEF7E8FFC5A780C6EA9EF', '3E05BBB1A27B4472530CA5667134A297E5294FA8', '442081B41B74006CA4A4E9C707B9E158FFDE4357', '823F1BFC8C381B842D0037991281D956B73FFA9E', 'BD938A009363E575707B55A92D773431D3E6686B', '246324CB99F9458E08DABF2DBEF78355B9353CAD', '5D7F38BD4B52C355849ED9C43E27C23E8164C83B', '78858C21C8F0F2731176882C8FD65AC2FF0C2EE0', 'FB3A767D6C94F0F9B269966CBEAA84EB6AEC5843', '8069F0DE0BA3498B9CAB291985E3D9802795A6F6', 'E9B702AD026C3C54F503EC1294C7DC9D5135D3C1', 'EE2CB75365A0090CAB3879F06B0F718E6F2CADF5', 'CC724B371B6782B34C926253E5B2B5492E2CC4B0', '206184415BBB84D4DB51B040EB38053D7741270C', '3B96C5ADECE2448258753B0F46A03C41AEAE2E1C', 'CB0E339ED58BD402E0F685CB0FB4C203E29EB4C8', 'D677EF5156D35F41DC512C01DD1568BCF7BFD926', '8A941EA5C354491A38CC9865E2BA5A9A5AEE204F', '9BE97751BE0F360227E28D14D94857935CAE9BCD', '81FDAA0EE5E37D8D701D8B3B4B3CD8AE71A2D7FE', '7CCEEBAD65A41950CEE13CEE603FB641A7AC3BB1', '40901AC77BF717142CA5F4A7DFE60A3805CE1AF7', 'EE9FC8D07D4E75F10EFD4A2839E1D2D629C47529', '3FCBC6B2B50A52B65C8B6F40D8E49345BB6BA534', '92B7F08F43DFA5C524FBF05CCFE853D4E1C58C0B', '6070F2BE6666AF441CFFA3B90B296C3EFB91EA31', 'AF27EF4FE6BDA70649F76F65508C8CBE398EC57B', '313E05704561B0867D2B142B13278CF3672EB66E', '30C97546833594F79F0592E2941D65E1AC59531C', 'FC89DEC36735A9430BD6821287EBD14537E0C00D', 'F35FE31E7AB731C52783EF48B621596F84914622', 'DB0302198DD055B6B01E1A74799FD3136692FA72', '260FDC8F96B178FB9FF4F0C1D6B1D2163E34FA89', '115273DB29EB1A9AC52016E51A787B5DD1B9DE1D', '9C5C8CE0B24D372EBBB5CB82B27DEF194886CB72', '9188622F9594A6979E74FD24E95C40AF968A9ABB', '60CAFC4DFE415375DB4E395272F5AB7FA5F0F1BC', 'D61CE6244B6A40B96EACC8BE7001FD8326164E3C', '34FB69B66C071D3236E65842815F850342ADF75B', '34C01A0692F53CC476A5457FA8F30E438BDDFB7C', '9D1611E73D9831B8F5EE403C45CDDAD5028CC101', '9CE64504A57E707D716E3C04178882D86F0F382E', '11F2BFDEDF65CD1AB11416787B5CCE1020B89352', <text:soft-page-break/>'72FAFB1A155D220693077DE8C2CDE3B70B99E134', 'F07EC66B6EB9E02D0537D760F4460D2993CCE580', '171153D173E1C2828BDB10191FC1FBF04344DC6F', '7ADD4C1114BAA89500E47EF0B54C25048E3095F3', 'F647EAA746CC9DE78EA1D3F1F5137823169AED98', '8D39A88C88248F112645DB9FAAC614D6C8CE1E24', '1613B13219AB76334423F87D507AD85E223D6C61', 'BE6298CBCD1C9898FF6A1F1BF32E605A4DBAE682', 'F6721080D6D54B684BBFD92F021CA1C6DA0182B9', 'E5DB298769DB82563BE81E17C6D078C2DA65ED15', '45C71313EA39D3A9E9A69C57D688D6FA5D73D612', '52D9718DD9D1BFCFC8C66F9FE9DD352BFB6C20CC', 'E6D7BCC3EAE72754581A1B2988150D1717EBAA63', '1E9E23D85509EE7DA864CC6A1C4EFA82D17AC0D5', 'FEA23165ABA16FCBB950DC3AAABD8E83F81A9352', '6372EA0B66FEB0619E6A146316D93341B9BB6F4F', 'A86C9DF771C012B553E21FB6B92A11218382E872', 'CB850CA0E7B3F76ED544260886FF67EEC5CE263C', '111D1070A9F48FD1B051CF3DA2DF30EE97F1DE99', '57FA39483352CE8860896861469A58DB2DA84C0A', '88AC18F538DA3E0D7A39680620EB1BCAC3CDC44E', '2251ED42CA109E7CC43DFBA9770DED4894D295A0', '32ABB8734796938ED5EC7270EEF392FFA31584AB', 'A4C659D1A81BEFC6F998C8D5B45D2F2EE0D3D315', '1BD4B9380661AD2B7A77F1D187DE85920091A84E', 'B856F405542FB4A017D6C4274F2DE6B026CAE6FD', 'B77E5210669F21353A7FD36CA8340CAEBBA05954', '9369E71C451EBB1D5E9398EE57D18412B1F489C6', '8F8B49E517830C0497E04FB6F3CD02D361311696', '88404E172FDB2FEF1A698325FDF57E9F2A546F27', '2C5C930E8F3ED679F34078740336FB446B61B811', '0C273BFDEA242E6CC22DE40991FB0E3AFD878CD1', '472E85FC924F0090B8F923FBBFD4E909A53CF1B5', 'A1B35CC6E588C039FA2F37CCCED74E9ABDD02E79', 'B18F923ED5459485BB1B34F187652506AC0639C4', 'DF00553D7115742FFF9BE8300F723A9E0539FC8E', '239E8CDC965C3777FCBD9251279D26DFE4ED408C', 'E293DE1609300BB1B8A8CA45B3A45EB3CB38903B', '3AB880815966B18EF887DABA167D87726F21C6D9', '6C83013BB81A8022CFA174D70F88703ACD24E87D', '1D1E04A14886D881F0EB49E7AFD422F8144C4F41', '79F7520009B8A587E735343C6472C188CEA28181', '330DC6C3A4C96E96E937F030E7AEB55861F24F04', 'D1669AD2A0385A39B780B75FA00E2F1CA6E4DFD6', '0D06AA11D161BE0937D21949664CDAD3C0D02424', '57A7F4FC7239FBE5624FB9EE9AD6134C35515BAE', 'FF2754C365139E462D4A35FCDA9D012F29061059', 'A5291CE6FE582DB15FD4AE1D4B6B06F6895E72A5', 'B25AFAA8A29AD4C47255136E53F710342784650D', '5168ACC1C1B9F7145D617AAEDFDCAA6363CE9E6D', '073778110E2A2664A92955B28901BBF9BBB0E992', 'A2D71C0D7083FFDAD4697A481E733BE6853472BA', <text:soft-page-break/>'B1AC1C9BC20C201051886E6C574077191EC6FAE3', '8412B0FE22FB6097DA1E37F3F0CC5036EEC47AB1', '71D8C227CEF3EB0FA276FF7CE8E54D74D2B110B7', '614D03B92FA1EE595B3225F843E4B1FCE6C9DE07', 'C85BF2F4C269BD7FC2C056C896F6F0F77718D913', 'FE4DA918320A2650BEA4C55B8273CC1653EEC59B', '1B5096647E8313E348CD17847265057E3E3A26BB', 'A5FDEC510965277B5290E4EA67F233080E48AFC4', '15DFA8142A16318CBBDA15435874068D512C9AF3', '19F398D52CD13367BCE856C920236246CE814AFD', 'F2DAA4CD110C2C84E09A3D5B85E36CF4B9062C79', 'FBE68C53BA97D415E27AF40F827F385818705F02', 'BC86A7FA081C4B96B2AB560872F1A3CC5E9EEC63', '034CB5D1679E91C60D09FBD1F7D99225ADE279F0', '428DA0B406CA2010F8AEAFA7F081C78FF0B51F97', 'F876C5CCAEAF9BBCBEFEBEA604ED0085A2F0E9A2', 'B9B0FF6B0E4770765D8E83114F2E8C3080BB89E0', 'E082AEE56C31E32897D8F61B613A0D233578E001', '49C14DF1F4586F96203276383E73225506F5C7AE', 'E26668D8303452F503D259223F313FD204828C15', '2090D2F2FCB4FBF2865806CC9D5E90B634F02F4A', 'B094302240C61F7D9466548AF141C27651FFB201', '7CD40DD492C71E05C7288E1D82FAE0088E360F41', 'FB713AFAD575B2DAEF008C23165CCA2871A33BFA', '13D8B647479F8340DD40A0A5B52BB93FA8F398E1', 'C453E12B7982051ECE5252212C0BC4F6E50F327A', '53CBCB376B448615E8B58E3F54BDF4EA42FE33D9', 'B3765C634CB158FF054782A83791E60D1C98E090', 'FEB965B684D0814193C54A49574A47C199063FD1', 'B08032036CFEEC0F4871865100BE160B53587FE9', '7A3835AE2BED6453F60D3B0A01EA33163A5120C8', '0C1E85A98ACFC1FA2E19B5933403642F751ACC16', 'C148EE3FCAE3A29477E6F13BCB357128D072600B', 'C07027FA5CDDCD80DCDDAA74F90FCAD44A2D987F', '3BE647319B14BE1D0CFF541BAE80244A8C031325', '0C625C28932CFA18C7BA8C5DFD4CC6BD055E9281', '918F7C67F0C12E8006374FF68254C2FEBD0A36E6', '33E0100BCB5B93A964C89DE00B19254ED75FB21C', 'B5754FFCB14C7EC9F54642E538749C103A62CB77', '6F0A0027AB43E6248EB39744EC257B60F3B4AF5D', 'EC7DE0931BB79DFA3398A9E8D142D7FAB391EE62', '7874293B30516891C1ACA2754E2B1BE4E98F254A', '361DA07952E0FB29B9EC56BDFA3BA5EA858096E5', '3732013FA173EA664BEC2CFF824307745BC7D127', 'B81FF30E2B4FDD51A6CF410BFC10B970496549A6', 'FB7EA7C478A4C598B4E8EDC2EA6678F9F3307325', '2F762FF53FA63B2F598151214C345F07110259AC', '9F4D72A5C1A42E05DC27E14BCB720FE0D85BE008', 'EC3DE0B6E4BAAC8C4A28F404B16173E43FAAF366', '64C0FA8C67050F9995A5680A327A5C3C8253A32E', 'C9C11A39FCAE7406AC2EFCEE87E9A9233A400BDF', '07CEB4DCFDD64A50E33EA00E4F6B8E1B6CB2B99D', <text:soft-page-break/>'27227799F0F8A65A7D08EEB54C5255A9344EE4D1', 'D4B7C5DC313E328C14B7B0E95D43A0E6830E88B2', 'A779A9335B5CAE912FB92096AA19A6EC1EC10929', '667A9AF2A6F6EED838EA2D90A249ED54B2C8A8B9', '88D9BC7F4F5B4D57E788309E16402A9C81A785D8', '5927B4F11F883FC4D7AB1E3FDD77DFBBCD642486', '341552E5EE85C428AAFC2F0E810F4786EC69D9AC', '95EA667D4D2DE43B5E8CEEE88E517AAA028F72EC', '6C03C4105DB6736412B3D649B9802A8C6C7BB3D8', '50B51C60E7A5BADE2801DDDF7EB5560F1EC77835', 'C6ACB6004788D27779E4343A735B3E9EA6909C6A', '26FD7B85E45EDBD24C9F3A40F6B0869D14F06480',</text:p>
      <text:p text:style-name="P1"><text:s/>'4BF3FF70FD9223750CF5F795594DF3EE4D60D785', 'DB83F59B5F933478385B429DB48A41371E6442FA', '29AF002C2E56B5BE94A46652EEE6345DDDB943F4', '4C4BAAAA3FD7D33F103524F76C8B7C9F74B3ED0F', '6F260351B86B80A066FFB8B7636D8ED731848ED6', 'F98D64BCDB37D463CC4204194D8C569697E4634A', '6AEABB8CA4DF1F307A4DD605DA872B1E74354746', 'FCD6617D9D16CCA57BBD0DE5FE87DFCFB39C4E75', 'C572782B6B572F675045DEA1E77369862B863FF0', '8B5421959A9243D2BC365C86E1FCEBDFE8A89F6E', 'A07E0025660253884BD2BA2D4DE0D380F3D79250', '823455ABF46025B4F49591B4CF8785C7D57AA4B9', '643D13244BBA1697E7818E38A90900BA22D8BA76', 'E2A99A33EE421A7ABEEA1B0120D78B7D8DCA8DA7', '851DC3553327CF3F67206A7C0D9E72E87A1A153E', '784259EC48F7D8E60ED602D6F37C812D1A1652A9', '22A2BE58DE937BCDA93B91E102C5798187EA3BC5', '40A07F90802658C525511C27EDAEDF9C677C6699', 'AAB7DB3B59C9643B467384AF961972EF8089383C', 'F9805F53406B8392927A601E1807D6D02E303214', '2F20F7703CCD5872425FE6404A9956B6CC78CBC6', '4E9AE0914517B465970CE12CD0E3D89EB4B54C27', 'EA824391205E6506B1B09A5E477D4AF9BA169840', 'FD5F1C8057473932D16BE21E7AA12F8849E762B1', 'D39BA10ACFD01B8740C8DEAA836269C5BCECE661', 'BD83686E6F8909DAE1B7A29BEBF0931CBA2468AD', '4CD3AA0082E077F10427DDF01EABB3E1781327EB', '1EA48F5459DA53B719F7AA01EC3BACFC7FEE0E6C', '7F8BAA8FA608072A799A0273EB905DC374C64DDB', '68F9715A3377EC00E208F643CBDA0E5E5B68B10D', '499D47CEC6DD19B26EB79D1EA9A73462988C3004', '054F02C82CDD4C59F4F63D50BE310A509B400746', 'E3796DB30BFA32FBCB052AB68A879A43646F0E91', '15AA193364F4099A56B1D47F16A8F22758C09BDC', '82162B6287EC01DB2C7DE8971312BFBBBC4552B6', '0DE58C321BE8522F3B4596C2FD481433393C4A58', '329CB4D2100C3212C0CEA76CBF7691053780D8B5', '734FDEBAF557C946C75C3A00BC65D93FA283B1FC', 'A2B748E30CA1574756923CAC32715D9B52BE43AD', '2E2981FB349464BB631B1352E7AD4A2524809910', <text:soft-page-break/>'4F0457F0C919117A19F485A862B610304E158819', '01694984E2CDA2E90B6B4F627C36A91EDAC610F5', '16706237842DA6BC339F78FB750117FC9746883D', '831152517529E10893F60889F736912EB8CE65F3', '9B832FE53C7640C049E71178D1BB35C3AA1657C3', 'BC37419639D00230BB4C0F328A2DEC804B9835A1', '6927630ACBD3423FAE3067F856615B97B686ED6F', 'FA254DD08B2E3B4D3DF29604A1A5FE98F37AC130', '2926F005C9378E0B40DEE47A05BAEC592C6632F8', '58DD39FB97E0630877BDCBD5296A14342D6574A1', 'BEFE56BA8E6878488BC171704C6450A63860EB9A', 'C70BB713E7B24B91207899057713AFD5707F81FF', '96371C9B09400642506B8868066104F76729712E', '200B137FA3D6F5FA35D194FA1AE7E14B1D3E76D4', 'E11B52F506872BE2B67B37747B324CEB78BC41A0', 'BBD4EEAF26159051D0FD9380D0C362B7ACDDC665', 'B18D33AC7000AAB35415034229FFD49B19A82751', '7505DA95E066498C469203AD17C8D730173D280E', '2E85F23F5A117F1214E9160175270C873FF5C452', '21CDA3CDDD5D773394C4E32B79690C99DA3441DE', '6B463410153A9184B933A4D8E18D00959142F814', 'E411A9AD6732EB1A9C820EE0218ECDF7B5742809', '65ACA999CBF419C788F7C350A3B05BAD75627A14', '56EF71C20A2A9817ABE1FF5B1A3FA82DF0792498', '4A1567E223223FA83A49FD02516E09F7A8C8FF6C', '51C8546FFA08C3C769870E79AB0CCBBE54F4F386', '6D2F1346D14310979AC288AA029B41D79B481B64', '2600A686E6743A527416D23317E71244D34F5BA7', 'DF30986AA6251CC1013ACE1AACBA14CF358CF600', '14938168A703DEAF1F0DC2E618ACD6F343122690', 'D3C81ECFA5C127B4C1D74EBAF8BF6BE4A75FA7B0', 'CAEB18CA64F0CC1B99E0B9B1FC6124CD01E12B02', 'C55ED2CC960AE3FA4CAC54EF814D5F137787349C', '0C6D30A4C6C4A883A7815FA711E74D9F1867E892', 'A28EE5D7A9F2C984AD8D0234335E32419C31FD67', '60725E63DE5F6CC5F9E9487C97D97D129E2E93C0', '5BA14357F0C8B2FC031862D407684506196FC4EB', '9ACF3088CF9A47B3439078EB268474D01FD59D0E', '09DB28F026C99E2557E6B1F5BCDB716CA9999781', 'BB4C40E2E860C453A7982AA39BEDF2DA10F237E7', '44928FD4D6005CF277F20CCF3E68CD199AD61F02', '5050A1E3328D2BA295DCC11E36AB09A2C7AA5409', '74D221B93491C51F914B0E1D6A319B5070E34147', 'B1FE8034EBFB46B2CED84B1141F780F9642DB8EB', 'B6AE1720D0A287818B88A2BD2A8FDCB8F53C1E51', '579E22528969BF148E744A97D5525EF64287EF65', '32037EDC87F238AC82389BAF8BCB18CDCB30D203', '0E996844FB7B2F0141D64C24A0834BB1DE3B476D', 'E0AEC917B50F67AD229F910FA22ECBDEA2224E38', '4422C022F94B3E439E3CEAEE7C9066A573D86A28', '9DEAE2957E73DEAB9AD50DD50D73F98C5DBCFB2C', '01AD117762E81030784B919EB024080AA9D7D4AF', <text:soft-page-break/>'30F6822CCECAF5429B4DB9F94FE3DA0257424B0C', 'BE5F2D02EB2CFE12126F6D9AF2D149247A87CF47', '869A9AA12B447C6283D807458DC4E58A1404A4FB', '5D85CC06D31BD442994335E0253BCFC94FC6DA08', 'D9F7B1D078BFC092B95F6EB06DA20F6ED02D2C50', 'B16F1BDC35D117D4CAC032D56A131297B7F49E10', 'A2FBAF8F9CC5304B5A69E951C7A38F8EA2086874', 'C88AE7685A50A4BEBA30185A4BE838AEB5009512', 'EFFBB1F8101E6FA4D9FB294F2704672DC1B2A0D3', 'CC5E4D6CF7165C3533D3E620B060225703B5D8AC', '99C3A437DEB1CBAF5251BA6A76C22E9C5B3018C6', '7D22E2AC708A2758C77A13505DFB602AB3D082D7', '8721DB2078F4F03A07735EF5210FF59F24DDD4DB', 'ED4DB76B1C4AC335E453B28E8E0C3F92EBCE9343', '98B05922E919C312A189B183AC71CD04D7A66436', 'FDD4E569D6C1C2C7DF2A86865DFEC6CBFA098080', '3C466ED1D1E1CF2D6A1F214B8FF2655B0EA0F479', '4B959C96911EAF35EE161D5C3587AF6189CF5C0B', '8CCA8C40D7353BB71FF8A6B329014D3EED3BF96C', 'EDDF85210908994BD4F8A9649A799F374944315E', '4298E19F0E031A370A48359F9228ACFBE9EDD14E', '7E9E4A773543667E732A92AC5EEABA544F548085', '02EA2511EAC958F36E112D15383E73691AC6EF4D', '948903B1734041937BEB8924CD75BA565D6BB8E1', 'BE912D4C9F0C177DC847B8A29FFDDE581393FA8A', '846C7B11AC9AF57955EF1B47CD42984FC7C03A44', '99819F302EB885C6BB48957F3D401CBA4F2F64C8', '6DBEB3B279755599EE7C9D5BC881574AC50FC89B', '366D5C5614DC6A7B63C2113A0087E644C6497BAB', '8725E8E62D11338DD836F9EC0615B25D2BDD09D2', '78EAEDCBB87B64ED51C961A389D6965634D1F0F9', '4617D17FC57702E1871BE2E44CD1F1A877A0C29A', 'C250FB47F61212C30F0AA0C5A8CCC4C9B3A06FC5', '1DB5E153187EBA32F5D624B3E4DA72BEBA14BAD4', 'B9BA75F6DAF260FCA2863E913189EE2D8501C77A', '3785B89E7EEA4C178C26161592F3EE883254D381', 'C4DBBDBB7D3BA8441EA2757C1F18712EB03D3119', '6847AAF674555DE79E0F28B2AC911335B6F7C7F1', 'DA05EE943AC2C8E93B900FEAD708EB12BF482AAB', '83FCE8A35B124CA44F1549F2C5E17C2BB154B5E1', 'EF649C6EDC6CC6A2435CDBDFE9684DD233A47633', '15E20A0E3EDFC39B2F98DEE5877A658BD43DE937', '393DCEB594F75EC2921A057C9702BFF86B9AC922', '21E93DBFA9106ADF02CA4D32862E98C42EF66B63', '5BC48311742056A26D6B44F35CE6D42F694D4AEF', '53DAE4B1D7BFF6744CCAF7207DE631267F9883DC', '64765134F12638BBA65B3B81BD6B70CA5FDDE3A0', 'D6469D71BF0B1034F821390408A74AE9E2CF7D54', '958AA5BCEF443F369B07A1B03BB4BE5C051FE259', '8551D1E6D21CCFB40A2CBF95379798DE325932DE', '181E7126153F6021CCB2777EC1A3124D551BF0EC', 'E7E9BACFF354255EAF45A9E58299A89F2542FC61', <text:soft-page-break/>'CDC7B74C517714E9E740EAFB68A5A6C6D9F77BA9', 'BD5C148D0CC8E8BAA50B9A710C5EECF165311FBD', '2C58B60504B9EAB55862A057A92AB8CD93FF2B7B', '5026D3C3BA62FA7330FF8E97D9BA9EC6507EA62F', 'EE6A320FCAC102EA4908AB922344B96E4B53E17B', 'CDD0B09BF7541336580D9A9CF8FA227CB607912F', '4F9011D9CF2684211A9CAD58ED81DBCB096A0CBE', '49C9BE9FFF6D1DA5CDC3EDAB1829E7F4FAF3A7D6', 'B1EB6A7F4CBBB6EDF16C8378A558E36FB4EA3BF4', '5DE9BC6AEE881418AAB4911B898C459ED2AD9D52', '635591B4D01BDDE21E9ED732635E727AE5CBA1A0', '09F6C0840A705B1E4E209CA4590CC8535C61F692', 'AFA74922E6793B187675B60FBC0CF37FD88AA20C', 'F57FFE76091A4B7F9DF865DEF7ABC3F8AE38B3D3', 'D832F0DD8D6DA94BFCB8E329A3DA2E19DC5D9083', '0A510D56122143F977073EDFA65EE499F7504C5B', '935FA14AC413E8F304F8D0442CC22CAA18925D11', '9D78276D602E3AB6614A6543867C0D74DDF14C14', 'C51F4746FB045E057B0D85F1F1B9795E06B19495', 'E124F52F12AEB8791109454545FDEB5A09981576', '337F0BF0A791208C15242994202C2005F70AF50C', 'C2D585EFDD7F23FBD00F2BACE2D32976E1C00872', '0519872E7111F4F060B3B1DEEDA00E138A9D6F01', '6A468A5C1C102250D9B18E18C53CC729DF77D42B', 'B4EB4E888800D7211A512F29A259085102CDCDF7', '887193665F86BED7F21753B3CC8316EFB1C4EE6C', 'CED829074DB36A927981B07C2F64A86C5CAEE33F', '8381B17BE5896EC3FA5E1EFDF79A0894D2E9C313', '83CB03BE2CE2CD5103F7B6645CB4150547FDDFB0', 'E387CAAC2BAA13B072C6E85B0F3D7A3462B18CC9', 'BC74A54DD389FC6F917E6F1195C95F0D60FCAC53', '4CFC0D77254AFCF7C4D9701B520F9BF663425D98', '322E5C0248F27E7F9D470AE4633FE7C8842418FA', '34B7B9C6E53019688DCECC79400E629E7AF4ABD5', 'D86D6AC51387BCB27A693FB6858A32F3E5B9D036', '97F169BDBB893543CF75E92ED12EA4092C1FBED2', 'FC33612B235975268F67967721530F9A6E89E610', 'DB2CC5C352A0637BC4442731EAE28CE0DF3D78CC', '122E448FA7267D2C86BB0A3B9C6D8F74523980E7', '8F0223F36C57EB348AF07447C307131BCA41B184', 'BDBDA89732EB3BF6C9B80A42546B269B1F2BEA42', 'B186E4AB18F68199C3245D4ED611AB922EB28A4A', 'B1CD3DB4F1F8513CD1996CE53A430E9204631544', '676C1A42AEC70FDF9C8D58897E4DBEDCFB1F98CD', '139B883179FFBDFBB07CDC6DEE354C8E1C46EB90', '04AD9DB96EBFF5BB80156767E05D8147B37DE830', '5C74F0F66FFD8EDDDE54D7194A423F4BBB7F0D4C', '0D1E3FFB6CFD62669A7E61327E8499612DE3C2DE', 'D952FDA716C04EA5933C4EC462623531E980E143', 'A2EC51B246C95D6B983DB304B3F2B4090D4BC34D', '5288546CEE77B01ECA390E90F01B909468C9F05D', 'ABB77BA9A1F09A0C66213335937EEA701ABC20CB', <text:soft-page-break/>'63D0AE4BCE4D5A9F67B01EA5EE9FAA1756916405', '05621CC07D74216976925AFC07D89E6B15B34F10', 'BA292894672C417B579D20CBE72292CF83284802', '61A60D55958DF05DAB8C74A60E75D72BBECC4B8C', 'F68C5DC06DF76D80ABF31C6299CF90B7A7387B20', 'C9BED41152A33B376D0A66B01012CE68AD145324', '4A35F08335E0EA4C4D68888BA8D826E4550D9C16', '4F466E4AB594A558771496939AF0B17621812EC9', 'FC693A31EEE41D1B7ED6A9F3A75B99E50DE2106D', '9A0A9BAF7E1F5D0DDCA0E68A152EB30047CE4923', '0576B32A05CBD8F1A8D333F321FF367DEA64DE79', '420CAC710E98625D225928012833914EBF3EE11A', '15C3EB73BB1EF0FB2E7742CE3406E07006E62F93', 'BF013485428170EA96A79A4A3B6A88947EAFFAD1', 'F8EB830C93E999EFAF084CE5D0DEBA64EDA02280', '974E5C77B78CCC9895A57A119CEB2A6BF32AC67E', '7EE59199B778F2CFD84C69834C28F16E3018B5DA', 'FF858F5DA3CE5A116F621586C01F1689A83106EC', '03ADB38A314DB5CAC039C1A1EA5AFB66FDFCD57B', 'BBE1E8EF44CBCEC426C547CD9DA12A14A4C79219', 'DC235DED22960791C2CE0820C376C44826AF4CF6', '50D2946268FFE600BC58AC01FFF8050DA75133D8', 'C30CEFDAD4360BC568AA96EF5DBB0F967266AD7D', 'BA8266CE8C31E53F9A1F4E7FFFCED4A4EC7A15E5', 'CF4B17050DDC558EE27A0B9D88A155F837CCF411', '185A747C57377F6E2CD16E4530D2F85104833C32', 'D9E5733EDCC60DAC64EA0FBF36E22403390A7544', '1E600DB3880D167F7DF898C7277D22CAE8579E3B', 'D03418B510695465214AD8BF917E41F25E02FBB5',</text:p>
      <text:p text:style-name="P1"><text:s/>'F4D2F48B93885EB6FAFDD1F8FC867ACD1998C296', 'F9A3ECFC86F7A6F80E77BBABD70EEB64F7304DFF', '58078D4C6782B5AC5B0D84B63F06D7C6217FB642', '7030DC49F573F1E3DEB2DFD4541BC79343A340AE', 'E95156D1FE7698B65B6BF72CDBD9A631A304A5E6', 'EE6A4BC559FBE2F3DD739BF967E203EB09E4CDAC', 'A41BCAE37E40AA0C2933A4363D889C71B79FBC3F', '6C7DF62573B1C4A6EA919B90992A1B0CB9827F0A', 'FCE48A7FE8E0F2EFAE6B461318CAADBFE63E081C', 'F48BC3077E02054B5FAF90342A7C5AFCF28247D8', 'A15962BCE35FFCB2999DADB2B97E991878983D97', '0A4C07D37813A5EE870DF1F92269D62CAC4082FD', '7F8F5CE8FC8928BACCC64FE6D14BCABD669EFF57', 'CD2531B8D14F5DEF5C8D0C046B6E3C7CB23943FA', '8F55900DDB1F6B8109DBA47A916BF5AFB6E91FE5', 'D4ED0CDF6255298A76A22431A288E21DD9F376E2', '1891DA87FC25FF122D5C60A3B5D86BF9E3A9C045', 'BF8A1419EFC62B3C664E539F5D2E1EE825F8336C', 'D01A39172BF477E75D356143FBF96176871E18C4', '0790B996DB41A39BE7414FACC96DB0F1E04231B4', '3C7FC397192E87C4FD138E89DE47F888E6398DE2', 'F909C09C4AE0D8B5B9353002E02BF89A477BF2B0', '53CCC5CE7177A3DDE1B80ED0B7FCCDB3917542CF', <text:soft-page-break/>'FD6B783940AE19A667F9CB7D0289B56940957DBC', '30D6B78A7C105F6A8B62DF9A767E4A5979B82A2F', '1904F8C95E3BE771A51AA8239D16F5F27A8C40D7', '5C2B892D2F2FFE55EC399DE1789201DDFDF00E90', '86A0439814319656073519940AA391641ED87A91', 'C96B7AA3D5914A59C1EC02D6506CD0DD4B85460D', 'EF209E9F71555879CD807AA13C7CB447BA0EB794', '3936D713A6DE9C93C6BAD5D2E5F2EEC459E615C0', 'C6D9338F7C7C7C8ED5B6E3669D51F2BC6B08446E', 'D65DAFB67DF99AA3C6F693F1F8331CB59989F374', '376B18E99563C1129B9F965AFED7B76489DCBA5A', '17AD91CA35D5D5773E05E789A4AB5AAA8167C334', '502C136C6AAE059E771B3634249C82D7012FE7A1', 'BC4F49BE6BBD8E083431130B4980857D98091AFF', '752B6D7084F18CC10673487C441E797E62A00927', '2A707ECFF9DBABD9955C59913C1D22AA0E97ECF9', '9BA07218EF3D49D372112B15A69925BC4121A193', '31AF11CB51FE6145C1CA0BDF639D29641CA121D7', '84977A22A3572A991F5DBB9A1C0E155D6D2B0FA5', 'ED367E80A4184055C487AE07EE252ECF66A89D94', 'F9FF34D62A92A54A1F9C5959E0572D39B3A7C0FF', '882FD5BF7D910A7D9D877CAA418565183B0EE080', 'F3374DE0B898CB81E38D126BEE4C93D3823F7967', '9C86A9F84509A4371E44DB0504F6C80B8773E870', '6D2B3DC322111221F46AE7C10D64BBCF2CC55049', 'F1C69AF8DC8512ACEAB02E0FB5E5B12BA5CCBF0D', '8496085F37FDD3191EA22C7B837515125B76F439', '783636992864775775C1849978728975AAC83AED', '705C2C22324249F8CBE1C827C6D3AB4A3D7AAF9C', '6F8CA0F1AAEC9C9D6F3C1C7411DEA5E07A8BB2A3', '69D70939705D04A412C3E90F6BCC5BAC69658669', '1B97050C771BD8CD2B8243E510B3BBC8CD75619F', '577EAC90FB05269585C1CE475164333BBFC372D3', 'B01A7ED33C41F30600E416D58D605EAD27B03392', '5E9DD850C694B05A7DFC7FA7B85B4415117620F2', '6CE011689C00E52494A0BA4E24FB3BC6F9ED7F3F', '05F457C8DB31B7C193C96E7DCE1CA970467948C6', '54B8342906D1FA2FE10B64BC6DA3041215EFBD95', '94B769844D7CA8873D1C2B6581985B6D218D171E', '514948180B4A3E742D16C141176F9B896CFCF2AE', 'FC63F952654840EF7FC95A6250BCB66C0E94C5B8', 'C8F07EB328C28BD9F3B124DEC97F55B15470F098', '8D20DF098FB68D1D9AF6EC4E16703C224FFFDFC7', '252CE66C462BF1F678F02D1058815B7C470F0309', 'B0247F75CD36DEC1970E1E01E8482832DEC2ED7B', 'E31AFF53216BF1E3CA10FA0E0D7E43B2EC622FF0', 'AC48913D94DB0A999926EF04C65CD3728E190CDD', 'FFA19DA9BAAAAE57573817D38AE50CCDAD70D7D0', '47C4BB834CEB7A84C00F23D381C398AF83F625E6', '576AE4FDE951DAE73D7999FE1751F74669DA8917', '60E23E2E0431D6D64A29C12746F8CA1F11BFDF5D', '650EE555EC63DEE1456E99589FA61DF43913F638', <text:soft-page-break/>'B476997D8E93E76366DABF1B2BEF8480ECF60B00', '50059E6D879E292F6B7AA5B87607A8D72EBE2EAC', 'BAED1B4AF0B4D4CC868BEC180745CB4602411531', '731FF92BAC4D0BF5A024AA87BBD67D2B8017A9C1', '4E3088EE46A34AF5CC78E1FE46A43FF1F68772BC', '40D259B2DB67AD30C7F1AAD32C6CC52807FD327E', '771C9D1BFC8A3C00567E96AC24AB5E1F2FCD050E', '8B885C0AD835B348588F435BC22929D5C7A98B12', '9B24738918811228E5A37473DA7807109DBD0CF6', '271B2AC8DA82901D00FD6C2B436896A3A42D29C1', '8242C557420D3A803DBE9DF1AA83407F9854164C', '145DAC40F1F4777CFA7495A957D192C599C53F9D', '021606FFCA221F8502DC9C0CC8DC5C590DF2738B', 'A399DC3C0504BFD2CBEA0ACC11F158C2D6385E21', '9F7DD3A95530CA72A074D4BD5618A6A7C0CD69B8', '0E2C43BA5381B5E28CA40825969DF7C60AC0396B', '96D448213847E39FA82EEC0016E44DDF4161CAC3', 'ACD0FCDF7D418534176C06DEFC10AA9959B094B8', '18CB25E499ACABD10E93EB4654E61F3FD672BE69', '942590DCFA1DAF8BAE16767E0690631B6270E8ED', '93A29FABBA72E579EF1CECD9FAC448018B673B1C', '63FB66F08BF24D0D46C46A6CACBEE3177071BA93', 'D8239BF03B1B284880F0B5F85767F1A0E53A3D62', '42EDFE0E40F4C340D2A9189F68B1195453B88ABA', 'C884B6FA5D5D750B49D7899395ED6DFDC4885C0F', 'B6BF62F54A5BA81F55D451C6877A96DCBB127080', 'F6346755EFF44E4D033C442EBDD89700B4AE9622', '0105ECB7ACC5EBA6254582C6F0F4EF683AEED102', '03583F987CDBA8CF3BEE209BAB4FCF0510C080C7', 'FEE4F694150C914B5523BF7DA59C3D494F478C64', '64FF5FE04A356318E644A5648897ED5548E4E79F', '6B3411D6CDE14814A657E2E16B56ECDEF784F50F', '8BC3B8DE0AA4E70B576686B605DB9F2AF3E6A443', '89CC0BBFD7D078D2BDBB17C2F5063A4896351CFD', '4D40CB332D8F05BCC00AD2A6D7BAAF12F038307B', 'E77D638ED6FC52D27A3CEE44B14DB758B3E403D9', 'BF0C0162384403FC5895777A32752A145D381178', 'C04BC2125FC21C2E7C1CC7EAE9C775DF74E3CCC6', 'E55B400F08210918FA1C256EC8BCFF9BCEB3EBAD', 'B63BB2A5A669EE322D5D59B18A6991DF7F80F517', '8A9AC8CA7DE12A4409CD144E1ACC26EB8D7D3819', '7E8F6A727ED441BC21D5B0DAEEC9DB6ECD30C5F1', 'AFA06771FE5CA31099EDD4E38D064ABC6C492E93', 'CB0837CFB55BB432D34C41FA9B05291C02A5CC49', '651B675F4306164060945208F9A249F3B247611D', '7C6CF8F68748F5D29C3598A842B2713A766B53D5', '7F10FA8CC8D3E7072934E9530DD691523B984669', 'DDF9593A1AB938A164837D6030929B7C5BD0145E', '4C810EC450AA89F99454B1670E62815205D3D659', '1C83AB447D659EEDA306CA7D7D386A39AC975062', 'EFF28D278B0CAD451FCFAB1EF1447ECC275DD0A9', '44D936B1809E6B55A80CE26C831D91E2D64F8F0C', <text:soft-page-break/>'1668F44CA82058871229A4171C084211F30B4973', 'E298DC6F5851A5A16889FB90D771EF45911ACEA0', 'AC2E092258A7CA56D8099866B60DE1FDD070073E', 'A1C41041F50F3E4062F952DA44F2CCC573DDF3C7', '12A5CB2A728408D1798450BCDC1F38B1DDD530B8', '97990DA079BE21BDBE90D4F7ED21043D1A4D5D20', '0E994CCA918284A5FB5A7C17B5FE02BCBDBFBB42', '0A16D16A937DF850C1D4DE0D95693A921B4FD071', '5D2A47058112473B4DE5943E021CB5D34D17809B', '4B818F9632782CD6F7E1389D038B38221EF4F705', 'EC33A2CCE1E6C5C70E1F84A11F9B1A2773CA3968', 'BEE8415EA82C434C73A962BC67D7E1420F6FD3AE', 'ABE7A2B962326CCF6216F0F8BDEA5203B012CAF0', '3C61D01A1DD70A041C6977C3BF9CFACB73077B47', '193B4E90BF20A3F7627F8A75BF16FD16EB838681', '5BD872C190307F1ADB2083E617C58D233582E0FB', '4F534EB5EE577F800599AB393DEC909AE041FBBF', 'AFB8A603BBD9759782EEFBAA9D90FAEEAD939BDF', '7F9559C24421835986C3D0C1E1D5FE8E6FB8252A', '4C63B731133DA5482133A264DDA2A7E436EEFAE1', '43EC5C80F312E763261375D39812D7766504AE11', 'DFA21A27C2B4D3018702109D8D68838ECCBED2F3', '033B459682AFE087DAB3D09D58DD401C304FAEBE', 'D02DC19A2D9143C47FD14E5EA0AC9A23D2DB6698', 'A400BCD652EBD2171F8A35CA3769848192FC2A68', '0B54989D0FD40BC6C392D4DEB715D80419865720', '65C2D62F946C279641BC987CCDB6F172636F09EB', 'EC742A7B1F78C357248280138F1CEC9B681D6382', '5A0209A71BB9BA8BE6E1D05661D2C1585F89D060', 'FE7B693F102DBF3B1D46E3EC2FBA146FB0315F98', '6F576891F30693478C86A590A342A2FCE039BC9D', '455E58B94BB19481B4111ED7EA4AEB75A232B826', '213ECC09F86FD531E1702F43ED34CAE708505F9E', '0CF9ADF73F8BA59641908C6F96608B4149D02A54', '47658F79EF94C9E84514E230C72F383A58EAE546', '0B53613084EAA9B1816CFB258050977E53ACEB4A', '157E7C2425B0343060ADDFB1FE18530EEE6ABEE1', '64A901E7FC86BDAD99DE9F461A0C47938125F3C9', '8FFC39CA047685CFA016CB41C993238893A4FEED', '526A152292BE0B1FF800E7A40665E1C8B2253E92', '91DAE2BD13665DDFD934E445E1D5343E41B5760A', 'B8391F2B9FC4A83ACAE13B826798E771379F02BE', '6A8DFA6C8376E05716D01034D8DBEAF95C3293A7', '8E32B06F26BC1BAB7B13EFB91D46ECBEA11AB15B', '73D54EEA9DB794E7E421D61E33F3C42B1B361A33', 'AD26B3B35A7AB06BBAC2E33CD38183C753700DA9', 'A63B274DB3D6C12274672DBD58D40BE13213B8FB', 'CFCCC667EE0804342D7CAC8D94D81B751509B810', 'DD45523086B47CB2F5D727E2A876A8F890D8453D', '46480FD4F77FC1D67130A4664FA17727EBF9B9C7', 'BA6BFA9A23D8D10B53E19BBB7C2B92E4A344B792', 'FDF1C67AE7A5B438CC28760F123D0E36FA7D5D60', <text:soft-page-break/>'580FC20D602C3BCDD04DB4330550C05DF731CEFC', 'F2756EE8CB246F4F1675E405C27A184B68F23176', '42CC24FBFC6621DAA17BEF2FA049016F2F16F1BB', 'F8A8B00FCEA9016072BDD2E1E23A3D623CA91AD5', '3EF59FAAD3D8D614B2B587B9D9D861A1294A7EEF', '766063D12E20FB0CAA6BD828572AD92052B379D3', 'EB12DBB81FDEB0F6E3B110FBD05933C3E5DD3C36', '6018E94027E6563B84F91B7B0C52C876CCC9A8C6', 'BDDA4FFAC249B7C38073D7A966C2EE8E92764D28', 'F726F168F60BA61DFA929725C53EC7D8F40B28FA', '34FFBCFFAC8935BB5CE06338F7FA2D2279698FB9', '52B28FBAF3D9ABE1AEE7E10D24F18635F775A30F', '2F4D0F82416A75489EF9CD3614D2AA1D01D60B42', '05D8114AC80ED9571C4D5F61AF7F7BFDC9F6AFA4', 'A35596AD9A2CE5BBC09483D07F4D2367E1D3A301', '553C3AF0674DDB39B98B6804ACE847FDBB2769AB', '351A3A2E06709270ADDAF576BB2B52D01C407011', '1C3C04EB2203278752580297632478403DF43A46', '637F10B48BE87ABA8066E79AE608972301BCF714', 'A9D99B149858A9EF0E2E7A3FB77377568260142F', '6EAC0164607B7EDA5156D9A2B828674A44B79B05', '5A6F29D39DCD3642C954F5F188D9E539E4FA7423', 'C29EBD5C822E6FB58E40B47AA980B9BE9B3FB07C', '5D9D5800E7F0A193418E54C5132A30A3389FB810', 'C0BB09EA5A976826E306D03BF9B4E66D15EC2FAE', '10184DFF97EDCB1A665BDE8764778185218D7105', 'DC2459E94E427B24E6CB405F9EC6E60134B68517', '914E668F3299DCAB1A076BDE80202D9FCB3EE554', 'CAA1305EEEE2B739EB3C5F6FDBD279D53EFDAE6A', 'CD1CF51A8E3655117F0F12D3ADF12A898885DD30', '71E957C8263C11A338A5C05EFC0B91E739BA27A1', '2DE96747346395122EA37AA32242BB468E4CBE3F', 'FCB0EEAF55E2AD63F281A5B7EC58B0677E3D67F9', 'E56EE24CFA1E94DBA98BD90D86DD71489A9B19A8', '502809EF4CF5FC929C93E2D7909F1E7750EEB103', '16A255BC3944D3A7C61C2E079BD09F5055B5672B', '411A9FD3C121954DE794D2EBAE94C19B197C327C', 'BBC7A03560D21187F0C4E55AC2327E46057C9E4F', '3C3733C78CE78B39C42F83EF8D32C323673B3C38', 'B31703F2703D1F47B1E6B07C2E7CEFAE4EDFF6E8', '1F00FB731B187158A1E0EE6EFED6EA31868DD9C0', 'C5E1766E7C950E26A1D2195035BEF0079FF4D986', 'C6B728B8AEBDB9740C3DADD283E2CC23BC5E5BCA', 'E1AC4799FB22B174BE80DB56C997E9B105383666', '560B63EBA271F7A9CF815BEFF82728A5CA5CB7B8', 'E87F3EFAB467C4C96CF820B4CB8EF4023E3F1AC0',</text:p>
      <text:p text:style-name="P1"><text:s/>'5A258B858CFA63A8649C6320BE30C22B380F59AE', '4A5109A8175E99196CA47A5DEE4F596560DE06BE', 'F313520E37A6FE5BE27AA7582BCC2DE02A427FB3', '05B6E3DFA076CC89CC6AD7668F208D5D6D605B8C', '103D33C4A9EAD2DC6175656FF92392C24E5BE7F8', '3F31429D682D05EA0DA4A77B5B1CC90411DB93AD', <text:soft-page-break/>'E6D60C57B6AE36519626C15830E2407317F595EC', '76CCB1D19E764837CF30579A617AA35DCC265DFD', 'F31F27EC97D7DD2BE522C1DDAC60258DF9C7DB6E', '6BFAAA80773538C3B419AA4ECC4F26F462AA9C3D', 'B96366B0CA9CB56EEA4E69BDDC2C68096DACFF7C', '01B45C177C436921D885F93F1008F954105274F4', '79AFE4B7AC3B207EA6FE051D2A7F732A07A41330', '1DE61F245F2F19C0EC6569774041673C4ABC476E', '4D398AD92BCF6D037FA59D01CB5D565D8C454B52', '0525F01EB2E558B9E245E8ACE9A31C539197F563', 'A0C2E13DB6F8726DE5C78D0B2CCAF5B4F9196E84', '994AD72FF2BC12AC46E34B35692F8A24C39AD2F0', '4016337527C2343716FFD1F2530FD04A06C73D6F', '93DFB8B26C001FF1D45396A994CF30075466CE3C', '626FB5CD4EC8E6D8D3AEA6D13CB66C8CAFE3C110', 'B84D1A55CB9314259D741A3324E2FA03FB718507', '80479F43A1B543900149EFB741000D8F4F036AC5', '4FC456D04E6D86D6F05BBE97FA81483043B71959', '6E219840F52DF08B45C052E03D664A69D102875E', '6F43B94FF9217067F167E739FDB28B4D83D9185A', 'CD97B2DC767BE0DF1958BB03AE34C065EB0AC11E', '91E22D527A0A7962183FCC19EB7C69130B2F669A', '2B73EABC358D79C0EC084A602508E8CC350DF6C7', '692A77154A77680BBAC62E739886127B1F2A9AAD', 'F884F04F0602C5471F0C59771390CA897FC18A67', '746C3E81AF64E0CFE86B2D34D05B944B587D06C6', 'BF7216EAEF7BC0C46CB9BA235DB3ABCD1FD59EBB', '98DA98674A20298F9509A7B1985C2B113B66364E', 'CF5A34B398F83832D12402DBD09B75B9BDA4D10E', '4295F10F16918051792A84B8B45E7A1829A011B8', '5FC967779C8F2A1988F1B7E0D393B6F71723F875', '1231CDA4568DE568BD6FF0B4E27A26E36FFEC4A3', 'FA30BB1016C1865205FF408D601C6C3F6E18DE3C', 'E349734E775AC2E9363DD3960910ABC6FB188F44', '846847F26238B72BDD7ADA6AAB403BCD3831ECC8', '036E613FBB0B67C934E102E1D551CCB18C310412', 'F7A191E58923C0AE090DFFE86A9993306C4374AA', '29EFCAEA6565D581ECADD1961167317E5C4F9CC4', 'AC0E9E6E4D741F397E4561D3C95B20C2B1169737', '3C7E5B855DBD4563DB3F1EB2020094C31CA659DB', 'AF14B318D1C77C7800CD8CC1E38EEF0D04E51AF0', 'D8B39CD8FDC3B1B9D940FF9874EA6F11843F21BA', 'F45F560F0AD0DC1F72CB9D8BE955D2B58919A515', '11D02FE54BA84862F024FA29C8F15EFF233F7ADA', '683A28CADC62D9F5E054242DEFCFA7EB4ECEF75C', '2483982334BBF8FB7C6E60376087CB3F897512C0', 'DE031F5C97112F872021F44860D751A85B422D87', '9C2ED632759F24976C9CD56EE9D6D8408774FAB8', 'EDAB99AAB41C9D7E9A8CFC81B4C535B2CA1E3C57', 'B567A18E24A1AAF2B6A36D86010D89E8F64B0056', '302BC33B347D16CD91A7411F26F6DE23597D832B', '06F18B8818A9A45B789E42467D2487BA61562849', <text:soft-page-break/>'DB18C971D4F207C1ED03066BC2AE790A27384ECC', '39ACEDC9ACBE0278CA8A3C7C7162B9C6C8C2EB57', '6280B5876020832B116C0B5AEF2DE75C5E5760A3', '8B95B46141C3F7662ADC44AB6132D076C20DC985', '718A00BD6A0E3CF52E30F1FBB8C05D45E9D8BB53', 'B8B5410374C7038C77505D60CBB70B2A2EC6A10A', '25F6D9F6F9375E605AAB91350E0C55619E822D6A', 'D5C1C4DFB09AC18872CCB807DC9535B072DF31A9', '86FD93BDDE5DF5A5636E9947F6E1CDC66CF5F02D', 'D9DB83945F2EF70717BA536ED3AA62317F8BED6D', '25C976CC36B11C8D9E4A328E33E56B43718BC610', '6CBA6CC3FEEA7CC96D76F7851C6B7EE3380244BD', '795D36C2433184832BDAD54A7848192F2E882548', 'AECC327F61BCD5BDE535D85CD4A675D72920A760', '178322325181289F19C2F73E2E0DE3A9C6E98A83', '05BB07597A3D3FFA115C96ED7D463E00ED51D365', '5574138913EC395B1B3748916253777117734AB4', '2019AB039FFF48A3FE84B0F2F6178C56ECD94810', 'E12B2596D324DC370CAAF6E7F0972FE475DEEF5F', '5ABB7EDB51AD3E63C880BEF686B9C661239B3943', '1A52E8FC195092CF3E0E919C80DCCAAE75F37029', '35032BCAD1C6EA3A481FF5C87F79F35AC0395999', '3CA571EB25823B35F6A262229E081B02539FBCDD', '07772D37BA1237D3224FE5FBF42AA5882C595183', 'AA171D31C6A7CC8CA5D7DA95224E52D7B2B4DD13', 'CBA7EC26434E96345B0C182C48C9D4A95231BBAD', '0BB2FBF80AD771266DC826FE7C614AC0CFB307CD', 'CA4D06E200EDE3F97A37C58D9880A0E7B5951381', 'FD780E0CB191F985A0F3C430E95D97BAFA38CF03', '928B70B2CF1A652A3FEE51CCA1C18A1ABECDF283', '549A01AA46A9524E7140645651A8AD89D8B51CEE', 'BBE6DD4952A20F1197FF664D42F453CFA8AE4400', '4B70EEB0D0165C9EDCFCF8639BEF54F5128E736C', 'AFCECDF3B6693B19D55C8C1649D83DA95A3F2D0F', '1D1F0A25437CF809A3B9831E291AA370F6B3A601', 'D3747A3BA3F4308148D3FF64D07C13E683DCC5DC', '391D46FE2A7CB56DE8FD31B648BFB331E916603B', 'A14C08C3E773E668296F05EAEBA64AE0CE79E99C', '0FC38487F50D3C9EE47904ED15A89893AEE6608B', '512E1692AD3C2462908A39505F449D8B34DD6994', '9F739C29C09FE07F8BB1D1AD30DE4F1FA1F8A057', '25E16F2A8113929B3F89F950F96FA4E3AE37E8DD', 'E0AE7AB7ABB339FA8AD6B397CF74C9E580EA3ED1', '4F8C938DE5D3D8CAEDFAC179C0F0F8AE86851A4F', '6AD8656C896D21415B4B14780C296E2DC037A274', 'F5E0026E2366B789BCF955332908C84C6E110591', '8A4EE3282DCF849A096B4788BC2A99CBED14A9F9', '6467B7922C32991445564596446FD7E407322D4E', 'FDF4DFC4F0B19B5D6291FA4114BCBC46C76B9A4F', '0B9377A10D7E889CB527AB9AAE497AE809E4C7EE', '31701589D96A82A4766D21C9F4DEFF6658999D8D', 'C3DAD6D82C5EE5FB0D53367FDFA73C2031CED527', <text:soft-page-break/>'67DE8C5822A016C779B5C967B890EB0F29C3095B', 'C91F6C0059164B5D5F11FDB7594A30BBC64FDFEE', '8A119986FD19FFC74383164F50D45D9BDE6E9EEE', 'F935F2D7B387256B70D6D31C304588B2EC15AA0A', 'DF069E76EB148F2A09930324C9EA8C4DFF912D39', '96AA50C018D9C21DF978E9C30F6E32D84B4A4088', '63FDC944040887208B3B97D5B49C8C5B9F706A64', '11C8530F7AFEE37D3A42573A2108D6AD7E6A925C', 'F8BB52680CB0B584DF47FE6DF0D294AB6D7DCFD9', 'C1D09A151FD8A57F47AE6D22CB674780C903072A', '618504C1ECCD82ED9FDEA084C484F0886AB745FC', '806BED69306AA97F0DE2C3CA7D222F6A428095DD', '010E9B1FF535318728B9F144C9FA7FCBD8139E5F', '7E5464300B7B832E3EDEDBDDEB8FB5DBCA2007AE', '05357F25D63CBED993B4415D509C4877E11D99AB', 'A0BE61566D600494D05C086DE8300812ED71D381', '6F707E1BBD4E9903C6BFD6F080112E115B8556B6', 'F56048605B6C312262BB2F8EE36711390C89DD16', 'F865E96ED869F61D9184842F59F7CC270CEB02FE', 'FDA65303678B75B7ABC47692B12185FE02F87E2F', '479EE9ABA803BB9C9032154904AF2047868A7FD4', 'A3317A792AFF0825CBD031F4B6935F60CCE0EA9C', 'DD9D5151FAA03783BF00FAB8B3F7A88AEC35A0F6', 'ADAD82744BA26B88C1009B8313421642B6987CC7', '455BE39D6CF8789AE298425CF5180495B5FCB3B3', '04A62F25BC9869255F21AC5F1FBA2D14B85F5A96', '7DF869472B849E02C85CE9A4FBFA3BC89D067418', '3879E567257009F8717CBF15397EA0804B6BFAA9', '220F1077E1F1A5C9493FC09DD9143C0630A87049', '2C9A443BABCF5D1A1DD13305BE91D2C4634F2EEB', 'E82DD7EF45799E92843659E641AADFF757131FCA', 'CDD2DCA6728FE945C5F356F458A660018E255CF4', '7CD9EEAA6702575513BA0754F3FD049D557854C9', '72367EE19F4220F3A87F277F6C3E5478C5E5D48D', '46AF673B7794989C76AE00015A7FB53527BFA87B', '927DB0985FB444931A9E767248EC83B9CBAFD559', '96DDF37EAF9A98FAB0E9CE8C5D78780597A4FDC6', 'A61C1991E488C186AC65E5014638C45ABD5EE634', '863428F880981738D765886EA19E738E946819DB', '8C6309971F1E40675B3CA63307B6A0F60C88813D', 'E13D343C1F465E260CFAC247CBA2337D293BEC07', '76DA0E95A94D4994C24855B095883C484F7F83D1', '87BA3E437A2CF87AF6605C1F72E26DC7FBFDF85B', '1997CE8EF32525A8C498CBE9BB16A1B7D1F987A6', '45A8F9F13D0CABFE56043DCA8C4479ECE2A0F49A', 'CEAAA93D69FB2587E871A94D8CD05DC034C1F7C8', '6076FD840C0E795BD185AD60F9E55FA0769411D0', '0240ACC93AAF6303AD15C8FFE4F65962FB5DF3E4', '9D01BC59B39EF9FBC5FC213108CB819A9317D421', '102127317C5DE08886175D40BCC5F1274E8FD984', 'B7DE593785830A23CEF1E1533C413A000598DD3D', 'D7D609C08465BF3618B8CFC154EAF39E710C8695', <text:soft-page-break/>'1AA9BD70C47A72A64ED131CF5A1BFE386F170BFE', '791BA806291464CD98528FD7CE8EADA763B87900', 'E5961597BCA92F0A590991974717EB4C839FEE14', '84A08218051577719832C0E1E9A7E098906F7FA8', '32C7F46D4D6F795458D81E6724D7C1F1C5AE8EED', 'DBA72099F9EBC47E0E20AFE9B6FE9EA7360F616F', '11ACEE89313051D94307B4DA313F27C226EAF37D', 'EBE07A9E52B1CADF10493B419BEE40AC74CF7971', '0C646E28FEECC1E51B3B386486FAB9AB32EF53D9', '54273E77B106ED15D35DFDE1C606EE1D7E617541', '7189B31F0E839338BC1CE8DCC01664E48DC6387A', '5D142A0715BD24779BB6882B39CB0B5D52CEF09F', 'AF5013FFD6276F243A8FFA825088A5A32FE5F7A6', '7086F5EE0396162E9B5836C447BB205DA5237E75', 'A062BBA31E1DD75A9C37254A14B129EECA8DDD86', '22B59105B56EB4D9041D19DB9EC347B5544C0EA8', '54648748EB1289A561A56416011578BEAAA0841F', '16BB5AFF6B52F91E7AF1123D4CE692E907BDFF5A', 'B6C0E5971B85C3F74B15153F27C5A661E0F6C048', '918004720F1A610D067C996925261A99D53C181A', 'F11844BC9FC1A333E9816FF296546C0774CF3D14', 'FBF40FF11E75918F29A56E787D2CCCA69C583E00', '6F64A1FCBF87683E864068832F6AD470E67994C8', 'BA35C76A0E6D2A8D02D2A9947D3A391FC227E40B', '0A4FA806981633B52469D44E134D927F5872FCF7', '479B7ED16584B4C8BFB35A61EF7997A7D02755CE', 'CE4FF7A7ED81A956462283DE9513F19FFBD17717', '615D5C99D61A5AA209596BCEDB024CC85B18E03A', '52D057FECD0DB3EBBE7FCC7CCAEAFBE5521E67EE', '4EDC66715BBD2FA4420EFE27F57E42E34672598E', '56B8532D0626A02801BFBE62567E165A74031E31', '86AD38DD8AAD930F1D521C9AC4E63D4D079295D1', 'BF0374421E44CA46B9F2799DD19263E4E92478D3', 'ACA7389E53C99D5416A52ACC497CC437F3438A7D', 'ADEF4E7EA4DFAB5C7BB396F427EDD2B6C859BA0B', '3F02E104686BA5D5363EB81BB16393458602672A', '28014A038C8A1F6E4020646E050580521F90EF70', 'E18601389696D5DBADB06C9D91F59808AB76C13E', '9DA82F99BC4AAFD8370E74257F2A1C10B7213935', '1DAD701D1CBB9672CBADAF4B20E507835BCA4424', '0652CB34668E13DA5D5A07D5CDF0B67F56939F2C', '394191FF9944C420A28047ED2A1ACA271E720B67', 'ADB2173E3C7414DADB07AFEBF2D84FE046F0F225', 'D843148B93C98A8A057B5C4239AFC3E7A6690A20', 'FA061DC8758FDAD03E3A07C376C56E31484D4A22', 'E13E451CB4DF17301F887899C7F432FB82227392', 'ADAB6838C3094BEAA8B5D577C09F98EF763C068A', '788FF8B2C60BCC0D656C31DA7CE434D267ACA355', 'F994A19B9B34A9CBB367A8AF74BB00B6DB8024AF', '94BA4466F4C1BFCBEA0F647A09400A56E4C99B2E', 'E865F28CE0935EAB2B06AD5B7E659EFF751A5883', 'EE070765E8F4BB0DDF7A018234FE7E7B8309AB6D', <text:soft-page-break/>'8B2AC3EA0237157251FE9D422FD1D94A201F4797', '97B8426BDA844341303F2BF67C536FD6CA07F70E', 'C219CAA76D1ED071ECA0230E42AB6F9748D19E8A', '88FCE08E1EED88182469B10E2E2D92F3B04ECE7D', '7117154F6A21CC03C80C929BC12E227724A472B0', 'BD2CA988DE862F2BD6BD3182A4A4DED18957F464', 'EF9FACF32771CE4ADD9F0384D985C045269B27B7', '65FBEAE806C350226253D40A8BE902BAA1C2C8A1', 'F84725A41874C2FDFC8B8A67006D1D7C1C83399D', '049AA110F1F4CDB6BCA7166D104561FE492717B1', '8EC2AB5139E977CEDB18C17BCC8069EADB751969',</text:p>
      <text:p text:style-name="P1"><text:s/>'B9E911CDCD041604D2C2ACF449D45A891D93F70E', 'E76457AADBA1BDCA4CC3F605DCA1B9F847F45B0E', '4E5415B843B4068D426EE3B6EDC7BB0AEE62B34B', '4E700223FEBC0B3EC087D267687DD1D9B280B61F', 'AE56E3A191B491C2EA74838544395A655EF7714B', '3A506E01C09F1A00D69770B317F7F6F35392CF98', '6EA44606B98DA8213156E3ADE663D34034ABB476', '14A87AA7F56BE02AD87D9461D2F5D923E2106F61', 'CB6A4CC55D8FA2E5D8AAB773A71D44A3DABEFA14', 'FB87CEFBD1713DA8C904DBF200E92818582EA48C', 'B2F9847643C5330135D9CA864AF6EF3E461E76D9', '4E83DAA99D33DF1BFE6316BF5A5D6BF86C6982EB', '48D6EC8BA2EE62DF18496F4FD2FEB32DB058AA39', '2AC264393812B5EC5A483D4058402CCAA102E802', '0DDC89D0A0AD96D8FD6E2D1EE66921D25BC4BAEA', '451886FD3F853FA503D07CE3CB931AD2AE6C151E', 'BAD19883731DDD5C9756BDC6C9DEEA278724BEA0', 'B2F1378326B3EB0EE0D88B37BC4DCE8C277B8C3A', 'FC08D90BDF310624E74F279637F74F700A947556', 'FCEFA027D059929E70467DB3D005293ACDBD62B3', 'AD64F3B7A9939D2E583708CE6F2B0F06D2B8BCE1', '59696DBF84FC2382AFD96FB050083B0F9DCD9700', '98A3B4FE53CDE69081D23E5FD61EB6EAC7BBE491', 'D43A95A33F7137DD9CD123057525FE3A40F8239C', 'A7780F4344187EBE356215E32079FCACF2E0D3AB', '2A5CBF8F4A3391C7271734CF4D2EF917062BF4AC', '49DB20EB352B711E6FCA52E1455B9AC1A4D3D147', '9E5704D5B1F7D8F485E3F5E4BFDF82A988E4A7CF', 'FEC98F56817AF6438F977FBC3201D42B627BBEED', '4A2ECEC022C56E2094AB6E9C9152A4C09C09C0B9', '8AB613D780076416C94FA0FEDBB4B63EE67F48F0', '6898E528F5B0708AD62CC15A7AA7579AA8DC6B63', '8E4EDC9D402F5D1CA1C595BAA46AEB9A55BD38D9', '65ADCD54E1A5333EFEB06E1A96BA8167D65AC04D', 'CC7141BAA9F93A4AB3EA14D63ECF15BA9F1753F8', '0FEC107B2FF3F55543D38533B7A4BCDCBA85FC46', '53861F91D004E55CF25AF50D957C3C9234C9E45C', '15AF53EA5CE9E295F7C55058B3B5239784D24CBB', 'CC435D9AC5003A3DCE559E3F898641F71D4185E0', '5CEEDDE33F97180EDC00B11C2A69C78434AF4794', 'B8E65D92500F6BC50E41656A4727C0A5FF4BF7A4', <text:soft-page-break/>'5094B7154A3A4B533C3E946DCC96C99B42B682A3', '63C91C9023E9B58F8014996D332F2D79BC94292C', '68615B341B6B36C00749D15D13F71844FB6D4058', 'D17B616AE5A61C349E6EAA99831259E0531351D4', '85D754E347D8F9A0AF08E45698FD0550362C1692', 'EA71FBBAD0E8AA835798ED6E7BD34A70484C5695', 'BD918A86BF2007991DA2DCEB42E5C87E2C81FE00', '921DEC905F82B34A1D799EABC02B5E58886E9CC2', '2FB39152EBC59E5E353F49B2E73C8895E6272866', '954C9B90FEE7C332F10B34B2BC803C7534002186', 'C6B94B31424376D9DAF43B3FB9FDD901001D7BCB', '886A42E9F80B834E53708E0F7D44F8A39BFD3A41', '221BFBFC66C81A300197F3FDB16179646AE33EFA', 'CD78C01DCD78660384C5FE2F7C41989872C47323', '1E6BE23BD25FF7520191320EBFA6FEB4C2A9CB05', '7FB8F8BAD18882F150E0C09306DD6B8A230F9D7E', '34288E2FBBAC2DEDC5522693C3731BB786B8F778', '5CF8DE0F8445A90D0407220C792CB58D9550097E', '76E31E08ECB0BA005A1D5B26B267FA5E695C05B8', 'DFFFB322D1F20B7FAA304D5D0404E400DD199842', 'A3AD4785A816DA23B84694C2D1FBE1056453B6AC', '23B3014190F8993E5ABFF62248918F6AC1DCB490', '20C765AAF6A64F8CF6FAE5E1D988E82A64132C9B', '1EFB1671C002B2378CE5F8955D0878C64FC5FABE', '9147B66BA14395DB0C45AE7081E59201FD02C41C', '42D54BFA48E38EF605696551A5BA635BAA9F5006', '86B7287DE755E9E47A017078D6210324311A682D', '6E796AD645477AE38627A7C24135CEFB24DE101F', '11F853341F72FDD6643975069FE489423909F140', 'E03E5244422E37A262D26D6CF40B0F03A6710EB5', 'BC70A86D76665BF9831F6D4F4462DC61C9E1EFF5', '07B08D3D9BAE1DEA17E1F0B168DEA2325AD2240C', '13E79778DFF74610CEB97A8CC3B001CC88EE7AC3', '6DAA2960B5B0125DA45AAF5F3386D79F58ADB286', 'D5B968C191FBD50F39E5B849A1CA34148F6B60F4', '264492E640361736B069C4A69F0B61191682E318', '19B099DDEFF2FFC16397CC60B90C2A33ED397151', 'C80FDA06962A1DCD39FE4279E388837CC3AEB8AA', '047CD158A9A7189370B82EB3444DE1DBBF1FAC30', 'E6A6C3F46C935D69200785F7AFE0F2FD0EB2F95D', '695D118C360EEE02D24A2373E2B02E6152E8AC06', '50112DEFCDD6B535B77A51AF3C7C61BB0B873E83', '624DDE1FAD3EB66EFE098CFB144BF8A006CF48F3', '7E116C3F4242AC11BF0364A9E9AEC69057C4D95E', '551D6886E4B4C286E0D82F441728265EC53AE2DA', 'BFDAC54C33A20C2186D4D891D3D2776374FA14B2', '8A72EEA60C0437EC90E093206F748B1D08DE528D', 'F5BC023870B1311A9595B80A722B5EF6247DD2E8', '879E33B609F8D512C7F1274C1995480926487F52', 'CE2F86D0A2CC81D1F00AF1A3593D8DFF1500CEC5', 'C962D58667E64C1EA3A4EEAF502E6519888A39DC', '7CDC6D8F5628641004D470010847838B8897809D', <text:soft-page-break/>'97EEF3258A3D1B5E9A29973347102215B9CEBEFD', 'B5D23B19DA54C4AFDE585B8CF0A54E85A6EB9EB7', 'B37F2B2CAABEFC5C9C4AE4DDE21886ED65180905', '0C02E469B125BCDAFC8BE1110E560FA20014D8B6', 'B9C54645F7A55CF392C3E901560FB0AAE021025E', '792D82D64F2314369862C9CD283159B7FAAA9EC6', 'E9BDE6F8D120DEA969386518D2AE18E3154B37EB', '9C7337704B3AE0DCA8407B09ACF6144CC7674DE0', '60A67AB7AF4EF3CBC1FC728AE5029588D8CD1FDB', 'BD381715EB10683FD6A008975EE8D52BE1930BC6', 'C3BBCCF3518864298F522A12F57F0D1899D82B92', 'C9E859F0B71FD2797837235C9058AD297A96EEF4', '7E0B5EFFC55B2D89CCA44BE8FD6D557E007F55A2', 'E711B169C5E08756A8B061453497DF9F202575AA', '920CBC19478845862B9ECD91454348B22D152677', 'E9161D8DE0BA5B3CC0785164AA7784CE6CE1D6D6', 'C29C4B46B469EC4F3B2C17C834FEFD0AE708F0AD', '4CC6A1BB13138E432CF2C9100F74C29BA11655A5', '5C2C749187FB7C0E13EA1681E70D75C7841BF2D9', '2AD28647E7AA81552D7B0A092FB496283ACE4F8B', 'C04AEEFA2BAEEE6652DCE6F45FAE1714AA17CD1A', 'C52E1A120CF542BF0CBCCE67F0D849C9EE167134', '24E986947A18AD9C732C21319327F2F4C6D39DEC', '26036A67C1A87C0A5E4E10920FDC4789DE10D578', 'AC501DA3A69CCFD079EE940F02A6519D669FF8B5', '4479B5D7EA6E6C4C8902D7C5684B0806186DD065', '768630DEDA736AB9B07FD07FD2999E447A9D74CA', '422D3A1492824BB7C89E9BED2E88E9185EEC41EA', 'D395F5F5AB81BF8598812ED4C01252364F304462', '27FD3D328E9FB79A017B7010CA13E20B3D94BB32', '0808B4D094CA880C469035CA91B21319447A3315', '34E9505472D5EDF4132DC1B8371CFC24CFB4F5AA', 'F0A76166D96E068C276D338EBFB6CD31999A792A', 'F9F3F3076FD70234878FC07D9E340FA7CAD4A933', 'A77A712EC2AEC0238F94408A9D0D09393F0B1826', '1FB34BFA3B64FBA9E177D78ABEFB89C96D8047AF', 'B1664BDE37794E6886E12186DDE3EAD58BDEF7A0', '417673D4133696B1EABEEC653BC6623055E93403', '5DE6699A9754D28A2B2390A1F495293232C8E34E', '68454D070E60F0EE282119769F3185E49CD0A2E4', '8A5185618783BDC100DA8372A76DE107120860F1', 'F8BC96D8A27611DE19831B55FB05FAC5F1B95842', '5ECAD205DE68D53C2304DF3EF0E1D1A56948D03D', '95D52F5BE18FA52CDA4161A443C667166A44E75C', '2F9A6CC73FD7B0CE545BCD418AABBC74C702EA11', '80B9BBB592E699F7F5BDFA07318D71D9002F52B8', '869DD583FCB23F377264A1B23742A8F6807708BE', '273EFC686D2659E0D2F5FF5240EF37CED6BBC870', '7D0EC1199140FFA3851F57E8CB917F02BD36DFB9', '4B87CD5FABC2C99604F0674DEECB1E110E148D15', '9C91655EBB621063141FDE1E966BF86DC345BA95', '5BFF080457CDF9E3D9F8A3E8FE05BB20B6AA988C', <text:soft-page-break/>'88D01608205A40541A5E3411E20DC139A38D9369', 'BABA7D4E7ED6378448609728383D7355DFB4FAA5', 'F2758327911400242F464F7EAC50CA05ED6DE17C', 'BC51DA119199BB20C47B2F0BC72152D9D87769C9', '40EFBCC6429A173F1072E82567CC6ADE0A6548B6', '7A46A2E77642F333B1E3A4BBF1915EA46761C39C', '969DA50995B4EC21CC46C7084BE6E7EE61B2F521', '206691B23FC597C4108C5ABB728023AFF031C060', '19686D4A17E5291864670DB68F945025CE95D80C', 'A25F78FDBA33DC833DD8F4D56C0B9E8E938DE5AA', '90AEF8F8AB2156ADC6F72DE9E862D4DA00B7EC2D', '5A7D4D1A2FB81F6D2CA63B91ACD31D5E67E3D678', 'F200F25650206A3738BF6D72E9F69118A03B7CA4', 'BC4C7BF95F13ABDC7CF131C8FA0A70BD7D660139', 'D41ADAF0AD3481A06C829BB4642403D9B98469C2', '9F65FC1F7FB684C3388E7DF3038B638B392DEC8E', 'BF928AB960F9210ABAF711C9E3A5FE8D9A957344', 'D8CAF502C4E3B3BAC48E97C3F833EE1FDB6EF598', '676BE9776B547E07493064C9A65AFF818811E160', 'ACD474583FB7EAF51CB8E2F6673AB9F38696E4E3', '1305A7DFCBE12798DB17C3B16D45D7DFC6EAB082', '50AC8174B454346726AA82F130E8A98027B88A3E', 'B7DB036074231ACC212F58CA5B8AF0545A418060', '1A6AC2F6C7AA321EE31B99EB0234F3993CAAA012', 'C07AD81428FBC3CA10189CF6EB9A49993ADC5935', '384DE39CD16B7F9FE49E3DDF27DFD8F20A212EEE', 'F3AFB355351074FE8893F41C6180285AB7ED3CD9', '4E733FC20A76E455C9EF3EE731E9562091CEA200', '4858FB648BCA7106BC113EF504471DFC15E5DD58', 'E0FABA3A6BD3AFB12A6AED1A7E366F69944B63CA', '63B4746FD5B61B10B3CB4A4BFDAEF7345627C850', '53E88EC6F0EDBD471571E3D618D7F14D444790BE', 'AC9D925DB7EA8DBA0A2B9E3D42F52A12D12B891D', '09EB2B4F4254197D4EEF1562A343C15AB58048D6', 'A6BE3CC848BEB6EABD9FA9ADEACDC0904D5BC96F', '05D7521E70A2520CB64518B39D943E2384593AA5', '0ECF673E1C9891E35E8C651C50D11CA4A24F44D4', '4474392108B8D0B661F387EE2B348B3B41F2B0A0', 'F302CA9889DE69E55930C45A0374CAA5E2069746', '4F61719A6DF2FF2C6A09323F79AA221C78F0240C', 'CE7BE96171B96E38651A4B0CD4B083DB4E7DACC8', '79210BA642B55C1817C080C79EB03CFBEA25F6CA', '417588DC3AC9C69B7043CE0A5E483D7D61E36D8B', '7FE3F78D62D6EDD1660F8DA2BC96BD8BB561B7D3', '26BF56D9CD0598982640E4AE0DF9CB6B089EA0D3', '055CEE45E1D799D137B4AF2A339CA2892974057C', 'B981C7480D644FBCC80DBF4C11AFEBB765BE5C06', 'C6EDEECDA72EA65317DC5C803956455E28C4D9DC', '81FA779F834B241ECF1F0893CBF61B949C2D221D', 'AA9985FEF64F926F37F78F401AF37132DFD3D5AA', '51B44F28AEDA533D92869D3E19600E01D81776BF', '4FF440CA5E26E5D9C89D1F238263AAD816FB5180', <text:soft-page-break/>'C69BB41BBCCD24515C6EABF3EFCA67BC3673B04C', '429EA8848A1F60F16F782F9F41A6457FB85EB8B0', 'F765AE83EE2EA01011ACA87A2B1A85B186DB966F', '031989B8B78547C34064AAF4442417412B542074', '50D564BAB2B75C7709523A52AC76768533081737', 'D2628C8F5BE7CF33385682637D72D7301F046699', 'AFA55723E9EE47FB71566F6B3E07977B1BA175E6', 'BC78E9C240F234A556CD01E7D8B8CEC020DB10B2', '192DFD7175D0752BA8004F3F793A5BB106BE0306', '7CE780380A5494EA8E367097DE22DDE856DF1BCD', 'DEDB4F59DFA4589058677BBF654CCBAA28FE4DFC', '8A640D579576D7A1FEF53F008A2491036784AC6C', 'CFCD5DEC2CA8C85C417B86855BA01A129FC8FD80', '02D05D69EE4C006C4D3151FAB31C7B767F91E091', '61450A7BE367BA61B3C90CF58B86D2B3DFA8631B', 'A15A8CB7A1C4CB3D3385DE2AFAA0295CCBDCBAB2', 'DE20921FFCBD1A14EFEA7080BACA1C93F6DD1913', '39FAF52810BFD7A7822110FD4A16C61DE0777E33', '8A65E27663CAD62B9B8744E2B3EEF6CCD7837967', '277E371639F29E28D76FDF8DD1F43750F4B929C7', '2C152AE91D6A4C7918EE9A9B99D0F989F8A391E6', '36ED6DDB87AE0866BCD36700A600994AA3EBE21C', 'A207D04AB123BB85A2AD3D66A121AB854E23E379', 'A9529B19FE7FC5234865E75E61E264901F1F469E', '8862C26EEAA13DF64CC2FB8FA82782B334BB0C9F', 'CD48269ABAB29C538C4124D8B64E4AC631D1C5DB', 'F9B5712377A99172FD106A451284DCCF201EA532', 'BC350EE893EA114BF50EC23419E1ECBB07EAAE0E',</text:p>
      <text:p text:style-name="P1"><text:s/>'3BEF178976D95CC029C3100900BD68D2F290F474', 'D23B9A67202E08C84C9E6FD88488CE81F79C33E4', 'DBC2F83A7A5DACE4259F90D744DA15D99DCE7ECA', '1432B3E2BDEBA230DFAB70705E2C8C09EA251249', '468F70383470B6912BB4175A5E80C27BDC07CB23', '08F206A91A289820002DD0B622E5CD4313E2FC25', 'F054F29B0DB780A9BFDDC25F1F677223DF94978F', '5B8F5EE0D143AB690B72C0B93FF0D9F8F0D46A2E', 'DC4F54A6950C408134EF719F15CC7222E2478EB5', 'A477B4D496BF14C1E2F81D57E4959EA425A196C4', 'E54B4F3B02A6F6997AD3CE7E37D098C0CA36DCC8', '05CF346E6F14797317EEC6A912E59C90CF281D90', '6ACC523E277BD35059C0081EA3F56606051CB3BE', '468654A76045DC0B4D61CDDED46DED2E8AB4A876', '94372501AF7DAEACC1F122EC6C00EB93554B6BA8', '13F7D6CD238F56DC99A6D811F3B9CBC5F3BC101C', '3A6F0F70F6227768B288029E544D135CB7D034B7', 'E7CF9839EE10D9E380C25BA741DDEDAD9B13EEA0', 'E7E5CF2D375FAD62FF27EA9269BC115B1E092525', '0B5D84397FC5A41C0BAFC2D62972A198B313A992', '915830CE08A5BCD5C3BE242D9BFBA855A90F5D26', '4F191C7BF10CEF9D043A94FE381E53CB5AE39E77', 'E8D2F410E36D90F3A5663CB2014B3D91BD2814B7', 'E46585AAB457B09B8E5670093B56A6941BB7957E', <text:soft-page-break/>'2643C0C35448465507D0CF420DC745661049389F', 'FCDD13A2AACD173381EFD75BBDD6A67ED153C17D', '52F5E3F7B535549E12D8DB0B6FCFE9FF8D58BBD2', '40A7740241F0AFF951202FB552B3FF33EDE1C945', '616B08026BA2AB223F5BAD7110219A35068DC4D3', '73111B33A8FB3C36323635E9D379A2CE651FEF2F', '5E0B5B08D0367DC84677027ACFD5960CAE1B2209', 'B16579B01594BB7D1631546FD7DD498131F8E01A', '4DBFF1990B07A847ED998548FA1150F4E3680CDE', '16A7406487B79F1D2C2247181864A30F6D113B15', '2E71F415D286A289B4BED13EC5FE3787C8DBFE53', 'B1E8682B7A2308CB83AA430CD16DEF1C25C46423', '68471457305405EDD8C3C863B627ABE05D58F429', '66D689FB4C172E4D8230E4D4A1E283300723932F', '87B2559896FF7F4E3FA89F7583645341E41027EA', '1C9ABD419AAF7CC27BBFCD43C98491B584E924C0', '9E21129E5D750508A6EBDE1409ECD447EA723130', '7635856EEA22AD931A2A3391F1D3971170962167', '5FC56929D867E486EE0AEFBC16283AEA03A2E9E0', '0AE8E2B43CB58998C1DFB573BFC707EAABCB0DBB', '58C154641085597A97C871A7037804B14615FC22', 'C8A418DAB76B53A63A8933816D82303F1A407CA9', '08B40DFF502CEAAA132A7F61A4F25FD54AF82310', '9B4733143FB7C0A1913EB5033F766DF4E470C39E', 'A2EA05C06D8C9517E99CD8C39BE65A5D4A43981D', '243CB4DB738E1451B4DFFCC54AA3A55EF8E15DC5', '7F31E02F9DBCFA6D3BAC0974180FA093FADDA221', 'EE7C2CC4EDA26472526446BA0473CA696FA3C545', 'E88145856EA1BB1CAF46BE9196B5D04C4EA49151', '0CE013246716443D2AA83E16A110C97268011496', 'B0E933BBE4D71B798C831D9E55AA1F4FB34B9627', 'B8FFBA47F9D70720419FE84FE5BF724E3B01D0BE', '829CA4308D6CE4275DD2C3903D7250C1AAB6FDD9', '51345A5C25DC318DB17DE87B644D4C47FF39AAFA', '95A2C5DDA635ECBF2A504516C7C10B7E586BC68B', 'A2B545E180BE0741A23A23C6B27F6653A3568FE9', 'C78467C001A7E68D03DC21B996B2803D0D9CF18A', '4C7259458F332B7DE31B63245424826322A65238', '1CDA144CCF109E7C95244A243C4710FB1EB98938', 'CBFD1B8044B60C780808A0FCCB60950E91132E68', '51554FD295D5D0920AC6536637049428325D58A9', '7ECAB2FEF984110D655A42584A72E5F8A16772D3', 'FEE9B84E3C447646E0B614293140CA375797ED75', '2F70434B07893F2A415A11CA41553619B41EF357', '83DF085C1E0827A820C18E13021853F38F8D56AA', '06EAFC52592891E8FA988C00BF42D291B4F6302A', 'A2CB75A6AC6118492451D8B46CFCACB9231E60E7', 'BA0B84510A1DBD0EBA6B5A910259785256434494', '2C7C830A07A3DEE86330F580295117629B47431A', '7A4751E80650BC3805443D5C9018EA46C537E53A', '5D0F8C02A72A042DF7DF0CDA2F169C25EBD6A8A3', '207DFE3F73BECDB7DDD1E8274029F45F70E6929E', <text:soft-page-break/>'5F31FA55A4CBD02A53E89F19AB7D6B57B9B44A52', '3F6A43FB48218BD402632B1C516895E7187F92BA', '38D2B2EFE6ED560F52860E904BB78B52716CB18A', '14FCF8970B02101F054C1DE2E51126A4798E0AD7', 'DDD5F996E57CE313A0DF39799F4342322EFBF7A3', '3DB58166583556126579913771EB8C4527E3A939', '3DC6FE3C57AB797BD0389CAE6780E65E12010D86', 'F0AA33695DD45476262E2160D0C6969750D00398', '62FC3D8E7E5203334C866A652FEDA806419BC989', 'F16B518AA01A35A92C5DC34E3A89405DC76C6F6E', 'F0722894777DF34B55BBF3F8B89C1817234F317A', 'E06CF3E414E0E59D5506C929C1A5F08EC29AC753', '5E0812682268A0619B05491405CF7721E3BEA3E5', '398D8497194CEC96263B4681C2A82CB7D434DB25', 'A890BDF07BAFEB84E282A9BC75626DF59D537E7B', '3065DDA9E46038D59DABB4C6942696B935E93169', '0B0856AFAA653BFDCDA40A0CD9CDC8B4CF093652', '712998577639C9616172311C03217600A3DB26B0', '9C23589129037396DCC20A45E15BDC78A8B4E5AF', '70B4B3FE85345D552B5F9B6EF6BABE3432DC6273', '11FE447226292423DDB50E9AAA84928E201F1E0A', 'A6C929AE41415FEBBD5EF2A31B7A3201172BF780', '2A5D6F98052680B53737F7B176BEA6C4DCCE19FE', '64EA1EC24C5650E3A28C4AF7D67D1812995F17FD', '8FD61A3E77DD84A3C2079E1602F877987E35669C', '9300A92028F3F166DC3C0054FC2AAD0933F97184', '2D2C9DDEB58095853B7D34E2992D81109993AFCC', 'EDF9EA08B52CBE878F4418034E5A6971803F1255', '57F1F54A13A57B6B3670C906FA7B3FD9E2083909', '5AB6ABAFB72E45C97E42594B6CE68013F2A055B3', '0596F7A43BC063027B0F63C9F0F3EA24D518F6F9', 'F2765882CC42671D709907524D1B0F6827D29E76', 'FAD1702D48AA0EF9227AA2001FD938D3B9A8AC2B', 'A6F746FB63A945CF8A9B9E39A3C44B6BC1FC72BE', 'D385642689C0C0C3EE1D573CF50606EAA9DE203D', '1B8B0AD32F115C2967C22E50B67BD9E615126F4D', '3391D408BE2A6D8BB5D8446593905309F92C13DC', '5B07CAFB6B01AABFFF7D29DC1ED1F8380F5784CE', '84DA350310DB8BC3ECB0836F2C0BB7DD2DB28F85', '0853F5372F1B32BEEDB79BEAC64B4F320A22EF4F', '2FBDC72CF6A53A7B30CE917D604103A65FD1F20B', 'DE02BBF2B03A53006F60C87456DBD54F434D269A', 'B2B331AA69F8B3C3DB8636B1233B50DABCB1487B', '5735D54DB374EF6D7631F73CFBFBE5C1890C42B2', '89838A77796808D542B2E24009FF88E370E3151B', '751E2E627813386E811CA81A3B9023571417817B', 'C6A0CF45D62069FC14168A06F1523B2D986D89AE', '3E5895839CBDFC6EEBA0A7D0BAADD5DE93615A49', '04EA564EA4789AA724FE67E9FF4192405C14C92F', '58FB8570AAF0CA524D21A1179427B5569FEF0D61', '45CF2D0A57CAF7B1F1D510E058DF130E096F4589', '350C3F6E302B754CF1AD6B282B75A106705D2A6D', <text:soft-page-break/>'56BDEF504FE5321AD971F34E9960BFC5C3AD0EBD', '52BD7A8E5CCF7C20CFD7074F51A860CB1618A38F', 'ADA4B80E3A13D94E26E55F073F4F56A9F99029E5', '106EE25531DAEF976BEE2B2180E93DBB8156724E', '2534D924EB7ABC77259AA2ABE17BE64F4390BF1E', '559C9CD137E4FC9839AFC93D9C417665647682DD', '3BD731BF5E9E353D7553C892BDD97B359D609772', '082CFF02BBA0152987C1D141BB78BFF69262AAB2', 'AEE6A23B1FE18F9B7ED0AA2915446B5AE15FB243', '789D48AB749D96D21879FE10B0FD2EC9565C904C', '66F9445F9973683CC6B5D0912E075ACBB97A4826', '38CC601ECF3E2B6A7C4ED5E7330209C71912BD1A', 'A725F901905BC13A48233B886DB88C7283FCA29C', 'C4E6E84E8887E155C3B6F010456D684C4370B355', 'D4FEFAD3F584D4F11BBD3E5F0A63E4DEF5A02508', '2181A0BA4B96B506456933F37D7DAE2C8C965912', '402B5206418F970D3770AC3A201FB9E3A79AF1E9', 'F4611F23055495F302CCC025FAF9FD3AFE03F74D', 'A2B4E8C7EF344647F98BA4CBA8C2E116A76860AC', 'BFAC6378C202560C09D427C7CE1A0B6798616A05', 'BD8C213791A90D97E1B61928C69C1F1676C5DF3C', 'D6BB2FFFEB3B0BFD65DE69EB354415C26A5DB837', '5B687EFB823807952B56E4306B954CCEAD0C231D', 'A8FBEE6AFF0D78DB80ABB2520D7C1AADB9F4B8BD', 'CE9E987805D95FDD9605B7E56335597D5A0CD217', '0A27546E0202DDFF9A3F6FA3D7799A2E4291460B', '5E77FD7F3437BDD6D317D9F60143F92076F6E665', '8D9A813893D6B56A2E518130ADFDDE4091A105B6', 'DCD96D71AC0AACB31560C881666EDBB59BAFB62A', '60FD818937453563E0C1F26B01383EBDE04E1F99', '4DDBC86B2ACB7BD397FCAC925704315C72AEF298', '4C6F24A33AEB9CDF21718504AC4BF17D8CF4E8A9', '7544918564E65202124C0BEB0352EC68924D89C4', 'E6032CAB3B26B00200C03E4383D80E47651AD56C', '2F0BBD566F4FFB9315DCB09DD54D7AA7D1DFD6C9', '8CD85649AF0A4CFB95CEE0475CE6AF7435870CAA', '46B8058AD8DE57975FF2A3206C5277C9F65AA6F3', '55D4D03BBBE3477D66DD5DD541EA84DB98E4C11D', 'AFFFA2A30E7768D098736DCFA0D3BB996FFD8E50', 'DA8F80473E720CB0E5FE0A9C8D2960E1C3E7EF19', '032A33073658FF1BBA2A0E829D8C719B7A0B9228', 'F624D94AC8D6A2835130F5F91A624C0B41125ADA', '855B51C100003F40201D42604FEDADBB933F66A8', 'DFF18D1F649892FDD186EF3DCC901400DE48CD97', 'CA795A9D3D429D6DF0AEC489468E119BEB792A04', '6B574B6443DA000E998C179FBE56E95213A49500', '230A74AB59E2D6D257D57300D1BF91B25D93F779', '7324BE7E00AD2BA3F30F3F3B6DD8236D3E70F527', '8EEEC279BA9A188FF80F46C02F2E3DE9168FA938', 'ABF696E1D53EB322D33C4CB62F7894DE0E30F454', '4DD458290DF08A2654B9475EAC4124925062082B', '821C60894691089CB918487A4CC806FA85976608', <text:soft-page-break/>'646D56A8F1A0AF4B9D81F439241A75FEAB8D5EDE', '153036BFA863DA9427A827CF68ECA8B0A9767DCF', '24BB06F5ABA69D7D79B37DB5E2E19810944FECB5', '1F5DD862F51FCB58BC9E370C9E7F95CC1B41BAAD', '5F05E054CCC37CB0A26C9565D45501A1ABAA3D78', 'C7B96C2978AF5942D54737DE872759D5B485B2A2', '907E0E0278C5D97E44F851B2DFE369C5D21159F8', '98AAC7FD8A0637032D30F405562F595EF63F1FE4', '06EEC196AC70611BB5BF80D0308D84AC57122A25', 'FE42752D5F99DA1F7F2DECE412463029B9D40114', 'FDE081A7470D79F91877166BF22DE7711850A373', '10A243828C97867BEE1BC5C882CEFB85FEED8819', 'D381FB47D731C2651FB103E2F7BC18AF380F7B1F', 'FB8FA0852F6D65F54C23349A272D03BD4BA5873E', '0CC9E970AA29B7E4CF8C846C34507637805DBF65', 'ACA7BDB532B20BBE40BD798FDAB68EC6D000885B', '8E7BCDD54D2174BB50000499720B4BDEF75CC4B1', '06DC118594756B1676155441A391F8CD2ACA4836', '16D7F39212E942E9EA6D4464558B6307E5541A60', '21AF1F581B82682DBA59CCC8484BFC6C0E8BF728', 'C49CA6417AE40FDE1018D544E69D34627B94AFAD', 'BE0A734F3824E3C51A1A347F8E0E9B2FE6205DC0', '119A3642A80CA1DCE7E65FE793C507F160B4FDD3', '69C435E0913AA7DC44556E4B8F71E14C7011EC5D', '492DCC474730EF86E2BAEAB3FE693B551EEECBD6', 'CF02DB913CD90B926F01F3A488CBEE24DBE79F78', '90F426D16A0537C4E98466E5E9A6BD6C9DD9564F', 'BC7AD536B5CE7908FD6246141E62352B0AF6B433', 'A31D4409F28CEC934E8537BF70FB87E6841B97A2', 'DBA09F135BAB8879EDA7BAECDB8AE25D612142AE', 'B77FD8B2B6B926B8DB972365C806E4DBE596AFAE', 'FF74FF6B9CEF275F059ECB6E27985EAF6C780E4B', '5CF86438C9D3990E4E542CF0C4EF2DD55CB028C7', '1331D76FCBAF2859C0E30A027B74B296C39FA532', '4476B0CCDC5A8405D191D3B3C58D695BF5115B71', 'A8177D31B566D5692DE05583B18EBCF6DBDFA41A', '2D1CA863D76E3EF50BA63AFDD22D429E1481DC3C', '9288590A1FE62CE53648FC0D9BAA59BCC6968AE2', '773A016B4D20D3AC41816A7FFDDEFD56AA733FC9', 'DE1FB0B8F4B7C063376E32D4D5DCFF0FAED44E3D', 'D1E9E62F2BB7FCAB7B403FD00C2604F969A34A8D', '78397EC21CA96908BB25B1ED209518F67B9EBDFA', '8C26ACC950C5DE9A9BA7E55EB6FA3DAE2DA02138', '2DA0910947E62A2191B09AE56EAEBE83ADA73577', '9670F360735F61042B4BA405C7AD1E9E9930D7A3',</text:p>
      <text:p text:style-name="P1"><text:s/>'888ACF011F66AE8BB3896097F58FB36FE1DAFFE8', '92B9CB2F18B99D98BC64B7BC3D03E0AB1E39A16C', 'CA52DFC13A7F230B8179D8FE6D22D07034D6B3A9', '89422C103035FFE6B95E090F43FF5823482D0A6A', '82D918B6E9008C45FCA6D7BB0290745E23ECD74C', 'A8EEAC8EF817962E41E3E72A037272481B63555B', 'C2F5B32B100D696D9B90FF1258CE24629954FA5C', <text:soft-page-break/>'01C48C25E952F9ABA66895FA1C5EE4380EDC97DE', '49507ADE50C04B2AACBD9996CD0A5096F03BA672', 'E538F4632DBDD426937F60B07CD67447454970C1', 'CEB7728E348188FF7D5E80CC4D4466FE60D6ACF8', '840A4337323D11C04E8DEF21BC4744C655BA2C6A', '22F21C9C5E1A73F1ACE5CFACB8B44414CF8A0E5E', '4254DF34C9118158848D2E71F5503219383F7170', 'D6F079F21194AF40050B050CF0C5B7B7593CB819', '518745D9739820AC18B11E291B4B63570FAEA594', 'C80CC6B70F7B234914EFB116A13C1DE4017B8489', '96D1532C6311F201D454F4DAC75EE848B82E256C', '9DE0554CCDF091E461AC27526962E64C921155AE', 'B401EF4FE74CA3F73FDF4C5B31E9B00ADB4DE37B', '96BEEF024F1AE3B6F411737C55D1302CAB417D0D', 'AB80AE1021144D32031477BBF50F416670268B50', '9CF8373E1ECF1243DBC86AC8D4997FF965738C89', 'CB2AFCECE1557CE0C95E89002F46B6A4210F4E94', 'DEA827381F497C8EB1858D5CCD6AACBE0B995D30', '0E09BBF0E0ED92334AA4E711D6CF65C66BCA7FCA', '85D4C539C4BFA4A7D697C62BD137C51105F4BCFF', 'BCFC3CE442AD2B3778B43ADF267C7C562BA8E689', '4DCBD61524277AB442DACEB1048CC45C77B7E764', '6D382FF7EA76198307BAD8499206E229AA2BFBFA', '2C951DB1EF1EDD42758376F2DB50C85183CAE2CC', '9CAA882672DC720BAAEFC34C2E62C15EE7F548A3', 'F24E73CAD96DF26069F2392189FC98FE09B2B298', 'A406BEE450EBFA96D919E0A59A15046FF6BB4077', '406A4372CC39E85C5146F429036843D41A52536A', '40FB9DFE961F85180D50CABD11CB91666CCACE6B', '4357846E9003DE65D8652204DDADB3E9C1C52F2B', 'FA92ED495621DB121F5B37B1AD15AFE5B227EF96', '95AEB76E0981E6444EBDE0CC17306F70BCA05E71', '14BA3F96148AB820BA1F8D149393BD653DE2EABE', '34E312F19BDF4AD67B2F48118F7F15E5C3D35950', '7C10F284B199C2EAF92DFA6487316B575CB373E6', '11EC0C33CCF9350ECE42D2D22F6E1E4BC0570BD1', '719F2D2D3BC75C24A259692D7341A543C8F854FC', '13E8BF2737C3F935A0378DBBE46D3C72390E55CE', 'BEEE43E9AED4408810B82E82510700648BB69D72', 'A898FB3E87A167430D417125A1072D8B42E99BD3', '4DFD4B7355C9589EB0345F905FEDA369184F4FA8', 'CB7108621E89542385F252856351904934F170C1', 'AFA10AF0650CBF19264D6657318250174DAFAD73', 'E2B1EDD40FCE3D7D7C2C87F76EC2F9F9381D4A00', '0E9CA187BB0B5CC5F69F33C591D87285EFBE6207', '023D6FCBCF585DA63BDD98ED25E281323056F399', 'FF473DE9D70358174C8529E4457EDA6B47EB2480', 'B59C24910334B785AB09FA821772C37014C2CA5B', 'C384A22BF63087F6F788F1D8F422CF6678217E10', 'D66C865AB84C222759C13AA64B9EECEB26E96DB3', 'C85329E903B72BFB5A164D53D737726643372417', 'EA282FD636C201D140F13FE29EF13EBC22742A42', <text:soft-page-break/>'AA624E09D434428E7CCF47932E9BB319EA36663B', 'F28C43CEE4767CB5E509E140C1935BE1090B6FF6', '8AA1F02306C43A0FE26F96DC84B640AA270CCBA8', '4C5143DAEE8B64AC0485C3F4F86CA6D37F0B81A5', '1BC870FDAC11F44D68A24CC59EE304E015B553C1', '5EEC9236FCFF3CA1B3FA2B9A34A2661D475B1555', '0ABB89C77D292A72E6E4A763199C75597FA5CB47', 'B2F80D76B3D6F2D9F6329864BAE453838AE46546', '5B361EB8790087962DAF096F86450D772417FA92', '29585A56B3081E34349CEE1853F304EF65ED93FD', '44A1517AB53D84955BED2500091F7A359F73DFA2', 'E0AA9109386893D94EDCD66B9486AAC18E456A3E', '4D0DB506A3B4834601FED2EA7ADF178CDB5BE9DC', '64D376E0308A184DF4E31CF682E6AFC5A2A06E6B', '631A43BA7F10AF195806229FA4A4A6504EA883EA', 'C79C6EF5FDFC58AB0384873DC4284628BFDC89EF', 'DA640FC4F0A7C1C38031DAE468990EEFF003D2C3', 'D951C13DAD44FA5DAED25DDB944561D204077871', '4CC5495A33E99A274ACB93FB32EC57ABFA0A55FE', '225A44E5C16C85F98765DC00A17026821E53FBA0', '23E28B74F6A9D9D90AB3C23A51EFD5E32A460AE2', '4963086B17B89F1FA19A09CF294697C79F5E871E', '822088581CCEF2A8E6CAAC33596EB65D913E04B2', 'FF532840D6B876A9DD71DD500B0A05CC31EBC341', 'A483A1EB0826B0EB2C15D59EB1ABB8F32B93F1E1', 'E18A30A35FAF57F9158C61EBB2F59252E5396F21', 'FDF5508F3554EB09AA122F7F54BAF2177E804744', 'BCEE1B3C953FA95013A8412549359E1086122DEB', '4DED201BEE22E020C98955E7C099E2D1053AA36A', 'FEEFDF64681B6835676223BCEC71221ACB385281', '5567564A503267CEFEE73DD8F7DF457746F31106', 'CD31C4557C3387317AA9E0E355463F7D661CAB9F', '860326E8D93B69A418473BCD156484F5EA9A3500', 'D766DC8287C8CF5EFCC6736FEBF920D5008C3516', '2B9B3C93C528F7C888B24ABD7575F318A48C00DD', '2C582FACA84FDEA0708CED99DB1DB1A5E8417518', 'B26C17F8E944B13FAEAC8D7D5C48BCD61AC2F774', '7386C5647ED6A8B250EFC3EF15F8E60951F43759', '391293EBEABDB9938ABD6EC4BDCD1E713E843DFD', '8DF2143669907C611E9156317AECDC5D8632681E', '72C6A57BD286E4FFC8F863B3FD82FBC3FBD66CF1', '10171876EC8F20B44C8B243D7664E914012F9190', '5BE498C983E15CABD8C180AF76CC966B453A3E55', 'AD9FBD793ED011CC3017960C46F12B14B90AAB1F', 'E06E5CDB5ED835B3B7F0660864B2FBD1A7BFAD3D', '5B9A664B1AF969583854D81242F7D7497FA6DC04', 'B0691648D1EA1593766E13ECF66F6E0CAFF3B202', 'BCB444CC003BB12761A8A821E98CCBD3162786C7', '027F74F40573579D4A13640ED0416422F9937155', 'DBAC6E7C4A233263AA31CF2F8F97B74A310ED196', '07E95CA8C42BB1B30F45149D8948B67DEBA9619B', 'BDAEC98226199EA7F754C10D380964E36B3B3D64', <text:soft-page-break/>'3A3048593A39A7E70305B96975EFD94989BAADEB', 'E50F478842A7E1F2D98DDAC05A49D64C0C0AEB66', 'A65ABE535E644FE0C560A7277A3C81CC862649A0', 'DF20A83432E19FF31DD89830FF578AD8AAFE2A8E', 'A60315DCD4B5FCD89120D70E1DC63FBA2B3EC7C7', 'F3662342614CA5045F62E848E4E6FE59ED353752', '54FA0A5FA02D25AA8C18A2BEC94161E310E872BD', '524F890DAE0BBF3289ACC695345142733AFCFE19', 'EA36AF7A41C069B0C843C0F2687F9133C1E04F42', '9FB9F7F3C0DB4ECC6F1BEA59086A62ABEEBC9B3C', '7B702314E69D22CBA6C76EC3720F25CC4D750C19', 'C4BAF3D7C10E2530B5F351E0D8F8BEAA319D6A04', '50D3A6E0D87343F805EFAB1B9B199303A8DE7CB5', 'E2E9DAC8D283E11ACF43017DC39892220EB7B445', '65DB24C5E744F3827B179B6D73C429F65E12FD44', 'AA910D4FC5705C20A8FF2D5A7B4F3F5724F14B81', '99DC978F9818A6C554109F12C61955C361722B11', 'ED37EFC792EA8836D9395C032186636A60EEC6A9', 'B00FF3C13B6EF1330E288765BE26985CEA1CFCFA', 'EB9FCB9A2D7A088FFA8E9B1D2C319D71F001CC43', '8373ACB95F54BC8C9365C347DF4F340059BB9380', 'BF763C205E0E7D73735C547216CCC38DEE8D73EA', '3CD728AD1B1F8139983E90C82228ACBB89B49A7C', 'F37D419D134788B034245B84E93FFEE6591AD544', 'CA7094E426A565496E8CFEA896AA6819306C4C20', '88AB0D22DCB03B8CE758A4033563DC653905340F', 'E0C1A8FA9C5216E2643180F33054730D6DF93C84', 'D6BDC214F7F4829E5375CA480BB3F1A497AA8D06', '6E16694C3378913A412542E59AA097EC4AD61D68', '0F3F1BA243003ADB74DABA9174C7FE10BE2F0A4A', 'DE69B234F6AA60D775514684F7687631749C5859', 'CF6219237461083AF3B8D5B4FF5757288C8906F9', '7A97234329CAE0F479C719C645953D1F9946BB57', '1F5E820BA50C2EF579DF8A960A0926E2F6C66DEE', '2AAA3871F90BAA183D3B8012E23CBCCC2DBDF8CC', '2A15635D3DF9B9F51AF6FAE7B39C3DEC551BBEFC', 'D0D24108273B1E82E18249064A4ABD2DE0853940', '41E91B40306FFA9DE7B72BDC2B12F54A8B51B5B7', '662F528A18F4B51E1D33517E3A4523329DF6C4FC', '8BA5B521F57C6B32300493272D8A7199C7008A48', 'BF263FA0C060318E0B199F43F295A2FA1A394F9A', '0C0E68A749D2A74999965C0CB2FE5D2A0A301E0D', 'E7D6A6BD52F3F84F4F2D04E643D4D371D7E441DF', '6B4E7AC8C4D459EBD11FB176E7799FF2D4785E5B', '9E2B2042DA48E7E36FC5FA804B3FE55644AD9019', '598CE01288B4C9B00AB9BA71D8AE00971C5E1EA1', 'CECE48EC19E418521D3589EA51DFAC34BF013580', 'F686E0B3877AB96E1190800195E870C430BD4DAC', 'E327EA1A01D4108C0178A86A061FCFF58EA976F1', '990B5D5CE44B36D84D7A6C890BD9EADBC50E0F04', 'A23B15BE49DE87163DF8A9CC92DC4D68693A2991', 'FD781EAC82C9379B14866FB682AE6F91B8B9EAB6', <text:soft-page-break/>'4015D872E3697F23B2598583557E28E5D4EB3F12', 'EEA0F1A31A6AFBB3D833AC8C0319609878AA9C43', '4C607E0D521C8AE42E75576A88BDF07B687C084F', 'C9C6E37ABAAD3C3EE7C28406D83F619EA0F72D7E', '5B9424F6E93B72B4401285129BE24BE28730D0CD', '5CF0FA22D9B30723DF7E1E00AB283F9EAA2B32C2', 'DF6E7832179471B51BC76F6D17C269110EE38BBE', '8571162D37C8723478B62E67ED6EBE284BE890ED', '9005D1EBE6054FD325FA52BE1288DC0999ECE952', 'DE9087D70AEB996DF917F60C8B393BAA52F9985A', '9BBA77C540BFE19DAD97B157DB8D40123A302453', 'BDABD1ABD6EF103F9FD341CA8D896D9253F0C3B7', '60C41953F42E5BADF278F5D9082FF05352582281', '578946BFF9B38966B874763DE6CA49F8E4399012', '7E6713FA5D3D5937F14BA92EEA024EA456BF9C63', 'D56A9AEB990E564716E2E2C638C3ED3F3D251D52', '4BFCE4CEAAC7D88ACC32372C42D93156EC9E0011', '0F7ED60578830A31CA160FA469FA1727A4FD1850', '38CED4855F43D73428C646822E2A7E23B22F2B86', 'A7E968C8B8BD15B0E20F86D0836C79BE05F7EBB3', 'CFA40641BFB9C4F6D6EF6E401145F601C4B36067', '3F819743E5B10AF08D69EBECADEF2A19BC61BC95', '28D4F59DD79888C808530B85BE728870B40AFEC7', '631FC6CBB79051A66316FC8ED74E8A03BF3F4F69', 'AF5F9B7F878485CFE5FFE8E27EEC4EC994B0B425', '7221ABC246F8C78CB8FBD07DCCB6243E2F526CCD', '5BBCB8AE50C51D331B2A2D218D8A1B634CA9F94F', '63319578B5EC8C401291ECAD17104DA51255DD3B', '73F51353C44F0F839976DD86D79E5A5C66AFC30F', 'F8402BAA38104EFE0C2691593DA7F40E57A59F79', '01F05F2B2038CF27FC13996CAD179BC4E3CC7DDE', 'D9757DC971A33A8DB97DEB38415E827A523448EB', 'BD2595EB31D4434A02D5D0FEF6D5E7C66D4A414D', 'BC58472148DF359A09760CC1B16B35D85755115B', '6569766C6AD56F91A7FE58753FB3FF590995DEE4', 'ACBD0BB09EEBD62031106E07EAF511D506449D17', '0AAA1B82D7288E7EF18B81D4FF17CD1F367F3379', 'B4A0337F7ECABCC2A7529B5CD1E4FD7772CBCE65', 'D26FE8A182122E6E48A33F4420864D53AD4FB744', '332828FC37A0D243AF90FCEC61C18F5A250A2547', '3F51E197711369D49827CE299F5E4581C762BA86', 'F4958AC7C98F1AFF3FB45DF5B2C42A4151341401', '7DDF6E60A9BC679E7CBFD4DEF3BECB04789B7BBF', 'DC3E0D1B25632687678F63E33A855A58B00C4016', 'BEE689751F7D4B0A6612529DD850C547518C1615', '5E216F6D5C3F66C575726FC0C7AB4DFA2D502E3C', '0EA1A7B565109203B8E8D2C40605EC12BA1B5741', 'E753CFB3400D4B10B9953A490496B268CB078169', '36B9C992ECDC0C364AA5ACB1B383EF1DDA13CBD1', '340CD9FD63877EC756BB8F21F88F6CF75AA28E7D', '589C946517F87D5EB0AC9E62231E083F6F3BB770', 'E8846BD82058776E44DF95C61900340ED7D43288', <text:soft-page-break/>'86E8322731082EA195E5ACD05C074F3FBF284633', '776F63C7817A6D0F7068CBF53217E6F7B23E1D43', '66E1274E7C1E7A8D52F8E36DC503DCA8387F46F7', '829762780A2DB9B28911770221157F8618AFF940', 'CACB740E8183B468C5D03CE16A4A7F1346DAED4C', '35F8FB41E3729D09F6C9ACD03CD461C7D38DB60C', '57FF8A4253AC7FBD535FE6B2876EBB635467CFD7', '4CC699B8255366157C7B90CA192E8017F9DC730B', '1878FD64250275BF9155A5E40A69C8D8CEE8E744', '615C20C59A980FE7F3D21EA153C0749D1B09DCA1',</text:p>
      <text:p text:style-name="P1"><text:s/>'6DC4522D5738F3B2EC409ED95374BC4C78D9DD6D', 'C3ADCFED71B34829B6B6A27C0F4AE403D502D087', 'A709ADAD672EE26DBAD5E5211EFA2C42DB13B931', '6537CCEBAE187E9D767A7073EEDC43F19ADA782B', '02FBDA5DE9302ED097E1A5E04D101B0968C976E3', 'C206474423528395C0D450C8AB5216242EB0D0AF', '11C2D3194A5611EB577CCE680F413EFE99DED666', '6B83385AFEEAFC2358AE367543FAE4BB976E1F98', '704055308EA2B4787DC80880695AF33286148037', 'A7FBFAB9D1AD943455A0E4CD9DBFD65DA4061BC8', 'AEA5192050CA0128ECCEDCE69E4D0E0959247AFA', 'D5A5464CE94A47DD0374FE86C21CD4CA1D0BEBF6', 'EDAF8F13BD0C77A4D52B624818997DA0E83DB5C5', '57611059AE996FD9E11CD6AD071CD9B2C20148DD', '167800D8CB27B65A3EF715F754E4408D16289DA1', '95BD99F514929034708AAD286393203F824269D1', 'C0530B14D419B07279AA995586650F2D11C0FA06', '0A69EB9DC10488E90D1D768F2A6D0F1FFC6118BC', 'ED88E66F5D1CFE2EE5BD6B6F797F31AE313E15F3', '24AB66CC7D345FA22E100A532B0B1BFFE4FDAE00', 'F0A230F98EE4568B140B79326A3B849DE0088E9B', 'B92C71F22C315A1C412FDACCFE27CA153C7E15AC', '2C7A9D02FA04C5CEC656AF1A976384D96354E324', '9919919915649CB7E284BAC2EAE20A01A51670CE', '11EDE4769B70A139EB5225E0089428A9079DE6AB', '4648BCEF681EEFD355BC2B2EE6145C2E99AD5294', '1C58BCC50FD90DA569C25964A2E2FCBF9F9461AA', 'E6A85191DA752718183C55817F92A73E75ACB296', 'FF89DBBF52375A4DFBEB36C6DE14D495EE6806D5', '9A890E92CC7132588019BF1EA55D0C953E859A96', '4CA427EB35C18CF54F47D727AE1630A82EB1D5B6', 'D10834BE560B0AC1FDF92E3AB3E6454CB76CEA5D', 'B0BA6FE0B67A918C8F12C81E32FE3FA86EA9EDBD', '0764578847B5E733EC77F5F076EF548BB3CE57BF', '50CC9004658AE36B944714E434CE1398DB8A80B6', 'A23F7B67F977FFD146623B924D922966A4043B6F', '4505C7508AA1AF79198F11B070D3DC96717CCEA9', 'ACD589434BEE39C6DBD254780A58BFE3A4E63492', 'EBDB640742993C5789D67DFE4A451AEC70D8AACD', 'F65C00A61640362BB23009A988EE90C24DFD26A8', '05327F9822C8CFABE848A1819B9D492DC6A6A4FD', '3F3AB835A192064B499800E5145C64D9A6C76389', <text:soft-page-break/>'50FDC2FD143CC4D9E5111AD12E8E6F0E5D6853B9', '8BCD02336997B131788C0A8789B4051F1CD160E6', 'CDF4D385C00DE2B270D20FE41C64C992CE54204D', '4197AA3FAE90D16F6201BC2E28464A5F820B4C7F', '891EDD16E3AC9A011B2E3D79AA1BC7F73A7F30BF', 'C7CD246035396B9220511239CA9503E3C3FCA6FB', 'F42DD1D07C16F6C831890D94CD9EBD541AA63D96', 'DF953C87E9EDD26F7696EE25F7051DEB5DE763E4', '1CB5889C9AC5F599C7FA7FB2C0B6723301C0585F', '6544C25BB08AF4CBB5DFBE797BD3E5F4C44F6824', '42FCF518D8FEE47424574A41A506E6C97ED96FC6', 'B955912FB9F2861077D54C510E145E717886C0BB', '8B27A4AA9A1BA50142F023397332694D74967E4A', '5C1802A0273CA97623B251CB261B0F0E31FE9CFF', '061F97219D1130F173046445EE2060F4CD4931AF', '5852E7146E644E42A9B67621EE4F326124F83E8E', 'D15861CF176ED56749635C78F00C0E553956DF76', '3A5F35F57BA16C3E6DEE75EB753CB83D01E2FB61', '73B15245561DDDF2F3074B006F0E8AA140BB60EC', '41BA90AF6CE32BBBE6EEF472770C59040189E97F', '259872F97779D20DC93D05FDECBC3FB1F7242424', 'C84F19158A9A0A831F49D2CA1590FA6B9B4D4983', '3A856C0B416B3793502F5BDF39EC79868B803218', 'E062EEA6F5E746A70A28D5FB15977FA85FA15BB3', '6A0A58FBF3D50414B303952CEEC319AD20B05387', '4CC1FE493F4A76638DD29EE80E34ADB77C40C611', '7B2BB118B358BD0F372BE72BDB468901064EEF79', '8EB98787A9763C560A8ADBAC2753CC259A6F4629', '04917DB310A72EB87AE6DA334B1E97614092F42D', '338A4266A573CD48518AD3F2587D82944EF9936C', '57B26A65C20DF6EB2E7A46A1C0BDE4E3D04EBAE7', 'E18B86F42628EEA2A2A5173B781D013A325CA9CD', '8D84517426BE1E47B2F61E9EB6D93D482212824D', '78F6FFFEA4AEDF053ACBF1EE83966B6E171D75A9', '4A9DC20AE4C21D7313DEDB29269A026591D648EA', '492C9E6CD7C11312AB0DB16D7D07F5BF85ECFA10', 'E0AB874FF18D167998AD9EECCE48B6009A177AB1', '2C92B098F8078B28F7B79A33CDD66E7B8CE96F7B', '6222A4ED75F6F6844E2D48D4DF46671C7FD8B391', '2A89D02F31B2F1F738A0E16E08FD3E4680BB1FD1', '581BD0CF8D01FA9B5ADF256AC4B7D0781E32AC6C', '2E38A04EED1DA3825110056565B7E146EF2FF8FB', '21810154F0EA811B711CF673B9F295D04B995055', '46E654370F0BC9959794C2F535FA854B31907872', '20D990D6E3ACBDAB925E895F46E783407B81FF34', 'CEFE06C24AFC4E007EF224A51B0C7218CE74929E', 'CFD86A1CE2173C95C8D7946A399E3B61AFCC35D6', 'B55F378D7CBF207053C009A561B4B8543A5E68A6', 'E659D2F50876C2E2206298E1C9393983425DE2C5', '3A5FA2941E8272915B80A795D48DBE1358BFFEF2', 'F2632A6E37E61BDD8FA228FABA136BAAC919CC98', '9FF187EE36D7DB66CE4440567DD26E3C53D6EF78', <text:soft-page-break/>'FAB649C76CF71251E5C3305127863B4D16F73778', 'E5A141C793CCE43CCDCEFF4CD425F74F1B60C95B', '1C46282F2865A638B54B1619B07A589B4B2CB150', 'A5917BD8DE4506DC11178F21C43482EB7A2C7B8D', '851F670C71510732707E66F88C304D394A4CEA68', '88042D48E6FD3DA5612FDBF0AEAD585DE1879B60', 'CE9EA7B8655E57B0FF5073D33E49E8D2AC84DFE6', '952AE60B653C017E0793BF198DF1D2D38C49DEEE', 'A368CD2EAA0D1A443E2A0BB1B1276741082EE8B3', 'E35B6AADA4A89502EF052412F4EFC21F9E28D558', 'FB3C784C8DDB2210C86F825CDB0164EC7F287F1A', '9042441EA3F2FBF0FC5C261DD55DBB6D5C0473B4', 'EAB69CFA6A6E7E0D70CCFF00235DDE3A3D7E4D4F', '5737295AD56FA8CBB89B5975F8A333AD95124963', '5AC874F4D41104D855F9B9816A09507F7F211149', 'F2E3ECE2587AD9F208B27B196AA2C2AE4DCFF585', '99F18EDC9BA2978B6974F8A6B44ABB2E3E3A8A75', 'C4FB2D17B1EDA4F6F3880BF62A2833363E92EDCB', '58385F094BC025D9F0381D262EB5B871BFFF14D6', '78CCC10639BD5353DBA49A6F3C710CA02583DD8D', 'B1D9F8F64F280FDBCE913256ABC334FC7622D239', 'D098144F5CE61E897D594D20B56E803DBF8BC8FC', '8424BA089B0CB9E287E09EFBB0229F84C576B4B3', '449543644E35D1EE679B5D1134A853FB9D139445', 'A230355DBCEE8FD2CBF555EAFB16B05A3C5BA753', '4751E4189123C154E8A4AAB8470A18DCCBD53142', 'C1A81E21BAA8CECF3EA43906AEBA67BF2414A24F', '4FE931068FF9FA86DFFD730034C33E3A0E84ED7B', '7232ED80F07D6C598BF25874276086DFA8501404', 'FBD10466A8A0EC1B9C25A579CF862AEE4A336705', '8B5432D7577979E024F5A1EECB473D2AFDBFEF48', '9C7D6897ADD4188E415840051676171281FE3694', '4DE8480C465A21C0F01AA2B6F4E13E551F78BBB1', 'A2128B06E6FDA056F80509650FBA54DB043D37F4', '38B21FED20826D6EFC7658E2B67BA3E97F6DC761', 'B70BEEB9C2A6FB912D7C72CF1100443D7C027977', '54AFB5B71AFC07DBA5F7449C5B640E25A8EBD566', '63E2D38BB9FDEFEAE2B0FB0A2E98D3FB655EB29F', '56E6AD26C01027970E787768029840DD4E038EE2', '1AEBC66DD00C52DBDAA8065140EF0BC7DD94A5C6', 'BEC6F4341FA7FA1D8B530C7BA06ED926FB699181', 'C26DE9DC591C0873EB243BCB42DF212D30A5E44E', 'B8B0E2090748CF427663F3F9EFB758B392743148', 'F61EADE3BB4BCB5A71389F5B98F44178C661A87E', '1169E58AF1812FC692FCF0C496601379A6CEB74E', '03219A97EDC52C04CF829F4B757CB19B8E51A281', '6CA9CF004AC4A85B8DEAEA27990FD8E128FCF88B', '348C394D875C60C0C9B0A1A23EE37657E328641A', 'A534A968B2DD49F39C251A7CE1C50725F42BE8E8', '2EE2675A27A3616814A62D093F068F9C5746030C', 'C05FACBCF82E7D1A094E6F66FCAE6A6C5451289E', 'B2DD155E1B3FD70EA5E43833F54D630D08D6EB46', <text:soft-page-break/>'B733841D3391E5EA8F0738E7857724E37B11C93C', 'A81784A4D03C38A04E6714C63A4F91052635E445', '0B61C48D2935F76EE91C5C4E424B927BE268F60D', '654CADA5FDD81E6D4C5E32CC3B865B91E69DD51C', '106DDD87E4329890BC898DF512471379F3DA91C8', '5E773CB16A45D277366189F6FF20BD7EF8A28AFE', '02CC96EC86FB048AC418D6FFE2B3E0CC2BD5A6CE', 'C85F15932AC3C2A137364A85DE11B16B1D488A1F', 'DCC2BB343F19AE9B9E63ECE0C2629145A254014E', '5BF80E5C32D8CC5FA4C296F5EB6B179A9CC20A50', '3E8E226ECAEADE07213F830BC5198FEDFB63D4F7', '3958722DC5D550A6119E249B51BA5CFB86C6E5F3', '526D4268C4E92547744F762CDC6989C20718A03B', '6D531B736B6B2A02BDFAB93533F16E9D8AB9B0F2', '274948A1EAB1A355989F47987E23226F418826B9', 'C87D80BFB63F429ACD796592478053240188E828', 'ECABF35EE5E5860957B486CD98C47D0EDB5543A6', 'E60466C1D505C94FFE608A8C1CBC230764D6C89F', 'B32C7A8E8C5917FE32FB4DDCD21A42A5A6C061D7', 'D62092DEBD53156957075328EF7293C9D3836B62', '630528169A375C3C2496E9DB814DE41093F5920F', '9EFA4882CF21FEFE3EE9D723FDB5E4ADF7336C3A', '8827FAA850BF2DB811478D271EEFD5052A5FEB6A', '69793B2851299139264EB0E75A3C8DFC0030C3A3', 'AAEC02F9F136647996222F147C36281ED60E2E1E', '58A301CD444B0D95082FD58A6E91981DCC1DD7EE', 'FC659DDBD879BC93D38DA440B2E9D2CC2B19AEBA', 'B212A0E3A8EEBBA8D4407A5E59D37C9B83A4F5B6', 'ADC782FFE40E4287215BB3CE54257DFA6F854349', '6BC33FA2AAD8C032398B6C1089EBDB9D9CE4B6E8', 'F5E94507CEA82ACC420A4AD5BEE9CF79F29D5304', '85EBBE66E8EAC6EFA9116A642DD150B1EC1692D0', 'E394738A4CAE3B8B9E12A891619885234A28B6DA', '97D924C7B49E1590BD8AE0A3290CB4EAAC8A94B7', '9E15FA25EBD85756181B4848A07941F67FAFE13C', '9EA84926A1CCCDFF72AC3BC5ADBA0BE6E5651CC8', 'C4E1A64FCDDAA77261DF2B0C0F694610E91FA05A', '75F2E941F505749CF1A873B59F1BAFDAFB614D02', '98CF79A0D4C5643394469F7E96E5D7A4B81AC593', '1701685BA0BA8E304E4395B7E444176A14F56178', '9948E1DF08D42DBE331DA9CFE9F39C3CFBA83DCF', 'FE614177A093E09A2A74E07022673749C9C7064B', '9B35779F3D637F1FC8AAE754245CC6A10159C7F0', '09837EAB84331A7D40940AAE94A5E8BEAD37CDA9', '6DFA3D4F3D0B9DBA51525F352C2A73B10335076D', 'C3F1583500EA330F39C04A0071CFCE4F1172813B', '4F0BE73DCA1DE87EC0E24A5E22BDF84B315F0F59', 'FF25DAEF2E04D31F28EA1C3C8EFBA138E65438A7', '7B5C0E6825504F56D9798568E8D9ABF5626302F3', 'DCF754FCEF29146001A5C51590CBFF254C8BD3DD', '96F0705323664CBFB9DDED920F8B6254A06C8036', 'A205156BF95AE3995800203B34D6EFE298ECFF38', <text:soft-page-break/>'94DCC84F89BCD91AC1F7A891F1AC4C4388B07930', '1585AB0FC6021722B27B05734BA97D54444D5289', '5C52EFC0869E799FAAA053CD8A5F86E13B181378', 'E0DFAAE6C5FD9C5DA316B1C23DD2032D60F018A1', '575C2EE2F5226A0D4B80BB24736ABAFFC3468354', '6EFF023A4C9402D09D65CEB67F3B8FEE37428E56', 'A973726A3087ED07B1AD2AC18E11B5467DF3167C', 'A628A14809814D58C29EEADA320FF4ECF7F5340C', '57CCB51478907C78D559E5B6BD071F0B4B0D837D', 'D678B698CA3F703CC807572F32334D04C46C2B32', '9AD758815DAA23D1BFA78F2FFC0E99EE3BDAE91B', '4303ED8292AE06D868E9A12C1C68CEDEF8658E8E', 'DA5C09F834AC6E70CF52DA5ECF159E8A34A4776D', 'FA2E84ADA45E42F0E542D3357958CA25AB9EF54E', '03E5FD9C0C994ADB2070FDFB012838709F7BB6F4', 'DFEE4815ACD9D1BD83C62B4F8D4D0162C58970BB', '41E34F4359C9DEACC48D84B17C1F0B829BFE316F', '0017934717FAEF7B8FDC6BABBC6CE73E445C1A18', '77B24E10AE8983C9BCFEE40E122AFF5EB055B52C', '2FC73A71B3150BC17539F6CEE43E370DE7BE3CCE', '78D79F19616135EACFAB3EFEC5D26BF6ED314674', '7AE913F805A6DC56D275B7DDBD121C480A9DFAA1', '72863F4A15FFBD1D3E93B9181248665B319B3F6C', '6F84617C17814E443F99F0AB5D171D2BFD987A8E', 'B425A44D82779DF001B5266296C6F6FB75B64BA7', '958CFD080861CAF09F403BF22E86303FEE06CC3F', 'E72A469642ABED2E906A63CB2F6390927AEC11EF',</text:p>
      <text:p text:style-name="P1"><text:s/>'55C44803AEF9DDD5103F35A60F6F62B7C05FA922', 'C75E90448343E46268FDFEA8EC7489CAE6C37AF4', 'CA3BF6AA9BBE2E3FC6154404AAE0FA7471484770', '0D4A97D79DFF9D5BA93A3F5F039A1CA0832722ED', 'CEE025C31CF9953DC1B2EECB1A2A95E7D560FC0D', '449E20C21ADA8F470AAEEBE2B0321909947D3097', '1CB70664594A72E1DE49E6E5C623AA1585EABE83', '3A26707F5336501F3D8442B75FBED3BF81B98EFC', '0D3FF6C335358653B3871F55EAC31309EA0F19D1', 'B4740514DCF88BBB46D27B398C746E5BB6F714C9', '6D511CB06DBA4BFBDC570D72B9C8DFC1CC087F8B', '1EACE2F7364ED94C009842DA623D88693A0C9043', '3888D5B6AA065AC523D0F8AA19D703C396F78B8E', 'FD5713F9940D6746CB754B6DDD97D1FCFA470198', 'CEB3F0297EFB6D811FFC401139764AEC1A56101A', '892D612BD192EC7792B259171EABBCA01F0AD1D4', '1FF373B23FD426ADB3DB98B0E2417B728E3162B7', '1E7BA9CBEEE76D410F71155CD91601E1715104D0', '015718B65DDDBDCFD0F6C6940C361F086A3E51AE', '154E8C560EE5EF47CFA5CC69660C77C39FAA880C', 'DC7052DCD8A763EB5F180690C16F3039C2B02AD7', '8DD3140EDAA687E7540B1D1FB555BC8D85B8F61D', 'DA33512351F05C32C3F5673652F460E1A190DE69', '342C5DE1EBB67031725243115127D9F1BC23BBB5', '4FA84E64FE649CC3F3488931316545A1AAD723D1', <text:soft-page-break/>'B67E5C710457A86E8FE5D6DABBFAE23F601F565A', 'A9B22153279BB0F61BF56CDABFFC117EC3F719A4', '53D19D9DDBCBD0153435A1F59B0F7C5E9AA6CE15', 'F86CBD288C894FDBC3B59351C9EF91B95B89495D', '614D21777207F59256C7F5162D9927070AFE2FA8', '54668F0B79011768F0F8195385A258AE3397794A', 'C5637933ADA1424089DDC785DF62F51CD9E2CA1D', '0FDC840800414C7C2E4D5B221DF3745D32196EE8', 'E4A06371A09FC37C06BE1653E3153BDAFE08F2D3', '3C1D7D26212AB1FA3124357A182C05BAD0CCBBCB', '8AA6740B5739DD9973CFFA908C22A3A790D937EC', 'D7D7FE4CD0F0BE3B54D9CE347C6B631469851AF0', '5B0E53A9FEB980FE92A63A107F95763BEE343726', 'D093E3650623D4549291D764B954F81BC6F686EF', 'ECC9FBCDDF55490A139981F392CD94501E069ECC', 'A7566EDBFA6B627CFCD09C52A860DC485BBCCBD7', 'F338C1943EE25139A20DCBAB004F4AFE6AA036BD', '138872775ACF38DBBF375F84D56F15C31BFAD206', '96B8317D240669DD3F7B494C47C442C29DD8576C', 'F2D18E5CCD061D8BBB6B53A9FF80A63C62A490FF', '11CAD968946AE75EAC2CB4327C29DF5073736F6A', '5BD112D7B04A2194B934FF22516FD7F9326258BF', '1BF1A0C4C3C46CBC8655F295FC077B1516024381', '50EAA642E3D611828626FAB62595F67465635255', '0768F12C2CB3AA5D54A74B10992EF8780CE390A1', '98E4FEC9A3F58F3DB0FC64AFA40D089ED4484723', '9E654CAE79FD45741F20F7140D3F8F19F9AD9109', '77B14EFB24B8D5535E636FE5A9A2D4763DE62115', 'E31AFFAA10928094858F959F8B21C06612D86447', '2AEFA9D62A236FAB8CC290AD341D4E16A084FFEE', '76871349B790FC75567DDEAA32B7E0CC296EE9EA', 'FAA0899945AC0F02A07C08200D657166F356FD04', '918DF8E869AD5536CD8FFB318F50F91C97C65F4A', '6BA9F78CF98B782D39BEBAACDF13C7A00B63F1DA', '58FD3086BDA8642FF54CAB0653D426FBCA97CE58', '37130482930C7E2E44243B2A6FA47FE3E5FF61C6', 'FFCEDE42BAF910CE300034016B28D6ED551D43D4', 'F097C6498A10CDEBB952F095E0E5A4C65046F315', '85D09A7EFB7BCE259ADC55D318763904F1E073B5', '539444F570B41FECD580A03E47442F083E984EB5', 'C2DD718343C17D1C0DE872910BD5C46799229F54', '505AF9D2CAF6B304BDA59DFD7AF28F9CBB99D5B2', 'D49398BB0B468F3B86F0F40F715A9B96B4A56971', 'A5E4D8D01BD4B5379D5D14DF0395BE52245B9D0C', '814367FD0B93C7E513F8B78C1C5385805649F694', 'A698B6CF98F43F9B0EE1C1DAF3F2CB9BFF09A47C', '315A042CDE335F13B40E4B016F780DC86F2C3785', 'E5DA1A463D0D5C5C6DF266A78612B05C6F382487', '989CD6350F0D4E25D44DF60B844D1CF573D4BE27', '1F571DA0F3C96D384E5DA019C7AE759172C83FAF', '16114BA75206B6FA4C51ADC8A73DB4C6635F6AF9', 'D45CEE5167C744B4BB6E4136913B80FBECF865BE', <text:soft-page-break/>'5B5B15B9E6199ED6DA3DB190B03717A905641F09', '84679BEDA707BDFEE87F219B4F7B7F0E6FB63A3A', 'AB91C2F9501845B7FD0196F2733444B3B6D0D5B0', '9674F8A4AD558B068C699A9C6CE789D750ACA946', '1ED4083D398EF2A87C9F75BD100F802E3716A88F', '84A556B178B2B0B13A7B78A4FF19A2365D230758', '6BB2C040474471F7DEA03ECEB446AED018B61F5B', 'D94ED5B32F9432E23CA6667ADAFBB55D5D0B7A9C', '6DDDCED73C36687DE04FBA33C42F65D670E587CD', '94C0512D5F114B067968DA6386AAA6AF884E5CDF', '6285D487E0999FA686E0589DD711EBD8207551B2', '0327617E1E876B90D928D91F96D9397287AC9C62', '120057CBB5683652DCFD9C0FCD0AAE5A0F35C671', '978287FC324477ED5D418626249B752359FE3F78', '2791283586D3761C14957BFD55FEDBBFE45EBA7C', 'B9E06C3DB3411CC71ADE307E24FC5432D1C01077', '8611BA973110FF2AA2BE18F18E35401100826DF6', 'E337B65226BFC22B030A9D6C8614DDAF70B20F29', '80FF91DE1F9F1150F2347FE7B4DAC7A29CCA7361', '86B95F5740194C7B278E3EDC12A1967988024EBE', '23426364FE587C849DA048101FB41AF7138BCE73', '05FDF3F372690C742AF9773EA174544DAFE230DF', '628ABE74A1D0DB917A1BF7859CD9182AE10F0EC4', 'D92A55DBBB7D3DACA8FD40F26FE3932584493622', '3D7771F360EA6735316D873E1AD870ECC308B7D9', '9CEF613FDFCA3280BC9F47B08A7978ABFD24E78E', 'C5BCE0707B0C5F89BCD28AF33234D19622B1C9B9', 'CBF86731EA5675E0C761900590CF57DA08E591B1', '0094CDE25499C128147F1F7261C1D5110F09DD0D', '16C3F1961323F60D2F7183F9C84E3CC72C9F49D2', 'C286657BC9154D82EC40E6EAF13026EEAEC2E7CA', 'DC0654B6B1CE597C40A954A38611EAAEFF33C9A8', '7CFAF3969E91DF5D9FD69404BBF0E84647BCCB52', 'C90771CBD89D4464332597668E047E61AEC6745A', '599028CF84A1CB1B7D2B8748A3F435C81FEFC8EE', '3E38227BB76982150E6411C86935904FE100FC33', '29B8BDA7791C3A54C67BCE7B3D16C561D499D02B', '98CBB7FB8DB008C07856CC4B39B03835BD89FE52', '64733C9B0BA6D5B2575A48EB10376B3B736C5B1A', '641C6C99812D13312374B77C298B5C0AA5922B87', 'AEE98738FEB5E623FD9C6F24C72C5F87B897985B', 'DD45553FF3372F3A02CA1CB33BA7560511CA569A', 'B7101F48AD7827B66FECB950A3696DC8235E94DC', 'D9DA81B9184ADD58DBCB59B139580F7725BFF250', 'A116BDAA3B9F08546119AEDF46B5DFE5E372FB9B', 'CE8B289C3832CC380A3B30D562C0034A64DB9733', '3F90818100DE7388F4524EDBE66E3D98B01C48E1', 'DDE01452AAB46FBDF46453C31D9476A7791DAF37', '7B5BE63D12757B8F10F5D8C7944AA9C1003A2B27', '0BB65BD936122F4DAFBE75A4663C5510F6546512', '77386357AC2602224456B0715D8AEBF6EA3AF298', 'A63980A0F4E40317BE6A2E7AEB62BA1B6B589308', <text:soft-page-break/>'3916B4C17B017ADBF025BCAB73D64A8E590D197B', '8AD9E28922F4B55508A87174C054445ECC52C9E7', '08FEEDF0AC03EE1EE98F4FFE0EE81D5453AD127C', '43899CB77ACCF7A7BFD3C72D02FC279D50722529', '049DF0109437CB2D4031603ACE990F20DC17EAD6', '217128E728A4645C9FD0A00BFF7FDC660FCA93A8', '32AC0A480A08C6F63335F4B09896C7B7460AB011', 'DEE36E941A080FDA06C000F366794B7217C18E3D', '0904DCE45B347E4AA3434E51642C13C56F4421F3', '8A987F9701BECA4D1D803832C7753A9C626C2204', 'F63038D77FACD7114F1E72E40BBC8FD8D4231E03', '538A322AB625E956D6003FA4E33E61A17FF7849B', '4C62CA1589571F323E5CC313466D6D020424CBF2', '2235FEE6A06B4C2B659BA27D4046FA7A64DEE5C5', 'E1F8F84A96598C753265522F12422BE3A3829C99', '239BA3B08B9F061A91E2E1CF8572E55CECBA2FA8', 'F165A7174BC5F0288B62F1A907FE2868E0012FD1', '94749D989120ECE16494B33BE184E032C5F2B220', '51C251D4EEEDD4693D50172A01F5125243B6AA36', '9631557300DA9A10E915D26AE777259E01937278', '2F91F0230444EBADC2ED452D2645076764C7F884', 'E2C175BBE38E7FF143A1DCF287478EE0DA09793E', '87A3A3E01279ADBBD5E2F4064A8F5A4D2D889B44', '542C6A55BC7FD9411A07864AB820D264B977EF16', 'CA7F917F01A1E6B07F778832EED4BF21DD30D5A2', 'B0ABD064CDA415C7C8FF681342A6F72C34D3C2C3', '8877F3D55A72607FCE14BE40802DC9160D972175', '6084810298DC587B05D2055E434297CD685A4B78', '93C3F2796D384CCD016F652454364DED0290E582', '4743DF8804883A266FCCA01EE5FE9A8B6F2F58BC', '8116B3B47CD919C444EDC324334E22E730097BC6', '11A212A4092C65D714270535F52D9F14C9A6E9C0', '41F574F0DBC9F9D556669669C6764A816E10FF80', 'E43727C7B1BD13E127E6A43E7F46FAB1D3481C34', '7652C80D0FF9760E568C262F77037A3F37CF339A', '5CF71926959B4751A0CB91B986382E8CA05B6F4E', '9CDE8BFC5A65AE4BED051170518438BEF2C04BF3', '464F57AC18E4933821C6DB9016E80972D8415752', '0BBF55A58BDBB84F5EE36B8E562756CCA2CD56EB', 'D5C9797F12E819ADE6A0E6E244A0363506DEC5B6', '1F7E92E4BAB412443F3D02C7E7057294F35E2AF1', 'F2DDB3A6FD12CB5AE287201FB7368DB99286856A', '85C70F9072AA761CC770DE503849B68B07D6DF2D', 'D096554B771F28336A3D5F150AC30462E89F10A9', 'DC08D22E62FD11C498A7DBA5B2B567C39583B9A8', '61DB0C9D0C964BB537376D6A52EBE5F07F906088', '547146040B315E82C9DA5F8CED569206C597066B', 'AB52A9B82A894589373F3146921AD6D5F128E3CA', '7AB4A15474FD936E383CA491FA13D3A8E39F4395', '2F648CC87B04122269944C148C56F5628586B558', '1BC74ADE9A029592FAE32FDA082502FB85238291', '7E3FE598A18547EEDCAC81C65F20595B2B3838C5', <text:soft-page-break/>'392E97E30160158FB6366E4115D8347F507C3D88', '4B19BB8A2655CA4879D32A91704F2C6A1B45E2A6', 'C05B6AFAA8F230E4AAD8B307B469A755AB59D4FA', 'FC1ACC47459A1C5DDEB33199E979D2351D3913F0', '21613E23668C183C598804599A0ACD8265E8F204', 'B9467CBD6DBC9FD1BC656C0084674753D5932BDD', '422A7F8912657CC40E1083EEF348637FDD92845E', '932C1DF6EF52D641AC39DE0C0A014092F06C8B3D', 'D94F0EC6805C3FDBD2305C717B712D3487F3B88E', 'CCCA40339F2809BEE1F92A57E903185668C7E2D3', 'C739C11EB3A87A12102B44B15879E96FD8B089B0', '1F321DD3AA5525507D1142DA90D3F697B9E2B9D6', 'E377EB0D090A4DF29B365C511D8B26CCB3A684DD', '30D49D9EEA1E48625D8F0B6415C588E79E41B11B', 'C56417983A2506CC7C45012D2ECAAEAAE1DC38FF', 'F8329D2A286629BCC810E243EB5CE1BE666D4D01', 'B9591AA939364F0B8E853DAF01BB34816446369A', '3FE6373C166DE1CEC3D74659440B5F68DD12C62A', '90BB283686DBC967E305250C4B9EEBD5BA8C4D45', 'BB141B0C22EF8F8452F94A311E458E2C31232982', '5DC740E016592E16C795B5822B1B6DE91833B53B', 'DB38107A2A444740A96B2C71FD01BE3C773812ED', 'D3E4511B01BB1AEEDA4EE5C4ACA483F5A1B28C38', 'A97ED38569AFE35E3A99C64732323C22D228C82B', '416F0ABE596D6AA894476856CF92BA50BD576F23', '9C943B9C9DF82E1A5A513458695EE255A2CD6161', '633DC8C2622D97C76611A4EC45DBC7162AED9843', 'E4EDCD66F49E5E110AE380E0DFA9889B75818206', '04F4E02F65ED8630D7BC592B6D36376DF46FCD72', '726E5FF33B0BAC1C2B7F8E8C348C24ADCB9DD2E6', '3B790BB30F6654FD898F318F4A24EEDDB2E500BB', '8C5CC90B04FC71A573BC2FEA4705E2A99F92F126', '2F82D503B840835F8360EA79794525BF86C4DCE0', '646E2D1A4BACAF8E6EEF1E9CB5BC80586B5EA3A6', '569428DFCB6533146E494DE99624CC2F474D91A6', 'A43811B3C2D45E7F89337A81DCE2744EE6640D07', '8260663649ADF56A090308E847C27542FD6ECAEB', 'B54DF9F3BF85D314FBE64F5C7A3C6274E3DF64E6', 'BBBB411A84D6793FC40EC04D8FCC3D2F81109667', '832D614809FBE5D09ECF7BD99957F890A32D5C98', '36FEE05D57CB23BC5A67333E51F9A2565205CD96', 'C10882E4742F3C94BC90ED2A002F6BF36D1BF735', '9E4F14EA907F48081471A39931DECF75BA5CD2E5', '66A34C8A9A7FEDE6C6532AAE81EC5AAB10C6323B',</text:p>
      <text:p text:style-name="P1"><text:s/>'A2979AA980F565484B33DF48691265CBE8AA3510', '29F3BD167DFA9C75C391D2BD28E4226F12393B52', '8D984D7B868409B83E7D67C5E49A847A646C36E5', '823CC4732CD848418F764DFDC9C4F76CFB434F58', '1A8C9C80FECD55CBD353437566CCA846CED1D318', '81A8AF4D9D297CE547A489E52A61275E9657773F', '38C8C36063CB26D91B0B6BA74E658B181FBD9705', '5486F215DD76830F54926BA6B16F79C607573410', <text:soft-page-break/>'C012CA90C0735663BFC52EC366846622BA656DF8', '8C2CD8F06E17B1FFF0FAF0BCE7DBB4C31DC03193', '392B8D5A3D0349F9BDF50B42F13B87B6483F5DED', 'E77064CBFF7CA4570E660D09DE20C1EC4FF2325A', '5F07F61145DA30C0294168642D1E9B1E560AD713', '035DE05914D9B771504EC61EE45A819A7EBC3698', '6D896A2C51E8D13D5AC68C9ED62A8933AB214F5B', '17030642D36E6DBE06CE8C25CC569FDF838D43C9', 'F0B0E18CFF99C5815A057497E2937E4101CC3CFF', 'C3BCC16658AC12B1274BF75CE6F1322A657C8D48', '405E704C9A2DF98B57AC912972B4D758C5E2A166', 'DD613A1C8C484780EF59FBE81B82977F806F3F0D', 'B1753CF6FB899D7CE935E7A5CE25C181299BC437', 'FD76D6A7A181EA7F7D3A5F517EBD469599F3235F', 'C2A25F1429F7236FC9D5DFD4D07D7725D106D94C', '2BD0F154DA5A428A2C5E57A2FAD3D9B3673E6BB9', '199952FDB63CA34BE354498BD65180BD406AB86A', 'BBF4861DF240CD5AABC929E2AE19A0A7B877A209', '960CC1F855EC9D1902E38941FD56AA8387A0149D', '1FC78D77C70A671F16E7B7F616E975EA5BDA4295', 'AA8E73466263D0EAB81B726F7198A9DD8321B0F8', 'D9A9755899603F526A184F1145194C42A898A7FE', 'E2394AC9AA08803ECB7A002DE9C0109E1A49051A', '58C45B34BF19F47884E4EDB90F53A89CAC179621', '87B99EE9FD69F5622F1447105DA3A03B19560E03', 'D25B265F679FA1E51468E4C8CC53FCF8CA4ECABA', '3A0DFB7B63B25C33BADF00693C67FBE3CD632644', '4A912D74237CC4D70BA09E7DE632391EDC1553E4', 'BF454ADCEC330CD3214D7AFA7A6B7C03BEEF3112', '215A6F93FC3B5B9785B24E52A355041DE40381DE', '4B09A69FA727CCAE7FE669D6F69FBF5BAF185132', 'FCCB0D6CBD2C1D0ACC8968916B6D06E9555D5DE2', '7DBE559460A83877E5AB5F55B1DE6B5187079523', 'FA8D9B88D543ADA686521AFEF601568CD7BEB85E', '8A33F5B53BC7E73DD69594A97DFB36EBE3DC43D6', 'BC0FBDC4A173A12A0FFF2B0F06409EC50313D45F', '1793BE3FA00CC9F4BC093BD0FAF3F054434F5144', '5ADC64195786B4DE00CE9C38F2EBF64E0F0BA162', 'DA5299819282FF9D08C225C7633DA60D633D0AC5', 'B4C1C975A35B98CEB1611E9A8C289E39A13D0D5F', '109EFEFEF47AAC382B03D9F1B3923AFA65A3DC6B', 'F31F36FACA6F3568EE0D8D7179F75FD4EE8FCABB', 'DD61D4E68320F45C3F93799B0306F5C22A62F819', 'D6D7AC0B3D4DAC40D7A42CBE0FCCD3EF6B2BB312', '260F80F9556DE3B9B8ADE81E519FAAE20678B5FD', 'B3F5794363000629C19529A5B0A8315FAA639891', '39CC8AA9054EC6244CA281EEA4BD937517E2861D', 'DB020036352AE870947CA96000E6C82D4E7BE906', '0A8DC411589BD3AA2AFDD3F61F0251B7B8767AF9', 'BC50462B5C702046765200F6464B21246D34AFB3', '4215CBA6400F55236D4F055DFDAB3B30F6CEC676', 'B0FB7BBBFAABE0E64F1BA66608B239948F3B1D59', <text:soft-page-break/>'DA878F53C4A801E3B7041AF5A407B229933AB710', '859344E131CA7132A2280715A9076120D03B4869', 'E0337BCA01794F079C7D284D70C2C9E03B37A0D4', 'F0456CF6B6057C604A2AD510BA395E82BF8488C0', '5298E7033C9C3A643A593C1029C73C5D58E624F4', 'F69CDCF1CEAEBFCE7333BED5410F6D66D5CBB44A', '5646876D2EF24197227C9ACF274C52481B6391E2', '20CD97AF3FD75AEA1BB0468BE27B938CBDE0948A', '7D506EFD87392E656A351494A57D752688BBCFF2', 'DE3F6CBC2C1E3FB9988579922296F1BB697999A4', '763215B3A53B47740080B203AE2C60039184D3C8', '49738407E263CCAB75EE5982F35ADD3E38FD0F55', '1805F6052D64F1990DC8D2830425DD764A7B2649', 'B8CDF4507F3E37ED33B3CAC021D2427D4FCC11B3', 'D67BA48C262CCB29AEC74BC5817DA9BD1461816E', '60E6EC920342DE647E9E4651043BD476646CB353', 'DB92199E7291EF1C4D55F1EEB9FB4BA598F67D93', 'E6E81DD7F4621CBCAD98915633637261100664DC', 'D931043F42D603697A0731D4FEB8F3FF95A8D091', '3B50E64A01EEC84F416DD2EB72CAC7BBC41DB189', 'A48A89DC3B12BC1F0CC45268F3CC9797B43C9F0B', '77102946BAE847F2C2E7CD72D61DE21C6C355C0E', '79CAF0DD4F2EE6DF38A47EE0F0557F6263C30AFC', '4FCC1D47C0CF7577867B04A3E17111528FADFB00', '8298FA64320A60AAE13B84537F41E80D78B237AB', '32FB6E160EB240CAC64FCABC87ECBB5D33338186', '4BE661E7698C3940DD23AADC72A2291051717395', 'F9127806E50D9C0655AA927E6586AA7DB7EF60F9', '0D0DE796D7BCE02379D1397F1EA2D706E3ED6DF9', '657348AE8D0E534B7CF90B06E439F4F7D1DC1C1A', '7F18659A3D9E720FB9AF5C3FEA9A638B1595855B', '9BD51E16B9F71BF29A6E0FEBEA960522555D86D8', '47D1913B1C3EBA1780EE36088E091FF1D3C86235', '6D13F0B1B045A6FE0155CC5CB9111B9E1FBAC2D1', '04EE49075A494CBEC02F1DEA1B6F3A2394DCB84D', '6F6A44C55575E4C2A29608785C8AA9E352FFBCA0', '45C9130810491ECEED183A2809D9607D4C03B87F', 'C3E4843AB1D31D1FE0BE25FA77940F786ADEA36B', '34651F3E5815F62975DB231F41A017D335E570DD', 'FB530D4C409D7DB6853EEB1BA557A4044828D3BD', '0B960EF8FCB80299A8A06051BC681477E8534301', '1BFB97E2C6B6C896267216EFAE43FE9D9BF86531', 'FC6A228E42B3EA0D22FD0AFC74FCA9DC904F4C1F', '29A68F75C3B75BC5DDC2B2D16FB3C49E9304F092', 'FB91D942A3B754835EC4A6CF7629732DA0000CC9', 'C7954F380B79C89F6EF0122692EDB9E4CEDE67FA', '161F776ECA107D07345003FDE9E9FB93F9390D3A', '1748FC65FA75090C2DD80E86198CCBF10CE90BD5', '4CDE1E38996FA241E14ECF4A8AEABDB853BD550D', 'D04BECEE8BEA024F4AE69385BC0A52BCC9699DB5', '563CAA8F9496760069EE6ED04D885746682C2690', '0A7FA9A5423726AC21CFAF4F9CFDBBCA30CC4B34', <text:soft-page-break/>'04A7B1199A6494229F21D1B342D056A7ED33726F', 'DCE7E45E7E21363FA969FFC8021E7A94230C6D49', 'CCA5351DF064C7886CCF20A3750F930F1730D5BF', '2AA255C6BC8C9381655B5CE3B3A1E524A4FFCE6E', 'F3468DBB4B364C776E615C7F30E2C5509DCB49FF', 'F7D1995CABE3AC4C41C7E410E3160D83DF1D9DC4', 'D840B68B63998389AD013517D33E0DF78267A08D', 'A77AFD7B8A3195109BB2DDC7C26C2D8A232E3E7E', 'AC8974BFB5A3C049AD63C65DBA7E6A3A6FF9F96D', 'C43F26BC3612CF4A7521633CFE7E553FD93B634E', 'C49E92399C307E737BFEF7E79E896484843601EA', 'E6113B979ECFF76027CDEE80D75E575227281F9C', 'F49F02E2C980D62AA0171272D266B9ABA66A04E9', '230C54F838C07393496592476DF9DF0E916C3752', '19E1975BBD281602B2C68029F69AC6AE5D04FFF4', '433F6117F5A8F4E0414A9A9CB2F7BBC2785BA206', 'AF70CA2FBEDAA78D1D0D86A9C6F7F9CEC8FAD7CD', 'AFA65794826DA3432543801808AF3EC87EFFC490', 'BAB5335D31F0632AD97AFB5A571487565FC7AE5A', 'C3A77991F9DF0AB53452A5C77493A5A73E15B6CF', 'FEFB2D4B792423E0E3A98050AAA2AB2B5908449D', '1DF20E77F25617179DD2352B5707BEE70FC7FC21', 'E3FC7EC8AAF0217812C76D4AE9A92DDE209D5603', 'F606CA05EF68B713CDD0406DA8D40EFCEE4D428B', '3299575A3D99DAD2CF2378DC3728EDA070392747', '0E99BC9887E0C99E594364992C5053D78A6547F0', '8CB6825A563642774CE1CD9470911EDFC9166F69', '36D156A624973CF342F6A8FB0AA53A1E0CF38751', '36AC112966A143E9787800201471A7A007887E56', '7C74BAC3925C47FFAB53AE4A5B97E3A92CCB66EC', 'E5E483179A7A90C84653AEF032A92CF0B1E8C51C', '4C6A838A4F4D94D0DC13B9BEE9B032C2AA70D043', 'A5F8792FDA37486766A2E57218540B8129257CD0', '0773FAC35EFACBA7EC7A9E01FA3B0A3F8D2034CE', '788D679B0EF749BCC9E1D90D68CF10F4EAC25366', '9B350B9A30CCFB37881ECE0C7AE52E4A885275DD', 'C2A08DD8D09B31C3ABEFED46008EC414C225F862', 'B92BBCD0AACBB96658B275C478C0B2D7BFC682A3', '88034DAA2DEA2F1ABA6476F191CD67CC3BBF13F0', 'BB259CC0CECBA50109228E7B9BD9FC9BC0769C75', '0CDCB2A6E1DD5FCD8C27B6E821E78AEFAC550986', '4B3FE5EF9D7D77C145A59019868342E8779EA49D', '8C3777D505726893A1EA21A3BBBA96EB1BEA09CD', 'E91C889AA2F38999EE3ACC6B28EE4C4DC9FC5B77', '050DB3A9BAEA67A35EEA89B2FA76DBF2644E0392', 'A7E30C0269C6FFD1C10010824EA67DCE898F6BC4', 'EC5A6625E9DD5659B8C0EEEF06D41BBED837782E', 'FC0BCE3EAB650A4F9EBEFA32726FE0B16990EC6B', '03C1D8EAD7F5883A8CE1A9F92CACB3D9B6D42F65', '031790DDA7A23E615DDA18F4BB908D99293C7F34', '0E8F41D36BC63B0DEFE9BC2483B602CBFE256366', '7FD7D735B422630561901F9D773EE23EB2C286C2', <text:soft-page-break/>'E5540E72829F5CA1A3982C5AA00F47D876B0CA88', '42FC3FC64EC745567539229378D751831634B0EE', '48F8FF496BE613D2C9004A815D75810F210E5691', '007771F98F59542FFFB418B9495BAF65E949AE95', 'D0EDC3CE422FBF5D390A831E82D1F145997CDF8F', '4DD15DEFC4BD64B71057A9F652CB82593275811D', 'A44470D0A077D9EC47258B1099EDDB182757A453', 'D88C645EB5C471BA92A8416F9907D8750EBF9459', '697844977756E727207DDE718744BF3EEDC56185', 'E0192176E449C585B6200B4221EC3F1769EA13FA', '961E41CF024DC7E6F7B4496F293D9B13EC9DF4B9', '05582FF5C196A4485F189490FEC9ECEA0890DA32', '53B3F506FC837BFBFE7CE89D76787DAAB1254A78', 'B160D7C975290DE2A73836710EE75140ECFB4024', '016137638D5668525C54101114395755DD0943AE', '84E364C450008D745DF223BF036EB20ED1D8C875', 'B03D20A240F881D83CA5B16377ED45F22821CA4A', '557F8E18A9E7BB6BB093680EA53C98E8F353653F', 'A3C83B00029FBDA6F13407553E4E8E068786283F', 'A6D9F8122F8BE30AFBD5AA5A10DAEDD055AF6363', 'CDF9028669275EF3229D354421CCBED7903D8357', '715A12CC133BDE16306C8B3391D900C0696BDC05', '0365DEAA0486C6DB324B1450923998532A9848E8', '6E054BC8A5D5EA148753C2800F9C06D1A90E1D1A', 'A326330C26ED5BE13846A831A677D8A8489C010A', '92A664576A98C517E1F38B6FF4CB21069058A001', '9553845FB4FBC71A075FD9685FB81B69329E1BC1', 'E1A397905E74ED195C516AFF537C3CD11AC0FB59', 'BD8C91F6D532127DB45B0CBCEF37603B04DEDAB2', '2892D14C6A1FA04C0A3F1C2C7CA6A94E4D9A55A0', '5CB4F65CA84043092B500380DC979E84BB3E88CE', 'CC5B5AB187D6A82628FAB3FFE5CDD5E16849E15B', 'B4C5E859987C8D5F142AB8582320B4C1AABCB4D6', '400B9D5FBD1728FFF4D995FE3633A049B6E30C5F', '091D2C77C6B8E106AFFD051346D4F525D59D202E', '7C247AC01EE76A95AB705E9BB9634E782B81E52E', '753B448C4EAD3F6C4745C39E4763AEF2D4AB5C25', 'E23A2EE46D81CE25604116CDF732ADC726EACE56', 'C77A93CC3AFBA1423D1228B3C0030F35924CF674', '0C1FD89C3847BCB5CD002F132655E5FE286F540C', '8A3363AEAB0E626B693C885FD8F6833F0806269E', 'CCE6FBC4930BA6B5E87AC05083EB50D36A33B907', '5F2D3E9EF52467089EEE28F7122EA8F3679B7604', '3D4D63F01662F15FBBB36978B238BDE4F7750101', 'CCE83C4DC81EC8EFA11A7BE5ECB944460EEE2427', '3679691C61D46540902EE70BE5DC07D243FA5DB7', '656EBBFD87B97F95DB790948556729E88C69FB1F', '104303E97C69C12B31D8E29DB5BDBFE7AA0351F4', '8B0F4579F9C235EB0B564E2D6D89B0BA2C20A038', '2DDCE7A51604B4A3D9ACCD02CCDC7D8843CA3094', 'EFC43467CB243A0FA0F095F2BD6606267D6D1F56', '8D3C5C0E5268D8E0A419C2065CACC26273327031', <text:soft-page-break/>'52944D7176B6BBB1923D8C74BD1D3497A98F74B3', '7333109BEE28889878E046320B18A49B4C5B32FD', '3E996805A0B21732EAF0CA513C8B6906501F8877', 'C72D7038C0FB0E8484B3FDDBF44049EC59593A5B', 'BAB4FC320A64EF4B1D1BDA0F1C3EF99AEAB6B3E3', '8DF5D14503B6D497D35ACE5677509578C1B61273', '6FE49836AEA54A8AA642827280306BDB3688BD88', '1CB05B1FD19632870CB6AFC283A5C7D7F681C00B', 'FC0D82BF496A9F05B33EFC129CEC0CF15D78CD11',</text:p>
      <text:p text:style-name="P1"><text:s/>'FF5FF3E8E32476C7CDE82CA4AEE785D85038A5E4', 'E4CE413F6E68436BBD37A5A7FA3C02F691B5D78C', '99FBA16E301276908F42C2CF6D86B5B87DEB8560', '13165019580F40D09EAE711DB3BFD2B64D5BC975', 'F327336D0CD25646EBA6E8EABBA25000A0FDA1A5', '17B4151A0CF9A5B2DF1AB2399F47A88D9C4ADDAC', 'BFE3B32FC594060F13ADF323DA56998AB6645C6F', '5B8F54AF740750AD6CD6A02CA515E656955573EA', '9C839C2B1A4BC2160A9C43D39DC140FBE8770611', 'B996F632CC7772768701B2F5F051ADEAC9F79B44', 'A344C129159222B3D81E246F91F11D6365891F2B', 'BA908A1D50463D39C759F8D04C4E059291405BE6', '59DC74EB51E98841E4B4154AC2FF564F8EDF6051', 'D2053D70B3C0C5911526D2BF33EECDC7D19AF54B', '1FAD6571C00C4E738C5C2A7FD875C0B664D3C821', '4F8E072A9157F8DA1153FB582DB9478622E4BB09', '0DD6BAFA3A1948F16C21B862683E77819F17148C', '4C8E8EF87E412BC82DD25890A18DAE3C2A473D6A', '9DBFF6A5C89733874FE524E024129126F3BAA256', '661EAD66CDACD9FA463C4630864E037BDFABF492', '216C5E53D99463957B0B75A177DC7AD83D4693C6', '47528A02050701496DABDFF8C7B1B3EC6978FE07', '90A67D8F4982F9C79ADE8607525C4904794C3557', '8C18C20647D74D7DE48F343277D9D449A7692FC5', 'DBDED80DB59A12ECF5D54FD784E6F710A131B75B', 'FF114784FA1F63133D02706D75367849DC0C2D56', '0F0319B3980901A46B11D6DEEC83E623E78AF2E4', 'CB78F639682E686F5EB3B8EC488157B7002B7CA5', '4A8C876534E8B086B38AF9DE770C7CC4A399308A', '68D874BD04A0ECE3A8B61B0D06C9BE7B0C7E2099', 'AC4F734F87D0C2834E56E3FD48EC750531F6BC52', '7FDCBEC5236D52B2FEF297817FF0A854D1E249CB', '9D5F297C044BE4274837CAD5F3C7C92AD2FF57F5', 'E7F9BB78D258B5531BE6D8BC2238FFB3B1DE8E95', 'DE1746EFA95C0EFFC5662579E3CDE21D025C23E5', 'EB17B704032CFFD77C1236613DB8A453AC41CCCF', '4A0245459922D5624AB5460F9CE9BCAE49DF3C76', 'CEA747AFA218A5488D123202F18C1D6946C72E32', 'AEC364FBABE5304CC7CF054B995269B6DEA2EDF9', '0FF468D1A390A95F4929D0060FC0559FCB71AEBC', '6483A369AED342C6CD5CE04667DFD12765285C5F', '6A522D1DBB0018762448F4F0507631D461A6992E', 'DACBDB5EB7625E236766B2F8F3BBE6FEB90FDC1D', <text:soft-page-break/>'2E2BAE81D9A30C456B4F96936A622D33C477968E', '28B6FEF3FB8A4A069C2513E86FCAF0EDE90117EE', '7DBC0513687E34B036C92B277E73AEBFAD060A1D', 'DD75C6834C88D4A99DC93214F0B202840EF11491', '6826053C0047764E584B56276B2C9517E3E7C5B1', '17F19C2B561D55B8E3A3AE7F81DF0BE0098044BA', '0FEBA031917B42A3A745A31656DC3EDB368292CA', '09F296D2362E777E0D034903E4106FD8E3F09608', '29F4C56F499EB54E0D74ECE8B5A7FB1E1493C2C2', '6D18F1875323E326C7803C0BA5AE3C9A5A4084C8', 'F5072D72E8F0ED6CB405D1FC76F3186C8A23A2B1', 'C8B78F55935BEF9AA6F308B3D7F74773A6499147', 'A410FF1F637C37C09B0F3AFDD7BE52DC2D3F475C', '85302B5A6DC8191C8AFFD784858BBC644634B9E9', 'B52619045F1ED52AC812909D58049166AE16F5C4', '2E6BD326EF6FB60E9CF927903EB8F1609CF62E56', '8D72A47C655BA37C05469BDB6744048958FD44DE', 'E0223D6D317D67E5E5FA7EE96604272B5658E62F', '57D512F4FD3617D6E3B2DE6916450E1F755A0F51', 'BAB2DE0725A70968E7553EBA24054AE7945EE0CA', '97EFAE59356BBB684C841467F8863B07FEA345D4', 'EAC3B072D963E3E1071825E8B6F67383E9A883F8', '5FFEF226F9075CC5B73C6F10BF2EA8EE69C140C6', '20927036FC9F7D4EE83E10DE458C1D338780C5A1', '5A1624A743A578CCE8A6F5435DF842FBB93A5B89', '39B28CB114CEC825A814BB6D0A391E374D6402DE', '7746AD006C5BE1423C8C9B92E24852F67D526293', '160199561BCC464215EEDF48A41519637E3BD74B', 'B7CF8935003BE976E1335F8817C108C3243D7AF0', '80C31AE285884D85BFD5ACDA4491BFC4D84D84BC', '28C841AFEB6D18EDF123520E11EF5B86CAEF63FD', '5C29771B255700CD9C0A68D1094C548829049E15', '4AEF2492C6E9B539D9922CC0A3B748398894DB0F', 'BF54F7143A0CF02A48163FDBEE3241BE1B398701', '52BBF154FF588DECF8179430704230DDCA9E7BDC', '3B1F6AF4279CBC9EFDA0E81CA845168AF0E6BEC5', 'DC6150D39F4B77F0DDF2AC6CB0E00BDF39EC8937', 'BA3A8BE5F6E73A7C12569F8CE8AC9809933FC61B', 'FC416EF8C0426D146AA9A1202CF588F45369D7CF', '962D52F19944B11921F0189321705017EF3D08DC', '64E6B77BF8A4D1BA87B00341617C60A77B95FA5E', '1ED7FD92AC51BC6381BD5ABF6095F12E6DA1EAD3', '27D3535D16AC69FD7C0032FE2DC1A3056D812D87', '0546E0A3C5A2F9EF54E2B8BC13779447D27E89FC', '8344F66087FB5112D62916A0AA16CE1039DB35F4', '653114ED4981D4B37512ED412441E4A79F003653', '012930DF16DA6C56ABB3C21DD1A76AA02588BEA4', '1D8BDE3D115038B1C3B00EAFBB3D17606F713918', 'ACD1A470FE0A1FC3DDEFBC4EF0E84B443E06E657', 'E10D55CBC6F1108A633096387B047D2013DA94F3', '5726AED29D4838BC7F0F82E53AC30A601705FDBD', 'D8A8DECA3818885DD9FB7A505AA8C8293D61BCF4', <text:soft-page-break/>'A81753B421ADA56932C2465184AEDC7B70D3CA2D', 'BDBFC4EBDFEDAAC4A7C32B7F9E15E204AD33A732', '54B929DB29B05CA37DC9285130B2E80690811803', 'C05B5CFBA64AAC9FDA0C7E5A1A6B140660DB5BB9', '5A0D1B7D4D010D05E4A9FB384F001329ED2CFCF1', '62443C1CA82EA0A5C6370C6BF87E6764AF9616EA', 'B85D992A02434256304D122D0AA3A287631664DA', 'CF0FC8D293D33F986BA2073D7384F4626F4B48C6', '203D2DC21E2618B86628B9BAC8BD6374D3992B64', '0AC19F1FCD07885323233477D410CF701A26C546', 'BCA123C1F4DB9B010813E591F126152B3DD4F7F8', '8DB7EE2B762146C00D98164B36DED97A530D441B', '71EAAEDBEBFCEF7CB9CE3382D7FC2F25FAE00123', '17F93B265122FA799E7438C35487BBE247135A23', '60C7DEB9E9B364ADAF024CF5063876EE0D43C6F2', '67A7CBD9479BED1D87C0703EF4A472EFCB6B7AFA', '47F6475C5DC7CC219DF56D7ABFB7B8DB1C3926B5', 'CECA103C5FE1ADB6BA771DBA7488E3D952A2004D', '9FCEB720725B162300B3C13FD1767CF9DF345A66', '6BF5A6B299404628D6C7FA2652D943CBDB99155F', '483305D05EAD9E4B62E26D5832A53F333FCBFF7C', '8AC4459C516E1D4A7C256D35DB718B488352BE81', 'BC4C99AAB0182EE15C9BDBFA9306909E4D2BE8D1', 'F2C641595688F3EE58768F3A6FC10BA7E5E7E3DF', '0DC07B2BE5BAADE5013F00BD078C987C87A7C1F4', '06553CB280B20F1987F1AB2A0488F429E4F561CC', '02F75B8F8DADEB43F31A43004F76AFA73CFAA423', 'EE213897DCB00748B79A78AC72E78B48BA6DD1CE', 'A631E5007F2C59AFFBCCDE5BDBD264CFB6EAD938', '0BF74C5E8ADD7F0B56037ED8C6F7334B67B89146', '9BE40CCBFFB5BE1189AD8806E8F98755212EE493', 'C865530D28E41C55DE64FC0B9438BC59BFB622EE', '6AD7C0EA0BB6F8892B7298B16AE8FFEB8839856C', '0AFE3B5DDA018CD2CB0441A4F92C78540F6658FB', '23516713770EFF1D1E1E9C8ACF615215641E223C', '645C149973AD113ED6218A49391ABB0EF42A881F', '35A1E004C1C2BB56777B1F663E818315F91F1050', '6E9399DB8346E1BF7A230A5861D3B89971FA3EA0', '293B89BD69131EFC888D36F5AAAA586A45819291', 'E6E963465EF7510677FBE7828FA7F4ED9B7295D6', '85FFA323598A97558BB9B3C76B86751B67E1B3D0', 'B91E1C834405F78D51F36FD9937763C4F3130C20', '101823E2FD909B956CD3617601FE157954109482', '2A31B374EE4A7A92192B32F36268D8AD4CBCE1CE', '87FABC45406BB615E127DAE82EBAA87B4DA44249', 'D99D3F5A8E4758088B05CBC043567C0CEC6D7594', '9DBDCB24DF91AC8160D58F09E8933CB442C555F8', 'A6150ADFCD61A41E3901349C5B0999A058E03F0E', '34B7011424E1C8F948CE116300CEDBCACD66CDCA', '4824F9586FECD62FC0FACAB5C811D44209AFDFD7', '05067310B18B4D174E39DC53F2FFA0D7FBFAA389', '2B3069BC88447DB490F073C73A87D767398DD3AC', <text:soft-page-break/>'3DBA1E5D3FB3AB7CD2F50C6FD9C28D777876E302', '5F69FA571FBF65D5B9058B2993781F16548822FA', 'F9B9B27F0333AE7756356526B57537114842C066', '5FF357CF564EA3A06266503D059E5764F0D7393F', '31213567C8D78FA583EFD9CCEF6913E12D33D9CC', '9B1E8C3203D472D772581EE900BD00D92D277BFF', 'E6D402B0A91A9264E6F5EB99BF433DC32F59DB96', 'B5B1F0739CC2C73D5D14EF1238A9AB9C5396FF40', '4DEF5671D4BAF2C276C7FD096E52FB21434BEB5A', '19C797AB7BBC2EB830D0755DC28F74A89C69B55B', '7EBD80354DA3452A37C3E126F81943906E56291F', '149B21E1B0543C6562F9A660671EE6414D2B9EC5', 'B25DC76FFC3DB8E9AC70415EB9CDEE2BEE773AAB', 'C71BECFBA21A53C80C7315E627C55D9BB5F78B69', '721495F0DF0F030F8BABC67ECB1D3B7CB32DA989', '681350EAA4C53D2B88EEE12AC987D6C4DBC2EC08', '0DBE0D8D8873F823EA38E56162F7E251B0D540C4', '78CD87EA16E34397D8C9B69A29A653E99F90F9FB', '6346FD947118140927A3ACC3B5CB6676BD96D9BD', 'D425E970E40269332141CCE3D621659CC329668A', 'A2B22DAF72B3BD9EE8AF174D75E5C7955598C3AA', '6FC3CC16568722C53812D05F3D421F16A4AA1E6F', 'B4BF83D7963FE0315F9D15BB80E7ABD85C4195DF', '6CFE3C101E6898BFF0F24970F4C3047110F07134', '45E2E8EBBED3BD2696EE329A76A9E40CE2BB6D30', 'F96358AAAE02A2F0B450028B166B2AED44E9286C', '24DF5542FC92B3D10C1EB4EE551EF6D24C5D2565', 'BF989EF530E01D4463CFDE27EC34B3E2E5595529', '4DCE228A583304196A5981FB44FBB3553D7F71C6', '0E22BD411222F2D88F30EA45DDCF12D16B350FB6', 'EDE57D6920C817FFC2A9799C7A979DE5B9E218C0', '3680B4785C73955CEFD3172A1C30CD8934EA5A98', '078D547E16B66E346A441628248483BB183A2F00', 'B476E0068C40DCB2D98CB3B54FC550C66E902F48', '099039BD85CDCFB538AB3DEC4B8F1377ED01D7FE', '1A666471AA37B55ED66B3F5E9E24215A8B8840AC', '211A002AD470BA1BF7C64C2202FD93EEAD7E8AB6', 'A2D9DBABE1B5ECD10F5603403F8EAE23BEFD0EA8', 'AD2E3601185E8179A7C77CB8045307CC38A7508C', '7C6803418732476F6A3C484AE3C90FA6DB17EFDF', '803A4B358643B1F6847BA4B6A8510C8E5B0FA6FA', 'F6DF07E9FF3B3D9B42BFA2B6949C950565D21F8E', 'E237E6BB17F5DD7FBE0ACA3DA23089C68407943A', '9CC4F75123F4997F1E34305C76B25DE6199BD742', '0BAC608D08BB4172910A4CB0C2FC2DE5FCA07FE6', '5469A78CA3E668E0B62C518E35DCC7DB54405790', 'A5AEB9A6EDE5A2F4F3BC7796D58F0EE775F7FCB8', 'CD565047CA1650BE73563AD3DD480F1A061C1D3F', 'D7AE67C7A4CA52ED8AD1086A46F80B77B3A6E9B5', '13715335FE30DB3DD7DF1FAF14FAE7F175E9520B', '138F9A57774D380EF7D39F3ECA4AFE532CFECB93', 'C13BB26F6F8203AB95FBF1E27138F271C59CEF73', <text:soft-page-break/>'BAE694701952311CD0BCF50CBBEA180A21F0C68A', '2A8ED20F52929FC7BD4616890C5CBF9DDFCB0337', '943C24DB440F996029FCF42077A25E6E17AD1E41', 'B8548A3BDDA6687EC2EE54561050A728C274A807', '1EA587128613AFAB502C41A05017953E44AEFCEC', 'E4D26FEB2B3FB50BE9B779A22D79F5D9A32B8C24', '6B8FEA7E664544EB7F721EF8117E20CE05EFD050', '31653258123DEF1BEDD30B8D6254DA63520EC548', '4E9B6AC35FB31EBCC90562A0445CFE0A415DA449', 'C27083FC577A0CD11D94E59FF6793D4CDB7B9AC3', 'F1144AF0CD1AB6D875F877431A97F0671F3A1AEA', 'A6115A887B600B9AFEB09D44256484CC871CCBA6', 'CE77FAA9467128F0647C0C0D00792C58A8112808', '2FD405B4FEE542B5D829AC6156A6F59D4522A4CE', 'ECC55D9538BF32A481630A61127F0F548A4D061F', '6F7A42F14394C8E99273A6C72467986DADB66806', 'D8C8044B6045830288D303FC329C82D2E0F2044C', 'B91FD373A55944600F151691C9841F42BB58FD83', 'A3E01A20CFC8ADCAA16F74A3B5399022C191D04C', '31491D428856A30DE3AA5C40A1C004F58F26DA31', '20C6813F958163CD13A520D7E192E221FC1F0143', '30490F33FD77FFFD0290660D75512517DC8CAC81', 'DD857E062086EDF698A580E45F01563EEC93EB40', '69218A7EE514470F6429C7E7721BDDCFFA37D53A', 'B32207C31EC29FB04B0CD5A9CE06E45AA5765982', '32138A271D294447AAC39F71D7A975A16BE683AC',</text:p>
      <text:p text:style-name="P1"><text:s/>'6970B3D7479C740927E656335AB7F1FD5FA17E62', 'B2609550556529F1DB41AC28D2A03A1AC348A1AF', '2DE4989481D632DC0FF4CBC0320DA9633FB62403', '1D6D0412CD946E6E1339F7445DB5E3F97EF39C62', 'CB8907DE431B8C02DBF754E393BEB0A3DADD0CD5', 'FA7413B878E3B9335B393415496CDBB79B97A09E', '506BB3BF02772BCBA7538C4F0115C39D48C8E76E', 'B7AFEBCB823F0A9DE8D6CBAF2D4AC1D3E5B95EB6', '9C5B4134430A0548CF2EA57D3D8DBF25491AE553', '03FA1CED47FF9F92BE8D5C23CA58B851C2A1E815', '4AD572E52C5EC37750DEC73B25A22EC54FE63C6F', 'B5AE5E948BBA2FB98869799E5F460567336834E1', '769C6C01E5B06538DF7208C9211691197EFE2C9F', '3149AE97E47B0A38780D74B1B39B379C46F9CB1D', 'D2BB2A8F377DB150FAF2F86F8E496614D0E403E3', '93B95B92B63A5C2327A8048A4BF57824C56B8CF1', '11903CF142D60A8447E23D2CF5481268A3E0DF5E', '062538EC3D6E897CE2843D32CA3A3965FD5EB0CF', '7080C1775FAD240E03BE8C2D191527BAE826B95A', 'A1C21F7D772A2FF7F3B06CF35D25272F3B3B85D7', '2660D6F34FE275F9B9BDA40A9D0F65F319C26521', '85DEE0C1991683D388BA70B02AB358632ACEFEA6', '6C26A69B3130F65CE27637669AABF83BF3186928', '5105E2B153218064C12C302FDB7B79C18EE10DE7', '12311EA9CD07E2508031A3D314EFF0A9E8017B4C', '5C1DEE9DB75E9F39BD9A093B4B396FD7571D3FF2', <text:soft-page-break/>'FE181929ADBD02A5E2D967A68013C12FC2A32A97', 'C20DB23249FEA9E60BD5A72F4884DBEA583AF5D1', 'F69E6498C79DD375DBF07B28D553E1F78F21D7AC', 'BFB02B1E8FA11BBF377A4CE0DC45342ABCCFFA8E', '775E46F1013087EC7F0E492A2568BD9078F3AD8B', '6F44B4C358B0A1B2F0088C9DD61F09D7F2A9EDF2', '97323D9BC021DC6BD2E4137E922494634C80A5CC', '35378071CAE83ECC2844EFCFDF8A00C0014F9AA5', '9AB4F656A2F3622A8103B0E2F575178C3CA654D7', '15D289457209B2312972A51881395C250B8AAF81', '88673AE6B713742906EF7901B2B124DA8BD40480', '36EBFF0BEEB702793B3CF18EAC8794F52959C3F8', '2889C88DC75C2318B886948EFADD99E294C58C88', '5883949C3F9D56DB9B12BA21927D87D9A32DC3F6', '9C05D65557AC45143954B23D1A73C173E4067771', '4B80CAF0CE89C8761BC4CF6E6610C7F741AD652A', '352A52524F7832AB20F6DC3A98E74142A770A6E6', 'E29831C4047B85D21E4FB319EAE34EE705495C9D', '2F74C34F378BCABCE8DB8CD520FE8F7B2ED6F88B', '3432C0A6ADE945B94723D05B9D25F9BED23C6D6B', '565220732E95360014E64A2C30DA9B92EA12C0B0', '976EF05366D69213B914C7ACCBCD04363B71714D', 'B1E8F83CE83773B444CA22F82F258326CA4B698A', 'D6BFD7FA16E17905C27B3DD33C8451211533C3B0', '121536EE9686A2ACC955743CDA376948E637A460', '14539E91EA73FEFFC2C88284D83749B749CF0F27', '9E25E071D8F77DA99C6577B19C6176D8E4E636F4', '7034B4A794488AE6518AA820C6A24E6CB06A17E5', '30B0654C129A3AD7CD9E36799F7C773BFDE4C106', 'D0B1916663739E5861A6E1290EB6AA9DAB28E742', '60E89C3B9F07178E60BB44E182BE70E2A437445E', '1EEF78615F6919B5B72879D66FAE3FE4F647AFD1', 'EA0D80B3AC2EB5A79D44A9E36279688B4F4F4571', 'D830F842B4B378C4B6564CB29E2EC3E447E4D243', '456555580369834D789030A5FF3A872D4861E291', 'B8ED508A05EA2EFA9B24B97409F51B36CDCD3B00', '6EF555C11F2BA65723A5E2913019119775F73218', '7863525A54B4D5029E83A3E3475E9BD5812E24E4', '7F591BBAC0E772FB93CF12FDBDC13B23AF3AA0D2', '83BA6140B7A0FAD8EB6139A8891EE6A0B0081C5A', '5DE0A1C9B807ED554B37C5FA96025789089CA67F', '19D83F34DF6FDAF4ED4DDFA339326AC52BC24E72', '8BC01CA7C8DB554794D3126E99DADC6524E4AF91', '0CECADA69F280CAFA2CC298E456DDBF59F2B6D27', 'D57FAF0E06D681F7059BAA1434D73959230476C6', 'F825455A1C5DD88EFD1861D1E713714AF72D40C8', '227B271D9F523A5A67BDB92CB218C52B115647D9', '24680F057B4C1844AB89AF4F799B613ECA362CDB', 'A293F0478F378856AA3D334EBE67807BC67B249E', '175ABC4D7101774CF533394D6FE6512E62E9CAF5', 'D10386C6D38FA4C38B2DAD8F1E7C9459BDE5BAF7', 'C2325B2B1B58353A67144C7BC6FD4F7D8A267C49', <text:soft-page-break/>'1818798009A1BA3249778F1264E3E48621246B0A', '9AF40231D7619970D7CDD999051EFBB26A033ADF', 'CA74C9999B1068DE74A18480992D3551BCBCE25A', 'A8660C3D5FDB2F66278D48B335D5D59E665AB309', 'C9384CD46D11E52CEBECA35EF2CFFE5B5A7DF69C', 'ADF0729DF55D9FBE07B775E833733350F6F59BEB', '37CC3813FC4CE20A88CA82D5A8AED21416C49B12', 'AF3F625BEBBD68FA95FB7654ED811235BE5FC7A5', '2B8F362C52F09EA31AF69D5B919B8C9898CA9CDE', '488ACEAFDEBEE06E0CC2C90063D41B7D09FD19E3', '94D6C8235F9959BBBB3809AD9617B8605856E67D', '3BC74E589F1A9E42DDCD50FB844E2F1F7B2024DA', '3FA53800A529951BA04071467304460CBCF1CA43', '89C66FDB934E979DC50FA02D85C785E92A058634', 'F7A9AA3BF8004021C86E79CF7267C34D67ADA794', 'E3C20F87E768E07C62E08FE26BC08DEA467EF5E1', 'DA90D3A6432E72950F91D14B3A1EA018B71F91AA', '1B8C7B58DDD6FD8E95665ABC296EDF3407D3EB15', '0D5A59826346CD28FB5241BA499B9D54707F039C', 'B624C55D13E7C7D685877164B4C8997E5D066FB7', '0DBF705EA2C1A2485D8AE20E7FF471C8398CB5A7', '73A68450261CE1F3F640713FA690C63B3BF4220F', '251C033CAB625EF69697D56ADA9AF9C3695D311C', '58C8F3A4D6715AD79939FE06158807ACC2B49F62', '0F8E4ECA38CBB1BD09F69D3A1893CC01EF920908', '1EB6F8A8856A441BF9E99660CA6687D5EBDEA3E1', '0F28F4037D93F84F5E1062EE701C47C28270A7E4', '5429450E2E294B8E09159087D4A501B12FFEC93E', '9B5F385774D560A54DD5A30BF22DF6FCD6AFCC09', 'E5B7115B7765C1A58257114BC82F20538642118B', '59E456FB928EE3B74033B9DFCF7682781AFC2443', 'D0B68B06CCA4277EFA99EAC69FF7EBD81C88FF13', 'DE7964FD63993C781CD961605FE57B9C25CE838E', '32BEE488C2E82341E363360E10E9C6CA8CA181CB', '56479C1DB5AE84D89BA2CEE1A7CE2476327B904D', '80708187310B402F64BEE902F92194ECEBCA52E6', 'A94A1556A790B738F15AD4E8FF3CAF57F1408A76', '066655730EA4CAF7D1E3F1110C70E848A0396F08', '555B960D36E136909221348DB1CC4DC16D273C8D', '0DD542B533A684967C74A1DE8B8B302A43072947', 'A2C2A0130F572A02BD08554B51FE8FDE034A0F64', 'AC6D3CBA3BE8EAAB36C6A839B633AF3D6CCE0BEC', '8CC09D58AED59DAC84572EF9D80D73AC8D8D8240', '0ED34E511CC2FFD48F2BC27CBB5AB20991357BF6', '660ADFE582166FBEDD44F3EEF302FB2F86788E3F', 'C7CEE929A170348FD1893A3004E6A813F1B8A94C', '98129F8532315B5D8813071BACF7E029987EF2FB', 'FC3E436D5A6CE8F33BAD4A72D408F26833C25F41', '615AB94C8E7CA3AE406FABA762D6176F99C471C8', '6D3A968E60CC06A52AD9D76988973A929E3ECD37', 'C6457BFC754B705B570D4A13F3885EB82A40133F', 'D23AC1242BC185B40982287642162B32282A44C5', <text:soft-page-break/>'5B925CE22D913E77B9735F043C7F72AB107FB34A', 'B7E11B5E48F2D9E82A1592666ECC2DAA43C7CB24', '718C24E5A8455366FAE4917ABFC6D6C6116DDDB2', 'CE03B3C9652BC35BB71F6CF88C10727ADC4062C9', 'C35E8C14288B2108789AAA62E78C00D443143FA4', '4D02569A4758F8FEA61ACE6CDD7E1DCA82B00315', 'ABEF91274A4F4E0EAC431EA15A1E2E7D075E5E51', 'BC0C124CE4027FB5598ABD6EF91C62F0AA7028AA', 'A93D2480AC10D333083D0C848110162BF915FF5C', 'C115C2DE1A1B73B84F794B013C0A7DEDF95B7FCA', 'C15D5840D9FD1B8131E95B9B0976C70610C2C7EC', 'B8EA1FAB020BA14434189CE4F2470447892BC5AE', '67A22BB79C038540E735847297ADBA6EF8D5BA6E', '343CF084967AFD64F9E456D3EF3A6EC98FC539EC', '7CE291D9896D8D70ECC66F84ADBB89C4A6B4C082', 'F811F388B840C3C829A7070AF37EBBF41153FE1E', 'E0C1AC1F26322AEBF376CBAB733B98BD3FA28539', '676AA1F630CE5DAAC0E69E569BAE5C97763D25D0', '5D460B7396E6C2FAB797B87F8A9A624BDDE90950', '45D3B015B196752204772767F4EF5EBC5F751E94', '3A16B908F62B7632E2B07C75CACEEFB19293C3C3', 'B63994C36FCA837C188F6EC6BFE6D6757182629C', 'A29FCBED2555112CBB01EAEC74465E60AE437658', '905326830B6084709DA927BEA43D6CE2AF71B04F', '6C6103D0E93EB6B7ECEE2C255A3BC714B91A6DD3', 'FB6FA5FBC13C6B8177B6A5663E39D28EAAC62DBD', '82F95FA4F64BB108A550310878334245C9E8EA38', '6C908464A58E5A1F5AE1CED39A2DBD995723A614', '24C1C03AF51E2DBCA26A5C02450B03B1744DFEEE', 'C58107F8159FB3EFFE6F827C706905D1B4078745', 'C08955C71A76222EF7FDDE07E0770C9F65E3B7C4', '3FC16E54483F462032C8C8B0D52B206C55870F82', 'ADF29EE0585BF93F935E4A249C6CB7EB0E70F3BC', 'F58F2F769F0CF11B8778E5723EFD7ED799121C00', '11075A23D5591816FA95C53CE075414076E9DA06', '37DFEB0F2B3509717C60142FD00BD294482DF31C', '775944FFE832F639FC43195AF98E56482B7AD86B', 'C20826A545D8638E56C46DE47D5285B95EA40663', 'A8E9F6BD8CBDCDEE9C4A4B96602FA3812E050FEA', '90EC411C941504F2FCA1171F2778AAB9AC3FD89D', 'BAE774A8F6A603EAD0D6556B7AE2CC15FFE16CEC', '63D779AB90D13E7265C25E882AF027558218C8F2', 'E52682203A0AF1A5E60F7A2DD92C19000A8CDA90', '308DB1E6C6B94F01AECFCD2631C816F8B8394CE1', '860F0C33187322070EB65FC18A673DB66FAF29A0', '5ABB070EE9DDF335C68E237C7F3479BFDF62638D', '1C4CE12B0373EF4681D716DBD8F78EB126D091E5', '311319ECAF23210344B9668C0B3458C318C7CA9C', '9D75449D391A4FB965DD516B97C54AE6E9A56557', '6AE1C08B4338B5EE836B0ED32D62667862FA978D', '4E83181E964BD40E1FE4C41BAFED645D4BA363B1', 'FC866731A9B67BF167DAAB0F40050B64A6F54DFD', <text:soft-page-break/>'C9D680A1DD17E09F6C846A3E8AF3FDAB926E4D43', '5624B14F3922AEFB23E6609CBE58A936BF21F845', '5E38EAE9F7D2798366F76879FC6B91A6C747C210', '9A4AA1C49DF8E7AEAE6570E7E8E79D84AD05E819', 'A5F56F7D1CE1B79A8643783CD7FCA9291413710B', '488743EF529602D77F84BF3DA3F4C91F6CD95FC2', 'AC4BA3AC5936E56796B2D64883C836DEF98CB367', '4E81CA118D2F43A519700CDB5C90DCF78B259B7B', '3234A7CF23AFFB9DF88CBE6370FBF43F72E8B949', '3842BFC36875E8840D3023BFD7A1C1CD44A5756E', '5A51A507EF34F8B27971861EB0D2D423C508D88D', 'AFD0B2099D783DFDFE1A8BFC36D8CADDE039628A', '18B10878105FD91FC12911E840A9415A17E8EA66', '8C29503B63E80A3BC04AB2A9E12B394B996BB624', 'CCC4AD239B40A8B62752F496207EBA8B7FB54670', 'D7BCE43278D261D67D86F00697D51FADA8E56A6F', 'E6E24BA650B189B80E34430DCACA255CD78A8649', 'EC60CD72A71EEB7E74052D0575189E1953203385', 'E43F9EAB4A5728E4084B39CA69D773E0CB71D08B', '1D8AA8DD71B25EC38773B0EABA8ED12A91A6C3EF', '2AE7645C1581B411875E722B9B35FDCF93C9BA8E', '1D5D6681A700BCF0D89AD7314739FCA291C0C191', '7E20720C8ABB04837E9C5834EBC0429C81EAA1EB', 'C1FF43DBE442273E5E49C78461C931C02FDBC746', '9BEEA18735F0EE2A7F7060E0156E1210EA1D6845', '86B7448CEF53D4E6BCC7EFFE742F68F5339A77E5', '4DE5151563AC1390F8B9A09E942F5D62E2541EF5', '7CD3E6E51B563DB22AE22FFDAA511EEE4123176A', '15DBFFA99BB800E273F74187E21AE18346BFB0B1', '0F9C010FC5890E308002B5E16D82A51B3997294B', '05CBAF6ABF4DF65F7C923C9C7E02CF728A1CC041', '5EB39FFF0BE78BABF3253E8FAB990DC5D09C0217', '2183D4F1298FF1BD96050DF0FADB6E9D8C76B943', '51AC4D1E5428B52FF96DDABCBDCCD50E3B782876', '9DF6A3C61EAA71F84CCA6F11BF4587FC900EBA6C', 'CD377763C6FD231E36F413DAA1942C4E507E16F1', '7FE85D4D2AB66F03F409497A62C5C863903A2B81', 'A8B7BA22815778512E96DAC2B59325CF932797D9', '2B29865A3C193A917D7116961467277BA956D5F8', '9F04820471761099B7857C4A03AE56A445A73398', '42E6711D0C65F3DCB943D1682143A4B0D823B2D8', 'FDE14729DE96E636D8D3459668BD4E464FAF9B65', '7D3D93EB177B4D204A860A6275A0EA7738449446',</text:p>
      <text:p text:style-name="P1"><text:s/>'237A9D0BCBAFC634635BF91CDD2203877FF548AB', 'C429427F7D8AB7884CBEBA121B4D6256C15A8A02', 'AED37428BA898AD359236E1FA31076740565E108', '0792546795A032CA91DE8CC9D3E35A8DA624D665', '6EACCB86EEB8214D37260499A526711D815D4C6D', '3C8B4BD347C529F1C9C659E4174F2AFFF7365365', 'DDF59423D7C60C9C0DAFFCAD3B026A1F215CA7DD', '16F02734FC1EDCA6AAB4D45F3EF64BE15F88BB7B', '5381E7085CE294C5E552415808413E9F1902C9E0', <text:soft-page-break/>'F1B61A6EFE626DBA46BEED27B8302C4F10C135BE', '50C8FAB98EFDBD39FF9FF455F3C6F10F714ADBB4', 'C3C919C6B9DABD910627CFC0B1DF8C596ABBFF4D', 'FD2DA6F43B86335CB73FD5A31411B415817B88A0', '86C7F1E6BF2D5309893A3433329BA5146B017E94', '3CC3887DC0F2B5A16936D762B2B61159EC577A4E', 'DD052C4B777263826F23A82A7C68185911D2F91F', '6DAD700044EE82FE3219021F101E309A3DDF0646', 'C1AADD7EDD7DE6FDB5F6CBF396683A06A3080311', '28E9A5BAAA14881B553001EE5482EBA313626372', '017722875FBC9DB4562613FE5903C32B3849A783', '139779825530FEF62064EE7AAE89E326E6F4A956', '7D78A324175734DD4E6B110612A13997140B50EA', 'CCFC12B79C21A964698F9AB318DE01B62E3CCB70', '8A25E648E0E9ECCEC44B60F53A360F2164B3142F', '48282E8C467ECB551E8D26E00FA574B1848299D4', 'A765970862D9FA06188900BF2F40C8AB3C145E00', '7A29A5CA7A501C99C1F340DCD08656E930B49619', '10EC4F9A99957669D931D7DEB1598F4D697EEBAC', 'A4847F23F066DDAC1B484CAEB6D28A7350332658', '1C3546D58FC476BC060AA5C0860034E2F0CAF837', '1E2EDC5B32EE968348DE2AFE4F5EF8D4DF1E17C5', '5AD0375B37012696583EF28510DD7AF0D28E53EE', 'C6981FE5CD9626D69EF3916D9CC30021E4B32E73', 'D2631FF5CCD2DCE940722B172EB92378F3F697A2', 'A169338BBEDD0E73D6CD96CE954CF82C96E03160', '826AF8426238D64E33F33299AB923F5D9C5295EE', '136B4BFA5D6A482C7FCF79F85ABBD9465669E720', '02E24AF98E7FC6A803AB75E3FF406EC1EB472DE9', '9BF4C8DC01EBF153DC2CB8057365D5EBDA75153D', '44752F13A6B6A64565856742E5131309EEF23CA1', '6BC51CF1E6BF7CFCBCA2497904C93406A87B18A9', 'AB5DBB1DC111BD69D543A440D407B261708813E2', 'DBEBC576D29513CD51CA0918A0B5D5AA9072DE7D', 'CE3C571BA6412CC71191FA62FFF7597EAA95DA27', '666262FBFC8564E66D0D613FF9AB8DA6703E5687', '05EC2192238DFD1102D626534A57DBA08E7992E2', '04743CDFD7515815894633A53A67B43C401951E7', '42FCCFBD126AA63CCB7F044FC5C3A4A175F830FC', '4CEBB7B1C741095BE3708EB4BE5DC5085191C487', '9042F8E0B5774E38B1A385008173BB015A3E71DC', 'F1432A329903F2AD9CD6B7297F33BAE54DAEC8DB', 'BEDA04E1DF7D640E70BA57A37A3416922017A655', '2663BF6E0AAFF9BCF0A60862BC892EB0B199CBF8', '58EF13484B87AE107D3744B3FA00F0A42A2EED63', 'BA6B06614D69C7043A670CCCE71C211D2D67A9A9', 'C1630A17CD16611CFD94DA86E8C3064B90A14FE1', '180C7D8F0802F8F3A96FF360FA83F752D83A180E', '82B9E057770E52DF8514EF28171F73204B81EB49', '479C33E4B4D688921EE89B71DAD5F475FF2650AF', '609F8D0EB1307014CEA8ADCDD1041432A99780CC', '62DEA8089E2DCCDC8D9ECFBAC3E54E76590C67DD', <text:soft-page-break/>'1131D6447BDC54A034EB05CC74802CEAE19BAAE1', '09FC9A660FB17D3C5B5C04144D3F085CFC8FEFAA', 'B45E0382A0C27D9777FE4A358E16D9C5DCF80EF5', '8773F408651627FFBB78E00C4A6435A510521EE9', 'D62326F3075D46D38EAB04684A8CD67D6E152D3E', 'A00F8A90EE187258BCB42A039C6A8CFDF34E7F0D', 'C8DF29DEC25F253F999D63B29CB9BD1474B40E2D', 'BE49B9C844D3663BE45438CCFC6948CCA130F29F', '6A69D6D353D0A450912C003FD3286ABEF5559B99', 'E4A8506EB738D058C48A884233F55BAC65657B15', '180ECB8893FD3F6A74CAAE422FCDE1FEDE1E2CEF', 'DD34EFDCF0CA241AB5ED684A3159E7D0F5422EBF', '085D4BB7243BE0AD044566F88E1FFC222BD2BF01', '169DBDFCA2BE8671AAC288D19E0D65BB08113F43', '8291380CA62C17B763D6C0ED27AE951C8BD4ED45', 'FBE3D1F08ACEEAE7A37B37B7BEECDEEDC3B4DE92', '6411BB60A9BC004F541EE176488D13DBB696B739', '5DF36964D8EEE7C4FB7DFFC6595ECB48A5B3993B', '92B2610F5BE800B6C262D5F4D142DB84C4E74507', '44DB0CC64894B195F0C8AD22F69CAFC6B05D92EE', '36E3C3CCCB8546596BE642C968848FCC9F15B676', '0770461B0178127A3DB8E92FEA587C9F10C100A6', 'C039576C76E4BDC52112F118DBAAD61EFA779A9F', '2F0A7F5A4CF50FBAA8EC8FB9F3EBEF7461E5FA83', '0114989AA54AD40220B8E31515C0238C83170865', 'F31DF0B68FE57B859F2A075686284482AE758CCA', 'E1C2E5992F7D67095ACC539F54A9E7705037A98A', 'D3FB6AE541A40A04E883A363683D6B6AADDA0A86', '373E9AF8132A44C6CEE2F868F7AE6DAFC3C3DCD2', '2BE8EE9A8C4D1F5CAA3974D67090E36AB2C86E23', '89EC9B4991D0A7F4DDC5E71149A6369A8700207E', '57E87FF5185D424FD102FE2E246A17D82B28B1A2', 'EB632A3DE60F94FF0CECFD6D1402431B0C430AB5', 'AFC307A3A51F2948F112EAB77D7C71B085D6ADBD', 'FEEE8F366558EE6149A133213CD933CA49A9CC57', 'DDC9F32A7D6F74D8977C2F1BC3E57DEC7AEDF5FF', '3F963243CC151BF66C704501480854965ECF4E51', '668A90D6BBD76D22B5B1616688E41008BB179FE1', 'CAA7586DC0B1377D5F680E78C90BF5835C8CA7B7', '85A86F227BB205A3174D11B65C01EBE1F0EE8E53', '71C4EAD0CAEA3B39F0F40FD4D3B2AD2E4E58945C', '0C37E0534128637B71DA56C259A011D088F3C406', '3C93B42FFD532049FE4953A5647AB4B9BBC35F65', '7807AD55455430B4F36A96089042BC4A4637BFBE', 'A050B5E70CA6347AB01EC86893589A6866698529', '2299D58660488D6308DBC767A856BBF2D0A97878', '860BCC53188B6DE4F486F22E8B29C03A77A548BC', '332CA3849F1C5A60550BC38D0978BDF993176A96', 'D469056CE86F1A8F88C8053A35A40BF240784963', '0A0ED7C63777F640C4DE87CB06E4145A43C4B333', '906EBDE4E83608ABED8418A0B4244AE675F1A206', 'DF6AEF5DBE2E43EAF071F691C69F2CFA7DBB6A93', <text:soft-page-break/>'084CE80A2E4BEC809FBB84F967CDC83644C996DC', '817F8328768910DF7BF86AB145B8285BAC13BB99', '70A5BB8FEE373874E3CBFBDA4A8585558F8B897C', '407D0F6DD75A42E6FBE45BD4A0E61CACF8A1E927', '08003595C49E27997FE52BC21E2D24AD9EEA26D5', 'FEA6E2972187FCE29E407D3F3092259C19135090', '3744D21F48C2AAC1D6BA692BA74A7524193DA8EE', '5768610AC17F376EF14A3299CE035EFF007BFDC2', 'F600334E70B0E0E732DDA37A46A0588129AED1F0', '1207E8EDD2CCFCCFBF66A015733329F58E16F60A', '8110625670C662B9AA26FB87A7541736EC0C6B4B', '8F6CB6A23594AD0C19D0047718878EE81CC995F6', 'C4354142F2C98EA1642A77709A7A4E45FDCFA893', 'C476B41F30DEF164668069AA1E62486C7BF6CBCA', '7A5564F1CE7FDFE314399C83888FCACEE04F859C', '75302636A3E6E7A69549B4F121988341C041E8BA', '748883B7068DB2C7A6ABFAA5DC63EFBD5EF2DD16', '42C9AC130B9A680B087330226E5D3AF831439CBA', '4873E90A082DD3276E38A367C18446AF3CE45528', '90C427A4134BF403598DEBF297C14E72C9C1E40C', '9AC89472D0C96993334BF7B4A7194ED445BD6CAB', '537A0C6BE15FEB1EDFB938EC443FE381A2B74E93', '16EDBA290C4C106290BF876FF95D7314C6C4B95F', 'A5E237388EB0136A00E093D569D568363758E2F4', '57E662573FD9E42D3972BE92D3DF0557C7B2E836', '6AD21BB57960979B99E5B99014F366D93EA248EE', '4056AA3025AC3A5CA5B5EA194B046839B4D2D163', '6431F2AB867CBA941CFC72AA088E3029C882C9A1', 'DED1E065852C245AFEFA27D040073C2FAE6A27EE', '8FCF7E67B9C69F79BABA13F9FFDAE83989D02E86', '46E724C02F3AD895F19FD166874BF49DEF80EEB2', 'AB051B7457D1FE609D956450576329D65EE5D1DC', '6859AA2E7C4B24774B05586F6B630FE3B4696E51', '981D1D37BAD7E51006D9AC09371DF6E8BF8EA0A6', '9900D28B82ED423E4AC9C5D7624756E7FDADBD8A', '07053B59EB64501324E9AD4775B2A01A8CF2248A', '646F563EDCB888574D74B6876FC9AF6927891F4D', 'B79BB50993A19D392AAFA14E1012D5B72935F017', 'B67DE2CD44226FB5BF91E127A8085245A96BAB3F', 'ADC00F899B898309C5314E763CF5B28B622E950B', '79E8727485B743696FF8B8CE8637F2544E6AA30A', 'A83F71F64808F9374BD9F6C5FFD40122DFF2484C', '4C7CBD5327207A3AF2DEDAF5BCA0199A2A0CCE51', '93625AFEC44AC4673C9B571C6A165F4B5D28F14C', '43DA0C332F566A123FB04D5E471DFC6FA67E6AB8', '252300D7F7B523841D71EA7A56E1FAE0C01AE095', 'D7F6C6050C5E171B9C2FD466D81467F21E3EA266', '532088612C0FE7CA45A5CD079B8294A4F944766C', '73C4AE7FAAAC76B30A2AD1EDCF208A126D89E673', '6EE470C5694A6A26A391029330027B7EA9709BCC', '5ACE252F524E49C51E88D280C5AB80190AB9BB94', '197E70DDA045DAADCEEA795ECC53EB19DCCF931D', <text:soft-page-break/>'F948CCC5C8A0D48FABA293EA40384AA9E56674BF', '718E4EFFFF247C4F52C3D84912C37339C099EFBE', '13B0B95BABA1BB6F9C6408559EBF490E85FD606B', '8E77103E05EC4F7441D5A41BBB637E15DABCA5B4', '14B582758CD75F5A6A6C5832ED8FEB1ECCDF7E61', '43DFBADEA22BE5C0B5A9B098FEA6ACA9F955CCDC', 'F833577DC0B5261E829F1F88A09F5A7C94CD5DCF', '1B65ECEB47DC661AE762DBAB9A66646ED8259B53', '5FA00D70E90CD4195D06C52227DC9F66D247EDB0', '8AF20EE6094C4A9C78C60491A418F33C037747E1', '4911F5EEB50029D0561AFE44F683D19936D94BD6', 'B3B53FCD92578A97D1E606A1226EED85D68735D0', '834397A3D4C374262C83E918A5B9060A3228CD0F', 'EBDAD3924D21DD8A13E2908CFEFFE47CDA66A551', 'BA5CDA28C08E4D59C9B4693C79D62B8A1698767B', 'D7C120570A3F0793D333E00642BEA75CEF03E84A', 'C1F8E5DA429747591B50C9C883466ACFBCFE4D64', '975A7A7936FF479F64BDD0FDF637B90A0AB1E4F6', 'E9021A40083498C2E92C7F13A626E77F1081EBF0', 'E580581ACECF18ECEB247CBF6F21EFA187C85621', '89252E9B9FC40FA2342D50BA3E30720A74D9F617', '4218E79E33534227149362421A87165EFF047662', '87083BAA207AA3FDAC2F8C46C0B225445DA2EEAF', '6ED455E8F63E29537545E4205DFE47623296E061', '40BA4B59123D897B27636B40FE0BFC0E3F2053AC', '61003FEA2AF7A196FA6301A1320FB7FDAFDA17DE', 'BC1CF939F19A5D77D86DAC0BCF6E57C45172898E', 'CFEAFFAE5573A78A28638EE71F5524472BA6DFF8', 'A5354A9DD5D388FC4C10FFCE73E94E294C3646EE', '0F65B9F036064EEDB880E4A41F987E31E91E0DD3', 'B488D25A925BC2820DE3875803B56DB6C61C68BA', 'EA90885EE4BC3BA46BA0F7AF38276E431822535D', '47B093A1F9E248A360E84E1A0516B215170379B3', '69AFBE19D9E87C9E00B7EF914A08172DCD4803FF', '0154E29529D1A148B00AC1403659F7B7604D1195', '8907EB54A62E687F8893A58E123DA082E660160C', 'C94C5FB79204908B087D38318D1BD259F0FA7056', '5A6CB2E56C235D5842CF0CA9B0880205D83365B6', 'F9029C0524C17ADC96ED0475E156E23EE4B9AB78', '50858F5679302D4B06C1067CEA255B6374848B16', 'A34F76C0052909B9D99B7334695DEE9B63F1811F', '6F35AD91091AAF34FA04703923F38C85C96B6DAB', '884DDB9F2374FB21395AA55D379B1A2FB406F004', '3D6C2E66270C7AA8C1AD20A25C9374788F7616F7', '30E61A846D842CD977363E02A926C68846D52A92', '0B637C1119548538AF8DC7CFF2CB728122B20DEC', '13735508B3453FA9780040A2AC1AC84077E6D3B9', '9BF05CBB3DE98FBEB78651D39098962F6C2A00B5', 'D66946875A101FAB8B661355A5EECB3E171E4204', '660882ABCCEF8F89BDD6A2D3F3CA4920A8B1136B', '49A3BB699A47B3B60A7E8FFA7683A918D10DD092', 'E75C2A37C81C9149C5E074FD444DDE653A83603E', <text:soft-page-break/>'6B1478830E7FDAB8D334A21619601F534416A2C2', '6720BEDF710A7253698EF15A7768B204B74D7163', '4D0EF474571CEC7DC927D291E2CA60BEC5585605', '35D1D43844F3F580A0CCF3E9C78C3F64D5DF45B9', 'FC48584D58FB01570673003BEE9A7CBCC8E53D50', '322B3842A4B92A7A790297314A21274CA0EBB024', '766B5D1E9B36BF410FD62575043EC79BBBC3C2AE', '2D0D3D7EF73F2E4425BBA1E9E09FE34A1816EA50',</text:p>
      <text:p text:style-name="P1"><text:s/>'7ECCBCA681D74CCE2BED46585402854F4C3605FB', '9DDBE20780FF6378FBCE30E7B89AE74ED541CC2A', '06E339198416CA353A7D9FE8B3BBFA1A614CBFE1', 'E7F8E38D09A640659318565B782C2EBF3E55CE2F', '97EEA9C30849DCC0F4383B658BE2C9EFB855BD47', '9039D2CBFB12CCBD0B2B98EC7C158B74A3ECECEE', 'D28411A746B238A0E0E4E1CD30F4044F212E661B', '74F154889F309EE3009D85462D36F1BB658969AB', '1334F8A8BC15DC10A4545C1ECCB72840E580F746', '156D9B63F4E479D51B020C78FCA2D7FB63B5DEAC', '4B6C5EEACAECE0A5B6FD64C322F0A7F1F50649EB', '4D8F903467E9489B6230E4F3042178FF68FCC15A', 'A8F0833E3EE48B7D4DA9852BF3E957E488E62E7C', '1355867C7C8ACB52152CDC249B64D742CC40340D', '6A0D538578F252BB6BF257D2F9DD0D7B26F8B40C', '4507CC3F7220905E917E7C22B4438FD1886A5A6F', '6CCE65C8B2C46E708167D8A089BB590AA82453DB', 'DB0183CF74B62EE21C92D0EDD10DAE36D4D63035', '97421D657B2980FEA222398B76FFB78C09986CBE', '53EC34D0371C8296CD9B59D429FA5B55737AC82D', 'C9715B04091AE927937CFB1EAB8CD089A35E2623', '1302E1278643627DAEC17E2F86C6874A1EC21B8D', 'D454809800F8CC153CDD2F2025B97B188C82B9C6', 'BD972AFB191C5BBBD037DDEA2CAC3B8ED88A86CA', '58317DE1AF17FF5BD1B50BC4CA19D81D95199E10', '0A2B568232B614F1B90886DE9C0900B91861BA63', 'D413FD8ADBF63375BD058028027BC77CF73CE7A5', '3F7FACBC691EF29CCE7F226E896229E24D0478AB', '3FCD491211B7DE805D31A9A81EC2686463D7C6F9', '46B5518108321BB735C26AAF227BD739276DEDAE', 'F1C06BF5775E8FBD189989559999BAB1C4C14104', '50B2D8EF61FAB09CE77819754FB9D8333AD87364', '3E2C7457E5B46674A06179B1076F67CF85A0C1E2', '1ED65646492D3127F0C674C27F537EEDDC25712F', 'AE7F4284C850563D4AC0EA2AB525581A1C418E00', 'EC5C2B08B691E48DF8E4AB4B1135E34E451A69C6', '398CFF6EA6A1F759C6E3A892D4621D296A89D7B5', '4DDDB207876D3B284BC8D2F6DE32C160A151BBF3', 'F15820427638BFF60FA9C57A49F446FE90DF73C5', 'B1E9957D05FD0B4D4B8B876725436541D1E6B876', 'D024DB54E15958BFFCE7DC9C1CC1A6538C6261A2', 'DB79C071C5D1DFCEB4A62A6F1C364405C01C775D', '1B40F7DC55CF43CEBB02AC16EE36D8194CD7547E', '84E906658AC47E1CC2DF118FBA474F5BD9CFF105', <text:soft-page-break/>'53FCC53EC9201E998BB89358050333279D326B2D', 'CF4DF3DF95E5FAECA91A52550A17D18A0E35EE86', '9D6DEF6F6E3F46EE661BBB5432912EFE5EA7E4A4', 'A2B8043F38CE60FD890B66F8A1A2193255BC8715', '33CA24D38CC4D6694C4459A20AC4C349ABAF92B0', 'E0C21E23E59789F6329AF21F82C4EBB7181509DA', '4968155B02120EB5866119429F60091DC7D674B7', '37D1DDF4F2123507183CBF8AE6F804BC5C1DD041', 'A93FA45314EF7C7304C347D63C0AF20671B22DF1', '139859BB37A10D87D69B46B5C2DB1D6CC75C82CE', '7ECDB45D514A998C9C6864B953406DE4FD1C397E', '630F1E8AEA3C1387AF6A343FC294ACA33B235908', 'E0B7187AE1F57F06F411E2B65C277F4A96D78B8B', '513021FE4E7449DF7A1570C68CD471B79007AD28', '6A1BBF21CA77F8BDD23F5FF17E01046DDE33E9F0', 'DD73BEB21F230C937BECDE9EA360625E67BDF9E4', '958D5FA7C00C01E0C0E69490719800B00D0A925D', '90CE6E386B3271B7A6400960F6FFDC5C19BD4D2E', '8F356413CEF5B796AAF017597B996D35AAEEBB80', '3FD2AF4847D9231B59E32EC5569E21B32121F36A', '76AAEBEB369B54E738BD857C90751A58D47B576A', 'D25DC9AA4F004CDA4F005017E6090FA61D47DE62', 'E86D35C73AF87DEDFD2DAAADF958755AB810A270', '21EB36E4F2057590EFD750FD4A78546E2FCADC6C', '2943B6A3EB6B29B993F23C831BAE6A64B7D4C58C', '172CF5DDA84DA7E696899C2EA20935FD435099CD', '0F320DB23E558BDC1EBC665147869D2CCCDD04EB', 'CB4859AD3868B3DF840147738563B5BF33286191', 'C91350551F2FE91F98B576981C43705896CB2BBC', '82193D9D0C7AC3A2499C63E4BC620578CF8541F5', '40F8418233353AFC648412DDB27F091AA4E6D735', '8A950D611FC56BE239152CBAB7AA1F8109F0B648', '38FD34FEEB74A4F6C7B588A93494531CACEA1312', 'EFEC1243F2FF2F512A41AE464015E2947CC12F8C', '6743C3FC79C48EE7C20C6525F31F900C6AF61AC1', 'B2CF767F5D392DE0102A5F5EB1D4FCF6DF3CED5D', '3CD08845F5BD47C73268FB721F025F70159B8F37', 'A33118CDC376B1A243F01953DDA597A9BBE86B7B', '2F9EA7F079DF933D3A5D731F22A3E5421367D2C0', 'E25465AB3F09D4B32F83B7510444663D315A7ADD', '8400FB0CBED2CE7B825518EDD0C3095CD17F5807', 'A8B9ED124B5F5108A969C70427C2FAF35B115CC6', 'F571775BE1B68B413E132D8B331061DF4586D06C', 'F2EAA4E62E9576DA955CD426BC8B0D8797122AC1', 'C9CC58BD791B004FE80576E47207066BA9BB45B4', '863CC30DBACEB0B672FA6EC5525D7CE0018743ED', 'EF21891468B791E285ABC84EE27FEDAC430E9D81', 'AAF9763EB0A3414F1599C2A231CBB3899028AFFE', '384FA78863E491AAC66AAD1284EF40B00C693906', 'A04C6D2FF973FFB861AE70E6C014B511D68C761A', 'EA53E401D3C75221A1764254F04105405FFDB166', '9720ED62B90C9F7FA899CA53C326D7E4FA07BC23', <text:soft-page-break/>'A74767F7717796B713731E7AE1C0D9D7BD3FA9D1', '56F36FF200E4BC5E143149717C47AAD252DD64EF', '4ABED4E5C6929600C15307015E932CB37FE29838', 'D809ED49688F8B636924B5A86E3B1B33DB4A0AB6', 'DCD1B034AD0E616704C5C7B21AE06E2593C14A1B', '336793FD65D79E29CB6DBA0501BBE878B5563EA0', '90CC19F311F1BCB8FEC6DA992F73BDBB1A01A943', '03C86F03634B7C96F1CD32C296CFDF59B9AC4FF6', '84923E4D3A316B8FBCF0085AB1E022A47EFF89BB', '4D52C6AA731AEA03F5986D594B2D1B85A60B8D5B', '87387C4F283EAF75A0A394763BED79E45EC291CE', '44C1C3BDD1DBD2328B5983188A8C33DFA7082E51', 'C6ACB3A7F58415784039697FCD1FB65F7E767D15', '1FB75E5A69BC661F0866D480713594CF9BBE9F59', '602D33D6E101D3C213FFF893399D3A1CFF2DBB19', 'A6E84400A90AFA0F41F51CE1319B1343D728F26E', '8CB00DCD4F72572C1CE7D114E1B660A0E9FEBCE0', '2304FAD44E1AFA8E04285CFC6A131903B02398FE', '9EF832B5AF37D468F7C29D3FCF0CC44B4CA82DB2', '567169A4FFF67423E8309298E7096E2778782FD1', '29295A61EA25E8B2D6A25BA2CC8E317ADBB16EA7', '006F3C61366C163B08F0DB34B4D77AAF5CBB8165', 'F1CED75CDC83BD98BAD574202A2C1E8350804DCD', '84BA654A36E581EDB033AF4F9BEB058FF88A71EF', 'D897243D8ED293317161A7FB6EBC6342DE81590D', 'ED191912F4E509D094DB95F8D6DAADDADDDED0A8', '7455F411406D541B31A0B4AC8427D5A1C38E7C36', 'A7E2F78DACDEEDA4A9E98B1E83C43C8A36E21F10', '8B34C2C2F529D4DE64AC0461F2F0D4EFE8C706A6', 'F29FFEFFE5F6FDFF80161F8BEFC62A53D43996DA', '5A2989B3E06A43A99256C27499106EC44AA78C76', '522737CC6736C30324323574ECAE9747004F4179', '6DC658F1EF0692CD188D2D94F7B3843541FFF8A4', 'A43808DD5E1BB26851AFBFC690E2F01B794D1030', 'DB5E6B0841A2041BD73417A400B0DB2E40DE0F84', 'B421F425A8C1951F966995F6E6A4569DC92F87C1', 'D52EDC2D179D47D4849E8C32D0CFDB90C0126870', '45ADABBA2964993E22836EDF43585033E503A0C1', '61E41E8C6561224B36C9B5D495A9ADCE744F5E92', '6A26BDEEA5921F3BCC279669AEAB89E450E652A4', '2F06CD237D554377439590F8ABD684E3561C8F4E', '3AC3A5DBB38BAD17F9E1D16C0F7AC8CC4D208EB1', '2EC468E4F23CC9135AA59355BD4A2395094F3DA4', 'B6EAA3B05BE2F0D1D33859B9F197ACA6592C6AA8', '552BEFA3F67B2D058FBFE61B3F22C4C3E5D5BA05', '1A97CA1AB9554475E4511988E78E832087C7BC67', '6408AC5527F0561F350D26FD24C0C0DDF5964B4B', '5CDE00601389FF865D8C984A928109F70DDA9133', 'EE2B418AA910D1F954D447B85BF467E03C2A564B', '8EC8D79810E45DD896D2BA2284E63DBF498E3B4F', '9FF7E25F6F80D2A292E20740D028CA832664627D', 'A9C5D1784B59019AFF20EC49F1C00062AA0EE367', <text:soft-page-break/>'F1C9DA32EBF1267A5E854040C5A1C386F9E714AF', '2EF1CA00C4781323E4103BC9AEA42E99A609A0B3', 'A51031622B095543A5EF406B2DD16F9E1ABD9FF6', '09DA36812C98377BA6188BCED8B58CC77DFC7157', '82091AF8E2F1585081B39795D1C80B3739645F1A', '95625E90DFEC53D29E3043E8DC38AD3B055D211E', '5395ED3259DA58DE54444D90D6FBDFB672B4E0C6', '9A15332FDB7B8F119D333608EB5A7AAAC4E84737', '32314D480F7BFFE3206473375DDBA98627FD25AE', '26519218C8D324EC70FFDAAB22F258359936EEF4', '1629C1BC2F571105C6249F0BDC2E2215DDF5EC27', '7066448B422B12DADCD379FB944C5A4CBA074DD0', '3BCF238447BED173000E42091D08E27EB2F3AC4D', '7AF927B25130D505BD6A98A5F30C2C80BA7EB54C', '612B43B9899EED7969553BA467020D55DEC261B2', '0D2053B5A1500E1141325EBEC4D0F17FD0CB9BBE', '0780ADC9D788ABC0AAD79B02D390BD7987B39614', '6AABFAF09D9723E72F4A4FF1C342F840C4D532A7', 'C071E63A571A89F28BADD010E18604D773D6E2DA', 'F58D4ABC6C249831C7F19C70248DBB0C94897A3A', '34EE96FCB3092AB541187AAF3548F66C73615990', '69D5254BD4FCEB54E8539507FA14DCC379BDB120', '65E189327331F2F9B4376AEF61ABBC9B24D3C34B', 'F9D5F6FA2187E5CB49168DCBADF2F5744EC9E8C9', '91BDA8E1A1FC12C3FA7E782FD1016419A802A8A7', '002549D911B94BDA8998B78610E0DF95FEAEF1D8', '20923F5D55C8349D58AA5E73D60E5EBFF439767D', 'A31050EBBECAF3CCBC4592957B03B97521FDA676', '54B438AB480E8F0B22CC494E3FF35A09ABB7F92C', 'A94A1CF6717F55DF49277AF8483D8C6504459813', '9390E9A6EBF13A697D423D643BAA4D642E53A95F', '5734D643E097933484035221E3E7558E0880C512', '1F20FF2F54B5BC40C0030BBDF64472DE609BCD4E', '5FE9EA2731B6D2D46B4148027A0B9F247546D325', 'E1AEFD7CFBA882D4522C0E4C6BE732C83CEF63F4', 'F20825D19EF0C7678CE787DDEA59C66B07B6B21C', 'B3A780F62C542ACE7CD211827A58035BC8D85B2A', '9E8940360CD3C0FB7F44059C0CBDB34F0E90D162', 'D0EE227DB4790EEEAFC05AF58A1B22508904BF8A', 'C585A2CDB6DBA982ED5C79AB8C7F194D04EF8E05', 'FAB885C4011D2AF909202EB26177096CFC8F437F', '1E9D9052F9F14068B3F745348B5446AEC8A5A226', '9AC5889DE794CE5522970F6AFA29F809BAEC009B', 'B423BCDC132AD01CE051C763965356E7B8A7CA57', '0A6FCCE4FADCBCF06A73C8655DD36A6BB4D29B89', 'C9E4441F1C84A94B7DE0FD176A89BAFC3FC2CBD9', '56021486B15EE3E79597CA0E48A52923CC442657', 'BD3A9589AEB569EC408092E22D04C0897AFB3D85', 'BA293444F70F4BF11BA20E2D531A41DA2A125087', '2199F10121431F9010B975CDBCBC9BAC9AA888BC', '5FDBCCF968233410B508B6517367AD33614CC6FC', '1F96A13C4EC71F5056F707CB48438389F23BE06D', <text:soft-page-break/>'5542682BDC260D3D4EEBE954F61591885355B7C9', '37BD6AEED9FDE12DE75AC827DA00E00328A7E82B', 'C4CCD5F3D44850B3581F8F5787A4C52F239A3434', 'EC56B82F2D410027AE5040777F2E0E96B8C89999', '6D30BB9724D7B4E6FF55A27F49A3573D35670D0E', 'BF2463AA362016AD01DEE676362A1B90A3B872C9', '750B18E3C707FDAD29250B65929ADCB0A37D2A60', '43382AA9B83A1524572C5543EBB38E33B7A74275', '048D004B8512C5867166C3F111CAF58CE2920222', 'E49BB9D443765E5475023974A0041C60CEED9006', '8A5E00C0497E22A66B1E9FB54E63A7434C2B09A8', '86298F808BA55146AE642C9796A289C7D1CC77CE', '9C5603E1642F39813F21E1EA125FD6644DA4EFD6', 'EC47A92BFF0F8BA665FDC930B743991C36EBF8A5', 'F17E8F548382E4F4600F7662D3AE3D3241F6F740', 'F9253A6E5D2F199527D04586E1BC7D62E37F8DE0', 'E07D090BC133CD197F30E2EA43737C4C9C3CD861', '20DEAF4F1898D8C5B27191480624BACB34755B11', 'C6DF4996BE7B74F45B9CBA3A70EA76EFAB962381', 'F511A8C2094FC63C03CA125F91CFCA86B0A23608', '71DEE9E7769CEEB0C406E984A803E060E6641E18', '94B3C013439E7F107D32573E647556F2CA8686D7', '5F2E9C26087192CB3D88A991372DCCD06A952945', 'F3AFF39AB948B613329F6559D46CEA12D0291342', '2237A7F7A47F2315848DF9358950382C750972B6',</text:p>
      <text:p text:style-name="P1"><text:s/>'603F50ACD6A43327F63B55CB8869DFD878587AED', 'D762911751926C4A0505CA59BDF0DD0606109C8E', '2DB9C1E7355C4ACF985AAD141A275F4F28C1A0BD', 'B53E58B0E3DAB9C54BEC29CDCCD485AC3ADFC4F4', 'B710BF2C51223FB30C10DAE82612F12AB0816D6A', 'E29E39825FFE59AEEB922D7EF2741B781EEA6280', 'E25A2A2CA833DD81720B77E1F4406D45ABBF49A7', '20BD66195FE3A592D278D5FC075D8E9A2716F14D', 'E9A0F04B0AA65C38B4D645ACF08CA9D9DF1DAB28', '1E9A28790500B29432D2A17E4A365DCE5F057AD3', '39E98DFE42E7D6D6AE455A30B33371201B9995B4', '7758ADC815904A0D52E12D9025717B3F428B0D25', '30B1089C71BBF2C7CDEE68C662D2F5452D75CC29', 'A7BE1A15537DE97BF12B4BFE33C5741F927492D1', '89054EEE348841DDC2C0A6C7CCB779404E5EAFA5', 'C2A3A06F40086EAD57662865ECAEE97B1388E76C', '559CE1FA2E67EC500411C6A06F3C44CEC520A786', '03ABB02EB86972CAD44EE4E6BE4E54C7F7DA1B2A', 'F2BA479B09F5C24490A61500F3EE88D4884E80E5', '6E3457D048853FCFA67763478BB3CAA02F7E6003', '43260938F016404D9FA9E6420BD15DF85C311C37', '64B7F550754D80E6B45C65BB89DAE0E18DE78910', '648554993C0CEB389F47457E097A0FDFD39F00E6', '0A0718A25DD54B649DAEBD794ABCDE3EAE9FBD7A', 'FD1888E8B7A32D89524058D36B9F25E82C248FE9', 'CA812AA94495E40B0D24D22817A13CD764D2FD0C', '4E39CF0A0894E8519C7EA02025CCDFD1D7C1DCF7', <text:soft-page-break/>'E592FA35C3B8837A27C156534E8694108363135E', '141792207B7C134A7B98682B6C5A4A4ADA5D34AD', '353A9E6B381880EE87157EAB1C7684355D1BD0A3', 'F6863EF5157E4E8CAE7890F50B886B680D812105', '3706682E8E48AAB49089B1614C5BEE7ED4A960BC', 'E9CCA74D003A378B0ABFA5D09D2069BA832C1DD4', '908F09EDF5527F7C2658FF3CC32FF77316EAD048', '46EE7458C92221A1994FCD19D0E7AF01F4329564', 'CAC8487535D17F21A3C546CAD122DB43567AEACD', '4EC1ECD400D22B98854D1D50C476AD626E09D8DE', 'F02F00ABA16A6C24F80730DEF87C0460E395E135', '94E4AAB63CE17BC8ACF2688BD220136066CA78AD', 'D569F1FE630233118E289D4D8D4D793D505101F1', '0833CE2949B638EA31D8C3271C2567E63C1D5944', '0A78D9DEDBB847130BC1BE7F4A36C824B483BE36', '3E1FD1A618BE2D6A5F4F89948C7EFB7324D40523', '270F71A932FF6A745A6AED56BB16E78DC47D7D16', '9C0A0AC00503608AAFEFF976A871E32EF6553C1C', '96C1D9E6801FE0BB1E583BB93D0718F212928B62', '8804926DB8990152AFC4712FC2313D15D09A168C', '3D71B0210E799AF03C31D1873555CCA03678F5A3', '49B03459AEE824028443B2F75BE81DE5A923538F', 'D8D266FCD6EA0B1AC229D2CF306FC7E8257C9160', 'AF5E09594A0AB2CAD65C920A50C302137F5AD3E6', '7E8CD6AE3AE68A46AA029440D9D49B2A2DAFFC60', '715EC225F738943D742B2F6F1CDF1410E15909EA', 'C3149EBF504EF5DF5E24D1F59F962AF78EE09B3E', '36DD52156E6A834D8A7187B36975C730B8EB6226', 'C59BF12EA5366408EF518456A2987C8EE7B4B118', '817ABB84CA0FC5F8B2A47224E4A5CC3EE9403061', '2F84DBE391F12CD1173EC02E6C37DD0B074312FE', 'AE843FBAD216D935144467A4AF46A5C38CDE2B24', 'BCA3931218FA68066E7D851877F37B14DE8B2E93', 'ADD309E3A4ABAFCC77EB243764319F090C286B81', '3CF42C9E7D63E0A0B4298FD094E4AF6DBD5CCF8C', '7AC848960170B41BFB09576DA4FE59E3F18497F8', '9AD60263C579899F463196367CF78790D93BFDDB', '4E71EF54BF4B26925BB0268084AFD71C86CA8764', '1AD6BA9488E63FDBEE44139F5D3264F5405B7174', 'F8D9AD6017413E463DBB57943B3E6390F03AE284', 'FC59E0840BE9E60F8B0D5C7D5FEBB35E2668365C', '226D3EAA0B72C82921540312DA00BE5FD7DF764B', 'BA2AB7BB6C2F901379A89B7D53B5F261F05F2590', '03519FC315A19AC71FA5F4510E8ACB0E9A4D1A67', 'B11FA0C53AC4D9BB589A50B8D4229994DB937922', '7233DACCAA867562F0204B4053A64584AE00075D', '0A3F03071E8746D88FB083A0B3830842B2B2CD2B', 'BF4E863C831A80EFC90851B8EB4A71C9C9774C43', '86FC41133E3AA9713F98023E3F322BD54EE049EA', '86EA71D6638711415D7F1E0FA29A8A0B008A605B', 'BC60B20E1A6D39D02A016B8657C52278C38FD861', '7B31431DFE20C9789818BB0361FAD6B6A9C15F5A', <text:soft-page-break/>'E92E0CAD1C21D86B4C03E82F8BEE3F35ED70F59C', 'AF40CCACDE56BBC8F03006BF27CDCD1968810167', '02DD3170092653B6ECECBFE1ACA88DF20A32C686', '431DC94EA5FE21E07220F588708EC2DD3BCDCB23', 'A6D5CFC0E52BAB6F7357644BAC6DD2AB20FE217E', '243497E9C3C05A32B0CF912946E284ED4AD1B5D9', '8253457798E2F3FB3D7912562C083DB9BEED4BCF', 'E9970544E7D45EEEBC66CE4DE6A20DB951BC5177', '9C5B09B938E192E9962F3F593BF682436AD70859', 'FD5FD8517BAEB80A3E8264E02B3FD58489AE4C16', 'CB9F144B1092B9073B528A60C9B33F376C7E9434', '63D7E7A175056FB99EFC03F4D3CCB155EC003881', '7AECD952665AACCABE9AFF2B2B92463351B2AE9A', 'B648A11699E8E833769FAE888EEC9B4403A174DD', 'E25D454FA3FCAAAC6B320E81FD36AE522F5E30D6', '9029226BB6B6B22C54F78AB02281A07EC3F2D8B5', '7AA3B72AFAB942A002222B8C0C75AF93F7CF9817', '0C6F19C207962B9D39DEA1221BDCB9002474699D', '2732BCC97E7EB9EC9DE3E8EA8F56D7971CBDCD22', '195E756C4C82780D83E581C8F8725A29824A9289', 'EB8CA90EE22D45D71552FB5BA42A6639B1151B80', '464A4A8EA1DA250F1C3DE5D9E38E4ED0A79B5EC9', '2B84A95BF1608F3924A1A07B0277371312A2FFB6', 'C76E2BA507A13AA379051E6BD11390DD651AAD44', 'DBD3AEE136CCAE0BC4EF5A56E07BFB420E18A3DE', '38DC4A3A4C23CF62092952A8A782289A6A7BCDC7', 'DC8E16F2EC3AA9F2B87603E379C3EE07D267C617', 'CAE59A755167019B2673CA857574DE6155226AB4', '051C6B8BBC3FDEAA2A12098752F5B63D9CB51281', '1534D88F58290659382B24D868AF3CBFB61800A4', 'D7547F374370A38FA947CB0A81E90CF6885FC675', '7B6CFB322E41D72F55B68C78832B980C8F764CA9', '56F575E0624385F6F4BB9F8D65B979BD04F3A700', '8A164A3883D9096B974F8881CC3E3D25236D5B17', '65E88A46FB8591D5358869955B44E15329E01214', '53DF7AC52567282996A4E798784323AA90035B0B', '3D412567E433EC65ED24EB1B75C6715CF2A13C20', '7D35C8E60E22D2732AFC9451DC59209C6A798230', '2860F2CB7DDEFE7F487429175E9981FDD79F2485', '3DA40FC3EE151FC395362B57A654D97DD9E68B48', 'DF4EBC16EFA40AB139F28D2207CED369B0F5BB46', '2F3C2EFE37D7022D705CFD7C3FC571A8837EA2F2', '97C2F97D54FEBF366BC31525FB205CA60279397A', '9977D63E4838200055FC2183137C64C5173E8DAC', 'B553E8228639FB9F45687D9547BB64C965118F7A', '0E3C82CC86F7BF6DBAB9D0BC13942D2C593983D8', 'AA0B51A7577C9D93DC52A647A128A8BCF940EB39', 'FFAFBAF37E2916740DDC50B1D446404D916E8824', '6F41421D98D38390FBDBB27C99DCD1CB4477049C', 'A9D50D1DC46938B5F8F032C478F304CDB60DBA07', '82AD483644CFA2840DE46C1EB0B7B7698FC14CF6', '075BB88583FD1D3F6AF458E827B406D7674FB26A', <text:soft-page-break/>'D720071F83B22A8180E1D615FA35505A2D01D4B1', 'DB282D5029995652927F73446D57237F9CAF367C', 'B7C6BD4F7F32A6DBFB0D234F331BE9D6C978FA7B', '367ACB6ED11F3738DFF21054DA350BE98D99D410', '7D9931A2C8DCD6648BEE8EADBB72FCE7FAEEA2E7', '87BDD656C2AA868E0D1BFCAE38F7E1009767B96D', 'BBD48FF77730B57DEAA9A42D2C68C631F4CF3091', 'D4D23E1EBE6857187936ACA3A2A0BDA412784A0C', 'F900DE51B4845B67BFA503515A913A866E3D22C4', '9E12DD13DBDD3B66985D516C5D2EDBBD851A5D0B', '6AC43147285CBC31A8CC4ED7ED3FE8DA1C77CAA3', '8D4DAB7535B30474E28D67ABF721F11889E90E57', '16718D549ED3E12954D350C74A81DB4BD003F792', '3A6B24385D5F36BD42AC39CCADE552C3F2E686B0', '7921DB6A41CD0BA86592BD8405DC3B8B95486DB7', 'A7826A56474E9E1E4DDB945A707E9BBA3C434FCB', 'A8D4701C5EAAE00FECE0C9517F6B748F9DA4A302', 'D37A3E23CEEDDEC0D38562DB584E54C1C0A8E25E', '15332D1A9B76E926CFD1F2C699CFD5EB72320DB9', 'BFB50AD4165A23F613F6BA72EB6E505E9BDC4F3E', '41CDEFF4CFF0792C43EFDEED0816AEC3F7558BE9', 'A3AFCFB6CB735BF0599F750E6E0DE6C17DFBC670', 'BAB62E5069E66DA2CE1E51A8B6760E4DC13A3D4D', '4E20BA436E19B9D1524BEDA6D5919146D3B37EFF', 'EF7651BB90BBE82586DBEC6E780899F9A3BBBD6A', '274C978B6FFCE51B31995C1B53A85A3D855624CA', '22E606E060144568AB6B56A4B5EF78A6CEAE1947', '803A52CCFF52C2592E530C69FB66FB72EE2DDA5E', 'D2BA6AA2DD1A6F9BCCDAAA3F1A5ACEE81C2D95D1', 'AD55E046E42C31B62BB884CB31FDFFE798276ECE', '1B743AC19233F391B32C73AA546D971F0CC819A1', '538032C893FD67197F86CD76FF3F50D8BF5AD885', '3F1CF7FDF10350C51D6A0CC83D018C3EA27BE99E', 'DFB926C19AD4A3A74C7577407D0046720B16CEEA', '520F264A934DFD521BD8237E9F6BB38056AC8B78', 'C7DE6E20C7E74ADF58AE66007081D075A82EBEBC', '606F7AACA4890C514AD00F3D33B33F44EDFB40BD', 'D6AEA088E3BE39E0D06BFB46D41309824488AE1B', '18503C552FE3BB2F1CC70459D1823EA0DAA6755C', '7C4161129D1B1B2DDADDB75EAA16356F1684D34F', 'EFB82AFB76B9A2C63C346D3C0DC330C43318EBEF', 'DC17646730905D9E8301F7D025C5F38E9EEC70F9', '87AAD9A6910C1D5769976F645301348F681E95E9', '7C5AF2C8F9210A9691D9D02478775AE05A61E383', 'CF604096DB98435A2180886F97A792FEECCE624E', 'C9D62CD162727A9703389D421D745EB755BD6F88', 'EE2DF3E19E1F7E8B6964CF604F58056324A89C19', 'C7DB471B16B73782433A07FD67B6BF2A9A25118D', 'ED99D160287ABF31EC9AB8422A3B182407589321', '44D6D48E717BB75C4E1AFFB2547FC8A47B70F36F', 'E091D7467DE64AF0B2D1E6ADAD9133BE4F365695', '751FE010CEC4C0FBAA4351394F58399CB93425A1', <text:soft-page-break/>'5BEE2D750B29F1BD0D08AF9E9A43163E22A7AB2B', '8000DF3A0599322158DD276AB2DC7C0FCB5EAF1B', '5ECA4F392B44D7BD7DD7D6BAA0EA0A63E734FB13', '6FE101238678A18E9A18E733F0E8F4083AAEDA03', 'A91A48BEA8B0901D028F231DD296B33515FA4925', 'FCE826799FE9415F9FF0572039001BAD47295C1C', 'D15F27FB6195CBDDF614E0A9E262E8A1CD6E2157', 'C6EBDDFF996B77A49624F7868144203EC3AF3A97', 'BE56A1036E0FAA60C6AD75E17B82D6799529C59A', '81B27F9B752CEC69A29F89C241AE11C89BAD03FD', 'E9B01953EE8CFC9DC60F924280F7B72297FC1D62', '6E3890252082B3FD82AFB7A8929722C7463EEBA6', '80ECC5915E484C5CC75C22CF602B417527BB9CCE', '7EF3455C1D87D63E9D45BD9E440D9DFA2B5F59FA', 'B7A317AD08BB1111128A69A17EA9119D69413902', '6448E97704A48B97365E82C38C838C25CA275779', '1DF5D81601E986801F0212C06CAE622875F01789', 'B1EE26704B554652ABFAD391962945822AACDF8D', '46F8916C600B9E731606DCA82863D41F756D8248', '64C81A4741EA1FFE369A923131E8C4CF185F039D', '0DA92225700199BBFF80B877F5ED9EF110320390', '2A5D32D54C3E4FA92E56D7068BE221FBA5E5DA04', '6BF3C5B18CA37F565CAB3E18433A3AD65AF5E05F', '3404CAA13906A79D9994F11964A0E6F66D854314', 'AB617F72D01A22484CE84611E7CC9F64AD248C01', 'C96BA3ACDA06B3AD021346F3679CE8C00AABF535', 'DE43B634EDDF1574AC0BE3C4A282045192F59EFA', '5517E55A38F634E19E20BE6121A304D12B33E90C', '6A35EF3BA2505C506684D014A41211B3ADE268B1', 'BC22B728CDD2E45B58A4845448CB0A3538445755', 'F36CE1FF85EED366B152FFF7E58331A516163E96', 'B3E4B261FEAF01F7EDA5AF8822EA5EA96D334494', 'FE171594BA0DB51C7BC9878312D0EF2622C1D5E9', 'AF9118D2BA91FC6D16D0C889358DEA6C4D3D5C24', '6EC5EBE0E9E6F46624A7A25B5F95DCE365D9BAD0', '5CAC87FE5C83542146DC6E8088795E77EBAC0B8A', '69E048329F7B12986D9EF1FA514B0C41D7916127', '6159E91E98BA1FF5EA6CD6B4FA074EF6F34A99BA', 'E138C68EC9DEC27C1BECC7B8CF54F4C2F8112C86', '6430D2F5207D53EF8FE6BFA3E828EBFEC1643D2E', '43D2CAB80AD92492CD3B20C1B7263231447AAC83', '0FD0CDAC85279A4C4D0EF261352F0EC1581B9AE9',</text:p>
      <text:p text:style-name="P1"><text:s/>'4CD5F0B9B7AC790EA6EF1532C3E4C3EE18F67A2D', 'B0BE710835C31B782A8EEDF0A8063CB92A474532', '7E1B3E2FCAA41A42A1ED97578F1858F8EF4F1589', '2D19ED80FCEEABAE894B103D1020A21B8082D0D7', '2142E4EEA8D185579BBE71026A4A79C6232358A2', 'B09C7178BDA3539296FABE0FD4105D001ED387D7', '209D9397DC31E439836CCB3E73A336D09E70918D', 'E3ABF9ACB3BE4707CC8637A6EE84E1BF58AF78F3', '225C10397978B7CB9CE67BCB23B1B20D007CC6CE', '408500F4F5BF0DE394C510340B4773F102EC3927', <text:soft-page-break/>'F7258B44ED7B576D0BA1150AB8E112195DBA8F40', '95AC1EB71F0CC4F21D9230DBE7DE1C8511BBE378', 'CE9BF7FFFA2299677954ED1CF0C047F58BE40FE9', '1D4C0BEE18679520536D905465B63863486AE742', 'E557E57EDEB68002DC63F5B7F3AA6DB7CD9D3494', '8561C633B9C2D4B350F4666B8F8C6001970F6714', '9D43A6ABA90797A9D6B4E7D9B212D06D52C6B6D0', 'B5984C2764E49F0C03206D36012E7333D7DBB9DF', 'F21A6E33B569B1BC89334A0F2519AB531E4F6373', '0A4492741A865B6BDD7A1B660891F3C86955E79A', 'FE8B2E2C6929E949A9B8BF482053D638A8E03882', '98090A2AEA2A87A3AA945419D40AAC6C0269D1DA', 'CA887A12564C781FDECAF97354D4070285A08D7F', '966497A472A43130EC862C243A85985870E0EBA6', '47D54B8C73F8C528A1E8D2610DB55A5BEA6DA64F', 'AE4453F6A7597035EB9762EB20675C8CE5CF733A', '39678B62D0157512CCE411C2285E712873CAA8F7', '6C46FBCAD3C9B0559462DD2483EC5562FCC5E730', '6EDD7BE00468DF16BAA711F37D5BE85A2D9EF04D', 'CE77DE753DEDE90CCC0DF479752646930A1EE51F', 'B3213A579D4887B7AB5E6FF57B28FE2C2DD39C93', '1B679369AD71A106B983CD77CD060EEB9D991A60', '3404FE07F900720171A8DF28D8906F62F585E877', '34EF4995AB7CA6927B61A2339947F5CB7F02B562', '6294259B0A669FB0E173526442003A7D4895156A', '68692BC813B6F4015FDDE17A538630191797878E', '1E67EC3357CFEDB36DC8A2B4A84842A1DD83AC54', '8121125CB59C571E8A5B529CF5C706F016F64760', 'EFEB594E7A58704FF35FE8E2C803DA27D05CE1E4', '7A2C700E5FB23FEAAEA66808837DC3E8F6ABC69E', 'F20CA0E9115F71465FAC7FFFA54A56F0BFCCD2E6', 'FC7734093F6E66B0945DE2D8A89E65B80AC22AD8', 'E1D2FB6FB2D9DB0FEC0A4799ED4DF7C59E789A2C', '84916D6E1D42FC3DEF68D094E0D420FABDAD8BD9', '6540D4676FD5F34DC3FA920D266FD08189F9A34B', '3A6BD2015F40B3286D4412EEF65C054D0B6A238E', '5B859F4E2FDC491931C5B508DD3B42DFDB51C638', '507C0505DDA5A5B7B88C739450C447FC69A4CAC4', '8D973D9A95319CF20CD42D654337DBE2CA48371B', '6A69D684D98D68256F9E1135BF8E969399494FD0', '85BAFEFC3474F1FDE848EBEDD31F4BCE158F1BA6', 'FB3E6BF4919B0AA1D88E73CB6262FDD6E4F08229', '0F30E0B9E62A90841E0756E6CC43253806A80263', '58490757B39A29BFE0069E816357E30EFDF1235E', '7D6F8008403A1FD0118E937ABA73D0CDA8E6C976', 'BB377348512733F120AC45F7DF01271B2B43E236', 'E3CB7C473B5A43EF7BB28A85D8C75DF9A1AD25F1', '7202751E0E76F8CB4222C03B59724072AEBC2286', '63424F8BB35C1B8514E85BEF45A8BF18FB73B53F', '77753628A531C63854DB59F558256183CA6010F9', '1A1DED6891A9778B7DC05FB7AABDEA0EB85FD3FE', '1D156537A4887139D4A28920E42E86E565DA3DBB', <text:soft-page-break/>'4C9865C4B7B116239A8EDD402D3C0C9CEDAB08E4', 'D03C859178824B43CFEDBE72D498F30B2890BA88', 'A70CF37D4C2519A8207A38F3A915009734D91DC8', 'C872AC99D5B215E087FBD797A1E4F747C86DD71C', 'E1FEEE1AF2F21DE9B95B0E60B2149CFF6E51A716', '6A0D6296E5749664150FBFD8DC1989AADAF3A5CC', 'D0EBED80323C8ED945A2764DE3E9FD84E7139885', 'F9C60724B5E6FF15A6F4913F7DE56719E21BCDEF', 'F652AC9CC604EA12C9B45A6AD66326F412E36C3A', '7187EAC71786CFBED1BFB175D40ADFB3BDEE02A5', '31B0A3DB978BE0CBC6295ADB905656FCC70E22E3', '43DB81B20DFF28C0FD77B6E362A6A9FB01D8D87F', 'C33C941C1B44064B3473C3A03948C9940DD9B9E7', 'D9ADEB7656086BA15D8E63C169A46CCE489CA248', 'DC6A7F8F6D9097F6F8B510B52DC5A4EC392EE885', 'D7FF00C1A5E53CEB2629D788CD94C4AFB20CB8ED', '2368929453986883822948269AE76C61A3BE6BCA', 'A1B6C95F0F1BFA66FEA6484786B856A9A34C4B86', 'EDDA044ED6F93AF8433F58E6FF357DCCB332D6EA', '43B7A6DB6C89A29152BDA083AEA413B787C29E26', '222B6DF26FD484EC6CFD7122BF85A93DCC737D2D', '94E3F36284A19D272CA7AA5B9ACE9C93A78F17F5', '7F80E7E1A73857857343997AD17EB180C3CA4B54', 'F9B470DD362B92B222A926C36D2B852530E5EC29', 'CE08E7B280E6EC1182AC17F1EA2FFB0CD4E17DC2', 'DC1CA69C83ADCF36B3894421A152734DF2E09F75', '56BB2DD19D97E68640E349BD558BCF2740863FE7', '5C2A0C136A8EDE3D5C3EEC7BB754E165D13865D8', '79B7A71009F560E11C3F8A7EBE5EFDA4B4538F1A', '142FBC91513B4E0166DA113ECA7451CC39F41418', '3124015D39DBA920FECE539D19492DE2C0A94509', '4378C6FC87311CE92111AEB07DAA6E26FE741FCA', 'A136515F69304A1CB95DC0781BC7F654BC5133B4', '2EDF03C88D522A2565B7B8CED27A458F2CCDA8ED', 'D339FF84382B54860D62A37ABCDB27C54EED34B2', '7B2501044D08C917734BABD3CD0353145E81A6FD', '4AEFC94DE6E3D694B6D84A44A4342C63B996C108', 'C4F40BDC98B2C3DDA62551FCA1B82294D054F3DE', 'A6096E6142002E7423583D2F88E30AAD84CE8DAE', '6A886A4AA45562F9438A99B1CDDF8014001350B5', '37AD08FCCA6A3D0BCA2285CB2DD60D23CDC04D64', '7DDF87C5E185244A701CD98262F8D304E923A6F7', '10E69DEF51D9C27E31536BA039E453D800DD36C8', '11540D41E0E63226CA742489964C76FE95F89863', '33678BB178AF53FC3267C87EB2052F041B08E966', 'DAC804931ED9A1B442D8CFF45488D6187A0E5380', '7ABB35119BB2AF47F857865D37DD75C3966F4C74', '0B018053FC9F82136D82C8F97E9206EEB7E3BD6A', 'F0018758DAD1BF6C96353E3D9D89C29FE2737F4F', '5DF8D62DC0C1F7176E238043DA159726AFFA9B20', '2979A88E7CD3DFF1D2CDE4D86613DF432AABDE3B', '193E33242CED333AFFCFA2028E09C8F79290B360', <text:soft-page-break/>'1B73604B8AB2D98E94B579D9FF453DC1C3B54ED5', '036239961228AD8C9FCDC9E040969964C1D85FB3', 'E7AF3C85981E9703529DC1E90549C9EE3B51FA15', '119C772612EB2C5C3C89C31A277BBFFEDCD62470', '491662254C55EFC65BB0437A5CB067005CB558FD', 'FC798916D5DA6A9AE4A2AA7F13933D17724B3DBB', 'D675F8213D0F08431C44E32363B3B98C1365E03C', '1E7B906A52E24593424BE9D00607B8571F779C4A', 'E42B51AA6FCFCA487089BBF9B0C843B7C60D785D', 'A7E3929F1E72CBC01B6B0568065F40BA2CFD2B5A', '94D934B003DFDC607C0765ECA46781BA66117758', '235D36452D75F316924B9B4784227044BBEEE1C1', '43C2595266F67B4A27F7AECD9E09C07BF5DAD240', '91994B283016A08F5D2DA884DC20107981C904AF', 'AC9D39C405BA9CD257695A4654A30090778188F9', 'D5121B114D5A28C677B030D4273F0FB4BE220653', '7EFCB796CB21C68D33F91E7F2A57F4C3A4A4B24B', '19B1D1B332BA301E7D65CC28F2058059AF1B6920', '66F684AF9CC570C6247262B47C769C601C2A338B', '68019036F81126D18FA5908FC3BA31E06D19BEBE', '475A81DC913622C79C3ACBDED4F89451C03DE5DC', 'B25F5A1CCCFE8FB9306D0A43F751C216C766292A', 'F58222FF9450632F2AD0ADF51529B5EEAB1FF3E0', 'D49C8ADBAFD7B7975252578CF3CE7C3F042B3E57', 'BE68D57B41969AE8E52283A09DF244C9CB2BDF55', 'A686A2004D9E3CF8C52AF0E791E645AB78ABDBD4', 'E6A7AAEA83A4FD503DA710DD515EB3DF0E7CA6F4', 'FC0185F84DC8E22A9B9AF8C6FBB374D3142DD372', '49219362ED650516C2B3F83C706351C41B3CE3E9', 'B26B3FDF88CDC9295EA045415618AB9E31064AEB', '43FEAEA238652D8F7DBC5F3D4B3D480C5C5204BE', 'AC0A8B1FB46C0C98E5D101AF8BEF8D90262BCB7E', '95FDE43D71235E584B923B9E307436055550E4AC', '938D3654F5EC45493EBFC6896CCFC64D68A58863', '679A9FD7F609EB6AF092F8FF91EEEA98ECBD888C', 'C286FA5FB863744098F1066844EEB42A05F92A8D', '4D71C56E04FF657F8E42AEF9895E5A4A3B51ED06', '4E2C524E5F0247A873165AE895B8293630BE624D', 'FAFB08E049F5773D92D997213F083A4662428ACC', '5C16266997C46F8641463F16381AF54C8B4DBC0F', '3EEB8C24ADDE85915DB0F3CC7BB55D80F188D0E2', '4ACF083F656372E1660154B3064C8F7224AABFF3', '962D358C6316600B2FE860B4456CC152C41E3FF8', '5D81E0DEB21FF896F77CD37A0DE63C1D5D914FCB', '1A8638BDC2CB4C254592FF811A3F0DB6B57EE07F', 'E91FD114A8F907F50A32D2652E253A5ED553E3DA', '168D5357D44B32BA5107FA8A9D82D9AD9DECC91F', '35CE17C56BEB4DADCF98705F45DC10E8DC1A1865', '007A23829FD3731C15726B0FAA5FD91DCD13BF7A', '5995F6B6B1AE4496B0CF71E98ABDCAC2544352FD', 'E1884FD08AD0A59851EAC25600509052E4CEE197', 'DD71A5B8BA85C26D41DD2264C2B182B0E600FB5C', <text:soft-page-break/>'FA7674A8335BF85170BC7E230F7B5A3D74ADE59C', '2AB6AB9D2CFBA7B06ACDBDF09CE109F1D4D75804', '38C094B0AD85046AAF9A83B0D2964F6594F4D33A', 'C878B1C74D1DEC2006BFDA6BC57423236A448756', '9ADA0703DAB86B4EEED51491E7CB5DB420BAA526', 'BC97FA71EA29B995B754270ECECE957D5CA812EA', 'AF79F9824C192A2C09A8FED203164015C07E6F8C', '2974FE788901DA46EF47055668BA323CDD517204', 'D99BAC86FF211943A39EA582496C0BEA4B09FDB7', 'B19E45450B385EF2CBD206CD92339CFBA2D6E6BA', '0715922EDF4707E9D7CAE5162FDEB8CEDED3A413', '85950B146A23C71CA6288B287EB01E7152F8450B', '8AF0A187F3175D267736223AB243A201B0C1A56B', '30B8705CF05B7F7C839B4F4685896B2BEA8B89DE', '20A7E4BCAC8DF6AE4CD166C007ADF03821F4DCCC', '0701A86B2FC9EFC33EDDE88CCB85A779275E5FD0', '06FA74D5B1AF657D4AB4156551DD1693C5C52A6F', 'D7EC8F33A709CD88A51F767A925F81949F7A1D4E', '7037DD0993310DCCFBCED4FC99372D5FAA259E1F', '42A83C305AB0A86C943A617410F35803152D424B', '23C2AA3634292C8EBB0890E09EE990844E165743', '31D532D959CF888014856B27D6E4888B2D7AC2AA', '05C6DC37D350EA8754BEDBDF58A196313512AB1C', '47FA335BEFB4E8BCD0FF4926DDA4010706CC82B1', 'FB1D26EC997CEB79FF3E554BF9231F2820CEBDEC', 'B801E408A35789A880A3A88B80A73E722980FE61', 'CE28F363CB765CD4DDD0404E213CECAFCE88D65F', '65C0AF578F450D02BA0840F0A69F35C5391A6512', '1BA9B8BE0E7678298E2F3C4743E7CCB4279E2A47', '7E591AEED06CAC3EC9B0C68222A49A87488E96BE', 'F34F35AA62BE1B1180370FE732A3ECC9A348A57D', '8651731F6975687CA87168D65907BDDD18623917', '94D3D36CC31F0F38ED4A2D94A135740AB892C45D', '6A290BD8FAA7185B082340656546880AAB7E7EB0', '948F60EB508175E58532B58DD5686D6F87BCA1DD', '97973B402FF1734BF5AF03B0B76C51F81E269BBF', 'B9A39703BC7D1E9B814DFFA4AC94DEDBDB674E65', 'F209F045DD089F68FCC03C7760DB97A9C0B303ED', 'B4D70BF07BD503C2448D6F048A05ACB834E83DAB', '600CAACCC54BA93544817CA62E1781285D8BC826', '61710007CC2FD5ABB7DF823621B349CFEE2CD249', 'E3CDDC0272712073B2664D628521BCD3E318CB87', '504177420AAD756E0938FCE80918B3285D001944', '50F90DB4C9716F409E8EA205D7FE216992AF031E', '0A387DBAEEB8CF34D1B5D7800C2B6605B2B1883C', '1473E9C1E2019B7B91BFB50DF711D45D7F6A8871', '5BDF98485008CCDB1AF92C1B491211DF82207268', 'B08A6A2690E64BADC85B54E5281DFA3C3C2C72E5', '2FC4EF8BCBBBA82B9E20418E3CB6A77EB8C52ACF', 'DD214BDC96BD0D7CAAECBC41C5EA7A05FFEDFFB2', '2CA5FCA5E88BC1EE2A1285B0C6CF32EE3E056790', '5D5DA225B00FD8F2314D3D21EBF8C6C948418919', <text:soft-page-break/>'7542AAB7B06144B8F26079DE581A82D1B600DABF', 'D71A205E2EA7B5F17EA9AA55AD1E39C391914418', '7AAF3E4807B1DAE8D64995A18CE66BE52FACD19D', 'CA45CDF05811042244D8EADE9F1631AE60AEC0D2', 'A501239B6DBEB341E9E7E9F5D513D981AD65AF84', '9859C807ECC32F737DCFAC356412EF8F65904E82', 'A0BE8B567783ADD28D82E086FAE4FB13041E4C15',</text:p>
      <text:p text:style-name="P1"><text:s/>'E6FA69DCE180C0BA2ACE978C99FFEAF34B6CE769', '01130347EBA8DACB702DD925783178CF2D96EFF8', '849977C221580A0EB52B74FC623FE4D929583050', 'B683B3039F819A76D1FA8AACD946E3EDAEE35AE5', '263EF0C65507EEB3A63C75573CFEA198CAFBF3D1', '81BC573C035EACEFC8F16BC8A9884F6631B515A0', 'B08F360A0B36BE793CEA4200141B4537D3BFF60C', 'DEAD82B72DC6A329F97D69FE19C16EC2E02AB53A', 'E511CFBEC92C46F0E6857586A979D1D0BF13207D', 'C356E1DF6D160917E53E983C8A7D0BB5674639A7', '012E0CB1E93B2E25F2DC9C43261385714A4EA31B', 'F4763E25F2C8D394A6AC56C2873AB37E99F6D3DE', '8CC1D58A258D23B179C5DB267F2A3DF51E6F6328', '0EDDF8C091E2FED62E44BEDDDC1723F5BF38FE4F', 'C59797113B9E929A469F06BCE3C2F2984C2580E3', 'CC6A8D5D338A26ACEBCB31932630EB454BCE5ECB', '478D7D7D16EB95F27CA330007C89969218741819', 'B3F63728AFE89725CF62EDEF7841982F2AF4EA1C', '41D45665D68FFC7FC25E71BB7FD61D05C420C9DB', '40962E3BC8D91771738A9AB5B0E046AE30BAD542', '60870C87DB7631AA436EDD0E8604874CBD550AA7', '0F971C39E74A0D59717288DC735FD41F687E449B', 'B0891DE238C94C4BBFAA0B0E85A550BABC83AD50', '8F9EF504819711D7CE46A60CFB2701414D54AC2F', '025DB055FADE73D3BBACD753AD25E92DF9D933B9', '49FB6CCBFFC5B34D9EFBC26754D3B2D98FA70E1C', '21F7A0E2677F2E67801CF838DEB8881CB2898648', '93B550D1E5F5D38509D92F7749E4B8CF3D668214', 'AA70D2984744A264EA93DFA2A5C65A561CFC6BD2', '13016EA3EFBDFE11AA12F0A83C20FB8D62E2F025', 'C3D25DB88E64440D130D92F82AE2334FD3D189BD', 'EC492DC380088FD894814A31A128722936426E65', '7FC88D8CC8DD8A2AFBB4C34A13C685AD513C2EF7', 'CC2A2C7A3F3C18A7C0785E9582045BC800277224', '459921217ABACAC0E644483E2EC9B76408F7CE26', '65B5A059ECCF3FCEA8593190DF872AFCC3575DA3', '568D357703A005A3EE3CDDF2056E6F57F5FB236D', '753A6A2549A44CCF555F64164A489681011DD983', 'A10BB7F1D3B193DE6735CA5E2CEE8868F5064BE3', 'D2C45ADCE5093243408D08758A6CF55C48FC30B1', 'F6103EC7EFCFB5D3CE525F6461FC038C2DFA699A', 'CC1F3988B0B883ADEA37E6FA990288E0DE459AC4', 'D8676A4F429F428964EB9361C8E979B8D568C95C', '80559A222884FC107D202803A25D0C3ACCDDE70D', '64B1FFD8B1BFC8F3FC65ACDD889048BCF6915E3C', <text:soft-page-break/>'5B6D25DE81BDA751D6D7B9A4F5FC6816E6E5C2EB', 'A42FD1B5F9C58F5177BF9A43B0E380C40E0365F2', '0A25BBE6E92C4804B2A3C820808F5B6D0C00C8DD', '3479D55002BBC4D2DB8BC0575C88D8AB06473C32', '594B01C0A2DFFACB15F5B57D4454EB004568014A', 'A60EF130DFEFF052631EFC047C46C66177588734', 'E5AB67ADFC2C3BB8C75811C78AC6B49050AFDB02', 'DAD23355E1874E2DB3F3C122562C746201CE6709', 'FEFF9376B2A4759D39A101364EA2CEB1EF1EA1D3', '65B481EF9256B7559DA0DAFB990DB5A73DE3561F', '257597D4CAA77160EB0917B4AACE6D6A48082E25', 'A60531274E24AE59DA3D3FCFF5E92C41BB4F35DD', 'D25B18AAAD0D37FC2A0CA2FD7F83358AA6C09361', '5B422619A7BD3F8452DEA6C9525F11EB63E5F627', '73367D74FF90739775B6C15C520FE710B1EFA035', 'E1B3A74C10EB18F5DD642A8F06B7BB1838D4A255', 'CFC6126742695060F7E444BDE54CE1935AC7D3E2', '9AEB1662A0CB12BEB874AE4CFDCBEF4879935602', '97B091C9FE76750B8B4590CD256614EE2704E755', '0AE2819A81226A3DF9CE2581F47B15D1437A83C7', '4CDB288002419C3B1F36327E3A0058C1C78A3E11', '92066AD83C6063FE103969AEEE26FF9938813D1D', '7961DB5698021B42B6E646E6739739C57CD317A5', '61D02F5B87000CCA257C4C29C90C7211D2812C63', 'BF996437A18B536BF0229AF58A1DDC7CACF77461', '7BF77DD719CB2F01443C01E5D243054586CF8800', '66E8C171489DEF45B3D092F3AFC3D89410444644', 'D516405301B05AC48B574366F2FA5EC9F08739BD', 'F3FCEFCC3E2982E86A3A99587530677EC0502165', '993B6D38E0C825721BA695D48E8A4ADADD3FBF5C', '995D388096AE5719647B08E38F6F628BEED2FBB5', '77BE09388627258771279860E40E76C4836A9041', 'FF39517C33414244BEE889C16C31E4AF04506A1D', 'BE5F9F35043D0DBC48E291F2B7881F7E58162E2D', 'C61CD510221E61352C54FBF2FDE1A55E19343BDF', 'BADC7FC870EA8B9C8E09C15F236EA0CD9A89CEDC', '94962F7BB879796DD2D1B929673B47EB94C62A95', '4E3272D665306604945929C84A03AD801DD94EAC', '7B318489A858DC7015941FF2087B45211767EF43', '88E153E589F5F2F6BDC158F8C6A71732FEC814A9', 'C80D6E074600238AF25474D4B765C19E378C64AA', '712B42FB52A7D66698C33339EC7230CECF44D214', '5D13CBD23E87F127FA18F25A7BBEFB8DA86EB47F', '90A8B249698A3734A6BF0FEE01ABE308F7376C04', '2C4457EB60D7A310A935D1C8066A8665F8A36FF3', '380602C349A674125E1FF136C6C7A57C2FCDC859', 'B94ECA79E944DE491AA2A427A8413BA27F62C611', '395EEDBCC0407D60BA34623B05B68114E9FA2907', 'E6EEDCD7D98071A42E792869EFC3E722D72B3C13', '2B9F2B9DBDF179F02E746081F3306120B6D11654', '35E1EDE0C29E992F2FEA974DA63D1CAF08C7E61F', '5AA09A6CFF46EC3D35AA2AC5B7C05FE10AFDE695', <text:soft-page-break/>'36F7BFE619735745FCAEBE4C723E185BFF6739E6', '1A9665B574EE8B75A06F235453E4D3CE031D25D8', '5694B37C0C9B9E9CE28DDFCF4B6D4219BEEACBAE', 'BFAAF25F79D5D921D22AF54164A23F482C79EFC2', '861055E27DAA59FD156684AAD089F3D1B6689D9B', 'A2AE37A6010BA5D9B4D549A8375ED7C38E4E4946', '5A15D73824E98D5186AF5D6080EB6F792981C833', 'B209A9CBF594279EA4D2B7B2C366961252EEC975', 'A007FA63EAF3C95EAF3412D584CDCCA7A0F0D31E', '78DF1C1B764D0EA40683C739B2BBFAF53B30FEAA', 'E2EBEC923549E2DFB604EEB9749E15EC1CEDD6F4', 'C4A1C2087E3CB60A944488D08A54C01381FF887A', 'DA2FCFD0C4B765B9A8BE68E439077EE23A5808F6', '712FD671A3201D7D23A7FE7F68A2A28AE6C66E5C', 'A583F897F2D1826F60BE448E496435362C20AC80', '76979570E891509A0CBD545D845942263D46D1D5', 'AC37C31117B5B1B0453343D0162DAA3897009411', '9B1484535E0B5617832D3BDA07D297E8911D44A6', 'EA33E42B8B334F8FF1DCCB3E708EAC1D38C6CAFB', '67F7DA9AA4CE0F08D2CD21EC3C9C28BE3E1C6C72', 'D4EDEEEDC320B676D5B0091D1CC5A2134C1C23F3', '407431AB19BB89272DF750CE54BF0F25F619DFFE', 'F313C318563B160BF538B4744C627B65DDE6A516', 'ED4322044F2D7C4311FACB2B9E016B6C2EAC7D7A', '674FAFE29D4E8904117F4B7098C363AA10E16F26', '51E9AF5E6FE16962BEA29190C2A62B72F072CEDB', '52DB499AA644456BD32621C83F8D0915CF03226B', 'C4B26103174B35E35C2D9E2B1981DD4C307F3154', 'EEC316CE3C7442E3CEDE431D2256BCD708FC7910', '8DD717960E7EAB44D59A0EC526C2EA5EB6E4041D', '116DCFD2CC7A735F66082B0C5261E198134E43F9', '7FC24BE8A81483328CBCA4DDF0A22069E2488A53', 'EC7F84868B0C57356F7A6DD1FE6A7CCEAFA67243', '448241B523A9567C276300E3AFF4E7B3E45141AF', '15A158A95AEA470AF74FAF362D26685D3DDEA1DD', '7140B249996ECF01D5ED773F3EE74934C8B93E45', 'F687621103D5D5EC174F1678EFF56751FFCB6831', 'C875BD27977B30F0A6D086DA9A97F337839DC13C', '01C7BB9AF4DA76B9F884A7B4A82454EE22E4A1E7', '44B16CDF55F578827E91486154074D987062020F', 'FE8D2E54CB8D13518ECBDDF8AE643D8E6F2100BF', '99361315FA7CDE37088B082C2FC036E29D83C73E', '8526D38891AFDB4B23F49EF652E9D4E5692D856E', '81CF98AC81FF0D5EFE0EA9A60A2B4D0DEB641321', '40DD4D6AF91CDBCF918B4C8D78EDE65E45B24F92', '8D9DC09CB46F7CAD9221C41EE98388A9ACAEBDFB', 'C825289142F491EC851D75740491EF59BE065037', 'E85D03DAB8089B144D08C1E567DA74C926F74234', '152A8D2745C20E5FE8CFBDEA741BFDDBAE8CE228', 'A23D44988AFF2FCFCF23A6A271C72FFD33ABA4FD', 'FAB8F42F9C8896380BE9805DD1B07F10C7999E12', '2664FB03B29D90FB609C84A8E08D920887585B76', <text:soft-page-break/>'6E4A8D6EBC6605971CD71780E576E2333A6D5150', 'B419A1B95B275B1481AF99E2D2B9812F7F9D965E', '8093DBCD222D63124CBA6C6ED342FAA6BC0CB176', '3BA4D7001B98747E8D1168BC55C844516DEC1386', 'EF2F2D545C4DAB8CF73CF6B86B63E9A7AD89E23E', '3BD97305B897B3A8E053134F14428A4BBC6980FF', '708F72C9639B7FB5E2C0E841C64A79CEF53B9C8E', 'D84EFC45EA0F1D1F22F3EC5D4EFF7CF6B5A92D68', '9E290D2580D04D29CA5E9EE57F55AB3361202413', 'F6EC44807EC9EF344A0B8A08187E6DE657666050', '1DADBED956A041AF78D421D0C37ADB44EDE69DC8', '7643554EC998AD88318A27D49B80B8FFD175C7AF', '27A8019C46327DF7023AED883BCF8CCE475544B3', '4E964CA69B90CD52BD8C9C4A966E5FEAED6913DD', '53F0B0F4095C028055FA31D4E99649818733C52B', '13E0B8F26927B6CE5FD6F062DBFF96B5A623BE37', '0D7EA5FCD32BBD450D4E90DC0B460073E180F3BB', '701C44574FD0282BEFDC6F89DE6344BDD2C55277', 'FF5AA551053285A7F6E88F39469A0DE53486D772', 'BE8106BF10668B92B2A4852C339E23331EF815F9', 'DCAC6D67F632426A914C3C34A07AF6DB99480558', '216C92905B63949A286B7EC8E07C3F58D94A2972', 'E738D510A3A2ABE29F388E05B41B960B758607C8', 'B8E92A1C96F1541D5F52D7C6F077A96D08116FF7', '75DA62B9DF13821C2CD20B6185927707DFA86E99', '4ABC16FF79BEA35E534D88CD3EC4542C2FCE783F', '5566E53F2F09F967DDD85DEB2BDA433146CA5466', '1ED6660D746E0E84AAA2A561F00CA67DF2505B21', '103586709F1D4BF023AA94117946785FA3A0EC78', '3F55600E69B3B5B5AD549DD98B0F84E611C2A1FF', '9E382527B3DA9DE323744798DEFE6B88D137A7D7', '92CECA47B1209A5A1C52AC16256082A6E7E736E4', '3B1475AE20CDABA9C2705FE599014DCCB6446B51', 'A669D328B532F4E59CE9AFBFA10DB5225FE1AF92', 'AE503B977E864F3FE68BF9023272E4F120A79379', '0E87BC4DF21937C8407EA1282D3006D4305CA6CE', 'E921692707D5994C45FDFE3653A8A2C0CBFE4E44', 'F8CD3716A1484419D72385759C62669BCA764D41', '7051A1E5425B79519AE6F65AD3BB2390F7D1C39B', '9DA35F6C4A43BA80F6701D6785286DF000C2B2BE', '53902074F1FCA9B20D0F271B6F7AE3DA0282EEA1', 'E22207270EB836647670A5DAA84BD955AA5ACBB1', '0DA9877A4ACD7D6E958328A3E76C71E86188C015', 'D21860C39F3ACC98CD60964FC9EDE4BD96FFA1E0', 'FF16C3EFE3ADAEF85D107EBDC91697FD5EF266E9', 'E9933B265AE0DA66E6BB0654AF16558ED2714EE9', 'EF349D5DC4DDBD660258AE12A8289BD9253EA45C', 'D3BFD260D3A1C4A237368CEEE93092D6213B3222', '6BE3C186509378679ED100CA1AB46C41CE3C84F8', '0C7B28A0A9868538F94BB32C3D4110994DCCA41E', '33D09D8A0D767350C1C860A4B2E4308F3D1AEFE8', 'CDFEE82E382836CC44BE015D2241A0970B190D05', <text:soft-page-break/>'21F872560416D754145B112D411F0AE394EB8A1C', '0215B990F4E9F8396F20B6A1A5D4A752CBEA5D11', '662CF39934C775348B7C1361C9C89B302EACEDB0', '01B8860D78CD96224ECBF82A6EEAC2DD05B05C40', '991AA7FE51BB2129CE3D80EB9F097B7E6497E69D', '59132AAFA420A9EED3C0F7C039C35A37B6A15A0B', 'C6AF9A8E47B5295EACF72D172B147164DBFE8024', 'F4D3A925AD4AF201DCCB9D1E876FD59F1768400F', 'EA4CC0F1EF9C064B071354A1ECBC6E9A5FD6A7FE', '5062D9332CB63A9B9FAD4AF94CBD2817B8C1DDCC', '8C06DF450FAE50B374730171C6E022C8F8A79862', '9895A19807312FBA1EA7E95A1331A6146F08A8CE', 'F84BF07A9AA191830BA6D9ACD3A91470873DFFEC', '8B37B74EDA3414C5526A2E3E4196FE2C92C2B13C', 'ED2B4F6AE818D0B08543DBB494415BC22F1A938C', '3CAA67730C25195FF410AF5A3C94EF382F6BE509', '4353374863D894DE9600FE1458E27492C6EE8835', 'F5C0D2FF563B953A131C575A5CB574F4061693F8', '587B91924A54B45D7C4FCDEA317DA833EF6B9711', 'E5299CF4641AB29DE8EFA8E32375C27BE11BCD7A', '7F8D2322673858026C33C8E75072DE9F2E693700', '80D5B72F6C4E8C3A66D75617FEDEEDA2A711F933', '9331689C406228D954B875E460E089A18ADDEA4A', '955DC9209B2877D6C8207FD348C1173FFAAB8B6A',</text:p>
      <text:p text:style-name="P1"><text:s/>'D413EB00E4D68EDBAFD318032E6671109F9F0DE9', '5723E65605CF509A9F5F53863DF2EA878B68BD76', 'DE8AF9AE09DAB53E8E51EFFA343B3BD4D2E3CFBD', 'C6383105FE0B5336EF220C61A96DB5A46EAF0D33', 'DC92628B7F27D653F16CD90195E9A765107CECB1', 'BE55A25E02341596BA053EC672484BB5E3ECD566', '4D856FAEF76C75646416BA7C494D984943E9358F', 'E84B699AE85C17743828187666A03E4DA225588E', 'AFC5A3C4FFC213BAC08140B98F2F0404132DFF11', 'CECDAA3ECE08227F0EDDC0E93CBE5941D3D82628', 'D212407D65D5911DF2E62145AF870F3E921052DB', '9A39F854DC7D073FF76F2A3F0EF92F3C90D9E640', 'BFDC46E47F43AE1AEAFCF44986CB0CB91720302C', '1F38D7338B7DF17FF20E036B5DAD3A1B8A1AC98C', 'DDE9A6E3DABC4CC4B5008A0F96D76CA2C97C198C', '289B8C1B736AA95681B9EEC0F5603CFF07D7AA28', '49F3D820288ED20BD9E6AED1D6E916144FDF0102', '444E172343257E2D4C43379687A8CEE63D774460', '205E61CB1364411576DBC904B9797F2EACCC656C', 'E40A578A45669ABDEEB0A4B60C52EA9C1343D1BD', '25193F4FCFE2F0AB1845CF066B71CD7B8324608B', '7B025DE75F62E9CF5E66801EC9B14495BC4E078A', '5E98C342E517134A5257D381E0255A891F9B2F80', '020E9EF31DDE13C9B47FD72378ABE0FBD171D929', 'DD9834B21308E624090592F50B4B0F53A64FDAB3', '255A200FF4A6F2E5E7832ECD8940B6176439B398', 'FE3A1388497F10C1CE93C2BC84E7105DEC7150C9', '9C61B3BA5384A416FFAA01385BCEA55633746593', <text:soft-page-break/>'BC3B37CE6C6A29EB5F3F11A8FFE1C89D4D9FA0A0', 'A3839945CE3BFA5C0C4BF6654EE9AD2FF3BE2E28', '8FB2A0E04A6C5C4557DA598EDD401B16A4BB9CCA', 'F7D86941E7F08453E85FFD93E576E034F1947438', '25E51857BC4EEEABAE7A399CFEF8739DA207AE2D', '1BFE59FC2756074996228F236FE61F2A08965361', '61DE1A9B1EEB97C7DFCBC5CB5443E48AEBE9FCC4', 'C2482C7D7C086D4959B756BD6CF3C1D3F4E4D938', 'DAF79D2A1D8A940F8A216CF3DFFD17B4317F2A07', 'C3FC6D784FA58DF310B0C80034D8287510380451', 'DD4D7BFCB47FC5419446E38A5AADBB14017F660C', 'EE0B399FD4CAF29DB661853F3570706F9DD94D48', '9F2C94E3D7CC1D172861C1DC40C9E0C829DA5669', '4CEA88AD6947921CE8E53C9CB78DD3B5E49517E2', 'E10C46FA49B5C31C315330E4B7AD9BA1909ABB9A', '34B0DB047597284CCBCB3C510DC6AB615170EF25', 'EB20089CDB3E5AEC4E3F6647FA056DE801798D8D', 'C486F304F3D1F74217DCC665B601637FCAE7614C', '24C160F00C57A2461983E0F83A915D6594207C0E', 'A7C47B01B85BD2D27889B7F430E32E62571DF30D', '996FF69B28B46AA08240D5B033726E178EA73F53', '29082A90CDBA7C68D3024927055F6708E82DFA6C', '90B2CE7FD62E6EB2849B136521BAEB517249D643', '77DE9D9464472CF3C5ED0A77EE36E1D8BD278BD4', '00430531A7D4160FD550DA75BB09A26323040C87', '281FE1A01ED1441BF1A7A8AF49C165BAD97838DA', '63AEDB3A4ED0624F15629F80698D89F4518B137F', '795FC7EA1E21404A26A53868F6E32627CDEC9712', '001B8DAE5B4999F928A6F2D50E10D3FE8814DB47', 'E5C7D724D6190C2B3E4AD543115A7E0AB6D10E5B', 'D6043B07C85D762A822AEDAD7390CC41E57AF010', '6F9319ABA6962AC3F0434BE61B4DA8DA123BF428', 'D609BCC23A6D922454B0AE1E4EEC36EAB9E89EB6', 'B5620ACCCBB2A99DDF32975168D722851A00FEE5', 'D92158D1A57E7FDC2DA9C3E8B53CA31E8E81053E', '9050D68D529ACFB97BB24303876AEE37332D4661', '5A10CC06C6BC0F24453E51EC7F95289BF47B0659', '2053615CCB22D849E62242FC291207A7B689FFE1', '6C1E0D55314F277214884D0E2B8EE59E68F42B62', 'F640953154354734CAA48E5FA042C753F48B82C8', 'A8723A414726163078E52C1AC037AA720C074FF2', 'A79EDF4D638835B735448713B4541987A3736834', '8EEA2FE05487D3B1A4930C15AB4B714DC936938F', '5ACBCD1F4F74179D45C7E4CA0EE7165FEAE18EE4', 'C47C88C56129FB36DE084E8739E70C3B7F2CA771', 'D6D7DCC48CF259DBD47D8DEF4A57155622B4F812', 'BFA9E53571177ECFCC911BA4385D65CFDAC6B9B6', 'B5870BC39CD1558653BBB6CF4D0DE8F8865948E5', 'D93AE6604265AAAB5FEF37D8C44F011CD561CEAE', '9439D97CC2812DFD94DB19512F1AFA332FC05066', 'B029516F1443ACF117823D7477713C0151EE0849', 'EE1CE2B211438E39F599D2BF26608C2448F463FA', <text:soft-page-break/>'9DE2D532EC7C6F947C144D028AFA58A621843094', '121C40DC2A94876400EE9B44B846832E9F2EDD21', '416F8AE92B89D13BC692FF3F40688E6AFCE87CBC', '87893C133B70294C34CDECD905A40227FAC48B30', '4CA697781D04FD180724B5BFF71793DFE52786B4', '4FD8198314C4971B01D5D91B75949FD7313FB65C', 'D488559DFBBFD802FFBF9140E5923D110BCB72E3', '2F663452E0929C99AEDFABF6232E780BED75B815', '734F4CAE58E82A873B6D3755AC0C66C62244ADD1', '51C6E46136EE23EBFC84F0151EFDDDBEC3B6E4BE', 'C7373B32791149BBECE2A3E5788970BC752071C9', '425075EB42DE77D2D34F080180FD66BD1264033B', '35348C45647B46596ECDCCFFB5362F419AF1C2D5', 'D44AB2CCC6F7AC197B2BDA1BE6898DF96125D021', '23C70E74CF5192EC06A7BB284A0B61BDB731ED48', '7A617FC8A82E8DC2195A08CC198C095D2339D536', '51412FF2FE0A3F0263C4CC49B06DF7013402BC5F', '9BA2BF24943074CFFC4A1A7258208A4A27289EED', 'DB89063327BDFEFF42149DC63758B2ED1545DF2B', 'EAC394095EF59B1F10CB464E6AE889BB2C0C9AD9', '5088F53184E8721C3DF3B06B32F0FEAAEBA7C182', 'C684513265F62ED6849C961D9AC73604087D78D4', 'E8DBC8C3A7C00D6ABEC6AB90FCB841141E07C412', '9CBE621F02EEA67984DF6214736B8204D2F4D09F', 'BCACE822D4F7B28C18A96BA0A58DBA2054058034', '137C20C5817FDF4F398704ACE25B1D7F86E92283', '7303E367B5085030AAC1058BB4F6E8D095B7E7D1', '2A82CD15F5B5BFF4BB0B43667137AB5A018987C6', 'C670FA674A825D32B1B777430767C73A5E490C04', 'DD3B40EDBFAB3741F00629949F119CA28FD88F03', 'E4062BBDE7ECFB03179F8528C0B56823BB2B997C', '497247C5AA6E685AB8C07FBA419E766C2ED038E8', '1F1EA04838E8095FB0F0E62A9BD0AC0CBBD004C3', '876AE39E6DAE5F6B1761441BF9E53DF9FEA4C067', '3E3457C184ABEC5854C63CE015340E521A1D6C6F', '0C7119B15FB2A7E235925FEB6660C829E9478543', '53FACA6A1ECC766BA743E3BEAFA0D6A638A7EF93', '94BB6DBE0D984BDF7AA49D70A36EE44CA48BB8E3', 'BD654E315B01EB8EAB156E0827D947E6A38F33B6', '1AEA52A4887FA8ACB90BFF24C059817706B24D0D', 'CEA88F5606B7E80AD104E80FB95E57387177BF45', 'FB9D8B07BDCEE01B9F5E1D5199DECAF6E0AF41A8', '7B09EE62EFDAEAD7724C66A9E5098F1CE2A352E4', '1BEF5D042A467FBC086F5220087A1A781EF6EF08', '5A8D0A8F00EB1C788B7EB992C111EC2E3EC2039C', '895EFE3B261A03F567F1DDA11DDF782130C83529', '43FCCF21AA00A3F3F06469937BDBC360B96BEA0B', 'C6F9A6D7697FB603D3E6ECD6D2365CFCF40DF4FF', 'C0860CDD2A25032D5194471B4CC96A5444008E28', '4030416595F83EB5BDD0B34C109725A8F2E32F11', 'B4FB47F4264D3C58597186546694C314BEA50741', 'A076A799AC64783B092DF572965F89F162F57919', <text:soft-page-break/>'89A206AE1A30930078C93251CDF9BAFDAAAD7E2A', '5E30438A15B6D3DD64A84863B5AEA28765111886', '2C577927F0D85E6C1BFE1E01DB1D7696449CA281', 'B177A72036825BDAB9C0880884465871CB330EEB', '241601068556B3C77D4E33D7F1AA0B2435DD2054', 'A42EE75DFCA7680424AC966B8B3068192CB7687B', '61BE711B605CEA262D1CAD8A3ACC7393EBFD192B', '84A35DEFEE35CD0F2E930DFA10FA42B94C6962B3', '5E63060FC69BC768517E30C9CE39855804B33541', 'D72E05B55B17BA222E479E5B3517E2C89BACF7CD', '0C6F3B58EA204EFAA20E228F1A26D8EA9BA30281', 'EA9034E8550A75603B32BAAFA1894191BF8057C2', 'BA3FE885222F95FE66F0CDA988466BB597A2C696', '042C413D112C403D456159A29808BCC4720F5A72', 'B1E3E5EC0E01F5947831A43AA643584F413F60E3', '9B8ECD91F1E643D1417254B6AB39B8C88C9A02EA', '97711C9FBEA141C2A619AE431E22C70A1E2A1A3C', 'D2CCB2977F55CBCF355D20E687C1C11B8396D570', 'C50AC089CF6E71815298CFA1EFBE04060EBEA8B2', 'DDD659B041DD4300DFFC12B084BE669FCE74E21B', '56F4612F68CB24057EE3C72C7188583790569D3B', '572D607C797583E6104926138F83FAEF9300DFDB', 'D650995B1FC6182F8756CEB6A1F6C9B373E3988F', 'E001297880BCB46B4E3C947147F2A87AF50DC4C2', 'C83DD93BD1215531E5DCAF273F359DB223874AA8', '52543F954C56A801C203F9A2E9B5D58055C96C42', 'E4F3A0EF78BF044350303345233E54D38E850F11', 'BA2E1B859C8DD8CB70B8C11DDFA98F1D49844647', '787E89BE4FC250A4B7504C29B72FFBA3F73B0535', 'ED024849850C65CF9B28B24C8FEC2B28AC0EA67B', '7408C7AAF5443D714022CF3AD5D802E0676FA987', '5EFCC3B18FA94F7E9837E9AAE2A578D265274F1F', '6E6694C0C9E43FB218B4BCD12C21B97425FF4182', 'A2C7FE162BBA9684819E1E089D31F7A5D5D64A8D', 'F13105EF88AF00942B31BD441A08AD5C086BABE0', 'EFBDF11BE5924869AB758722597BCD4B9EAF851C', 'C8FB233A6B098B3E8BC86699C19F53A935415514', '575B9D97FDBB3E7572FCD8642F3214422B28E123', '1BAB8AFCA97D87B82A2AC02378E2B95A23A8A84D', 'BCEF04186126C62153A10B4E0E3734C485AB3DF4', '963EC8ADE3EDE608D0B4DB7BCD7520D2466BCF02', '06BD6F81260BC96C268D9DA90C6CA66DB6E79373', 'D767637685B7B202334C4EA6C9DC1BAA227AE8ED', 'BF496ACF920A3BFECBA05B73558D5FEC4959B380', 'BFE4269853F32DCB165C7C493AF526676F65A558', 'DDE8F7626D7D38BB50D06A2FA7A69E55E284311A', 'BAF5B695BEC2B8F54F6184D26B78D3F090874A0A', '42FFE00F67C594AB79E16449CBC8732D675B12A2', 'BDDEA2F13E43E2499363D4C0120BDBD795BE2A33', '1A6A6C2286C53C5A27F6C825F8DA7A3F0FD4F738', '02378ADB888F1F1D03345812F7D3CF50430A2A29', 'C4BD781F74BAA2B8125C6414CCB106B24B75C888', <text:soft-page-break/>'C4B8BCE0AAF4BA49B1A32AF8C8A4BBA866202A56', 'A22441ED6BC84BF2F75BD30970CFC02E38EDF7F1', 'D051BFCF5B00F7931E91D4C77006B791456910FD', '35B530BBDD10676EBDA6F9965BD60C47297D90CF', 'B9331773ACB5E9B8C6FE5DF77F87B9AD07F140F1', '2FEAD42103F0978FB0F1208A8F4DEAB032AEF146', 'C9A903FF1C38C45CDA24FE3E48C11B1CFA825898', 'DC95BF1DC78F3267E7D3E950BEC53A3B9E8FF3DE', 'E32FF111E02AFBB92E84284CF057516FFF7DE565', '999EB5DBACE9CCBEFAD7183F003131837B4559C1', 'C8E01F3A3D301D352819738924C4148AEE875E33', 'E0E2A4A29DFF0227F1EA6DE224C87E8C139ACAFF', '4AB6CADBEE593098DA45BACC97926D404884F454', '97AE667565B6120DDEBF42730CC21468FE5AC36E', 'E08C1E799B5896F653B67E4C46905CF62C7A5AD8', '76F8DF1D8B47C85533DE7746D97E12C0182F701A', 'F286C546D8BB8F3DCD6A8BCC9D68C8EC905154B4', '20619A1A493F65C3478EA6B2B3BCD9B1A78615B4', 'E02FCDE210684E01AB3A33C706698F7832D7014D', '414F564B1BF95254C6D02D9522B35F145A402610', '504B0B128A1E335FA2E8E3A8CDB75C1D3B3E6EB3', '0052E8F7631D1230C4AF3AC83228E1FD912A9B15', 'BD75785200C0E1E894D78880C72AC03D1B02A575', '28B01F9593F06A1B7DBA03E2AA2302AEC01B3745', 'B8404F59ABD5D3CCD137C8A0DB26A3B54CFC0115', 'D795575CB41FFA3DE45CD4913BE5A43F51045DEA', 'DB150EEF78F9D6B1B1B7189CEAA14B4869CC536C', 'A9CF23864F3769A92D72B3B4DF799E152E737796', '67A03551D5D0A3C6F3DD9DF2712FCCFB5E9D5964', 'DDDE74C9B72A561D9B6E1E40E9BB448387E76E01', '83CD6066A288D063F3CD5799DEF2230A61C40FCD', '600705316F7870F9B129602E1A044E58B1031904', '24F906C7A67EC9D9FA2665155A8E9F143C8D7036', '5133164057799588C4659DD0756B79AC30D7A121', 'D8FBB3083A7B79E6EE1230C42E434F9E7BA3E635', '7D2888A14AA0900A8AD3CF12F9059EB1981E1028', '8006CDB533DF0B1D27C6C9F276D4B4616FAC96EC', '48A6044A4C8CEC8B9EAFBACC5FB72FB980DF2D2E', 'CD4308CFF3F0FA0BB867977390F557815AC640FE', '545C47589C39ED91F0A37CDA792042B52B8149F8', '6765C0282F61F65D7A493A6BB006DE6DAA2F3F2F',</text:p>
      <text:p text:style-name="P1"><text:s/>'036ECF27C602D4DDC265658A2CE6ACBE0A9959A3', 'B0C40DF46A77953E9BC2D70CABA518411D70EEC0', 'B4DC51C58B42164AF2FA24D40683744678E48C2B', 'B0BD7E75312917A39F309997411B38463803714E', 'D533695FB64D5D1F0E97F2A07E5E6F44BC3616F8', '77A853346DC5903FCB5FC111E15BE5AE4FF439A9', '3DA9C4A193C8AC144A7C1114E2F18DCD4941A949', 'CACC5C1A953FAD11143DA4AA9570A3769CBE3AAC', '4CEB1E321FCDCA9CBBF55847A61BB8EA07BCD86E', 'C05EBD6CB20CADA843F16BE3E366F9844389EFE5', 'CD71A551FED8E973F023EDC2A1092BC82AD28F1D', <text:soft-page-break/>'B4F8B3BDDA4A9CAF5949706F530F9FE667615132', 'A213377E38805E3AE1CA1A31CB632C3686C4C22B', 'E3480A820E46E3713E34DA9217DAF7E33A038B8A', 'F23AEFAF12902B6126B7C061CC1400C5B5D15998', '6377F93E2FD66360FA65722439988DBCF58FDA9E', 'C6F01E05DF6E58D17569CBAFA3A2588CFBF16EFC', 'F206B260F9FC1A97A6A51443868ADC48E29F4AD1', '82C35DB32B401C493DC755D6AFEE3C7E3FA31C6E', 'D0A053BE8494F39B3F8D0F11123BCA5E82DEFA65', 'AA61E79FC6EADB1F684E4C3DBBCFBE9C33FD34A1', '8D775465C2A752C2EED9DC6BB9D17169EB866A3F', '9E0194E99B01C93B8C72D2C6215BDBCD44A2C215', '57D09AACCDE09200E7F3C0A8E8351495B1F9EF5D', '67408650E51E8CE612114D5CCC3E2054C5DD52AE', '0733C4975090551D2535464298D2AA2C684A8345', '94409F6B225E0AFB6431750DE49756292E9A00CF', 'EE3D214BED71BB3440D1BD5162E9549B4086B2F0', '4B8A0B76377FED4D14E2EFB53AAB61FC87681F5A', '70BC988E818D2D14728F3996E9F13CD76A19A51E', '11263500B5F03F934A29BBD3A5CF0E6EFB1B35D5', '6B30E76D0B8D1D8413B78005D2D737E4F0D3F168', '9ED712F1153113A396E6F308E6FE09345D8B9F1B', '9A0E6459C897D19B342BCA567EB820CB721BC067', '4799FD30F3E0DC15F86DB0B2A5FF508B2C583BAC', 'CE646272207BF934708038E91D1775ED9ADB7FDC', '8F03E32F68933C92421CFA30B1D15EDD05E161F3', '397B452066E8F1E3812A2B67C5A99527ADC2C8F3', '428ED5C75E1AA30E1D92FD83A0AAB9DE251D51BB', '9504FD3419481576BC51378F6CA6BD9DB480C192', '948171F353AA8629F6427C3D2785C00CEFC10334', '3C51722712927E5C75D3732AC4A1A024B9BC60C2', '2C0D7AD8E3476FE070E0F8B9C9C084757ABBCB37', '760E0130755049AE8F49B0C6FFA3A4F2B68C942A', '41E6E68383C2D049913645923B559890502D161D', '4338D844E009CBC71DB766A74F3662EC97CA9B17', '6C1A860AD6F0401EF1F0229FE370A04B65925786', '03EB65B1EF51EFB83F8DA7D54E315E1B979CA1A1', 'FA611267C66DAE553272218F8E636C09B47A4EBC', 'B9B96C8F4059491EE20C0C5BF7F8A4C41CFF1B52', '02758DBBD1E15DDA7D095949BE359792A06838D3', '03B48E525F3E1C5C365E8623ECBE09BE96F7BCDF', 'C222683B2860F136AA73651AB9B7A9540A17C288', '7BA04F655F61E90E53EEA4A5DC3EBDFE9BDEF569', 'ECBA4A307A75033D700AB6C3B0E1E149751D1B1B', 'A41646FDDCE33120751FDE7C4E289F6EC4F8E45E', '6B5E52139B0D911FF07A916D8E8FEE7F283B5274', '0625E21D06E7C3094ADB11F0AF484A0BE7A2FAB2', '0084B99BB449CA0E60FADE4D192DBB78C180AC7D', 'A4F0EBB0E6C1DC12A1C8CDC08758AA5CB5DC0B55', '15DA97096E8978A353B64799C5C826856D10B4E9', '4FF87C7A73E81C0560CC58DCD800A7143D4EA6B3', '10ED407376FCC5AE15969586643FCA82591E0ED3', <text:soft-page-break/>'A4165CB6105DBDD0A35BE51453F7DC38CE087EB0', '12CF906581142F5FE722ACF72AAF49D0F863CC47', 'D01ABC6475ED8602AC0CD76B82FB286A01E57154', '311897140CA49585E5E56303FD21A2093C31CB9C', '6CCCD37AF574CC9369C42FA2FA1CD573FBA78924', '81786EB76D19D415C638E9B7E967B9CC256F5BA8', 'D861F060007BF6CAFB59079321A70E03A9DB0D9B', '342F4EEBCE0ADA47354D5F54D0F0C330C6EBEEE1', 'A6B770ED19C96BD12BD456289CF974E865EEAFC0', 'B83DD9EB90588E299BA72CA9645592C223E51735', 'F70D6FC1A08464A5AE32C838AEC88DF59FFBF076', '9E6430590D6D10585E340042B63E9ABEC1531C05', '347FF7F51E04CE1BE91291FDA549FEC4B54D0A5E', 'B7E35564F6CE1D0CF41930AD4D97E428B49F9A9F', 'A8CBEEFD9A1D82FA19E0CC0866018D8C7D42A29F', '538C911DE7B2CAC6AE8DC4CC7CF37DE05F21A6EC', '74044BB7B60587F315531501D12DDFAF756ED26E', '955351503C4880C410306D3DCE6E96E97FE81D4E', '377903955B499FA67BB57411359154667ECF067C', 'BE4C78F57641FBE38DFF310D77CECCFD7B20BD7F', '8830C13175481DA8896D48BD0443F1932EC10606', '41AB5C43C3CE28B21BC109EDFC840CD91FAB3513', '1072280785BC9998D04F718A2BB1458E38ADD513', '9D6F42C818FFE9E74B52D6D8D6222C34939E14B0', '43938A68184DB5672C7D1F45094CFCC324D93571', 'B74B2E2C84AA29BCC8E1F475247B90965484AC72', '7BC28220C758A32B23EC850ADC0EA9FED3E79AF2', '33A1AC14F2CFC43A32B328E4BB394A1FAA483920', '3EF7199D4A3FF22D1597DFC6525B86CF8D7ABC38', 'CA3EEBB91A92ACDD019B413547DF01D305A5BC79', '31EAA1940BF709693FB3CEE0F5D1CA7AA6C7D7D7', 'F0B0330310E6E4AC69C9245AA5F29480158C0DA7', '51E161534FD8951F0EA814F2DBAA7BEDEF055EBD', 'E611D1DC79A265C08753FB08CA37930F41BAFE2E', '2F7CC3E58056CB0C0F953A2073183748F25C2FEA', '36AA62EEE9A5FE9664AA6D0D2E3C22A40423B6F2', '053110D520012845FABF4DB26DD59FF75A6E687D', '04C1FFBE87FEF08CED20319C36F27C159C6C33FA', '51CA2F0A94214B9E69FD882C1A239E80FF27B2E9', 'DEF7FE0A266F70BE0B541883A00D4FBC97251A8A', 'C995DE04413CBBD873134C2C6C51F2477B4AB240', 'C1E9E9935AC995911BCFDAFEFBC4B47EC677D889', '66F76701FE67C6298012BD94CCE7CB85991C66E4', 'A4717A2C45016BE95729BD09CFF4DD2EBCE202F5', 'FAE19B33847CC4037A0CBE51224E129FBB8E7F47', '7CED99755424B40653EF5715E2DA6662E1EFD462', '386D15A0180B5C4014430A096C85AF003FD09830', 'BAAC48C1CDF2818180FAB78DAFC22F41A5EF4E11', '47BBF8687FC5FEEE32A8316CB130096203B4645F', '5B69D4D5371FAAE9C9287B5439AF271F5FFD4EA6', 'ADA23D1C6398B22585CD41166E3B6D393BC9449A', 'E6FE09F4064A5FFDAECEC29D2CD148A54481F566', <text:soft-page-break/>'75086E5803213D1F85CBA9D608B63311A05DF311', '1AF2D67047495C3739FBBCBB92EACEEEBFD01AC2', '73EDE73E9FF607FBEE2DF67051B59B56DDB18103', '4DE60BF755B047ABC98D8C992D6947CBC123DB64', '572D204DD98B9DA6931E15E83A8C6816966CF734', '0375CB6C356E7AF21D0733F147D76BEB840B969E', 'EC2715CA2DFA6D8F2A9BEFD798AFC60E71ADCDF2', '65EFF550718E302E3564D8D0D78265FBB444D203', '0F7836FB54653B59217F00239A647D735E908220', 'A5F6721D69A302DF887A4043A81037B563DB9C8C', '0FD04DB0F269323F2C10DB4B055BBDF082CA875B', '6651B9F91B96010F037934167679DACF205FC62C', 'FB895FD1C839F8D7EB78879E502014B0E8266F4E', 'B3DDFF788173BBE2C25564FD393CD558095EFE1D', '6D144714E42CD29D46CB07D2CC4C257BE8BB4F1C', 'D161C64AEF2E8F807BD4AC412D17977C5ED37F3F', '22AB37CF06309179A3BFB93B9FC9F094D9C55085', 'F674260A352988E7FB0E512B281A80E1FD50DDF0', 'B3C414016D89ED02F21987C313EB12C972E1D4E3', 'E7F32937E1D662063A89B2C25BE876B6AFA2D33D', 'C52F4E1F6ED48F157339C692F52B95767F4F034D', '9B2F96884F6E0D5CDD2C5EC568001C73D31FBC32', 'DE7A0420AC13B637A388D8B8449B6704FB1326D3', '181E0BAEF0AAC58AE7B8A1C6DB61EE523AF064D0', '5D19ACBFC4DA67D940F58676FE26A1C0E26B55BC', '4BF8FE36DBE0BDB7360ACEA11C3ED27B9C1F5844', 'C64703662E58FE212AA011313EE118EDD0284ABA', '1FBD9F6A332BFFC1B4F25F382731824F3E7B9981', 'A72CD771A59F1AD6C0C0DEE235B5E5DF2248F4D2', '434F20DBB9957AFC7A8BC5799CF68894F9CB1574', 'FF3FF0E8FBF1B43808477C43932DD69D208FA566', 'B2ABD22DCFE299C8242D5A3DAAFB33ECD7930A70', '44F50B516A2DF44B6F9B49A2AAE8A292C25BB34F', '877FD3A43DB73803B5A560B13007DB8C460CED10', 'FBB889D0353C45906AA6C56BEC7E606C624A24AA', '898057855717029DCCA302822B82DDC8D432D5BD', 'D64092F1163E065874BB19450E3F3F62E7BEFAF2', '41F69353D5090E4FB0044CD3EE2FD491FA376278', '6F29C106E41BFF6A27F987CDB932A5097BB840FD', '970CC5F7B7FF01A3813C3C19BF52D946E1BE9526', '45223C82D9E2DA70293501E31F709984EEEE37DD', 'E814FEDBEBDCBA486AA84C4C27134FAAD2B47EF2', '88A7A4DC6CD4659CA2C6821F6A053363C5E889FC', 'B470BAEA24C9CCD3680DFA4886D3267E864CC20B', '09FE53F83CBC8E6436A92B7D5341497DBC1D1597', 'F57E768A90479BA8341298B30C2798F7E27676B8', 'EBCE3A4AEE83169AC60C6038A0132698269B20F9', 'B28AD7EB8470E499E5A5F0401F8589A63DBB0C12', 'E1C878615336CE0B74160C64346A7F9A1952D964', '4A08CB6CF5CABA94431E023913AD8ED92F41EF37', '18031492EEC69407791B4E6F38243DBCD83C768A', '71B03FC10F5BA49465FE299E353959881BDBC04B', <text:soft-page-break/>'92F8DF658F2FD8D7603D23ACB543A2F1EB50762D', 'D225AB6CF252F2C48D081407BF2966FFC0F7B79A', '3AF26EE1D7DBE433AB3E37A6722AABFF2CAD1006', 'CCC6F13BE335F14C5A4D6408379A2B396CDDC635', 'AA4C26774A66A44EAA6BA4C24598863502E25709', '129857539A6B6270082372111BE86BACF962FDC5', 'B7852F2AA578C72CAB27E75AEBB28FDD172C39A1', 'CE0200958A2C7EA6A969E839651D65B36D55E66F', '59BD8B634B21F78B05F7D178BC557DE067ADD00B', '91A8DD22C1CD2A8E38BE6EB1E0AF6AA731EE2DF7', '11DF0968CC6F95D2ED993457AFEEDD4AF1B0CF29', '6C5570E57232889F688DA0153E0C3D583173EE47', '6116824EB34BB7AA922563CC80FBBB101F658D7A', 'C59F843322E99D654B5EF33458BCEA5961A70C14', 'AF29F1F515AEBE91048177510BB0E9EC900A78A4', '3A69B2A3E5F645D21F185FAF7D81B4592D352BD9', '555535C61CA5CAA399D55884516184FA46795C15', 'C00DAD8043306DA40649C044487C6194831FF576', '92D4D54FB07A1442389977366B4E9588C0B4C8A3', 'A1E9C8D853B56B3670B2ACABB71E6D2838B91C52', 'AC419464AD9A92E62367CF1B121E7AD5CB128720', 'BD1F70ACAB3F4B2CF00A7575BC8711E622E4DFD1', 'FF9C79818A378EFA3E2003E4BB1E015C0EBB30B3', '1105446CFB52B1AE1F290E926CD58F4224655466', '8B7E625E790A82211EEA902DDDADDA7BD698B2F7', '76D4910784443B0ABD836A9AC3F4276B38AD530C', 'A92DD76B4E6E2E0F1927C591BD60AF7AD8998226', 'E88E1AEEC2A0B34D23178209527D695C2095EAA9', 'DE35428B367F549F9BD2464B07EB58B55C77464D', 'D1C603075E8C4EDA83475AA52F2899553910812A', '510EB3B9394FFFC01E6BFC6347A997F0414F3502', 'E7B0FE52AF3B66BBBE1E549BA9C8F438A590CD62', 'D36C008F5653A645DC853985F96C09374E7A8C60', '77F1336D5514F135B2B051369E6A3A66F9179C26', '93CF9FAED4E696404ADE3F36CA37961899A020E7', 'DE52DF6841783966CA637C07FB12FE8E9C8AED76', 'F6FECADA9AFB044AB5FF55D83E1B50A12810CAF5', 'B487A4F464685B3FB3B1E29C02508D5C9F37A3CB', '4D6BED2E4E827263CFA74D3C85C49AE80A32EB22', '21250AF9F0E66FC0597B05888E14490139D5A702', '465CFB2DE0111E9CB6131F4F6A36B074527784CE', '175C6450827E13964DA09442FF8B68CC18198F9C', '3F11F9261E0A9A705A344BCCE69FA6B5B806454A', '8109F68368C0C3BC17DCC8B725DE92B7F047BFED', '57AEEC4FC469193518FE513AFFC005D87624BF96', 'A533FF97383EE8AA44BB8F55BD1AF75CD2DDCDF2', '36CCA8892A0CEA4AB33097AF4C023EBABE3B96FC', '2B36E355D04CC6F3BEC35D47C879EA3EA98CE680', '6A279746DB90CB1A7543E3C2D4961783021527E7', '53196CB1A85506ECE98984304BD14D20E1E354E9', 'FF6E81922D4A838DA9625CC87F3CA9B52B4456A5', 'FE346906D2B576EBEBA1C5BD5335C0B6C2B4E6DA', <text:soft-page-break/>'515F134476DD3D33483AD4ECD5BB11E299E490BD', '29C6EC425FB061F409252DC44C11C314BDF756F5', 'B89922F9C46931092177F2B65B6DFD8D2846102F', '03E6E06317C70A702E06E32E47922D87F39BF5E4', 'DCB51C0D72D794C4F8CA234B5AA658A1CB0BB4C7', '5D2D945B7D759ECFFED2BA114E8F26ED2557FEA3',</text:p>
      <text:p text:style-name="P1"><text:s/>'B40F47394772B73844869B3DC8656058A49E7DB7', '7D428C07BDBB2A53F86B44CF6F33BE04260FB3F2', '7E9D35202CEB60924C08A6B2B095F737DF074FCE', '61BBA82A36A16F5626A3BFA63F5AC46B3C66637C', '89460B197EE4E54CA058D58A30645F4A35555A0F', 'D29715E0DC9F264A68BBF15C9CB6020D2E21A70C', 'DA4CAE50F09D11FC10536DB68868FADE68D2D84C', 'B6086ABDA3F3905EA278A4C75425119BFD4B1B0E', '490C9F0C5379ACD20B5D68AF4C14CAA7D7DD5B08', '2577F94C94C53052255862AF644D99739BDBF156', 'E7EAFD1748127CEAA48DCDD05E7998E3CAA95B8C', '39B566D693630E3E88A81786DE2C134CDA6964BF', '4D90F656B5FD2AD88B7B8C27F8D5F0DD9533F84E', 'C87B8E170DA4D675737FE1EEDB9763E0AF239C3C', '2F0EFE9D1424C356933ED12A4B64D34EB58ECE46', '999C34F4172370D49DCF3269DD5ACC94DAA2022B', 'DA361B150BC3E0381D4DB8B3B362FBA1EE8DF618', '6F1F67CB1521DA12A37EBC31580E599CCA19B323', 'B5D3C1FEC896F407E59DB6133B15A4DDAE9939D3', 'B0EED56F8880F7BCCE697166B951E8B1254FCE2B', 'AD6DED37AB8CE1DDCC5E0850E0F5FD65BB223B12', 'BABDA734518D8B805E7C61770A8284BB03659A30', 'DABE4F58B6BE9D500150FC66EBD3EE1FC5A19286', '2678D6A986AC698CA3604FE3A71FFC729BFC9D69', '9BB91E60B4866FD8BCB5422CB99B00CC8CB4170C', '76AC469098F1245425E5D83ED99B0AFC27ED2753', '07FB0C024979372278B0BE8854771E4DC48E2C0F', 'D1D6EDA7436116DBF2156CCDA3EB341321092139', '5E6EEE2549966A6D072AE6B3ED4724C80A3C13BA', '4EF7660B860B4AC8CBAE0D0A878F29BFFFF00C9F', 'D430D5327433A5972008CAD2848BC557B1E8367D', '0CD2B322130C95ED9A88C86EF470674838229D99', '9C4045A58CCD8BCD2207153846AB34E19A086196', '3F276CE1CE5CD9DB08FE4AA3CDDADBD9F77D891A', '5B2864E9DE67CDD034CE677CC49AC3E39017A176', '00D057A633212AB51725EBDCC3F18B148B613411', 'E92033B44706F3D93CFDDFA161EB8B5EB3C7CB5D', 'D688C881A54E2E68BB9F2C5D14CFD24FABC967E4', 'B35267A17B141E92798DA0AC402FFBA7F936090B', 'ADE337F80C0B54D8FD0A1F757E50FF918FF26C57', 'F5DE2655753CE94273CF5CAC677AB127D44C363B', '5664062A1D06B42CB10806B53F67DE4EFA976E6B', 'BFD9B00D55CD14ADF181819ACD88EF0DE86CB176', '7499236E4D92B92EC7EC560B31F2EB751E4DCCD7', '2600D704E8BC33E2DAEC80A593ABE9430797F5A6', 'C457F606290BDEBCCBCE5A0E0AAAB23FD4A2E958', <text:soft-page-break/>'BB864FD9372DD5360F48AECB835CD5EB5248422C', 'C4F3B40F4671FB627E39640058A0013F486932C7', '756A695525F3D8ABB244C59467FE597ADEA0BCF9', '3D3B96859D163A9C1126A155272F2B354EFFDD87', '295DF421A67CEE5FA91494D19FEA3B0FC8C772F9', '93212184A00C2F7932A5A7E2B3A016478847D2B6', '73921117D454E9B0165DF957D2AF7D6D6FCF740B', '3A409C6B04C2DC4BCB2AE0ED7A268C55BFDFF3F5', '858772024A5F503290B083BEA378C231518FF566', 'EDF8400D49AC7585E6D39CAFF21820E4161F2D41', 'BAED2909EEBB8818676D2DCB0E2617DD8A93D6FD', 'FD4D03A6D46BCAAA8C265BD2A1DBB2F00CD54C97', '63AAEB799DEDDA6693FA648DB142CFCEC473219A', 'A20D407B34C977CF4AE9302B786D9C75A6A6FD54', '2BBECECB6D05CFBBD31467F1CC72109261D0AC1D', 'A5A8690DF04331D37775F69C930778C9BB237B50', '916138A23FAEECE2E354C51506D9FC181B455E1D', '263D83A27DCD2A4B068919C1810DD1DA39BD7F69', '6D03D8C27743C6E1EA1D815336655305F5C6CA44', '31CB788BD3F9737101C7C4C428046D62280349C8', 'AC63275347205E9D389B5BC8F67F049C61B2C011', 'B869952AB7042CC96AD09287CBEE2727215F91D6', '8431DC5C72A19C03AC55170CE12D03ADF8E21FB9', '6CB3D213B362493C25C82B9B24B9FE7B6515FCD4', 'AA3DA0D6FAACE8AD07C6BF3E5D2A240BCB5686B0', 'E7374B852C2FC80143F73431010081F90D3A901C', '409E234356BEBB278138AC7F726B1A66B6BD2C78', '209487E539F1789F85CFE64C6B9A4E26A1008D49', 'D89787D8C55C955CDC37688BE417DB931DE46101', '381209B7D5CC3B89D348B77E2491953824A614B4', '767049B1A25754850798DD3FC0FFBBEC2059AC15', '8276399D446E322030C041F31F565EF6D8E4D6E3', '630318110A39C8F7516F34E83B776913501A36A2', '0B30760A8ED203BE5A6ACB96ECF2A4CC9C414A75', '8FD057076B6624E643D4E28AC667BDC6D3E1E0CC', 'A7D60EF4D2D9FB6E3A65DE57B3013DFC5EE616DC', 'F8DB3E2873CE800DBF5A015318F9E3B7382EBB1F', '4E36D97B03833C68D3FCAB47D4917CB0656CB8EE', '7CEC1A6312650EE717AD763E403029ADEE6F2333', 'BC634352287668A2AE96C4681B93EBC0E0D5292E', '9F98442C6DB197428674A03C056A6F484AACE4E7', '1ACC61455F112B9BE0AE52BB77803E9E1C2C1460', 'E431AE926F35BF0A6470F21CF45BA9491E0FA3D2', '614B2F9B19880CE60B7CFD75D669EFA45A50DFDF', '951054ECD66E79BC291372A4A390206370BD5B3D', '9D70DC5C58D9F7274E70398C7964479B7D87E0F9', '9B14CB599319E1003B0231731C3852F34E98EB95', '9D5B390CCE9AC4B025B38C72F4487DFE78162EC6', 'E1AC55C2F0F97E13DEED9D4F3E07C2AD8E9933E0', '3723C63E2426EF2D8C5A8E6C87E1CB6328FD6466', '99D1552E6367CD682495FB2E27B1CCA6EB5D7BE5', '5E4954707B44E5A4B4ACF5F22B52219A1DCA477F', <text:soft-page-break/>'E37AED338981874CEB676A28368A17CEC10B6C16', 'C52D9303CC3D710B23697BDB4C198DCA522C71BE', 'E1B6E0517F388AF64F88EF67CBF0C4665805E042', '9C7528637BF49C5AB31F0E11B03B1810F12FD573', '1760E99980CCF61F80086C2AC00C74E49562E270', 'A4B5A9C578161BA47AA711063B33722E70F8B06A', '4E4C667AEC02230887D831DF2E2310B38C55F103', '5E1C357166B32B1B65931A9CB3FA25EB69F72471', 'AE3200F7282F93C7A85A8D59D93743B820058FE0', '600145DDB31C11BB66275C4CE74C29D0D1302A8C', '0773770BA29A6380C88FCE6A2B1099CE69605DAC', '2C642C56214AA217D54DE249600240F5F2F9D580', '93EAB7C4C74BE6D18E95B46919E3BEE879A5D0D9', '62E3934892EF280F5D6557CAA4B9C14C9A677763', 'B58F362C2C646F9CA7A48D30B00DF1AE9E894510', 'BC7AA334DB41450B2552CF0D65CCF8F9D0DCF690', '6F8E4ECA95358CEEF6023AB2434F90B944B4D668', 'A991CCB26985388A2E588D5EC9DE98289396A370', '011AF99D8E6CDB57DFE9481872B74417634C04C2', 'B07E97FA4DE99EABE73842AD1073D455CFD718D7', '8974C9B862F9F3E6F96AAF8C932BD308559B44A4', '05C69D3139140A978264DFE201AF84F0144CD9EA', '9ED303E9D9CEAD258F2D4AD623C1CA3671BEA0C5', '3A1A4ADFADFB95EFBC4AF0E9A4BAEE4AD305017E', 'C89D8BCDA4F6B2B586180163504A6CF09DB35CBD', '8F851B32A311CBFB77EC7C2CC2863A09C2B1D1CB', '544D2944A53DDB00772A61022A5E50C0EE87A366', '0AE6D7C82EEFB393BC1DE12A7462B1BE4585C043', '5CAEDE0926A9D18161624C5A0B37A6B0C0EA77E4', '7F93EE98CC179355582DC05104E4B8CEC1726F70', '58BB76B66807F02053523ADB7A7BB129840B1636', 'C2B4FF39124DE61C1064149D9C7CBE5B496158B2', 'A67DE645901433BE1C353E8FB9F339DE863F1EBD', 'AFDE6084B1921E2F42DB15905EE338EE64222590', '9A78632C8B332618D69947F8F6928961AF310D13', 'B4B872157D9171C4EDAD277900EA585EE6256F48', '59D76B3AE36C438D42B2640CDB45931F0A413EA2', 'FB8B8DDEA927B54F9093D421BECC6AE3B7660D33', '0FAC86A72658FDB2AFE9A2C921ACF11CCF665C97', 'B45B6766A156FFE34D4742D433C055711FF529BF', 'B11310E66EE24D4D1E2D71CC26B2DCF587BCD2A5', '257D1450D46A177734562801B3DC27CF7AF8B0B2', '7F32139C65ED60879BE6D9DEC3136A31387321DA', 'A9E1C19016AA6EC02ED5BA7E8D9602974C913A06', '69275DA275D03E02723353A2D77517A2CFE95C64', 'E2CF307D22CC900805817D455EA784D882221866', '4F6D34D28CAC9EABD35322C7D7B6A7CD3752A564', '4BDCFDEB9D03139C10BF7FF36348E501F24256C0', '0DCC7896FBE5DEBAC5510E8C83333C146C850CE5', 'CCAC81AF35E6FBF82545D8024535F8C03327D724', '844FACD8C0A2A3F940CD52AE60FC0434B3BC4DD6', 'F39B2CE53F8014383EFA161AFC4041DC610E6EC2', <text:soft-page-break/>'B92E2A38C148EFAE9392228E79C3413E85872058', 'B91DA37AC012B57F0CF54CDB3B77EA99B147E07A', '0E0B02B05601341EBC7C7C81DAD042D40200D27A', 'D2CD0A0B056FE6449197D1BCBD1048A97E9DAC42', '0BEAC624FE0BD9B0662816F481D0EDF1FD2F4152', 'E3DD25DFDB69FB0698966246F25034961E423970', '0F98DEC99777D6C1017A0C6B067CECFC7E5E73C1', 'C4F2799AD874ECBE5009E58C90328617B954B22E', 'DEDA719F1F4E79925701773A1D40471535650E0A', '52A7D3D8021DA7C858523F03F1B30BF4531C321A', '723D2D7D52AD8AD9A4B8D12D69CBCD97CB4FFC65', '86F732BD56945500E2766B5B7AEECD0345538719', 'B4E494A928EE7A34C9D44BC0A9E63DF78B96C5BE', 'EBDDC24F3B3F0327A9F9FAE9FEB7BB25EA5754A0', '448F720F0BA209969D34EEC36415D0DB1F835136', 'E7F92FEEB3CFADDF37BC733B8B66B238FA535CF5', '03FA54561CF9879F23B50D6EE2AAFE1430964C52', '389E2E3BF85C62FA929BB548763811CAF4CD1BD5', 'CC3A7A2B201AAD0AEA312A6960F8979B113B5EE9', '2442138AAD8ED09C19F24A8487AD1A9C13CA9613', 'B8BE4CDE09F4A8E1E6D1A5AA2663E963E6C1FF14', '5F6F0E483C79494F2C22F9B53C426C767262F4FA', '57075B0AF46C230447CFB35A49E0D71B56337019', '1CDFA237567C8ED56E57DB0D67C676E531662CFB', 'FFAF7AF1DC3145230E162C4FA178C063ECA02931', '4A4A5DD5A457E396A17A2A64276C170FD1557588', 'FC1EE809992E9FF511BB08B4EE0951C1BB7C8B2B', 'B6E7BDA07DEC3E6CF2F5B2DEFBB5061EC8013E06', 'C9079248FD99BD33638027D4F3E0A7AB8AA40740', 'A4120BD0A46EEFB8C98266FF6D3AF46261CD0850', 'DC6463679F3EBC2ABF96A1A18EE30B6214AA869F', '6F45C7550DBA790769B126A5068FB34C5528F0EC', '172DBE552CD7E90865C4B108CD3C609A8CA87406', '57AD5A13F809BA599FB8E5BDF45124EDA34D50D5', '56D172B364A1FF2B33158CCCEDF8C042EB3CB02F', 'B30E874A3226A2144D1E4A0D9E44BAA2E589EC15', 'F25705857B8098050C875E6B2DAF8313686723A8', '601E09A85E75DC4B8164D43F7857D772C11EE891', '6C9B846926C287B15F67D64CE91F1CFA7D812660', '780559D08E2907585D7F6DD29A62681FD216400F', '3C03C014156243746713AF6A1C1C04E6A819A01E', '0FEBD8BDBFAC8B82791945DC7E04F675419B2F42', '85C412BF7E734821A50298CBEAF0C5FCBD4842E7', 'A6460649401CE4EC1FEA0CFE196A180179CFBF37', 'C9A55DE4A57F1817DBD66B8B0CEB34E1A03D45E9', 'FDA5322583EA5FB8C74988AF05A90E228EF01045', 'B3FC12F20A38DF77BCA177E64BF897E193F42EA9', 'E76D43E16774B976AE82D0E16DD770D07AEB75DF', '8EBCC83AFE460A578168FB09DAEB4EB31C0B76A5', 'E21CC3E8912772C13CF2D0FB8697391EE75C9E82', 'DB1EEC744D31AAF6D0C0CCD34DD26782DFBD81B5', '8CE5DA5E01CEDE2A4991C44AF96FB844C9797796', <text:soft-page-break/>'16CD73F6249FC5F15132131D204788A41D1979D6', '89BB43B63BCBE787D99DB671013706D5206F3CA4', '74FCCBE0017301B5539BCD8E5FF47A4B6387DE9A', '34C64D42D0785B758EE30FFD4A0D024EB5FC503B', '48E9CB506A8ACA8B1E729907B033E90FC0B38518', '006013C5887E81BE1349AD081FF13211DF9FC472', '5245CC28B70207AB3D4AC1581DCD9FFF5847E555', '9281DED44A22A12D9526AE8BB80F4BCC5D4A01B5', 'E77237DB57AE478C7E81DD67B9422B9853143B71', 'B208E1E02E9A9660CEA05D7D37F6C63CAEF60749', '26756144BC20CA0B0DD3CE6979963EF35E97D7FD', 'AA19E16C762CDCBE1039494B9A7F86C98D4A4889', '522F63D4A5B8B52287947DDBDA8AB9E08D5EBC6F', '68BCBD23754D2386EECF22BAD5D2C811857C946C', 'E27D593C63381125C3244A7B7A4D49EE42A9DEEB', 'A78FE021E33160938B16E2248E20DF5A551CEC8D', 'BC3918CB4F9856CE6B70F23EBB33A5A6358C0949', 'C9B9836CC1FFF50A2E656B5FA87B0DF360585F03', 'BF5AA286245986E0C09DE4C3CE264B8C375CDFB6', '72C4A10C068EF7C17089C329EAF141262BA09927', '1741E67506F0DC34A3F3C072E1E506834E7F52F7', '8D6CEABD9AF0B8655F70E3AE1D240866CDC07790', '28485D8E107B7D27EF88EEE218E504F0B428B8AD',</text:p>
      <text:p text:style-name="P1"><text:s/>'98D9B59D355DD1C8726CC028BB6DD5CE1747C4A2', '84274BEC921DECD7C0B92D583059786480646457', '8782A1FD52EE9940BB282FFC1E637CE607C30FF9', '277DDB8CB99D7FB1E49E34D504438B65E89F6062', '958D6AE74710F9FD4DCCB0C9D6C8EC5F7B88BED1', 'C263C7D0D808D1F5816C169AC42D028953BB73B7', 'FF2792106047729573925693149F40976C9040DE', '2729FEBE73FABE539A2A513B569CCCE2FBFE94DF', '4B76EA8576EC419180B9C9CBCC668307D4F75B93', '6ECCE9E43C871EB5BE85309207F89C716694FB42', '10A4FF67E862E1828889321FD1B85EB2E8DB0074', 'EDE67F46779C42F79B84A89E26220DE9C51FC276', 'D8F615C129962224399815DD87DB07D2074D6817', 'D51078ACFCF19530CF41C4899268DCC0BBC1A1BB', '8B08476EC115EE83C00BEF22D7896E028F1E0F4E', 'E729A8C7CAE9153726F7B96B9B6676AFC011E021', '766265B9A1213DC411716CA2754087AD48B2BB17', 'C6ACA6C4B8C8940A88EC6DE81C8A0E33BFD3A3A9', 'C9F299049D6478BB52E819AF48215A8200D2388D', '08BF5B8F53CC6BFB85A8FEA7C64AFEFB4C1013A5', '0794F79935C5EEA49FEA488196C54CF6F6134AFF', 'E82297A0F63BB02FF2813257974E8D4EF0737839', '3EF9F39FF18935119394ACD515016088BDA1B51F', '98131641B0BA08618362D09BA5998328AF15D60D', 'ED27527704547FDF92BEE95D9CD15D11F0A0344A', 'A8E39211A76CFE6F27DED6D6B54F30AD77A2F7A8', '2C822F13CC65C5C2F0CB7B96B8098E6D18500AE5', '72BCD423C5662E7346C380BFB9F9B767DA5C0B15', 'F7E30EEA5405E98EFCDD5144270E90BB9DB8FE61', <text:soft-page-break/>'A57DADE308D8D4706DAEA6375991E1ED600AC39F', '4E56F8D61E868A3B3BFBE230B242A2C4D06239B4', 'F9264BFE2031748B24CCB60167707DF7F017753C', '3CADE9BD7023F038E4C6D719A48103E311FE3FF5', '0E55AE6E5B244947A5BBFEB247CE743E0794A39D', '4A60824D22E25155D60369C79466AE5BB807BF53', '32513181C69BAB0C2763BBA082778573D1643A59', '5ABA2BD448B7EB57FCC677F3C02167ED2257C04C', '85D8DAF3FA10E741BD20D463B127C947B7256B82', 'DB9F8723CF1E30D34876851C4A56BC4CC990E3BD', 'DF3C8D5B28AC446C02B13C7CE3155901DB8A0B67', '23FBBE8F1B38C05BE0BA8C3AC57DFF8E3ABC51EA', '9E95BC944721DBAF2984ED3A638775A7763349BF', 'C330E7BA3F72D9FD3B0A45FA17EA1B4E82C06B8A', '1CF31E0164EF4FB8BD53551F7749A3D077B03984', '04D863279B611E1625B25B322DB1DE4F2F6AD505', '30BF02ED940F15E5E2C677E5A521A5B4468F9D18', '06BC63C12ACEAF252BAAC2FB951CCAB1242B06C6', 'FB1AB6DBDC80E5EC83C2F5836A2A40306C5FBFA1', '8EEF12EBEE7977EBAE328A9F312AFDFA12DD2535', '18497BFB382E10ABDF82B904F006E0F430C5627F', 'D8CC044500B261C6794589BED782B70836EAD65C', '081410D9E5672F8CE9B0E23D17ECA6793C2CD86C', 'C9C869794BAFA293DF1EBF76F23202B2BAF3AA7D', 'DA6FA901833C3CB98FF6CFB34A3739692E1CFF21', '3175054D9F9959011DA748CECE6E8C30467FD33F', 'B5196DA512E2A64C40834FD62C9B303E9261FF6F', '9A95593B5CCC00E964D21573DF693B27859C1461', 'D48C5416D6D1FD59DC7FC7EC215406546DC79F5E', '7D4A40A1EF8B7BB7E72D0FC37948A72E0A47F85B', 'DD3883CA4CE0F441FDBFCC8F47F4363CA7CEF0AF', 'FE957E29677CFF48896C7797D7B39A737650A41C', '05C42D387899549626E53E703E7FA744D0900C4B', '191231E3CBD5925AEBA8818D2CA54BD159AC861E', '2754EC31E467F41385DB2D7C38290FC40957065B', '1F695D2B1B2B807488D1B3F73ABBB7E9ADC57C83', 'A293AA4E7C8B409DEED795310A7E71AD3879D8B8', 'FFF187ECAF7198B51A44231A68044840D69D1CC1', 'BD4972184A5CCFB1A993B4A6ADBAF82BFE9CE5BF', 'D7C774B8EE024BFBF5F811A9AF9A24C76F80675C', '63257BAEB87960853A6792154F5CF0715F4683AC', 'C367D0CBADC33202DEB7548E44D768C6E4BA1B66', 'C14AF67E65F25EB6BB7A176C5579381F3906CB5B', 'CD968DD538268B82985DFE9EF446BD9427BF9826', '884029DE030BCE68DC09DB004F18A359F0A129B0', '6F72F081A5EAD3FDAF1C0A51471DEF2906822FA1', '5EFA11072B2F1210E6688A92F2F9911808CCB830', 'D8051F2EB8F04CE0A0F232A6624788419839BB4F', 'ED3759D0FAF7426004467FDDE00A79A20D000E59', '1ADF9C6A0AA2224382AB7C63FE553A285600D1B1', 'A6BD8CC1EB8FCD14625786B7847D539F00AA917D', 'CB5A4F33D4F9F4B6BA8DD50F46634FF3303B0DF1', <text:soft-page-break/>'4C0396300B4944BBC8958F039BBBA79C031CB34A', 'A51E73241CD3D56F14E8580B711ADD4A21E69877', '1D51C3B3D3DC4A85F90B98676EB3D61A1EF9CDB6', 'D74243AC2660081866BE5C0A4085085978A346CB', 'B82721534915CE6FEF267BF42B0E3F578C40BCD2', '9C5BC0408CD8C4FA6251D650F27860ECED725C89', '27EEB7A387D726C0A4CB9540413C98C67FD4152B', 'C508AC5430BE0DCD93ABEA9C872AD5DCBFF42BED', '5506CCCD47A7611E22DFF41BFEB91708CC09C5A0', 'AD0AFF417238915F7CBAEAD4854217F8EAEB142D', 'A1CD26CF56222DDF8B061BDCE72714868129E6A9', 'CB3F571B939243ED51776618FFA314A48A0ACC57', 'D00BB100531357628589252DCDC1D46B92CABBCC', '80FC70CE020784186F9F06EBE3313F8DBAE4DEC4', '63EE095FCD3C016BDCF9C9276CF5D07A8EF82125', 'CB5E8AB221C1A6D5D9FF709226E0D45787A6621E', 'F296B6B0BD2F2B77A24478B126896C66C88AC257', '783DD900CB59016869972FECB7FD11E722F990F2', 'F8FCC9C79385D6DFC387B406853CEAC93669448E', '8279F7E1B09E848811058857F532862747635538', '05A50495FDCFBA74F8ADF17AD4C5ACB02D30889C', 'D9D7749EFB93EDB8EF47DBE4D855ECA931731998', 'DFD5D38C1AD540C6F9D1EE8FFEBEC772E38AEACE', 'D40A06A099F276BE334982B509C16EA2E67CEB9C', 'FEC44DFACBAB262ABE8649CD3B06B41AA9D32ED5', 'D15AA05EE2F3270B70E06D057AE49E0AF5EDDF83', 'FEA2ED51F55BCA8BED94C3B9C7F230F498A22F7A', '182D984F0B8199A7B1C85D8BC56A3B2DFF7D9616', '3345FFCF53F4AB2275234708FD52BFF935B3DA22', '37D03A0CFBFA6EFD6E935ADBEFE4D3FB9A72D538', 'CAD234E6F80653BFAA6106865ED86C1A281846E8', '11BEA79DAB7AE828D5B90F42D6842C2C85072F36', '4675B2D4058C77871C545DC01F5908D0B79012A4', '4737EA5608977B71340F4A8F2428A18F78922D55', 'A78B67D36B5EF98C10F0881D87C54049B2BD0944', '631A297D4B377F558607A6B62B118ADE9C98101E', '1598D65B0D237EC3C0FD2C9935224A4DF8326007', 'E96DD04734274445D5FFD9E4193B8EE8741FBE39', '41E37AD7AA93290C64BB33142AEF3025ACEFEACA', 'F12466C4F2E4A573148BAF49BEFCC10767BD370A', '1914586516B0A03F50396F4F72DD6A166B38D797', '34885BDE22F4D0C4380DC26D72CBED4B72A4349F', 'FD2769C45616DBCD46438C53C4097C33477DF336', '947BC807D3EAFB4062097CA6AEB86CA9DD5C557A', '91F4FB50E9B4D06B58A35272887E672F2107FAFE', '42F99B49555364935635EC4D83DF208B69B2CBD2', '6381910169F99584AD67856821CFCCEC16B125F6', 'DAA0FB82EBB1CBC2CF4E2B82750376153BD8DD2E', '987EBC12D6182BC4840537F255133C0B5B890331', '964DC37CAE94B236BC5AE74F82B1E0DE7A9AB431', '16C2276950693BAAA0A8ED1AA60A556186B2294D', '3065D77F1FA7E04BD8368F10DC648F9566337325', <text:soft-page-break/>'DF4549AF7C2F228C4FC9754EA14EC466C67ACC55', 'CF74F609E823F46E218AB5DA83F0D43B76F72263', '8BC91DC8D7A88CDE927FB94C76D5B9DA0C272489', '319B4CD140901EE492BDCB863AEBDB6267E04FC6', 'D915FD93580C21B9D0AAF09E3A4DD643AD15650B', '7A0A8403E5E865E95E451EFBA7F8EDEEA7078E50', '43AF5EA4A927B4BC51A0A6AD870A17CE5621ACB4', '008D8BF6F9DE141274D3493D68487BBB6DB16715', '79AA52122B7D4135B39FD0E14C87F8A4334342A8', '3596D5ABAAC8A291977D31B8F6D27A67E79703B2', '12156DDCCBCDB0BB3FA986707094E3E3429C82BB', '855070E860650CE963F0C21B6848A67F566D978F', 'EAD884CDCFD9FCFA7D24A50D2C67EDA28FDD25B2', '2A5ED3DFCE0B61E03F09F4567E5570C8AA9565D7', '1566CBE2709EC6346EAC173D78D625B928BAEA51', 'D64D877283C60FC2C383BE89E0F28BC48A310A8B', 'EB4CCDF895967B857C538E56CB2B88225B4D1448', '8C4E776622AD362B8BAA5BF050941D7FD2543573', 'E2D2BCE19C51F05888A6C6E04D1CD689106F635D', '211755885607563A9B0720C54BADFDAEFF812A69', '97C656CAE714F4689D7738D5CF0CF7D0BEC9EA3C', 'A978B7077125D72011D5C29A61A868CF20498613', 'CCEA0154DA3D6386B58D93433A56011CCDF332DE', '182DCBE139B432DD7CCAD072A5B2ED0622E11EF4', 'D309CF99E17F1F24CAA6BF09C96D4B82F6F8181F', 'C4A8448AD88A2BDEDCA083E7CF0874C1959CCD12', 'FA916F8D9FDE1DDE3BF9E11232632BFB8F1DE601', '0D73DB63EA7434A679D0CA1591760566609D8A9F', '9BE00C22DBB5F3101088FACA433B140F3568091E', '2E9DF8C1E54B84D90584336A03601566612A8912', 'E19CFD3CF19A3198E951A4AE553C7D024654CC94', 'D1E844F1F1BD8097658C597217D90E39DB8E25AC', 'D6BB8F0C1E52DDEE9EE36CE19A9E9A632A973A81', '648809C1EFE6E2F7FAFD07D8A7F50AD2B971E886', 'CDC62B45AA121C8D03A13A88531DD14D5DB80097', 'CE494415249BA952ADF95332DBEFC59D8F26754C', '07DB52553B1F9D54406F05BA6504708576C6089E', 'AF7915FC48D426A3E8A3A78B294AC3ECE2A972AE', '0CD86F8A8C385BCDEDF7FD90FF4AB2311898019C', 'D906F67DE50C2EAC456EF77D186D5D78CCE06D10', '993E65F28CD39146CBFE904A586EC309B56C9743', '6A09DC180F322A2013F72A7609FDECB3D5B46802', 'EB61CFF4E07ED19483257FB303392149A1DED1CB', '12C531D592E06354D6F7E41D61BBCF6AB825E33F', 'BD0665DB63C09BCC6290A28F5334359618BBAE2F', '2E6F0111D9AE978F7B0360B3BEEA4910B9E3FABA', '50C78EE9B1EA54E58524E2C152DC3AE7307790E1', '6869C5148593E5307C87680D42EE2F0DC6E900FD', 'EEE1C18C7DDDD4A221496792ED5F2C12B4BB7A18', '19F99A0F55483247C20832EAEE93C3A2876947F0', '250861E40F30F4BE4926535FF609B454B0F1A175', 'F29ABB340812464648FBCFC014F5BB70C48E8A96', <text:soft-page-break/>'71AB57BA3A2B66A917250BB8116D9E33DA69CA0D', '1546FEAC51DB4152CEE589BDCDAC85E1D047AEAD', 'AC982791FAD81813B5920B886D23A50DB3F63BDA', 'AA9128078649CFC52312A4BDDE4E8F46E144EE53', 'F88AF7E680FEDD594F7DA06F9D334A41339AF60E', '468E505A9A6368984796881085C049D7E4A66A05', 'CFF041E563753AA96A78A0E1E0C753F63BCF399C', '2C5113F7E6FDB42338EAA04C19F1D7B28CA1084C', 'B00BE7E7BFE0A45E7384027FA76324902732DA24', '177C6C8550DC3B7AC0C8B697ED0298B8A84EED36', '40CF7A7194D0B028070BD3612733D4D77CD7A06D', 'FC6F254BB5BDC25DFFBF3F1534D118010E52906F', 'A2906E61AE6EC6FB7F0B00BD9B0075B45A039558', '1BF9B810250CFD3F03879F26288B9588F16DA694', 'A65C0994C9115F2DC3D2E6AF781B1761B951DC29', '759D209FB64D030A6D2B12E3DE10F8E59059A735', 'A79994E5CD740562F4755CCBC47B6BD1A88840A4', '876B71476BA36C29140C655FD2B68116D60A38C9', '221E5AEEAA4BCF3D1D5ADB1962E19415D43E6E86', '145519D53C5CE2A87C705847EA2E00EBBA43C4C5', '54DFE8B9FC69D3831A862FD76311E8DEC09A162F', 'E6CBF8B16356DF538EC1BD692EDBC8CAE8E48584', '85C2B4D39D1B05B4B52A36FA095DA90C35D538C0', '477B0C0458D8524957B079436C312AED4FFC67BD', '937833510AE5B0BDD41883FBB516FB6F1BE8274F', '28E196704E4660AFB814E3D0B4D4349D6E130220', 'A767CFEAD4CDE490BA4FC77FDD5070D4FFB89C98', '8AF0ABDA3FC7EBAF619887964F5AC40E9BEC8B9C', '91D08FCC54884A150F665C4CE4A5E3E1D07A0D74', 'C0A66F4B00458793B3F4B7283556CC021C07458B', '720784E59D92DAC080981824FFD13E47CA6196FC', '5218053F95B5E1BA647E8439ED0DA00B6CB4C252', '88CBE73761CE6CD7F446CAB8B1F8976AD4F10C26', '0133096220A64833C5D9D93C92B58CDBE5083042', 'B99047290B8F11F53963DD0B7D9ED0B74CCB431C', '7CBF2867780ED4027F64011B1D43E77E372C59FB', 'F050F64EB9880C55CC01E6E3A416EB0D9452FDCC', 'BB8191C1D02C406FBD776A3CA02613F52D72B94E', '55518463DBF2C8F91423DDA5965E28A098E45D2F', 'FC82E642D339CE203BBE7E3758D0C6AE9CFC6E37',</text:p>
      <text:p text:style-name="P1"><text:s/>'42C8E52D53CB13C2CA1E0542020CC788A04105DB', '81AD1916C1ADFBF87C19E9124F9A02545004743A', 'E3F5CDFAC7C43158D2CC6551C745C61182C53663', '8829264E0C1074481D69C6471C82B49DBE7631C9', '06E9675219F26321D5F1923F1B70550F93E99167', '9A5D3D01CB173823D77C768797B546424441532B', '25FCD7DE5E085008D40882FCDCBF305C0C27483D', 'FABF2686C0B1423A19D0C2AB28F3C3F1EB24C974', 'D88639832294E728F3C26F672CAEB1AAB8E2D7D2', 'A835176D17EEF9FF7CEF5C2E5F7111B906F333C9', '2E8A63F8DBF211F09B8D00F66766B116337786D5', 'A9284A4395E540ED0F78F80A26FDF761971E4421', <text:soft-page-break/>'C5A3B933D5257CEF33B014C99642D1A4B6A98BB1', '146EA5C967C76BD22739875A6C944DBCCA4811C7', '37D1E88A117B290E83B3CA31836AB1B9A829E514', '3D16626E5232B2B6AF5E0DDB76F1BF9731B8A5D0', 'F87059DDC2A971815C40C9C593F89816B77FC8A6', '90317E45254069818BA423191BFEC3CB1CE11C91', '4225E24AE3CE058A2B761CCF785DEE24904B9C7E', 'C43A51F62A57EACD1044759D6B9B2A5608FB6ACE', 'D95EBE3590A28B3CBB1C4BDB21C5045D80065095', 'E6DBA5AA4CE48FED742FD4C58D668138CD3CC8F6', '2B662789DFDD9C1308FF8ECD48E05F393053163C', '029E550EF5C480EB27A75DFB05E9DEC9798118E9', '553D3A1E276CE298A2E347580B24D027E5DCF4BD', '9AEB841887D672DB295157E57B0984D8E3EAB8F4', '6F58BB19FF845B7A744A202D9139F5D4F50603B2', 'CC1DF5000E05BD43E623F9970703D00A80BE242C', '9BA52E720C4FF0CEEC3725741E6BF8935890184D', 'F950489FE29AE63E0231CF2909230A6704F371AC', '066A0CC87A72DD6F4A85BF8F412162C39952DC31', '04AF3767FDCCF2F73981DC022F1B86922F35DB00', 'FA8BCCA00CEA34996992947DF91494824A88C54F', 'CF0BE01A0C295E5FC1DCFE6F6E6CDD15F928D652', '3BA3629EB455A6A67AD7FD3E6EFAC9291ACC3316', '662A575283B82AD886839F50B7CBA73CAA9984FE', '972E0C620664BB81D6FA392044A512E9310447C8', 'C1BD4062C0E312E27A26EDECB6EABBD612D82D59', '717CE1E9546B654E0AA19BE5FFCEAA79F785EFB5', '6201002C7559406039DC73425FB469F6F2A3670E', '37E865786CA3A0F058EFF3EE4038D004703A8D4F', '9A37D2501332CBDB1F56BD8BA79D7A3474FF973C', '40E556F12CCFF41F9377A614162CA4748CF91BB9', '5B494770EBAFF7952920C2B6F42909957B99C4AB', 'BD9CC414F504C5CB7B4EA3105A5C994940EB8A35', 'CB3DBCA7494DAFF4653C515EC5DF6B71C4A5033A', '82700D45F7B8900CF2DE0848B0553D3A4716B9BE', 'E10ACCD9AD4FC1CE5BD85D2D5DDAFACA7F8382DC', 'BCBCF642E1ACB67F4E3F8F1D74BDA5A38864B947', '3F85A077B3163A181DFD0DE61012202664697D35', 'D143F206CB1D688443574178F650D6C7CA732322', '7DCB68CDBE363C935305562EB3C1773C822C5EFA', 'FD491862B227283F73E6E76B3DEF58D0E00C766D', '68316AD7B86CA0122AF78603E18660DEBCC4FF9F', 'EB4AB8A305FFA1A33D487AFFB59CBC33F59D4874', 'CD4B02F2917D4363AA981C3BEC72B46B03DA04B2', '053FDB59CB66AAE919EF5987F22CB88075E6A152', '08CDFC6AB0C192CEEE535F9097213FD79D01209B', '26B9A6A69CA66E331B4DF2C6C70DEBD655A872B4', '374B43C2F951B7E60F33703FD43F7DB4ED2D4248', '51B20AD31F599BCEF42DF518482FD49DAE93575D', 'F4DD6B5B90DD0C4F127BC9289D6013C017C1A6CA', '9AF45956E2C4C0B94258BA1119F66412807F4BFF', '5CDC925F548B24514075379209EA80CE6E6DCEE9', <text:soft-page-break/>'441E7F57D65E2015D5151A0EAA01D7360B9BB41A', 'DEF0387594BC5545E5270ABFAF9F87D64D8FBD8A', '09BEF8414DC791B10B619C9DEED4D679435F70C5', '7E9A9ECC5F30C991E669EF26680C7E8489E07D78', 'B088E7AD3F9E7DC5526DD42532BB3888D210C2CA', 'CA6FE4E38F226248EFCDC4A7466EA42D4850C5ED', '943084EC353C79C546F55F3B59F8209C43BC3BB5', 'AB482783D65DDF2EFA6EA6C9F585049A71511074', '06CF225CBEB04C8A3C77C5C390181FDD8BDA6773', '80C556BA7CBAA3FB602EC6C325607A2146007713', '6ACA9FA26F2A8089268287C62B1AA2E68FC68B6C', '0C9FE14AB22726690149D82D9079BA27DBA98B06', '56EF17AB870E6097CE8343F8884F3D33929A32C9', '44E70AF2C32BBEF7EEDADC052BC7A7ADD4688CC0', '23BA5FC0A64958D136DE9972458627C2FC3D07D3', 'B2051E618229CF5970FD9EEC55BDB2FCD3916DB5', '239D250E1B6BBE86573CBF0A307BF005859E032B', '47351405A1655AAB2949B21C81E8426F4FACB3F2', '277A5785772B54709D82AE31DBB4DD2870476311', '4F47E91E17DFD89B9121E1922FB2E985F3A2E6A4', 'FEC3F6CB568D7902AF6F01AAE2FF1AD410094EFE', '20D48D04F11173EF0577BBE10E2F984416713226', 'E8C4FC9BE87D99B8FC7CFE1325E7BB106F0DF760', '4B077D5FA1D9F5D2D6015B180EB93CF2ECCC66C6', '3867BB5861B55A7D601B87701B4E8ED1F0545504', '5AF56869A33E82A163E41CA07E91716903954732', 'A32B598B664D7C8B072E727F8B004CA51E18AD74', 'CFCA775BFE6DAB2D58AFF5F49D552555D9E8E146', 'D8B26E9E3D7A8C752CCB65E53AF6C3661A93F380', 'A6C9B554597C8D9F3688DB3C40FED80CFA5388CC', '773A2D4AECE3B707EAD19E788C9FA3111B946D65', '507771F60743B6EEAE8D3AE3C79998656466C1F2', 'D0ABC71620A37C120A82267CFC53003872CF83F1', 'D645001C85319AE3DB4B737DB764E2FF21328340', '3FAD49BA92355AD5A6A08922A8575C4BDC90A628', 'A529A0D013EAA5241E4189A83FE6BB926630B2BA', '4D6754CA5C24C4E3781A5D90800038C5C60205DA', '3DB8F3A6FC2B8FCA0C664227128387F263F02FF4', '9E6730089889F9D9E0D0616D73DB0935BAC9AD44', '0A7704CC11EB8AE36BE97709827B4B9458075A92', 'F58114C98018721B2DF6FD514C545967510213A7', '0689131A91D0B4633218DE86827C1A3E542B4BA1', 'D833DA736AF8FE42F9E9BFCFFF021B964715EE9E', '6785A172219E1A55CA4DF933018A8C9898EE93EF', '589A90C9179132FAB771266F23E89D7047357685', 'C891C7C78FA6EFEBE5047E6DEA5B6247B9EA0895', '501154F28FE0AF7882804CE3585B353D463203B8', '65F435EFBEE69A990AA03083B4F0F19E45D99564', '29048504B9AD6768A7FCFCB416C8D751205E3BF1', '27997E3A2E437A9E60F638E3E01E4F0D44C6ABBD', 'A1DDBE6EBDF05B61D0F17BD6E2EAD690A535057C', 'AB150AC17EBB722CB31D7DB59BD7DF9F0F41DA86', <text:soft-page-break/>'34CCE15146D8465F6E49597D26073D1677B98B60', '8227E0B433774F55FCB3F1EF945E8E0D63A54544', '5183EA2E52809BD3B29FCE179493FA5C86F5948C', '1811D6F67A92A23E75BC5B51F71A70619DB4C754', 'FEA5F64225B35C235EBAD19A5C31971304F9F1B7', 'D7E3EEE81887863BDEDBEA25643877AB01B82DC0', 'DA3B1F9A09481607CB0FFE408C5ED8EB177A0CC0', '51619555225F83AA211BA12468767AE042B6E423', '63B9B8BFE4F29524F935C8D1F755A9B4180051DC', 'B1730EC9EA7749127CD8277A7E03DA3BD982BCEF', '3370AA94401C949F9EE90679E243EE40ADBF4480', '044134C07A736168FBD2EB29341B58371706A317', '6279639632DA87BB6F170EC212FA526943D0C47F', '41A0187A9A422461E2F9BBFD5B846B9306BF8C42', '57774A1C5544CEF72F67354976EB7935694EC466', '2E8CB22D1C48AA1E2386D3BBA3E8FC912B996433', 'E858EE656F19DC6ADF3B6980713A5454E36D51F4', 'DB0187016969E43ED516EB55D5666DFF518B3901', '0B2D5F36CE9F8FFB8428189018FA3D36E12D1E90', 'CFC929A9FFFF6AECD66F769E765A9045119FF3A6', '578EC46659784C02F3087C7FBBA5856327B8FE29', 'DAFC8E1A8425BFEA562174676AC696C6A2EA0C5E', 'F07967D058DC572C934E03782D33B9248FE9F14D', '8A1F3935F494B7619C100DB0B032C1A8093755EA', '41F9EC4E6BAB8504978B6B4A1D95A2AB024B593C', '5B7101FDF86EECDF04BB1E120036DBB508A885CE', 'E45DBAD9836D45B35F68EF8518026C7EFED7DBD3', '06E104CCC4B07B25192FBDEC336482DAE9115E2D', 'F8B4A02DB9B382337D43ECE49C5E642292D55CAC', '9C226F2CA2D369745144F75447165FDCA09EF4B9', 'E0CAC5A25D874FF48050701A89CF75DC34D84748', 'A16ABDE6B455723CDF726C87FDE4CDA30163A365', 'A07E6045311E13381F7509A858DA6CACCD162BAB', '099559CDF1CBF4942B50AE5E80D2F7CF20F7F09C', '36C88D9475B4F6907AD1CF6CAEF31A8F4E699FBD', '47F5405AA782593C8DBBF3AEDDCF048313F5CBDE', 'B39525F349E0B4D123E83E1627ED8DFB83031D85', 'E1AD36981434FADE9AC5B49FEEAB789EF5B47DF1', '79F87B82CC7DCEE645D5478466DFAF2E2123FE1E', '0EDD3B754A7ACE2601915215BBBB2EBE427DD75E', '76A19D45101D145B753243F9BCD5E32E3E25AD6A', 'D215FDD0D62ED4860671B42D912EB65C15CAAE2D', '53B9FA043B0070A1834976877B986AEFF6C82A74', '224E91CE9C11FF75CF5B72EE204587B61A98D8B0', '51A38C118AEB1C28CD6BA981AF50B3F06EA3FA56', '39ABCFFF18100A7634F24F79E2DC386FDDF30BA2', '20B841EE6F33FC9B2AE3F6626EAA193AF9E230E9', 'B30966779EB19B5203576807FD31882F5371F536', '30383B666858E81D8BF4C1ABD9A5B533F95939C7', '5421AA2E6A28F7A59B332C8D623BFA45C5CC4FAB', 'E39BE3D8252BC25CE924F0415C664334BB911F01', 'FF9AF10794CBFBA3B460D83CDACDC8F0BB563845', <text:soft-page-break/>'47A93B04C49937AF0ECED33F302FC2A65546FD3A', '2D4C48991B751CB66C3CAB1B4C4F01CDB62D3549', 'EC4EFB12674060B8F5FD1317DA342A36D51B59E4', '2A9BBADE52F88E6CBC00AA08743147147D0839D0', '553379658861944B23C91E8CB6E41520CA634362', '842D85592CAC868D0B89DDC850C590E34D13419D', 'D177BBDDAD1D189DD0837405554C4F2E8D30415B', 'AAC9F1E773C5AE9600BD0AF64D34C317B6BF2C48', '0D898CE15BC517A16928B6CE8D11D795FD9E7867', '3EE2FFB4047DFAA4A5FF795FB34EFF65BDD72F82', '5C3B4101B8D52D2417A4A1098EA1C9C3A741362E', '78FE900DC675F8C28D231B0CA24D9D9196ECEB84', 'B99FF761635AADEAB8D5ABF722E87142881D1BC5', '12667CCCEE8975E80B551A2BB4ACD084DC61082C', 'F0363123BA85DB08E77F07CE6E198737D8D5695D', '203FCEE90F12CC909EA1F09DC221C70DA770A0CF', 'C1E6CB81848E4CAB76FDC8CF14F3A57ABC8F3022', '68D8421E1BF3DC91D984697442BEE23CE8BCF3A4', 'B20A6C1622A3B0AE036DA4B3ADBC27830F0378A9', '7A17B49D6D48C929677A81466451EE564400D781', 'F308B35C0E813C0D12985A4BE55A26DAC4487674', '55CE1D2D2E3B53F6A1437D3E52B8717F1EE4C470', '3C98A76E6317B00AB1804AD14464FEC50507CA80', 'ACC868AC2E86E0F7863FC24B4F9A99B672738DF1', '2CCAD5F86271D43AA9FF304E7C990CDD6A6C716E', 'DB61545083024C2FA454A7155D7B5C3EDAB54FDC', '9FE6611D1FCCF0493C069513B42776CCB38E9C79', 'D732946B9F7B73F3B0F7F7951FAF88B8FD8D5AAA', '7F825C4946F62C363621C8C952DB9AFEAEAFA8EA', '98A931F8C928ADA48CEE9B81B52F3220CCED6523', 'C0E85BD67D07E582964392F14A7D2FC4C9606CB4', '3E9A21C090E65500CCCAB7DC24D183841D369CC8', '2081977B553E1D88718457627988F024E746B8D2', '83BF7A057FA647CC11895D2C44993CE0F8BD2B99', '328ECDF939F81654115A01487A68BE18D8D9C681', '8A3205EA98F5AB17FF13E529499CED708C62CD0B', '01EA4F5CAA355D52350D74A1C17212F704D35596', '5305586769619B3F9DF74BA2F3B1FB09A8253D95', 'A22AB76F3C5A24C728919DC70E7B51B47D5643E1', '40F3C5F40550A24F456108007617D35F5058BF0B', '310DF9B817C9662F2EA128CDCFA401CEBE2FB49E', '1D4DF320C84736684F8B539B66D7F27410CC9311', '1BA506803748198D0BBB38949C34856A7D4A4C57', '252264A60DB24965F56CBCAC4659B625B0E2FF67', 'DBCB7ADB4D5609BA2A0CE3C7CCBBE6F56892FD1D', 'D8A16A437F72E172A6ABEB16FFDF6A504809A51C', '54856BE28387C16F47A2B563774DC85C085BB05A', '0DD7EA96AAAC9AEDB90868203DE4CB5635841E8A', 'D7FF170858788A40AA79D287F7070B513F9D507F', 'BB2CB13EC88D304B511D2FE4CCC8069069FB944E', 'E3545FF4CE42D6D60B0059FFEDCFE85F20185268', '41CECA368526ED673CEFD6F31B141850C2BCD31F', <text:soft-page-break/>'3BBA92CA411E36C4BBD54F0F28B92D091056410C', '2C82EFDDD2619ABBC8D74BEDE5FE20B931E99415', '883226360BF8EEFD001D23D581CC77563254530E', 'D2F5852422540828E649CC39E1353C333A323ECE', '8308AE1BD207C0A05B1C46555655A8E14B6E3848',</text:p>
      <text:p text:style-name="P1"><text:s/>'E15D378A4B165B14547F266254E6299C9A6E44C6', '0E1684C89B88A0A62CEE510820C43135704F0F4C', 'BBB76AE11D8827062D431282F964CB3C3CC0D957', '11B26E7F21CDA3D8FDB84ABA911931405E3074D0', 'FE1526BE5525B6B510613A4A79C84EFD2FCD8358', '0B82A73DDC71416D280681AF458B30EDF1BF00A1', '9BA02C3A3ABB69D2F724273D060D11B09EE9F499', '214D138D6BB24741552D1F1BAA3C57A680F3FEB5', '45DADF3A66DA78400572C874AA8362183C931739', '7426E6A40C21E905EC8A4CCE9D2410C3A234A625', '4DFA5FBB892EA62F8311F64D533483C3108C8699', '439A22E0CD8287CCD9155462F1990B0CFF9B395A', 'B4E4278A0D16DE22029273532CBD1F7A153F6FCC', 'C52720C963B410843C52B4527E5623785F79C4A7', '032FAB500A25F5D9D5AEA7B4C42320366F35BC4C', '0B76DEF6F1EF67CD66674C9140774DA3A45B624B', 'CEB981BDA0E97AFB4EAFCC3ECEA095483FBD2939', '197BE1878C8174543DEF55B16F1F137A579B5648', 'E170EAF8421711CC23803CF79BC3388A2F400895', '6681B342F077B8059D9F65A6C36CD290CC27D4C2', 'E7D688CC1F7F71F50BB8EF6E056B08A2E4110AA2', '4A3FC3E712A822F585DDBE715469CF2F7581CDE9', 'E98B923FAC2BC97B0D7DB5B022D6D0059D070B2A', 'D36FD0721F11A7AE28A82198D72211B81B3A7CD3', '51E360F5AAB9E6FC738D15BA8CF5875282B66605', '708F73CF36C77BB8F5CE9C7873B724B3073729F2', '0ABFA8A9695C17A2F3492C5660C15B699337B2B6', '0DB71A62A0998BB266985B5FDED249E8AB1A61A1', '7FE3567E125E952B2978727748E07D38F8409C07', '6C4F99FFDC1BCA3F4E8805E5CC2CA72ED8FEA17E', 'CBE28E65DFADDA01B50217FB0ED8039E51C49D00', 'B8AF1B4FEF66C0FE4E8CCF439170B783662D5D1D', '4B5323B5197D057C7E782F01E50A82D1A58CB70D', '893F69AEBD23E16F00F0328826C849C59CF7E2C7', 'BA2CCE8B07136B9DA7CDD5393A08090E80A8982F', 'F7BE5016DD8B19FFA4F67775101FAA0AA96C8885', '9B503FE4D81F0D120EA1DE26197772A06A7911C7', '2ACB47C724503BBB68C04A82B349C86F0379838A', 'F0452D8198809C0B9336E4004C7191CAA07F6589', 'B431290AE95AC1D97363E596EC16FC2C76F5286C', '85975667E5A44A7199A52632235D4A526DC04CB5', '7078F80BC20DC5C1086986DAA7F0576ADB658EF6', '28DCCB3D499D97E37CEFCAAA9E50D7FED138F6B6', 'B29A4A7AB281B123695E6EE3ED70397599D416B0', '4F393316839DCF0707747E966538C604664BF392', 'FC3EE6E3F0C036FDA214DB28285D85D80505042D', 'ECD4245854E5B1F2E2863EC23C22DF49CC003EC0', <text:soft-page-break/>'F26B0E383C21B9C53A5201F1DDF29286C252D8B3', 'B5C525D326AAAE5D9D154EAEFA88E4E242271BAE', 'B896D4A839A3170B4F299C1C5A46995A70CF28FF', 'DA35A280AFCB100FB3AEAEF14ADFCD58BFA9A348', '5B884B9F0A326E6631324F224A9A3F113D2A7492', '549CEEB8F000B0FEBCCE3E84492906AF6FB18E5A', 'D920A5A4455E3AF286A59D2CF39A5AAAA72811BF', 'E4EB01D2D446AB8A38581F274BD1A1412938C142', '0FFBF4737FB56BAA5DE9E6E1B4CE2C2117B8D498', '7630FF825CFD7B1D65545F2D055A7D4D8A226245', '3AAE85FBDBE30C5FF11C1FCA53583EC149123AD3', 'C3E440F18B77452AED477D675468ED0FA0AAE57A', '6E2C85F9C57089C368664E95B5E3129D6B38EA0E', '86B190FDB0AF36CD048A253F0F3F113A634BA8C3', 'D910B0C0BB7550AB74FE89B4BA0229FA6935AE5B', '3532E3D68E05835B9F84B40152C209F59EEB179B', '88A349E49D52DA43A64DDF4BD3F5BB880933FB0A', '2CBE9A35663F6816E817D8162E80BF03B32F561F', 'CA846FB0FBDEB678C9070ECD98FEF5C511AD1263', 'DE288585EDBB96AEA6995CE7623B440C5735156E', 'BBFC65C01689A672CB728C572BA6A79C88A9531B', '3F271AD2848AB3FDE98B8002568CDF843F6560B3', '4ABBEFCD8272179C31841690A4BE6D458F036376', '96C689E5977BC45F4980A0E11B2218503042E675', 'E1C5D80F97F1FB523E57675EC49A6DC46FC5FF1F', '89E492529F3315E47E108E933E7424F406D462B3', 'D2EDEBE53D03B2B2595EBAEAED11419C423D5F01', '1F0155AE860DA9B81C692CED73EFCD8D0F6DF7E0', '88AA4C6A915A80EA630E5979FC86AA46E09EE449', 'F1F7C300BCF9851E4DBB5415FC630F6B974ED9A9', '3B4DCE90312325D41FB6D0E6B0C7A0E4CEBD43AE', 'A5D050F89B47CB98B1DC8904C16AE43D6AC8A5EA', 'A654EDFFB3B5B2283C3A3901DB56C514A77D9998', 'B4789CC48CCD110F44B49FEED46A0A7BB20FE658', 'DCF9BA07C6B22BA862E433A876E357854ADCA729', '9002CBC71A7D0273A8D8A2F8D9B2FBF9E655AED2', '77583D4401E0F04C3CB93CCB43157EB45D9EC3B1', 'BD216349D7E64732712E3F2D3CC8849F0DE4E668', '6A16DD0D404DD3DFAFBA4D3398D2816447D49620', 'E87C15A2806B65DDDE440E03F2941B7B7761A767', '0A64035CC5CCD3A9A6E7FA9890F130F5B8310C7D', '55443DC1A8B8D54CA8C97D38D0D81300018B02F0', 'B7FD206245B3744AAA3EB2A71A8D1981FA3C0456', '15D5919743B692B276A867514D29A2CD7B1B22F5', '3EAFC447929A38255DF133AA339D5AAEC30ADE83', '550CC6D6484003007B4C0B2B9DE7D53E133E2D32', '836BB8BD05FC898EEDA88DAD208CEA3220D27E82', 'B8A336F439E6853792D9EFF1A7F2E42EB8024F03', 'C5CB03A1F87EEEE5664F9716B931FCEDD3E5E733', 'FE18E12ACB54C67A73E6432CC9CE00F8EB333020', 'F71D1AE5250078DD974AF631F1046D5079B2C5CA', '25494329A15D1AEE2402DEB62348D7ACDDCCDF35', <text:soft-page-break/>'D46BDD72DB723BDAA202398AFBD15A7029CB2FBF', 'BA43A03D3CC5649283DD0B971AFD5918E6F228FE', '4EAAD98F437CEF6BBFBF3DF9934B6D00CD6669FE', '229A4C83D2E235A88FD9A7B2B7186678A422B9BE', '5E5A30ABD2299A86FB2D23C98165B7CE79BCB114', 'E99E2EC338F331D7D2DE95F18E91E71C8C166F9E', '2485EDF5E15563BAAA6CDEA74FCE1C9A885C5C10', '10539B6203F0874DC4D0ECD3C891C6E235E5DAD5', '7FB26A4E1F5C2FE57F5931890E7CE1AD76DAFA57', 'DF62D246F7A42C0E4A90BAAB35E65784B9119332', '139B6F372694F1B9C9CE2E6DD0BE1102D9A0792E', '0F3BF5324F90136B940EC9497678C8C43166497E', '66C34A0CC3B0C9A90AE343B308C136ADDB5DF495', '103C8FC9EE1D13733A601F91545A6CF0DE39A5A2', '85C227F7B53B18577CD264585AA3E5268909AA09', '9811C3F9FCA5707C7221A108B08CBF8BC59643D7', '1B6612D9FA13BCC99DB2253345A2C6818154B5A1', '6CAAF9F9D3AABE7C150662A3042DF2A1A93B5C66', 'F62279B45BCE213AD6326E4434CDEDA636D984D7', 'DE27563A7C569749088F687FE24C7315E5C2ED0D', 'B019C856B505B2684789F0D6202CC28461ED944D', 'B416BF54425DBDA84760E9FF464487B90DAB7633', 'C956BB05FA281E16647A6215D272DC88EDDC2364', 'C536A8D5E82579AE91929ED67C6B14683A8C122D', '0FDC435BF4646FA57027FC39CB29DF2E4A2CD44F', 'C804330A7BC433574C224C0CC204BCF42E9DE562', '9A08BD1DE565862F61E57C72A76EE638F8D3B748', '657DC0D7E5E2F0B2F91053F136AF7C5B8CBF4EBA', '4F3B14D8097642B8BC5178F63D0F4B4975BDFE00', '730E3115E12BF3744351BDADA0530C729201DD7D', '6C71DF6086B9D26E2390BDBF172988CFEF675AD6', '118A9D0B686E2382D1F8E8643415BEEA4FD22B8D', '5052D8BAA0BB288DF0A66B54A6B996D5D7D719A5', '698AC159A6BCBA0D13FE6F10F1A38E498F826F33', 'C951249B12114E996D188ACCB49BE6C448C6684A', 'BD9AD76A95DE638877553413351FE0337FEBF740', 'EED014C3CB96A260AB878C96F81706D8F1B2D88E', 'E7D69DC3D3A33B30EEDC76AE02BBAFE30150241D', 'A6A732ABCC3F8C6DE4363BFEA4EE80BDAD2ADB9A', '0215BC5A9D0030EAB0198F4C08E9E1D241D5C578', 'F1141194D3A2021B2376C19C5FF33F44C9D1A8B6', '55571CE2C61F47C420D583314F0AD5023E3BD28B', '4C821095B631D22DAC97F5438F1DE7B09883B63A', '19C070FEB767DAF0DD44AF6520F637BD07899CA4', 'B10F8860C94444E2C3D092327E40DA463437E955', '4E34690E53B18BB989534404A7D732B9B6AEBCA8', '83C955B7156B76BBCF3622628D4BB9CF8F2829B8', 'F6E8381C19C918C1695CE4067D633511BB28B3DA', 'F3A83587357F1636DAD42644F29D755BB334FD38', '259BAC9D9B8569A0CFF4BABB605BFE9E61BD0102', '3C8B2A4920E3B15D3A2EE45271A119E9BE317DBF', '1158AFACADEBD84A841E44A7B5A054678E635852', <text:soft-page-break/>'E82CC7B8FA025E7EF56B093763B7DF19D14C3DA4', '03370B213FDE76EC3BF94991963DC59C925E1BE2', 'FC5E24FAFEB7EFB0553FD3580CC314C07DEFED7F', '3917E6EF4AC6C82177781D34199B6EC3822A37E8', '21909216363D172D919FB3862B9754829708F2D3', 'AE85F966464F5AE056839316EE755E1F9C95EB7C', '2DA6EFE0C8CABCC5CB93B3163614731A940AF38A', '6E3CD64C313A65058D45F6F147BFD75A747402AC', '9F31F7D78B905BE53B6388C153A0C5B2AFDBBE29', 'F9A36620915267B3F55CBD2621A7B6D3DC9E8296', '06C95697D82CB12E629BEE5957117BA2DA418D52', 'D23EDDF3D341E4F18D4EC9035508CE463A8E78FD', 'DC57458A5D38888EDE975AEBE9BECC16953BEDCD', '6C31664AA7BFA97FCC4E5BE0DAFD5750F20AA91C', '7AAE48A92B905B42C9E726BBC3CC0F64E0999CA2', '58B33B4314520193612AA53BD87260156C6C0A17', 'FA22170BD85E52BAEE4ED53F6F60B487FC463522', '904BA442CC09CF6CBADA1E2D61588AE1613F281A', 'CF97832FB9692ECE487E9F60EB0E3AEA4B939C15', '17E6F60E77C07B339C42FBD576063B0838D717ED', 'FE164823818D9D8F200252CDC6002398AD0AC72B', '844169DFB96ABBAD6369B303E1AF0E7DC134F232', '0C189F326C8E76A6F0B2B1AA02897866BB8157CD', '44953C6BE1BC291928369D7CA0373B3387FA9199', 'D9B81216822ACA817D8932CFE01E88ED5DC8A61B', '5E99C530A00E8F4C0F4D395A08D9138E7B8B0E97', '838AC78E049CCF202734985EBB8343572520855A', 'C2338132A16C3B986D20394ACFFF797BCE2E1A01', '0BED1C5540A407E925396A3B5BF897D1B46D3481', 'C8A105C62760469CA365244476413B639DD56660', '8FA212A54A1EA1264A7ED9B2E246DE5974AB24E0', '2CA4BAE4D7872D9D0B6A485B387E41857FAF3F5B', 'C47E1471FC471744EB5F20139F3B4ED6DBAD7E4C', '9D3EE3051E43F7BC45E142DD5BC4DDA369AE342D', '9F34B2E925D56114800B6B36F05774A94B778295', 'A217943C0D2D50705C59988E85C3F22725738F30', '66FA03E876DAC8C372195A6DB6D9236DC8EC35C7', '636B4EC24C406B4C308638A9213B1399D4EF715A', 'EC2764EF774AEB5D0A575519F55CF1E1BE1B884D', '12027D40038402997C940884C513321928F4C223', '0780A60A280A80E918D6869CEEB863322D3A13AD', 'B390A5820B57A237BC3284592D383150CDC16C5E', 'C35ACAFC2A94D7D5671DBCF0EE752F12A6DBD34E', '29CB53EF88EADA1827420A22DBEE4E7D57D61B56', '11C063BA2C47DFC03BCEDF33E58F297D5784C15C', 'A352D683C91F1ACF98DCCE3D6FFE19E58C06B737', '569904F9ADE80C41D4A9FA72505A16BBE1CA8F56', '63C17968054CD5B097CB2B6B2F05898D08905838', 'D5A5F5B1CB6097F609331F54D8F7751916DDA700', '3855154FA66D570535FF4B339FE7601DAB46408E', 'E6F2A26B165372D1346E4DF6A795A122C4A35DC6', '2076C1B73D687E6C144C3A86CF2EBA10AA81C39E', <text:soft-page-break/>'226214F2DD1EB7AA72D16DC3B993606D3532E100', 'BAAE7463096C6FF122537D0DCD2F30D0D203177C', '1A72A7A1C4C9CC613A6F1939C0A1DBC7C8E488D2', 'B4A893C869866F80246A42ADC6998A901E8136C9', 'A13903676E6BA9CA6ACBDC3F4C30AD3DFA0EFE6A', '34E78C344C7D647E0B44D6C9AD0FDB291DCA474A', 'E1F31B452D3508D996FD245C141FB65F6887D310', 'D3CD120BCEFBF6099E9BC7398A489B89D41E5DA2', 'E90CEB57257007BFE3EAA8F2183F853B4C773209', '53D903338C6E692805D675DF1E1A905CEB6D2C91', '271DACDA1DF1904924CC326B7977889346413BBB', 'ED1D90CE7ED59DC74ABA5F3C7CCC4CF91DB26F5A', '1B6F7FB1734AC7AA736824525425A35FCD0E63F8', 'BB6B4001CE325C29B2BE8BAF7C873C1AA4A104D4', 'AD5D69BA30E8AE808E1CCA3DE85CA7BADFE05C41', 'D1276FCEEFAE10839F4E699CA6092E8E0FCA5E77', '7DEC4DF71CD209D6D5D6CD09EF92391BC6BAFC51', '4EA36F827FAE3F281B855DF1DC8A88D571691A73', 'B8F3F36FCF27150580C4DF7C29C2D992A7486A88', '69A407C40875B0E62DD7AF711E041F9E6F4D6B51', '5884138EC51AC564EEBBC5AB6CE5C26892054E58', '53F3F365C27A6C3F62FC2846AE32AEEF5C0C8311',</text:p>
      <text:p text:style-name="P1"><text:s/>'A14B3F1C5FFB4A5507DDFD1CB2E280CDA792A2D7', 'EB4676B2F4955C990E68689E54961F86DCA87C6D', '79FF34B0806994F822C98C8EEEE51E32BDEC887C', 'E72CA5675A4098759134EF086FCA571E98BB46AE', 'BA9421D1BA989BE587066524DC89DF880B4E5CC0', '6462248F12145CDFA23665C56BB072E868856796', '2430DAABFB9F1CCB5D4622B92913F132FD1E0077', '57DEFC99CD69800C133472207EBD69EC04415348', '4249E4372A817AF7AEB1D9DD82E073121E60DFC6', 'C5DC3C77026CA31DBC917B4FDC8449A6BFB15E30', '921F8FC48F1A5FD351530C01A217B7DCBD183016', '8751219550C28EEF403D714D85928053118FE04D', 'C150929A9F3EE2531E2F6F0983F7B4175C9217A7', 'E009541D27B37A918361294EB8C75E17105B3C63', 'F517798BED617BB9C6B11507D2A6338A0A665BDB', '98DA53341094748D5597C24FFE81EA41D17F030F', '7BD3715CE753AA4AD5DC574C30804766D0938A51', 'EFF5A7272568A19A8E4FAD354E07875043A4F2B8', 'A0F79A1B88801C9DF0C73CB6B220474A3D88671A', '2CF280B040543E6A74A6559F9F6A1BD7AEF84D6F', 'A4725965634CE028BAEECBE8E105CFD566B85ADF', '340CA0DDA01752D1D1DAE0341FCA22BF161D9E11', 'A1CD3F93887C7CF32FC4150C3061A299A5CC435C', '6259F7D2FC7D1BFF05DC472882BC6970A80E3A3F', '8324065FE91F5A0DAB2685D0ECE3B47A5269D8F1', '8F16F703FF9D88E839DCE57727F63A8310472B37', 'A204F336F5F9D5CEB048FE06D607F0FFEAC490C1', '917F03A0675351FEB9EE38E23DBFDC14494211A9', 'F0B8D428B85F670963BC39984E277820CEDC37A9', '945C17642AFFEAE6D5A895CB4659128E4111ADC0', <text:soft-page-break/>'45CCD1B41D5467BC72082C94F156C00FDEE70CB5', 'D516A9BD8783CFCC921E45AF7CE9B540D950B194', '82DEB32221D4BC59FF8CE9613586225E28382EDD', '2AD0698D3520F82CB24882B382A98E13BE76DF07', '4554B633DB561DF45D94DDDC81376B542B79A09B', '22C791A1D9E94B7D2BA83DE535B7266F99CFC63B', '13125B9936882E3597DF185730DA29DDA675233F', 'D51F9759B12F707F55EA57A200727BCC37BDBAE9', 'D8FD3F52D156EF6A287A497318BB63EA569BE25E', 'BE33E462C04A16DD2D976D3242E0550A998CE5A4', '6405C92346C69784C14847B2E4167EB6D7AE307D', '11A237B19CDA02BBF98E0CAE27E6EEEAFB5D3761', '98AB2442F019A507DC936AD57AB9ED2BE361903D', 'D0FB3FA04C30B5661F3C713C2DDD93CF6BF3BF05', 'E4613A4C93A2F391B3CAAA46F9A8B579909D3B9F', 'D03C95758AE8E4B18FB3B9F5DADBF40D684A5164', '6E1E6F8C6CFA7E4BDF3D8749B7D57D89BBF67ED8', '4190DC02BA9A4222AE2B603E2EB351DA2F33787B', '34ACC9F3B1403FD6BDB976DEB02BAD1FAD84707B', 'C9952EBBA4B52342ECE39964279B1E08DEC54FA2', '7BE1CD5C8AB6DE070EAAE15E3F8928FA328D3BEB', '332B0874195B6E0604E168AB45D72BA779E7CDC4', '460DC6DF198887933118E9A021CF0E3A2E328233', 'F656B6D5B5DBD9AD8DA53181B76D044F306E3784', 'A73A3980F700C66CBA647F1F2E05F18328A0A368', '2E71633B426F4C1204B08B241497A621DDBF4733', '2A947320BDC5BBC3B86127944CFD88817CFF440D', '9B1732915491044BEB6970549D813A010A92E385', '696E2D5CFD3CFEB790ED321A32CC86BD3F009099', 'FA458394C71BC64C6B2F5CACC0FC5160377B5A0E', 'FC1513C1D316E20CDB8805D092C538E75C02C2C4', '8DE1BF8A49DD68CA726066A1EBBB083161FDCE06', '1E835C91D588EE84987974B0D062635296A578C7', '09DFE27140EC96F9EDB6C3CE58377F6F668D90E6', 'EDA84C417C55CEDCCEB3C2E94FD402499EEFA703', '37FA4132FE9A7958096A1D2CF7A5156C45CCA285', '2399E10E8832D0CE9D35EF8203B09502A1B8BA11', '2FCC0BF5FB23162DF5CC9CB8702BAB631A10B5CE', '692F22149CDDF7BD9725A92F234858E05BD23323', '1836E728439DCF636BBD068DDF289C967804AE4E', '0043A54F01B9B3198CFE8C57A11D11A5FCCD5D3E', '440C0709B7F3260E68B770080C0FA314BFF07FF6', 'C47DC70476C480AF566822C3294765F3422E727A', 'DB3743E3EE05A7A13D2B9F724F0E16EB252F0CA7', '8EFE858121AA399137F50548B82D46C9626E2A71', 'E7D79F9C7F2E76106D7616CEB445D50895493DF6', 'EC445B21724A0B9AD792FBFA0C4FBC174E55397A', 'C36DBBF91DD317799D774A859035A839412459B8', '9C1CEC738B89606E763F2698FA92368439C85134', 'E08BB4435978492988F40FFEB5E5766B69262E6C', 'FD36A8FB104B3EE5BB8D98F73B08A2D6973B1BB9', 'DB18DEC0E62BB0925A0062E4D84E677FEAB988B5', <text:soft-page-break/>'865A4A06BD8BF40271B6DB07595822AE0763C925', '70693F5A7EB7828BF8C4EC237DCBE3130C0E2463', '57C64C2E2D5F99308709A0BCD9F213DBF873FC2A', '8CC6AD02A53DD37747256C92243687E9C6D0A7E9', '1499EC771E9EA542D784BCB5056303B714DDEACA', '9A088279C8DAB097083ACA1495FB75C1AFFCF711', 'B31DF1A512AA50B1B0128AC8E9315E8A03D9769D', '7BF087A274DC45BCF6313D8C680C4E82DA0CADD7', 'E4ED74029DAA37782BF97768564C8060DD2D74CE', '2E6F2F27F7F32962C1CBB6F514C33F802ED5C327', '3CAB87912128E47940ACF72F8CE426805619503F', '94113CC3BEFA5B7EF0FAF943D4CF0430CF8D900D', '46A5E90BB8821D4852F0E00C9A43CEE3B1B54A88', '9C4F3C028CA0F6273DD756ABDD686A3825564023', '93C856093783A0C57B1166694F490D12B12DC0C3', 'EA27C5BB315598C5E36B92D2DB2003F4B4B40C3C', 'BBA714E72F2526FCCB09DDA9E97E3E67D3687E80', '7BBC06159D591772285B951D3FC949C24B6D8D3C', '2871169DF5C86434F359911B3CABE8E624B3B0AC', '489AE7BA98827494EC859132B81A50749D7842CB', '6E633DB8F19F73BBF5C3392CF19E04E014AF31B2', '3337537EB3F526F410BFEFE13B546B76E04B59C3', '6E78E7B989F3E427DB9FCB80D1AE73F120B7CA1A', '1CB313E8094CCD1290033941B25FFD5EBA775F29', '2CA263ACD4402A58054E2CD09AF6BA0169EEC4DC', '0DE64A5B7A56A6227F1C6ACAB93906BBD09BEFCF', '5D93FC2F880DE4009A5710C1A34BEBA86EC26F12', '3B7564D182CA07DA71EEAEAEB0DB89A0AA99B4E6', '6EC6C882538C73E8B23898B026A9F81A5AA97228', '546D7E8FBF3A24DC756CF32C1D78F6A841208359', 'D4D34B8B4BFD5ECD9015365E46F68C21B02A7B6C', 'DC62480ADE172B4AD1A36087A75F5F6A3D1CB760', 'E9D17910083200C7B34FBD8BCDA9C260CA13F729', '500E3C52D5B318C0B1FF2548EAE182E138C1679D', '60B3E7830184784CFC281E853A9CE5161BEE5613', '647F25F29063A3BA35EDC7B806959BCB668EA8B1', 'DCEB063FACC1A78B510DD97B203B492746D61281', '200858A046ACEB2BD6E248B958FC88515576198A', 'A0D1A0D35178289E0806F3F7DCBCFBF64562090C', '07E8B8205661245C6E174DFD5BD1565E6CF862F8', '37C5621C6C91F132AFCF0929E276CDF27E7882DC', '3CE2BF74A72EC1767315CECA4B54498723CC318D', 'A1D7B0C6654326A3916A97078119609B4EE2B188', '68D8EBF56C85941D5326023C6E47C5D0BE455E22', '7C32032202D2D330F6CCF4DF3C840BBD25CF5E21', '005B0EE17E0970E04B543571D47A457FDEF0EB16', '83490879281C0110243B05519017BC039A30F933', '2ED784727417179B3365FF4D0E433A418618325B', '329092A5ADAA3A72D6F363665A6D27BCF8FD3918', 'B5E7C1E277B159F1F17129F3CF04D2558B11A6F0', '8174484D53FDDFC175AF73AAAF447585CD7E802F', '2615CE23D53FF2E7B42629C57923B458554F4B9C', <text:soft-page-break/>'6BA380F9532EB77F9FF8E67DF0C251CE8E2427F6', '9DDFF189041D6371002685360832A19CA112CA4A', '67FA6A2FF16DDCD020030F0E5E19E4A2B2378651', '8E1707A7C86850804C7C611F2FE0D88F665C356C', '02ABD00ED4A4FD6AE4F52DE4382F135A72A2131C', '474BEFD83E3A8B855E4A5E79823F4DD45502AC99', 'CED3B3E980BF33253FB406553E4C6127D72E4772', '584DAF66D74E5E7B4B34B59A1D8BA56ACFA84551', 'DDBC94AF55F86E466E657C3E7F433215012C3103', '8B329C04DEADE088C1DB69A470590C2FC393B6C5', 'DCDB249FFA5B20CB64ED8994D7839235F63417EF', '882CA4E4C9C3D316E7A19D0BD77F3643FBFEA4CD', '8E5FE2533956EE743AFE9F4B8D78A212D932BAD9', 'E4D503579092E74F7B355262475709243DBE6AFE', '758E26B0C2BEA42CB92FD0559DCEB27D6D28BF6B', '90ECA249C6B8B657501B9113B37E3DEC869EDE20', 'CFD6C158C23EC10D0A6D4DBD5077ED9D641B3E2E', 'B0056213D4D1173C8D0279E173715015EA644BBB', 'BEE9B575DCD1BDFFA9506FADDCEF21481428A4FF', 'C86212523126DB62838E6CAEDDF853B6C09E530C', 'B762AA49BE616B075ADED6BDBB779B012BE81685', 'A53DAD2116DE71BADD321522B7A9A4C79B9E2742', 'E4D31BF3CF7B30FF53A6829A669428182FAE3972', '1DEE295BE4038853644DFA9CA64BD35FE17CA9D4', '94E93A18BB9ECD7D60D643BF75D439687A657321', 'F4D865D6C4EF547DBF93AE7120B90485BAA0CD0F', '024D537D9406910A8734DC61BFCFEDF26A7CB738', '6AB252FA5D464B100D253BCAA3EA216B5262718C', '81D5AB824010DDE7661C0D6F128C466745975B60', '89F981D1C4E208CA3EC9B1865885C81C3CBB3881', '2014F04ED74B3B12052061A4A501A9228B7BDB23', '1C5CB2966B0BD986DDBEE084B6998FC9700636CC', 'C495665EB7AB09EC5168EFD15A33E1FFEA75E0DD', '5A3180A85D92D07116235B902CCC6AA2D36BC806', '71363E6F9F95A0F4C7EEF181C24FAD5B831C676F', '956E835645FC060FF61EE3F1133D3E9DCFCD645F', 'EB570BF0BC3EA66706C4EF3BD4C4C3A190D9FA7D', '45C95CE7E0EE3F7B60B369232532D25A45B112EE', 'FCCE1C99FB3448369AED0E379693A281F6A733AB', '6A24001BFFBC2908E7C130E1C9FA0FB101DF70EA', 'B1C6CECE5F685DF4772BE27A5BE01CA45B16B2C8', 'AC1163326A490DAC1256A1C592C2B79CBF7274AD', 'EC3B6D4A0E1333AE9CD431DCBF58EA47A7D84C45', '96E97AA62EA4243EE6325E4BBECD589B6E374558', '6173FBBC042D9D57032DA082A95104909EBF2441', '42D9E100177A24AFB449AE042D7A647FFA07F928', 'A5A2180FDDDA963136C3C25C6A4FEB8F9A5B8868', 'EE72AE4D44B216793F4753750B01B83CCDC5CDD6', 'CFAEAA80E027EF5E66A286008AC47657CF0633B2', 'B87FDD5BF73015CDE76AC6FE0E9D68DF997B0039', '04A48D29F0C0351D52849B37027FC8FBF2CCAC9D', '74A0247E79B473EA0A7245E23F34AE1FDF2D1879', <text:soft-page-break/>'E9EC0B7F96269BA93588653A5F1A175AA0FE0275', 'A8DB11FCB0B39B6E0405B5E3F6D7C2B2E177BE93', '9DD09EDFC54968DE30CEB6300E990E56C77754DC', 'A191D720AB84D6EA1AF25B271874E90D52C96A67', '5C984778364B4F3C19829ED23443C25A8B2BF7AA', '9160798559437A0338D1EF752E98B1C543762A5A', '6F875F8613C13C5AAD62EE3EEF800486BB0F8C57', '426EB82D39E09EAE3B47E3E29419BFA927D9CF53', '8FFDA30635DEB74764D7947157C7630CA75EBCA9', 'F3F3E6338C730A1E507AC74BD4585E1399BABA0C', 'B06DBCE01DEAD43BDF5BF003DE480308AFFF4585', 'D0D9E2EB61687B0D28CFAE39268F0674A4EAC59E', '4B5D21ED8AECC8A04A9ADD6B083B471E6DD9E36C', '3D0329AF0676CEA25F2D53847CC4D954780A211C', '123C35FB14C6EC1DD78B7FF4BA80C11B27FB9802', '9BDF50A342F0B9D4B2A0D94CD864B5652A2612B5', 'F268DB7F39F076617D55F12646F4D51AE145F8D6', '0A68B26C5D1B248A02CEDE0B641CBAF51C1B7CAF', 'ACF5D59F824D447506B3A6476383AC7B0411C28D', '1F2290AEB508C4BBF4FCE685F40E2B8D25EFF5B2', '4ED9966470F8E9A0A4EF829E951E4133C01A18D4', '4660F856CCF63A1010961511021352A4CE1EEC66', 'B8BA9C5E67C8DF585D1F791C3965CB219FA49B2E', '36668C241467FC6D57CB909DC499552F88AB17FE', 'FA942D518FDC240E53CBF11E518FBFF37C6B7B34', 'ACAA42A57B2BD21B29DDCFB853EE5FECE6E9E24F', '53A539AC7E9C88AC3BA59DE8DED8839854D80F70', 'EC9F4C0B4778949D6A284D3FBC80ACB139DFF9F1', 'F8F0709DEEFF2A05BBDE685C97784361F313A771', 'B46F14F3EA6ABE7A9BE19D1FAC57A0B6BB0ABCB0', '7527C86EA61EB9682FDEB0E681AF0EB90C2962B2', '618DB0076DC187A99382BD8479D82186CBD247F7', 'F4B1ABB57025EEE36B425AE961E290C68AE5BB16', '48824B530552C1422FD4BB7C327F14814560732C', '3FEABBBCFA8D42EA0DEF4C170148F3E4618DF465', '5D78B40F8177857BD6DB6F53FA19509132B5E0C1', '54AC5D6712FEF538F4ABB534A71E0F906FE392BB', '7BAD3060E57D160C7A94CBE0ED8705DBCEDF377B', 'F4754352506FC40628E43C7372BFD1C938C0D50D',</text:p>
      <text:p text:style-name="P1"><text:s/>'8E559E6FD03E66F18F4C0EFEC011D111BA0ECEE2', '3BDE1CDC0040A65D16B171F873697A2C3DB5D982', 'CEDD74E107F69E73092BA84DDDACDA5DDDBE2E27', '35A639AF68EC1299922E7E6A0790DC109454FAD5', 'CCB28BBEB48527372839438E333C702EDBFB92A3', '517C6E072217BFF953A5D41CF5B418B8B1E7F096', '7F399975AA6483DFF974CF07FB1EB392E320FE2B', 'DEBE05189282F73A6F8D8BB621F44CF59BAE17E9', '20B5E6347B8FE2B48D5741B720A94EE2F1E20E9B', 'DB338ED490ED0113458844BAEFE115FF8AF9398E', '23FFE0DA5B1263B50FF80B5009F4BBA6C6DBD168', 'BD2654E4D8FE4069E4489F541BA77F6D4FE6308A', 'F85F3E62E89F29623E1001A2CBBD2ADDEAB095D9', <text:soft-page-break/>'94D363C8F53C165709B9F704BC3E7EE8E3C3B322', '481ECD8330E74EB3107ED62FF6BED7660320FC1D', '31B4ED887B579D18C65FE8AE73286D487BFDBCCA', '609D8D8861C8931696664AFC1EC5CC2EA140C40F', '8A4A5E13E4D4DA2F94F86867B56A93C8FA13D302', 'DE0FA700420EE68E7ACAF52896C4B6B106DAFF81', '03625F428EEC2A3CE3FA27D5CF7A155AC19028AF', '5EE3029DA72C10F2DE323A2C81AB80EDF3D0C54E', 'B341BAC14DA45E58C9DD5C9841E029B20BA54765', '6B548A35EBDAA60297686BF94EA0E8D22A79DA9F', '358DCA7EBA7E5C3293195888C42BFFF5D587928A', '905320B11D1718870E5FA30227881E17493ECD16', 'CF1570BAF43E79EE8BD365CA92C878FBCF47472F', '1476A3CBE5C25D44626F7DD5F0FDEF3432A4FC71', '8ABE883CD17BDA7C7040AE08C5639403C0266B74', '9105EA45C3A1B1799D3FD436BF579DBE083EB4C4', 'DC085CB3E27509FDF62E24C24717E9E3A890CD53', '76087AD06AA34A181B27AB0E2E777509C58F0ECD', 'E81F227767051F6D02CC8A537A8E00829C2F17BA', '6C03E49A103F42B70F38A6D7D03D13143FDD94EC', 'C89BD12FC980076D21E5C733C606D4D23A28A982', 'A3FC5D2AF060782634E20938CD327E4E58AE957B', '807AF34684A18A907E0886C98BEA88E8AA304EBA', '6A3E950653A3FEF73D97ABD0BC555A2A9B9D579B', '826402A24FA9584DE5DF4F64BB6E5F090CCD014C', '055F2D9AB5E7BF95B65E1754F35521632A388E93', '686C1312F9ED1A4FD0DE627AAE590E0E1123ABA5', 'A06419A0BC3E2C60A8C187AD2B3CE25CC3FBCBE6', 'C481DA917E080F01F07C3CEC0CE8FB4C77217F50', '94880BC2C17548239C80503DE7BA3065F19BF544', '8DC161DFAAF04EFF1F6044AF42B52678C75FB7DF', 'C3FFBA50FBD710E128D1345E44C86F21E4191558', '19398B242315B96F75A97DBA07ED5DE916A16D99', 'EDC74B36142145F829C1D5E67CE595C7AEE5ED18', 'CE0D3459B453BCC40FDF5DD794F225846D44F69C', 'DC7D3896D7FF4C09DC3F20A17F8E84C5B0F08195', '9AE759060B5E52BA2B3C5A123D6F3B5E79E39994', '4B8B8F46DB95AB20FD742900436F53D30B7C1905', '5A04FDE5D8ED2B25D1D385426C5F3D02314118A6', 'EA0976C39D9A8D82CE605D455D15EBE53F6B22C8', '994ADF4B85DE1C733230616D82762103CD5D9598', '587E778EEC3D9235D228D4AE3937A3CB4BFA9B50', 'E6E3D648A2D6F6CAA74A587BC6DE43B2CC4717F5', '1A43CE4F3052B5E122439696B907B389C5CABD28', 'F6437A98EA6EF1C3062D3243370AA46A206C18EF', '9428EC41FCB7A1D2B8324C2D2FF1DFDA4749ED7C', 'F0BF6D39A9E5B7F244FAC49E4BB8E24377A4E8EF', '96596DAB615C985CA300A0B5D8DDA86615D4AFF6', 'CE290F983F6523E8021B0780C43FA21FE7C2E279', '085319A88004A0CF0372F15BA4CEE45EB4287A94', 'EE0D235CEB3D0E2039FF01B7DA31A221CF864DCF', 'E94D99B14DAF75DD6E205DE6690347AD5CF10EAC', <text:soft-page-break/>'BAAC7DA66040E58430211295F79FF8A5726D5DD5', 'AF00C46309A1F7B73A34824F2223AD0DEA73CD7D', 'B49EAD95ED5923C187DCBF434E441EB117A4B97B', 'FE669C01271D410D6EF5E05692FCF3ECC1181668', '4D44A2751D2369D1DA96A6EAAA61C381BE2E44CA', 'A192C3BC81404C27B4936A2E7292186153226DC5', '2B89CC0C5208FFF236AA65C9B04D9E425CDC296B', '60DBDFC74CE87938EB40C416C42CC633B5D2640B', 'AC21395C386B8C2332B1E2B0C6913FC004B81C28', 'C397BF0163E172F2EF4065C2C41EBBE1D41A82E5', '29465A7065CBE1D7D7C329B0DFB106673B2C2673', '152594F1D667A5602DCE86FF605252EF3521A11E', '22BB40B7D0A21668494EED2BE1DC34175D8BD2C4', 'A588FF5A395618C16A6D1A48D1269FF7177DACE8', 'C5219F9D4875FADF0EC613BDF52C873A6601E519', 'E77190797ABC0520D5DAA33531D607425801A763', '3C1D97599C2CA94FBDB7CE92CA2DAD4D271319FF', 'DE6BBF34CB4CA09B417518940944B3991526AD66', '737ED9BB6497176AFE42F23E142DD21012A390BF', '6DA0703E3EDDCE26D494317411ACB4D797881D8A', '3EB6078679AEBF1892F187C94897743A1A84C613', '8CA4EDEE69044FA37C042E4BCFAC2DAB54F2A580', 'ED0E99C2C067BF57C9D85585BF55E030EB2BE8E0', '4CFA6FF3E8F77EF5AF2D5680BB411F1381FF94A8', '9C60132F6D5FA04882658BF35D59FC0E1A1CC594', '89FF45DE2B91B1FAD69FF40C1B59AA4E7B0593D4', '8ABBA9B9F234E3550702F8436DB604F5EA972487', '3A50AF40DF2D50CB30C017343140491429314BE2', '01BFD2BA345668D07AB7F33E6D5EDDBD8BBDEE52', '2BD77975EA2FD6396BDEE6235DE287C81B339508', '10B0FD89FD02D40E165028D269AB320FEC8B35DC', 'F81A0E4C8D60D739B456265A612EB24EDBC452CD', '0A3FABE6B4CA92F95035BD820F44235D85B9348D', '395112F44A80E5B8EE03B647E62D19B10A3F77D5', '638CA36BA2637E0CA95EFA99A460D8E7B989A001', '36EC9B0D2851B0307BA9975340AFFEF5BBBA46D7', '78B7309F3293C775AEAEC1E5A04D33404F503286', 'E6DC05EF892375296E96CFBA5315C15068435D26', '065C9E15D5270E60DDCEBCA4EB58A4A57AA794FD', 'C5D1C1FD9335A1BB189DBA759436FB483E48A607', '1F716C1CE3E4BCB04807B13227A1C42596975A64', 'C329FE32A80F9EDAA49B1AA34591A9FCD6BFAFC9', 'F5581EF414F46624BCC552269C70909BF5B87EEC', 'CE9C92B6EA5585E670DB2A25376F7AEDDC64154D', 'F49B4A33C814BE55CC4C74187E7BEC8FB3D8842B', '4169C939F3DF4B73A75157F0A1597A372A6F079F', '0BE143EDEA170FE7F70DA6280A1E4FFB97863B96', '57955C7BC6C86311CA64D6B2FE9AAD1B61C95849', 'BF8D45490C198267506D29CCB7C6AA5389C130A0', '6B8F3DAAD0B588343B2F5FF2DE5B4E5E20988B35', 'F8E94085491F7708CF84171AD736B90D11CF8015', 'E53CF1588E3F61F3B22D1AB4381F1A917E2D6202', <text:soft-page-break/>'AE10C9A1637C2ED06E38CAC7269412BE70F12977', '8B578EBFEDE55ED7C78F9E86A96E051C8859921F', 'A4BD54838F36379EB3C2F1293E3CEE394A03B6C7', 'EEDD995C50A5BC53C9F2B581DCAF82E52979B108', '03831C6F7F92F6D746E978471398F2A68FD00DF6', 'AB61BB3A917EFA003E6887AEA03D3664985443E8', '1410D3B72CA3F5AD4A1ABA871BED857CF05930CD', '7A09695308F89896FBA232AF1C7C85E16E6E53B2', 'F3044AF76ADCC05F0022149B3A4CBFB99D7C0650', '986CF3C88B8AEFE32B6C602374C707A0EE83B4B2', '025861759DD7912210429785E4478663E477F7D2', '805AF6F000E8C023329F92F501D1E40DEADA115D', 'A3C2D363EB4ED50DD23894CEA51D3B24DB384787', '558A28AC2AEF556753346678ABFE3FE2A678F8B3', 'D89468E58F3AACE0163A357B39E8B2CAD539D92E', 'CFBAF1AB6B3FF99CDE8EDC0BEF5B53945F4F8380', 'B2B1559E0C208FE3BACBDEF26E3B0B0FD02886AA', '17359B87DDE3F188A14EB87A068A6C17C802B0FE', 'FC3908695F9BB6C2401698708178C856C5C6E4FB', 'F3E7F6487B4899E9BCB8CE979413F1CCFC32D222', '6F8D0B52DEA95BAE737D0084CF1D294E7D53AF5F', '13DD10651D1358307CF9F0E0121EF9FEE49820AD', '73C6F6F3B77089E5A0AA3F3A075A5AF8BD6F6350', '8DEF609B9AA5FCE7D2A2C8A5D0EC569580514625', '5CAACDDACB7EFD7E8B1240057E50EE26AFF28D24', '779D684BA3422085092FC703C932829B4AFA3339', '8F05CB097243DBE6322FB49A9E4AE64B6192ECA8', '7E2A937939AA65C6C9AC34FDD7B14B7195C17214', '875A9419D18DF4E14A3938B861032CF4DD697777', '162C07B4163696A1E158A24D360BFF20C3CE838E', '7E0D8F6A597C3AA7C1BA726E4887871581F862CC', 'CEEE89DC606F252BC259A8BAD67B2C41AA51FB47', 'DB96452B3925C7E26CD6620C8D2C3CD38F0F87CC', '156A6F27952C11BB249D25EFA7797BA8C559B927', '18F1DEA16E25C0482E4246E98812D2A7D0D61E17', 'CD96C9EF2C7ADB3CA553EA586342FD99804F5787', '5E3238EA308655A84F3757775ECB5CFCDBCC69DD', '79F92CEAEEE4A21205193ACF41CD369F5DCAF928', 'D7D7A6E46D9D2E6F0DA63F3F23C83EA605E43B97', '380E960BEBF28720046A8855CF4F0D133A3B5C21', 'B688BEB785DFA9E2A6DB6B152EE56176D689547A', '7EA2C7A25E524442052F8D6CAAEB45E3AEEC73F8', '5EFC73E0D0FD11419C3DFF8C53B855493F4BC0C7', '19ADCA4F36B46683758C83B79A13E0FD0551F042', 'FFB73A68A30AC75B6EE3353EDF60BFDF3C3C19EC', '498CAEC6B63176F4149FA0684862C6EF96A97507', '39BFB508F2AF3E23F2ED553B7AC812F30A5EE24C', '7836187C7512169E6386AEFA1A847C6E172D36DC', 'E9B82337A4EC0DC1BEB7260C0FDD0AF413809328', '77635BE96D70CBF9A298C3A7C349468B5F5B6279', '496E8C511699B4DE9434699D281544B04C1D7FF6', '9826286CBB88FE31B42868A5F70F7ED680AAC842', <text:soft-page-break/>'B0F2615E5C15EA4852A188EC7F1ACF7C3F9072AF', '83E69587E6C1D3F954F5072242B6745EAA482964', '850A66CA1BF6C37BFC04D8064C7A11F17EF5363E', 'FC3E6E0007354A39C2D859301CF989C67495AB23', '6EE83E923B657DD8D81A4F701BD2E8ACCA0C17E4', '6CC1E65E2FEB0652AC21C4BC43F4E97733A2A3DE', 'EE072DD4828DCF16D8F8E85F300E1D3B0E80AB36', '139E81D5CC655A523C56747CF2793D5D9AEBCCDB', '6C72638A5896A0CC645826C2A4D80976EF9BE03F', '3DB47D431D5AA575FB3CEC8FAB907F1F40EFFBA8', '49273C0270DC889E1888DEE5CC151BE2BB5785CE', 'E0E989074EE4C75DAC5ADE47F8B9C06E2717F99B', '9AE5504659107515A75100381CA6D95021A64D9D', '3A6CB5CD63CCC4A61222747C09DE145F2A93E05C', 'C787AF5FD5D40FF7F0F3526F96356A8FBF9DAEEC', '7C3185AEB46E5441EF58A897B4C971792613D34A', 'F96C8C65EE7E50A8C07FDCF7FD9B3F6727DA62E3', 'AB9A969120ECDAB71CE091C49F13206897657EBD', 'AC6CFEB362290DB5D73F52FC8C29DE4D93095C45', 'FE6A9B91D5CC4A1CC7208A110410DA06F2EAE57C', '4EA630EBB6D464C021F2473220D7FA0AFFE23DD7', 'BA7A5665FA09A90440F0BB2A4D4D299D21329042', '9423DF9A1F23A9C3BDEAD9F8B54306A333BD52E3', '1F53CD35D2E334514BC363637BAB732375DB559F', '22A9D66200E162537CE0095B9220478BA4A3EE79', 'AEAA12E0245034A6BB00838710095662546A3571', 'AB5B7AF05498BE4D83002DC43FC7F0641F02D0F9', '471D0EC242F5FE3BAA271DDB0499F04E22AAEAC9', 'A538628DF6EBD4A1F8B62497616C6AF7382765EE', 'B9CCDC9A4A5BB16086DA4B9D0A567D58E015EB44', '4761B6C765A71C4B7DC62A159889971133742A09', '72E5900D7909017BB779E89B46AECC0F41CD6F08', '9F962D78C9EBB16E5B56D2208C8CC1EEC1D7BF3F', '2198DF1B5AA8CC3D0F0F0E9A498749148F5BC483', '75FDAA8D3A913E040B7378D6D25F893C8DBD8059', '4BEAB0DE1947466E95DD5D73F908BDF3703844CE', '3761439E26290F88C2454625A90DB10831F7AC6E', '695B20C5D09DD0CBECDAA073275442BCD1222B88', '611C7F34BEC8886DC96DB5EEC31638D8A5F263A6', '3859212F3065DDB5A9C7C6B22EA92BC6A78558F8', '172CE5BD97EDC7D7EA0F99990BA2BDB04CD5CC2B', '789CC5A9BBD90B6DB8B2A427D0B6F450B6AEE331', 'A0CDB3D3F744DF706AA57E17BD0E801E2B6E5A7B', '41C974DD8EE2ED765AD30505641485AFC44ED895', 'DD37506E489D6BC807D724423817BB710887F5B8', 'C9F7D125DE0D6D04B9EC5C500BAAFE2D07C7FA66', 'F2C8B96D43E56DF0308605A173D198B384E39107', '623BFFA787977147C40676B75FA9CCE00DD95BC4', '618F46FDE6E12F7CD10266203CFACE1246D700BB', '3228C9D4F010F169873060FA474D61CE44394CA0', 'CDCB4FD4B4171D5042C69DE406E17BB7B60D6BEF', '577BEF301F233C589FAFEC78112471F7E2960BD9', <text:soft-page-break/>'38FDFF546BC3883A8DF87518EB7AC907F7CC9B54', 'B8D0FCA415CE38FBB6FE96B617403845157AFE01', 'E1B234F9EEACBCD83BBE5F1E28FC91C36076F8C8', '8D6FBD68BA852F99872B75377E5908675C207776',</text:p>
      <text:p text:style-name="P1"><text:s/>'F1390A86F0FBADC3913274DEB87312D0AC012016', 'EBFC102CAC661F989C32B73B088581556391D4C3', 'C6F6ECB4E6B901785ACDEB919CD6418E4C350D36', '018AB5D5F444E8165478FFD52CE32455EE3AE57E', '5A30DEE503F7DC0C8C7E2FA185C85F74DA3E673F', 'F5EFF9892E1CB1707439CE99B53547E6EE5130C3', '01A58728E3849DACABD93E98C648A035FE9CC4AF', 'B43FED9A364EF0C8B182DA712F7ABEAC3A6D86B9', '823CC928651B6E89501A31D8212BE5628A8D45EE', '12B575327A240E0474F9E360DDB3DF7299F90C1D', 'D6C702CF7C9D7D63BCC194CE6020A1BB43BCFF2D', 'E1378145AE66D3BC325E45F38D306A1E62F39237', '1CD577A2349D436D37F467DB8394D4065E056532', '723E8C709156DE7545A5B9AE3B2CF2F90D483596', '505B32F0AE73E6BE70DD147ABB064CF78918467D', 'DA5506797E5376430F93B6517D3DEE4D69D3665C', '8D152F8901138A1B8A9785198A096D37CF4D7E24', '2F837F648CFE41DC4AAD9148EE2541610372F443', '7076EA9166BC891939C17AF4DD350B66F363BD00', '3C70C5704FFA2A9B5FF225DE9BE705A78FA97B1C', '3086533988DFAB360FFBE4A76744F2E85F857C77', '448C15C3E186F54E34AEBC3F8ADB8C4EFB369B58', '02040C96DA39EB689D04C8BEC769EA9CEDFA0D77', '34FD43F243AF59C96D71103A884953198A693546', '50F4C078E48F69037E97BFF19549AE4DAAFD283D', '472F1D12625F9DC3F4091249F2F2D202BB9F39C9', 'F64EE6CE88B8963396164638C3636B1D16E3A292', '10EF6495F687EB84502C77918B93493F5CEB99AE', '0FE4534B097864F071ACD991CC90E43D69D6DAA8', '21B2A5E3A133C6AFBED6BCD8B4C368931CEA4E0A', '25BA6DE89E10E59985CC634650DC1B3A9C6198C2', 'FFDBE1128AEDC580033F5C0E883DEEDBD50F25C1', 'F09C649B31C7E403DDC97045EB21854DF0B65141', '136A1EC143E8FA666410BF525307AAE5B6510E64', 'CA302F67F21FC2283B285F13F48B45CF1FFE8A69', 'ECF8B32D25B5F737EC6718717AF9289522C42947', '04EB2392684E14BB7C4ECFDFA0D2928625E7333B', '777A2E0030E418CA8C3484DD3B8DCE1F2E4D53B5', '7148C751F679FE2856BC331066739785E98CF7FD', '4E79B3688017546D114F39821FCEB000B58FC81A', '19D02789B46C6FED55B1683F367B8265036B8DB0', '799BEF35310AA05219E296D14B371F263F7E3AFE', '9E66B1521841930A7142B1818503304F4CAE47EB', '3774DE1FCC54E371B8582E12F6A03A2BEE49A6CE', '84218F0BDCBC4D63A984B0BB15B608FDEEAC5469', 'BD8C34242823B4CCD22AE35BB313A6C48BF3C447', '2AD1D5FB37D8EBA7ACCF040A65387EA7715BB1D7', 'E5F26F2BA4487F98A60B09A9172B2A50933D5C67', <text:soft-page-break/>'614F0264370E7002319510E3B1903D60F441E367', '8529FCCB58B39E5E36FE1688C1809D56BCC754EE', '132E43891D556971FE706B3E24BA54C7D84DEAFA', 'B68D4C6F8C4259BF77AEFD727D4848767E902975', 'F39AB5BBC94096A7D2D5068230AF4F800672C653', 'D127E9C148F6C1B22978483911FC875F7600C1B3', '3799E1E3670B641DB10D488E85269F21A739A8FB', '24CD09667438888582CAF68C668D4D938A6CD1E1', '6B93FCC42B0A60BA517A8ECA7D5AD8FA933344B4', 'E3F3666C166A178731FCB2472FACD31C822DE31D', '52A117992170DCD2232E9B69CF2912772AC21729', 'F1EF85EC0BB352666301D183DD04533F1EB48CAD', '7DE96C4E4607759B09FD3ADC9549BEBE94508637', 'BE9E42B781C561F15F8B05ACB6B63AFA787008E9', 'FF65A93F40E7A221176FB840BF6720CFE637CB3B', '321750A49DA8C46168AB999F91F0BECA1E9E4423', '4E87A8975943C98943CF74A7A8176E9E57617C00', '8C2A84E633996748030C1BD6F6665AFB0CCE607B', 'FCE4237D3F12760EBA37227C64F34DF93C4D6429', '987CC967FC27C657DFB74EAFD654C0A5BEA63C32', '18A90FBC13D281DA2BDD9C21AAA1BE86DDA72017', '29FC3D69340F048349B92F3DDED9BA428FE290F4', '08C3BCA33307C588CE8752B81FEBAE334F097645', 'B96BF3CE9B2E43A05C2567598D56573856A3086E', '182B336BB4E8BB90DCE8AA73696EC5D1079F13D6', '63757139C5F547A8C54FD0D2B67AC76429DF18EB', 'E71A97B26158970F37B12AFA0C9C7A2216D45665', '67BF877BF5986AF55FC485D8B8BE3F856C5595E8', '3B0A17AA0D3CDA3D40454829C553CA11113BF83F', '0E75FBA26A32DBECDC144A2DE5CEDD5AD6E3F9CA', '0413FA9361175D298AAA43B52BE7FBCB7BC51EA9', 'A852B44EF738BEE623ACB30B7C1BB8FF39E82BA7', '4E1EC15D2B58E738AB1BAC1AD6AC6BCBB340FBB7', '81D7850738F5D935463CC598446C31C2411C79F4', '16E7A9FA831E616E81F7F590AED3CDC0759EB68B', 'CABB280CE4C247455283299C2FD3B8F05E27BB0F', '4287AE3B3D95ECF5FA02FAEA204892B08E805434', '0591A0305D440B909201FB0A2F1CD8D0F41CF2E7', '3986AFD441BF6685225E8F38B3B6D0FA176A7D37', '8BE7C162E7EB2B5B895F6DADE9253C7CE373AF3B', '061B2D9AE7EFCC4D3A3BF06CDB305AC44E1DE07A', '0C65882869D4E18EF1924E4860C415495E6A5703', '80BB4CE222CAA9D0C94D2CC9B3135AA07C7BC9D5', '8CE744F93C67FBAE8585254C4EDD72B3D32FB8AC', '4CAC7D2971922B9F9B02C525BC7F9249FD91CB61', 'D488DA1A6D1476CA8BF4BD6D6707524424F91215', 'CBE347C618914FCCA06410D13B3BFFC76589C549', '4803DE9E2E0092F56404E82A99938A481C931028', '881C91DD4ADFA830732FA7F4EA8C28BCB50C3CA5', '845A1A597CEE2A63E633F3B6BF44B80F47A20C75', '71909281B792F714BE8CE394754EDF8493A35EB2', '2F66CD39E98512DD51D493D2670AA37A9FD5F6C1', <text:soft-page-break/>'D52359D2142DF0449534E02B73E245A1FB7D0B49', '14AD66F1652C60A4EE509C0A7288B32242503E27', '104F33E2A92D1B0688149D3DEAE1A07EF9F581DA', '0DA4A777C4E74EB149EA8C8E37E5FC384E5D060C', '69A19ABF1F9AD8013F9EC023C02D169456199489', '6365A4165CDD10E249CB5BCB3AD58C09F93FDAE9', '64D601AB0D47871759FE5CA8423ECC0695FADE6E', '131E1A38B2EA1B1B1F524DE3A7EEFC5134656486', 'FF21C60A60387DB76C0B258B93AB4BDDA1E72803', '4F2C4A5A669E226003708ABCD45AEDB53AD9AFF8', '690248653370831FA8B05DE70F43DC223DE9CE09', '1B5DD14947C5CAC493D18A18ECFA51800EAB3641', 'E06458A87692666B93565F652BDB0AD083ACAE10', '8236E3BDF66ACE81CB071146D9D22EAB406F2448', '186BF0789BF8624BA8870287755874DA40E8EDD9', 'DAD446320540B91AC96795296D2B5727CADE6163', 'E83C093215AC223AF2034D3201B367C175900D80', '83BEC0CEE1E8F725CCE7E6C4F5E0CDBC0ADD578C', '805DC093010114B593A6A75ED271C348A75141F4', '5300DB50760E01A84DB6E4F0A3A17E9C45D60B95', '29F68B7BF650D5F8B01D50A3B8BA7457BA01E0FF', '67CDFEB252EA0FD31CCFCF5C066F43F41B4BD312', '5CF4BE89F0FE7C2226207DC927611A6CF2435C48', '5D45F1F47A866FD8492F86A3C38B348568501561', '96E97CB58037FF1FF9213F6C31187D2236E96A28', '74E229FB9253BE2D105DC2BF9E8DC934A6285FAE', '61546C11C88A108E2206636BD92C5074BAA46B1E', 'F53F0A91E8DAB141DC90B18076671C12EEC07FD0', 'DEBAB8BB269166E847239404CBEC5A8CEB1796F2', '7237824C6461E8CCCE659DA169E79E76FCEBE5F4', '28E04366624058EFEA81C449104CFD7435A68A79', 'E5C4B6859F1B12AC5B25851CE8519B5757F6D7D9', 'D0DFE31CA01AF83A5A0E9C77CA5B21A6443AE7B6', '552AF258A20330A4760648BAD62A087EA7630617', '652B39B4F24042BA4E6B60544F08D92D4A52D7CE', 'E0DFD4053692B59C6AC0D66075A3F2D2D7DA565D', 'D832102DC76601030D8033C1B976FC00269310E3', 'F742B9B48F4B50C79F003A9D413DA9DB642BF1AF', '4916AC6FEBE636635266E7BCCF1281A09BA2984A', '40B9FBDB7D58FC27988E232C9BCFBB4829751A93', '1988C99DB8AEBD6108AAC1510C5D704A863D5176', '96EBF34C52E3481EBC1BB19177D6E9D11C91E328', '813D6BE71FAC3CB2A8665E858E2F902BA7F67970', '9E34A8B800ABEA725DB6D3EF3FA5D5F28CBC1C2A', '1F814761A7240B725C3BD28724C73155AC07FDAD', 'C27AFEF6126B90EA99C5D25C087726064CB0A131', '0AAE0C71309685053FE5C313C477610243837AD9', '659BF04D2CD0EB057F110D02EC655259B8457AC6', 'C74CDAFB3DE947A599D5D1DC65875EA8EA054578', 'B21274A54A4DAFA0881E86A4E73F564B282E0715', '9249B4A9B388C7791364C3E4028F38882079BDA6', '76B6EC88D72F8C1257920DD2D6F715E52126A5CF', <text:soft-page-break/>'7B92044D75147012E83F54E5B1CC718732383FC8', '3CFFAD52796F9EDD950FDA3C79F372252C8D2DB2', 'BB7AFAC3DF3B2F97D8A6D63FF482CF5D29E0C3D5', '9D57E8363523C63B72DDFAE0B8ECEB60770C56FB', '0142D1FA2D247E22A309900652F2E83ADB772EA5', '5B2385163E1F147755528F16CB71A056E1DB6355', 'F7C31D068E609A8B38A93F573A3BE1543F689736', '6E1E29989C0EC127756DD170B699B4B479DF92D7', '4FDAFECC64C324723599D7BB8F672052FC440AD4', 'B8FE1EAD3F319B98D1DE1A0C6C4B02EF3F289F1F', '2BFBF10A70F53E594964CD2DA42D49B0310CFD07', 'EAD6C2180E28647D9EE5E292625DB85B1ADE0A44', '2720370559D711A84624E574662B39221883C5ED', '15F2A1D020B79746E139EF5BBF24322FADA101B1', 'CF8ADF2CC86A7B974F4D02FABE6A3376F7E3E758', 'CD5474F8BF8D0263F2C5DCDCCAB1E75435F34DC5', '49E3B642E2FF5A3BE63B20E7BD08F4F854B06459', '1BBEF2648D1D4FB98C233D11FF1624DF94BC7F0B', 'CC80A07DDA323C1A61D772B25FD9C3192D976B0A', '805140442F8669C3D9265C6D4529CF0D3D502291', '4BDB243D350671A2B63A23FF971723A684817DA9', '9E813B637161D6E6B4900576592A1E2A02E07A47', 'D45823E57087B957DD9CB21882110D7C061CCB88', '517CCE85E4586BBB1653E8E916E728D0DB4EA45A', 'DBB261ABF2E5B4EB1A8BF790BF578F90933F9E52', 'B9A1432BC79FCE59DA928DE7ED9A51830B7D34D4', 'E5A3987D2ECD1AA20EC25C7FB1A0A06349AB4B20', 'B597DA2E9B2D181DF7F2FB8D2BAEC133C8DBA0A3', 'E863C69563B6984D6AB469CD5CAA544C5FDE0950', '0277CFA0CE6C014FD0E3B11AC675B1C81264E240', 'AD666BAD5FE07A66C61A1434E79C2186C459BC80', 'C7BCCD2D2CA294B38AE834D818CF5D5C0C7A65BE', '32353A8E4ABBA0A380A604FEA67B5010F055583D', '2711ED8CD980D2E211293B017E495E8D01976B99', '55AD904A80B70B4DBA630EC707B06A5DA5A2EC6E', '92CEABE80DFCAEF0FD5C8DC1A79830499F1CF7B2', 'FD7505D50968C7E4483A638D84995AB5DFC4E2CB', '0ADDD7742E6A69D2435F1666E35909AE8D157308', 'CBBC66CEFC87BF4F3CEAAB0366DBF1D6D934F428', '78315964E41D13AA8C8999DDDDB0A121FD155C5D', 'AD14E722B4302330951DD79C981B61780DD643D5', '05D0C83CFB22FA5C583E498B70E67624ADCEC3ED', '83AA51415E5AFAFECDFC98D443BDA8507053F7E8', 'EE01D6DBB5A2FF3FF2484136DB752B54B9948380', 'C20C84D38FFADAF2B1525D236C10A7AF48881907', '86824710222872C6C8C73CF6403AB19DD3A4F455', '9FFF12545D9FEE06BA77F9A141950ACC9856244C', 'C457BE31A8C23082ABB852A9C2520D4479D7D9F5', '47695DF326FD5DC8BD9324DEDDAF1F9333FAEF7D', '32CA9AE527EB17331606075CE0C00C4A40B6C650', '8866D3B8C9409A76DF1343AEB43BF9CB4F198D5C', '7C89C988357D32276C913C532C042C3542701195', <text:soft-page-break/>'23F0A0190C64B92E80BC3F2056999220BC2DC136', '094BFDEB36E7C9B2240CBD2F66A8EA21156ECF16', 'D02AD87CD21AB92853F508C1E2DBF3C9BA4879C9', '38513B1662417BA6406CE5199111A4B3575EB17C', '330A50E4294830EC5E0C67A63C9DB793390A8F55', 'A12CA7617F31792DA71EFB09E3EA680E1CFE35A5', '4A09FF3DEA622DD6A639521CA6CD354CF6F8EBD9', '4443B49DE811755188F6CE6B60B986C8BC7F5846', 'DB027151CDCC1D49C5626241B7D540F6EA25997F', 'B49367A8618D5DC8C43D94B1E8C15D52851F00BE', 'A519CD7E3C447BAEA13A62DB486F23A65F850652', '7A32131DD3231CDA751FB0C7554B446644211C70', '6CE452D1F8A8AB6D878DBBC63748085069BE4965', 'D427DDDA231EBA4636F1154B23FAF8ECCE4C4580', 'E633FB7C9824942A1A8668EEAD9DC43553E405E3', '69788FE4E5BEA3B4E69F2D9711E5A361E3E89367', '3F22061070B2953DA962A56BA1E6218EF76909B8', 'E914955672A95487C09F4C47036CA53DA3A059E0', 'F9A5DA72A7BF30A30E447C1801F1AB0D3EAE474D', '4DC85CF6B9C104CD5512DBACB473C1696E3B4A62', '1CE3F81C1112FD0EA0F37B14553C59B49DA3479A',</text:p>
      <text:p text:style-name="P1"><text:s/>'A19B090A6FFED5E5B0B92D941B49CCB6A4065090', 'B0DDC0C36EE21C89D9BC8F28158D612AC85A10E6', '5DF590918346294C04EE0943E4AB235A23C63321', '0A476338031CD54B3D67E3A263979B958F590CE6', '3C0B52D7B6AA28E12147F9B84E7F0B224B7A5471', '44EACCCE08610786AF719A80E4E157FC2CF3EFBB', '3C8B7A7463EA50310439C4BD5CF5A788B1EC101F', '5520494DEABBD7836A2AAB1FC89332EC4B0B6897', 'C4266AED777C42865DAA5E7790927CB96C8362CC', '5810C95E73E2700576B13F77738808AE569542E6', '255F3FBEF77765004CC1E5D5794A65FDECD6B230', 'A2CEA2131D0CB992CFC9E2ED2BCE78C3200E5C34', '29B0C0B3286E5AD18FF0F946793AD9F86FC34704', 'DCD64DF1093B201E2899FE6D22243130C1CBBB01', '9ED9CCE9111699B2108BE773B7F7C6A864B6F939', '5324506244C00D47B6D334E12F64FAFAB45BDD3F', '50A267383387920AE71C3FBCDB1E30A99D1DABA9', '8CA01A8DAD3F90F731C1D46F73556C54A645920D', 'D08C37EBC0BB4D723BC58FE567D066B3C59BE65C', '95CA87F6A374FF02D9B767251AA83219679FF0E8', 'A33E21ECA3592DC33E959C37F5589B02552DDFBC', '88E74528650BFF1E54EBFFF4B0F0FD2C8EA5C02C', '4483B64D34DE2058300EBA3618448D53C41138DD', '15FC265C8D4F055A98F2BE67734B828507290FAA', '415307AB4CD7C685C9B58E64AFBACA1216D241B1', 'F2F7CBA1822D395349E8FA2E94D69BF3E690D2FD', 'B4657219231654ACFD0F248F62D0E58FE7D55A4F', '77758833F574924CEC16F181EDE1300D833B1ED3', '4683B41C2A48E34A7842E422FDFD85D75AAFDA25', '7A95B4BCD094DCEFE011DFBFA50370455C122064', '107D98ADC611604E44516687B913A8F0FE98F7E7', <text:soft-page-break/>'CF3D5A6E5BC847BEE812D7E13E03BD99D4D8CC8F', '241647AF89EE40FC44E8EAC63A57FA4E8055B4FC', 'C4A13E1098A05F7A691E6C4D78642D6E10AD16FC', '3FF185D2FA2195B5F44D3743F8FAB00230546A4B', '5BD59449F2DE1F954248F031218EA3D84961393C', '58952B2BC7CD414D7F9B5E8738C183D40924C066', 'BB23653A09E4355003DC6B539D75B7E261973A62', '4837F7FD2FEE8793C2D2761BE715F3EBF768DBBC', 'CE8E16C799B06B0E86164F7F6E165B82EA5D1A1D', 'AB8A464AE6E9FB84753F8B1720471184F4AD5672', '1391DBD1FB4BE64C748D5CE05E36410377A57538', 'E443DD6A3ECB37244404E8A166C15973303786E0', '3EE419960D706A735702CC19FFCF82D7CEA74839', 'A84F9B481B1821BBE74631D7620C39C5E5D3B87F', 'A930E86B07A909B7F3C80676D3E335ECBDCAE95E', '6F9204A176FF856AABB0553E23A73BD1C0E41D0D', '43547E734B66A5B70ACA5C9B8E38D5335C81B8C5', '56CA83D670C903BE786D5A60D9F719F8326897BF', '5FFD6A08FCF46AD5B09921EF1C81688B3399B888', '2144CED3951082DFE093655C40525494FC9CCF36', 'B25CEE14E91F90F6591ABCDCFFC8D60ADB756483', '14F98B37F3E16D37901D51EF23C89B94AC47952D', 'CEF0C06ABBB310249F6F492D7C262335808D08C7', '2EB71E740444355B7473C242C4C31B20E0D889C3', '5B442AF93C1417AA1D99054DB145EA3E42BE6E7B', 'E9A71E70BAAA9D04A53669B1E935A70F40F3F680', 'FB7B31B232512D4422FBB0C8CE61ADC7EE7168EC', 'FAF77AA8942B88326CA3095D76E4F90911B5A04E', '704CDAF4F67CFFC1C97F43AA4225C4B28C3056D3', '7C4F5D9306EC2896BB19BF24670AB7B3AF3EAE6F', '620A2901B40B24FAF6EE36F3EF5085B21997B056', '1DB0DAAB2D348E1764DD7F40C792ADFF90EDCBF3', '0D081910DF1525F4BDC62E6535120B4D4F9A7261', 'B7ED11F027C508ED5B40985615FDE3BD8F6923B9', 'CD5F7B1AA06F6EA9AC33B612C164FE3659DADD7A', '91E8B88AFABFBA36AF8C9F702946E7862B27F5ED', '733CA6BA5290FF4B935E68E07D86F60F7B477AD4', '0EBC37ED867766BF36A7B1A703C270F87170BECF', '464F3CDDD25FDA5B80C566507DA8D268145F74C2', 'DF331BA238602854F74AE579CEC0FB39F5CA6BC0', '31BD73A249A8E97DACA72429C9529DFBE26883E2', '564F6DB09A4D75B95A17FD8D9859343E667364F2', 'DBCAD353415DE1651A61DEB8E30B08D3D882B6C8', '3F459FB286FE4547C67FC54AE11EA4D33BAF425C', '5154A69792AE402F42CD764E71F29523875E0E56', '616BBED2756FC1055F4C865D5D7E20644537AC62', '341F3DBE1606850F0C544A432142551201C3FBAE', 'EBC31C71901992EF324974C7524D9241AB767F62', '8888D0A207F60EF0871BF52481B619AB5336D7B3', 'B8C77BAC87C2CE09863BA44DD4A3B4E8F81F79F6', 'AC4ECDEDAA4F48527E7B940E8253E69459151C50', '1E85359C08F676B1A672EB9AE39585151BB6ED23', <text:soft-page-break/>'2063C3DAF97C0342155AC4CA71371D45E8DF495D', 'CC4D32AC51906F380FBD29785B38311813A0DE4D', 'E8F9B77BDBD45C334DCDC57D360AFFEE3F8D50ED', '06D63493623F69847EA7BBE229E10453F5E41BB6', 'CA54927FFFBDA1E3E0435A985A428027798A064F', 'C2CBC0E9B9F288044756592BD0905E01B4B31B7B', 'A5AC9D4808CDAAF808B2C468CE6F5772FC5C2C51', '108F7DA96A22B6EA2B36B531E422447C511C066D', '7EA70F0DD5E656BFD74A452EF8E468035E686F64', 'B3DF6F904252C9D7AF1005CCFDED1E06A58FFE50', 'AE86167EE66A54E7A17C48A892E811BDACA35BD5', '24F31C27E662D03412AC1A59AE25B5818D77AB4A', 'C02A023E8D4CB73F8C079502C8CCF0EB831BE82D', '06CC63B796D650291AF014CA4160095B0DB1AE90', 'F07D05FE6CD6BBF343E2E851742548B06B9EAAED', '6A88F80377C8C74DEFD87EAB6FA73210DDEC2516', 'AF668BC5966512C54C0F01585DBF9B682F920ADB', '23DB2BFDFB6EBD2F4FDB23423AAE6CC55D26665A', 'C86658F43F4D60A3E402FC986F5F9B681149EC4B', 'A3543716CC6589220DEF4A5FC6A316843C9232AC', '5CA7160DF8EE2AB948758FE30850CD751FCF49BD', '358844D45CDD85B7A9EE11209A59A1A07E8009B8', 'D7580A801930AD987595C7FA3B701AF5CB18C7D5', '962B937045D444F7071BD7DF531E6B844646262C', '438E6C12BCD3A9970D51B6C3A61D5B190C5C0AED', '0DC5F43013D74B6C4AF456578D7DEAFE42204164', 'C6042CECF5171C13B55489BAA9D4370354CF5A70', '0EA8768B3AF4B90881816601FA17201CB6172C33', 'A1E3FCFA8870E815B69D9690EDCA4B1278FDBF25', '2A77EB9E76F03DDF6CA0B18DEF427F91BF974E63', '5E8094F076433FFD8661C01E1D018F6437D083AF', '0CA094FA43304AA5122C434A1C04D4B5C24252C0', '1ED88D5CE1379B4CE3B9E53DDFE67A14E94E47C9', '7C50EB166F857BDC5B8697B3E090B50E474B500C', 'B97FFCDA97FD277069F45D585663BF9AF088DE98', '453328086847A99DE227F6C5D697C7378111B07A', '380F88FC834005DF72BB9F11A9947D1C9336E6E4', '26C24EF905309CF4FDBC4D5318D038C1AF4A1C24', '9565861ED7E634CC24ED05AC68F7B1DC4D2513AA', '7402F6E8AF8940DA1C3CBE0D3FB1A0C678C8BCC7', '002D422027D8A5907FDDE8D48C0AE56095AFA84D', '43CB98AC95A098628F8A8D6D55B3234B2FC8C7BC', 'E0381253A92F9373B6A2DAFBCDE189013A3513B2', '0C036D1A6D0D36E29DF5845011FFA3A086704EF2', '63988FEC2FD2DF9FC3D746560F3FA0651A334A82', '788B738981E250E65726E068F25B35925B8A5468', '5455B8C2B9ECB2456700247FB17B2DB79548CD59', 'EA266DB087F755D0EF57897487924B4A5C5AFC93', 'A46E5B2DDECFE92014B6DE091AA5DFD2E704A33F', '5BFB95EA4D2BEDA307750AA1D9071FA4927EDB56', 'E7B7BB408EF69D19DF95CAF12CE67EB48073400A', 'FBE7D60DECDF97571BF33D7E642DEBC4DDA85E40', <text:soft-page-break/>'A1B82E92CABCE7B1B1D6DDAC0C4BE4CCEFB7822F', 'FF736B658B94C01BB98389A24608636F7CDFFB70', '42818F3E21E59367A54428073D696219A616013A', '609C1528BB7F3DD1EB6B8B7E56ED2E334B56A455', 'A5FC33C75820B0EC096E2E5BBF314DC0473D0146', '1F23C01F2B4A5DD0297FF2B5E921E07A5FDEB7F5', '312EEA2F3AA936A4B3F18250234A79F4CAA6297C', '7E1DB1594B60EAC77E1D3C1C1352A405E8342526', '17B04BE4E6A7D93294076C2A202AB2CE4245EC56', 'FE38995DC789380C50F71126F12DC792D11894B7', '81B3A8ECA06D20658A9FA0B23D99A3878B73AED1', '42A1D4EDB30199A0C98E801073DC55BFEA7A0380', '43147565861F7E59E11959AC95B8DEAFA0D2C18B', '7C5B9131D6C8FF171D827B760A2E89AA7B7A32A6', 'F8AC72083E334F70A553AE68455FBDF0E65C5221', 'B48564504101EF05C43728703C0F580DF11BEF5F', 'F83D38566D86CBDDBCF7BD6682401873D29D6B5D', 'EB350803E805B127BF2A2409159C2468E8344504', '776825E8A377E1E7C3812B11EFDE8E4DCB1C83BD', '521DCB0776F6D271FBCA82AE9AE3A8DD9E7E3402', '1A5CFB7A213E76A4A1C7DCCD731F92D0B7047003', '7F154E787643D47DDCE0E2A2D1283C7A1308C051', '43AEEE5AA71BB626C34B5FE49191D45463085795', 'E5878DE64D9EF0CDD85F1628F96C45D208DB2EA0', 'DE494D9A1EC428A88DD67CAF050E0318BCECF40D', 'F3BFA0888080C0C822368D6034DD3117E82F1193', 'F1E3E288A86E9CE1EA8A3F19C2FDF9E3FEC91062', 'B9715814EB581FDD2CF325E39E5BC65090A63F8C', '516573B8DD9FB475343D341D6139E5493F3F3D14', 'F386D0764B5EEAFAE7A22A78E6D2FA33337DF24C', '52962FC67FD94C2C22794D06ABF746AB716E6C13', '803E807A4A3CF17C87A4696F1E5BC2374895975C', 'ED49DC299939EDDF78135294D46286029808BEC3', '4E64CC9556B56C090368938F172D7C041308378B', '9F3602B7E92556B7B64AC10A8FC1B22D3D04F495', '3AD42CD11F4B9C788DA50EB6E05B6EC3F0BDEF9C', 'B0B723B554FD2C020C5410FB17FC536D313AE0C2', 'B0FD4BADD15615A4F4DD7A089E55232A02145918', 'B2AEBA42F425AF756E5D1715F3DCAD29051B75B8', 'AF0C8997EA9E7BC6692ED30F3286447D714DC070', '62812FFB28325C1558DAF57B57EFC83F1B8725FF', 'BED62535BB47462AD372CBF9D5ACCAE0C2379FFC', 'A91E69435010F9BB521F79684A2A34DAE948A160', 'A06EA95E9CE338FB7B547173096A3C74B0CF3FDC', 'E32189298F5D5E0E7E8565707B5BFED854EB486E', '53A51CF2E8889E06DC1B32205B214B4B39C8BCCE', 'ADA55EBA7CA183C05586A7CDFE8A87D96159F934', '71CCFE2F310749040BD8B576CF3F601E0C674D68', 'F6DE299EA89B589AA3A85171862E0FA6C31652C1', '7F38DF827A06373D267A03C02CA0BF838B3CADB2', 'ADC274A257AEB15E5228B5DD2DC26D62C9EFEE01', 'A9D01E134BAA6C2F97D7F8BF95E6B29E5638DC67', <text:soft-page-break/>'7927BCE90CB43130EBCF71F799F43BEC312E0E49', 'E75A18C850CEE9C48267A346C1DDB563A313E851', '894A53FAEFC4A63409B6FA0EAFC756C13792E886', '0421015486EA802FDFB9FA0F4BA6F485CBAE53F3', '5766F1A90846EF2E386DB57869CEB90E796F6C7D', 'E9B285AB0AFE2EED778FDEC601F2B2AAE6108614', 'B76D6B7BA67A8B9075F0718CB44344DF0F15880F', 'B169E082E1272C50272AB4D0BBA5C74BBD9BC9E1', '45CE5853D1171994194612D5E3D14F4A2F8F6F93', '0F85C549AA5602063CA10AFF98A7A8F7CC7E22BB', '95E3653ECB95E249AEC80F835F0BF50C8B6A22BD', '6536DF9B56C141A62DC8334F7E3126DB8A82F2F8', '7CDF2BCE55B909050D477846F4D00B346167B00C', 'C592CBFF69406D2AF42DA2C82AF557811539FB70', '6D6111362F8E5BAFB93EABD1C786794AD05784FC', '082F6B345B91ED35BB2881A689410D72ACF288C9', '61B3E2712052C4598A1AF45A0CD1895FA8ADAA1E', 'F6D2F057928BBC1509939F986AEDEF35641D3FD2', 'D9E64750073062206B6E6D1EF1C625CE6C50FB60', '87AF357AA0BD4EC6B7162A8DF87418F7D4C68644', '1CA9F9F10313D7339C1867FFF73A3C2A0A2BB8EF', '85DB2A1E2C658CA30B09882DB8EFC7C88E0E6D73', '8DFD3489AC8577D359CE60B07AD60D2E1B8E0BF0', 'AEB388CF0141ADA999C0412B84DA01FDC4A08DB8', 'E216352E26F734FC3AE2052B374F931C3F285684', '1704F53C5341692531FF574E202BE3D13315E23D', '76EF9B2EBEA1BB986196D6294B0C83A3F30CF56C', '8CC3815D7C0336B107130DCAD558C7A009AE8B22', 'DF666A8B440746F99DC7BBACEAC47CDD76E9AD84', 'AE9E3B6C56FC04A14EFA57B49BFC80AE36FBD0A4', '4C546BF6F930CAD88537CFACEB757DB268FA55CB', 'DECBCF83C738BB86FDA579CEC672E9399E63F25D', '57873C556C415995294E05A4019F4159CBA7E01E', '266236C40055180617DD1C36620B9A6DEB25E9FB', '395DC916B9951155C50CAE5D3898D16835887064', 'E3FF33F7140010DEAE64D1D88D285AAE0676C39C', '0F3B61BAF2C42984D2C2ACD9581A144ED417BF0A', '0F79FBE9192CE9BE7C256AAFC5FEDCACC840D910',</text:p>
      <text:p text:style-name="P1"><text:s/>'92146E5CBD03C81FE43B305BDF3631CB387DC0AD', '0CBDE07F06E5ACE7315314833CEE1F0CD6658A9F', 'EEBD95C32D2B4FD895313B0F5C23D0D44D548268', '6E9F1C2A64FB3391E0993557A15C5866EED845E7', '0B91AEB82DFE9440B37418F4AB4BD0C476814A6A', '534970977D90FCE3474D70C53D6130B2E6589F69', '439557B36D461327EA5F53AED98432F4891BD3D0', 'CC098283D3CDFD8519CDAE0C23F50D3D4F01EFE3', '77AB573F30478C05D7B7C0EB6148F89DB9EF6A65', '1F3E8E992FE95F9085F6B5F5B2E358386DDD5D20', '7A381BCA4810E1F0911238BAA468CE02DB5A4DA7', 'B2C10620D909DEF46E5FAB75C5387B57C689AE49', '3A37D5D508F6D88B6532745158A905CD55969566', '79662C77EE8D60DDDF7A2720BB364B88AB91A50A', <text:soft-page-break/>'D625C438F8CD21992EBF6369E266A30EE4619800', 'E2E66CD4860952BF27A9273503B078FA8ED38485', 'CF88ECFDD9C75D6AAE874943BA93A267B7F60A04', '50367010D930D4E9E34E65F73038A0B48662D4C9', '110629E08962ACC4025DB3E36A3E3A08AD9386C2', '1F44164D5E19A225A28A372FAA5101C0B4694508', '08742C395E03FE381FFEAFD8C2A1EA8FA24060D5', 'D54129AC4B8F4A80DE56AB8F76208865A6C355CC', '71BA884474A569B3D3EDD6F92EB988FA35DC6682', '3AE6B07875709FEE527DB9BA980DF0DFDF75AC72', 'D67739B5EAA478CBD84C954CC539B1B57E4893A1', '914D82A42498659FEDD63936D8DE07545CC75C74', 'E5A684D0F5FE7E9B88E7FC1196F9920BE65B11F7', '90F73133BF064EF8348FE64D55B0AC7FB443FF66', 'EE7407F852DE80703A09F0AF91312E3AE21C9732', '4BD93B04E87A16D6FEA20ED57DAE0AD8A6473252', 'A85E9FBCF8855460F758A6D7A674DF6003A0A239', '962A5FEC37DF32603059B6F3CF90F61D68F20F8D', 'CB5A281AF707D35D6F83E345EC96A1C9C0774E25', '5652AB049B118837C5C006C2634F44308008CF98', '71F85FD655931090D187A33FB38D69B277A5086D', 'DE89078C395A2B69BD3014E0D8260613CD1253ED', '2A6407876494CBE192A4DD2EB9BFA32AF9F82370', '4C5DE68798F93F592AD58F3A875E5DD7A2565883', 'DD7FAB014EF051FC041729E5B4DAA04A07DDBAF4', '5E1AC0AEA80355FC2D60E0D120A1277654645DE6', 'B07E35D0F4AD6AFF733E73A55386135BAF1D4177', 'AA40939755BDA8EB937669A91D927008BC333F7A', '8B1DFB2D1BF61CA0366C797106DF4E0A7BB3F11F', '734AB7B4B664F183F1FE7879D048D86F829D8D78', 'B7B82FB5DF6CBC0D5884370952D298E5139E381B', 'C3529B03132019F4D14F827CCCC1F2F8AF63A760', '1D87DD016E70822708CFD4A1AA71615F5180632A', '20AE336CA3ED9CB9DCC6AD6EF473C39272E0B27C', 'B5AD5D167DC1DF5BC56E384F324FCA1D0DDAB0C5', 'F57D0595BC7ED76D1BF39F76264A5887C17C38B4', 'D8276C4B3992FFCFE624164350E5C7FDA6BF38D3', '19AD5EB45D42757503B1351D5F8B1778DEC93C10', 'EC3DC75E9E58F2885872060B841FB5D01A714E5F', '76CCE9498A38A6AF695898394DAE9A4665015DC7', '607984286FC8003BFEBBD14C23C422521F263C0A', 'EAF93CF82BBA14FC298A60C45F9E8CFD3501B97F', 'B0651232FE5585E0C885AD9146BEA384616692E5', 'B5FAF617845419217B79720DFF64C39D621DF272', '7F24B8060FC2146B5589BBFD17F46BCB797CE742', 'BD3576478D1FA63D74EB2040B356168B5C617D27', 'DA068A166AEC336D376EC98C15387892DA844D18', 'D5DA8437992C3B27362F4A0AF2E1325DD2D7A4F2', '584685645DB3E45C4DE73908528CEFBD7750439F', 'FE4849F9B981996987D6FBCE71F40C48132F32A7', '3B11065EC9303FCDE5A2666C45D6C01CCBC121C7', 'D06D0B2DAA58D1FE40D9638F6473D0D82B386091', <text:soft-page-break/>'9967329B10826BF81E2A6888E75F4E4CB89F305E', 'ADA0E81F2EBE9E90D2CC2888C0EF73982DEE2391', '4330C97318DDFC1065D2370B33632296FAD83405', 'CC46336DF4FD4092001845B5AA726670100816F3', '0B164586772E5C42DD546C8FEBC2A068E8021DAD', '3F08D25BDC6A4BB0D32842392FADBBAA850DD322', '65E32DC87DE88980AA2DEA7772C2E4FB4999F607', '11F5C063A4C6EADDD1D817347C4F436873614F54', '6778FDFB519DCCBA92785AC0C5DAE6E0A35C5D05', '1E39D14543C10FBA6F65D90B9C865F4CA1C37F0A', '8A02066524521EA55D08D9ED4AF65A68CAAFFAA7', '4CB120B190C80EDE43EFDA0CFBF4DC972719650A', '9D51670DA82056E5B94380BA5C73BAD44898A7A5', '7D145D06A6BCC8258AE88E1700A7B433C8469A96', '10E86825FFA478B4C2E7B00AE1AF692AB0F63B71', 'D253DFA633C9C7F275B109E1CAE9E56DC49AD75A', 'A129F6EC0436768A321FFAFF3A73A34963409C3F', '86C623D8840AEF9101CEC4868C1D12F432B1638D', 'AC237A6C81DA4B16FB3F52E8AA82B806752EEAB2', 'EB110F16EEBA2AF7EFBB1EDE17C99DEA4400D556', 'F6C1511C98E0AB7B859AE58D61A20F5FD44C509B', 'E055233D94DF61FA641A0BF933CF225E965CBFE6', 'C17F8EF9C7C1D479AB4CF2451B11109A30A54952', '43F1F47A4135A6A597963A2090A2F9CD8A45EE7B', 'F430369F91A9FCF6DE8AE4E50D208A810A061CF7', '0068119D96BEEC6312143E17B4B3375506B82E7A', 'AB34A8757DE1816A1229802ED2852B523C61BA7B', 'EE5DA5E2F94B9D6354CC54DDFB17798DF532463F', '592D547BAF1B646CD54FAF38700489F3F1FA8506', '4C565DDA3EE7D53D8A2430D29E0E71804DA22398', '2A5BCEAF52FF2DB1CA0A535EB0EAD2B1B089FEC3', '5BCD3E593EAB832F446E107B4614077FE6E8BEEB', '308BD02734ACD6E96825262D3F98BF7EC76E4291', '396E92BE5735EA3ECF06A3DE1C7F1BD3A694D382', 'EB91055F8DD5DA17A099A3AB78B4270F5B530732', '311A27C7A1E28D5390943923FD7F92512F659B82', 'F7C4BA9A105AF59971E171CDF2996AE09723DA40', 'DF6161ACF551436CA2442AD0316EB9978E000C1F', '723333EDEDAA34631B038FCFF0E60CC6DD3E2CF8', '3BC56E2B8B9B35575C6E444EF841DC88CCDF1596', '6EDA7D5985D006F6C600CE0668472A9840B074B8', '58693948BB7C39E19A74E471D6726489BEEA6916', '69F0A7A84A57639FC890374409779E2D53FA94B7', '11BC310690FE823D8B80573BBB5B21E41E40A003', '9E041E6A1B7B836C1EA54A5E4291B66B3629BB31', 'CBAC3B15E145ABF933177DF185B8218C81C9786C', 'DE7FE509D138C8CBA5A1DC5F792F9551A66FD8C1', '050A447D8B6649C1A232ED128B68A15BC894C4FD', '152536529316EF017C0244693BAC94A8CD56EC0D', 'E152CA10A9AA70D00795BF1015220EEA58B7601D', 'EF86092F6D14B81003F7CD4166628F2C746483D1', 'F51FFDBE272B4C87C1119C5B94CBC7031D9211E5', <text:soft-page-break/>'84AC7B7C8330D25857A60E706430D9F3DADAFDBE', '0BF2B00E04D2C3C279229E0643E21697EC2199BA', '21CF6D3ECD2B22735A91A96602E8172E925F0094', '2630A02B099090BE8234D9093D042B909594B581', '9049A50E06870F8FD58E6957FF012751F56C267B', '74E9B864B47A40DCF57DA6497DDA38CC8086A214', 'CCD738BEF01F4436631EAA2E374E6ACE3098B3B2', '330DDDB9AF67E8AC3C85EE3BA9913616AF462A8E', '8AD1FA9EAA72B8A35848379DE50CA01767AC4D85', '3CB9305BA4CF565458EAA9551D33F075D2BFC99E', 'EFDDCC059C51EF08804F99F99F565D01298C047E', 'BFC43F31A385EA2EB3D166AD17BA7F2CCBBA139D', '692428CFE0DD3018DA0AA5406CD46772023BD412', '774247C0A0D7F4DEE6B14E662C357825FF85D815', '79798667BD0D93198149F9498BF48AAF797C68BF', '84B350618E0618FB4C7FF755096ED4329431BC07', 'AFC52EA62A84A579AE2CCA7A7D8501D9009917C9', '810C370EA2587D64B1A728C5F3BAEA21D74D26DB', '20E026BB248EC281625D0749832845B8A98E6F3E', '39C1621C6763027D614390D31A517751A4AD91C3', '89DBE1DF558BB8439E2062ECC3272086F2E3FF1F', '9D583DD5EBC7A2DD954F1EC3D377F78DD56656CD', '442B69AFD33507A9A2081EE0A724EE7D9FAEEA67', '2BFFE1E87007C2DCC1B3A405084D97091280B2AC', '707B3FDB635B606BC297A5C7BF594BC0AB1A6F1F', '5BCACD2163DC7829228B0727265C9B0ACF8ACFE1', '44C7FF8EB7C331CD51CA6C368BFE1082576008C8', '9F7D0484F4EEEAC6C39B694EEAA12FCFF970F0F3', '80F15E92273698FFC208BA00F692C3754B7A2B41', 'E95039EA6D7FCD41F3EDE3ECE5EB91BF2AC13C13', '1052C9CE9F42F607819560B3D39E71A6495D10BC', '344559E0D44006E47C28F59BBA831D8C8704975D', '43266F9252A9B27E0735473CD06E9F76089B4BF4', '2D5B66783FC01CB708BDC9AF3224F53356C2A2F3', '6B08E5938DC4F50F1CE2939D485A724C6DA98A85', 'E6773FD9AAA089B12113AD56891BE41A12B564FA', 'AD9D09A376DC761CC7B08F1815DDC5532453E4CC', '1CB1DA15D443912ACE82BC60F99B09CE68D6DE07', '8D746D4A666C43B0517408B6509EB2A9ECD51F8F', 'ACE457615517CFDB97C77E195C14FDE01B0A853B', '1355E952453882D1CB9CCED886041AF385B356F0', '705CD29CB4328B7C64CD99FA19F8596872A3A089', '2C1DBF6173ABDD24F1A10269324BCFA61E6D577F', '01C2F75C9221F1FC89913B29C9F597972B286C8A', '353C3A79BDE828C2011DC7DD6049DF1268814D5E', 'FA807A54724EE35457D1E04B285EAC975E64D86C', '330DD1C310CE6A253B767B72D36B6992B578F475', '29E701A6728020C4FC57E43F8CDC9A350265F9B2', '56A5A1E6B9D5F667F71A8960A4C075B1ED50269B', '2BA09DD14B57B94C262E02AF6834B0D64257F2F5', '8E32EB3F6400499FDB4D1A8FB11CA3C50737A002', '05ED0F1F1F3D123408778FBD5F325DEB8B36EB80', <text:soft-page-break/>'213129D3DDCF8CF7CC5177FBC2CDA9E330108694', '5F0714D4C5545AFFC56E44D2374DB84FC15C87B2', '722DDF09F5E89576E337FED2E3B8DB6260429385', 'C348AE5420F877D4EE656AB3ABF172DE41CA2705', 'C15501B0B6220D3ECFEB03AF225EBA2DBDC01730', 'C50BB243D8CE975E67AFDDC821B192C31947BA74', 'E6D66AFFD836C8C13B306AAB42C9C6E3425363B6', 'E20C519FAE53FF8F071667A8F17946398AF95642', '0C64E2004B4AE732289B6E82AFCFC0A362EE7D45', '7A9B0E5DABC63D05946AA93DC97765E18DC502C7', '5B614E2B1A4390B29AA2CB7746B89F664DB58D49', 'FB1BA67DDE9BDEFB421F2B3D7C96B0C10F1B8457', '0649A9176E0573E60891254DF6A0EE2F64483D76', '0D2BAEB9086D20D1B36B21CB4EC5B5C3008C17DB', '2BE6A6767DB0CCA2A15E86119829EB2C33F12299', '483438BDCC0407E1464DDA4A117C5BCE368301DD', '7FDBA82B3CAA3571E7220B1B51D382570BDA4905', 'F6F61936B86307A2F3AC010CAD5EFC5170DD0C54', '97F5839227868E6181B02254234EE66CCD20380B', '5655FE44D329EEF34703175D64401FF08AA9C0EB', '13D7DF170B24BEBCAAB524C41D5E480F01418A2F', '9A66DD8E7971DE0F2454499B49D9AFAAD4164420', 'F5529740DDE4E794213CDC0E5C937084A46B7D92', '2AC16D567A9EC8D2CE133E3B16B08B2A67C8D002', '51D0B40561B3764D021951B4CFD67DF86E775BC0', 'B49A6168D6D3CA6616FA13CECC1643BC364F0930', 'FCABFF8944E58D6E24CFFFB07F0CDAA41B96479D', '36AD303A426536925D5D1CCD6D4BA28DAE20D304', 'C4FBA4CB79929C71789C10882B88469D42758345', '8B9F488838583BDBD1481A7A60EA10117B4DDCDB', 'DA2A0EA667190A0086D1F6B5C57B609B871560E1', '206C34AB74A827151D27D7546AAC480D698FCFC4', '1262B6A079B1B6EFE95815945FEB9105FE3CF9FB', 'C82C5B8103F7F9B01BB49CFFB31631240C010D9D', '2FD2E2A71F89E3A92F68CB796207228217259289', '98619B6A57DD80E2F29961E9FC599FFD4943F2AC', 'D5638B518EB8A8EFE690A8A38E9051066D3E4867', 'DE68A2ACA4EE6BC20677E51429C92ED979FA88A5', '565407DA7663E0872029FBADD18344F6C9E62499', '9B61AB9A327A6C8FBD23700DBF2EAC69BD801E8F', 'AF1D03955350F45667D17B95601CCBF4B140A675', '15FD9BDF29C4BC34E02EEF196F10C5026D9B4838', 'D2DD6A8BF991BA53179265C5A57AC62861D59B87', '3EDDC73AE57005E04F70CB63C4A5675414D4F214', '743E1CF84260C9560E0C21C5D12CAD036C819A7D', '43F012A97BAAFA0282BF60FBE46FF7252DC1937C', '00764D51550F0DE587E6017774EA00AC6AC6F629', 'F800BC1395E49042634BB42D7B4755D98F33B00C', 'B1E6C6139669692C6A6E70FD1CA6875815FA1241', 'C511140514B31093EACDAF4BAA24147BF88A8689', '5A22474E2B0ED8FBB0E068F4FA028DCFECBCFE2E', '4FAB5131F58C615053F5CB9B6EC676A169183573', <text:soft-page-break/>'35356263B274635EB2A177B4B7B3299F7F705C34', '9D2535C91048154E6AE582DDB674BA3ED9E06B64', '54C3E4FC15F241DBFAC86BAD697D79EA0662B696',</text:p>
      <text:p text:style-name="P1"><text:s/>'2B3E726AB803DB819A98508858DDFAA6748E5103', 'C03E5968C913934C5953D78904523A1E0E7EC6F1', '0D81005419AACF33EA07F0EA40165D78143F9D6A', '182FC362A51D821A6F51E1AD1C0A41AA21B0119B', '638591F1C05AE7330B0C8024FDB59F9EF1FD9AA2', '5ABBAD4703E0F62F6EE01883B7D959EB9DD455EE', 'FC07F0773E0F7ECA9003C4032C5F29B0BC44A247', '2F0F205AAF3D6D6C12F794873464C83E4DB88C76', '9E5D49D5A5CBDE4ED4A580AEA073D70D80EE7032', '7B79135DE24F59CD4F411196F03B9E51903B0B7E', '4C8E772A2D776C521D1DC6835ED37AE655DFB35F', '93D1E7A40D8D2A4FDD911807EA16709353D0EF37', 'A2A0FDC41A076A2662346B584EDDDE00C9F40C82', 'B0BCBF564E579804C6717F943651F261633B25D4', '74D9F64F6296D4AAB037CA21C28289ED49FE4C7F', 'E6B6C8CFC41B2F5130B3D9DF718B2A31644BE650', 'F50033515676ACF728C61C9C120AA318904026C0', '02092242E44259AFA269448000C6CEA44CF10660', '03814A970C56C29F556A89341AD1FCB284ED34AD', 'BBDF05F21391F926911AE2EF6A3A14A070FAC87B', 'BE877E14706588E7C542D547DC876309611DBC47', '15A42729B02B926B746B87B66FB4B2D7071C67E1', 'C616FCF55821FFEF9E6496ED7033DB46E3B9837A', 'BC36F80124F9F7E17955E014C9528E11C6D0534A', 'F225121A4A13BEF8E8C43095BD37D78BE012D780', 'C6070D66C7AA9BC88DA9E37E82A668873C2B26AA', 'F84299262C0E008FAA0AB366E1CEA7ECE03C5178', '7420B8C3DDACF26E33A71A3C0B7E643259DD3E8B', 'C88BE0E9ABEC3D7948EDEE8398C5A8EB4B94277C', '8E9FB2DFE535A5328F4DA2A6F0860E6AC57C3677', '84392FDB7740C09F2B5438CD863D6394119FBE94', 'CF9D74DA7FD90D3337FB08DB016DD79782024C9B', '99461D507861759892259249C9EA11F3C7D9D7CC', '19D5BC15CACD8A9F792A603CAD3F73768E3E7CB4', 'DBFE8D7B666FFD27D7E75BB20E01AF9F0EF855CA', 'C3442A794A8A70BCAC94D910527861D4D1DBB9BB', '85BA788A6C0A115C55D904DB006F415F596D28C1', 'D6EAF101A295D5DB2B2B4A62F77C50B0CD82E955', 'EFB20D097742BB6883E0E6CAF3B75E91EFA1FCDB', '92AEFBD1C4268F17622E6695620A32A48F45EAAA', 'FC75B25269FDD4AB8603E6D429B1C135D0AEBA1E', '05B9925311954A691DDBB334B87EDB770C024F13', '0E30A19E652204BFAA9672933B06C1F055607266', '37A829002E4BA466B5C2D1F6C6132CB8145F0B3C', 'E88148B15004B4315D6986E8B24EC9FD5F5E7AFF', '42DE326C958A470E831EE57FBD1BECF17207D19F', '71CCC2500AB24AF0E51C53555D680F9D0C0E6F53', 'EDD6DA6F3228AA145FC45D051E979A96444F27F6', 'EE923D13C4F0B07DD0B48710ACCA198F7070F829', <text:soft-page-break/>'CC909751DAD23CA678FA4FCABD0CF10D7723FCFD', '6737C4C6BDA843A6D514AB05AA53D9823F606303', 'F8477786B69D3494FA22E972F5E5EE4E815CFE15', '448DA0D680C55F8D86B9A9EF78C894CCD49A2410', 'C53BAA5203A7920371CD5384DBEABBF2221641C6', 'D9D7D2634202F414706C7BC3855E5D09B82F82A4', '7F820C1E490397ECAFAD0B848145357233484A10', '65DB7F0497F35DF6B3F003A9DEB44352082E1F11', '2DB65F0D02B949A848B847BC38CF5816EDD5F331', '21046356CABC8176DD90E9604CA2E9F453CF5652', '2CE7FB81F87F3EF314C1BA4C3C53443121AAA2A2', '372A17A6F8923B16A6C73CAD9804A80AFFA9EB3F', '4AFE75468DF25F7E2666FB7CD293F6A48AAFA25E', '8331BA3A8025649D73FF5FEC110CE959B01977BC', '6DA2988E49F7D47C3AE751DCFD41EDF9583DB5C7', '24E8126ADF318173B9735C87A4D0EA89FE7BF603', 'A905EB9BA41BDEF049DE786181318486C9449FF7', 'E63B9608DEECFB0D129582BC815C15258958E00A', 'B7231AD8D1AABCEE4AA6D5E20681F4B560F9587A', 'F02B7BC08A2BB16EAFCE03DCB19046D600ADDFF2', 'CC0C4E4F51F55B972A5DC87CCFCD5DD295519E4A', '709A021C57AD340B2A350B9AAC2752060F15EC23', '3CBEFBB1907329FDE53FAB1380C708AE31FF5CB3', 'D4A8AA974697597AFED84833799D2DF0B760C70B', '33E0D2C68C415510992C59CD6C5A85ACFF43F50A', 'F5B7FEA7EA176FDCE355DF0AE3286E08BC4BA94F', '31DD2E1B27606BA7B3BC29325AB4617C5FB6421B', '0D47FB3C53E16A4F94491E060524BC44875A7926', '3C579C8FF746A708EC20A7AFA50940E8551E6C6C', 'DFB7E1CC564A4A84F62E918CBA4FF3DAC36AAE0C', 'B87F2A92418BA022CBA31F023A2FFA400944112D', '39F393C42FB829D45270C35E8BC3CFAB1225ADBF', '5B8A218AB537B42E51FBF876372BABB81C8EF0FA', 'D23A2F9FCDBE921617AC1E38F4D5208989D9AF04', '0DBB22FCB8BCFF06B08635D8F89B78EC81A34ACC', '0083D223F56B38B60F10BC50FD1C7B024A1258BD', '3A1B3885AFCC62A64120B55090C08DF959A9D1F7', 'EE34B70E22C797828B077DA8A65DAD669A2DC65B', '4836937E20A8348CF64AC4EBB30AE6098E584665', '202143EA97975CD8BC9F875838D690D06E0577CC', '59E29385438F12E6F0909E8E27D8972C8710E832', '990899B1D3DBD970DFC1905EA2E44AFCB04CEC89', '979F785920BD0032B6A09DB5707F7B0B7AFB65BA', '732602788FD60A3F671399460736504B5D4979AE', '5B71FB2494188771E89733EB2C3F4B4F7E0074F3', '538716D465331EB64F5EE49594E72B6A8BF2B7DF', '1F3393CD8CFA63D158CDD679857015CE83019E5C', '4444D66364ACA50641F6FA06104E5A15CC9B1322', '6AB9D108EAF7CF71BCFAF3B5FD35F85998DD6DCD', '9815FB90E7FDB56A5E44BF8E5CE93B470E407052', 'DC971DD4BB853577F7FEA80781CDC0A1F8009807', '4C85632BC2161BE89F9A678D7222373394A6F114', <text:soft-page-break/>'3FB4F402D76FB49085D7244B5E585A4618012579', '5FF2E739F342D00221F472D531B5D59C6AE10829', 'EC55028856A4792D77054ABD9F275D2B3532D932', 'C60DFA77525D602D01F5BF9448142BC58D19A910', '2288DDB7FC0A36F5F9981022E3136A9188BBB54D', 'D704EEA8BEDC566AEDF97C08B59FAECFA71D0A7E', 'AFABD0A213CFF2C09D875C6104AAE7E9D801FF19', '605B903439745A9D36837405C2E3192DEC4AEA1F', '3AD269209E453A8AD3338B38F4F59AE71B457BE8', '2BC650E3B2D704386566B1738D920A7514D4B952', 'A13C4FC56414A0DAF3CBABF69E4D4DDF1FA7AA0B', 'E7AD9E909A360425FC03C5BD74503B359A089F0A', '253D7211484BB1D3DE9A34BC9FCD8999E29C58B3', '9958FA3E6868419EE037E3D814A1576EBF605C1B', '8A99AA1ABF1ED9F1A8E05D715E00F2DAFA0F2B8F', 'FF5E5D41CC508BE3DB5B2AF9A36B9D6A0422FB36', 'CFAF121B49F6ED12FAF1480E0AED622CEA7FDC5B', '16289352FF191D58614C7C41D0E8C9B9C9C92CA1', '5323D460CF7F6E8BAFEA3AB337897785CDE23744', 'DCB9D2DCC3865096BA648518E183595FD1CB7D03', '0980D25067D3BE831B1F5972513D1BFCEFA74825', 'A10DF2C09F5EEF05B50ECCAEF0C01AC5A7C14788', 'A599CEECCE695B40256A4166F03B1F552C481E1C', 'CF710C3D2AD8DBF2365805A6EC822D739FEEE6BE', '6BF52CFB74984C58ADCFA0C8DCAF4CD888521B3C', '7BAFABDEFCC4687CD5D6A5C5EB095C24370F5B43', '8724917CF7EF983C56A37AC4BE9623E091AD7913', '4CC5237BF97DA70D39E39A76743EB541651F016B', '5743E52FF49B0BFF86D36A8C66098D25506D856C', '2F45E469B1A7FBBE17C4E1F3A8B179DB689BAF46', '92CA36B2D8B4C07EFA6626CD7DF380CC0428E892', 'CE98E8270079BD3C33820EC8CC3C107384FB2317', '320B60B3AF811CDD8EE8877D5D2B72F7F4217EE7', '0C27A17547321D850CB489827B71F64EAC6E654B', '7CDDE9D3C57A3EE5A17750AD88B1784C4DD2E982', '853295A78A8CE6654CE2643792C1CD7B881DF8CA', '1D77447A98729FEA67417CB9A33C850904AE5A94', 'D9FDB6B37D53DD81588D9FFCB4B2D387D6E8112A', '2A14C4C2B5FC3A7340D679A32AB3B41509CD7E2F', '2D8A80E19A461A3FF489C54547CA94819DE0CF69', 'DA485FB5B47432F5AF15670CB1302F96F14FEA8C', '09AB94CD334BAED9CB06D3A8C0445CA37D84A9B4', 'C90DF3F7802686F4B256996B7DB02C772040F1D4', '3C47051828301B08E29D0856F3C458C408185634', 'E39094D66052FB85233421408D5DED32B1237785', '8E1AE788802DDB9B9568AF7F6FCA255BCEC310B2', '797CEA1DB0B5AAA65E18BE487FC8EAFA644E6263', 'BF9C14F83033482B521642A5539D2B849C0E0953', 'B2FFDE1992506A8C9D1E8EAB21896A025FAE6D73', 'F4022C2C64120B035C661C61261699BF100A45E9', '2BA7B6E5673CB8028E9552C9493F31E1B409C83B', '6397CBF0A0976F841F1B1C956D525E3886F24FE7', <text:soft-page-break/>'42E8D02097FB49147F25261B17462099D6B33BD1', 'AE8F35B41981678610C8D586E8E5F28A2D6A9180', 'E910D1FCE8BF27F5536B88567A4DC32624377CC3', 'B4DE70FA23759B2D0AB47C0235124B4074863D38', '1D2B7DA8424FFB8E95DA796604E59A5DEFECADFD', 'BEB9A21C7997489EE0B570BC6CCA4C6568A6EDD2', '566243DE9882B348678B3F2F4BAAC6EFFAF75C8D', 'FCE66104AF838229A5FA2D3CAAF9B3CE7AB5821A', 'E8678A9FB295B5FE08BF30624B55E805E285D832', '3E49C1583335EF101345597B6CD8CCDE878342EE', '72472BF7164F0A3D93365A6780E23022A97069F0', 'E2C2203B35F82B95CAC12603B5BE65229C3920BF', '1A95C191F7916D5FBC1CF7B812308EAECDD8D13A', '0F75914DDC5F1C509D3C935B7512F058CBDEEE25', 'FE427E5F31B50B62429172684F3F8A60B052EC83', 'A696FD43D4CC0955D7D708D6D658C6BA916B57A8', '62DBA90F2425BE0572F3215F3EFA18635A540F01', '35C564B3119A48EE86407DDD3AA10B4539D51A58', '78AC3638A5AFD4DDC5FED09ED1EB64F4F813F63E', 'E5FFBC5B7494764540C0B5798A3BCFF2CB7DF5A1', '69B9AE6DE4D77DCFF2785B21F6C018AB5578A353', 'C1193B7891E9285995E2FA47B58687B592275ECF', '4159B2447D15926B17F0DDCA850D19CA5120FEF5', '4E4762E7653092B3E17B30961B9BBEE09E1C3449', '102D1078144F4D628008C34CAEF2E8FCF2A3A500', '78C4934361F240699F86FE83B47C58AE32A7AC17', '10FAD90653EAF1770A26DCA2F649EC00F3E7A959', '13BA2DCC0528B8068C43199A8D721401939BF8D7', '979E46FB924A0B63729CFA67917BD3A9970581CE', 'A1C38CF0C178FE41968559A21EFCF13005759B1B', 'D59B9A731EA4C7E66B72D13980E37E4AC69D0274', 'A8C591A5B78921DF28583C20E8D3A763594EC134', '165E2205AD459E0F402420C1A9AE27D6644D5FFE', 'DA2F597010772BA06B5AE3D8D10623E99AAE766B', 'BFD83BF627B3B379768B003B24A15CD5985A805C', '55900CFC769DEE4542DB4D6C743782D79A9E7426', 'D787C358E5D8B6A13527887BE08718ACC9A76ED1', 'C712B927B3FFE61549FC90974F6FF72C8F3E47FB', '5D3C95BA51DCF5359326F7BF95CC0368CA76F24E', 'ACBC80E42CA9D164C466BF66B611C39B12D33F9A', 'B325E615B0C85F71CFA410E344A0D8C0EB8C3A5C', '926A8B30A66F29599814781AF70F5C9239F8F46F', '51F5BAEF2B664EAE30B24A7D765D186DD981D55C', 'C9929843B9F8DA2BCAF8F9BD83477F26F04590A9', 'EB0172F4D3C02AF5844B2B8DCD800CCF8ADC4DA7', 'F1247BA607F61DE66DF3F58079438E6FED4745A1', 'CACE5BBB397C19FC66D19A4D09000081C79799BE', 'C41CDC3D89E83ED90B8CAA4B86407278ECFF92A2', '44934E17B530D61D37454391E29FB7B91FD11439', '3860D71392CA25A8E8A9EFBEF1F4616A8D7E36D6', '555FCA9C7B194E9D2D3D45987A9F5059B6A9E6BD', 'AA6C8BBE8E105F8F8ACC5C80C09204614C63611A', <text:soft-page-break/>'679A4228BB85BF80DE7A80EBB6A135A615239A65', '90560C5C7AB7D5695941E1AA3D65B9303DB7C8AC', '3D6C1588A537C4ECF83B371AB594789D109CCF9E', '1EE98E029279FCC952927416CA28F27F3A488CFC', '0CC2273D523DBF087F99E915AEFD5B35A04BE7D6', '6A7E8D5B2750B89E4947BAA868D11EC954C2FD62', '492715C6598CC1A3DF10451DE582683456752663', 'C7089DDEF639C024693DE8C55CD2B2E36BFB0469', '0667C4C20AC56915D1E7006FF521E450B00243C3', '1CD74D99E6AD93B7A63D58A65BD87620EC32C0D1', 'C09F6F414391AA12B8101F6A81FA13DF0D3201B8', '9B9C17ACA5D1C16AA33E7A4C5449464214EB150F', 'F1494E97B57E96D3635EE0CE623BBFD71D215787', '999B1408AD1BC3EB1B30DDB4E382EFF91E3A94B5', 'D30A6EC3838232E7C70496F5FA266AE0122C4C2E', '169073C75F7C57F6604FA77645D9733B1BFA5341', 'A15AF1F9B959A3B55692B132ED9BEA169FA3AF58', 'ECFE3EA3D6208ECDF4A7E435EE1F47251B9DB3C8', 'D5D7B247774E63182A9E2C82B62424AAB64C79A8', '4D0CCECE627E98C1B4800DF40487DEBE930E65C9',</text:p>
      <text:p text:style-name="P1"><text:s/>'535B190E855B81A222803488B76F622AFD09341F', '0C9EDA557001CC75CF75B75B38FB3D432636836C', 'BD56CF6E5B471A0870994EAB2B8A0E58B2DB59ED', 'D507560F491926CF8B76B0F177201F540F60F89B', '5C4A2F462A862D4E2915B4595D935E126DC8C398', '8DD50282397F8142B43DB749463F0CE192A64F96', '9DF55C00CB7A07C8A28D1A10901A23EE5D0BC7F3', '7F4646B3EF5F734B45E512F5F1ACE41A6C9C7C50', '02BC85EE7C4AB9B4EE2336072335D6041F44C2CB', 'B960389EDD91CFD64C2623288F96F4B94EDB8FB6', 'C48E251D148DBAF1FEB9AA7986670ABE7A457E23', 'A892B3D2AC2568D16EA2AC52FC6FC390DF6F4B6F', '582FA99449EF0C1F6DF2AD1CC46DB8CB2D2FCB8B', '3B0F7C31CFF71806D00378600B146291BC7376D0', 'F494CEE805472D52A13A886338171570855EA5B3', 'E77DCCE726F192A99E4C4FE4118EC070BE4C7271', '96818A668B60E31A15A80CBC2C3646454E2A11A5', '94B68358A0F0ECACB16CE75A409C1458071E5759', 'BABA9EFD74A9561AE265A760D108D9B78DEA7925', '3A0B5DB873FF6FB94853CA97448BFCF17B6038B1', 'D5765B900BA7E50F3790548AC879CC588122678E', '57EF038F3099EE6213AB4A6EB82CBD0CB8755C5A', 'EC5FE2B7D0BF8C71ECAB23BA16C0FA3A5F8ECB2A', '2A68EE6855325E8EF304CE27E94F6AC903158D7A', '2C6256EE1BA7126B78234A9343908153430D9E39', 'F6A568DACFDEDDCE112E90F639C3BAC319FF91C0', '2047A3F415F4BE61DE88C07164FFB5C21613CE7C', 'EEDAAC97E3F80FED74ED85A9B682EC6922570A46', 'AF1BC2FE669A900997A2AFCD2F77A3DDAB285282', '6E2F7F28D80A460BA1809D0BA79BD4AA6ECD29CF', '6FAD00F210A4715843807AB9F742D6DD44E5DAB6', '13B887024D317A25B9971262D04FBB809134CCA8', <text:soft-page-break/>'C05B5C9639AAF95B8D9A75642CF6263FE3611D79', '9802D2F87B442FB05CA92058EF7D348397AF9C82', '1AAFF0C77926013002800E4FA66555CBE78037B2', '172BAC87A468AF23DB8E1527A6F1B992019AA253', '9C133F4F0ADCA9575984F543F299B275A4BDB7EC', 'B423ACCD3B44E3CF7A5E26A1A344F66ABCB983F0', 'C87ECF4F5A32A4C02043F6EA81E7105C09398CFA', '8D170FE739A3DEC6BF4CA22BA4C39379A64B6967', '78A3FEBF1E1CB4191DDDB83F756777363EC89635', 'DB6FF439DE5C81550C552E72F6AF92B4D72E2C40', 'C407753BF676A5BA66806E7A9C546A44AED2AD43', '84288B5C565322E82B13B6092B8778268B47DB97', '43A9F74345A61E96F418A96B7EDBE45B365E27A8', 'CBD87BA0D977106C2F91E5863E0E6827038B0E91', '94929C7A948A4B11FA7F6E503993D78E5D0F2C43', '6A03571A3728A6D3ED0459AB8439877C79422F97', '35FB240EB2DF9D4E448422A4A14B05B85F8B3E21', '98B01E46894570EC3A0F0AA02BB71B18901B77F4', 'A55780E760F66559C1A71516EA0260D82B82FE76', '2C8D1F3D385FF0FF9D2E68BCC74D10A4C2F49154', '06C886CAED09C5FC28A0454284AA87F754C54F1D', '160EF903D566C26AEA64C9FD2B6E4D74A0F84CD3', '14C8A184CA1598D628E128B269D3200B95049499', '02708CFD0E3DB93EDD481836AA26FC865C7595BB', 'CC5014A26AE0D581F21FC52764B22F31FDDAE90A', '6D0F20E9802BAD471B50F33BF24AF7F23231AB75', '4C977ADFA6185F8B11D8C1A623EAA2045D7C6E8C', '3BA443CC19041A0ECB3016209F5EDA13EEC199D7', '4EDA8E423B377976F9EF5930EBB66C71AD4D065B', '9824C50C27E667FFAA051EC93969AE6DDD41AE69', '5AE39F9AB35630701CF6095EF3F13C143D922F85', '9BFE3FC242D88C6C8748EE733C4718769A8432FC', '0D1A0E573613D6251EC830B6EC411559938D9517', '339D0926F8E718ECFB2D99D4D7A88BD193BDC59F', 'B87CC878AE46DADAFADADBCA9E1847C830593C79', '308AB7558261BB453E4475E36052A54A8CFC834B', '0FA7E2EA27B69F600EBFC7420229E07543AB7B35', '26EED24630B9585F3BC4C090D098CF1323196990', '5899244A958831196D5A6DC66303A22DA4EE178C', 'FAF2327A0ED8B6FE23429FBC00EBE6C6AFDC3169', '609C941C663403916A75B358271EB0D0FC06D1AF', '64E43137517862DCB2DF1ED979B527229BB3A205', '53F06E068A9682EAC2A723E33FAC660DBE636CB0', 'E8D24BC611C65F674B517A7CBC79A6CE685CCA78', 'A49406E1EDFC34F47DAB147C2F15A981E265DD20', 'AFA83A95CFB00C3829EA166AAB90B9E1D0560A35', '52C42BB73657864D7D93675D85084D7985E82F9A', '2459BEDFB98DF524FE4CF45856168AD95C25CEA1', '6F5EF61218C4CDAD5CBB4068E1BF9568C5D7AC5B', 'B062E50A4D675F5228D8C39A4A510DF5CF1B56A5', '0B03A62A0D833BE992B7EB0A8F8C33022EE5F6CB', '8F34465E787DC3494A5203D30632925F46159353', <text:soft-page-break/>'E0429BF671DDA5FA65D9C7B0026E0A18B3E6F39F', '0B5EF595DB4CAA92E3691A8E8CD17C79F1F5332C', 'A186BB1239FACD6CCF7EE245574F312553BA4DC2', 'EB3A943CB392F796657D87FFF15702FA414213A3', '0153D0850882760482639CB96AEA20EF82F9F0FF', '906854D7EB94E46D374825AADE29BA2D56D53466', '077C1BF31F40160067881D51135412DA35802059', '6AF5B4C27714779C961B66F746F4FC0521993669', '70A35F8958459C8C3CFEAF935819C815660ADC01', '79AEC2D203E6DAF96D4651F6922677A7DFB3F46F', '07EFB4868B1D858F0A8FE456D315C5C453FE839C', '210481BCF19A6C70D908EF4DB91E1864FF1172B1', 'D3BE1C481E2DFE9616409980D00E3CD18BB83A80', '13D72A791C3F472D56EE239E0C840ABE130E4955', '4589A678D1451CD0C9A4DDB56AB15B05B685DBE4', '4D2D6DCE976AE787B8DB82B2C755588E977AFB85', 'C33604EE2741FD6F85A098E2A34EB2FB52559A9F', '3A7BA6698F8EE78696DDA44BD37001C16BF2CC7D', '90B4B7A5E3D31FD37034503ECA2F3C579B2BF9E9', '7389DC4147BFE9E4AD053AC18C1D8889230C663A', 'EBC08FECD5E701D0F3464A7EC5E69785F8698C1A', '998C0968AFDA09161A6A8DEFD4D76D1B1D4C21C3', '56B3795ECF8D11CB7C6B64546EEABFC4D584B583', 'CB6376761E532235D7E4764F0B6792F200006AFC', '29852528AE17FBFEFFDA9FE09FD6BAA741E485C7', '5D25864ECF91EED4507324C1F0CCB5B6433F16C1', 'D4DB0DE7831A7E06F65CB0145353310F95777423', 'D349D24A91F48ABE45AE02F83710647EAEE97D66', '77AABCD62760C9B827424EB69DFCBE3E63FFAC36', '89B4B3C65F133991101E2A12504C6CA34CBBF121', 'D542AB7D93A64E62E3F45E38E5FD80986891EEC3', 'B44CE14F3F0B9C9F090843AA7972416060778EA7', 'D3DFE0CF01D042ACA077352BBCE1528190D50E0F', 'D7465B17EFAA42365FCE5E2DC64D3B4F62BCCD9B', '03B55EDFB0B74702A9EAE1A9C9DC593F671FC2B7', '4FEF67DB9162C4577485CC3B2E848ABE708A8A6C', 'C3F1DBCCBD49617B01965D1B348DE6F62BABE37F', '60203F29767F8B7A6815455AC0C8BB97BB218A91', '7CFA849B9514AF44E715461D73336254FEF598A8', '0C0748EA57C215A93FC86318C1DA0D8FC13C0EC6', 'B1FA38A9F6F8AE4E83DF196584981A3D0F3142CE', 'EDC22E8C3150FFDC7C55A20B09ED0BE46ED46FDE', '77782A8CDCC32ED595EE39C355F6CD05765E7CDF', '2594570DFC310A7D57D2CB726C9F9FC4EFEFD4FB', '92E23B3365CCC2CBE2F9767FB920517E20D41358', 'C470DC3E0FB3872E3B59AA1A03769266F9C7AD54', 'B3F745E55820F074DAAA3C7AB169B8C911EDA58F', '2CB83870175A6E61502A400801599889ECCB8E36', '4E75691555C3714DA6C140CBECA5F59C3029CB93', 'D7D4A32C06BF185F6E09C936782F218105D49351', '58EEFC8766DEFDBD5A1E5E229749CFF911BB3EB7', 'F33197314732FAA02E0F1B5281CD586D86B8B70D', <text:soft-page-break/>'F9E3D22652103E195233D7CB4B36FA7E19AEA5C8', 'E1B20AC4C6F805F2A1C94FC5BE6B0181518EDCF2', 'ACB0B3094148E5B486B0E14960DB60FD21230EEB', '98AD253CC82FAF19B1B4A7BC5C5EA9E037F4DEB4', 'BCB35D9085D5512B28DDF2978DA9776DCF2046B7', '9DB21B7ACE02E52390083C070B981298711B241B', 'EBBDF0597EE885CD29BB42C2C96D7D5A2C0572DE', '32F21596AF4BA76E26FC300401A80A4A41AC90CA', 'E415CAD48EC44794370BE04FE8566F4032652C58', '1469E30F85CAF638B16C0504596CBA1C60457F20', 'E914C3AF44C3BCDE14891D9F2BACEE90AB07AF4A', '5FFB7D7E469F182DB52C03E475563A0C352C337F', 'F7877791E7864035264E2D88F6E9F93B6BC3202D', 'D1709A53CC5F59CA3FC687BED33C14A530A8B91F', '3B8E40F76572D14E3FD0DA201D08AFD0A9FCFCB7', '4C863284CDA7F859EB300BED16DBCEF9517F1824', '1C6BF898516542A8F9B7580111BDE25C865993B0', '91A496097C03E8903509A047BC07B82CD8EE3DCB', '3986A00554EFDB5FD9D2953AE4C52132B8FE2BA0', '19092AA7FF3C434D443C4F738F1BB465868F075A', '05CAAE92AC964786D8A278367775F72FB9B8391E', '6295D981B8BC41B77C7E35846C525AA6BE50448D', '10CE8E0728D1655752F07690F885FA74A892298C', 'B76256AD88EAD865721A8C54AB541D041553F6CE', '4191C0D733EABB9F70203546C875A16601B08DA8', '85F52F92B0E7F835D7A4C7B47FEA7C5DF99B175E', '043F7ABB17727BFB92CD0E9DFBD565CDD46BCC05', 'EAC66ED5FFE89E3AD53BDBD9561E3247A934C3AC', 'D1C1C82DD7A04B6D3F8FABCD91DF4F087EC026A1', 'F51F9978454E785FB55F954CC34EEE19F2FD0341', '4DC2BBF0026AE31203E569262C68B09AA96DA65D', 'D7A32245B8537B1D5CDC3416D26DCE1AADA734A8', '0AE26430150D27107688F139BB7BFE3B0AC25B71', '30880B4099D1DF2CB382D0232B4E050B7D0806BA', '98C755AE4B9D4146133D0E0C1C7EE97E1DC2AA0F', '81A0EA0EEAD26BB0BEE75C5567B065CE83D76E3A', 'EFF2AA3439B27D54627894EBE5CDBDB65449CDA9', 'E8AEEC89C59A46D30D04D35B1C15539985A0D605', '743161C21CC29F3F83B4BC62F3959F79C08ABE72', '53D426167C123BE8DFF127D2DC677F397639C74B', '3368E4A418AED74981DBA22934C46C2EFC492C0F', '91BF7E6A97759DE74E329817F2011799B07707A6', '326517D38E9066E0D328815DB0104FE48989E998', '90A6AB4FFE6F60C9EAE9B0B8BB48B1170AF048B7', '306E1A0E6DDE05EFBD954FB5852D64BC93E7D3D5', 'F51CDE1559B44B23D01EE0EDFA0802E6BCD49B80', 'CEECAA8DD9C5E86DCAE059324B0CE62048C08E70', '0B45917BD4F9AB0A44AF2237C07F2C1460F63FE1', '6F0816958220D80EF4CB2F14A6AFE4B07C871A18', 'EAFE197BD2C2D2845ED1BD51AF634EC286BE21DC', '4302382DD72BAB4F21829FE1BE05F618E1246CF8', 'EA8AF287D226BBC082FC9FEFB0A352356242E047', <text:soft-page-break/>'D5F071AE8F0F02551AD9CAA857F62C50BEC860F9', '6DE414B6882BE8E0B3942B6F47F6A224218EA91C', 'DB8AF48DCC14F034FE9561D798ABE93F4AB7F60E', '6834AD2ED6665E98FD158A3DC6D7C42FE2E20543', 'D13FD6986EEDE9E3B2A12A7B218D3EB30B26E49A', 'BF0E758BD2822A23AD6A89353DB93536748BDF12', '2AE41DD50FD2791526E9AAD270B630C1542ADA4F', '9AB251E86DC0167A3C159D2097054B3C7AEEE5EC', 'D33FD966F37A134C5E036CA918B876726533B023', 'F74EBE48B8E825F7E0422308F14FDDA872B35DF8', 'ADB43E9281AF7F3FB019C2B6D5ED47A56DAC8D6F', '28426E492273BA42C66BDC962783E10652693B09', 'FE3102F220C41A1DB85BC6A51AF290DFFD0A54AE', '50D5FDD58990157A86666D6BAF091D5805F83F13', 'DC7D851A50A4917BD490ACF813AA2F1784DC61F4', '1EAD8A07DFA9D5BB50502ADDB67A281038751318', '6728761B16E63ADD4A4C643A4779A60E8AF8EA51', '27FA35782560EBCE2FB4E349125D1B0773269BF6', 'A95EC5C543FFF77E3706400DCB955A1FC695338C', '5424A75682B61F72176927A8B43A5D47C0CBB63F', '8524156CED23B28A30326A785F6875D98B5D4431', 'E4B7A3579F7AA7E405394A4F88F2CAF89ACE690A', '0075CA1AE99720C8BCE439FB7A845213BA245713', '0B5108E67B76A490A9C9B07EED271FF0B6CAD22A', '16DAE5EE1CC8EA0C32D2DABDE5733917995D9FFD', 'CF102D0FA68041E99E2B25768E11C4B518FDD51E', 'FB90AA2BE39311F7C8315AC079F270F41E3F26E5', 'CA2899D51F82024E9F1B3EF11D45F8321A670EAE', '165332527DD43B52A880D8B15AA0268EF6F44FC9', '0DD6572EC65FEFAAA866C1AFE1B8673BFFCDB1EE', '223257984B82647C6167CD181A316CD520F70279', 'D7641A985F0621E8C8AF0213369F207EBA9E55C3', '32C3925A6FDFDCA69FA02E692CAA8BA1B93F4D82', 'DC34BDBD4A5A52B72834898C8299920B0D27597D', 'F1F27E38B2BACABD00A2A0D0F0B6D831AAF40A37', 'DF84D775A7E99D29C493E1DC84113EC424179984', '8388085E6AA3E2A56FE027D9B93B1544BA503CAE',</text:p>
      <text:p text:style-name="P1"><text:s/>'C2FF803BE9BDB80A6479C07DB0B7096421D1DC43', '599D3B3246B156E8BC3FEA816079A8D950CFBBB7', 'BA3014356B4F6ECADF1B5288B6841EB407783B99', '1DF3205FA0E17DAFC19422B3B30B00BD1E586640', 'B6ABB648F3342CE88D10C361936434D75F50B6E0', '87467D900873531758FE9883502830AC68B56700', '3F23281799DEE1992D6104BB8931F98F394E91A8', 'A92E5675205A8848FE7AE237D310115466057302', 'C10FA75944B94034DD5385E700AAF5E46B51C74A', '8F6F3C4979DE2882F3E6C99BA46A591D7140ABD7', '7800A1E967457F81D9A1B72DF6E941596DF8BF11', 'C1CD6356DBF94CCDD2286F602772F525334D5DCB', '00243EBC02A1AECA1E5683A10F36CA2B5C30E5D9', 'DE19EC4E2D85D8519BD163BCEA12A2C7AFA63F5A', '3D990833D274A0EF4045B32D1AC79683C8893A38', <text:soft-page-break/>'B2B0022BB3F17451997DDA2A43FB3CBE75487E65', 'D44EB751252A5B893179A56D8E8B1AD85AE99957', 'C07F8F03E770C7791DF1A51E218B9803378FC87D', '10DC9896E906D37D9E19DF4944DCC7D924A4CF27', 'CC6A2062B3E78B485FDC568F6F11103416E0EBB4', '7B33A7872970C96B609A9C04F7C455E5A8C88890', '94DE738CEA02800209F7EE16370D588EBC582C01', 'C2A96AF6B462AFE742DBF7AD443EB9708CE01626', '004BC4477FABE8FE8D3C2EF506E5B946382D87AA', '97EF8CB1C460E1E2A521649931E36437BEEDA687', '47A8CD27F185EE1F64282B697ABA68D372679889', '8F9756E884AEFF9DEA9034AD82B7EF5D3B5233F6', 'F922F9F631584163EC1DE1769639A4D41A05B3AD', '7D17B58C73782E99D19BF95EE1CA4C6A20078794', '0F492D4F2AFD78C361D8F3EDA96910AD1E9D1CA0', 'DE621339258C7C6C2479E6516BB62AE5A6322A89', '79C929A4A113158909D25CF36940682D4BAEC323', 'EFFFAED78600B0342F6E8B576C5FD559A97A6169', '91A18630AF5044E3F0573A78C93FF0D4ECFA6E54', '38DF5DDB1DBAC08057D1A5EE569B3DCA4FF04B39', '2C19995F555C4DEDBABC0AFB0204FE3DAAB6982F', 'D88CC3F6831E1757CDD76E19CA21B9EDE9189E1C', '9489B4F3830CEAB4549531FC316EE9D843FEA651', '4F705A3B3F34C8CA3401CCD9085CF73869B165CF', 'C132F35892F3EB0ED7D9FDB44E529206E418C786', 'EE488C7CAE390BDAF9C3F08887E5D94413E8DB43', '2E5149B5F9B348B602DEAD30D8F597C82740663A', '3A48B61796514E5C665762B54F4B92A0E4D8B7A6', '541BD3DCF71C0763032B96A1DAC6FED7AFA9F1C3', '33414A9E6639C87F9E38513C28949969D24F3EC3', '033070B4EE3FE4D2D10A161BB0BDBA6051024F4C', 'C1CF4FEA1EEEEE49EE3811EF8CDA5F91892C9599', 'AD5E5E021C836F6D3B42BFF3A0F3B44C83EF1D13', '8F2C71EAE074EE411DBCB6F50E94D86D489FAB88', '05C98750408336D25EE9697AF771A33671E7160A', '8562C26089ACD1A88FBEB0E8BA161B6BDCF4A936', '27F3FD8454E3FBC4C9F817D066A29545D6AD7D66', 'FE9D1D72522FCDF7205929603B3EA164FB7FF370', '4443553DAA3521CA4237FA9F9B18022C23FDED75', '38DA0CF70FD93D6341D464B4859E77827AC1B393', 'E63EB1709C9C7A99DD7A4B6AB5A68A37E2EBC513', 'A7D102403809D60A2743DC0F97984D678AEF3476', 'F54986B4785125AE91182A21BEC4CA3857F811C7', 'B27492B11D64831FDB53E1D6311DEBFEA33B1540', 'DFD9B59A2D4ACF7B657525D73D809E9217474BA7', 'CAF28CC3B66D9B1A6655062B36F13FBCA6F4EB44', '645C391DDEBB57A09D6B869771154B1B667E5972', '26A17791A251994CD968BCF5753AEA701E34CADB', '04069737EE4BCFB34534FF8D4EFBAC43B656722B', '0760B38AEF24AC3A23DDEC96C269CED093BF5C0C', '777B2EEF9A24081425013BD926A9E40F917A2718', 'CFF2C5EF546030700CECC4482B6790E5F21127E3', <text:soft-page-break/>'80C31A92C54819C9FB91056727B2A5D05F70EBD5', '31F47F0265BDA2463DC127429AA94A4E9678DBB2', 'E658506B5329588686DF76F07C8C1F953380F442', '42201536619F1F4DBC8A14D6DA156A5A8C041A00', 'A149E7F620726CAD9C56459D4835B6DCAF5D16DA', 'AAB53B0B25D26F05EDA65BDEC77D9A496733042A', 'E65D91A333B87D3C2909DF96BE0E71BF5A2A875C', 'EB26858CC7BE8A4E7C3F35A53934A15314F484AF', '618AB75D345BEFB1584D3CE3275E896262E14985', '3C4ACC3E96E751A7EF771EF30FBED1E03AE6F988', 'A178CC6870D4209B2EFA39B2BF30078FFF62AA3D', '5EA223E2677A4489879484B0F0FA73D6EF095A82', '79D9EBA10220600966EC525D464FFF68E18A6E29', '1E5982E13528453E231FE2E9300190FAC05BEC7F', '4DBE510CEFB38D61F5FFFA8F61FF7936F0EFB581', '22030FC855866978237560DDF2F9D4910DA6E24F', 'BAA77778758025FEDAE989B0EF85DD7DC5FA0C93', 'C9FFBF42A372250AAC89E3F6F8569FEC661290CE', '209D0C467C6F1D626AB63EA74F5ABC6D677C24C6', '9B15B52FEF289BD2135C498A2BB602AD8E2CDD64', 'DC0D6795A9C6A194ADC5F37E05E991116FA05536', '830316A00810507F4CB6E7772F8E029BE23F6F19', 'DC11150CEDB7E4F1F91C634E21042E368ECCB879', '04A49D7C73F22B99B31E8E3CA11D101E20153998', '295021A70FC8A3A31EC1CEEBAB2BB6D71501DCCF', 'B19232D042553B5BC558908D3ABED0AF20554565', '942988E480D7F07C36B18AB98C9FD898B885A64E', '1AC16FB7EE2E4DDC462497A817D2A1C2E3DC2F15', '6D7C8C755AC39FBD5640910221EDF9788E0F6D73', 'F983A9B0838821140A3A7CE72E4AAE3CE8401DC6', 'CC822E0B9DE14A05893A5AE29833AF53519F93AB', '05AEB65F572B070B0901C2DF9C7C05B64F0398B9', '237CFFBA759FAFAFFA6A89ED841A9B89DB7F3253', 'AA10D1BBC7C781791ADA380C9BA417FAB979EA6B', '184528E6E178202BEEFF754F72CA538AAB154C72', 'E7F2B6934B84DD69A7EE848A3201FC448C259C1C', 'D529AA915D154612D7D42EAA3CE9F628925CD505', 'FCCE4D1649416B1D6B4EDAE9C29D9D1E7A133977', '446EA66869E37B89DE5CFF3997A3C571657DCA9E', '098DA22B645E5F16BFC9CEFFB40778C38240EC46', '2ACE8A32CB005E65F48F75976D34F18E64917067', '1AA742CC0A03BAEDC86A9A5A67BEF0170218110E', '7C6916F6A704433C9B1481200E4F845C2693CE15', 'DAC0C5DE5715A0D8F4A26723C19FDD77A26E31F5', '3048E1AED4A148E5040366AA91060374880F68F9', '597BE3AEC6757507301A055045ACEF5BCCDE742D', 'F21D3390938C3C58DB01099F357CC21594A6955B', '1278587F0A2BF473BB615887EC1AE7969A2C93CD', '86BB72E3180CEDB06FF712DE39F075C6D4D68C66', '69C5D1440EFB0DFEE7317C8CB1AD63F2FC789A1E', 'B058E081140472780CAA13F2797F81E7B4C6D3EB', '606437F5456A93EDE5CE5BB1FC7A2C80AB286B57', <text:soft-page-break/>'D23C4E642A3839DCA5CE2988B72773264477D19F', '7D2E92A2C9BDCD986D6CF427895F7517487CF709', '31B579371625CB60A277AADFC0FF3CCA30D5BF25', '34DC2D31CA63153BC58842C5D8EF5ED658C8E1CA', 'C8E7BE195E529E479498F042F85617FA2E6B412A', 'AA73D21581DA7F1D4E179842447F83DD1F2B575A', '47E6ACFA87DF8FC8A62318EB7BAD916D1A898FF4', '77D06D8B9B1B2E64ED939C3DBB0F2399DF4EC809', '1D2F4A1DC647281EDF17CA054983BE63D95444F6', 'AB00C40BF2E002906C95ADBAEAB20850CDA71F4D', '8EEEF5D467EACF6F3801E84B84B601990A1CBB1B', '0F33ED50BD9A4E9CD68785D600124BC425911AB7', 'AA0FA3B728A44E2395C00B80A23A761D4B4A9AE1', '9C4B24210AA38FC73B50B5ECBE4EBDFA47154006', 'F72E63628C0B05890DC9A50A1D649C0AE46DCD0B', '7D1E856976A084FC41DA6318A13C4BAB5242802D', 'A19090D5F697EACE922A68413899BD22F1EC4562', '2C680A2FB694EE1F90DF570F9EB3D76CA3D93979', '7DFC5A3BE198CF8189B7331F111D55B7809B9F63', '88CBFF942B1652373E398187AD5619FEB0268615', '93288F2CDA2919A04605CC08B2685D3DED8155F6', '3109163707189064757ACAA269490149800F2253', 'D7DEE05010843226FE2080F32EB2D9F7813FFF5A', 'E20AE1BEBE65C6C4109FC4A7B19E58D5E1329D29', 'BE3F5805063DF59F90F229C89B821515D3617A7F', '50A592EFA7CDBEB8F30626F7B23784549527921C', '1C77E614E5B154D097B4E559F550AFACA6A4C330', '8227E7947FFBB40EC3E87F37BC78E2082F1F3E24', '88E3CDFC59D186C45DF79CDD60F247D306EB2085', 'C2A0E0FDA2915F785C702381C97D25DEEF2419A0', 'AD851DBD2449DCDB9642C6EDDEE0E567394A1D23', 'DE4A7E03B84BFA6C0FC8B6559995638F33D681D4', 'B17C164F1FECB13ACE3F8D690BE7ECFD117FB076', 'EC10F4AD12FBD1A30A3CD50AFEE5FE393BAB6089', '7E0CF6B966C245BFE8A3A7E87C50F5962E7555C5', '536DC93EE3D1C9D799611FBC82B371D4BF6748DA', 'BD04E02B3B50688DA89FBEE3E2FD3CFFE7585782', 'E419CFA0A5800B57130A68641BD8E9D2A074E32E', '574A353CABD7B24CA40F89F114082531D6DE53CB', 'F819E4BBB0535515A2FA65F7F0D05FCC691150B7', '6906BDF3A4EEC1A4634B42C9B80E76BB3A108110', '21CA7AB611093838EE812AA53876113764CFBA02', 'D2BFC5D10424626C6492416B71691714AF579427', 'FCC821F60F9E545E36959B9ED06B30D7E6BC3A97', '37E43699AF81E41261A377FF673298C5EB3655C4', 'F2C2FE4DEEA0E4539754CF17DBBEB6698A345B35', '384C06B258B418D97849CBFDB92DC7DA9FBACC85', '98000BA2BABCD67E1F4E97F3B5E7A64F2C61301C', '2EC7171401A06F0E83857E9C2841316BC384CF50', 'B692E36E97D28AF7C190619D26F1BE1FF4E5CF00', 'F76E4419D41B08F5AC1E5E930FAF468479B61923', '53B9C524FFA8647646F0CDFC514FC1C3FC3AC7D0', <text:soft-page-break/>'364C39BF2BAAB35EF8C7B480E085CDA2789D344F', 'FEB65B36A57BD0BB4F916BA65FFEB63A937D4505', '069DDB86EDC16B5FDDAE17C7CD7D71FD349F1E68', '8D097C0B8D429B136CE7F0781171F29D14F4AB37', '2FE7226EAE3A3871AA8264BE83804B356B8286B9', '106D162533154D03D3F922D7EFE3C58D5B597839', 'ED807C057B47FA5AE97487FDDC54D1145F1F60AE', 'DBA1B840DF449EC0BA30AC40A0248225CFE91E56', 'F00716418B784AD36D29B3EACB16B5806E7A498A', 'BC285BA01487ED641C3AEDDEE28A1F44D391FDEE', '057546B8B4BA48B701999094CF299F0B1F268E05', 'C886C15B36E63849FB9E86DCC97456303F590459', 'E540299BB049D6C0B20389F1F84FD1EC3F7165E7', 'B4EBBA941FD3F09A42D7F253509E7A61861B2BDB', 'DC95109EC2271B81885902E8820D8071FBC289C1', '4D0247CD9633C0092DFE4636AD0E285975FB62E8', '734FF94554AC3EC61048F2C2993BFFD27423C79A', '22E8058A6EF19618BD6F4FCA304A3A2F6EDC9030', '982250AB768AA360430FC8F6CF14AAC09E8CA6AE', '8843215CC4311E308D1EDDE8ECF7421BD7DD5814', 'CDDB5B18DF05B41F6CAA8F9C79D4A2058F703F0A', '053584B0E40E4C7D96C0E70FA652F99105FCFFD2', '2283C70D9D471062731044ECF47248D60D901C15', '2BB4EF5593F482F42ACB221E3A18CBB031093ED5', 'BB27C4E175DC990C3C6307703AB1D0EABB78131D', 'B2D66E284825F9DC1472DC2E5388D086A10E3C39', 'CF35429F5BA0B5FBEE74DD2FFB6592EE267C4BAA', 'D95A4716A4ADA5AE067118895802626CF8CB48C6', '9E0305B2ACCDE2B39A2893A3E601479C7A409109', '2426E5D031C255AAA4C323824020C61233EE34B8', '32EFD83FFE827CABE881CD651337D09B1DC1BA33', '6B5E3D75FD20F90F734B388C9F51BF4064108C88', 'A941C79DF62CB4CDDF825880D61D33A9DAC48988', 'AD982C61722E8D02A37FBA11B5B4AFF19E0969A1', '5D2E646EAC07A93DFE6F98C077023C4514A12491', 'BB1279AD7BD27CE74F85170DB981BD20A25C1691', '2E66B2DCD67CAC0E84AFDDFF215ADC3C8FE0D75E', '73AF7AD745FE756FEE435DB5AC3384FA81440F04', '1E6658E9C74973C55148C4D809C8E732A8523A77', 'DA144EC18A9FC862C583475AA87C71281B100306', 'FBBCD2C0C936C9812A2A544DCDD6DEA409557F91', 'EF113EFFB27D3B290DC7DD1F8C9213620F772004', 'FF83AC0E37B9B6AA7B0778A31D75F46A98FACF5E', '1844C424481654F3094DAC4D91C85959416E0E8C', '7A8D3A9360CC37F0AD80962D4AEA72B6D0F0B2B3', 'D6798A7F32FBAEC297426D56B4643E5821B9F1DD', '5BB79AAF897F2CE05AC02D6843D2DA9DCE5171E2', '2191EAC9AFC9D45C8E1AEF26FF57F45D690ADC6A', '53FA4A5FDDFE2B895BFCC71FDF6ED7C075A4D00D', '8156FF11B969D3C3823079F2118617DDB264161C', '6B98F711333B8FB3BB30966232E355565B9203EE', '789094ED3A0138D14831470E24D64A03D426D098', <text:soft-page-break/>'BEB39420F1414675C842039B11889B2868A61F5D', '2A653A92FEC871C6DE1A2CD7EBB40E09DCFA984F',</text:p>
      <text:p text:style-name="P1"><text:s/>'9591534F7E81DFEA89393049D68D885F3E8F13A2', 'BFD8E8CEE00319A9E5E7F8D5C4ACE2963C0A7196', '11A019895AADA80D09FDA8A0A01124EB9A83B3F5', '08A418D1B0D8C363243D2B5054BC8FE9082964F0', '2EDABA24C248DA43DFD09B29AA2256D383222F8C', '6E04B5BBB6A108F4FDF0D00B1666F715D40C880E', '19A183B0C78BAF6C83C2E8ED66DBA654764DEF8A', 'E5B0E7B91263F2677208774CAC96889C36AAD5A3', 'D1963008B5B42886D91FCFA9A449759F8A02DEFE', '3926B3935760DE56EA7C55F19DB4EF252F871D18', '112D493050F428E5BBFBEE5AFE42E1F5A9051A00', '5BC05C3E555A1CC58531E94D5B50DBA805AA4AEB', 'E9EC13BEEAF2BF1654D549FCB93D2B964E7076A3', 'E0BB7ED574D04C2C1FC19176BC5686C9310ECC35', '354EA8E3B02F5D1C001CEFD522272D58EAD90FFF', '9A2DC67F6991E7BBE821D8BC175EEE17B4750252', '86CA6B8F2F15F88A8F726518ECC05698C172D691', '380441B6215D3A9F3175B151BD9B13D7880EAC34', 'B30DA7DF31B3D0A48BF4F9C01860B7F2DCC23D64', '77E0BD8D8BA2EA535E3D9CA4EE63BBA9F3FFBB50', '588144948729A34804273DDFCFFF4F27708C941B', 'A97E5A613E799E08BC882DF507614290BCB0CF06', '925CE332922ABD25D7A0D207433CE4DD6AB97A99', '8032C855B21FFBAA85B5A3F1820B6664C22863DA', '10D961995ADF93A397BD9AA36E26175FD7934A58', 'F565E08AF6A887879E78377F3024E68FBF138F41', 'B84209C76905100154EEB6F9DE817C6CC766EBA5', 'B144866D25ABB577DFAC5B3712A53548B771A7E6', '87A217C72B05288B917C79C8FE28B2710A81C464', '334A81950599BA8D509EED55EE4BD3543025CC3C', '47EAF541747054D41061217E84069337D8D4A3EE', '57BF91901CEB112CE77FC1C73152CFCECD661D52', 'E64C2A741BA2A0F79CB70759A8C7B4D19AB3E9DE', 'AA8F1BA3F94A555503F45FE8BC14305A2B42DC82', '61E8F0B0F390EF757F2F0CFB226506E826566CB8', '2A07C7EECFC3A2779B871325E77D44AD1E8F2953', '39E21AFDC570FCCF34573767F9E24F557C510A4A', '41B67138151EF59A390F37AB23AAE0B120D6D390', 'B509D40CBDC82BF7492648818B8623F24E5180EF', 'DDD5E590B0EB042E706B59BB096E98ABD335B5B1', '29C99A97BD7220670A87A1791AA0809B564D9E20', '93D942D292FB7E59B476FFADB95B960272D755B9', 'EE8E65D3B1D41D7F0A53F1D65BD26BDCC6F43A8E', '4D2EED12D78E0AAA36F8D275E150B8C604F4DF62', 'A5430157FBE8ED45019E20745EC5DB29387AF8F3', 'D4DF2A53458C8CAC86B01DE02EB84619D6A9A408', '153EB1FFE177D711AD34DBB5AE231800D3030B3B', 'D4D840DDDC32C821A4775213B8C850C75B396F7F', '06D7CA1F7CCBEBF1EBD7E5FA32C74C65917A856F', 'E87B7A33FA1624A5BC25B540AD81E624DE4A6530', <text:soft-page-break/>'FF2977B6466A3283D1D5425CF53E279DF50917B2', '6D96CA6CA9980BBA96542FD7C928771023613AD7', 'BFB69A145B82F246A9A3A6B93F9B515316F01F07', 'CD4C408192321573C84BC4A88195A068468D1212', 'EF0249E627A024579405E866869753834751EBFC', 'BA29F9AB904EBD23C28695BD8BC5525B634FB07B', '08D43CAF79E374BE1F624E2BB0785E1A32D63732', 'A749B29E725072037B5D79B05777EF4E9C941E4D', '561C004933685C083576528E16A21C68D75529DB', '7A06ECB3928CA854DC0A5670BEF730C0AAD76B5C', 'BF2D8AFB0575F57B01A4780C846579A5485DB635', '0CF714BD63E91B1C8304FAB5091BCD26B4542323', '0CAFDEFDAD2019A5C64394E7959DF57129583260', 'AFC8B782F5D4602A262A9C0CA80E17FB6DE31E64', '555BFFDD4F40E8A707CD72CAF47EA60253257293', '83FE02D0C972E5ACB05D2A4695FAD8FE125C0761', 'D3064FEEDD1B82B4A8CD7468899295FAF242F832', '59CF066A0B8A01F0054CE2173D1642290EFCD17D', '9EBBD1D860461FEAA0A527B1B25A9F4E4BEEE619', '51DEEDFDA9FAB2D60EA3853CAD5D92191F68999E', 'FE3C9DEB244F1D2DA2E594CDDBEB72437CC257A5', '00EADB05A0D9995B5180DD64BA414B361C533746', '22FFC70A6B2BE2ECD7714BD557C26C410A9816B5', 'A37E065BCD909C52BCA82D31890DFEBA848AF883', '4761C77782E05EA424F2D3E10B594ACBFC3F0CE4', 'C370AB0B13B32D1C0D4FAF33B1EE497A1F6BBC15', '9BC65E0CBAC09920B88C9FB420F9D6632342295D', '5DA6FBC101FC9C984A554C818FE5A3A87281A2C4', 'D53973653C144141C1F49EA673EEB1D85A9F043F', 'E05D9477B0FB4A04C829EC092639DE8ACC0CF958', '4A6527EE90050A033ACC35AD2165287D62EEF325', 'C379FB02A66675862488774F5183BC2876574082', '1E06B1518986813AC719C8EEFD11CF31D7DA8791', 'DC188012DDC71D73790E47C83E49092E4FE96A81', '390C852FE09C29579D2ACA6783D7E212E8671270', 'E0A43A394502D9F8A3C31EF894962CD1C7C7F517', '1BED30D399A55CE09083C50D8A9E9F36F691B1CA', '61BE6F7F15BF4C57F2133AEDD8366CE50EA7489C', 'F8FDEB12A656EF45501E481E0751B46BCC6EF86C', 'D09D30BDF30E76B5DF29BE9B15189902269BCC59', '79E0F10272C109E4ED7D684F629904331C3E8700', '5EEAF5AE51545E527F89E4F527D0FDC735806498', 'C5B258B46F6E69EF82BB92E1F63740B492478F8F', '0D026D7B95F8A9467F7E1B6474310B6D537AD310', '02F58C2591F4189251A531CD91F7FAA8BA28BC0F', '9C982BAF027779BCF216021BB20F301F0CA540A0', 'E5DBA6E5685B6FE2750EEDC670F2C1FDA944D814', '453864CDF30A8BB9D82B4B3EE1677461E50EE968', '0FE838BAE599A9B54F7C65975EC2619062BEFF34', 'AB0607EFA2C101611370055F557943E4E6D9D45A', '3F94FE22699133DD4D0D1E6A6F39802B613C1C9E', '22FC0CDFA9F6C6E181D0E3E35BFE847586BE711B', <text:soft-page-break/>'4CBA4AA20A65546C72808C262B9F3B4D0BD1C50F', '41728B07A9CC38627CCB6581CE513FBCBF1D414D', 'A5C94E25F9D558E01FB4F8445EB1FB3E050DC89E', 'EF6149B5D2A6C7169225AF29B28A0CDF2BA9BAAE', '0DFE5DCAEEFC149EF31056F1A2129326C6E63FB2', '29431589F488E8C7F11A5E441486BE855D17C870', 'CB93D2C87D5942469921701F158040B5CA5C2624', '65856B83CBC9E01A5FFF9981914F04B0F6436116', '2B1158168A60774A902F7B7B34908D4811E91CA2', 'DA7F69620F7AED0CB56AD2FE363E49BC3615734D', '826C82EA78A46C225F7BA032CC63FC5FFB6EDE94', '2C23858F9CE430F79F1763F5C3B5E0E6B91E9148', '583087EAEA407FD638030FF55660398554B1A10F', 'F531092D8DE8A5130172A21C4D91C1F205ABE91D', 'E2AD4E34DEC603BBB4A6FD76A9A8825482C5602D', '3669808EF890DC7AB72EDF23FF1A3030D8707A09', 'DF8C3545C308EE3C28E0DC24B039EB9DC6A16337', '2F8862CF60701B46889A73937EB3270621D8A9E9', 'AE151824ECED00517B03CF20FF0B78BFA3373725', '8E85BB6426902BB560FEA552B5CE34BBCBDD9BCE', 'F96277B1E5918D10A8CBA0F76AEDAE399034D07E', '038FFCD30FC58E159F40A4C1D2C84630D3391800', '80AE77DC66621B844BF1E335AF544158F62D5207', 'DB117FB75D8BECBCA87E3EFD704A8F9C45E5DE50', '199EFE156F1866560E3F8CD671EA896854F8D5A7', 'B1B46265C3E3E843955D2151C03D206C7E066665', 'B8DCF7C078CB07FDDB65D5C5227C7076F65561B5', '026158F68466034414A29A727FBE028C2B15C617', '581B71667903E7D3004BF825E7F84745FB657DFE', '7630E9A46EB5C317121766DB7B4A5F33FF1A6988', 'DB7EA317639C72CBFFB367A22323EBBE746C91FD', 'A1B8ACDA7CE992431E5B227BF660B78739D3F2C2', 'B2E2F27C638EA1DA9B7A0CA0D9F0CB78310E96CD', '7B47E35DD04525A2E997EB6B0BFCB8F415B5FE3F', '2401428719F367B350913A0A5885380E2900EDDB', '3CA60D06F04012E25428AD3E63EB8A17020EA4CB', 'E9A09763E297B88DFC79EB1A15559D39AACFEA70', '0334603B2FBDA5F8908BBE07F276F1108C06CA61', 'C3B986AFDCBBE424555812601F3036124B255C52', '041A1A68A6885FBBE4F744C65D4B796ABF4023D3', 'C24D2F3F9DE2A5F8802E67504A4C01E0CC55FBA3', 'AD8F26E027802C0949A7028A8CC82D2681559364', '3284141FB630BB546D6F02770703A9C870A75C1B', '4885601C7B69B14F5473F8B04137CFB1F02F9DC1', '6742A61C3CF6161BA18349C3DB8190A4CDB9C342', 'C79BDBB96EEAD291811A8FB71E32FC1C8BA9A4E1', '23BEED58A00CC20CE1887A667D1846FD862D5F78', '1B0BDE958B6F5755FE6A6FB1234D26BFFCD79975', 'D4E49202193AE1FE219B4BCD653AAEA09E22EE45', '79466166399CF0802D044E48768796ED5F751A65', '519A6965670E87B2939FA6351BBC0D8A48EB2F03', '08E9AFB6FD9CC8FB2F6792F1A80B2A9C79395E2D', <text:soft-page-break/>'010E572761B9DF4A614919AF2A5FFD9FDD5E2D7B', '4819B24709FD04B981412D9872EFDBBB5E60497F', '7076D48E4FDD1FE35FAED8D84631C083BC437575', 'A553577C1980B9021CED6CBB81A934E89240995A', '858CEA517E7E70F4EDC1DE993F4B1E06E290B36C', 'A4EDC2AEF692C07108BB4F42EF4DA4538DDFEEAE', '40368CC2D234B537E31EC7CC8D981CFEC28D30FC', '0C016DBFBFC91C785638B269DDB194474FB4C73D', '20F24AEA5329D8F05DD230CDA9BBBB5396A2153C', 'E7E520B10C194E42D676F72D7AC33FDC34FF9EE6', 'F48412817ED18A7445D09F3F32DFBDA9B38A063B', 'D099B48F10441F5C6F4B7BEBE5E0CF7A57791A04', '5C9B88E0990F90F9EF091EAE7F06A55938A668CD', 'E7DA929328FA0FDC27ED9F99C98F885E7AF02003', 'AA1EBCCA93CA60C9C97469AE860D0ADB5FCFB783', 'A2DAEFC2B0F9E2756FEFA8A545F4AE46019D55C1', 'ED2D609D8460F1BFB90C19FA29BCC287584AAF00', 'F23A8E2FEE6C21CBC4B9AFA98C45E7B05A3C50A1', 'A89A14FABDAC35AA148B1DC5C583DA305DA241E9', '7A5E512653271F73998E6F3039FDF283C66D4243', 'EA53592DA2DDCAB808E65FAAF7346FCBCF6E772D', '67D12F913D1AE8A9F3BE1AF3F0DF87E73DE9C6C2', '4E8C854990A6A9248DF871D0BD0873D196F9C023', 'E394C181B64EE2E9C6E816D52AB44A428E612CF1', '78CCDDC5CF9407AE19D2AD472CE82C0FE9451917', 'BE5BA159DBA9D1BD769D85F8A22DD7D55EFDA302', '69D4066EC65CE27D66C7F90380D12903438EA73D', '799828F2AE3442D5D2DAC11039EF81E76093D0D7', 'BE74848736E4123C961E1A8C66416582CC777F12', '5614C69893E5DCE0130E44AB3933C8E5D1D5352E', 'BB2531BFAA3B3838BD9A5E58B97A662D15A4E14D', 'FBFB5FCFA7328F3125FB315DADA553CF494037BE', '323DE8528A843F0B387ADC35A4AD9D794FE23596', '7DF278D8F9C8DF694614B6166645A24D30369213', 'CD2DA2F7015A819320B32FA44FF55737933A1711', '76FF99DE493F2E9C5EE4105E69D9876DCF97317E', '651E5B4074114FA214ED3F8F62C3FAEA97DC14A1', '2167C916BC5C23E73B70195F3933450C43EA527A', '1894331BA10608679B7462A39C9A69808339A1F3', '03CFFD2A4DCA986DB2200B557DF138FC74DEC8C3', 'BFC8D5C26E58BC5D53DD0FE31D0047FCB71B4634', 'E8846D2BFBC58ADA228D17DB707E8EF1B7FD01AC', '73B22FE4D7DCD68E5A5492E696BB09307C671773', 'DBB8B5E21D42A603EBF4C78685AD48A36BDC70E1', 'A3F0DE2889C5FCF9F0BAED9EA346F5337C5112E9', 'C4804C23D33A3236D88B86460E011A0D9A1391FA', 'F635358060CC38C69A420E9BEB395ED4CB50A441', 'CF5ADF5B01C9D77CEC999D10D7BB166A16C648E2', '46B7B18A60F6CDBE5CD0F09C942EDB3C62178B33', 'DDECF29F603E5BD0246BF8A6D90656B49249FA7A', 'D64F6640439FEBAB9C6C96362F672D2E99673510', '084D62CEC1C0F4BF49347C11AB704D5DF9FED509', <text:soft-page-break/>'52A9759CC5262DFA201E704BFF73022EC81CD4EA', 'DBFB818F1D98030AAA8444C8C19870BACBDDB833', 'A7E8AE94371695F95065C09FD50FC5B38FEA6043', 'FAD084E00F4255A038E82F9F934795EE539BAFBA', '0D300D782F5E4CCADF1C70F2F6CF60974DA19A45', 'DD2CE9384E31117D79EFB58FE854884BB482CA1C', 'D19DCE6FA9352C0E03A084C0CC9C0EE594489231', '05EA32C5FAC8C6D36C906091F5EBE3107D1AB781', '7DD9AFB46C1A7EB433A746D0BEE4577EF0280C5C', 'D279EC77C1DD6642FD9BF431AA21B166754E3FA1', 'AE93C63C6BCB54A5F105064DD874250E58EC93BA', 'E89FE45AF5317BB4D044F574FE8191816512FC62', 'A0566D49F4A317F48CAD9AEA768A7F3D8E341D7B', '0D6B25042EE7F408645B8903045F602B2C477EEE', '07E270CA2A3811C50733F57930A24590CA4D1331', 'E2BF3A46553A405D546E5E57393E9A6EE5369A11', '0C7539326A08B7C3187F48BC2EAA7320B3240BB9', '880348841A23FCE81267F9FF70399F00D82FECFE', 'D47B3CA1CC4CDA558D4C054B8775E04DCDC080BB',</text:p>
      <text:p text:style-name="P1"><text:s/>'8C426972FB03DD88B04D921D0AFCC3FC14134020', '661C5F7A95D8BE880A40159F4AFB2C0AABAD2B73', 'B69706E1B7D65F364C5A97ED2924E9E2DAB3CCAF', 'DFF9352061D667610ADBC756123F3B03A55767F4', '18C7D74AE3527358DA87BAA5F718A423D609191A', '2CBDF5B6BE800DF7F4480A3C099270F7A8842E48', '251D71DBFF838F596C01CCC58DAE0D5105518ECF', '9B3B8A4D88E1D6C931D54DEF97D2981D42A627B3', 'B39A65E00A5B49D135CA259D4C800000D673AF96', 'B82A4399AE939B88682305AAC850619D5E5D04A8', 'F38BFDE225A76FCA5B616FF76FEB1C2F7A622E6B', '3CA0375D1B63F09B43037A7AFBDB7950C050B074', '216CD9E69208763D1DE69EAD7F2DDD8570676B27', '946AA3CCB690064E96A8036CDE055F62309312F4', '74CF12F3CC7A3D0323BA3C3438F81071EAB130AF', 'E744FAFDB805999B614A9B28B2426875FB6EA20C', '834363E5C9B42A2FC9A9548D314CE9ACEA92B698', 'DAA1FD06DA79226706C9F72EA7FA81A70A0A9852', 'F7CAEF2EC03872C6B34CDAB890FE3F08B33FA492', '86A6E3393142E194FC45154032A38991FAC8F95B', 'F16EF0003877E69182DA59F83BD670B7B139E940', '9A1E3C1D6D234D4B3279B692DCF32769F4D7E80D', '90E7B3E0B6412928108F4CC55AFF2D9DC37800A4', 'CA0599F0B97114F98A753DD5FA8A80286E34A30D', '18074EDBFB9BA17614E758F2BA2014DFBFCE2380', 'E746A64DDE1CB35199BAAC0634CC3E08F2845EBB', 'A971CA0EAB9167FCFA2FC85E950FDD291C987BE9', '1C98AFBE644F5C41EA38710B6A4A0FC7EDB05E1D', 'A41BB6A8158F4A73340755A9DAB2A04A37782E44', '0ACDBDB68E18BCA0994C4F3C6345485BCDB896F1', '0E12C01323DAA44137CDE3570275EC28A56518EA', '43E17A57F439AD43BCD918DEED1338DCB4879CD4', '158B028381B5C3F683550B71E2E47F16CD1A15FF', <text:soft-page-break/>'6AE0C4C0D8181C1B1D107E578E800438C19820EB', 'D29D8EE37E5A9186081DA5B431FEEF487C4A5F8C', '852A886FF53D5CCDA98A2CEDA274BB26376716AD', '0C9B228EB5030C077DBBB1EF18B5BC05B8D0BF98', '782353F4CFFD993A0496A024D47FC2FD0F92372D', '6559A738F66F2B9004BDFB54B167B25669B48253', '819A9B5C65EDA9A9B349B4717AA1125565059DF0', 'B4CC7720A500C32C7F74D35F8DAA40706F45CF81', '98CB8DBF1DE89D58DBC44BFD49CEE719556F5BA9', 'B2906DC25122A32A66545C7E6BAE6E70055B613F', 'D2292994F757BCB5EFC9FFA6C0F86AC43E9F0FD3', '72B5676030587FAE4A623724403330EE17B4EAB3', '640AF4A7128397C20ACDE4EFFF4AB1810B7D0E14', '0126029B62AC341F3D745F41E1047B3260CD6135', '8D08C2328893FCACDCB63D99D72056F36C79C5FB', '9618E11E8EA178FE091D18F9A78C9D463F7215FE', '4953F0FA296A5860B1A85035B4CF4549D11D78D8', '9B629E12FB2DE630CA540231968BE4F64B30A3CF', '3D7A95C75E27A027E41392376CAAB3149F5D28A3', 'EE07A325015384E4497D9939864D63FEFD94E266', '3F1E53B65DE0CD9BAAEEECBEC5365E0939513660', '276A66509946F29B7A60B6BA8164D1D54391FF48', 'E7CD8A68763E94621382A370AF4D9A1547A338D1', '110867E5B21D25313D94CE71773F9AB503152243', 'BA650201D2FA7B682BB2F54A6CCA49ABF852BFF2', '691EB8D555FE95F7F1E6C1D60942E71DE8314064', 'F7E11A765B8A10B56B64BA414D9AD0BE8327122A', '92DF6E4E69A973BEAC3CCB6D3312F4F83BBFBE56', 'E6694D503E7978310C084C51B2278ACF15057B49', '01699B578083FF9E5AE5C86215850142ED651C39', 'FAC7E826D392DE40E96152658CAAC78874036DEC', '32100B49A9FB05CF74675B821D657D27954CE634', 'B17E9A78D723F49E892CA17A12F1B1EB1275EECC', 'D6982C48A0690FDF46BB45BABCDDE6128FA7209A', 'BA10CFB69B9525C8568425F4A2077CC3A1B17C62', 'E10D80DDC523770C8CADA7BDDEBA6A19D7BC6C21', '2DB15FA3D733152328B267D22F5E0B92DD40B851', '88064DD6E949B8F12B8CE823826E36515D273930', '62C52E8B6B38A1BAC8431E36B2A566A4D8C31AD9', 'B123878A3B2C2082F77F68661AABCF02CA2FB498', 'F0FA9D75EED76754EDE3BBC3F311CE0B962BE855', 'CA7DEA5A14D41E68A23EC96DE7546AF9610680D2', '0EFC6408BA7EAAE99ED1EC5F9A973EC185752F27', 'BAAF6080A24FEA0B580583DC17E4A9DA8E0D9C44', '12F729AC1A15B2D3BECDE9B7578CBC1ECA3AEE73', 'E8A74C7AB8D59D629AC20002989030E46054EF62', '35200378A75E921ECC5144D13FE369A5918124D9', '7E54866F339F0B6C95C3434B18CBEA4E16748E9D', 'BABFDEE0C88F7FF9327814629244D1BB922552AB', '264726AF05F5A2F8110B3C94CCF404271ABFCADC', 'C360D54AA418BF2C316A92E401D225679B43CBF9', 'DFC9843165D4C127A586C683BCCC1E823C92604F', <text:soft-page-break/>'256E9A548983E533E27BA395EE5B553F7F808845', 'AF26EA2E90E70AEB7D7482C249B8A6E13E887F9E', '0D347544A4BC226D43C36847C7169E58CEA5051E', '0B0791EB7E1B182950622E2AF6B9E4A37E549322', '4D92F7D776BB5E9295588A65EBB29B874278B0B7', 'E41548D1CE709DD60D4297F79623F5A4494D5E51', '12B4D43E97315403651D627FF170155140322279', '8169AED3223969BF6C2206F2643F5760A5AEC6AF', '7F2176DC2A4C26AF24FAA2CAFC82182CC7E104BF', '64A35CB5BF297061529775867C00878FC4657A2E', '7F75FACD6FB50FCEED8C4F1E1E774554E19E0353', 'ED7EEBB5C8F2FF05BFC39038E87324D166AF5483', '4DF444E8894422C0C583BB51476717FA560272D9', '28BBFACC9A5CFC31AFB805C34B4E8A308CB5DB18', 'BC20A45B3DCD784841C1D1DB98F042F71D4A5C25', '87D67C960AC133595AA4E59419FDCBF892F06393', '86D6F543EAEC9B08ED3FC69B912C67DC51CB6790', 'E4C81350361B03CFBAB0003EAE86C3BE2ED20949', 'F6ECDF0CF396149E16266FF87CC2F5DAE62E0422', 'F6BA28CE5CDB1B63462C3B6F9FDAD0C7429C3DA3', '51DA01883797ECA21417AE7D73C2DC74C653BE19', '0A303339C933EDF90E74AD5A884623DFC3CB6B7E', '7CC4FC949E7CDE846BEC82723B0BCFDAF33AD2D2', '135591C93B04C16F6B481D14107ACA983CF1A40C', 'DA241D931A1E1F8BA48CFA7EC490E1A8850873DB', '14F222807228E06E32C0022D4DF8FCD818E4CF47', 'C4005D351602A086FED3D903C01B462670EA20DB', '07DE072EB24AB751FA4AE9EA70BBA32AE633DA37', 'EECBED0A5B1C9351871334CE2B23CC3B08876FC0', '82431C89D65B98DFAF577517763B6D86B9147C23', '96BE0C7F5366ED63E20CF652F6569C774D9F0E9C', '258191F47FA4C103CE04621A14C105F2A000E104', 'EA47DC79738DDBD060249458B56B17DE9DA6C880', '17BA9DCFE9E82AA4F9DAC86CF0F814284C2D5E1D', '551243F1C3C01B04A9972BD960859A4C4A541FFD', '052DD84E23117963A11CE8F133555ED37072ACA7', 'CA4CFD81A73DB7D44F0E2509350F562672645ABB', 'C55DBF12C1A19F14C82295D930FA149CD9F1CFB6', 'EC976375AB30198647CA789EE6EAB71187475343', '0526CFD94E21A7D46E89DC9D8EC8C2CC41954B53', '4BEAB09960CE8BC6DD912EA5A988878527640B4C', '18991A2614D12ABFAEF02B83C5C30C71511C06B2', 'FEEF2352F6DA181287C0E5F5969029F88FCE2485', 'DCB8F29DFE6FE979162F9FF4171872693C98E63E', 'B84303D2E36CD867ED8CED3E731013D6E669ED2E', '40C43C17B9DC96CB378DD8FE239E6D54D7E3CFA7', '446C739FA4F0403025B15663093DE31A2D0AD3D6', '21AB9483ADDCD4F88F146154C0CAEB22D2ABB19E', '2E9E760885E90779882D81EFC05B3B25AE54D5D1', 'A01D7E09051783F2BB6A28DF0E3E3B4FD1FF4EA1', '94223CE7FD552E786078C0764ED8FC8AA7D72383', '498E52D6005C0002B30FF1A66CE8BE3530558D12', <text:soft-page-break/>'D0E5EC1A88396D4F844642C5B009E2D8559160C3', '8BB632BEBCEE3CEABF3AA359FCB8B7FED9133FFD', '108D67D44FAB9DA4D06CBF4EB2BC6E4474505EBA', '31D68F075CAB6908EFED136F38D3B508D9E063FF', '0A08048C6D6F5467DBDE671D2784F5A3BAAA5A45', '4C508E13F6DE1C2881B396DC599623CB1A084698', 'AA8634D947221258D3F1A89409451D89701937CC', '04D797CE840879E649C004B8B790E14AC9B66186', '257F93EF9761AEADF082D6083E540A8BAC9F2B46', 'CC0F2F8D77FE5C2591F3944E176F7F5C6D600CCF', 'D1C90E6EC13E015C68CD61BC227E87985E5F1216', 'B574938EA90ADE555582453AE87E09B2B19C8E5B', 'A955A2F7D787CDCD5779EB375B807D65F00BFFD2', '707774CD73F660911E14520B053035E6B7A1C8B4', 'C1B8F7F1D82485C829BBC8D697AD81F886528BD7', '48E7962B613B767D73124B41DAEADE31CF8FA685', 'E017C70657FC63D6FD54119418F97FCE738D42F7', '2F70E199218915E7515D7416C7607C5A34E397AC', '44FFD8D1A6A744BBA5AD78B7C9773E3E18AF3DEF', '69417C055F31B6060CCE94BAF5FF93C20514E30F', 'F4C04D721FD8A09A61F9B5008D512968E4CB8251', '1F15EC196904EA312745EF6A281B44259FE317DF', '7FA50DA45FE946249F79A73A338B4797D2E6B1FA', '579983E4F0BF661A12ACE5208B1574A5BE3331F1', 'B644399D2BB8028DA7D60976ADEBC86D3ADCAE7C', 'F62823F3A12F37697E70D92ECE17A7433D94E215', '7A25DFC6053B382DE7571F3CCEF2D132FE2645B9', '5D3812DF5EB02162DFA9357D96058CDBB2CECCBB', '92010E168045540547909611381AEC7383CDD094', 'AC66B7F34763E03EC75927526B452CB80DB5BB80', '83E83D3537199CCBB0DC1CF2A0A040DC9AA6C196', 'E9065D7DFDFC555B2F8360807496F6870600BCFB', '8414088B2BAEDED1AFEEEEE1C62B74048AD86599', 'B31C2B6D999F5846EF47C05259664851E1DCF6AD', '74F91F3C7D5E67C7CB8B95C20A207399F7CF1230', '9393C845D486D8659D56E2A45178B00A5F770E8B', 'DCBEB678B54A03E2BD78CE65C022BAF33A606E78', '548655A7EBB82869E365DC867B4053EF1787A2AB', '34F122C17B3ABE65B88D926A8375A14337805083', '10E34024481ABB15F3302361FDC75F8C493B5F4D', 'E39D1BB44B5B36293A950CF94BF6A16E5AF1D39F', '87D90DF486F82919193B2EF61D9676D11E3BE953', '6512066612CAAD8E1AFB3A9E3CC45C8AAFB4C160', '7CB4998778304C7C6946B7F47279A7DF7CFA01CF', 'F48EF535F79B335A64505B6F7BF06ED285CEFA84', '2B52CD125B5E89134E320840915C071FDB752F68', '353C75EA1F526E361A19CC25C4CCB21A25AA7097', '2353708A8CB268AAE8BB5781E5031970D7080376', 'D246C1C40202C80C37A51D3F3098B4F3C5E39762', 'EDA2FF2B4CF28C10B45A458D0CC91E75BE873183', 'DC33283BFD1CD647711C6702AE747D8546391FD3', 'E46895F8C7F6DDDF248CC1E239741DFE3105D3C0', <text:soft-page-break/>'B42E4D83C9F0D369A8187E27553F4787031C2DA9', '9327FF9B55746E340D2A864AF4F575FED0ADD644', '4E879B6460D79495D0DABF62E5009E8678DAD934', '8B1A8DBDAA6E944F0A4B890AD6D2695DD1874B81', '2D974E456A278278FAA15918161D66610007A7F5', 'B01F4519E4FE861A95E82FAD95753A1978EF577A', 'B59DC770C9E65BC73481244605CB983B10B4718C', '7F2C11EF2C44FA1B641C99F5CA8AFFAE827D1DCC', '36D16A650E5F132825FFE3988E571EE4816EFFCD', 'F8670BA5C17C9126231E238909BEACAE7E9EC81F', 'EBA7CFDECE5156FC501E4FEE43BA1D29CD9083AD', 'CF0AC2C5916411B48BE7CCD3F94DC467DB8B8FCA', 'F6C28A0E9B1EA2F4B274889F8550B43B0E0CA2BD', '46A96151055BD0E5E8AA71893A0AFD53299DF391', '4151C0E1A4FF2472A4D68B58E912C44375E3B45E', 'CA679776F554BBC0BA0F2B0129F6AE3C14EFA825', '5769DCC834CC5495A77AD824B4728EBF9D6890C9', 'B94AD09A8EB56E659A1FD2B560DAB39A15B22014', 'B7B6A47CBD9580CA6EAB4573208040019DB9E7CA', '3242753BCD6737E5C33D7C9995977450DBAE5263', 'B0B78FFF406B3A8F3131B7B1855848AF272079CD', '7B97411234B31F9B3D652FF8C6B1FACB9E2AB4DB', '94BFBDBC7DE628145BE3F30CAEC37B4EDC0FFD05', 'D38747119E599BB3E0463DF336C693035AFC47E3', 'F7C43EB4470B6D4D3C59ED130DD163C56769BCAF', '6C3B9E3DA27D170174B24A0C19602A6442647E59', 'D44139B89CA14962B80DF4F2C69F6C1E7E2ABDFB', '5109C4395ECC3ACD4304C7595BB1CC22F2B19953', '0B267ACE2178739B66501477D3EF54CF381C2C8B', '4CD78BA3F1B6602279761A1DC125D47CE8C8C880', '4A4E7D89F076BE214282B57F382094E302DF4D4D', '9FEFFE89724BC90F3389201484544DC04E91079B', 'D1A8E3C241603CCCEF29A3FD608E0F3E122373D5', 'A3CF0CB491CF67F32A79F02EA3C5060A6907C545', '5A135D55B0BABDFAAC0D731D446B725C4381C732', '143C392F832677CFDAB01218A9C6A7D337E6748C',</text:p>
      <text:p text:style-name="P1"><text:s/>'32D6349303A17A662974D9DDA943F118651FD735', '089376E48D57F92BFFD21DF30ED1E17CB951508D', 'F9835562613B1BAB68DAAD70465A9FD31EF5AD6A', '51BC96879BA11871204C967E1D5A91C81D12EAF3', 'ACBD702C69E2D7E851E3F8C2009FFDE2D72EC494', 'E2ECEEF500E7C013ADE52626C37E3DB6AF2B602B', '2D8F765EF8A41D0FF24BAF14519A6CFC1EEC99B7', '076C31522B00E64D120E96928D2EBD8B5361EFF4', '724E699282FF5799636A0EAF9A68B4EE3181FBD8', '4A6FD6F0E045E29D9EEE13599AAFE0511375007A', 'CBB1EF577FACA46DB65444BFE41C860A0E4C209D', '12C5797F729FEAC529B8B47C188D14EB02D8CB76', '3FD869D4313AF886ECCCAFEA1202B56AD648D0E3', 'D3FD9B8978D8313C6781287F228207DA5C4050EC', '24241DF881FAF60F1237E9FE2CCAD2AAD542AE55', 'B4BBCE4B556BB9B9133F11BC867E6526F320A968', <text:soft-page-break/>'B5997D67F19FADD8FA686CACD7DE892B058469FD', '2A1CB318ED401B83F6BB6E7D35098C55BFD0170B', '95B670E535B7BD525AB78AF5E68B1E044D528082', '6117BF0709CA3F1EC74053722601FC3E15867613', 'B19ACB80BB0A6695A74DEE6BF39C47E2D7B2201B', 'A326476AA5A155E62C346A2AAF93ED9F6F78BE8E', '3915874281CBBCE88DF4168F53107316543037B1', 'B89A1B0891D4D4E20739B65AA7A861E738D8127B', 'E1C947F54583BD77900E0940C06556513826F157', '904190C6662DFFC0AFA3D8C359CDB476E0936AA8', '8A048C115BF4505C1E3572BA353574000DA9E55D', '3B529F0A45D865480C566AEE2CF514A2D4E90744', '43CC1EC8B231B1A5A87F6E65FF02DB2A1CD1B432', '6BDCB96A90C5C58459DE1B906F90FF99793C98FE', '75D20AE7DDC0E6086D61209BD53E59E4281C3025', '8D1C07321B99C8C7F9FB97201FBF84F9436163D1', '00653D669AC9B77DA4563CE8D4CFC101D991DFC5', '7D4507FFD52D0DC638B5FBE71435569387CBC408', '30EF57D4058D50706653C6CF03AA894EFE73CD91', '445CE6952D388E0B323D48B5A7AC598BB0F6B2D4', '8DA70EF307D2DD795CA81AF0917EF0E0588725D0', 'FABED2252B06CC0795633BE533108E1E72C11249', 'D3FE9C0237335D7E12D4CF2DB09C2B2013F04612', 'E155857B88F5DD105DC20FE1BB34317477F2835E', '69DA0FE40B3E143A56E607ADE3F910338A41AFB0', '0B8E8EC5BB67F417A58259BECD5362F24CC2FDFA', '69739F7D020083CE7F269A51661A1BE6362ECFDF', 'C7FF21E78124C00D3F7661C926DFA1608DA3D429', '9576D014D5FA1D303E60E33D93DFB77021154630', '40AECAED15722E37D19028FB9C50D9D8B332CFEA', '5A6F18A86577A7FAB7AD898908230C91C0820908', 'A2D28F204C84F310D436207F64F00619EC6F69A4', 'F1ED986D0925369C0CAAA44A81306DC9D7EDFF93', '4EB5881B62C502182A07D95569F3C700A5FAEAD9', 'EC1F450409C41D04EFCD260BAD4156D1F1E8BA79', 'E24065B7451616163E601E82B6D9628380BA5050', '9FD90B888E18D07BF5375BEFBF13B4740FF6C773', '9941DF736721C3988B64DE14CE9CA43198600724', 'E8D7F7E65B56147F2666676943D5402D69B02184', 'BBBD6A6DC527768F03662DFB69EEE4E316A391CC', '322F7664DBCA873B5CC0D8055BA9502D7A9DECEB', '3AD67EBD0BD730F185F614DFB8BF8D517214D707', '2D91A4B6282EEC7DFF2980AC7C0806A798F8E4EF', 'D0EFD59FB07D76A21238B127E036752AB95A3E3A', 'F23AA1DA8FF79902C7C2A1F63B99B9D5C7BBBB38', '410173F8BAAA9FF692B86EF14FEAB726FCC36F25', '0C24FA658A614EF3B57479E8734A80E6DFF29F71', '8FB1E63865BE65F69F9B9F6FB58E36CC6A8BDB8D', 'DCFD8CB2BBF59F6EBF770D726694FE8E84CCB138', 'DD53B0576809A5E1C37AD796734D03F32F2D8D4D', '88A3010D78FB1CEC605184911DFC76B567F7637E', '851A35D927CFA1B1E7FFA186542D9444C9E07F67', <text:soft-page-break/>'6DFBCD9BFBE1C2FD813F2ECBEE1CBB9054D2B03B', '9EA87C3D5F7203F4AC7921B3914CB4F4AC6F75E4', '1BE46B7D32E581A80CED20C08FAF6414F01D4DBA', 'CB46F894D92C04B771F3C5FC9168B6221A981247', 'C394E163D7BE0CCB709853858E5EA0371DE68917', 'F7600F6F95AB72AFEC6FF1F30EEADF4AFC327F8A', 'FA8B5F8D3FD178A92A04A2F0E079D5968AD4B33A', '260D80A470A30A29B83B853B5D155B2CCFAFAE53', 'A3810E44B498301DE11B313F8E78BAC641D05418', 'F3740711EED4B5B646BD280E14C4619F247EE858', '0C9EDC4D59F3907C07FEBBC4786AD1F4E18D0621', '2894E638026EB8A06D9EA8616B536EEFA945190E', '1CF778CCFA97E78D153C1EA50F995493D08D42D4', '3DB7FA27465E98C2CA54372D1CA8A43F76D089D0', 'A90B0FF3A037EC119E2B525F89202070F3350E79', 'C2983169FD28CA7603FA83538BECAD24FED686EF', 'AA3AAABE7B69C8E004B577AC8B9B3136CCD1B584', '162E4FE9B5565DE972846316C78D0D6548012981', '0D31FB0AB3CA4ABB7851947739757B47C41DDB97', '1DACD2741DD0CCA608044049BD49D26D11385E9F', '316BC2B02D92292B937092D7D92A389E3B35D713', '613C20D5085C75BE1F5428234B276180CB63CAB4', '89966231E6C47EC1AC815E1AEC0ACBEDEA938B7A', '7A06CA0AEBD0675CCE4440B2A97F5DBA7C5C7D2C', 'C1EF4E11EEBE26E96177D882FB42ED3E59E2F618', '396E9F0DFE1ED64981A394DD823CD43491707241', 'D13426A965C34DC9C3946F8F5D9F3455FAEE0214', 'E54B2B0A03B4590BBEA12C8B6992C81FFAF8F856', 'B6F46C0E79185AD745E01328082B4C3EE3291D65', 'C4C8C0612D81D391C1F9222CF3991599AD6D12CD', '7D2B400D87FD3099574C36C6D8D2129086374DF5', 'C3289F4C221AAC0DC5F3B97054A2B37AEFAB35FB', '8C32743FB966D440023893CA6917615F4879252C', 'E594A317E5D3BB8A00A826C9A9CF7011D67DAEF1', '7F50FC5FBFB6AA95D34FF1317CD728C9216DEA52', '2AAB3C5CA90532AF82F63A37E924CFDB2235D817', 'CFCDF22315BBFA48A832BD600202A45270D74F7C', '32CA6FAD8B2EAA0D14A30BDEC4D8091FAC762B37', 'E3B8C5A095CA03EABA54EA92DBDEA87D78F8155D', 'F182ED8CB88A662C9B4969308A6F5B35661358B7', 'FEFE3AEAEBC0027B8FE31E2C9B14625A80D66D28', 'AFC8E27A544AB4BE694862C6F335FF728CD24C94', '75F192365E6CE422A6A92935758D8DFB6BE67F92', '915C8141BA81415CE7B9B1D0E00B2189AC49D70A', '81209B96F6FD280F20A724C30DA4633B957C5667', '8184D6241F8101EFBB3FA5A27452138B40B7377C', '85D60E8D23AE98BE5C1879523AF2EB8EE93670A7', 'A56EB8B3688F9091EECA4370CA28948325FF2F67', '62002131FD811F310EA8046EC38F5727D6B4F11A', '87EAD4144AA88FE34794A6EA9AD02D6643432D2B', '94973425228CF9723B734081624AED30F8563BCC', '8FC9F6A1B516D53124BA2D5A3874083C9F12ECE1', <text:soft-page-break/>'89AB86A28B5AD66FEAE58FDAB3A9B37CD4466BE3', '95D491EFAA838C87620922D065487AA809345132', '6F9C011F9E7B21DE716CFB0E20CAC26FE3D5C823', '70FA6E2421D5960FBAFE36B754542EF7D600D31D', '4E0C4812500F9594BD7E23155D8D4508CEB0B207', '4172D6372379E4E519A6095322A9ADF3F67DAF95', '19D9B135F67E74E923B9D7AB25481811B6058D50', '596BE10F8B59077C32E897005771AC3689DF6BAE', '43515871B2589AE6214E3D2FEED8188603A0A98B', 'F4042C6113F1CB3A8CE60D91EF0CAFE95F4C6ADF', 'F40B019B672F19F29E8EC15B688499C3EDD1DF80', 'D4175ADEE28D785436A97DB7C54D172B26CCCFC5', '12F38180016EE5125409CC837CE696D771ECCD32', 'B074EC8E702790214F02E17F3A28E89AEE332D79', '417144CC78B58DEEA6D377B41F839862DDAE0F7A', '9AE3BB7D8AA64008CECAD2864C067D6783499573', '1893303F9B062096C5E256FAC928340AE5D8C761', '6B97D7AC44B77F651567329E69D32805CB056A21', 'C9A0A8D969AC38462F0ACA6789C9F37A9D36577D', '38EDCD3842C35D1D9687F299D8A61897B9E67CA1', '3B8DD478EBD92AFF91D5BB46EECA8B818AE7DCB9', 'FADB27E160E5545E3A8DBF79D840D6277F6B1321', '98C01277D869400BE0BC54DD66F4050CC7EDE918', 'C657F76B853E9FDB506E6E9F55432003759DB132', '73CE5DF36AF4720E2441A3315D89B7ECA5B56AA2', 'FC2FD6C1DF61A2CB2D1605F87745844FCA5E1482', '61C0C05743C57DA89C0BA612FDDAB31D714E0AC7', '305709AD64E4E9FA96E3A70FF6486EE3548D125B', 'C0DAB6719AD64BDB8F7D97B341CCB1F449FB4548', '5DBBD2AEC5495974A1D52CCA0D174390E78CF264', '522ADEBB410162E6410781E3C69671E015D8B832', '045B0E102CD237192AD603DEE75012F0D7EF4D37', 'EAF7A061DFF4C8DBDEAD4D1C3532F8BD8622A156', 'C43E9413C26BA88A35E9A335F07928B43BCAAD83', 'AE44FC7F0EF22BC431B7D7A215A5A074A0144247', 'F5655E21E3B013E069388415D19528F6E3240FAA', '097BC23635CBE8C9ABDCDEAC3E63383E4F7610B0', '128372A57CC12207035C281C9F92A9A3B1031EF0', 'BD9AB775BD644736CCC8E35BA183FE1D4E747ADB', '1A9B0AE04AE964AB14C70BE5BC5635ED8F1EC560', '6302218DF65FDEF3D20053B89497826D61C87CAF', '59E0160962C792F9E4FF2BD45202BCD5396885C0', 'A8CA2C0FEE674A67B59105297C869F117B1A896C', 'D205357B347D400DD29158516761431FCAF1B471', '60C12A62FAAF465FE4D71801539AA1B1FEA9D439', '18CB31F1874A3321A94DC5D502CE732B3D7B3647', '522DE25EB7B15476CBA01DD6537A407E6462BA3A', '8670507DC0B099762787A7851E5460F396164685', '06E3FD41D97A9E426A6A3890C79CF495A482D6A3', '8EC58C16DE2F069AB06235125BED8402F34C2198', '805410C5C3799F4F5C6D6D3613F9CC4D4B244F5B', 'FB770359E3E8E0822BB4B1BD4CF9060FE733CA6A', <text:soft-page-break/>'F19416890C9D8ECA30AF52DD6F93F6EAC993A25E', '5B0BC3979614FACC4551CC78273C48A439A31CF9', 'C2E3BE4A0BF2EBDCB70D6503F41245CF338EE62B', '3A703915FF9343185CA3BE958735D848A4AF073A', 'CF73AC861D8E3510755615956F57677B1D44AF44', '657FA979476F0FFA75EB60122540FC3A3747FC3C', '5AFD2D8EBD17DFCF9003ADF5B2B5ABF108BD755A', '0DF2CCD541BFD42EF199A7327D7BD8C3B33DF95D', 'E9A26D7FF2AE5B22D9095E3BAB38929A4334F273', '10EC14C099A1CF7010279CF407D4FA652BF20B7A', 'CD340D924F3682AF524A618692924552AC279359', '5BAEAD2744B411E3C40C8E3960B654E12DF776F9', '9E943C2DC976916C54E73C36D6BDE1A91A2CDC94', '4D36EE03797EFFDFA5C5B0E352B3E854A91036CA', 'A222B0C6FE0FBB7894E3DB42CD880B0A3ED983E5', 'BCD259F0D537CC304F856165572118D8D9900D97', '237A91A7B71F5664A53127883CD5973703D83BF6', 'DAE8B89884F9C0B4EB669CD365903FFFA37EE94A', 'D45851B7ACBCDE6C157498BCEADC043891D144B7', '7FE9ECA362688ACEBBD4C0F64574809971913BB8', '97B0953D6D019762A6DB9C4E5FC6721C68D676B4', 'DE5A21DD040DF8848B67AC10EE17D8C23F6C3DE9', 'AB2BAC4811ABCC5F7C47B063D8C26287BCA8F600', 'EC713875EDAB6196C7E0FBCE7741DCB4576F394B', '5B6DD6A04D2113C12F0FDC12EB3D609EC95D284E', 'B29635A50FBD4CF7EB6D362C4DC4892A9CA22C8A', '84FE4DC6C9C06495E16ABC44D91F9439F1926080', 'E26783C304C15EA6DB10BCB120BC2A7D13A8CEC5', '692E6583FC41FAE89693B86648BFD3CB17795E1D', 'DAEB26A70B1BCA6FA8709233DAB7839630F5451C', '00B377D33C09234430FFC69F7FFC6F96005EF66A', 'AAA2D0D85F714CF33E740D18E7C33570057AA985', '809A6BDD9FD191F7284B716893573438DF2E9889', '1E0D0C8DC701E7C7EBD7DCFAD9145944D1A9CE63', '3E147D60CA624EAA247BEAA99AF8654EEBD6360F', '73601268CE824B9D649072760D09D9BB3BCBC8E1', '5052552D400652F5E4E3017F5245850AF9ED471A', 'FB39DDAE523535DF3379A977E789B1DCFDBDAA36', 'C91538A89DD4396487C8A2E282CE9E29BE98C3FC', '06B007566FECE640A6DF9CB15FECF2F668F31EAA', '875FDB69324289CA399F2600F5E218703007F36E', '0258D83CDB66514B884342BA683B654BE96F9378', '041ABE37C6F17B85B8A2474BEDF990A0A5F6227E', '4F45D08A9EEC1CB71C521F1DD9ED85D81B01FF8E', '2FC5CA9C01F2B0D7F86CE725CECFDB5E35AB0BFA', 'C820553562AB230ADA5EF3F45122405339EB5D2D', 'BCECC9507DAB7A6B416E8AF12DCDE38F8E124557', '8D24C4217DD78FB5C97F40C8EA032E8B30ABA31A']</text:p>
      <text:p text:style-name="P1">./.cache/mozilla/firefox/j03hr7o4.default/safebrowsing</text:p>
      <text:p text:style-name="P1">['google4']</text:p>
      <text:p text:style-name="P1">['test-phish-simple.sbstore', 'mozstd-trackwhite-digest256.sbstore', 'except-flash-digest256.pset', 'test-unwanted-simple.sbstore', 'except-flashsubdoc-digest256.sbstore', 'test-malware-<text:soft-page-break/>simple.sbstore', 'test-track-simple.sbstore', 'mozplugin-block-digest256.sbstore', 'test-block-simple.pset', 'test-block-simple.sbstore', 'block-flash-digest256.sbstore', 'except-flashallow-digest256.sbstore', 'allow-flashallow-digest256.sbstore', 'allow-flashallow-digest256.pset', 'except-flashsubdoc-digest256.pset', 'test-trackwhite-simple.sbstore', 'except-flash-digest256.sbstore', 'except-flashallow-digest256.pset', 'test-trackwhite-simple.pset', 'test-harmful-simple.pset', 'mozplugin-block-digest256.pset', 'base-track-digest256.sbstore', 'block-flash-digest256.pset', 'test-track-simple.pset', 'block-flashsubdoc-digest256.sbstore', 'base-track-digest256.pset', 'mozstd-trackwhite-digest256.pset', 'test-malware-simple.pset', 'test-harmful-simple.sbstore', 'test-unwanted-simple.pset', 'test-phish-simple.pset', 'block-flashsubdoc-digest256.pset']</text:p>
      <text:p text:style-name="P1">./.cache/mozilla/firefox/j03hr7o4.default/safebrowsing/google4</text:p>
      <text:p text:style-name="P1">[]</text:p>
      <text:p text:style-name="P1">['goog-downloadwhite-proto.pset', 'goog-phish-proto.metadata', 'goog-badbinurl-proto.pset', 'goog-unwanted-proto.metadata', 'goog-unwanted-proto.pset', 'goog-phish-proto.pset', 'goog-malware-proto.pset', 'goog-downloadwhite-proto.metadata', 'goog-badbinurl-proto.metadata', 'goog-malware-proto.metadata']</text:p>
      <text:p text:style-name="P1">./.cache/mozilla/firefox/j03hr7o4.default/OfflineCache</text:p>
      <text:p text:style-name="P1">[]</text:p>
      <text:p text:style-name="P1">['index.sqlite']</text:p>
      <text:p text:style-name="P1">./.compiz</text:p>
      <text:p text:style-name="P1">['session']</text:p>
      <text:p text:style-name="P1">[]</text:p>
      <text:p text:style-name="P1">./.compiz/session</text:p>
      <text:p text:style-name="P1">[]</text:p>
      <text:p text:style-name="P1">['10c01ef58476f2a5a0152757355233483700000015180047', '10edadc2ef614aa58b152629859011781600000024310045', '10f1ee7903c218972152748345983343400000018280047', '103719a0f56e6f373f152707579525192400000016070047', '102a483085dc87eaa6152767327197182200000020770047', '10306d07775dc64da8152472186242945300000015260047']</text:p>
      <text:p text:style-name="P1">./.java</text:p>
      <text:p text:style-name="P1">['fonts', '.userPrefs']</text:p>
      <text:p text:style-name="P1">[]</text:p>
      <text:p text:style-name="P1">./.java/fonts</text:p>
      <text:p text:style-name="P1">['1.8.0_152-release']</text:p>
      <text:p text:style-name="P1">[]</text:p>
      <text:p text:style-name="P1">./.java/fonts/1.8.0_152-release</text:p>
      <text:p text:style-name="P1">[]</text:p>
      <text:p text:style-name="P1">['fcinfo-1-VTA010L-Ubuntu-16.04-en.properties']</text:p>
      <text:p text:style-name="P1">./.java/.userPrefs</text:p>
      <text:p text:style-name="P1">['jetbrains']</text:p>
      <text:p text:style-name="P1">['.user.lock.sessitra', '.userRootModFile.sessitra', 'prefs.xml']</text:p>
      <text:p text:style-name="P1">./.java/.userPrefs/jetbrains</text:p>
      <text:p text:style-name="P1">['_!(!!cg"p!(}!}@"j!(k!|w"w!\'8!b!"p!\':!e@==']</text:p>
      <text:p text:style-name="P1">['prefs.xml']</text:p>
      <text:p text:style-name="P1">./.java/.userPrefs/jetbrains/_!(!!cg"p!(}!}@"j!(k!|w"w!'8!b!"p!':!e@==</text:p>
      <text:p text:style-name="P1">[]</text:p>
      <text:p text:style-name="P1">['prefs.xml']</text:p>
      <text:p text:style-name="P1">./Demo_Login</text:p>
      <text:p text:style-name="P1">['venv', '.idea', 'Demo_Login']</text:p>
      <text:p text:style-name="P1">['manage.py']</text:p>
      <text:p text:style-name="P1">./Demo_Login/venv</text:p>
      <text:p text:style-name="P1">['include', 'lib', 'lib64', 'bin']</text:p>
      <text:p text:style-name="P1"><text:soft-page-break/>['pyvenv.cfg']</text:p>
      <text:p text:style-name="P1">./Demo_Login/venv/include</text:p>
      <text:p text:style-name="P1">[]</text:p>
      <text:p text:style-name="P1">[]</text:p>
      <text:p text:style-name="P1">./Demo_Login/venv/lib</text:p>
      <text:p text:style-name="P1">['python3.5']</text:p>
      <text:p text:style-name="P1">[]</text:p>
      <text:p text:style-name="P1">./Demo_Login/venv/lib/python3.5</text:p>
      <text:p text:style-name="P1">['site-packages']</text:p>
      <text:p text:style-name="P1">[]</text:p>
      <text:p text:style-name="P1">./Demo_Login/venv/lib/python3.5/site-packages</text:p>
      <text:p text:style-name="P1">['pip-9.0.1-py3.5.egg']</text:p>
      <text:p text:style-name="P1">['easy-install.pth', 'setuptools-28.8.0-py3.5.egg', 'setuptools.pth']</text:p>
      <text:p text:style-name="P1">./Demo_Login/venv/lib/python3.5/site-packages/pip-9.0.1-py3.5.egg</text:p>
      <text:p text:style-name="P1">['pip', 'EGG-INFO']</text:p>
      <text:p text:style-name="P1">[]</text:p>
      <text:p text:style-name="P1">./Demo_Login/venv/lib/python3.5/site-packages/pip-9.0.1-py3.5.egg/pip</text:p>
      <text:p text:style-name="P1">['operations', '_vendor', 'compat', 'utils', 'req', 'vcs', 'models', 'commands']</text:p>
      <text:p text:style-name="P1">['download.py', '__init__.py', 'cmdoptions.py', 'pep425tags.py', 'baseparser.py', 'locations.py', 'exceptions.py', 'wheel.py', 'index.py', '__main__.py', 'basecommand.py', 'status_codes.py']</text:p>
      <text:p text:style-name="P1">./Demo_Login/venv/lib/python3.5/site-packages/pip-9.0.1-py3.5.egg/pip/operations</text:p>
      <text:p text:style-name="P1">[]</text:p>
      <text:p text:style-name="P1">['__init__.py', 'check.py', 'freeze.py']</text:p>
      <text:p text:style-name="P1">./Demo_Login/venv/lib/python3.5/site-packages/pip-9.0.1-py3.5.egg/pip/_vendor</text:p>
      <text:p text:style-name="P1">['packaging', 'webencodings', 'progress', 'pkg_resources', 'distlib', 'colorama', 'requests', 'lockfile', 'html5lib', 'cachecontrol']</text:p>
      <text:p text:style-name="P1">['retrying.py', '__init__.py', 'distro.py', 're-vendor.py', 'pyparsing.py', 'six.py', 'appdirs.py', 'ipaddress.py', 'ordereddict.py']</text:p>
      <text:p text:style-name="P1">./Demo_Login/venv/lib/python3.5/site-packages/pip-9.0.1-py3.5.egg/pip/_vendor/packaging</text:p>
      <text:p text:style-name="P1">[]</text:p>
      <text:p text:style-name="P1">['__init__.py', '_compat.py', '_structures.py', 'specifiers.py', '__about__.py', 'version.py', 'markers.py', 'utils.py', 'requirements.py']</text:p>
      <text:p text:style-name="P1">./Demo_Login/venv/lib/python3.5/site-packages/pip-9.0.1-py3.5.egg/pip/_vendor/webencodings</text:p>
      <text:p text:style-name="P1">[]</text:p>
      <text:p text:style-name="P1">['__init__.py', 'tests.py', 'labels.py', 'mklabels.py', 'x_user_defined.py']</text:p>
      <text:p text:style-name="P1">./Demo_Login/venv/lib/python3.5/site-packages/pip-9.0.1-py3.5.egg/pip/_vendor/progress</text:p>
      <text:p text:style-name="P1">[]</text:p>
      <text:p text:style-name="P1">['__init__.py', 'bar.py', 'counter.py', 'helpers.py', 'spinner.py']</text:p>
      <text:p text:style-name="P1">./Demo_Login/venv/lib/python3.5/site-packages/pip-9.0.1-py3.5.egg/pip/_vendor/pkg_resources</text:p>
      <text:p text:style-name="P1">[]</text:p>
      <text:p text:style-name="P1">['__init__.py']</text:p>
      <text:p text:style-name="P1">./Demo_Login/venv/lib/python3.5/site-packages/pip-9.0.1-py3.5.egg/pip/_vendor/distlib</text:p>
      <text:p text:style-name="P1">['_backport']</text:p>
      <text:p text:style-name="P1">['util.py', '__init__.py', 'scripts.py', 'database.py', 'resources.py', 'locators.py', 't32.exe', 'wheel.py', 'w64.exe', 'index.py', 'manifest.py', 'version.py', 'compat.py', 'markers.py', 't64.exe', 'metadata.py', 'w32.exe']</text:p>
      <text:p text:style-name="P1">./Demo_Login/venv/lib/python3.5/site-packages/pip-9.0.1-py3.5.egg/pip/_vendor/distlib/_backport</text:p>
      <text:p text:style-name="P1">[]</text:p>
      <text:p text:style-name="P1">['__init__.py', 'shutil.py', 'tarfile.py', 'sysconfig.cfg', 'sysconfig.py', 'misc.py']</text:p>
      <text:p text:style-name="P1">./Demo_Login/venv/lib/python3.5/site-packages/pip-9.0.1-py3.5.egg/pip/_vendor/colorama</text:p>
      <text:p text:style-name="P1">[]</text:p>
      <text:p text:style-name="P1">['initialise.py', 'win32.py', 'ansi.py', 'winterm.py', '__init__.py', 'ansitowin32.py']</text:p>
      <text:p text:style-name="P1"><text:soft-page-break/>./Demo_Login/venv/lib/python3.5/site-packages/pip-9.0.1-py3.5.egg/pip/_vendor/requests</text:p>
      <text:p text:style-name="P1">['packages']</text:p>
      <text:p text:style-name="P1">['cacert.pem', '__init__.py', 'structures.py', 'auth.py', 'exceptions.py', 'models.py', 'api.py', 'certs.py', 'sessions.py', 'adapters.py', 'compat.py', 'cookies.py', 'utils.py', 'hooks.py', 'status_codes.py']</text:p>
      <text:p text:style-name="P1">./Demo_Login/venv/lib/python3.5/site-packages/pip-9.0.1-py3.5.egg/pip/_vendor/requests/packages</text:p>
      <text:p text:style-name="P1">['urllib3', 'chardet']</text:p>
      <text:p text:style-name="P1">['__init__.py']</text:p>
      <text:p text:style-name="P1">./Demo_Login/venv/lib/python3.5/site-packages/pip-9.0.1-py3.5.egg/pip/_vendor/requests/packages/urllib3</text:p>
      <text:p text:style-name="P1">['util', 'packages', 'contrib']</text:p>
      <text:p text:style-name="P1">['__init__.py', 'response.py', 'poolmanager.py', 'connectionpool.py', 'exceptions.py', '_collections.py', 'filepost.py', 'request.py', 'connection.py', 'fields.py']</text:p>
      <text:p text:style-name="P1">./Demo_Login/venv/lib/python3.5/site-packages/pip-9.0.1-py3.5.egg/pip/_vendor/requests/packages/urllib3/util</text:p>
      <text:p text:style-name="P1">[]</text:p>
      <text:p text:style-name="P1">['__init__.py', 'retry.py', 'response.py', 'url.py', 'ssl_.py', 'request.py', 'connection.py', 'timeout.py']</text:p>
      <text:p text:style-name="P1">./Demo_Login/venv/lib/python3.5/site-packages/pip-9.0.1-py3.5.egg/pip/_vendor/requests/packages/urllib3/packages</text:p>
      <text:p text:style-name="P1">['ssl_match_hostname']</text:p>
      <text:p text:style-name="P1">['__init__.py', 'six.py', 'ordered_dict.py']</text:p>
      <text:p text:style-name="P1">./Demo_Login/venv/lib/python3.5/site-packages/pip-9.0.1-py3.5.egg/pip/_vendor/requests/packages/urllib3/packages/ssl_match_hostname</text:p>
      <text:p text:style-name="P1">[]</text:p>
      <text:p text:style-name="P1">['__init__.py', '_implementation.py']</text:p>
      <text:p text:style-name="P1">./Demo_Login/venv/lib/python3.5/site-packages/pip-9.0.1-py3.5.egg/pip/_vendor/requests/packages/urllib3/contrib</text:p>
      <text:p text:style-name="P1">[]</text:p>
      <text:p text:style-name="P1">['__init__.py', 'socks.py', 'pyopenssl.py', 'ntlmpool.py', 'appengine.py']</text:p>
      <text:p text:style-name="P1">./Demo_Login/venv/lib/python3.5/site-packages/pip-9.0.1-py3.5.egg/pip/_vendor/requests/packages/chardet</text:p>
      <text:p text:style-name="P1">[]</text:p>
      <text:p text:style-name="P1">['cp949prober.py', 'euctwprober.py', 'jisfreq.py', '__init__.py', 'chardistribution.py', 'charsetgroupprober.py', 'escprober.py', 'mbcharsetprober.py', 'langcyrillicmodel.py', 'langhungarianmodel.py', 'sbcharsetprober.py', 'sbcsgroupprober.py', 'hebrewprober.py', 'langthaimodel.py', 'langhebrewmodel.py', 'charsetprober.py', 'utf8prober.py', 'euckrfreq.py', 'mbcssm.py', 'sjisprober.py', 'codingstatemachine.py', 'chardetect.py', 'langbulgarianmodel.py', 'euckrprober.py', 'constants.py', 'compat.py', 'jpcntx.py', 'big5freq.py', 'gb2312freq.py', 'mbcsgroupprober.py', 'gb2312prober.py', 'euctwfreq.py', 'escsm.py', 'universaldetector.py', 'eucjpprober.py', 'big5prober.py', 'langgreekmodel.py', 'latin1prober.py']</text:p>
      <text:p text:style-name="P1">./Demo_Login/venv/lib/python3.5/site-packages/pip-9.0.1-py3.5.egg/pip/_vendor/lockfile</text:p>
      <text:p text:style-name="P1">[]</text:p>
      <text:p text:style-name="P1">['__init__.py', 'sqlitelockfile.py', 'pidlockfile.py', 'mkdirlockfile.py', 'linklockfile.py', 'symlinklockfile.py']</text:p>
      <text:p text:style-name="P1">./Demo_Login/venv/lib/python3.5/site-packages/pip-9.0.1-py3.5.egg/pip/_vendor/html5lib</text:p>
      <text:p text:style-name="P1">['treeadapters', 'filters', 'treebuilders', 'treewalkers', '_trie']</text:p>
      <text:p text:style-name="P1">['__init__.py', 'html5parser.py', '_ihatexml.py', '_inputstream.py', '_utils.py', '_tokenizer.py', 'serializer.py', 'constants.py']</text:p>
      <text:p text:style-name="P1">./Demo_Login/venv/lib/python3.5/site-packages/pip-9.0.1-py3.5.egg/pip/_vendor/html5lib/treeadapters</text:p>
      <text:p text:style-name="P1">[]</text:p>
      <text:p text:style-name="P1">['__init__.py', 'genshi.py', 'sax.py']</text:p>
      <text:p text:style-name="P1">./Demo_Login/venv/lib/python3.5/site-packages/pip-9.0.1-py3.5.egg/pip/_vendor/html5lib/filters</text:p>
      <text:p text:style-name="P1"><text:soft-page-break/>[]</text:p>
      <text:p text:style-name="P1">['__init__.py', 'optionaltags.py', 'whitespace.py', 'base.py', 'alphabeticalattributes.py', 'inject_meta_charset.py', 'lint.py', 'sanitizer.py']</text:p>
      <text:p text:style-name="P1">./Demo_Login/venv/lib/python3.5/site-packages/pip-9.0.1-py3.5.egg/pip/_vendor/html5lib/treebuilders</text:p>
      <text:p text:style-name="P1">[]</text:p>
      <text:p text:style-name="P1">['__init__.py', 'dom.py', 'etree.py', 'base.py', 'etree_lxml.py']</text:p>
      <text:p text:style-name="P1">./Demo_Login/venv/lib/python3.5/site-packages/pip-9.0.1-py3.5.egg/pip/_vendor/html5lib/treewalkers</text:p>
      <text:p text:style-name="P1">[]</text:p>
      <text:p text:style-name="P1">['__init__.py', 'dom.py', 'etree.py', 'base.py', 'genshi.py', 'etree_lxml.py']</text:p>
      <text:p text:style-name="P1">./Demo_Login/venv/lib/python3.5/site-packages/pip-9.0.1-py3.5.egg/pip/_vendor/html5lib/_trie</text:p>
      <text:p text:style-name="P1">[]</text:p>
      <text:p text:style-name="P1">['py.py', '__init__.py', '_base.py', 'datrie.py']</text:p>
      <text:p text:style-name="P1">./Demo_Login/venv/lib/python3.5/site-packages/pip-9.0.1-py3.5.egg/pip/_vendor/cachecontrol</text:p>
      <text:p text:style-name="P1">['caches']</text:p>
      <text:p text:style-name="P1">['__init__.py', 'adapter.py', 'wrapper.py', 'filewrapper.py', '_cmd.py', 'compat.py', 'heuristics.py', 'controller.py', 'cache.py', 'serialize.py']</text:p>
      <text:p text:style-name="P1">./Demo_Login/venv/lib/python3.5/site-packages/pip-9.0.1-py3.5.egg/pip/_vendor/cachecontrol/caches</text:p>
      <text:p text:style-name="P1">[]</text:p>
      <text:p text:style-name="P1">['__init__.py', 'file_cache.py', 'redis_cache.py']</text:p>
      <text:p text:style-name="P1">./Demo_Login/venv/lib/python3.5/site-packages/pip-9.0.1-py3.5.egg/pip/compat</text:p>
      <text:p text:style-name="P1">[]</text:p>
      <text:p text:style-name="P1">['dictconfig.py', '__init__.py']</text:p>
      <text:p text:style-name="P1">./Demo_Login/venv/lib/python3.5/site-packages/pip-9.0.1-py3.5.egg/pip/utils</text:p>
      <text:p text:style-name="P1">[]</text:p>
      <text:p text:style-name="P1">['ui.py', '__init__.py', 'filesystem.py', 'packaging.py', 'setuptools_build.py', 'outdated.py', 'glibc.py', 'appdirs.py', 'encoding.py', 'deprecation.py', 'hashes.py', 'build.py', 'logging.py']</text:p>
      <text:p text:style-name="P1">./Demo_Login/venv/lib/python3.5/site-packages/pip-9.0.1-py3.5.egg/pip/req</text:p>
      <text:p text:style-name="P1">[]</text:p>
      <text:p text:style-name="P1">['req_uninstall.py', '__init__.py', 'req_set.py', 'req_install.py', 'req_file.py']</text:p>
      <text:p text:style-name="P1">./Demo_Login/venv/lib/python3.5/site-packages/pip-9.0.1-py3.5.egg/pip/vcs</text:p>
      <text:p text:style-name="P1">[]</text:p>
      <text:p text:style-name="P1">['__init__.py', 'git.py', 'mercurial.py', 'bazaar.py', 'subversion.py']</text:p>
      <text:p text:style-name="P1">./Demo_Login/venv/lib/python3.5/site-packages/pip-9.0.1-py3.5.egg/pip/models</text:p>
      <text:p text:style-name="P1">[]</text:p>
      <text:p text:style-name="P1">['__init__.py', 'index.py']</text:p>
      <text:p text:style-name="P1">./Demo_Login/venv/lib/python3.5/site-packages/pip-9.0.1-py3.5.egg/pip/commands</text:p>
      <text:p text:style-name="P1">[]</text:p>
      <text:p text:style-name="P1">['download.py', '__init__.py', 'search.py', 'uninstall.py', 'completion.py', 'help.py', 'list.py', 'wheel.py', 'check.py', 'install.py', 'show.py', 'freeze.py', 'hash.py']</text:p>
      <text:p text:style-name="P1">./Demo_Login/venv/lib/python3.5/site-packages/pip-9.0.1-py3.5.egg/EGG-INFO</text:p>
      <text:p text:style-name="P1">[]</text:p>
      <text:p text:style-name="P1">['dependency_links.txt', 'top_level.txt', 'SOURCES.txt', 'not-zip-safe', 'requires.txt', 'PKG-INFO', 'entry_points.txt']</text:p>
      <text:p text:style-name="P1">./Demo_Login/venv/bin</text:p>
      <text:p text:style-name="P1">[]</text:p>
      <text:p text:style-name="P1">['python3', 'easy_install', 'activate.fish', 'easy_install-3.5', 'python3.5', 'pip', 'activate', 'activate.csh', 'pip3.5', 'python', 'pip3']</text:p>
      <text:p text:style-name="P1">./Demo_Login/.idea</text:p>
      <text:p text:style-name="P1">[]</text:p>
      <text:p text:style-name="P1"><text:soft-page-break/>['Demo_Login.iml', 'misc.xml', 'workspace.xml', 'modules.xml']</text:p>
      <text:p text:style-name="P1">./Demo_Login/Demo_Login</text:p>
      <text:p text:style-name="P1">[]</text:p>
      <text:p text:style-name="P1">['urls.py', '__init__.py', 'wsgi.py', 'settings.py']</text:p>
      <text:p text:style-name="P1">./Templates</text:p>
      <text:p text:style-name="P1">[]</text:p>
      <text:p text:style-name="P1">[]</text:p>
      <text:p text:style-name="P1">./Downloads</text:p>
      <text:p text:style-name="P1">['pycharm-community-2018.1.2']</text:p>
      <text:p text:style-name="P1">['Satyavathi_Presentation_May.pptx', 'check.css', 'audio.html', 'tcases.txt', 'two.py', 'archive.zip', 'status.html', 'pycharm-community-2018.1.2.tar.gz', 'check.py', 'one.py', 'home.html', 'ch.py']</text:p>
      <text:p text:style-name="P1">./Downloads/pycharm-community-2018.1.2</text:p>
      <text:p text:style-name="P1">['helpers', 'lib', 'jre64', 'index', 'help', 'license', 'plugins', 'bin']</text:p>
      <text:p text:style-name="P1">['build.txt', 'Install-Linux-tar.txt']</text:p>
      <text:p text:style-name="P1">./Downloads/pycharm-community-2018.1.2/helpers</text:p>
      <text:p text:style-name="P1">['pycharm_matplotlib_backend', 'py2only', 'rest_runners', 'pycharm_generator_utils', 'typeshed', 'pydev', 'pockets', 'MathJax', 'epydoc', 'sphinxcontrib', 'python-skeletons', 'coveragepy', 'py3only', 'tools', 'coverage_runner', 'pycharm', 'profiler']</text:p>
      <text:p text:style-name="P1">['setuptools-28.8.0.tar.gz', 'generator3.py', 'required_gen_version', 'check_all_test_suite.py', 'pip-9.0.1.tar.gz', 'virtualenv-15.1.0.tar.gz', 'packaging_tool.py', 'syspath.py', 'icon-robots.txt', 'virtualenv-1.11.6.tar.gz', 'six.py', 'test_generator.py', 'docstring_formatter.py', 'extra_syspath.py', 'py2ipnb_converter.py', 'pycodestyle.py', 'conda_packaging_tool.py']</text:p>
      <text:p text:style-name="P1">./Downloads/pycharm-community-2018.1.2/helpers/pycharm_matplotlib_backend</text:p>
      <text:p text:style-name="P1">[]</text:p>
      <text:p text:style-name="P1">['__init__.py', 'sitecustomize.py', 'backend_interagg.py']</text:p>
      <text:p text:style-name="P1">./Downloads/pycharm-community-2018.1.2/helpers/py2only</text:p>
      <text:p text:style-name="P1">['docutils']</text:p>
      <text:p text:style-name="P1">['roman.py']</text:p>
      <text:p text:style-name="P1">./Downloads/pycharm-community-2018.1.2/helpers/py2only/docutils</text:p>
      <text:p text:style-name="P1">['languages', 'transforms', 'utils', 'readers', 'writers', 'parsers']</text:p>
      <text:p text:style-name="P1">['statemachine.py', 'docutils.conf', '__init__.py', '_compat.py', 'core.py', 'nodes.py', 'io.py', 'frontend.py', 'examples.py']</text:p>
      <text:p text:style-name="P1">./Downloads/pycharm-community-2018.1.2/helpers/py2only/docutils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2only/docutils/transforms</text:p>
      <text:p text:style-name="P1">[]</text:p>
      <text:p text:style-name="P1">['frontmatter.py', 'references.py', '__init__.py', 'peps.py', 'parts.py', 'writer_aux.py', 'components.py', 'universal.py', 'misc.py']</text:p>
      <text:p text:style-name="P1">./Downloads/pycharm-community-2018.1.2/helpers/py2only/docutils/utils</text:p>
      <text:p text:style-name="P1">['math']</text:p>
      <text:p text:style-name="P1">['__init__.py', 'punctuation_chars.py', 'smartquotes.py', 'code_analyzer.py', 'roman.py', 'urischemes.py', 'error_reporting.py']</text:p>
      <text:p text:style-name="P1">./Downloads/pycharm-community-2018.1.2/helpers/py2only/docutils/utils/math</text:p>
      <text:p text:style-name="P1">[]</text:p>
      <text:p text:style-name="P1">['tex2unichar.py', '__init__.py', 'unichar2tex.py', 'latex2mathml.py', 'math2html.py']</text:p>
      <text:p text:style-name="P1">./Downloads/pycharm-community-2018.1.2/helpers/py2only/docutils/readers</text:p>
      <text:p text:style-name="P1">[]</text:p>
      <text:p text:style-name="P1">['__init__.py', 'doctree.py', 'pep.py', 'standalone.py']</text:p>
      <text:p text:style-name="P1">./Downloads/pycharm-community-2018.1.2/helpers/py2only/docutils/writers</text:p>
      <text:p text:style-name="P1">['latex2e', 'xetex', 'html4css1', 'odf_odt', 's5_html', 'pep_html']</text:p>
      <text:p text:style-name="P1"><text:soft-page-break/>['null.py', 'pseudoxml.py', '__init__.py', 'manpage.py', 'docutils_xml.py']</text:p>
      <text:p text:style-name="P1">./Downloads/pycharm-community-2018.1.2/helpers/py2only/docutils/writers/latex2e</text:p>
      <text:p text:style-name="P1">[]</text:p>
      <text:p text:style-name="P1">['__init__.py', 'docutils-05-compat.sty', 'titlepage.tex', 'default.tex', 'xelatex.tex']</text:p>
      <text:p text:style-name="P1">./Downloads/pycharm-community-2018.1.2/helpers/py2only/docutils/writers/xetex</text:p>
      <text:p text:style-name="P1">[]</text:p>
      <text:p text:style-name="P1">['__init__.py']</text:p>
      <text:p text:style-name="P1">./Downloads/pycharm-community-2018.1.2/helpers/py2only/docutils/writers/html4css1</text:p>
      <text:p text:style-name="P1">[]</text:p>
      <text:p text:style-name="P1">['__init__.py', 'html4css1.css', 'math.css', 'template.txt']</text:p>
      <text:p text:style-name="P1">./Downloads/pycharm-community-2018.1.2/helpers/py2only/docutils/writers/odf_odt</text:p>
      <text:p text:style-name="P1">[]</text:p>
      <text:p text:style-name="P1">['__init__.py', 'pygmentsformatter.py', 'styles.odt']</text:p>
      <text:p text:style-name="P1">./Downloads/pycharm-community-2018.1.2/helpers/py2only/docutils/writers/s5_html</text:p>
      <text:p text:style-name="P1">['themes']</text:p>
      <text:p text:style-name="P1">['__init__.py']</text:p>
      <text:p text:style-name="P1">./Downloads/pycharm-community-2018.1.2/helpers/py2only/docutils/writers/s5_html/themes</text:p>
      <text:p text:style-name="P1">['big-black', 'small-black', 'medium-black', 'big-white', 'small-white', 'default', 'medium-white']</text:p>
      <text:p text:style-name="P1">['README.txt']</text:p>
      <text:p text:style-name="P1">./Downloads/pycharm-community-2018.1.2/helpers/py2only/docutils/writers/s5_html/themes/big-black</text:p>
      <text:p text:style-name="P1">[]</text:p>
      <text:p text:style-name="P1">['framing.css', '__base__', 'pretty.css']</text:p>
      <text:p text:style-name="P1">./Downloads/pycharm-community-2018.1.2/helpers/py2only/docutils/writers/s5_html/themes/small-black</text:p>
      <text:p text:style-name="P1">[]</text:p>
      <text:p text:style-name="P1">['__base__', 'pretty.css']</text:p>
      <text:p text:style-name="P1">./Downloads/pycharm-community-2018.1.2/helpers/py2only/docutils/writers/s5_html/themes/medium-black</text:p>
      <text:p text:style-name="P1">[]</text:p>
      <text:p text:style-name="P1">['__base__', 'pretty.css']</text:p>
      <text:p text:style-name="P1">./Downloads/pycharm-community-2018.1.2/helpers/py2only/docutils/writers/s5_html/themes/big-white</text:p>
      <text:p text:style-name="P1">[]</text:p>
      <text:p text:style-name="P1">['framing.css', 'pretty.css']</text:p>
      <text:p text:style-name="P1">./Downloads/pycharm-community-2018.1.2/helpers/py2only/docutils/writers/s5_html/themes/small-white</text:p>
      <text:p text:style-name="P1">[]</text:p>
      <text:p text:style-name="P1">['framing.css', 'pretty.css']</text:p>
      <text:p text:style-name="P1">./Downloads/pycharm-community-2018.1.2/helpers/py2only/docutils/writers/s5_html/themes/default</text:p>
      <text:p text:style-name="P1">[]</text:p>
      <text:p text:style-name="P1">['opera.css', 'iepngfix.htc', 'slides.js', 'outline.css', 'framing.css', 'slides.css', 'print.css', 'blank.gif', 'pretty.css', 's5-core.css']</text:p>
      <text:p text:style-name="P1">./Downloads/pycharm-community-2018.1.2/helpers/py2only/docutils/writers/s5_html/themes/medium-white</text:p>
      <text:p text:style-name="P1">[]</text:p>
      <text:p text:style-name="P1">['framing.css', 'pretty.css']</text:p>
      <text:p text:style-name="P1">./Downloads/pycharm-community-2018.1.2/helpers/py2only/docutils/writers/pep_html</text:p>
      <text:p text:style-name="P1">[]</text:p>
      <text:p text:style-name="P1">['__init__.py', 'pep.css', 'template.txt']</text:p>
      <text:p text:style-name="P1">./Downloads/pycharm-community-2018.1.2/helpers/py2only/docutils/parsers</text:p>
      <text:p text:style-name="P1"><text:soft-page-break/>['rst']</text:p>
      <text:p text:style-name="P1">['null.py', '__init__.py']</text:p>
      <text:p text:style-name="P1">./Downloads/pycharm-community-2018.1.2/helpers/py2only/docutils/parsers/rst</text:p>
      <text:p text:style-name="P1">['include', 'languages', 'directives']</text:p>
      <text:p text:style-name="P1">['__init__.py', 'states.py', 'roles.py', 'tableparser.py']</text:p>
      <text:p text:style-name="P1">./Downloads/pycharm-community-2018.1.2/helpers/py2only/docutils/parsers/rst/include</text:p>
      <text:p text:style-name="P1">[]</text:p>
      <text:p text:style-name="P1">['xhtml1-special.txt', 'isogrk4-wide.txt', 'isonum.txt', 'isocyr2.txt', 'isoamsb.txt', 'xhtml1-lat1.txt', 'isomopf-wide.txt', 'mmlextra.txt', 'mmlalias.txt', 'isoamsn.txt', 'isomscr-wide.txt', 's5defs.txt', 'xhtml1-symbol.txt', 'isobox.txt', 'isotech.txt', 'isoamso.txt', 'isomscr.txt', 'isogrk1.txt', 'isogrk2.txt', 'isoamsa.txt', 'isolat2.txt', 'isomfrk-wide.txt', 'isopub.txt', 'isocyr1.txt', 'mmlextra-wide.txt', 'isogrk3.txt', 'isogrk4.txt', 'isomopf.txt', 'isoamsc.txt', 'isoamsr.txt', 'README.txt', 'isomfrk.txt', 'isodia.txt', 'isolat1.txt']</text:p>
      <text:p text:style-name="P1">./Downloads/pycharm-community-2018.1.2/helpers/py2only/docutils/parsers/rst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2only/docutils/parsers/rst/directives</text:p>
      <text:p text:style-name="P1">[]</text:p>
      <text:p text:style-name="P1">['references.py', '__init__.py', 'html.py', 'body.py', 'tables.py', 'admonitions.py', 'parts.py', 'images.py', 'misc.py']</text:p>
      <text:p text:style-name="P1">./Downloads/pycharm-community-2018.1.2/helpers/rest_runners</text:p>
      <text:p text:style-name="P1">[]</text:p>
      <text:p text:style-name="P1">['sphinx_runner.py', 'rst2smth.py']</text:p>
      <text:p text:style-name="P1">./Downloads/pycharm-community-2018.1.2/helpers/pycharm_generator_utils</text:p>
      <text:p text:style-name="P1">[]</text:p>
      <text:p text:style-name="P1">['__init__.py', 'module_redeclarator.py', 'pyparsing.py', 'pyparsing_py3.py', 'constants.py', 'util_methods.py', 'clr_tools.py']</text:p>
      <text:p text:style-name="P1">./Downloads/pycharm-community-2018.1.2/helpers/typeshed</text:p>
      <text:p text:style-name="P1">['stdlib', 'tests', 'third_party']</text:p>
      <text:p text:style-name="P1">['CONTRIBUTING.md', 'LICENSE', 'README.md', '.flake8', 'requirements-tests-py3.txt', '.travis.yml', 'requirements-tests-py2.txt']</text:p>
      <text:p text:style-name="P1">./Downloads/pycharm-community-2018.1.2/helpers/typeshed/stdlib</text:p>
      <text:p text:style-name="P1">['3.5', '3.4', '3.6', '3.3', '3', '2', '2and3']</text:p>
      <text:p text:style-name="P1">[]</text:p>
      <text:p text:style-name="P1">./Downloads/pycharm-community-2018.1.2/helpers/typeshed/stdlib/3.5</text:p>
      <text:p text:style-name="P1">[]</text:p>
      <text:p text:style-name="P1">['zipapp.pyi']</text:p>
      <text:p text:style-name="P1">./Downloads/pycharm-community-2018.1.2/helpers/typeshed/stdlib/3.4</text:p>
      <text:p text:style-name="P1">['asyncio']</text:p>
      <text:p text:style-name="P1">['_tracemalloc.pyi', '_stat.pyi', 'pathlib.pyi', 'statistics.pyi', 'enum.pyi', 'selectors.pyi', 'tracemalloc.pyi']</text:p>
      <text:p text:style-name="P1">./Downloads/pycharm-community-2018.1.2/helpers/typeshed/stdlib/3.4/asyncio</text:p>
      <text:p text:style-name="P1">[]</text:p>
      <text:p text:style-name="P1">['futures.pyi', 'streams.pyi', 'queues.pyi', 'locks.pyi', 'protocols.pyi', 'events.pyi', 'transports.pyi', 'coroutines.pyi', 'subprocess.pyi', 'tasks.pyi', '__init__.pyi']</text:p>
      <text:p text:style-name="P1">./Downloads/pycharm-community-2018.1.2/helpers/typeshed/stdlib/3.6</text:p>
      <text:p text:style-name="P1">[]</text:p>
      <text:p text:style-name="P1">['secrets.pyi']</text:p>
      <text:p text:style-name="P1">./Downloads/pycharm-community-2018.1.2/helpers/typeshed/stdlib/3.3</text:p>
      <text:p text:style-name="P1">[]</text:p>
      <text:p text:style-name="P1">['ipaddress.pyi', 'lzma.pyi']</text:p>
      <text:p text:style-name="P1"><text:soft-page-break/>./Downloads/pycharm-community-2018.1.2/helpers/typeshed/stdlib/3</text:p>
      <text:p text:style-name="P1">['importlib', 'curses', 'http', 'html', 'json', 'email', 'tkinter', 'concurrent', 'sqlite3', 'multiprocessing', 'urllib', 'unittest', 'encodings', 'wsgiref', 'os', 'collections']</text:p>
      <text:p text:style-name="P1">['types.pyi', 'queue.pyi', 'random.pyi', 'nntplib.pyi', '_json.pyi', 'tokenize.pyi', 'stat.pyi', 're.pyi', 'getopt.pyi', 'sys.pyi', 'fcntl.pyi', 'imp.pyi', 'pipes.pyi', '_markupbase.pyi', 'tempfile.pyi', 'runpy.pyi', 'fnmatch.pyi', 'msvcrt.pyi', 'inspect.pyi', 'reprlib.pyi', 'getpass.pyi', 'textwrap.pyi', '_warnings.pyi', '_curses.pyi', 'ntpath.pyi', 'itertools.pyi', '_dummy_thread.pyi', 'signal.pyi', 'heapq.pyi', '_threading_local.pyi', 'shelve.pyi', 'shlex.pyi', 'sre_constants.pyi', 'decimal.pyi', 'gc.pyi', 'macpath.pyi', 'abc.pyi', 'spwd.pyi', 'string.pyi', 'atexit.pyi', 'shutil.pyi', 'posixpath.pyi', 'resource.pyi', 'compileall.pyi', '_subprocess.pyi', 'nturl2path.pyi', 'smtplib.pyi', 'gettext.pyi', 'ssl.pyi', 'symbol.pyi', 'platform.pyi', 'sre_parse.pyi', 'configparser.pyi', '_operator.pyi', 'posix.pyi', 'glob.pyi', 'time.pyi', '_imp.pyi', 'gzip.pyi', '_posixsubprocess.pyi', 'io.pyi', 'subprocess.pyi', 'builtins.pyi', 'functools.pyi', 'hashlib.pyi', '_ast.pyi', 'socketserver.pyi', 'typing.pyi', '_importlib_modulespec.pyi', '_compression.pyi', 'ast.pyi', '_thread.pyi']</text:p>
      <text:p text:style-name="P1">./Downloads/pycharm-community-2018.1.2/helpers/typeshed/stdlib/3/importlib</text:p>
      <text:p text:style-name="P1">[]</text:p>
      <text:p text:style-name="P1">['machinery.pyi', 'util.pyi', 'abc.pyi', '__init__.pyi']</text:p>
      <text:p text:style-name="P1">./Downloads/pycharm-community-2018.1.2/helpers/typeshed/stdlib/3/curses</text:p>
      <text:p text:style-name="P1">[]</text:p>
      <text:p text:style-name="P1">['panel.pyi', 'ascii.pyi', '__init__.pyi', 'textpad.pyi']</text:p>
      <text:p text:style-name="P1">./Downloads/pycharm-community-2018.1.2/helpers/typeshed/stdlib/3/http</text:p>
      <text:p text:style-name="P1">[]</text:p>
      <text:p text:style-name="P1">['server.pyi', 'cookies.pyi', 'cookiejar.pyi', 'client.pyi', '__init__.pyi']</text:p>
      <text:p text:style-name="P1">./Downloads/pycharm-community-2018.1.2/helpers/typeshed/stdlib/3/html</text:p>
      <text:p text:style-name="P1">[]</text:p>
      <text:p text:style-name="P1">['parser.pyi', 'entities.pyi', '__init__.pyi']</text:p>
      <text:p text:style-name="P1">./Downloads/pycharm-community-2018.1.2/helpers/typeshed/stdlib/3/json</text:p>
      <text:p text:style-name="P1">[]</text:p>
      <text:p text:style-name="P1">['decoder.pyi', 'encoder.pyi', '__init__.pyi']</text:p>
      <text:p text:style-name="P1">./Downloads/pycharm-community-2018.1.2/helpers/typeshed/stdlib/3/email</text:p>
      <text:p text:style-name="P1">['mime']</text:p>
      <text:p text:style-name="P1">['parser.pyi', 'utils.pyi', 'header.pyi', 'generator.pyi', 'policy.pyi', 'contentmanager.pyi', 'iterators.pyi', 'encoders.pyi', 'charset.pyi', 'message.pyi', 'errors.pyi', 'headerregistry.pyi', '__init__.pyi', 'feedparser.pyi']</text:p>
      <text:p text:style-name="P1">./Downloads/pycharm-community-2018.1.2/helpers/typeshed/stdlib/3/email/mime</text:p>
      <text:p text:style-name="P1">[]</text:p>
      <text:p text:style-name="P1">['text.pyi', 'base.pyi', 'audio.pyi', 'image.pyi', 'message.pyi', 'multipart.pyi', 'application.pyi', '__init__.pyi', 'nonmultipart.pyi']</text:p>
      <text:p text:style-name="P1">./Downloads/pycharm-community-2018.1.2/helpers/typeshed/stdlib/3/tkinter</text:p>
      <text:p text:style-name="P1">[]</text:p>
      <text:p text:style-name="P1">['ttk.pyi', 'constants.pyi', '__init__.pyi']</text:p>
      <text:p text:style-name="P1">./Downloads/pycharm-community-2018.1.2/helpers/typeshed/stdlib/3/concurrent</text:p>
      <text:p text:style-name="P1">['futures']</text:p>
      <text:p text:style-name="P1">['__init__.pyi']</text:p>
      <text:p text:style-name="P1">./Downloads/pycharm-community-2018.1.2/helpers/typeshed/stdlib/3/concurrent/futures</text:p>
      <text:p text:style-name="P1">[]</text:p>
      <text:p text:style-name="P1">['process.pyi', '_base.pyi', 'thread.pyi', '__init__.pyi']</text:p>
      <text:p text:style-name="P1">./Downloads/pycharm-community-2018.1.2/helpers/typeshed/stdlib/3/sqlite3</text:p>
      <text:p text:style-name="P1">[]</text:p>
      <text:p text:style-name="P1">['dbapi2.pyi', '__init__.pyi']</text:p>
      <text:p text:style-name="P1">./Downloads/pycharm-community-2018.1.2/helpers/typeshed/stdlib/3/multiprocessing</text:p>
      <text:p text:style-name="P1">[]</text:p>
      <text:p text:style-name="P1"><text:soft-page-break/>['connection.pyi', 'process.pyi', 'pool.pyi', 'synchronize.pyi', 'context.pyi', '__init__.pyi', 'managers.pyi']</text:p>
      <text:p text:style-name="P1">./Downloads/pycharm-community-2018.1.2/helpers/typeshed/stdlib/3/urllib</text:p>
      <text:p text:style-name="P1">[]</text:p>
      <text:p text:style-name="P1">['error.pyi', 'robotparser.pyi', 'request.pyi', 'parse.pyi', '__init__.pyi', 'response.pyi']</text:p>
      <text:p text:style-name="P1">./Downloads/pycharm-community-2018.1.2/helpers/typeshed/stdlib/3/unittest</text:p>
      <text:p text:style-name="P1">[]</text:p>
      <text:p text:style-name="P1">['mock.pyi', '__init__.pyi']</text:p>
      <text:p text:style-name="P1">./Downloads/pycharm-community-2018.1.2/helpers/typeshed/stdlib/3/encodings</text:p>
      <text:p text:style-name="P1">[]</text:p>
      <text:p text:style-name="P1">['utf_8.pyi', '__init__.pyi']</text:p>
      <text:p text:style-name="P1">./Downloads/pycharm-community-2018.1.2/helpers/typeshed/stdlib/3/wsgiref</text:p>
      <text:p text:style-name="P1">[]</text:p>
      <text:p text:style-name="P1">['types.pyi', 'validate.pyi', '__init__.pyi']</text:p>
      <text:p text:style-name="P1">./Downloads/pycharm-community-2018.1.2/helpers/typeshed/stdlib/3/os</text:p>
      <text:p text:style-name="P1">[]</text:p>
      <text:p text:style-name="P1">['path.pyi', '__init__.pyi']</text:p>
      <text:p text:style-name="P1">./Downloads/pycharm-community-2018.1.2/helpers/typeshed/stdlib/3/collections</text:p>
      <text:p text:style-name="P1">[]</text:p>
      <text:p text:style-name="P1">['abc.pyi', '__init__.pyi']</text:p>
      <text:p text:style-name="P1">./Downloads/pycharm-community-2018.1.2/helpers/typeshed/stdlib/2</text:p>
      <text:p text:style-name="P1">['distutils', 'email', 'sqlite3', 'multiprocessing', 'encodings', 'wsgiref', 'os']</text:p>
      <text:p text:style-name="P1">['Cookie.pyi', 'types.pyi', 'xmlrpclib.pyi', 'random.pyi', 'ConfigParser.pyi', '_collections.pyi', 'mimetools.pyi', '_json.pyi', 'repr.pyi', 'tokenize.pyi', 'stat.pyi', '_struct.pyi', 'collections.pyi', 're.pyi', 'exceptions.pyi', 'getopt.pyi', 'sys.pyi', 'BaseHTTPServer.pyi', 'fcntl.pyi', 'imp.pyi', 'pipes.pyi', 'StringIO.pyi', 'httplib.pyi', 'tempfile.pyi', 'htmlentitydefs.pyi', 'runpy.pyi', 'fnmatch.pyi', '__builtin__.pyi', 'pydoc.pyi', 'inspect.pyi', 'os2emxpath.pyi', 'urllib2.pyi', 'urlparse.pyi', 'commands.pyi', 'markupbase.pyi', 'robotparser.pyi', 'getpass.pyi', 'textwrap.pyi', 'unittest.pyi', '_warnings.pyi', '_sha.pyi', 'genericpath.pyi', 'rfc822.pyi', 'UserString.pyi', '_hotshot.pyi', 'ntpath.pyi', 'itertools.pyi', 'cPickle.pyi', 'signal.pyi', 'heapq.pyi', '_socket.pyi', 'Queue.pyi', '_md5.pyi', '_threading_local.pyi', 'future_builtins.pyi', 'urllib.pyi', 'shelve.pyi', 'shlex.pyi', 'sre_constants.pyi', 'decimal.pyi', 'gc.pyi', 'macpath.pyi', 'dummy_thread.pyi', 'popen2.pyi', 'abc.pyi', 'spwd.pyi', 'string.pyi', 'SocketServer.pyi', 'stringold.pyi', 'atexit.pyi', 'shutil.pyi', 'posixpath.pyi', 'resource.pyi', 'compileall.pyi', 'nturl2path.pyi', 'smtplib.pyi', 'gettext.pyi', 'ssl.pyi', 'HTMLParser.pyi', 'symbol.pyi', 'thread.pyi', 'platform.pyi', 'toaiff.pyi', 'UserList.pyi', '_sha256.pyi', 'importlib.pyi', '_symtable.pyi', 'sre_parse.pyi', 'sha.pyi', 'md5.pyi', '_sha512.pyi', 'UserDict.pyi', 'cStringIO.pyi', 'posix.pyi', '_io.pyi', 'glob.pyi', '_sre.pyi', 'cookielib.pyi', 'time.pyi', 'whichdb.pyi', 'json.pyi', 'gzip.pyi', 'io.pyi', 'SimpleHTTPServer.pyi', 'subprocess.pyi', 'builtins.pyi', 'strop.pyi', '_functools.pyi', 'sets.pyi', 'mutex.pyi', 'functools.pyi', 'hashlib.pyi', '_ast.pyi', 'typing.pyi', 'user.pyi', 'ast.pyi']</text:p>
      <text:p text:style-name="P1">./Downloads/pycharm-community-2018.1.2/helpers/typeshed/stdlib/2/distutils</text:p>
      <text:p text:style-name="P1">[]</text:p>
      <text:p text:style-name="P1">['emxccompiler.pyi', '__init__.pyi']</text:p>
      <text:p text:style-name="P1">./Downloads/pycharm-community-2018.1.2/helpers/typeshed/stdlib/2/email</text:p>
      <text:p text:style-name="P1">['mime']</text:p>
      <text:p text:style-name="P1">['utils.pyi', '_parseaddr.pyi', 'MIMEText.pyi', '__init__.pyi']</text:p>
      <text:p text:style-name="P1">./Downloads/pycharm-community-2018.1.2/helpers/typeshed/stdlib/2/email/mime</text:p>
      <text:p text:style-name="P1">[]</text:p>
      <text:p text:style-name="P1">['text.pyi', 'base.pyi', 'multipart.pyi', 'application.pyi', '__init__.pyi', 'nonmultipart.pyi']</text:p>
      <text:p text:style-name="P1">./Downloads/pycharm-community-2018.1.2/helpers/typeshed/stdlib/2/sqlite3</text:p>
      <text:p text:style-name="P1">[]</text:p>
      <text:p text:style-name="P1">['dbapi2.pyi', '__init__.pyi']</text:p>
      <text:p text:style-name="P1">./Downloads/pycharm-community-2018.1.2/helpers/typeshed/stdlib/2/multiprocessing</text:p>
      <text:p text:style-name="P1"><text:soft-page-break/>[]</text:p>
      <text:p text:style-name="P1">['util.pyi', 'process.pyi', '__init__.pyi']</text:p>
      <text:p text:style-name="P1">./Downloads/pycharm-community-2018.1.2/helpers/typeshed/stdlib/2/encodings</text:p>
      <text:p text:style-name="P1">[]</text:p>
      <text:p text:style-name="P1">['utf_8.pyi', '__init__.pyi']</text:p>
      <text:p text:style-name="P1">./Downloads/pycharm-community-2018.1.2/helpers/typeshed/stdlib/2/wsgiref</text:p>
      <text:p text:style-name="P1">[]</text:p>
      <text:p text:style-name="P1">['types.pyi', 'validate.pyi', '__init__.pyi']</text:p>
      <text:p text:style-name="P1">./Downloads/pycharm-community-2018.1.2/helpers/typeshed/stdlib/2/os</text:p>
      <text:p text:style-name="P1">[]</text:p>
      <text:p text:style-name="P1">['path.pyi', '__init__.pyi']</text:p>
      <text:p text:style-name="P1">./Downloads/pycharm-community-2018.1.2/helpers/typeshed/stdlib/2and3</text:p>
      <text:p text:style-name="P1">['distutils', 'xml', 'logging', 'lib2to3']</text:p>
      <text:p text:style-name="P1">['pty.pyi', 'rlcompleter.pyi', 'binhex.pyi', 'socket.pyi', 'traceback.pyi', 'bz2.pyi', 'codecs.pyi', 'sunau.pyi', 'tty.pyi', 'difflib.pyi', 'zipimport.pyi', 'sre_compile.pyi', 'cProfile.pyi', 'binascii.pyi', 'ftplib.pyi', 'chunk.pyi', 'linecache.pyi', 'math.pyi', 'copy.pyi', '_bisect.pyi', 'pdb.pyi', 'poplib.pyi', 'mmap.pyi', 'contextlib.pyi', 'numbers.pyi', 'bisect.pyi', 'tabnanny.pyi', 'weakref.pyi', 'codeop.pyi', 'smtpd.pyi', '_csv.pyi', 'argparse.pyi', 'errno.pyi', 'uu.pyi', 'array.pyi', 'pprint.pyi', 'py_compile.pyi', 'datetime.pyi', 'plistlib.pyi', 'wave.pyi', 'xdrlib.pyi', 'pwd.pyi', 'keyword.pyi', '_heapq.pyi', 'filecmp.pyi', 'hmac.pyi', 'termios.pyi', 'struct.pyi', 'cgi.pyi', 'pyclbr.pyi', 'base64.pyi', 'locale.pyi', 'pstats.pyi', 'pkgutil.pyi', 'quopri.pyi', 'code.pyi', 'site.pyi', 'imaplib.pyi', 'syslog.pyi', 'token.pyi', 'readline.pyi', 'fileinput.pyi', 'asyncore.pyi', 'telnetlib.pyi', 'doctest.pyi', 'sched.pyi', 'operator.pyi', 'grp.pyi', 'sndhdr.pyi', 'trace.pyi', '_random.pyi', 'stringprep.pyi', 'mimetypes.pyi', 'cmd.pyi', 'pickletools.pyi', 'fractions.pyi', 'timeit.pyi', 'optparse.pyi', 'colorsys.pyi', 'pickle.pyi', 'opcode.pyi', 'formatter.pyi', 'zlib.pyi', 'csv.pyi', 'cmath.pyi', 'marshal.pyi', 'crypt.pyi', '_codecs.pyi', 'calendar.pyi', 'tarfile.pyi', 'warnings.pyi', 'uuid.pyi', 'symtable.pyi', 'webbrowser.pyi', 'dis.pyi', '_weakref.pyi', 'zipfile.pyi', 'profile.pyi', 'sysconfig.pyi', 'select.pyi', 'asynchat.pyi', '_weakrefset.pyi', '__future__.pyi', 'threading.pyi', 'unicodedata.pyi']</text:p>
      <text:p text:style-name="P1">./Downloads/pycharm-community-2018.1.2/helpers/typeshed/stdlib/2and3/distutils</text:p>
      <text:p text:style-name="P1">['command']</text:p>
      <text:p text:style-name="P1">['msvccompiler.pyi', 'dist.pyi', 'filelist.pyi', 'util.pyi', 'file_util.pyi', 'spawn.pyi', 'ccompiler.pyi', 'log.pyi', 'debug.pyi', 'fancy_getopt.pyi', 'dir_util.pyi', 'archive_util.pyi', 'bcppcompiler.pyi', 'unixccompiler.pyi', 'extension.pyi', 'dep_util.pyi', 'cmd.pyi', 'text_file.pyi', 'errors.pyi', 'version.pyi', 'core.pyi', 'cygwinccompiler.pyi', 'sysconfig.pyi', '__init__.pyi']</text:p>
      <text:p text:style-name="P1">./Downloads/pycharm-community-2018.1.2/helpers/typeshed/stdlib/2and3/distutils/command</text:p>
      <text:p text:style-name="P1">[]</text:p>
      <text:p text:style-name="P1">['bdist_msi.pyi', 'install_data.pyi', 'install_scripts.pyi', 'config.pyi', 'bdist_wininst.pyi', 'check.pyi', 'sdist.pyi', 'bdist_packager.pyi', 'register.pyi', 'build_py.pyi', 'clean.pyi', 'install_lib.pyi', 'install.pyi', 'bdist_dumb.pyi', 'build_scripts.pyi', 'bdist_rpm.pyi', 'build.pyi', 'install_headers.pyi', '__init__.pyi', 'build_clib.pyi', 'bdist.pyi', 'build_ext.pyi']</text:p>
      <text:p text:style-name="P1">./Downloads/pycharm-community-2018.1.2/helpers/typeshed/stdlib/2and3/xml</text:p>
      <text:p text:style-name="P1">['etree', 'sax']</text:p>
      <text:p text:style-name="P1">['__init__.pyi']</text:p>
      <text:p text:style-name="P1">./Downloads/pycharm-community-2018.1.2/helpers/typeshed/stdlib/2and3/xml/etree</text:p>
      <text:p text:style-name="P1">[]</text:p>
      <text:p text:style-name="P1">['ElementInclude.pyi', 'cElementTree.pyi', 'ElementTree.pyi', 'ElementPath.pyi', '__init__.pyi']</text:p>
      <text:p text:style-name="P1">./Downloads/pycharm-community-2018.1.2/helpers/typeshed/stdlib/2and3/xml/sax</text:p>
      <text:p text:style-name="P1">[]</text:p>
      <text:p text:style-name="P1">['handler.pyi', 'saxutils.pyi', 'xmlreader.pyi', '__init__.pyi']</text:p>
      <text:p text:style-name="P1">./Downloads/pycharm-community-2018.1.2/helpers/typeshed/stdlib/2and3/logging</text:p>
      <text:p text:style-name="P1">[]</text:p>
      <text:p text:style-name="P1">['config.pyi', '__init__.pyi', 'handlers.pyi']</text:p>
      <text:p text:style-name="P1"><text:soft-page-break/>./Downloads/pycharm-community-2018.1.2/helpers/typeshed/stdlib/2and3/lib2to3</text:p>
      <text:p text:style-name="P1">['pgen2']</text:p>
      <text:p text:style-name="P1">['pytree.pyi', '__init__.pyi', 'pygram.pyi']</text:p>
      <text:p text:style-name="P1">./Downloads/pycharm-community-2018.1.2/helpers/typeshed/stdlib/2and3/lib2to3/pgen2</text:p>
      <text:p text:style-name="P1">[]</text:p>
      <text:p text:style-name="P1">['tokenize.pyi', 'pgen.pyi', 'literals.pyi', 'grammar.pyi', 'token.pyi', 'parse.pyi', 'driver.pyi', '__init__.pyi']</text:p>
      <text:p text:style-name="P1">./Downloads/pycharm-community-2018.1.2/helpers/typeshed/tests</text:p>
      <text:p text:style-name="P1">[]</text:p>
      <text:p text:style-name="P1">['pytype_blacklist.txt', 'mypy_test.py', 'mypy_blacklist.txt', 'mypy_selftest.py', 'pytype_test.py']</text:p>
      <text:p text:style-name="P1">./Downloads/pycharm-community-2018.1.2/helpers/typeshed/third_party</text:p>
      <text:p text:style-name="P1">['3', '2', '2and3']</text:p>
      <text:p text:style-name="P1">[]</text:p>
      <text:p text:style-name="P1">./Downloads/pycharm-community-2018.1.2/helpers/typeshed/third_party/3</text:p>
      <text:p text:style-name="P1">['six', 'werkzeug', 'typed_ast', 'docutils', 'jwt']</text:p>
      <text:p text:style-name="P1">['itsdangerous.pyi', 'pkg_resources.pyi', 'enum.pyi']</text:p>
      <text:p text:style-name="P1">./Downloads/pycharm-community-2018.1.2/helpers/typeshed/third_party/3/six</text:p>
      <text:p text:style-name="P1">['moves']</text:p>
      <text:p text:style-name="P1">['__init__.pyi']</text:p>
      <text:p text:style-name="P1">./Downloads/pycharm-community-2018.1.2/helpers/typeshed/third_party/3/six/moves</text:p>
      <text:p text:style-name="P1">['urllib']</text:p>
      <text:p text:style-name="P1">['__init__.pyi']</text:p>
      <text:p text:style-name="P1">./Downloads/pycharm-community-2018.1.2/helpers/typeshed/third_party/3/six/moves/urllib</text:p>
      <text:p text:style-name="P1">[]</text:p>
      <text:p text:style-name="P1">['error.pyi', 'robotparser.pyi', 'request.pyi', 'parse.pyi', '__init__.pyi', 'response.pyi']</text:p>
      <text:p text:style-name="P1">./Downloads/pycharm-community-2018.1.2/helpers/typeshed/third_party/3/werkzeug</text:p>
      <text:p text:style-name="P1">['debug', 'contrib']</text:p>
      <text:p text:style-name="P1">['http.pyi', 'utils.pyi', 'wsgi.pyi', 'exceptions.pyi', 'serving.pyi', '_reloader.pyi', 'datastructures.pyi', 'security.pyi', 'filesystem.pyi', 'test.pyi', 'testapp.pyi', 'formparser.pyi', 'useragents.pyi', '_compat.pyi', '_internal.pyi', 'script.pyi', 'wrappers.pyi', 'posixemulation.pyi', 'routing.pyi', 'local.pyi', '__init__.pyi', 'urls.pyi']</text:p>
      <text:p text:style-name="P1">./Downloads/pycharm-community-2018.1.2/helpers/typeshed/third_party/3/werkzeug/debug</text:p>
      <text:p text:style-name="P1">[]</text:p>
      <text:p text:style-name="P1">['repr.pyi', 'console.pyi', 'tbtools.pyi', '__init__.pyi']</text:p>
      <text:p text:style-name="P1">./Downloads/pycharm-community-2018.1.2/helpers/typeshed/third_party/3/werkzeug/contrib</text:p>
      <text:p text:style-name="P1">[]</text:p>
      <text:p text:style-name="P1">['lint.pyi', 'cache.pyi', 'profiler.pyi', 'fixers.pyi', 'limiter.pyi', 'iterio.pyi', 'testtools.pyi', 'atom.pyi', 'wrappers.pyi', 'sessions.pyi', 'jsrouting.pyi', 'securecookie.pyi', '__init__.pyi']</text:p>
      <text:p text:style-name="P1">./Downloads/pycharm-community-2018.1.2/helpers/typeshed/third_party/3/typed_ast</text:p>
      <text:p text:style-name="P1">[]</text:p>
      <text:p text:style-name="P1">['ast27.pyi', 'ast3.pyi', 'conversions.pyi', '__init__.pyi']</text:p>
      <text:p text:style-name="P1">./Downloads/pycharm-community-2018.1.2/helpers/typeshed/third_party/3/docutils</text:p>
      <text:p text:style-name="P1">['parsers']</text:p>
      <text:p text:style-name="P1">['nodes.pyi', 'examples.pyi', '__init__.pyi']</text:p>
      <text:p text:style-name="P1">./Downloads/pycharm-community-2018.1.2/helpers/typeshed/third_party/3/docutils/parsers</text:p>
      <text:p text:style-name="P1">['rst']</text:p>
      <text:p text:style-name="P1">['__init__.pyi']</text:p>
      <text:p text:style-name="P1">./Downloads/pycharm-community-2018.1.2/helpers/typeshed/third_party/3/docutils/parsers/rst</text:p>
      <text:p text:style-name="P1">[]</text:p>
      <text:p text:style-name="P1">['nodes.pyi', 'states.pyi', 'roles.pyi', '__init__.pyi']</text:p>
      <text:p text:style-name="P1">./Downloads/pycharm-community-2018.1.2/helpers/typeshed/third_party/3/jwt</text:p>
      <text:p text:style-name="P1">['contrib']</text:p>
      <text:p text:style-name="P1"><text:soft-page-break/>['algorithms.pyi', '__init__.pyi']</text:p>
      <text:p text:style-name="P1">./Downloads/pycharm-community-2018.1.2/helpers/typeshed/third_party/3/jwt/contrib</text:p>
      <text:p text:style-name="P1">['algorithms']</text:p>
      <text:p text:style-name="P1">['__init__.pyi']</text:p>
      <text:p text:style-name="P1">./Downloads/pycharm-community-2018.1.2/helpers/typeshed/third_party/3/jwt/contrib/algorithms</text:p>
      <text:p text:style-name="P1">[]</text:p>
      <text:p text:style-name="P1">['py_ecdsa.pyi', 'pycrypto.pyi', '__init__.pyi']</text:p>
      <text:p text:style-name="P1">./Downloads/pycharm-community-2018.1.2/helpers/typeshed/third_party/2</text:p>
      <text:p text:style-name="P1">['six', 'routes', 'selenium', 'tornado', 'fb303', 'concurrent', 'google', 'kazoo', 'cryptography', 'simplejson', 'werkzeug', 'redis', 'OpenSSL', 'scribe']</text:p>
      <text:p text:style-name="P1">['itsdangerous.pyi', 'gflags.pyi', 'enum.pyi', 'pymssql.pyi', 'pycurl.pyi']</text:p>
      <text:p text:style-name="P1">./Downloads/pycharm-community-2018.1.2/helpers/typeshed/third_party/2/six</text:p>
      <text:p text:style-name="P1">['moves']</text:p>
      <text:p text:style-name="P1">['__init__.pyi']</text:p>
      <text:p text:style-name="P1">./Downloads/pycharm-community-2018.1.2/helpers/typeshed/third_party/2/six/moves</text:p>
      <text:p text:style-name="P1">['urllib']</text:p>
      <text:p text:style-name="P1">['__init__.pyi']</text:p>
      <text:p text:style-name="P1">./Downloads/pycharm-community-2018.1.2/helpers/typeshed/third_party/2/six/moves/urllib</text:p>
      <text:p text:style-name="P1">[]</text:p>
      <text:p text:style-name="P1">['error.pyi', 'robotparser.pyi', 'request.pyi', 'parse.pyi', '__init__.pyi', 'response.pyi']</text:p>
      <text:p text:style-name="P1">./Downloads/pycharm-community-2018.1.2/helpers/typeshed/third_party/2/routes</text:p>
      <text:p text:style-name="P1">[]</text:p>
      <text:p text:style-name="P1">['mapper.pyi', 'util.pyi', '__init__.pyi']</text:p>
      <text:p text:style-name="P1">./Downloads/pycharm-community-2018.1.2/helpers/typeshed/third_party/2/selenium</text:p>
      <text:p text:style-name="P1">['webdriver']</text:p>
      <text:p text:style-name="P1">[]</text:p>
      <text:p text:style-name="P1">./Downloads/pycharm-community-2018.1.2/helpers/typeshed/third_party/2/selenium/webdriver</text:p>
      <text:p text:style-name="P1">['remote']</text:p>
      <text:p text:style-name="P1">[]</text:p>
      <text:p text:style-name="P1">./Downloads/pycharm-community-2018.1.2/helpers/typeshed/third_party/2/selenium/webdriver/remote</text:p>
      <text:p text:style-name="P1">[]</text:p>
      <text:p text:style-name="P1">['webelement.pyi', 'webdriver.pyi']</text:p>
      <text:p text:style-name="P1">./Downloads/pycharm-community-2018.1.2/helpers/typeshed/third_party/2/tornado</text:p>
      <text:p text:style-name="P1">[]</text:p>
      <text:p text:style-name="P1">['gen.pyi', 'util.pyi', 'locks.pyi', 'httpclient.pyi', 'httputil.pyi', 'httpserver.pyi', 'netutil.pyi', 'testing.pyi', 'concurrent.pyi', 'web.pyi', 'tcpserver.pyi', 'ioloop.pyi', '__init__.pyi']</text:p>
      <text:p text:style-name="P1">./Downloads/pycharm-community-2018.1.2/helpers/typeshed/third_party/2/fb303</text:p>
      <text:p text:style-name="P1">[]</text:p>
      <text:p text:style-name="P1">['FacebookService.pyi', '__init__.pyi']</text:p>
      <text:p text:style-name="P1">./Downloads/pycharm-community-2018.1.2/helpers/typeshed/third_party/2/concurrent</text:p>
      <text:p text:style-name="P1">['futures']</text:p>
      <text:p text:style-name="P1">['__init__.pyi']</text:p>
      <text:p text:style-name="P1">./Downloads/pycharm-community-2018.1.2/helpers/typeshed/third_party/2/concurrent/futures</text:p>
      <text:p text:style-name="P1">[]</text:p>
      <text:p text:style-name="P1">['__init__.pyi']</text:p>
      <text:p text:style-name="P1">./Downloads/pycharm-community-2018.1.2/helpers/typeshed/third_party/2/google</text:p>
      <text:p text:style-name="P1">['protobuf']</text:p>
      <text:p text:style-name="P1">['__init__.pyi']</text:p>
      <text:p text:style-name="P1">./Downloads/pycharm-community-2018.1.2/helpers/typeshed/third_party/2/google/protobuf</text:p>
      <text:p text:style-name="P1">['internal']</text:p>
      <text:p text:style-name="P1"><text:soft-page-break/>['descriptor_pool.pyi', 'descriptor.pyi', 'descriptor_pb2.pyi', 'message.pyi', 'reflection.pyi', 'message_factory.pyi', '__init__.pyi', 'symbol_database.pyi']</text:p>
      <text:p text:style-name="P1">./Downloads/pycharm-community-2018.1.2/helpers/typeshed/third_party/2/google/protobuf/internal</text:p>
      <text:p text:style-name="P1">[]</text:p>
      <text:p text:style-name="P1">['wire_format.pyi', 'enum_type_wrapper.pyi', 'decoder.pyi', 'encoder.pyi', '__init__.pyi']</text:p>
      <text:p text:style-name="P1">./Downloads/pycharm-community-2018.1.2/helpers/typeshed/third_party/2/kazoo</text:p>
      <text:p text:style-name="P1">['recipe']</text:p>
      <text:p text:style-name="P1">['exceptions.pyi', 'client.pyi', '__init__.pyi']</text:p>
      <text:p text:style-name="P1">./Downloads/pycharm-community-2018.1.2/helpers/typeshed/third_party/2/kazoo/recipe</text:p>
      <text:p text:style-name="P1">[]</text:p>
      <text:p text:style-name="P1">['watchers.pyi', '__init__.pyi']</text:p>
      <text:p text:style-name="P1">./Downloads/pycharm-community-2018.1.2/helpers/typeshed/third_party/2/cryptography</text:p>
      <text:p text:style-name="P1">['hazmat']</text:p>
      <text:p text:style-name="P1">['__init__.pyi']</text:p>
      <text:p text:style-name="P1">./Downloads/pycharm-community-2018.1.2/helpers/typeshed/third_party/2/cryptography/hazmat</text:p>
      <text:p text:style-name="P1">['primitives']</text:p>
      <text:p text:style-name="P1">['__init__.pyi']</text:p>
      <text:p text:style-name="P1">./Downloads/pycharm-community-2018.1.2/helpers/typeshed/third_party/2/cryptography/hazmat/primitives</text:p>
      <text:p text:style-name="P1">['asymmetric']</text:p>
      <text:p text:style-name="P1">['__init__.pyi', 'serialization.pyi']</text:p>
      <text:p text:style-name="P1">./Downloads/pycharm-community-2018.1.2/helpers/typeshed/third_party/2/cryptography/hazmat/primitives/asymmetric</text:p>
      <text:p text:style-name="P1">[]</text:p>
      <text:p text:style-name="P1">['rsa.pyi', '__init__.pyi', 'dsa.pyi']</text:p>
      <text:p text:style-name="P1">./Downloads/pycharm-community-2018.1.2/helpers/typeshed/third_party/2/simplejson</text:p>
      <text:p text:style-name="P1">[]</text:p>
      <text:p text:style-name="P1">['scanner.pyi', 'decoder.pyi', 'encoder.pyi', '__init__.pyi']</text:p>
      <text:p text:style-name="P1">./Downloads/pycharm-community-2018.1.2/helpers/typeshed/third_party/2/werkzeug</text:p>
      <text:p text:style-name="P1">['debug', 'contrib']</text:p>
      <text:p text:style-name="P1">['http.pyi', 'utils.pyi', 'wsgi.pyi', 'exceptions.pyi', 'serving.pyi', '_reloader.pyi', 'datastructures.pyi', 'security.pyi', 'filesystem.pyi', 'test.pyi', 'testapp.pyi', 'formparser.pyi', 'useragents.pyi', '_compat.pyi', '_internal.pyi', 'script.pyi', 'wrappers.pyi', 'posixemulation.pyi', 'routing.pyi', 'local.pyi', '__init__.pyi', 'urls.pyi']</text:p>
      <text:p text:style-name="P1">./Downloads/pycharm-community-2018.1.2/helpers/typeshed/third_party/2/werkzeug/debug</text:p>
      <text:p text:style-name="P1">[]</text:p>
      <text:p text:style-name="P1">['repr.pyi', 'console.pyi', 'tbtools.pyi', '__init__.pyi']</text:p>
      <text:p text:style-name="P1">./Downloads/pycharm-community-2018.1.2/helpers/typeshed/third_party/2/werkzeug/contrib</text:p>
      <text:p text:style-name="P1">[]</text:p>
      <text:p text:style-name="P1">['lint.pyi', 'cache.pyi', 'profiler.pyi', 'fixers.pyi', 'limiter.pyi', 'iterio.pyi', 'testtools.pyi', 'atom.pyi', 'wrappers.pyi', 'sessions.pyi', 'jsrouting.pyi', 'securecookie.pyi', '__init__.pyi']</text:p>
      <text:p text:style-name="P1">./Downloads/pycharm-community-2018.1.2/helpers/typeshed/third_party/2/redis</text:p>
      <text:p text:style-name="P1">[]</text:p>
      <text:p text:style-name="P1">['utils.pyi', 'connection.pyi', 'exceptions.pyi', 'client.pyi', '__init__.pyi']</text:p>
      <text:p text:style-name="P1">./Downloads/pycharm-community-2018.1.2/helpers/typeshed/third_party/2/OpenSSL</text:p>
      <text:p text:style-name="P1">[]</text:p>
      <text:p text:style-name="P1">['crypto.pyi', '__init__.pyi']</text:p>
      <text:p text:style-name="P1">./Downloads/pycharm-community-2018.1.2/helpers/typeshed/third_party/2/scribe</text:p>
      <text:p text:style-name="P1">[]</text:p>
      <text:p text:style-name="P1">['scribe.pyi', 'ttypes.pyi', '__init__.pyi']</text:p>
      <text:p text:style-name="P1">./Downloads/pycharm-community-2018.1.2/helpers/typeshed/third_party/2and3</text:p>
      <text:p text:style-name="P1"><text:soft-page-break/>['pytz', 'pymysql', 'jinja2', 'boto', 'characteristic', 'Crypto', 'requests', 'click', 'markupsafe', 'yaml', 'pynamodb', 'dateutil', 'atomicwrites', 'backports']</text:p>
      <text:p text:style-name="P1">['singledispatch.pyi', 'mypy_extensions.pyi', 'emoji.pyi', 'ujson.pyi', 'backports_abc.pyi', 'typing_extensions.pyi', 'certifi.pyi', 'croniter.pyi']</text:p>
      <text:p text:style-name="P1">./Downloads/pycharm-community-2018.1.2/helpers/typeshed/third_party/2and3/pytz</text:p>
      <text:p text:style-name="P1">[]</text:p>
      <text:p text:style-name="P1">['lazy.pyi', '__init__.pyi']</text:p>
      <text:p text:style-name="P1">./Downloads/pycharm-community-2018.1.2/helpers/typeshed/third_party/2and3/pymysql</text:p>
      <text:p text:style-name="P1">['constants']</text:p>
      <text:p text:style-name="P1">['util.pyi', 'times.pyi', 'charset.pyi', 'cursors.pyi', 'converters.pyi', 'connections.pyi', '__init__.pyi', 'err.pyi']</text:p>
      <text:p text:style-name="P1">./Downloads/pycharm-community-2018.1.2/helpers/typeshed/third_party/2and3/pymysql/constants</text:p>
      <text:p text:style-name="P1">[]</text:p>
      <text:p text:style-name="P1">['FIELD_TYPE.pyi', 'CLIENT.pyi', 'ER.pyi', 'SERVER_STATUS.pyi', 'FLAG.pyi', '__init__.pyi', 'COMMAND.pyi']</text:p>
      <text:p text:style-name="P1">./Downloads/pycharm-community-2018.1.2/helpers/typeshed/third_party/2and3/jinja2</text:p>
      <text:p text:style-name="P1">[]</text:p>
      <text:p text:style-name="P1">['environment.pyi', 'parser.pyi', 'nodes.pyi', 'utils.pyi', '_stringdefs.pyi', 'exceptions.pyi', 'visitor.pyi', 'lexer.pyi', 'optimizer.pyi', 'sandbox.pyi', 'filters.pyi', 'loaders.pyi', 'runtime.pyi', 'debug.pyi', 'meta.pyi', 'ext.pyi', '_compat.pyi', 'tests.pyi', 'compiler.pyi', 'defaults.pyi', 'bccache.pyi', 'constants.pyi', '__init__.pyi']</text:p>
      <text:p text:style-name="P1">./Downloads/pycharm-community-2018.1.2/helpers/typeshed/third_party/2and3/boto</text:p>
      <text:p text:style-name="P1">['elb', 'ec2', 's3', 'kms']</text:p>
      <text:p text:style-name="P1">['auth.pyi', 'utils.pyi', 'connection.pyi', 'plugin.pyi', 'regioninfo.pyi', 'compat.pyi', 'auth_handler.pyi', 'exception.pyi', '__init__.pyi']</text:p>
      <text:p text:style-name="P1">./Downloads/pycharm-community-2018.1.2/helpers/typeshed/third_party/2and3/boto/elb</text:p>
      <text:p text:style-name="P1">[]</text:p>
      <text:p text:style-name="P1">['__init__.pyi']</text:p>
      <text:p text:style-name="P1">./Downloads/pycharm-community-2018.1.2/helpers/typeshed/third_party/2and3/boto/ec2</text:p>
      <text:p text:style-name="P1">[]</text:p>
      <text:p text:style-name="P1">['__init__.pyi']</text:p>
      <text:p text:style-name="P1">./Downloads/pycharm-community-2018.1.2/helpers/typeshed/third_party/2and3/boto/s3</text:p>
      <text:p text:style-name="P1">[]</text:p>
      <text:p text:style-name="P1">['key.pyi', 'connection.pyi', 'keyfile.pyi', 'tagging.pyi', 'bucket.pyi', 'multidelete.pyi', 'lifecycle.pyi', 'deletemarker.pyi', 'bucketlogging.pyi', 'bucketlistresultset.pyi', 'prefix.pyi', 'multipart.pyi', 'cors.pyi', 'acl.pyi', 'website.pyi', '__init__.pyi', 'user.pyi']</text:p>
      <text:p text:style-name="P1">./Downloads/pycharm-community-2018.1.2/helpers/typeshed/third_party/2and3/boto/kms</text:p>
      <text:p text:style-name="P1">[]</text:p>
      <text:p text:style-name="P1">['exceptions.pyi', 'layer1.pyi', '__init__.pyi']</text:p>
      <text:p text:style-name="P1">./Downloads/pycharm-community-2018.1.2/helpers/typeshed/third_party/2and3/characteristic</text:p>
      <text:p text:style-name="P1">[]</text:p>
      <text:p text:style-name="P1">['__init__.pyi']</text:p>
      <text:p text:style-name="P1">./Downloads/pycharm-community-2018.1.2/helpers/typeshed/third_party/2and3/Crypto</text:p>
      <text:p text:style-name="P1">['Protocol', 'Random', 'Cipher', 'Util', 'Hash', 'Signature', 'PublicKey']</text:p>
      <text:p text:style-name="P1">['pct_warnings.pyi', '__init__.pyi']</text:p>
      <text:p text:style-name="P1">./Downloads/pycharm-community-2018.1.2/helpers/typeshed/third_party/2and3/Crypto/Protocol</text:p>
      <text:p text:style-name="P1">[]</text:p>
      <text:p text:style-name="P1">['Chaffing.pyi', 'AllOrNothing.pyi', 'KDF.pyi', '__init__.pyi']</text:p>
      <text:p text:style-name="P1">./Downloads/pycharm-community-2018.1.2/helpers/typeshed/third_party/2and3/Crypto/Random</text:p>
      <text:p text:style-name="P1">['OSRNG', 'Fortuna']</text:p>
      <text:p text:style-name="P1">['random.pyi', '__init__.pyi']</text:p>
      <text:p text:style-name="P1"><text:soft-page-break/>./Downloads/pycharm-community-2018.1.2/helpers/typeshed/third_party/2and3/Crypto/Random/OSRNG</text:p>
      <text:p text:style-name="P1">[]</text:p>
      <text:p text:style-name="P1">['fallback.pyi', 'posix.pyi', '__init__.pyi', 'rng_base.pyi']</text:p>
      <text:p text:style-name="P1">./Downloads/pycharm-community-2018.1.2/helpers/typeshed/third_party/2and3/Crypto/Random/Fortuna</text:p>
      <text:p text:style-name="P1">[]</text:p>
      <text:p text:style-name="P1">['FortunaGenerator.pyi', 'SHAd256.pyi', '__init__.pyi', 'FortunaAccumulator.pyi']</text:p>
      <text:p text:style-name="P1">./Downloads/pycharm-community-2018.1.2/helpers/typeshed/third_party/2and3/Crypto/Cipher</text:p>
      <text:p text:style-name="P1">[]</text:p>
      <text:p text:style-name="P1">['blockalgo.pyi', 'CAST.pyi', 'ARC2.pyi', 'PKCS1_v1_5.pyi', 'AES.pyi', 'DES3.pyi', 'PKCS1_OAEP.pyi', 'ARC4.pyi', 'XOR.pyi', 'DES.pyi', '__init__.pyi', 'Blowfish.pyi']</text:p>
      <text:p text:style-name="P1">./Downloads/pycharm-community-2018.1.2/helpers/typeshed/third_party/2and3/Crypto/Util</text:p>
      <text:p text:style-name="P1">[]</text:p>
      <text:p text:style-name="P1">['RFC1751.pyi', 'asn1.pyi', 'randpool.pyi', 'strxor.pyi', 'number.pyi', '__init__.pyi', 'Counter.pyi']</text:p>
      <text:p text:style-name="P1">./Downloads/pycharm-community-2018.1.2/helpers/typeshed/third_party/2and3/Crypto/Hash</text:p>
      <text:p text:style-name="P1">[]</text:p>
      <text:p text:style-name="P1">['HMAC.pyi', 'SHA256.pyi', 'RIPEMD.pyi', 'SHA512.pyi', 'SHA224.pyi', 'SHA384.pyi', 'MD2.pyi', 'SHA.pyi', 'hashalgo.pyi', '__init__.pyi', 'MD4.pyi', 'MD5.pyi']</text:p>
      <text:p text:style-name="P1">./Downloads/pycharm-community-2018.1.2/helpers/typeshed/third_party/2and3/Crypto/Signature</text:p>
      <text:p text:style-name="P1">[]</text:p>
      <text:p text:style-name="P1">['PKCS1_PSS.pyi', 'PKCS1_v1_5.pyi', '__init__.pyi']</text:p>
      <text:p text:style-name="P1">./Downloads/pycharm-community-2018.1.2/helpers/typeshed/third_party/2and3/Crypto/PublicKey</text:p>
      <text:p text:style-name="P1">[]</text:p>
      <text:p text:style-name="P1">['ElGamal.pyi', 'RSA.pyi', 'pubkey.pyi', 'DSA.pyi', '__init__.pyi']</text:p>
      <text:p text:style-name="P1">./Downloads/pycharm-community-2018.1.2/helpers/typeshed/third_party/2and3/requests</text:p>
      <text:p text:style-name="P1">['packages']</text:p>
      <text:p text:style-name="P1">['auth.pyi', 'utils.pyi', 'exceptions.pyi', 'adapters.pyi', 'cookies.pyi', 'hooks.pyi', 'compat.pyi', 'api.pyi', 'structures.pyi', 'sessions.pyi', 'models.pyi', '__init__.pyi', 'status_codes.pyi']</text:p>
      <text:p text:style-name="P1">./Downloads/pycharm-community-2018.1.2/helpers/typeshed/third_party/2and3/requests/packages</text:p>
      <text:p text:style-name="P1">['urllib3']</text:p>
      <text:p text:style-name="P1">['__init__.pyi']</text:p>
      <text:p text:style-name="P1">./Downloads/pycharm-community-2018.1.2/helpers/typeshed/third_party/2and3/requests/packages/urllib3</text:p>
      <text:p text:style-name="P1">['util', 'packages', 'contrib']</text:p>
      <text:p text:style-name="P1">['_collections.pyi', 'connection.pyi', 'exceptions.pyi', 'poolmanager.pyi', 'connectionpool.pyi', 'request.pyi', 'fields.pyi', 'filepost.pyi', '__init__.pyi', 'response.pyi']</text:p>
      <text:p text:style-name="P1">./Downloads/pycharm-community-2018.1.2/helpers/typeshed/third_party/2and3/requests/packages/urllib3/util</text:p>
      <text:p text:style-name="P1">[]</text:p>
      <text:p text:style-name="P1">['connection.pyi', 'request.pyi', 'url.pyi', 'timeout.pyi', 'retry.pyi', 'ssl_.pyi', '__init__.pyi', 'response.pyi']</text:p>
      <text:p text:style-name="P1">./Downloads/pycharm-community-2018.1.2/helpers/typeshed/third_party/2and3/requests/packages/urllib3/packages</text:p>
      <text:p text:style-name="P1">['ssl_match_hostname']</text:p>
      <text:p text:style-name="P1">['__init__.pyi']</text:p>
      <text:p text:style-name="P1">./Downloads/pycharm-community-2018.1.2/helpers/typeshed/third_party/2and3/requests/packages/urllib3/packages/ssl_match_hostname</text:p>
      <text:p text:style-name="P1">[]</text:p>
      <text:p text:style-name="P1">['_implementation.pyi', '__init__.pyi']</text:p>
      <text:p text:style-name="P1"><text:soft-page-break/>./Downloads/pycharm-community-2018.1.2/helpers/typeshed/third_party/2and3/requests/packages/urllib3/contrib</text:p>
      <text:p text:style-name="P1">[]</text:p>
      <text:p text:style-name="P1">['__init__.pyi']</text:p>
      <text:p text:style-name="P1">./Downloads/pycharm-community-2018.1.2/helpers/typeshed/third_party/2and3/click</text:p>
      <text:p text:style-name="P1">[]</text:p>
      <text:p text:style-name="P1">['types.pyi', 'parser.pyi', 'utils.pyi', 'exceptions.pyi', 'termui.pyi', 'README.md', 'formatting.pyi', 'globals.pyi', 'decorators.pyi', 'core.pyi', '__init__.pyi']</text:p>
      <text:p text:style-name="P1">./Downloads/pycharm-community-2018.1.2/helpers/typeshed/third_party/2and3/markupsafe</text:p>
      <text:p text:style-name="P1">[]</text:p>
      <text:p text:style-name="P1">['_constants.pyi', '_compat.pyi', '_native.pyi', '__init__.pyi', '_speedups.pyi']</text:p>
      <text:p text:style-name="P1">./Downloads/pycharm-community-2018.1.2/helpers/typeshed/third_party/2and3/yaml</text:p>
      <text:p text:style-name="P1">[]</text:p>
      <text:p text:style-name="P1">['parser.pyi', 'nodes.pyi', 'emitter.pyi', 'error.pyi', 'reader.pyi', 'resolver.pyi', 'loader.pyi', 'dumper.pyi', 'composer.pyi', 'scanner.pyi', 'events.pyi', 'constructor.pyi', 'serializer.pyi', 'tokens.pyi', 'representer.pyi', '__init__.pyi']</text:p>
      <text:p text:style-name="P1">./Downloads/pycharm-community-2018.1.2/helpers/typeshed/third_party/2and3/pynamodb</text:p>
      <text:p text:style-name="P1">['connection']</text:p>
      <text:p text:style-name="P1">['types.pyi', 'throttle.pyi', 'exceptions.pyi', 'attributes.pyi', 'settings.pyi', 'indexes.pyi', 'models.pyi', 'constants.pyi', '__init__.pyi']</text:p>
      <text:p text:style-name="P1">./Downloads/pycharm-community-2018.1.2/helpers/typeshed/third_party/2and3/pynamodb/connection</text:p>
      <text:p text:style-name="P1">[]</text:p>
      <text:p text:style-name="P1">['util.pyi', 'base.pyi', 'table.pyi', '__init__.pyi']</text:p>
      <text:p text:style-name="P1">./Downloads/pycharm-community-2018.1.2/helpers/typeshed/third_party/2and3/dateutil</text:p>
      <text:p text:style-name="P1">['tz']</text:p>
      <text:p text:style-name="P1">['parser.pyi', 'relativedelta.pyi', '__init__.pyi']</text:p>
      <text:p text:style-name="P1">./Downloads/pycharm-community-2018.1.2/helpers/typeshed/third_party/2and3/dateutil/tz</text:p>
      <text:p text:style-name="P1">[]</text:p>
      <text:p text:style-name="P1">['_common.pyi', 'tz.pyi', '__init__.pyi']</text:p>
      <text:p text:style-name="P1">./Downloads/pycharm-community-2018.1.2/helpers/typeshed/third_party/2and3/atomicwrites</text:p>
      <text:p text:style-name="P1">[]</text:p>
      <text:p text:style-name="P1">['__init__.pyi']</text:p>
      <text:p text:style-name="P1">./Downloads/pycharm-community-2018.1.2/helpers/typeshed/third_party/2and3/backports</text:p>
      <text:p text:style-name="P1">[]</text:p>
      <text:p text:style-name="P1">['__init__.pyi', 'ssl_match_hostname.pyi']</text:p>
      <text:p text:style-name="P1">./Downloads/pycharm-community-2018.1.2/helpers/pydev</text:p>
      <text:p text:style-name="P1">['tests_pydevd', 'test_pydevd_reload', 'pydev_ipython', '_pydev_bundle', 'stubs', 'build_tools', 'pydevd_concurrency_analyser', '_pydev_runfiles', 'jython_test_deps', '_pydev_imps', 'third_party', 'tests_pydevd_mainloop', 'pydev_sitecustomize', 'tests_pydevd_runfiles', 'tests_pydevd_python', '_pydevd_bundle', '_pydevd_frame_eval', 'pydevd_attach_to_process', 'pydevd_plugins']</text:p>
      <text:p text:style-name="P1">['pydevd.py', 'setup_cython.py', 'pydevconsole.py', 'runfiles.py', 'pydev_pysrc.py', 'LICENSE', 'pydev_app_engine_debug_startup.py', 'pydev_coverage.py', 'pycompletionserver.py', 'pydevd_file_utils.py', 'README.rst', 'merge_pydev_pycharm.txt', 'interpreterInfo.py', 'pycharm-readme.txt', 'setup.py', 'pydev_run_in_console.py']</text:p>
      <text:p text:style-name="P1">./Downloads/pycharm-community-2018.1.2/helpers/pydev/tests_pydevd</text:p>
      <text:p text:style-name="P1">[]</text:p>
      <text:p text:style-name="P1">['test_signature.py', '__init__.py', 'test_check_pydevconsole.py', 'test_jyserver.py', 'test_pyserver.py', 'test_pydevconsole.py', 'test_get_referrers.py', 'test_jysimpleTipper.py', 'test_simpleTipper.py', 'test_pydev_ipython_011.py']</text:p>
      <text:p text:style-name="P1">./Downloads/pycharm-community-2018.1.2/helpers/pydev/test_pydevd_reload</text:p>
      <text:p text:style-name="P1">[]</text:p>
      <text:p text:style-name="P1"><text:soft-page-break/>['__init__.py', 'test_pydevd_reload.py']</text:p>
      <text:p text:style-name="P1">./Downloads/pycharm-community-2018.1.2/helpers/pydev/pydev_ipython</text:p>
      <text:p text:style-name="P1">[]</text:p>
      <text:p text:style-name="P1">['inputhookgtk3.py', 'inputhookqt4.py', '__init__.py', 'README', 'inputhookqt5.py', 'inputhookpyglet.py', 'qt_loaders.py', 'inputhooktk.py', 'inputhookwx.py', 'matplotlibtools.py', 'version.py', 'inputhookgtk.py', 'qt_for_kernel.py', 'qt.py', 'inputhookglut.py', 'inputhook.py']</text:p>
      <text:p text:style-name="P1">./Downloads/pycharm-community-2018.1.2/helpers/pydev/_pydev_bundle</text:p>
      <text:p text:style-name="P1">[]</text:p>
      <text:p text:style-name="P1">['pydev_monkey_qt.py', 'pydev_monkey.py', '__init__.py', 'pydev_versioncheck.py', '_pydev_jy_imports_tipper.py', '_pydev_tipper_common.py', 'pydev_umd.py', 'pydev_log.py', '_pydev_filesystem_encoding.py', '_pydev_imports_tipper.py', 'pydev_ipython_console_011.py', 'pydev_imports.py', 'pydev_import_hook.py', 'fix_getpass.py', '_pydev_completer.py', 'pydev_ipython_console.py', '_pydev_log.py', '_pydev_calltip_util.py', 'pydev_is_thread_alive.py', 'pydev_localhost.py', 'pydev_console_utils.py', 'pydev_override.py', '_pydev_getopt.py']</text:p>
      <text:p text:style-name="P1">./Downloads/pycharm-community-2018.1.2/helpers/pydev/stubs</text:p>
      <text:p text:style-name="P1">[]</text:p>
      <text:p text:style-name="P1">['_django_manager_body.py', '_get_tips.py', 'pycompletion.py']</text:p>
      <text:p text:style-name="P1">./Downloads/pycharm-community-2018.1.2/helpers/pydev/build_tools</text:p>
      <text:p text:style-name="P1">[]</text:p>
      <text:p text:style-name="P1">['names_to_rename.py', 'build_binaries_osx.py', 'build_binaries_windows.py', 'rename_pep8.py', 'generate_code.py', 'build.py']</text:p>
      <text:p text:style-name="P1">./Downloads/pycharm-community-2018.1.2/helpers/pydev/pydevd_concurrency_analyser</text:p>
      <text:p text:style-name="P1">[]</text:p>
      <text:p text:style-name="P1">['__init__.py', 'pydevd_thread_wrappers.py', 'pydevd_concurrency_logger.py']</text:p>
      <text:p text:style-name="P1">./Downloads/pycharm-community-2018.1.2/helpers/pydev/_pydev_runfiles</text:p>
      <text:p text:style-name="P1">[]</text:p>
      <text:p text:style-name="P1">['__init__.py', 'pydev_runfiles_coverage.py', 'pydev_runfiles_parallel.py', 'pydev_runfiles.py', 'pydev_runfiles_xml_rpc.py', 'pydev_runfiles_parallel_client.py', 'pydev_runfiles_unittest.py', 'pydev_runfiles_nose.py', 'pydev_runfiles_pytest2.py']</text:p>
      <text:p text:style-name="P1">./Downloads/pycharm-community-2018.1.2/helpers/pydev/jython_test_deps</text:p>
      <text:p text:style-name="P1">[]</text:p>
      <text:p text:style-name="P1">['ant.jar', 'junit.jar']</text:p>
      <text:p text:style-name="P1">./Downloads/pycharm-community-2018.1.2/helpers/pydev/_pydev_imps</text:p>
      <text:p text:style-name="P1">[]</text:p>
      <text:p text:style-name="P1">['__init__.py', '_pydev_sys_patch.py', '_pydev_SimpleXMLRPCServer.py', '_pydev_BaseHTTPServer.py', '_pydev_uuid_old.py', '_pydev_inspect.py', '_pydev_SocketServer.py', '_pydev_saved_modules.py', '_pydev_pkgutil_old.py', '_pydev_execfile.py', '_pydev_xmlrpclib.py']</text:p>
      <text:p text:style-name="P1">./Downloads/pycharm-community-2018.1.2/helpers/pydev/third_party</text:p>
      <text:p text:style-name="P1">['isort_container', 'pep8', 'wrapped_for_pydev']</text:p>
      <text:p text:style-name="P1">[]</text:p>
      <text:p text:style-name="P1">./Downloads/pycharm-community-2018.1.2/helpers/pydev/third_party/isort_container</text:p>
      <text:p text:style-name="P1">['isort']</text:p>
      <text:p text:style-name="P1">[]</text:p>
      <text:p text:style-name="P1">./Downloads/pycharm-community-2018.1.2/helpers/pydev/third_party/isort_container/isort</text:p>
      <text:p text:style-name="P1">[]</text:p>
      <text:p text:style-name="P1">['pylama_isort.py', '__init__.py', 'natural.py', 'settings.py', '__main__.py', 'pie_slice.py', 'main.py', 'hooks.py', 'isort.py']</text:p>
      <text:p text:style-name="P1">./Downloads/pycharm-community-2018.1.2/helpers/pydev/third_party/pep8</text:p>
      <text:p text:style-name="P1">['lib2to3']</text:p>
      <text:p text:style-name="P1">['autopep8.py', 'pycodestyle.py']</text:p>
      <text:p text:style-name="P1">./Downloads/pycharm-community-2018.1.2/helpers/pydev/third_party/pep8/lib2to3</text:p>
      <text:p text:style-name="P1"><text:soft-page-break/>['lib2to3']</text:p>
      <text:p text:style-name="P1">[]</text:p>
      <text:p text:style-name="P1">./Downloads/pycharm-community-2018.1.2/helpers/pydev/third_party/pep8/lib2to3/lib2to3</text:p>
      <text:p text:style-name="P1">['fixes', 'pgen2']</text:p>
      <text:p text:style-name="P1">['refactor.py', '__init__.py', 'fixer_util.py', 'patcomp.py', 'fixer_base.py', 'btm_matcher.py', 'Grammar.txt', '__main__.py', 'pygram.py', 'pytree.py', 'PatternGrammar.txt', 'main.py', 'btm_utils.py']</text:p>
      <text:p text:style-name="P1">./Downloads/pycharm-community-2018.1.2/helpers/pydev/third_party/pep8/lib2to3/lib2to3/fixes</text:p>
      <text:p text:style-name="P1">[]</text:p>
      <text:p text:style-name="P1">['fix_throw.py', 'fix_long.py', 'fix_future.py', 'fix_callable.py', 'fix_renames.py', 'fix_import.py', 'fix_basestring.py', 'fix_input.py', '__init__.py', 'fix_types.py', 'fix_itertools_imports.py', 'fix_methodattrs.py', 'fix_imports.py', 'fix_numliterals.py', 'fix_execfile.py', 'fix_ws_comma.py', 'fix_map.py', 'fix_unicode.py', 'fix_itertools.py', 'fix_zip.py', 'fix_xreadlines.py', 'fix_paren.py', 'fix_raise.py', 'fix_except.py', 'fix_has_key.py', 'fix_set_literal.py', 'fix_getcwdu.py', 'fix_isinstance.py', 'fix_operator.py', 'fix_repr.py', 'fix_exitfunc.py', 'fix_xrange.py', 'fix_buffer.py', 'fix_standarderror.py', 'fix_imports2.py', 'fix_apply.py', 'fix_idioms.py', 'fix_nonzero.py', 'fix_sys_exc.py', 'fix_ne.py', 'fix_reduce.py', 'fix_print.py', 'fix_metaclass.py', 'fix_exec.py', 'fix_next.py', 'fix_tuple_params.py', 'fix_dict.py', 'fix_filter.py', 'fix_funcattrs.py', 'fix_urllib.py', 'fix_raw_input.py', 'fix_intern.py']</text:p>
      <text:p text:style-name="P1">./Downloads/pycharm-community-2018.1.2/helpers/pydev/third_party/pep8/lib2to3/lib2to3/pgen2</text:p>
      <text:p text:style-name="P1">[]</text:p>
      <text:p text:style-name="P1">['grammar.py', 'token.py', '__init__.py', 'conv.py', 'tokenize.py', 'pgen.py', 'literals.py', 'parse.py', 'driver.py']</text:p>
      <text:p text:style-name="P1">./Downloads/pycharm-community-2018.1.2/helpers/pydev/third_party/wrapped_for_pydev</text:p>
      <text:p text:style-name="P1">['ctypes']</text:p>
      <text:p text:style-name="P1">['not_in_default_pythonpath.txt']</text:p>
      <text:p text:style-name="P1">./Downloads/pycharm-community-2018.1.2/helpers/pydev/third_party/wrapped_for_pydev/ctypes</text:p>
      <text:p text:style-name="P1">['macholib']</text:p>
      <text:p text:style-name="P1">['util.py', '_endian.py', '__init__.py', '_ctypes.dll', 'wintypes.py', 'ctypes-README.txt']</text:p>
      <text:p text:style-name="P1">./Downloads/pycharm-community-2018.1.2/helpers/pydev/third_party/wrapped_for_pydev/ctypes/macholib</text:p>
      <text:p text:style-name="P1">[]</text:p>
      <text:p text:style-name="P1">['__init__.py', 'dylib.py', 'framework.py', 'dyld.py']</text:p>
      <text:p text:style-name="P1">./Downloads/pycharm-community-2018.1.2/helpers/pydev/tests_pydevd_mainloop</text:p>
      <text:p text:style-name="P1">[]</text:p>
      <text:p text:style-name="P1">['__init__.py', 'README', 'gui-qt.py', 'gui-tk.py', 'gui-pyglet.py', 'gui-wx.py', 'gui-glut.py', 'gui-gtk.py', 'gui-gtk3.py']</text:p>
      <text:p text:style-name="P1">./Downloads/pycharm-community-2018.1.2/helpers/pydev/pydev_sitecustomize</text:p>
      <text:p text:style-name="P1">[]</text:p>
      <text:p text:style-name="P1">['sitecustomize.py', '__not_in_default_pythonpath.txt']</text:p>
      <text:p text:style-name="P1">./Downloads/pycharm-community-2018.1.2/helpers/pydev/tests_pydevd_runfiles</text:p>
      <text:p text:style-name="P1">['samples']</text:p>
      <text:p text:style-name="P1">['test_pydevd_property.py', 'test_runfiles.py', 'test_pydevdio.py', 'not_in_default_pythonpath.txt']</text:p>
      <text:p text:style-name="P1">./Downloads/pycharm-community-2018.1.2/helpers/pydev/tests_pydevd_runfiles/samples</text:p>
      <text:p text:style-name="P1">['nested_dir']</text:p>
      <text:p text:style-name="P1">['simple2_test.py', 'non_test_file.py', 'simple3_test.py', 'simple_test.py', 'simpleClass_test.py', 'simpleModule_test.py', 'not_in_default_pythonpath.txt']</text:p>
      <text:p text:style-name="P1">./Downloads/pycharm-community-2018.1.2/helpers/pydev/tests_pydevd_runfiles/samples/nested_dir</text:p>
      <text:p text:style-name="P1">['nested3', 'nested2']</text:p>
      <text:p text:style-name="P1">['non_test_file.py', '__init__.py', 'simple4_test.py']</text:p>
      <text:p text:style-name="P1"><text:soft-page-break/>./Downloads/pycharm-community-2018.1.2/helpers/pydev/tests_pydevd_runfiles/samples/nested_dir/nested3</text:p>
      <text:p text:style-name="P1">[]</text:p>
      <text:p text:style-name="P1">['non_test_file.py', '__init__.py', 'junk.txt']</text:p>
      <text:p text:style-name="P1">./Downloads/pycharm-community-2018.1.2/helpers/pydev/tests_pydevd_runfiles/samples/nested_dir/nested2</text:p>
      <text:p text:style-name="P1">[]</text:p>
      <text:p text:style-name="P1">['non_test_file.py', '__init__.py', 'deep_nest_test.py']</text:p>
      <text:p text:style-name="P1">./Downloads/pycharm-community-2018.1.2/helpers/pydev/tests_pydevd_python</text:p>
      <text:p text:style-name="P1">['my_django_proj_17', 'my_extensions']</text:p>
      <text:p text:style-name="P1">['_debugger_case_event_ext.py', '_debugger_case13.py', '_debugger_case_qthread3.py', '_debugger_case19.py', '__init__.py', '_debugger_case17.py', '_debugger_case3.py', '_debugger_case16.py', 'test_process_command_line.py', '_debugger_case_remote.py', 'test_save_locals.py', '_debugger_case2.py', 'test_bytecode_modification.py', 'performance_check.py', '_debugger_case15_execfile.py', '_debugger_case89.py', '_debugger_case_qthread4.py', '_bytecode_many_names_example.py', '_debugger_case_qthread1.py', '_debugger_case_qthread2.py', '_debugger_case_m_switch_2.py', '_performance_1.py', '_debugger_case1.py', '_debugger_case_m_switch.py', '_debugger_case17a.py', 'test_debugger.py', '_debugger_case_remote_1.py', '_debugger_case7.py', 'test_pydev_monkey.py', '_debugger_case14.py', '_debugger_case56.py', '_debugger_case15.py', '_bytecode_overflow_example.py', 'test_frame_eval_and_tracing.py', '_debugger_case_module_entry_point.py', 'test_additional_thread_info.py', '_debugger_case10.py', '_debugger_case_remote_2.py', '_performance_3.py', '_debugger_case4.py', '_performance_2.py', '_debugger_case_set_next_statement.py', '_debugger_case_type_ext.py', '_debugger_case18.py', 'debugger_unittest.py']</text:p>
      <text:p text:style-name="P1">./Downloads/pycharm-community-2018.1.2/helpers/pydev/tests_pydevd_python/my_django_proj_17</text:p>
      <text:p text:style-name="P1">['my_django_proj_17', 'my_app']</text:p>
      <text:p text:style-name="P1">['manage.py']</text:p>
      <text:p text:style-name="P1">./Downloads/pycharm-community-2018.1.2/helpers/pydev/tests_pydevd_python/my_django_proj_17/my_django_proj_17</text:p>
      <text:p text:style-name="P1">[]</text:p>
      <text:p text:style-name="P1">['urls.py', '__init__.py', 'wsgi.py', 'settings.py']</text:p>
      <text:p text:style-name="P1">./Downloads/pycharm-community-2018.1.2/helpers/pydev/tests_pydevd_python/my_django_proj_17/my_app</text:p>
      <text:p text:style-name="P1">['templates']</text:p>
      <text:p text:style-name="P1">['urls.py', 'forms.py', '__init__.py', 'models.py', 'tests.py', 'admin.py', 'views.py']</text:p>
      <text:p text:style-name="P1">./Downloads/pycharm-community-2018.1.2/helpers/pydev/tests_pydevd_python/my_django_proj_17/my_app/templates</text:p>
      <text:p text:style-name="P1">['my_app']</text:p>
      <text:p text:style-name="P1">[]</text:p>
      <text:p text:style-name="P1">./Downloads/pycharm-community-2018.1.2/helpers/pydev/tests_pydevd_python/my_django_proj_17/my_app/templates/my_app</text:p>
      <text:p text:style-name="P1">[]</text:p>
      <text:p text:style-name="P1">['index.html', 'name.html']</text:p>
      <text:p text:style-name="P1">./Downloads/pycharm-community-2018.1.2/helpers/pydev/tests_pydevd_python/my_extensions</text:p>
      <text:p text:style-name="P1">['pydevd_plugins']</text:p>
      <text:p text:style-name="P1">[]</text:p>
      <text:p text:style-name="P1">./Downloads/pycharm-community-2018.1.2/helpers/pydev/tests_pydevd_python/my_extensions/pydevd_plugins</text:p>
      <text:p text:style-name="P1">['extensions']</text:p>
      <text:p text:style-name="P1">['__init__.py']</text:p>
      <text:p text:style-name="P1"><text:soft-page-break/>./Downloads/pycharm-community-2018.1.2/helpers/pydev/tests_pydevd_python/my_extensions/pydevd_plugins/extensions</text:p>
      <text:p text:style-name="P1">[]</text:p>
      <text:p text:style-name="P1">['pydevd_plugin_test_events.py', 'pydevd_plugin_test_exttype.py', '__init__.py']</text:p>
      <text:p text:style-name="P1">./Downloads/pycharm-community-2018.1.2/helpers/pydev/_pydevd_bundle</text:p>
      <text:p text:style-name="P1">[]</text:p>
      <text:p text:style-name="P1">['pydevd_cython_win32_37_64.cp37-win_amd64.pyd', 'pydevd_console.py', 'pydevd_process_net_command.py', 'pydevd_plugin_utils.py', 'pydevd_io.py', 'pydevd_comm.py', 'pydevd_cython_darwin_37_64.cpython-37m-darwin.so', '__init__.py', 'pydevd_save_locals.py', 'pydevd_tracing.py', 'pydevd_exec.py', 'pydevd_cython_darwin_35_64.cpython-35m-darwin.so', 'pydevd_cython_wrapper.py', 'pydevd_vars.py', 'pydevd_cython_win32_26_32.pyd', 'pydevd_xml.py', 'pydevd_cython_win32_35_64.cp35-win_amd64.pyd', 'pydevd_additional_thread_info.py', 'pydevd_dont_trace.py', 'pydevd_cython_darwin_36_64.cpython-36m-darwin.so', 'pydevd_trace_dispatch.py', 'pydevd_trace_dispatch_regular.py', 'pydevd_cython.pyx', 'pydevd_frame.py', 'pydevd_trace_api.py', 'pydevd_resolver.py', 'pydevd_utils.py', 'pydevd_command_line_handling.py', 'pydevd_cython_win32_27_64.pyd', 'pydevd_kill_all_pydevd_threads.py', 'pydevd_cython_win32_35_32.cp35-win32.pyd', 'pydevd_frame_utils.py', 'pydevd_traceproperty.py', 'pydevd_breakpoints.py', 'pydevd_additional_thread_info_regular.py', 'pydevd_stackless.py', 'pydevd_constants.py', 'pydevconsole_code_for_ironpython.py', 'pydevd_cython_win32_37_32.cp37-win32.pyd', 'pydevd_cython_darwin_27_64.so', 'pydevd_dont_trace_files.py', 'pydevd_exec2.py', 'pydevd_cython_win32_34_64.pyd', 'pydevd_cython_darwin_26_64.so', 'pydevd_reload.py', 'pydevd_referrers.py', 'pydevd_extension_api.py', 'pydevd_cython_win32_36_32.cp36-win32.pyd', 'pydevd_cython_darwin_34_64.so', 'pydevd_cython_win32_26_64.pyd', 'pydevd_signature.py', 'pydevd_import_class.py', 'pydevd_custom_frames.py', 'pydevd_cython_win32_36_64.cp36-win_amd64.pyd', 'pydevd_cython_win32_34_32.pyd', 'pydevd_vm_type.py', 'pydevd_cython_win32_27_32.pyd', 'pydevd_cython.c', 'pydevd_extension_utils.py']</text:p>
      <text:p text:style-name="P1">./Downloads/pycharm-community-2018.1.2/helpers/pydev/_pydevd_frame_eval</text:p>
      <text:p text:style-name="P1">[]</text:p>
      <text:p text:style-name="P1">['__init__.py', 'pydevd_modify_bytecode.py', 'pydevd_frame_evaluator_win32_36_32.cp36-win32.pyd', 'pydevd_frame_eval_cython_wrapper.py', 'pydevd_frame_evaluator_win32_36_64.cp36-win_amd64.pyd', 'pydevd_frame_evaluator.pxd', 'pydevd_frame_evaluator.c', 'pydevd_frame_eval_main.py', 'pydevd_frame_evaluator_darwin_36_64.cpython-36m-darwin.so', 'pydevd_frame_tracing.py', 'pydevd_frame_evaluator_win32_37_64.cp37-win_amd64.pyd', 'pydevd_frame_evaluator_win32_37_32.cp37-win32.pyd', 'pydevd_frame_evaluator.pyx', 'pydevd_frame_evaluator_darwin_37_64.cpython-37m-darwin.so']</text:p>
      <text:p text:style-name="P1">./Downloads/pycharm-community-2018.1.2/helpers/pydev/pydevd_attach_to_process</text:p>
      <text:p text:style-name="P1">['winappdbg', 'linux', 'dll']</text:p>
      <text:p text:style-name="P1">['_always_live_program.py', 'attach_pydevd.py', '_check.py', 'attach_x86.dll', 'add_code_to_python_process.py', 'attach_script.py', '_test_attach_to_process.py', 'attach_x86.dylib', '_test_attach_to_process_linux.py', 'attach_linux_amd64.so', 'attach_linux_x86.so', 'attach_amd64.dll', 'README.txt', 'attach_x86_64.dylib']</text:p>
      <text:p text:style-name="P1">./Downloads/pycharm-community-2018.1.2/helpers/pydev/pydevd_attach_to_process/winappdbg</text:p>
      <text:p text:style-name="P1">['plugins', 'win32']</text:p>
      <text:p text:style-name="P1">['system.py', 'util.py', '__init__.py', 'search.py', 'textio.py', 'disasm.py', 'sql.py', 'breakpoint.py', 'window.py', 'module.py', 'crash.py', 'event.py', 'debug.py', 'thread.py', 'compat.py', 'registry.py', 'interactive.py', 'process.py']</text:p>
      <text:p text:style-name="P1">./Downloads/pycharm-community-2018.1.2/helpers/pydev/pydevd_attach_to_process/winappdbg/plugins</text:p>
      <text:p text:style-name="P1">[]</text:p>
      <text:p text:style-name="P1"><text:soft-page-break/>['__init__.py', 'README', 'do_exchain.py', 'do_symfix.py', 'do_exploitable.py', 'do_example.py']</text:p>
      <text:p text:style-name="P1">./Downloads/pycharm-community-2018.1.2/helpers/pydev/pydevd_attach_to_process/winappdbg/win32</text:p>
      <text:p text:style-name="P1">[]</text:p>
      <text:p text:style-name="P1">['__init__.py', 'shlwapi.py', 'peb_teb.py', 'advapi32.py', 'kernel32.py', 'defines.py', 'shell32.py', 'ntdll.py', 'version.py', 'context_i386.py', 'psapi.py', 'context_amd64.py', 'dbghelp.py', 'user32.py', 'gdi32.py', 'wtsapi32.py']</text:p>
      <text:p text:style-name="P1">./Downloads/pycharm-community-2018.1.2/helpers/pydev/pydevd_attach_to_process/linux</text:p>
      <text:p text:style-name="P1">[]</text:p>
      <text:p text:style-name="P1">['lldb_prepare.py', 'compile_so.sh', 'python.h', 'lldb_threads_settrace.py', 'Makefile', 'compile_mac.sh', 'gdb_threads_settrace.py', 'attach_linux.c']</text:p>
      <text:p text:style-name="P1">./Downloads/pycharm-community-2018.1.2/helpers/pydev/pydevd_attach_to_process/dll</text:p>
      <text:p text:style-name="P1">[]</text:p>
      <text:p text:style-name="P1">['targetver.h', 'stdafx.h', 'python.h', 'attach.h', 'stdafx.cpp', 'attach.cpp', 'compile_dll.bat']</text:p>
      <text:p text:style-name="P1">./Downloads/pycharm-community-2018.1.2/helpers/pydev/pydevd_plugins</text:p>
      <text:p text:style-name="P1">['extensions']</text:p>
      <text:p text:style-name="P1">['__init__.py', 'django_debug.py', 'jinja2_debug.py']</text:p>
      <text:p text:style-name="P1">./Downloads/pycharm-community-2018.1.2/helpers/pydev/pydevd_plugins/extensions</text:p>
      <text:p text:style-name="P1">['types']</text:p>
      <text:p text:style-name="P1">['__init__.py', 'README.md']</text:p>
      <text:p text:style-name="P1">./Downloads/pycharm-community-2018.1.2/helpers/pydev/pydevd_plugins/extensions/types</text:p>
      <text:p text:style-name="P1">[]</text:p>
      <text:p text:style-name="P1">['__init__.py', 'pydevd_plugins_django_form_str.py', 'README.md', 'pydevd_plugin_numpy_types.py', 'pydevd_helpers.py']</text:p>
      <text:p text:style-name="P1">./Downloads/pycharm-community-2018.1.2/helpers/pockets</text:p>
      <text:p text:style-name="P1">[]</text:p>
      <text:p text:style-name="P1">['inspect.py', '__init__.py', 'collections.py', '_version.py', 'string.py', 'iterators.py']</text:p>
      <text:p text:style-name="P1">./Downloads/pycharm-community-2018.1.2/helpers/MathJax</text:p>
      <text:p text:style-name="P1">['config', 'extensions', 'jax']</text:p>
      <text:p text:style-name="P1">['MathJax.js']</text:p>
      <text:p text:style-name="P1">./Downloads/pycharm-community-2018.1.2/helpers/MathJax/config</text:p>
      <text:p text:style-name="P1">['local']</text:p>
      <text:p text:style-name="P1">['TeX-AMS_HTML-full.js']</text:p>
      <text:p text:style-name="P1">./Downloads/pycharm-community-2018.1.2/helpers/MathJax/config/local</text:p>
      <text:p text:style-name="P1">[]</text:p>
      <text:p text:style-name="P1">['local.js']</text:p>
      <text:p text:style-name="P1">./Downloads/pycharm-community-2018.1.2/helpers/MathJax/extensions</text:p>
      <text:p text:style-name="P1">['TeX']</text:p>
      <text:p text:style-name="P1">['MathMenu.js', 'AssistiveMML.js', 'MathEvents.js', 'MathZoom.js', 'tex2jax.js', 'fast-preview.js', 'toMathML.js']</text:p>
      <text:p text:style-name="P1">./Downloads/pycharm-community-2018.1.2/helpers/MathJax/extensions/TeX</text:p>
      <text:p text:style-name="P1">[]</text:p>
      <text:p text:style-name="P1">['noErrors.js', 'noUndefined.js', 'AMSsymbols.js', 'AMSmath.js']</text:p>
      <text:p text:style-name="P1">./Downloads/pycharm-community-2018.1.2/helpers/MathJax/jax</text:p>
      <text:p text:style-name="P1">['output', 'input', 'element']</text:p>
      <text:p text:style-name="P1">[]</text:p>
      <text:p text:style-name="P1">./Downloads/pycharm-community-2018.1.2/helpers/MathJax/jax/output</text:p>
      <text:p text:style-name="P1">['PreviewHTML', 'HTML-CSS']</text:p>
      <text:p text:style-name="P1">[]</text:p>
      <text:p text:style-name="P1">./Downloads/pycharm-community-2018.1.2/helpers/MathJax/jax/output/PreviewHTML</text:p>
      <text:p text:style-name="P1">[]</text:p>
      <text:p text:style-name="P1">['config.js', 'jax.js']</text:p>
      <text:p text:style-name="P1"><text:soft-page-break/>./Downloads/pycharm-community-2018.1.2/helpers/MathJax/jax/output/HTML-CSS</text:p>
      <text:p text:style-name="P1">['fonts', 'autoload']</text:p>
      <text:p text:style-name="P1">['config.js', 'jax.js', 'blank.gif', 'imageFonts.js']</text:p>
      <text:p text:style-name="P1">./Downloads/pycharm-community-2018.1.2/helpers/MathJax/jax/output/HTML-CSS/fonts</text:p>
      <text:p text:style-name="P1">['TeX']</text:p>
      <text:p text:style-name="P1">[]</text:p>
      <text:p text:style-name="P1">./Downloads/pycharm-community-2018.1.2/helpers/MathJax/jax/output/HTML-CSS/fonts/TeX</text:p>
      <text:p text:style-name="P1">['Size3', 'Size4', 'Caligraphic', 'AMS', 'Size1', 'WinChrome', 'Typewriter', 'WinIE6', 'Main', 'Size2', 'Greek', 'Math', 'Fraktur', 'Script', 'SansSerif']</text:p>
      <text:p text:style-name="P1">['fontdata.js', 'fontdata-extra.js']</text:p>
      <text:p text:style-name="P1">./Downloads/pycharm-community-2018.1.2/helpers/MathJax/jax/output/HTML-CSS/fonts/TeX/Size3</text:p>
      <text:p text:style-name="P1">['Regular']</text:p>
      <text:p text:style-name="P1">[]</text:p>
      <text:p text:style-name="P1">./Downloads/pycharm-community-2018.1.2/helpers/MathJax/jax/output/HTML-CSS/fonts/TeX/Size3/Regular</text:p>
      <text:p text:style-name="P1">[]</text:p>
      <text:p text:style-name="P1">['Main.js']</text:p>
      <text:p text:style-name="P1">./Downloads/pycharm-community-2018.1.2/helpers/MathJax/jax/output/HTML-CSS/fonts/TeX/Size4</text:p>
      <text:p text:style-name="P1">['Regular']</text:p>
      <text:p text:style-name="P1">[]</text:p>
      <text:p text:style-name="P1">./Downloads/pycharm-community-2018.1.2/helpers/MathJax/jax/output/HTML-CSS/fonts/TeX/Size4/Regular</text:p>
      <text:p text:style-name="P1">[]</text:p>
      <text:p text:style-name="P1">['Main.js']</text:p>
      <text:p text:style-name="P1">./Downloads/pycharm-community-2018.1.2/helpers/MathJax/jax/output/HTML-CSS/fonts/TeX/Caligraphic</text:p>
      <text:p text:style-name="P1">['Regular', 'Bold']</text:p>
      <text:p text:style-name="P1">[]</text:p>
      <text:p text:style-name="P1">./Downloads/pycharm-community-2018.1.2/helpers/MathJax/jax/output/HTML-CSS/fonts/TeX/Caligraphic/Regular</text:p>
      <text:p text:style-name="P1">[]</text:p>
      <text:p text:style-name="P1">['Main.js']</text:p>
      <text:p text:style-name="P1">./Downloads/pycharm-community-2018.1.2/helpers/MathJax/jax/output/HTML-CSS/fonts/TeX/Caligraphic/Bold</text:p>
      <text:p text:style-name="P1">[]</text:p>
      <text:p text:style-name="P1">['Main.js']</text:p>
      <text:p text:style-name="P1">./Downloads/pycharm-community-2018.1.2/helpers/MathJax/jax/output/HTML-CSS/fonts/TeX/AMS</text:p>
      <text:p text:style-name="P1">['Regular']</text:p>
      <text:p text:style-name="P1">[]</text:p>
      <text:p text:style-name="P1">./Downloads/pycharm-community-2018.1.2/helpers/MathJax/jax/output/HTML-CSS/fonts/TeX/AMS/Regular</text:p>
      <text:p text:style-name="P1">[]</text:p>
      <text:p text:style-name="P1">['CombDiacritMarks.js', 'Latin1Supplement.js', 'SpacingModLetters.js', 'MiscTechnical.js', 'GeneralPunctuation.js', 'GeometricShapes.js', 'Arrows.js', 'PUA.js', 'LetterlikeSymbols.js', 'MiscSymbols.js', 'Main.js', 'BBBold.js', 'Dingbats.js', 'GreekAndCoptic.js', 'MiscMathSymbolsB.js', 'BoxDrawing.js', 'MathOperators.js', 'EnclosedAlphanum.js', 'SuppMathOperators.js', 'LatinExtendedA.js']</text:p>
      <text:p text:style-name="P1">./Downloads/pycharm-community-2018.1.2/helpers/MathJax/jax/output/HTML-CSS/fonts/TeX/Size1</text:p>
      <text:p text:style-name="P1"><text:soft-page-break/>['Regular']</text:p>
      <text:p text:style-name="P1">[]</text:p>
      <text:p text:style-name="P1">./Downloads/pycharm-community-2018.1.2/helpers/MathJax/jax/output/HTML-CSS/fonts/TeX/Size1/Regular</text:p>
      <text:p text:style-name="P1">[]</text:p>
      <text:p text:style-name="P1">['Main.js']</text:p>
      <text:p text:style-name="P1">./Downloads/pycharm-community-2018.1.2/helpers/MathJax/jax/output/HTML-CSS/fonts/TeX/WinChrome</text:p>
      <text:p text:style-name="P1">['Regular']</text:p>
      <text:p text:style-name="P1">[]</text:p>
      <text:p text:style-name="P1">./Downloads/pycharm-community-2018.1.2/helpers/MathJax/jax/output/HTML-CSS/fonts/TeX/WinChrome/Regular</text:p>
      <text:p text:style-name="P1">[]</text:p>
      <text:p text:style-name="P1">['Main.js']</text:p>
      <text:p text:style-name="P1">./Downloads/pycharm-community-2018.1.2/helpers/MathJax/jax/output/HTML-CSS/fonts/TeX/Typewriter</text:p>
      <text:p text:style-name="P1">['Regular']</text:p>
      <text:p text:style-name="P1">[]</text:p>
      <text:p text:style-name="P1">./Downloads/pycharm-community-2018.1.2/helpers/MathJax/jax/output/HTML-CSS/fonts/TeX/Typewriter/Regular</text:p>
      <text:p text:style-name="P1">[]</text:p>
      <text:p text:style-name="P1">['CombDiacritMarks.js', 'BasicLatin.js', 'Main.js', 'Other.js']</text:p>
      <text:p text:style-name="P1">./Downloads/pycharm-community-2018.1.2/helpers/MathJax/jax/output/HTML-CSS/fonts/TeX/WinIE6</text:p>
      <text:p text:style-name="P1">['Regular']</text:p>
      <text:p text:style-name="P1">[]</text:p>
      <text:p text:style-name="P1">./Downloads/pycharm-community-2018.1.2/helpers/MathJax/jax/output/HTML-CSS/fonts/TeX/WinIE6/Regular</text:p>
      <text:p text:style-name="P1">[]</text:p>
      <text:p text:style-name="P1">['AMS.js', 'Main.js', 'Bold.js']</text:p>
      <text:p text:style-name="P1">./Downloads/pycharm-community-2018.1.2/helpers/MathJax/jax/output/HTML-CSS/fonts/TeX/Main</text:p>
      <text:p text:style-name="P1">['Italic', 'Regular', 'Bold']</text:p>
      <text:p text:style-name="P1">[]</text:p>
      <text:p text:style-name="P1">./Downloads/pycharm-community-2018.1.2/helpers/MathJax/jax/output/HTML-CSS/fonts/TeX/Main/Italic</text:p>
      <text:p text:style-name="P1">[]</text:p>
      <text:p text:style-name="P1">['CombDiacritMarks.js', 'Latin1Supplement.js', 'GeneralPunctuation.js', 'LetterlikeSymbols.js', 'Main.js']</text:p>
      <text:p text:style-name="P1">./Downloads/pycharm-community-2018.1.2/helpers/MathJax/jax/output/HTML-CSS/fonts/TeX/Main/Regular</text:p>
      <text:p text:style-name="P1">[]</text:p>
      <text:p text:style-name="P1">['CombDiacritMarks.js', 'SpacingModLetters.js', 'GeometricShapes.js', 'MiscSymbols.js', 'Main.js']</text:p>
      <text:p text:style-name="P1">./Downloads/pycharm-community-2018.1.2/helpers/MathJax/jax/output/HTML-CSS/fonts/TeX/Main/Bold</text:p>
      <text:p text:style-name="P1">[]</text:p>
      <text:p text:style-name="P1">['CombDiacritMarks.js', 'Latin1Supplement.js', 'SpacingModLetters.js', 'MiscTechnical.js', 'GeneralPunctuation.js', 'GeometricShapes.js', 'Arrows.js', 'LetterlikeSymbols.js', 'MiscSymbols.js', 'CombDiactForSymbols.js', 'Main.js', 'MiscMathSymbolsA.js', 'LatinExtendedB.js', 'MathOperators.js', 'SuppMathOperators.js', 'SupplementalArrowsA.js', 'LatinExtendedA.js']</text:p>
      <text:p text:style-name="P1">./Downloads/pycharm-community-2018.1.2/helpers/MathJax/jax/output/HTML-CSS/fonts/TeX/Size2</text:p>
      <text:p text:style-name="P1"><text:soft-page-break/>['Regular']</text:p>
      <text:p text:style-name="P1">[]</text:p>
      <text:p text:style-name="P1">./Downloads/pycharm-community-2018.1.2/helpers/MathJax/jax/output/HTML-CSS/fonts/TeX/Size2/Regular</text:p>
      <text:p text:style-name="P1">[]</text:p>
      <text:p text:style-name="P1">['Main.js']</text:p>
      <text:p text:style-name="P1">./Downloads/pycharm-community-2018.1.2/helpers/MathJax/jax/output/HTML-CSS/fonts/TeX/Greek</text:p>
      <text:p text:style-name="P1">['BoldItalic', 'Italic', 'Regular', 'Bold']</text:p>
      <text:p text:style-name="P1">[]</text:p>
      <text:p text:style-name="P1">./Downloads/pycharm-community-2018.1.2/helpers/MathJax/jax/output/HTML-CSS/fonts/TeX/Greek/BoldItalic</text:p>
      <text:p text:style-name="P1">[]</text:p>
      <text:p text:style-name="P1">['Main.js']</text:p>
      <text:p text:style-name="P1">./Downloads/pycharm-community-2018.1.2/helpers/MathJax/jax/output/HTML-CSS/fonts/TeX/Greek/Italic</text:p>
      <text:p text:style-name="P1">[]</text:p>
      <text:p text:style-name="P1">['Main.js']</text:p>
      <text:p text:style-name="P1">./Downloads/pycharm-community-2018.1.2/helpers/MathJax/jax/output/HTML-CSS/fonts/TeX/Greek/Regular</text:p>
      <text:p text:style-name="P1">[]</text:p>
      <text:p text:style-name="P1">['Main.js']</text:p>
      <text:p text:style-name="P1">./Downloads/pycharm-community-2018.1.2/helpers/MathJax/jax/output/HTML-CSS/fonts/TeX/Greek/Bold</text:p>
      <text:p text:style-name="P1">[]</text:p>
      <text:p text:style-name="P1">['Main.js']</text:p>
      <text:p text:style-name="P1">./Downloads/pycharm-community-2018.1.2/helpers/MathJax/jax/output/HTML-CSS/fonts/TeX/Math</text:p>
      <text:p text:style-name="P1">['BoldItalic', 'Italic']</text:p>
      <text:p text:style-name="P1">[]</text:p>
      <text:p text:style-name="P1">./Downloads/pycharm-community-2018.1.2/helpers/MathJax/jax/output/HTML-CSS/fonts/TeX/Math/BoldItalic</text:p>
      <text:p text:style-name="P1">[]</text:p>
      <text:p text:style-name="P1">['Main.js']</text:p>
      <text:p text:style-name="P1">./Downloads/pycharm-community-2018.1.2/helpers/MathJax/jax/output/HTML-CSS/fonts/TeX/Math/Italic</text:p>
      <text:p text:style-name="P1">[]</text:p>
      <text:p text:style-name="P1">['Main.js']</text:p>
      <text:p text:style-name="P1">./Downloads/pycharm-community-2018.1.2/helpers/MathJax/jax/output/HTML-CSS/fonts/TeX/Fraktur</text:p>
      <text:p text:style-name="P1">['Regular', 'Bold']</text:p>
      <text:p text:style-name="P1">[]</text:p>
      <text:p text:style-name="P1">./Downloads/pycharm-community-2018.1.2/helpers/MathJax/jax/output/HTML-CSS/fonts/TeX/Fraktur/Regular</text:p>
      <text:p text:style-name="P1">[]</text:p>
      <text:p text:style-name="P1">['BasicLatin.js', 'PUA.js', 'Main.js', 'Other.js']</text:p>
      <text:p text:style-name="P1">./Downloads/pycharm-community-2018.1.2/helpers/MathJax/jax/output/HTML-CSS/fonts/TeX/Fraktur/Bold</text:p>
      <text:p text:style-name="P1">[]</text:p>
      <text:p text:style-name="P1">['BasicLatin.js', 'PUA.js', 'Main.js', 'Other.js']</text:p>
      <text:p text:style-name="P1">./Downloads/pycharm-community-2018.1.2/helpers/MathJax/jax/output/HTML-CSS/fonts/TeX/Script</text:p>
      <text:p text:style-name="P1"><text:soft-page-break/>['Regular']</text:p>
      <text:p text:style-name="P1">[]</text:p>
      <text:p text:style-name="P1">./Downloads/pycharm-community-2018.1.2/helpers/MathJax/jax/output/HTML-CSS/fonts/TeX/Script/Regular</text:p>
      <text:p text:style-name="P1">[]</text:p>
      <text:p text:style-name="P1">['BasicLatin.js', 'Main.js', 'Other.js']</text:p>
      <text:p text:style-name="P1">./Downloads/pycharm-community-2018.1.2/helpers/MathJax/jax/output/HTML-CSS/fonts/TeX/SansSerif</text:p>
      <text:p text:style-name="P1">['Italic', 'Regular', 'Bold']</text:p>
      <text:p text:style-name="P1">[]</text:p>
      <text:p text:style-name="P1">./Downloads/pycharm-community-2018.1.2/helpers/MathJax/jax/output/HTML-CSS/fonts/TeX/SansSerif/Italic</text:p>
      <text:p text:style-name="P1">[]</text:p>
      <text:p text:style-name="P1">['CombDiacritMarks.js', 'BasicLatin.js', 'Main.js', 'Other.js']</text:p>
      <text:p text:style-name="P1">./Downloads/pycharm-community-2018.1.2/helpers/MathJax/jax/output/HTML-CSS/fonts/TeX/SansSerif/Regular</text:p>
      <text:p text:style-name="P1">[]</text:p>
      <text:p text:style-name="P1">['CombDiacritMarks.js', 'BasicLatin.js', 'Main.js', 'Other.js']</text:p>
      <text:p text:style-name="P1">./Downloads/pycharm-community-2018.1.2/helpers/MathJax/jax/output/HTML-CSS/fonts/TeX/SansSerif/Bold</text:p>
      <text:p text:style-name="P1">[]</text:p>
      <text:p text:style-name="P1">['CombDiacritMarks.js', 'BasicLatin.js', 'Main.js', 'Other.js']</text:p>
      <text:p text:style-name="P1">./Downloads/pycharm-community-2018.1.2/helpers/MathJax/jax/output/HTML-CSS/autoload</text:p>
      <text:p text:style-name="P1">[]</text:p>
      <text:p text:style-name="P1">['mtable.js', 'ms.js', 'mglyph.js', 'mmultiscripts.js', 'menclose.js', 'annotation-xml.js', 'multiline.js', 'maction.js']</text:p>
      <text:p text:style-name="P1">./Downloads/pycharm-community-2018.1.2/helpers/MathJax/jax/input</text:p>
      <text:p text:style-name="P1">['TeX']</text:p>
      <text:p text:style-name="P1">[]</text:p>
      <text:p text:style-name="P1">./Downloads/pycharm-community-2018.1.2/helpers/MathJax/jax/input/TeX</text:p>
      <text:p text:style-name="P1">[]</text:p>
      <text:p text:style-name="P1">['config.js', 'jax.js']</text:p>
      <text:p text:style-name="P1">./Downloads/pycharm-community-2018.1.2/helpers/MathJax/jax/element</text:p>
      <text:p text:style-name="P1">['mml']</text:p>
      <text:p text:style-name="P1">[]</text:p>
      <text:p text:style-name="P1">./Downloads/pycharm-community-2018.1.2/helpers/MathJax/jax/element/mml</text:p>
      <text:p text:style-name="P1">['optable']</text:p>
      <text:p text:style-name="P1">['jax.js']</text:p>
      <text:p text:style-name="P1">./Downloads/pycharm-community-2018.1.2/helpers/MathJax/jax/element/mml/optable</text:p>
      <text:p text:style-name="P1">[]</text:p>
      <text:p text:style-name="P1">['CombDiacritMarks.js', 'Latin1Supplement.js', 'SpacingModLetters.js', 'MiscTechnical.js', 'GeneralPunctuation.js', 'MiscSymbolsAndArrows.js', 'GeometricShapes.js', 'BasicLatin.js', 'Arrows.js', 'LetterlikeSymbols.js', 'CombDiactForSymbols.js', 'Dingbats.js', 'GreekAndCoptic.js', 'MiscMathSymbolsA.js', 'MiscMathSymbolsB.js', 'MathOperators.js', 'SuppMathOperators.js', 'SupplementalArrowsB.js', 'SupplementalArrowsA.js']</text:p>
      <text:p text:style-name="P1">./Downloads/pycharm-community-2018.1.2/helpers/epydoc</text:p>
      <text:p text:style-name="P1">['docwriter', 'markup']</text:p>
      <text:p text:style-name="P1">['util.py', 'docbuilder.py', 'log.py', '__init__.py', 'gui.py', 'compat.py', 'docstringparser.py', 'apidoc.py', 'cli.py', 'checker.py', 'docintrospecter.py', 'docparser.py']</text:p>
      <text:p text:style-name="P1">./Downloads/pycharm-community-2018.1.2/helpers/epydoc/docwriter</text:p>
      <text:p text:style-name="P1">[]</text:p>
      <text:p text:style-name="P1"><text:soft-page-break/>['dotgraph.py', 'xlink.py', '__init__.py', 'html.py', 'latex.py', 'html_help.py', 'plaintext.py', 'html_css.py', 'html_colorize.py']</text:p>
      <text:p text:style-name="P1">./Downloads/pycharm-community-2018.1.2/helpers/epydoc/markup</text:p>
      <text:p text:style-name="P1">[]</text:p>
      <text:p text:style-name="P1">['__init__.py', 'restructuredtext.py', 'plaintext.py', 'javadoc.py', 'pyval_repr.py', 'doctest.py', 'epytext.py']</text:p>
      <text:p text:style-name="P1">./Downloads/pycharm-community-2018.1.2/helpers/sphinxcontrib</text:p>
      <text:p text:style-name="P1">['napoleon']</text:p>
      <text:p text:style-name="P1">['__init__.py']</text:p>
      <text:p text:style-name="P1">./Downloads/pycharm-community-2018.1.2/helpers/sphinxcontrib/napoleon</text:p>
      <text:p text:style-name="P1">[]</text:p>
      <text:p text:style-name="P1">['docstring.py', '__init__.py', '_version.py']</text:p>
      <text:p text:style-name="P1">./Downloads/pycharm-community-2018.1.2/helpers/python-skeletons</text:p>
      <text:p text:style-name="P1">['asyncio', 'numpy', 'pytest', 'lettuce', 'nose', 'django', 'multiprocessing', 'py', 'os']</text:p>
      <text:p text:style-name="P1">['pathlib.py', 'cStringIO.py', 'collections.py', 'decimal.py', 'README.md', 'pickle.py', 'behave.py', 'datetime.py', 'builtins.py', 'math.py', 'sys.py', 'sqlite3.py', '_csv.py', 'copy.py', 'io.py', 'itertools.py', 'LICENSE.txt', 'StringIO.py', 'AUTHORS.txt', '__builtin__.py', 'struct.py', 'alembic.py', 'logging.py']</text:p>
      <text:p text:style-name="P1">./Downloads/pycharm-community-2018.1.2/helpers/python-skeletons/asyncio</text:p>
      <text:p text:style-name="P1">[]</text:p>
      <text:p text:style-name="P1">['__init__.py', 'events.py']</text:p>
      <text:p text:style-name="P1">./Downloads/pycharm-community-2018.1.2/helpers/python-skeletons/numpy</text:p>
      <text:p text:style-name="P1">['core']</text:p>
      <text:p text:style-name="P1">['__init__.py']</text:p>
      <text:p text:style-name="P1">./Downloads/pycharm-community-2018.1.2/helpers/python-skeletons/numpy/core</text:p>
      <text:p text:style-name="P1">[]</text:p>
      <text:p text:style-name="P1">['__init__.py', 'multiarray.py']</text:p>
      <text:p text:style-name="P1">./Downloads/pycharm-community-2018.1.2/helpers/python-skeletons/pytest</text:p>
      <text:p text:style-name="P1">[]</text:p>
      <text:p text:style-name="P1">['__init__.py']</text:p>
      <text:p text:style-name="P1">./Downloads/pycharm-community-2018.1.2/helpers/python-skeletons/lettuce</text:p>
      <text:p text:style-name="P1">[]</text:p>
      <text:p text:style-name="P1">['__init__.py', 'terrain.py']</text:p>
      <text:p text:style-name="P1">./Downloads/pycharm-community-2018.1.2/helpers/python-skeletons/nose</text:p>
      <text:p text:style-name="P1">['tools']</text:p>
      <text:p text:style-name="P1">['__init__.py']</text:p>
      <text:p text:style-name="P1">./Downloads/pycharm-community-2018.1.2/helpers/python-skeletons/nose/tools</text:p>
      <text:p text:style-name="P1">[]</text:p>
      <text:p text:style-name="P1">['__init__.py']</text:p>
      <text:p text:style-name="P1">./Downloads/pycharm-community-2018.1.2/helpers/python-skeletons/django</text:p>
      <text:p text:style-name="P1">['forms', 'db', 'core', 'views']</text:p>
      <text:p text:style-name="P1">['__init__.py']</text:p>
      <text:p text:style-name="P1">./Downloads/pycharm-community-2018.1.2/helpers/python-skeletons/django/forms</text:p>
      <text:p text:style-name="P1">[]</text:p>
      <text:p text:style-name="P1">['forms.py', '__init__.py', 'models.py', 'formsets.py']</text:p>
      <text:p text:style-name="P1">./Downloads/pycharm-community-2018.1.2/helpers/python-skeletons/django/db</text:p>
      <text:p text:style-name="P1">['models']</text:p>
      <text:p text:style-name="P1">['__init__.py']</text:p>
      <text:p text:style-name="P1">./Downloads/pycharm-community-2018.1.2/helpers/python-skeletons/django/db/models</text:p>
      <text:p text:style-name="P1">[]</text:p>
      <text:p text:style-name="P1">['__init__.py', 'query.py']</text:p>
      <text:p text:style-name="P1">./Downloads/pycharm-community-2018.1.2/helpers/python-skeletons/django/core</text:p>
      <text:p text:style-name="P1">[]</text:p>
      <text:p text:style-name="P1"><text:soft-page-break/>['__init__.py', 'mail.py']</text:p>
      <text:p text:style-name="P1">./Downloads/pycharm-community-2018.1.2/helpers/python-skeletons/django/views</text:p>
      <text:p text:style-name="P1">['generic']</text:p>
      <text:p text:style-name="P1">['__init__.py']</text:p>
      <text:p text:style-name="P1">./Downloads/pycharm-community-2018.1.2/helpers/python-skeletons/django/views/generic</text:p>
      <text:p text:style-name="P1">[]</text:p>
      <text:p text:style-name="P1">['__init__.py', 'base.py']</text:p>
      <text:p text:style-name="P1">./Downloads/pycharm-community-2018.1.2/helpers/python-skeletons/multiprocessing</text:p>
      <text:p text:style-name="P1">[]</text:p>
      <text:p text:style-name="P1">['__init__.py', 'managers.py']</text:p>
      <text:p text:style-name="P1">./Downloads/pycharm-community-2018.1.2/helpers/python-skeletons/py</text:p>
      <text:p text:style-name="P1">['path']</text:p>
      <text:p text:style-name="P1">['__init__.py', 'error.py']</text:p>
      <text:p text:style-name="P1">./Downloads/pycharm-community-2018.1.2/helpers/python-skeletons/py/path</text:p>
      <text:p text:style-name="P1">[]</text:p>
      <text:p text:style-name="P1">['__init__.py']</text:p>
      <text:p text:style-name="P1">./Downloads/pycharm-community-2018.1.2/helpers/python-skeletons/os</text:p>
      <text:p text:style-name="P1">[]</text:p>
      <text:p text:style-name="P1">['path.py', '__init__.py']</text:p>
      <text:p text:style-name="P1">./Downloads/pycharm-community-2018.1.2/helpers/coveragepy</text:p>
      <text:p text:style-name="P1">['coverage']</text:p>
      <text:p text:style-name="P1">['__init__.py']</text:p>
      <text:p text:style-name="P1">./Downloads/pycharm-community-2018.1.2/helpers/coveragepy/coverage</text:p>
      <text:p text:style-name="P1">['htmlfiles']</text:p>
      <text:p text:style-name="P1">['report.py', 'data.py', 'summary.py', 'cmdline.py', 'collector.py', '__init__.py', 'html.py', 'pytracer.py', 'annotate.py', 'config.py', '__main__.py', 'env.py', 'backward.py', 'debug.py', 'control.py', 'multiproc.py', 'plugin_support.py', 'execfile.py', 'version.py', 'parser.py', 'pickle2json.py', 'xmlreport.py', 'plugin.py', 'phystokens.py', 'files.py', 'backunittest.py', 'templite.py', 'bytecode.py', 'misc.py', 'python.py', 'results.py']</text:p>
      <text:p text:style-name="P1">./Downloads/pycharm-community-2018.1.2/helpers/coveragepy/coverage/htmlfiles</text:p>
      <text:p text:style-name="P1">[]</text:p>
      <text:p text:style-name="P1">['jquery.min.js', 'jquery.tablesorter.min.js', 'keybd_open.png', 'coverage_html.js', 'jquery.isonscreen.js', 'index.html', 'jquery.debounce.min.js', 'pyfile.html', 'style.css', 'jquery.hotkeys.js', 'keybd_closed.png']</text:p>
      <text:p text:style-name="P1">./Downloads/pycharm-community-2018.1.2/helpers/py3only</text:p>
      <text:p text:style-name="P1">['docutils']</text:p>
      <text:p text:style-name="P1">[]</text:p>
      <text:p text:style-name="P1">./Downloads/pycharm-community-2018.1.2/helpers/py3only/docutils</text:p>
      <text:p text:style-name="P1">['languages', 'transforms', 'utils', 'readers', 'writers', 'parsers']</text:p>
      <text:p text:style-name="P1">['statemachine.py', '__init__.py', '_compat.py', 'core.py', 'nodes.py', 'io.py', 'frontend.py', 'examples.py']</text:p>
      <text:p text:style-name="P1">./Downloads/pycharm-community-2018.1.2/helpers/py3only/docutils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3only/docutils/transforms</text:p>
      <text:p text:style-name="P1">[]</text:p>
      <text:p text:style-name="P1">['frontmatter.py', 'references.py', '__init__.py', 'peps.py', 'parts.py', 'writer_aux.py', 'components.py', 'universal.py', 'misc.py']</text:p>
      <text:p text:style-name="P1">./Downloads/pycharm-community-2018.1.2/helpers/py3only/docutils/utils</text:p>
      <text:p text:style-name="P1">['math']</text:p>
      <text:p text:style-name="P1"><text:soft-page-break/>['__init__.py', 'punctuation_chars.py', 'smartquotes.py', 'code_analyzer.py', 'roman.py', 'urischemes.py', 'error_reporting.py']</text:p>
      <text:p text:style-name="P1">./Downloads/pycharm-community-2018.1.2/helpers/py3only/docutils/utils/math</text:p>
      <text:p text:style-name="P1">[]</text:p>
      <text:p text:style-name="P1">['tex2unichar.py', '__init__.py', 'unichar2tex.py', 'latex2mathml.py', 'math2html.py']</text:p>
      <text:p text:style-name="P1">./Downloads/pycharm-community-2018.1.2/helpers/py3only/docutils/readers</text:p>
      <text:p text:style-name="P1">[]</text:p>
      <text:p text:style-name="P1">['__init__.py', 'doctree.py', 'pep.py', 'standalone.py']</text:p>
      <text:p text:style-name="P1">./Downloads/pycharm-community-2018.1.2/helpers/py3only/docutils/writers</text:p>
      <text:p text:style-name="P1">['latex2e', 'xetex', 'html4css1', 'odf_odt', 's5_html', 'pep_html']</text:p>
      <text:p text:style-name="P1">['null.py', 'pseudoxml.py', '__init__.py', 'manpage.py', 'docutils_xml.py']</text:p>
      <text:p text:style-name="P1">./Downloads/pycharm-community-2018.1.2/helpers/py3only/docutils/writers/latex2e</text:p>
      <text:p text:style-name="P1">[]</text:p>
      <text:p text:style-name="P1">['__init__.py', 'titlepage.tex', 'default.tex', 'xelatex.tex']</text:p>
      <text:p text:style-name="P1">./Downloads/pycharm-community-2018.1.2/helpers/py3only/docutils/writers/xetex</text:p>
      <text:p text:style-name="P1">[]</text:p>
      <text:p text:style-name="P1">['__init__.py']</text:p>
      <text:p text:style-name="P1">./Downloads/pycharm-community-2018.1.2/helpers/py3only/docutils/writers/html4css1</text:p>
      <text:p text:style-name="P1">[]</text:p>
      <text:p text:style-name="P1">['__init__.py', 'html4css1.css', 'math.css', 'template.txt']</text:p>
      <text:p text:style-name="P1">./Downloads/pycharm-community-2018.1.2/helpers/py3only/docutils/writers/odf_odt</text:p>
      <text:p text:style-name="P1">[]</text:p>
      <text:p text:style-name="P1">['__init__.py', 'pygmentsformatter.py', 'styles.odt']</text:p>
      <text:p text:style-name="P1">./Downloads/pycharm-community-2018.1.2/helpers/py3only/docutils/writers/s5_html</text:p>
      <text:p text:style-name="P1">['themes']</text:p>
      <text:p text:style-name="P1">['__init__.py']</text:p>
      <text:p text:style-name="P1">./Downloads/pycharm-community-2018.1.2/helpers/py3only/docutils/writers/s5_html/themes</text:p>
      <text:p text:style-name="P1">['big-black', 'small-black', 'medium-black', 'big-white', 'small-white', 'default', 'medium-white']</text:p>
      <text:p text:style-name="P1">['README.txt']</text:p>
      <text:p text:style-name="P1">./Downloads/pycharm-community-2018.1.2/helpers/py3only/docutils/writers/s5_html/themes/big-black</text:p>
      <text:p text:style-name="P1">[]</text:p>
      <text:p text:style-name="P1">['framing.css', '__base__', 'pretty.css']</text:p>
      <text:p text:style-name="P1">./Downloads/pycharm-community-2018.1.2/helpers/py3only/docutils/writers/s5_html/themes/small-black</text:p>
      <text:p text:style-name="P1">[]</text:p>
      <text:p text:style-name="P1">['__base__', 'pretty.css']</text:p>
      <text:p text:style-name="P1">./Downloads/pycharm-community-2018.1.2/helpers/py3only/docutils/writers/s5_html/themes/medium-black</text:p>
      <text:p text:style-name="P1">[]</text:p>
      <text:p text:style-name="P1">['__base__', 'pretty.css']</text:p>
      <text:p text:style-name="P1">./Downloads/pycharm-community-2018.1.2/helpers/py3only/docutils/writers/s5_html/themes/big-white</text:p>
      <text:p text:style-name="P1">[]</text:p>
      <text:p text:style-name="P1">['framing.css', 'pretty.css']</text:p>
      <text:p text:style-name="P1">./Downloads/pycharm-community-2018.1.2/helpers/py3only/docutils/writers/s5_html/themes/small-white</text:p>
      <text:p text:style-name="P1">[]</text:p>
      <text:p text:style-name="P1">['framing.css', 'pretty.css']</text:p>
      <text:p text:style-name="P1">./Downloads/pycharm-community-2018.1.2/helpers/py3only/docutils/writers/s5_html/themes/default</text:p>
      <text:p text:style-name="P1">[]</text:p>
      <text:p text:style-name="P1"><text:soft-page-break/>['opera.css', 'iepngfix.htc', 'slides.js', 'outline.css', 'framing.css', 'slides.css', 'print.css', 'blank.gif', 'pretty.css', 's5-core.css']</text:p>
      <text:p text:style-name="P1">./Downloads/pycharm-community-2018.1.2/helpers/py3only/docutils/writers/s5_html/themes/medium-white</text:p>
      <text:p text:style-name="P1">[]</text:p>
      <text:p text:style-name="P1">['framing.css', 'pretty.css']</text:p>
      <text:p text:style-name="P1">./Downloads/pycharm-community-2018.1.2/helpers/py3only/docutils/writers/pep_html</text:p>
      <text:p text:style-name="P1">[]</text:p>
      <text:p text:style-name="P1">['__init__.py', 'pep.css', 'template.txt']</text:p>
      <text:p text:style-name="P1">./Downloads/pycharm-community-2018.1.2/helpers/py3only/docutils/parsers</text:p>
      <text:p text:style-name="P1">['rst']</text:p>
      <text:p text:style-name="P1">['null.py', '__init__.py']</text:p>
      <text:p text:style-name="P1">./Downloads/pycharm-community-2018.1.2/helpers/py3only/docutils/parsers/rst</text:p>
      <text:p text:style-name="P1">['include', 'languages', 'directives']</text:p>
      <text:p text:style-name="P1">['__init__.py', 'states.py', 'roles.py', 'tableparser.py']</text:p>
      <text:p text:style-name="P1">./Downloads/pycharm-community-2018.1.2/helpers/py3only/docutils/parsers/rst/include</text:p>
      <text:p text:style-name="P1">[]</text:p>
      <text:p text:style-name="P1">['xhtml1-special.txt', 'isogrk4-wide.txt', 'isonum.txt', 'isocyr2.txt', 'isoamsb.txt', 'xhtml1-lat1.txt', 'isomopf-wide.txt', 'mmlextra.txt', 'mmlalias.txt', 'isoamsn.txt', 'isomscr-wide.txt', 's5defs.txt', 'xhtml1-symbol.txt', 'isobox.txt', 'isotech.txt', 'isoamso.txt', 'isomscr.txt', 'isogrk1.txt', 'isogrk2.txt', 'isoamsa.txt', 'isolat2.txt', 'isomfrk-wide.txt', 'isopub.txt', 'isocyr1.txt', 'mmlextra-wide.txt', 'isogrk3.txt', 'isogrk4.txt', 'isomopf.txt', 'isoamsc.txt', 'isoamsr.txt', 'README.txt', 'isomfrk.txt', 'isodia.txt', 'isolat1.txt']</text:p>
      <text:p text:style-name="P1">./Downloads/pycharm-community-2018.1.2/helpers/py3only/docutils/parsers/rst/languages</text:p>
      <text:p text:style-name="P1">[]</text:p>
      <text:p text:style-name="P1">['__init__.py', 'da.py', 'pt_br.py', 'gl.py', 'zh_tw.py', 'cs.py', 'sv.py', 'de.py', 'ca.py', 'zh_cn.py', 'ru.py', 'lt.py', 'fr.py', 'es.py', 'sk.py', 'he.py', 'ja.py', 'fi.py', 'eo.py', 'af.py', 'en.py', 'nl.py', 'pl.py', 'it.py']</text:p>
      <text:p text:style-name="P1">./Downloads/pycharm-community-2018.1.2/helpers/py3only/docutils/parsers/rst/directives</text:p>
      <text:p text:style-name="P1">[]</text:p>
      <text:p text:style-name="P1">['references.py', '__init__.py', 'html.py', 'body.py', 'tables.py', 'admonitions.py', 'parts.py', 'images.py', 'misc.py']</text:p>
      <text:p text:style-name="P1">./Downloads/pycharm-community-2018.1.2/helpers/tools</text:p>
      <text:p text:style-name="P1">['python_keywords']</text:p>
      <text:p text:style-name="P1">['stdlib_packages.txt', 'versions.xml', 'packages', 'class_method_versions.xml']</text:p>
      <text:p text:style-name="P1">./Downloads/pycharm-community-2018.1.2/helpers/tools/python_keywords</text:p>
      <text:p text:style-name="P1">[]</text:p>
      <text:p text:style-name="P1">['from', 'or', 'not', 'pass', 'del', 'finally', 'except', 'def', 'class', 'raise', 'is', 'if', 'continue', 'assert', 'lambda', 'break', 'elif', 'try', 'True', '__debug__', 'return', 'nonlocal', 'yield', 'None', 'and', 'in', 'for', 'as', 'exec', 'import', 'else', 'while', 'with', 'False', 'global']</text:p>
      <text:p text:style-name="P1">./Downloads/pycharm-community-2018.1.2/helpers/coverage_runner</text:p>
      <text:p text:style-name="P1">[]</text:p>
      <text:p text:style-name="P1">['__init__.py', 'run_coverage.py']</text:p>
      <text:p text:style-name="P1">./Downloads/pycharm-community-2018.1.2/helpers/pycharm</text:p>
      <text:p text:style-name="P1">['__jb.for_twisted', 'teamcity', 'django_manage_commands_provider', 'pycharm_commands', 'nose_helper']</text:p>
      <text:p text:style-name="P1">['tcmessages.py', '__init__.py', 'pytestrunner.py', 'tcunittest.py', 'django_manage_shell.py', '_jb_django_project_creator.py', '_jb_nosetest_runner.py', 'pytest_teamcity.py', '_jb_create_folder.py', '_jb_tox_runner.py', 'pycharm_run_utils.py', 'noserunner.py', 'runpy_compat.py', '_jb_trialtest_runner.py', 'django_manage.py', '_jb_unittest_runner.py', 'buildout_engulfer.py', 'utrunner.py', 'pycharm_load_entry_point.py', 'nose_utils.py', 'lettuce_runner.py', '_jb_manage_tasks_provider.py', 'docrunner.py', '_jb_django_behave.py', 'fix_getpass.py', 'pycharm_setup_runner.py', 'django_test_runner.py', 'appcfg_fetcher.py', <text:soft-page-break/>'_jb_runner_tools.py', 'attestrunner.py', '_jb_pytest_runner.py', '_bdd_utils.py', '_jb_find_best_place.py', 'behave_runner.py', 'django_test_manage.py', '_jb_utils.py']</text:p>
      <text:p text:style-name="P1">./Downloads/pycharm-community-2018.1.2/helpers/pycharm/__jb.for_twisted</text:p>
      <text:p text:style-name="P1">['twisted']</text:p>
      <text:p text:style-name="P1">[]</text:p>
      <text:p text:style-name="P1">./Downloads/pycharm-community-2018.1.2/helpers/pycharm/__jb.for_twisted/twisted</text:p>
      <text:p text:style-name="P1">['plugins']</text:p>
      <text:p text:style-name="P1">[]</text:p>
      <text:p text:style-name="P1">./Downloads/pycharm-community-2018.1.2/helpers/pycharm/__jb.for_twisted/twisted/plugins</text:p>
      <text:p text:style-name="P1">[]</text:p>
      <text:p text:style-name="P1">['teamcity_plugin.py', 'README.txt']</text:p>
      <text:p text:style-name="P1">./Downloads/pycharm-community-2018.1.2/helpers/pycharm/teamcity</text:p>
      <text:p text:style-name="P1">[]</text:p>
      <text:p text:style-name="P1">['__init__.py', 'context_managers.py', 'messages.py', 'common.py', 'flake8_v2_plugin.py', 'jb_behave_formatter.py', 'flake8_v3_plugin.py', 'unittestpy.py', 'nose_report.py', 'flake8_plugin.py', 'diff_tools.py', 'README.txt', 'django.py', 'pytest_plugin.py']</text:p>
      <text:p text:style-name="P1">./Downloads/pycharm-community-2018.1.2/helpers/pycharm/django_manage_commands_provider</text:p>
      <text:p text:style-name="P1">['_parser']</text:p>
      <text:p text:style-name="P1">['__init__.py', '_xml.py', 'readme.txt']</text:p>
      <text:p text:style-name="P1">./Downloads/pycharm-community-2018.1.2/helpers/pycharm/django_manage_commands_provider/_parser</text:p>
      <text:p text:style-name="P1">[]</text:p>
      <text:p text:style-name="P1">['__init__.py', '_optparse.py', '_utils.py', 'parser.py', '_argparse.py']</text:p>
      <text:p text:style-name="P1">./Downloads/pycharm-community-2018.1.2/helpers/pycharm/pycharm_commands</text:p>
      <text:p text:style-name="P1">[]</text:p>
      <text:p text:style-name="P1">['__init__.py', 'pycharm_test.py']</text:p>
      <text:p text:style-name="P1">./Downloads/pycharm-community-2018.1.2/helpers/pycharm/nose_helper</text:p>
      <text:p text:style-name="P1">[]</text:p>
      <text:p text:style-name="P1">['util.py', 'suite.py', '__init__.py', 'loader.py', 'failure.py', 'case.py', '_2.py', 'raise_compat.py', 'config.py', 'selector.py', '_3.py']</text:p>
      <text:p text:style-name="P1">./Downloads/pycharm-community-2018.1.2/helpers/profiler</text:p>
      <text:p text:style-name="P1">['thriftpy', '_imps', 'ply']</text:p>
      <text:p text:style-name="P1">['prof_io.py', 'prof_six.py', '__init__.py', 'run_profiler.py', 'load_pstat.py', 'yappi_profiler.py', '_prof_imports.py', 'profiler.thrift', 'vmprof_profiler.py', 'prof_util.py']</text:p>
      <text:p text:style-name="P1">./Downloads/pycharm-community-2018.1.2/helpers/profiler/thriftpy</text:p>
      <text:p text:style-name="P1">['parser', 'contrib', 'protocol', 'transport']</text:p>
      <text:p text:style-name="P1">['rpc.py', '__init__.py', 'hook.py', 'server.py', '_compat.py', 'tornado.py', 'thrift.py', 'utils.py']</text:p>
      <text:p text:style-name="P1">./Downloads/pycharm-community-2018.1.2/helpers/profiler/thriftpy/parser</text:p>
      <text:p text:style-name="P1">[]</text:p>
      <text:p text:style-name="P1">['__init__.py', 'exc.py', 'lexer.py', 'parser.py']</text:p>
      <text:p text:style-name="P1">./Downloads/pycharm-community-2018.1.2/helpers/profiler/thriftpy/contrib</text:p>
      <text:p text:style-name="P1">['tracking']</text:p>
      <text:p text:style-name="P1">['__init__.py']</text:p>
      <text:p text:style-name="P1">./Downloads/pycharm-community-2018.1.2/helpers/profiler/thriftpy/contrib/tracking</text:p>
      <text:p text:style-name="P1">[]</text:p>
      <text:p text:style-name="P1">['__init__.py', 'tracker.py', 'tracking.thrift']</text:p>
      <text:p text:style-name="P1">./Downloads/pycharm-community-2018.1.2/helpers/profiler/thriftpy/protocol</text:p>
      <text:p text:style-name="P1">['cybin']</text:p>
      <text:p text:style-name="P1">['__init__.py', 'binary.py', 'multiplex.py', 'compact.py', 'exc.py', 'json.py']</text:p>
      <text:p text:style-name="P1">./Downloads/pycharm-community-2018.1.2/helpers/profiler/thriftpy/protocol/cybin</text:p>
      <text:p text:style-name="P1">[]</text:p>
      <text:p text:style-name="P1">['cybin.pyx', 'endian_port.h']</text:p>
      <text:p text:style-name="P1"><text:soft-page-break/>./Downloads/pycharm-community-2018.1.2/helpers/profiler/thriftpy/transport</text:p>
      <text:p text:style-name="P1">['memory', 'framed', 'buffered']</text:p>
      <text:p text:style-name="P1">['__init__.py', 'cybase.pxd', 'cybase.pyx', '_ssl.py', 'sslsocket.py', 'socket.py']</text:p>
      <text:p text:style-name="P1">./Downloads/pycharm-community-2018.1.2/helpers/profiler/thriftpy/transport/memory</text:p>
      <text:p text:style-name="P1">[]</text:p>
      <text:p text:style-name="P1">['__init__.py', 'cymemory.pyx']</text:p>
      <text:p text:style-name="P1">./Downloads/pycharm-community-2018.1.2/helpers/profiler/thriftpy/transport/framed</text:p>
      <text:p text:style-name="P1">[]</text:p>
      <text:p text:style-name="P1">['cyframed.pyx', '__init__.py']</text:p>
      <text:p text:style-name="P1">./Downloads/pycharm-community-2018.1.2/helpers/profiler/thriftpy/transport/buffered</text:p>
      <text:p text:style-name="P1">[]</text:p>
      <text:p text:style-name="P1">['__init__.py', 'cybuffered.pyx']</text:p>
      <text:p text:style-name="P1">./Downloads/pycharm-community-2018.1.2/helpers/profiler/_imps</text:p>
      <text:p text:style-name="P1">[]</text:p>
      <text:p text:style-name="P1">['__init__.py', '_pydev_pkgutil_old.py']</text:p>
      <text:p text:style-name="P1">./Downloads/pycharm-community-2018.1.2/helpers/profiler/ply</text:p>
      <text:p text:style-name="P1">[]</text:p>
      <text:p text:style-name="P1">['ygen.py', '__init__.py', 'ctokens.py', 'cpp.py', 'yacc.py', 'lex.py']</text:p>
      <text:p text:style-name="P1">./Downloads/pycharm-community-2018.1.2/lib</text:p>
      <text:p text:style-name="P1">['libpty', 'src']</text:p>
      <text:p text:style-name="P1">['cli-parser-1.1.jar', 'serviceMessages.jar', 'httpmime-4.5.2.jar', 'jackson-core-2.8.8.jar', 'extensions.jar', 'xmlrpc-2.0.1.jar', 'jing.jar', 'lz4-java-1.3.jar', 'annotations.jar', 'microba.jar', 'xpp3-1.1.4-min.jar', 'markdownj-core-0.4.2-SNAPSHOT.jar', 'jsoup-1.10.3.jar', 'jh.jar', 'fluent-hc-4.5.2.jar', 'pty4j-0.7.1.jar', 'javassist-3.21.0-GA.jar', 'miglayout-core-5.0.jar', 'purejavacomm.jar', 'xmlgraphics-commons-1.5.jar', 'jna.jar', 'httpcore-4.4.5.jar', 'jayatana-1.2.4.jar', 'proxy-vole-1.0.3.jar', 'common-image-3.2.1.jar', 'jsr173_1.0_api.jar', 'miglayout-swing-5.0.jar', 'oro-2.0.8.jar', 'common-io-3.2.1.jar', 'httpclient-4.5.2.jar', 'util.jar', 'groovy-all-2.4.12.jar', 'jgoodies-forms.jar', 'objenesis-2.5.1.jar', 'cglib-nodep-3.2.4.jar', 'xstream-1.4.8.jar', 'xbean.jar', 'trove4j.jar', 'commons-codec-1.9.jar', 'jps-model.jar', 'openapi.jar', 'resolver.jar', 'kotlin-reflect.jar', 'jediterm-pty-2.7.jar', 'log4j.jar', 'streamex-0.6.5.jar', 'slf4j-log4j12-1.7.10.jar', 'imageio-core-3.2.1.jar', 'trang-core.jar', 'batik-all.jar', 'jaxen-1.1.3.jar', 'pycharm.jar', 'xml-apis-ext-1.3.04.jar', 'resources.jar', 'slf4j-api-1.7.10.jar', 'trilead-ssh2-build-217-jenkins-11.jar', 'imageio-tiff-3.2.1.jar', 'guava-21.0.jar', 'jna-platform.jar', 'jbcrypt-1.0.0.jar', 'winp-1.25.jar', 'gson-2.8.2.jar', 'pycharm-pydev.jar', 'commons-imaging-1.0-RC-1.jar', 'netty-all-4.1.13.Final.jar', 'snappy-in-java-0.5.1.jar', 'velocity.jar', 'kotlinx-coroutines-core-0.20.jar', 'icons.jar', 'common-lang-3.2.1.jar', 'commons-httpclient-3.1-patched.jar', 'commons-compress-1.10.jar', 'rngom-20051226-patched.jar', 'nanoxml-2.2.3.jar', 'markdown4j-2.2.jar', 'imageio-metadata-3.2.1.jar', 'bcprov-jdk15on-1.55.jar', 'commons-logging-1.2.jar', 'xercesImpl.jar', 'swingx-core-1.6.2-2.jar', 'fst-2.56.jar', 'eddsa-0.2.0.jar', 'kotlinx-coroutines-jdk8-0.20.jar', 'automaton.jar', 'isorelax.jar', 'jdom.jar', 'ini4j-0.5.5-2.jar', 'picocontainer.jar', 'resources_en.jar', 'jsch-0.1.54.jar', 'imgscalr-lib-4.2.jar', 'kotlin-runtime.jar', 'asm-all.jar', 'forms_rt.jar', 'bootstrap.jar']</text:p>
      <text:p text:style-name="P1">./Downloads/pycharm-community-2018.1.2/lib/libpty</text:p>
      <text:p text:style-name="P1">['linux']</text:p>
      <text:p text:style-name="P1">[]</text:p>
      <text:p text:style-name="P1">./Downloads/pycharm-community-2018.1.2/lib/libpty/linux</text:p>
      <text:p text:style-name="P1">['x86', 'x86_64']</text:p>
      <text:p text:style-name="P1">[]</text:p>
      <text:p text:style-name="P1">./Downloads/pycharm-community-2018.1.2/lib/libpty/linux/x86</text:p>
      <text:p text:style-name="P1">[]</text:p>
      <text:p text:style-name="P1">['libpty.so']</text:p>
      <text:p text:style-name="P1">./Downloads/pycharm-community-2018.1.2/lib/libpty/linux/x86_64</text:p>
      <text:p text:style-name="P1">[]</text:p>
      <text:p text:style-name="P1"><text:soft-page-break/>['libpty.so']</text:p>
      <text:p text:style-name="P1">./Downloads/pycharm-community-2018.1.2/lib/src</text:p>
      <text:p text:style-name="P1">[]</text:p>
      <text:p text:style-name="P1">['pycharm-pydev-src.zip', 'pycharm-openapi-src.zip']</text:p>
      <text:p text:style-name="P1">./Downloads/pycharm-community-2018.1.2/jre64</text:p>
      <text:p text:style-name="P1">['lib', 'bin']</text:p>
      <text:p text:style-name="P1">['ASSEMBLY_EXCEPTION', 'LICENSE', 'THIRD_PARTY_README', 'release']</text:p>
      <text:p text:style-name="P1">./Downloads/pycharm-community-2018.1.2/jre64/lib</text:p>
      <text:p text:style-name="P1">['management', 'ext', 'security', 'amd64', 'images', 'fonts', 'cmm']</text:p>
      <text:p text:style-name="P1">['jsse.jar', 'fontconfig.bfc', 'management-agent.jar', 'fontconfig.properties.src', 'psfontj2d.properties', 'jfxswt.jar', 'rt.jar', 'net.properties', 'logging.properties', 'charsets.jar', 'jvm.hprof.txt', 'classlist', 'hijrah-config-umalqura.properties', 'calendars.properties', 'content-types.properties', 'psfont.properties.ja', 'flavormap.properties', 'resources.jar', 'currency.data', 'jce.jar', 'meta-index', 'javafx.properties', 'jexec', 'tzdb.dat', 'sound.properties']</text:p>
      <text:p text:style-name="P1">./Downloads/pycharm-community-2018.1.2/jre64/lib/management</text:p>
      <text:p text:style-name="P1">[]</text:p>
      <text:p text:style-name="P1">['jmxremote.access', 'management.properties', 'jmxremote.password.template', 'snmp.acl.template']</text:p>
      <text:p text:style-name="P1">./Downloads/pycharm-community-2018.1.2/jre64/lib/ext</text:p>
      <text:p text:style-name="P1">[]</text:p>
      <text:p text:style-name="P1">['dnsns.jar', 'jfxrt.jar', 'sunec.jar', 'localedata.jar', 'meta-index', 'sunjce_provider.jar', 'nashorn.jar', 'sunpkcs11.jar', 'jaccess.jar', 'cldrdata.jar', 'zipfs.jar']</text:p>
      <text:p text:style-name="P1">./Downloads/pycharm-community-2018.1.2/jre64/lib/security</text:p>
      <text:p text:style-name="P1">['policy']</text:p>
      <text:p text:style-name="P1">['cacerts', 'java.security', 'java.policy', 'blacklisted.certs']</text:p>
      <text:p text:style-name="P1">./Downloads/pycharm-community-2018.1.2/jre64/lib/security/policy</text:p>
      <text:p text:style-name="P1">['limited', 'unlimited']</text:p>
      <text:p text:style-name="P1">[]</text:p>
      <text:p text:style-name="P1">./Downloads/pycharm-community-2018.1.2/jre64/lib/security/policy/limited</text:p>
      <text:p text:style-name="P1">[]</text:p>
      <text:p text:style-name="P1">['US_export_policy.jar', 'local_policy.jar']</text:p>
      <text:p text:style-name="P1">./Downloads/pycharm-community-2018.1.2/jre64/lib/security/policy/unlimited</text:p>
      <text:p text:style-name="P1">[]</text:p>
      <text:p text:style-name="P1">['US_export_policy.jar', 'local_policy.jar']</text:p>
      <text:p text:style-name="P1">./Downloads/pycharm-community-2018.1.2/jre64/lib/amd64</text:p>
      <text:p text:style-name="P1">['jli', 'server']</text:p>
      <text:p text:style-name="P1">['libjsoundalsa.so', 'libsctp.so', 'libjavafx_font_pango.so', 'libjsdt.so', 'libj2gss.so', 'libprism_sw.so', 'libjavafx_iio.so', 'libjaas_unix.so', 'libzip.so', 'libmlib_image.so', 'liblcms.so', 'libinstrument.so', 'libjpeg.so', 'libj2pcsc.so', 'libfontmanager.so', 'libprism_es2.so', 'libunpack.so', 'libgstreamer-lite.so', 'libprism_common.so', 'libsunec.so', 'libawt.so', 'libverify.so', 'libjava.so', 'libsplashscreen.so', 'libjsound.so', 'libglass.so', 'libjawt.so', 'libnio.so', 'libhprof.so', 'libavplugin.so', 'libfxplugins.so', 'libjavafx_font_freetype.so', 'libjsig.so', 'libdt_socket.so', 'libmanagement.so', 'libjavafx_font.so', 'libjava_crw_demo.so', 'libawt_headless.so', 'libdecora_sse.so', 'libjfxmedia.so', 'libj2pkcs11.so', 'libnpt.so', 'libjfxwebkit.so', 'libawt_xawt.so', 'libnet.so', 'jvm.cfg', 'libjdwp.so']</text:p>
      <text:p text:style-name="P1">./Downloads/pycharm-community-2018.1.2/jre64/lib/amd64/jli</text:p>
      <text:p text:style-name="P1">[]</text:p>
      <text:p text:style-name="P1">['libjli.so']</text:p>
      <text:p text:style-name="P1">./Downloads/pycharm-community-2018.1.2/jre64/lib/amd64/server</text:p>
      <text:p text:style-name="P1">[]</text:p>
      <text:p text:style-name="P1">['Xusage.txt', 'libjvm.so', 'libjsig.so']</text:p>
      <text:p text:style-name="P1">./Downloads/pycharm-community-2018.1.2/jre64/lib/images</text:p>
      <text:p text:style-name="P1">['cursors']</text:p>
      <text:p text:style-name="P1">[]</text:p>
      <text:p text:style-name="P1"><text:soft-page-break/>./Downloads/pycharm-community-2018.1.2/jre64/lib/images/cursors</text:p>
      <text:p text:style-name="P1">[]</text:p>
      <text:p text:style-name="P1">['motif_MoveDrop32x32.gif', 'motif_CopyNoDrop32x32.gif', 'motif_LinkDrop32x32.gif', 'motif_MoveNoDrop32x32.gif', 'motif_CopyDrop32x32.gif', 'invalid32x32.gif', 'motif_LinkNoDrop32x32.gif', 'cursors.properties']</text:p>
      <text:p text:style-name="P1">./Downloads/pycharm-community-2018.1.2/jre64/lib/fonts</text:p>
      <text:p text:style-name="P1">[]</text:p>
      <text:p text:style-name="P1">['DroidSans-Bold.ttf', 'DroidSerif-Bold.ttf', 'fonts.dir', 'DroidSansMonoSlashed.ttf', 'DroidSerif-Regular.ttf', 'DroidSans.ttf', 'font.conf', 'DroidSansMono.ttf', 'DroidSerif-Italic.ttf', 'LICENSE.txt', 'DroidSansMonoDotted.ttf', 'DroidSerif-BoldItalic.ttf']</text:p>
      <text:p text:style-name="P1">./Downloads/pycharm-community-2018.1.2/jre64/lib/cmm</text:p>
      <text:p text:style-name="P1">[]</text:p>
      <text:p text:style-name="P1">['sRGB.pf', 'CIEXYZ.pf', 'LINEAR_RGB.pf', 'PYCC.pf', 'GRAY.pf']</text:p>
      <text:p text:style-name="P1">./Downloads/pycharm-community-2018.1.2/jre64/bin</text:p>
      <text:p text:style-name="P1">[]</text:p>
      <text:p text:style-name="P1">['tnameserv', 'rmiregistry', 'java', 'policytool', 'unpack200', 'pack200', 'servertool', 'rmid', 'jjs', 'keytool', 'orbd']</text:p>
      <text:p text:style-name="P1">./Downloads/pycharm-community-2018.1.2/index</text:p>
      <text:p text:style-name="P1">['Python']</text:p>
      <text:p text:style-name="P1">[]</text:p>
      <text:p text:style-name="P1">./Downloads/pycharm-community-2018.1.2/index/Python</text:p>
      <text:p text:style-name="P1">[]</text:p>
      <text:p text:style-name="P1">['id-index.input_i', 'id-index.input.values.at', 'sdk-stubs.input_i.len', 'id-index.input.keystream', 'id-index.input.len', 'sdk-stubs.names_i.len', 'id-index.input.keystream.len', 'id-index.input.values.s', 'sdk-stubs.input.values.s', 'sdk-stubs.names', 'sdk-stubs.input.keystream', 'sdk-stubs.input.values', 'sdk-stubs.input', 'sdk-stubs.names.keystream', 'id-index.input_i.len', 'sdk-stubs.names.keystream.len', 'sdk-stubs.input_i', 'sdk-stubs.input.values.at', 'sdk-stubs.version', 'sdk-stubs.input.keystream.len', 'sdk-stubs.names.len', 'id-index.input', 'id-index.input.values', 'sdk-stubs.input.len', 'sdk-stubs.names_i']</text:p>
      <text:p text:style-name="P1">./Downloads/pycharm-community-2018.1.2/help</text:p>
      <text:p text:style-name="P1">[]</text:p>
      <text:p text:style-name="P1">['ReferenceCardForMac.pdf', 'ReferenceCard.pdf']</text:p>
      <text:p text:style-name="P1">./Downloads/pycharm-community-2018.1.2/license</text:p>
      <text:p text:style-name="P1">[]</text:p>
      <text:p text:style-name="P1">['yourkit-license-redist.txt', 'microba_license.txt', 'trove4j_license.txt', 'javolution_license.txt', 'miglayout_swing_license.txt', 'winp_license.txt', 'ant_license.txt', 'jayatana_license.txt', 'nanoxml_license.txt', 'log4j_license.txt', 'saxon-conditions.html', 'jdom_license.txt', 'XStream_license.txt', 'jgoodies_forms_license.txt', 'xmlrpc_license.txt', 'junit_license.txt', 'swingx_license.txt', 'eclipse_license.txt', 'kryo-license.txt', 'LICENSE.txt', 'eclipse_license2.txt', 'jaxen_license.txt', 'imgscalr_license.txt', 'picoContainer_license.txt', 'jaxb_license.txt', 'growl.license', 'asm_license.txt', 'xerces_license.txt', 'oromatcher_license.txt', 'NOTICE.txt', 'gson_license.txt', 'javahelp_license.html']</text:p>
      <text:p text:style-name="P1">./Downloads/pycharm-community-2018.1.2/plugins</text:p>
      <text:p text:style-name="P1">['ipnb', 'settings-repository', 'svn4idea', 'tasks', 'editorconfig', 'properties', 'python-terminal', 'IntelliLang', 'terminal', 'github', 'hg4idea', 'yaml', 'git4idea', 'rest', 'python-rest', 'cvsIntegration', 'IntelliLang-python']</text:p>
      <text:p text:style-name="P1">[]</text:p>
      <text:p text:style-name="P1">./Downloads/pycharm-community-2018.1.2/plugins/ipnb</text:p>
      <text:p text:style-name="P1">['lib']</text:p>
      <text:p text:style-name="P1">[]</text:p>
      <text:p text:style-name="P1">./Downloads/pycharm-community-2018.1.2/plugins/ipnb/lib</text:p>
      <text:p text:style-name="P1">[]</text:p>
      <text:p text:style-name="P1"><text:soft-page-break/>['ipnb.jar', 'java_websocket.jar', 'commons-lang-2.6.jar', 'resources_en.jar']</text:p>
      <text:p text:style-name="P1">./Downloads/pycharm-community-2018.1.2/plugins/settings-repository</text:p>
      <text:p text:style-name="P1">['lib']</text:p>
      <text:p text:style-name="P1">[]</text:p>
      <text:p text:style-name="P1">./Downloads/pycharm-community-2018.1.2/plugins/settings-repository/lib</text:p>
      <text:p text:style-name="P1">[]</text:p>
      <text:p text:style-name="P1">['jackson-databind-2.8.1.jar', 'jackson-core-2.8.1.jar', 'jgit.jar', 'settings-repository.jar', 'jackson-annotations-2.8.1.jar', 'resources_en.jar']</text:p>
      <text:p text:style-name="P1">./Downloads/pycharm-community-2018.1.2/plugins/svn4idea</text:p>
      <text:p text:style-name="P1">['lib']</text:p>
      <text:p text:style-name="P1">[]</text:p>
      <text:p text:style-name="P1">./Downloads/pycharm-community-2018.1.2/plugins/svn4idea/lib</text:p>
      <text:p text:style-name="P1">[]</text:p>
      <text:p text:style-name="P1">['svn4idea.jar', 'sqlite-jdbc-3.20.1.jar', 'resources_en.jar']</text:p>
      <text:p text:style-name="P1">./Downloads/pycharm-community-2018.1.2/plugins/tasks</text:p>
      <text:p text:style-name="P1">['lib']</text:p>
      <text:p text:style-name="P1">[]</text:p>
      <text:p text:style-name="P1">./Downloads/pycharm-community-2018.1.2/plugins/tasks/lib</text:p>
      <text:p text:style-name="P1">[]</text:p>
      <text:p text:style-name="P1">['axis-saaj-1.3.jar', 'tasks-api.jar', 'commons-discovery-0.4.jar', 'json-smart-1.1.1.jar', 'jira.jar', 'tasks-core.jar', 'axis-1.4.jar', 'axis-jaxrpc-1.4.jar', 'json-path-0.8.0.jar', 'wsdl4j-1.4.jar']</text:p>
      <text:p text:style-name="P1">./Downloads/pycharm-community-2018.1.2/plugins/editorconfig</text:p>
      <text:p text:style-name="P1">['lib']</text:p>
      <text:p text:style-name="P1">[]</text:p>
      <text:p text:style-name="P1">./Downloads/pycharm-community-2018.1.2/plugins/editorconfig/lib</text:p>
      <text:p text:style-name="P1">[]</text:p>
      <text:p text:style-name="P1">['editorconfig-core-java.jar', 'editorconfig.jar']</text:p>
      <text:p text:style-name="P1">./Downloads/pycharm-community-2018.1.2/plugins/properties</text:p>
      <text:p text:style-name="P1">['lib']</text:p>
      <text:p text:style-name="P1">[]</text:p>
      <text:p text:style-name="P1">./Downloads/pycharm-community-2018.1.2/plugins/properties/lib</text:p>
      <text:p text:style-name="P1">[]</text:p>
      <text:p text:style-name="P1">['resources_en.jar', 'properties.jar']</text:p>
      <text:p text:style-name="P1">./Downloads/pycharm-community-2018.1.2/plugins/python-terminal</text:p>
      <text:p text:style-name="P1">['lib']</text:p>
      <text:p text:style-name="P1">[]</text:p>
      <text:p text:style-name="P1">./Downloads/pycharm-community-2018.1.2/plugins/python-terminal/lib</text:p>
      <text:p text:style-name="P1">[]</text:p>
      <text:p text:style-name="P1">['python-terminal.jar']</text:p>
      <text:p text:style-name="P1">./Downloads/pycharm-community-2018.1.2/plugins/IntelliLang</text:p>
      <text:p text:style-name="P1">['lib']</text:p>
      <text:p text:style-name="P1">[]</text:p>
      <text:p text:style-name="P1">./Downloads/pycharm-community-2018.1.2/plugins/IntelliLang/lib</text:p>
      <text:p text:style-name="P1">[]</text:p>
      <text:p text:style-name="P1">['IntelliLang.jar']</text:p>
      <text:p text:style-name="P1">./Downloads/pycharm-community-2018.1.2/plugins/terminal</text:p>
      <text:p text:style-name="P1">['lib', 'fish']</text:p>
      <text:p text:style-name="P1">['jediterm-bash.in', '.zshrc']</text:p>
      <text:p text:style-name="P1">./Downloads/pycharm-community-2018.1.2/plugins/terminal/lib</text:p>
      <text:p text:style-name="P1">[]</text:p>
      <text:p text:style-name="P1">['terminal.jar', 'resources_en.jar']</text:p>
      <text:p text:style-name="P1">./Downloads/pycharm-community-2018.1.2/plugins/terminal/fish</text:p>
      <text:p text:style-name="P1"><text:soft-page-break/>[]</text:p>
      <text:p text:style-name="P1">['config.fish']</text:p>
      <text:p text:style-name="P1">./Downloads/pycharm-community-2018.1.2/plugins/github</text:p>
      <text:p text:style-name="P1">['lib']</text:p>
      <text:p text:style-name="P1">[]</text:p>
      <text:p text:style-name="P1">./Downloads/pycharm-community-2018.1.2/plugins/github/lib</text:p>
      <text:p text:style-name="P1">[]</text:p>
      <text:p text:style-name="P1">['github.jar']</text:p>
      <text:p text:style-name="P1">./Downloads/pycharm-community-2018.1.2/plugins/hg4idea</text:p>
      <text:p text:style-name="P1">['lib']</text:p>
      <text:p text:style-name="P1">[]</text:p>
      <text:p text:style-name="P1">./Downloads/pycharm-community-2018.1.2/plugins/hg4idea/lib</text:p>
      <text:p text:style-name="P1">[]</text:p>
      <text:p text:style-name="P1">['hg4idea.jar', 'resources_en.jar']</text:p>
      <text:p text:style-name="P1">./Downloads/pycharm-community-2018.1.2/plugins/yaml</text:p>
      <text:p text:style-name="P1">['lib']</text:p>
      <text:p text:style-name="P1">[]</text:p>
      <text:p text:style-name="P1">./Downloads/pycharm-community-2018.1.2/plugins/yaml/lib</text:p>
      <text:p text:style-name="P1">[]</text:p>
      <text:p text:style-name="P1">['yaml.jar', 'resources_en.jar']</text:p>
      <text:p text:style-name="P1">./Downloads/pycharm-community-2018.1.2/plugins/git4idea</text:p>
      <text:p text:style-name="P1">['lib']</text:p>
      <text:p text:style-name="P1">[]</text:p>
      <text:p text:style-name="P1">./Downloads/pycharm-community-2018.1.2/plugins/git4idea/lib</text:p>
      <text:p text:style-name="P1">[]</text:p>
      <text:p text:style-name="P1">['git4idea.jar', 'git4idea-rt.jar', 'resources_en.jar', 'remote-servers-git.jar']</text:p>
      <text:p text:style-name="P1">./Downloads/pycharm-community-2018.1.2/plugins/rest</text:p>
      <text:p text:style-name="P1">['lib']</text:p>
      <text:p text:style-name="P1">[]</text:p>
      <text:p text:style-name="P1">./Downloads/pycharm-community-2018.1.2/plugins/rest/lib</text:p>
      <text:p text:style-name="P1">[]</text:p>
      <text:p text:style-name="P1">['rest.jar', 'resources_en.jar']</text:p>
      <text:p text:style-name="P1">./Downloads/pycharm-community-2018.1.2/plugins/python-rest</text:p>
      <text:p text:style-name="P1">['lib']</text:p>
      <text:p text:style-name="P1">[]</text:p>
      <text:p text:style-name="P1">./Downloads/pycharm-community-2018.1.2/plugins/python-rest/lib</text:p>
      <text:p text:style-name="P1">[]</text:p>
      <text:p text:style-name="P1">['python-rest.jar']</text:p>
      <text:p text:style-name="P1">./Downloads/pycharm-community-2018.1.2/plugins/cvsIntegration</text:p>
      <text:p text:style-name="P1">['lib']</text:p>
      <text:p text:style-name="P1">[]</text:p>
      <text:p text:style-name="P1">./Downloads/pycharm-community-2018.1.2/plugins/cvsIntegration/lib</text:p>
      <text:p text:style-name="P1">[]</text:p>
      <text:p text:style-name="P1">['javacvs-src.jar', 'trilead-ssh2-build213.jar', 'cvs_util.jar', 'smartcvs-src.jar', 'cvsIntegration.jar', 'resources_en.jar']</text:p>
      <text:p text:style-name="P1">./Downloads/pycharm-community-2018.1.2/plugins/IntelliLang-python</text:p>
      <text:p text:style-name="P1">['lib']</text:p>
      <text:p text:style-name="P1">[]</text:p>
      <text:p text:style-name="P1">./Downloads/pycharm-community-2018.1.2/plugins/IntelliLang-python/lib</text:p>
      <text:p text:style-name="P1">[]</text:p>
      <text:p text:style-name="P1">['IntelliLang-python.jar']</text:p>
      <text:p text:style-name="P1">./Downloads/pycharm-community-2018.1.2/bin</text:p>
      <text:p text:style-name="P1"><text:soft-page-break/>[]</text:p>
      <text:p text:style-name="P1">['idea.properties', 'log.xml', 'printenv.py', 'fsnotifier', 'restart.py', 'fsnotifier-arm', 'format.sh', 'pycharm.vmoptions', 'pycharm64.vmoptions', 'inspect.sh', 'fsnotifier64', 'pycharm.png', 'pycharm.sh']</text:p>
      <text:p text:style-name="P1">./Pictures</text:p>
      <text:p text:style-name="P1">[]</text:p>
      <text:p text:style-name="P1">[]</text:p>
      <text:p text:style-name="P1">./AVD_GUI</text:p>
      <text:p text:style-name="P1">['static', 'templates', 'Testcases']</text:p>
      <text:p text:style-name="P1">['tcases.txt', 'check2.py', 'check.py', 'ch.py']</text:p>
      <text:p text:style-name="P1">./AVD_GUI/static</text:p>
      <text:p text:style-name="P1">['css']</text:p>
      <text:p text:style-name="P1">[]</text:p>
      <text:p text:style-name="P1">./AVD_GUI/static/css</text:p>
      <text:p text:style-name="P1">[]</text:p>
      <text:p text:style-name="P1">['check.css']</text:p>
      <text:p text:style-name="P1">./AVD_GUI/templates</text:p>
      <text:p text:style-name="P1">[]</text:p>
      <text:p text:style-name="P1">['audio.html', 'status.html', 'home.html']</text:p>
      <text:p text:style-name="P1">./AVD_GUI/Testcases</text:p>
      <text:p text:style-name="P1">[]</text:p>
      <text:p text:style-name="P1">['two.py', 'one.py']</text:p>
      <text:p text:style-name="P1">./.config</text:p>
      <text:p text:style-name="P1">['ibus', 'gtk-3.0', 'dconf', 'compiz-1', 'nautilus', 'evolution', 'gnome-session', 'libaccounts-glib', 'upstart', 'gedit', 'update-notifier', 'unity', 'gtk-2.0', 'libreoffice', 'pulse', 'wireshark']</text:p>
      <text:p text:style-name="P1">['user-dirs.dirs', 'user-dirs.locale']</text:p>
      <text:p text:style-name="P1">./.config/ibus</text:p>
      <text:p text:style-name="P1">['bus']</text:p>
      <text:p text:style-name="P1">[]</text:p>
      <text:p text:style-name="P1">./.config/ibus/bus</text:p>
      <text:p text:style-name="P1">[]</text:p>
      <text:p text:style-name="P1">['6ce279a6d8504541bda8837b8d19409b-unix-0', '6ce279a6d8504541bda8837b8d19409b-unix-1']</text:p>
      <text:p text:style-name="P1">./.config/gtk-3.0</text:p>
      <text:p text:style-name="P1">[]</text:p>
      <text:p text:style-name="P1">['bookmarks']</text:p>
      <text:p text:style-name="P1">./.config/dconf</text:p>
      <text:p text:style-name="P1">[]</text:p>
      <text:p text:style-name="P1">['user']</text:p>
      <text:p text:style-name="P1">./.config/compiz-1</text:p>
      <text:p text:style-name="P1">['compizconfig']</text:p>
      <text:p text:style-name="P1">[]</text:p>
      <text:p text:style-name="P1">./.config/compiz-1/compizconfig</text:p>
      <text:p text:style-name="P1">[]</text:p>
      <text:p text:style-name="P1">['done_upgrades', 'config']</text:p>
      <text:p text:style-name="P1">./.config/nautilus</text:p>
      <text:p text:style-name="P1">[]</text:p>
      <text:p text:style-name="P1">['accels', 'desktop-metadata']</text:p>
      <text:p text:style-name="P1">./.config/evolution</text:p>
      <text:p text:style-name="P1">['sources']</text:p>
      <text:p text:style-name="P1">[]</text:p>
      <text:p text:style-name="P1">./.config/evolution/sources</text:p>
      <text:p text:style-name="P1">[]</text:p>
      <text:p text:style-name="P1"><text:soft-page-break/>['system-proxy.source']</text:p>
      <text:p text:style-name="P1">./.config/gnome-session</text:p>
      <text:p text:style-name="P1">['saved-session']</text:p>
      <text:p text:style-name="P1">[]</text:p>
      <text:p text:style-name="P1">./.config/gnome-session/saved-session</text:p>
      <text:p text:style-name="P1">[]</text:p>
      <text:p text:style-name="P1">[]</text:p>
      <text:p text:style-name="P1">./.config/libaccounts-glib</text:p>
      <text:p text:style-name="P1">[]</text:p>
      <text:p text:style-name="P1">['accounts.db']</text:p>
      <text:p text:style-name="P1">./.config/upstart</text:p>
      <text:p text:style-name="P1">[]</text:p>
      <text:p text:style-name="P1">[]</text:p>
      <text:p text:style-name="P1">./.config/gedit</text:p>
      <text:p text:style-name="P1">[]</text:p>
      <text:p text:style-name="P1">['accels']</text:p>
      <text:p text:style-name="P1">./.config/update-notifier</text:p>
      <text:p text:style-name="P1">[]</text:p>
      <text:p text:style-name="P1">[]</text:p>
      <text:p text:style-name="P1">./.config/unity</text:p>
      <text:p text:style-name="P1">[]</text:p>
      <text:p text:style-name="P1">['first_run.stamp']</text:p>
      <text:p text:style-name="P1">./.config/gtk-2.0</text:p>
      <text:p text:style-name="P1">[]</text:p>
      <text:p text:style-name="P1">['gtkfilechooser.ini']</text:p>
      <text:p text:style-name="P1">./.config/libreoffice</text:p>
      <text:p text:style-name="P1">['4']</text:p>
      <text:p text:style-name="P1">[]</text:p>
      <text:p text:style-name="P1">./.config/libreoffice/4</text:p>
      <text:p text:style-name="P1">['user']</text:p>
      <text:p text:style-name="P1">[]</text:p>
      <text:p text:style-name="P1">./.config/libreoffice/4/user</text:p>
      <text:p text:style-name="P1">['psprint', 'database', 'gallery', 'autotext', 'config', 'uno_packages', 'backup', 'basic', 'extensions', 'autocorr']</text:p>
      <text:p text:style-name="P1">['registrymodifications.xcu']</text:p>
      <text:p text:style-name="P1">./.config/libreoffice/4/user/psprint</text:p>
      <text:p text:style-name="P1">[]</text:p>
      <text:p text:style-name="P1">['pspfontcache']</text:p>
      <text:p text:style-name="P1">./.config/libreoffice/4/user/database</text:p>
      <text:p text:style-name="P1">['biblio']</text:p>
      <text:p text:style-name="P1">['biblio.odb', 'evolocal.odb']</text:p>
      <text:p text:style-name="P1">./.config/libreoffice/4/user/database/biblio</text:p>
      <text:p text:style-name="P1">[]</text:p>
      <text:p text:style-name="P1">['biblio.dbt', 'biblio.dbf']</text:p>
      <text:p text:style-name="P1">./.config/libreoffice/4/user/gallery</text:p>
      <text:p text:style-name="P1">[]</text:p>
      <text:p text:style-name="P1">['sg30.sdv', 'sg30.thm']</text:p>
      <text:p text:style-name="P1">./.config/libreoffice/4/user/autotext</text:p>
      <text:p text:style-name="P1">[]</text:p>
      <text:p text:style-name="P1">['mytexts.bau']</text:p>
      <text:p text:style-name="P1">./.config/libreoffice/4/user/config</text:p>
      <text:p text:style-name="P1">['soffice.cfg']</text:p>
      <text:p text:style-name="P1"><text:soft-page-break/>['javasettings_Linux_X86_64.xml', 'autotbl.fmt']</text:p>
      <text:p text:style-name="P1">./.config/libreoffice/4/user/config/soffice.cfg</text:p>
      <text:p text:style-name="P1">['modules']</text:p>
      <text:p text:style-name="P1">[]</text:p>
      <text:p text:style-name="P1">./.config/libreoffice/4/user/config/soffice.cfg/modules</text:p>
      <text:p text:style-name="P1">['swriter', 'StartModule', 'simpress']</text:p>
      <text:p text:style-name="P1">[]</text:p>
      <text:p text:style-name="P1">./.config/libreoffice/4/user/config/soffice.cfg/modules/swriter</text:p>
      <text:p text:style-name="P1">['toolbar', 'images', 'statusbar', 'menubar', 'popupmenu']</text:p>
      <text:p text:style-name="P1">[]</text:p>
      <text:p text:style-name="P1">./.config/libreoffice/4/user/config/soffice.cfg/modules/swriter/toolbar</text:p>
      <text:p text:style-name="P1">[]</text:p>
      <text:p text:style-name="P1">[]</text:p>
      <text:p text:style-name="P1">./.config/libreoffice/4/user/config/soffice.cfg/modules/swriter/images</text:p>
      <text:p text:style-name="P1">['Bitmaps']</text:p>
      <text:p text:style-name="P1">[]</text:p>
      <text:p text:style-name="P1">./.config/libreoffice/4/user/config/soffice.cfg/modules/swriter/images/Bitmaps</text:p>
      <text:p text:style-name="P1">[]</text:p>
      <text:p text:style-name="P1">[]</text:p>
      <text:p text:style-name="P1">./.config/libreoffice/4/user/config/soffice.cfg/modules/swriter/statusbar</text:p>
      <text:p text:style-name="P1">[]</text:p>
      <text:p text:style-name="P1">[]</text:p>
      <text:p text:style-name="P1">./.config/libreoffice/4/user/config/soffice.cfg/modules/swriter/menubar</text:p>
      <text:p text:style-name="P1">[]</text:p>
      <text:p text:style-name="P1">[]</text:p>
      <text:p text:style-name="P1">./.config/libreoffice/4/user/config/soffice.cfg/modules/swriter/popupmenu</text:p>
      <text:p text:style-name="P1">[]</text:p>
      <text:p text:style-name="P1">[]</text:p>
      <text:p text:style-name="P1">./.config/libreoffice/4/user/config/soffice.cfg/modules/StartModule</text:p>
      <text:p text:style-name="P1">['toolbar', 'images', 'statusbar', 'menubar', 'popupmenu']</text:p>
      <text:p text:style-name="P1">[]</text:p>
      <text:p text:style-name="P1">./.config/libreoffice/4/user/config/soffice.cfg/modules/StartModule/toolbar</text:p>
      <text:p text:style-name="P1">[]</text:p>
      <text:p text:style-name="P1">[]</text:p>
      <text:p text:style-name="P1">./.config/libreoffice/4/user/config/soffice.cfg/modules/StartModule/images</text:p>
      <text:p text:style-name="P1">['Bitmaps']</text:p>
      <text:p text:style-name="P1">[]</text:p>
      <text:p text:style-name="P1">./.config/libreoffice/4/user/config/soffice.cfg/modules/StartModule/images/Bitmaps</text:p>
      <text:p text:style-name="P1">[]</text:p>
      <text:p text:style-name="P1">[]</text:p>
      <text:p text:style-name="P1">./.config/libreoffice/4/user/config/soffice.cfg/modules/StartModule/statusbar</text:p>
      <text:p text:style-name="P1">[]</text:p>
      <text:p text:style-name="P1">[]</text:p>
      <text:p text:style-name="P1">./.config/libreoffice/4/user/config/soffice.cfg/modules/StartModule/menubar</text:p>
      <text:p text:style-name="P1">[]</text:p>
      <text:p text:style-name="P1">[]</text:p>
      <text:p text:style-name="P1">./.config/libreoffice/4/user/config/soffice.cfg/modules/StartModule/popupmenu</text:p>
      <text:p text:style-name="P1">[]</text:p>
      <text:p text:style-name="P1">[]</text:p>
      <text:p text:style-name="P1">./.config/libreoffice/4/user/config/soffice.cfg/modules/simpress</text:p>
      <text:p text:style-name="P1">['toolbar', 'images', 'statusbar', 'menubar', 'popupmenu']</text:p>
      <text:p text:style-name="P1">[]</text:p>
      <text:p text:style-name="P1"><text:soft-page-break/>./.config/libreoffice/4/user/config/soffice.cfg/modules/simpress/toolbar</text:p>
      <text:p text:style-name="P1">[]</text:p>
      <text:p text:style-name="P1">[]</text:p>
      <text:p text:style-name="P1">./.config/libreoffice/4/user/config/soffice.cfg/modules/simpress/images</text:p>
      <text:p text:style-name="P1">['Bitmaps']</text:p>
      <text:p text:style-name="P1">[]</text:p>
      <text:p text:style-name="P1">./.config/libreoffice/4/user/config/soffice.cfg/modules/simpress/images/Bitmaps</text:p>
      <text:p text:style-name="P1">[]</text:p>
      <text:p text:style-name="P1">[]</text:p>
      <text:p text:style-name="P1">./.config/libreoffice/4/user/config/soffice.cfg/modules/simpress/statusbar</text:p>
      <text:p text:style-name="P1">[]</text:p>
      <text:p text:style-name="P1">[]</text:p>
      <text:p text:style-name="P1">./.config/libreoffice/4/user/config/soffice.cfg/modules/simpress/menubar</text:p>
      <text:p text:style-name="P1">[]</text:p>
      <text:p text:style-name="P1">[]</text:p>
      <text:p text:style-name="P1">./.config/libreoffice/4/user/config/soffice.cfg/modules/simpress/popupmenu</text:p>
      <text:p text:style-name="P1">[]</text:p>
      <text:p text:style-name="P1">[]</text:p>
      <text:p text:style-name="P1">./.config/libreoffice/4/user/uno_packages</text:p>
      <text:p text:style-name="P1">['cache']</text:p>
      <text:p text:style-name="P1">[]</text:p>
      <text:p text:style-name="P1">./.config/libreoffice/4/user/uno_packages/cache</text:p>
      <text:p text:style-name="P1">['uno_packages', 'registry']</text:p>
      <text:p text:style-name="P1">['log.txt']</text:p>
      <text:p text:style-name="P1">./.config/libreoffice/4/user/uno_packages/cache/uno_packages</text:p>
      <text:p text:style-name="P1">[]</text:p>
      <text:p text:style-name="P1">[]</text:p>
      <text:p text:style-name="P1">./.config/libreoffice/4/user/uno_packages/cache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uno_packages/cache/registry/com.sun.star.comp.deployment.component.PackageRegistryBackend</text:p>
      <text:p text:style-name="P1">[]</text:p>
      <text:p text:style-name="P1">[]</text:p>
      <text:p text:style-name="P1">./.config/libreoffice/4/user/uno_packages/cache/registry/com.sun.star.comp.deployment.sfwk.PackageRegistryBackend</text:p>
      <text:p text:style-name="P1">[]</text:p>
      <text:p text:style-name="P1">[]</text:p>
      <text:p text:style-name="P1">./.config/libreoffice/4/user/uno_packages/cache/registry/com.sun.star.comp.deployment.help.PackageRegistryBackend</text:p>
      <text:p text:style-name="P1">[]</text:p>
      <text:p text:style-name="P1">['backenddb.xml']</text:p>
      <text:p text:style-name="P1">./.config/libreoffice/4/user/uno_packages/cache/registry/com.sun.star.comp.deployment.bundle.PackageRegistryBackend</text:p>
      <text:p text:style-name="P1">[]</text:p>
      <text:p text:style-name="P1">[]</text:p>
      <text:p text:style-name="P1"><text:soft-page-break/>./.config/libreoffice/4/user/uno_packages/cache/registry/com.sun.star.comp.deployment.script.PackageRegistryBackend</text:p>
      <text:p text:style-name="P1">[]</text:p>
      <text:p text:style-name="P1">[]</text:p>
      <text:p text:style-name="P1">./.config/libreoffice/4/user/uno_packages/cache/registry/com.sun.star.comp.deployment.executable.PackageRegistryBackend</text:p>
      <text:p text:style-name="P1">[]</text:p>
      <text:p text:style-name="P1">[]</text:p>
      <text:p text:style-name="P1">./.config/libreoffice/4/user/uno_packages/cache/registry/com.sun.star.comp.deployment.configuration.PackageRegistryBackend</text:p>
      <text:p text:style-name="P1">[]</text:p>
      <text:p text:style-name="P1">['backenddb.xml']</text:p>
      <text:p text:style-name="P1">./.config/libreoffice/4/user/backup</text:p>
      <text:p text:style-name="P1">[]</text:p>
      <text:p text:style-name="P1">[]</text:p>
      <text:p text:style-name="P1">./.config/libreoffice/4/user/basic</text:p>
      <text:p text:style-name="P1">['Standard']</text:p>
      <text:p text:style-name="P1">['dialog.xlc', 'script.xlc']</text:p>
      <text:p text:style-name="P1">./.config/libreoffice/4/user/basic/Standard</text:p>
      <text:p text:style-name="P1">[]</text:p>
      <text:p text:style-name="P1">['dialog.xlb', 'Module1.xba', 'script.xlb']</text:p>
      <text:p text:style-name="P1">./.config/libreoffice/4/user/extensions</text:p>
      <text:p text:style-name="P1">['shared', 'bundled', 'tmp']</text:p>
      <text:p text:style-name="P1">['buildid']</text:p>
      <text:p text:style-name="P1">./.config/libreoffice/4/user/extensions/shared</text:p>
      <text:p text:style-name="P1">['registry']</text:p>
      <text:p text:style-name="P1">['lastsynchronized']</text:p>
      <text:p text:style-name="P1">./.config/libreoffice/4/user/extensions/shared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extensions/shared/registry/com.sun.star.comp.deployment.component.PackageRegistryBackend</text:p>
      <text:p text:style-name="P1">[]</text:p>
      <text:p text:style-name="P1">[]</text:p>
      <text:p text:style-name="P1">./.config/libreoffice/4/user/extensions/shared/registry/com.sun.star.comp.deployment.sfwk.PackageRegistryBackend</text:p>
      <text:p text:style-name="P1">[]</text:p>
      <text:p text:style-name="P1">[]</text:p>
      <text:p text:style-name="P1">./.config/libreoffice/4/user/extensions/shared/registry/com.sun.star.comp.deployment.help.PackageRegistryBackend</text:p>
      <text:p text:style-name="P1">[]</text:p>
      <text:p text:style-name="P1">['backenddb.xml']</text:p>
      <text:p text:style-name="P1">./.config/libreoffice/4/user/extensions/shared/registry/com.sun.star.comp.deployment.bundle.PackageRegistryBackend</text:p>
      <text:p text:style-name="P1">[]</text:p>
      <text:p text:style-name="P1">[]</text:p>
      <text:p text:style-name="P1"><text:soft-page-break/>./.config/libreoffice/4/user/extensions/shared/registry/com.sun.star.comp.deployment.script.PackageRegistryBackend</text:p>
      <text:p text:style-name="P1">[]</text:p>
      <text:p text:style-name="P1">[]</text:p>
      <text:p text:style-name="P1">./.config/libreoffice/4/user/extensions/shared/registry/com.sun.star.comp.deployment.executable.PackageRegistryBackend</text:p>
      <text:p text:style-name="P1">[]</text:p>
      <text:p text:style-name="P1">[]</text:p>
      <text:p text:style-name="P1">./.config/libreoffice/4/user/extensions/shared/registry/com.sun.star.comp.deployment.configuration.PackageRegistryBackend</text:p>
      <text:p text:style-name="P1">[]</text:p>
      <text:p text:style-name="P1">['backenddb.xml']</text:p>
      <text:p text:style-name="P1">./.config/libreoffice/4/user/extensions/bundled</text:p>
      <text:p text:style-name="P1">['registry']</text:p>
      <text:p text:style-name="P1">['lastsynchronized']</text:p>
      <text:p text:style-name="P1">./.config/libreoffice/4/user/extensions/bundled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extensions/bundled/registry/com.sun.star.comp.deployment.component.PackageRegistryBackend</text:p>
      <text:p text:style-name="P1">[]</text:p>
      <text:p text:style-name="P1">[]</text:p>
      <text:p text:style-name="P1">./.config/libreoffice/4/user/extensions/bundled/registry/com.sun.star.comp.deployment.sfwk.PackageRegistryBackend</text:p>
      <text:p text:style-name="P1">[]</text:p>
      <text:p text:style-name="P1">[]</text:p>
      <text:p text:style-name="P1">./.config/libreoffice/4/user/extensions/bundled/registry/com.sun.star.comp.deployment.help.PackageRegistryBackend</text:p>
      <text:p text:style-name="P1">[]</text:p>
      <text:p text:style-name="P1">['backenddb.xml']</text:p>
      <text:p text:style-name="P1">./.config/libreoffice/4/user/extensions/bundled/registry/com.sun.star.comp.deployment.bundle.PackageRegistryBackend</text:p>
      <text:p text:style-name="P1">[]</text:p>
      <text:p text:style-name="P1">[]</text:p>
      <text:p text:style-name="P1">./.config/libreoffice/4/user/extensions/bundled/registry/com.sun.star.comp.deployment.script.PackageRegistryBackend</text:p>
      <text:p text:style-name="P1">[]</text:p>
      <text:p text:style-name="P1">[]</text:p>
      <text:p text:style-name="P1">./.config/libreoffice/4/user/extensions/bundled/registry/com.sun.star.comp.deployment.executable.PackageRegistryBackend</text:p>
      <text:p text:style-name="P1">[]</text:p>
      <text:p text:style-name="P1">[]</text:p>
      <text:p text:style-name="P1">./.config/libreoffice/4/user/extensions/bundled/registry/com.sun.star.comp.deployment.configuration.PackageRegistryBackend</text:p>
      <text:p text:style-name="P1">[]</text:p>
      <text:p text:style-name="P1">['backenddb.xml']</text:p>
      <text:p text:style-name="P1"><text:soft-page-break/>./.config/libreoffice/4/user/extensions/tmp</text:p>
      <text:p text:style-name="P1">['extensions', 'registry']</text:p>
      <text:p text:style-name="P1">[]</text:p>
      <text:p text:style-name="P1">./.config/libreoffice/4/user/extensions/tmp/extensions</text:p>
      <text:p text:style-name="P1">[]</text:p>
      <text:p text:style-name="P1">[]</text:p>
      <text:p text:style-name="P1">./.config/libreoffice/4/user/extensions/tmp/registry</text:p>
      <text:p text:style-name="P1">['com.sun.star.comp.deployment.component.PackageRegistryBackend', 'com.sun.star.comp.deployment.sfwk.PackageRegistryBackend', 'com.sun.star.comp.deployment.help.PackageRegistryBackend', 'com.sun.star.comp.deployment.bundle.PackageRegistryBackend', 'com.sun.star.comp.deployment.script.PackageRegistryBackend', 'com.sun.star.comp.deployment.executable.PackageRegistryBackend', 'com.sun.star.comp.deployment.configuration.PackageRegistryBackend']</text:p>
      <text:p text:style-name="P1">[]</text:p>
      <text:p text:style-name="P1">./.config/libreoffice/4/user/extensions/tmp/registry/com.sun.star.comp.deployment.component.PackageRegistryBackend</text:p>
      <text:p text:style-name="P1">[]</text:p>
      <text:p text:style-name="P1">[]</text:p>
      <text:p text:style-name="P1">./.config/libreoffice/4/user/extensions/tmp/registry/com.sun.star.comp.deployment.sfwk.PackageRegistryBackend</text:p>
      <text:p text:style-name="P1">[]</text:p>
      <text:p text:style-name="P1">[]</text:p>
      <text:p text:style-name="P1">./.config/libreoffice/4/user/extensions/tmp/registry/com.sun.star.comp.deployment.help.PackageRegistryBackend</text:p>
      <text:p text:style-name="P1">[]</text:p>
      <text:p text:style-name="P1">['backenddb.xml']</text:p>
      <text:p text:style-name="P1">./.config/libreoffice/4/user/extensions/tmp/registry/com.sun.star.comp.deployment.bundle.PackageRegistryBackend</text:p>
      <text:p text:style-name="P1">[]</text:p>
      <text:p text:style-name="P1">[]</text:p>
      <text:p text:style-name="P1">./.config/libreoffice/4/user/extensions/tmp/registry/com.sun.star.comp.deployment.script.PackageRegistryBackend</text:p>
      <text:p text:style-name="P1">[]</text:p>
      <text:p text:style-name="P1">[]</text:p>
      <text:p text:style-name="P1">./.config/libreoffice/4/user/extensions/tmp/registry/com.sun.star.comp.deployment.executable.PackageRegistryBackend</text:p>
      <text:p text:style-name="P1">[]</text:p>
      <text:p text:style-name="P1">[]</text:p>
      <text:p text:style-name="P1">./.config/libreoffice/4/user/extensions/tmp/registry/com.sun.star.comp.deployment.configuration.PackageRegistryBackend</text:p>
      <text:p text:style-name="P1">[]</text:p>
      <text:p text:style-name="P1">['backenddb.xml']</text:p>
      <text:p text:style-name="P1">./.config/libreoffice/4/user/autocorr</text:p>
      <text:p text:style-name="P1">[]</text:p>
      <text:p text:style-name="P1">[]</text:p>
      <text:p text:style-name="P1">./.config/pulse</text:p>
      <text:p text:style-name="P1">[]</text:p>
      <text:p text:style-name="P1">['6ce279a6d8504541bda8837b8d19409b-stream-volumes.tdb', '6ce279a6d8504541bda8837b8d19409b-default-sink', '6ce279a6d8504541bda8837b8d19409b-card-database.tdb', '6ce279a6d8504541bda8837b8d19409b-device-volumes.tdb', 'cookie', '6ce279a6d8504541bda8837b8d19409b-default-source']</text:p>
      <text:p text:style-name="P1"><text:soft-page-break/>./.config/wireshark</text:p>
      <text:p text:style-name="P1">[]</text:p>
      <text:p text:style-name="P1">['recent_common', 'recent', 'preferences']</text:p>
      <text:p text:style-name="P1">./last_month</text:p>
      <text:p text:style-name="P1">['Gst']</text:p>
      <text:p text:style-name="P1">['Sahithi_Aprils_Presentation.pptx', 'dbug_10.odt', 'Shravani_Presentation_April.pptx', 'Siba1_APR2018_Display.pptx', 'Ishaq_Aprils_Presentation.pptx', 'telnet_insert_cmd_data_db.py', 'DivyaPreethika_April.odp', 'puspalatha_Presentation_April.pptx', 'insert_cmd_data_db.py', 'Assessment Discussion.odt', 'SandeepReddy_Presentation_April.pptx', 'DB_session10.odt', 'Nitesh_april.ppt', 'Ramya_Presentation_April.pptx']</text:p>
      <text:p text:style-name="P1">./last_month/Gst</text:p>
      <text:p text:style-name="P1">[]</text:p>
      <text:p text:style-name="P1">['Ramya_Presentation_May.pptx', 'nitesh_May.ppt', 'SandeepReddy_Presentation_May.pptx']</text:p>
      <text:p text:style-name="P1">./Public</text:p>
      <text:p text:style-name="P1">[]</text:p>
      <text:p text:style-name="P1">[]</text:p>
      <text:p text:style-name="P1">./.gnupg</text:p>
      <text:p text:style-name="P1">['private-keys-v1.d']</text:p>
      <text:p text:style-name="P1">['S.gpg-agent']</text:p>
      <text:p text:style-name="P1">./.gnupg/private-keys-v1.d</text:p>
      <text:p text:style-name="P1">[]</text:p>
      <text:p text:style-name="P1">[]</text:p>
      <text:p text:style-name="P1">&gt;&gt;&gt; quit()</text:p>
      <text:p text:style-name="P1">sessitra@VTA010L:~$ ls</text:p>
      <text:p text:style-name="P1">23-05-2018 <text:s text:c="19"/>name_mangle.pyc</text:p>
      <text:p text:style-name="P1">ashwini_may_Presentation.odp <text:s/>pack1</text:p>
      <text:p text:style-name="P1">AVD_GUI <text:s text:c="22"/>phone_nos.py</text:p>
      <text:p text:style-name="P1">AVD_GUI.tar.gz <text:s text:c="15"/>Pictures</text:p>
      <text:p text:style-name="P1">days_demo.py <text:s text:c="17"/>Public</text:p>
      <text:p text:style-name="P1">Demo_Login <text:s text:c="19"/>read_bz2.py</text:p>
      <text:p text:style-name="P1">Desktop <text:s text:c="22"/>read_gz.py</text:p>
      <text:p text:style-name="P1">Documents <text:s text:c="20"/>readme.txt</text:p>
      <text:p text:style-name="P1">Downloads <text:s text:c="20"/>Sahithi_May_Presentation.pptx</text:p>
      <text:p text:style-name="P1">employees.txt <text:s text:c="16"/>send_mail.py</text:p>
      <text:p text:style-name="P1">examples.desktop <text:s text:c="13"/>session12</text:p>
      <text:p text:style-name="P1">file.bz2 <text:s text:c="21"/>session-12.odt</text:p>
      <text:p text:style-name="P1">file_data_db_insert.py <text:s text:c="7"/>smtpdemo.py</text:p>
      <text:p text:style-name="P1">file.txt.gz <text:s text:c="18"/>telent_demo.py</text:p>
      <text:p text:style-name="P1">insert_cmd_data_db.py <text:s text:c="8"/>telnet_demo.py</text:p>
      <text:p text:style-name="P1">last_month <text:s text:c="19"/>telnet_insert_cmd_data_db.py</text:p>
      <text:p text:style-name="P1">log_demo.py <text:s text:c="18"/>Templates</text:p>
      <text:p text:style-name="P1">logfile.log <text:s text:c="18"/>usa_cds.py</text:p>
      <text:p text:style-name="P1">Login <text:s text:c="24"/>Videos</text:p>
      <text:p text:style-name="P1">Music <text:s text:c="24"/>write_bz2.py</text:p>
      <text:p text:style-name="P1">name_mangle.py <text:s text:c="15"/>write_gzip.py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os</text:p>
      <text:p text:style-name="P1">&gt;&gt;&gt; for p, sd, fs in os.walk("/home/sessitra/AVD_GUI"):</text:p>
      <text:p text:style-name="P1">... <text:s text:c="4"/>print p, sd, fs</text:p>
      <text:p text:style-name="P1"><text:soft-page-break/>... </text:p>
      <text:p text:style-name="P1">/home/sessitra/AVD_GUI ['static', 'templates', 'Testcases'] ['tcases.txt', 'check2.py', 'check.py', 'ch.py']</text:p>
      <text:p text:style-name="P1">/home/sessitra/AVD_GUI/static ['css'] []</text:p>
      <text:p text:style-name="P1">/home/sessitra/AVD_GUI/static/css [] ['check.css']</text:p>
      <text:p text:style-name="P1">/home/sessitra/AVD_GUI/templates [] ['audio.html', 'status.html', 'home.html']</text:p>
      <text:p text:style-name="P1">/home/sessitra/AVD_GUI/Testcases [] ['two.py', 'one.py']</text:p>
      <text:p text:style-name="P1">&gt;&gt;&gt; os.listdir("/home/sessitra/AVD_GUI")</text:p>
      <text:p text:style-name="P1">['tcases.txt', 'check2.py', 'static', 'check.py', 'templates', 'ch.py', 'Testcases']</text:p>
      <text:p text:style-name="P1">&gt;&gt;&gt; os.getcwd()</text:p>
      <text:p text:style-name="P1">'/home/sessitra'</text:p>
      <text:p text:style-name="P1">&gt;&gt;&gt; os.chdir("/home/sessitra/AVD_GUI")</text:p>
      <text:p text:style-name="P1">&gt;&gt;&gt; os.getcwd()</text:p>
      <text:p text:style-name="P1">'/home/sessitra/AVD_GUI'</text:p>
      <text:p text:style-name="P1">&gt;&gt;&gt; v = os.stat("/etc/hosts")</text:p>
      <text:p text:style-name="P1">&gt;&gt;&gt; v</text:p>
      <text:p text:style-name="P1">posix.stat_result(st_mode=33188, st_ino=8126623, st_dev=2049, st_nlink=1, st_uid=0, st_gid=0, st_size=222, st_atime=1528112724, st_mtime=1522041101, st_ctime=1522041101)</text:p>
      <text:p text:style-name="P1">&gt;&gt;&gt; v.st_atime</text:p>
      <text:p text:style-name="P1">1528112724.9564457</text:p>
      <text:p text:style-name="P1">&gt;&gt;&gt; v.st_size</text:p>
      <text:p text:style-name="P1">222</text:p>
      <text:p text:style-name="P1">&gt;&gt;&gt; import pwd</text:p>
      <text:p text:style-name="P1">&gt;&gt;&gt; for line in pwd.getpwall():</text:p>
      <text:p text:style-name="P1">... <text:s text:c="4"/>print line</text:p>
      <text:p text:style-name="P1">... </text:p>
      <text:p text:style-name="P1">pwd.struct_passwd(pw_name='root', pw_passwd='x', pw_uid=0, pw_gid=0, pw_gecos='root', pw_dir='/root', pw_shell='/bin/bash')</text:p>
      <text:p text:style-name="P1">pwd.struct_passwd(pw_name='daemon', pw_passwd='x', pw_uid=1, pw_gid=1, pw_gecos='daemon', pw_dir='/usr/sbin', pw_shell='/usr/sbin/nologin')</text:p>
      <text:p text:style-name="P1">pwd.struct_passwd(pw_name='bin', pw_passwd='x', pw_uid=2, pw_gid=2, pw_gecos='bin', pw_dir='/bin', pw_shell='/usr/sbin/nologin')</text:p>
      <text:p text:style-name="P1">pwd.struct_passwd(pw_name='sys', pw_passwd='x', pw_uid=3, pw_gid=3, pw_gecos='sys', pw_dir='/dev', pw_shell='/usr/sbin/nologin')</text:p>
      <text:p text:style-name="P1">pwd.struct_passwd(pw_name='sync', pw_passwd='x', pw_uid=4, pw_gid=65534, pw_gecos='sync', pw_dir='/bin', pw_shell='/bin/sync')</text:p>
      <text:p text:style-name="P1">pwd.struct_passwd(pw_name='games', pw_passwd='x', pw_uid=5, pw_gid=60, pw_gecos='games', pw_dir='/usr/games', pw_shell='/usr/sbin/nologin')</text:p>
      <text:p text:style-name="P1">pwd.struct_passwd(pw_name='man', pw_passwd='x', pw_uid=6, pw_gid=12, pw_gecos='man', pw_dir='/var/cache/man', pw_shell='/usr/sbin/nologin')</text:p>
      <text:p text:style-name="P1">pwd.struct_passwd(pw_name='lp', pw_passwd='x', pw_uid=7, pw_gid=7, pw_gecos='lp', pw_dir='/var/spool/lpd', pw_shell='/usr/sbin/nologin')</text:p>
      <text:p text:style-name="P1">pwd.struct_passwd(pw_name='mail', pw_passwd='x', pw_uid=8, pw_gid=8, pw_gecos='mail', pw_dir='/var/mail', pw_shell='/usr/sbin/nologin')</text:p>
      <text:p text:style-name="P1">pwd.struct_passwd(pw_name='news', pw_passwd='x', pw_uid=9, pw_gid=9, pw_gecos='news', pw_dir='/var/spool/news', pw_shell='/usr/sbin/nologin')</text:p>
      <text:p text:style-name="P1">pwd.struct_passwd(pw_name='uucp', pw_passwd='x', pw_uid=10, pw_gid=10, pw_gecos='uucp', pw_dir='/var/spool/uucp', pw_shell='/usr/sbin/nologin')</text:p>
      <text:p text:style-name="P1">pwd.struct_passwd(pw_name='proxy', pw_passwd='x', pw_uid=13, pw_gid=13, pw_gecos='proxy', pw_dir='/bin', pw_shell='/usr/sbin/nologin')</text:p>
      <text:p text:style-name="P1">pwd.struct_passwd(pw_name='www-data', pw_passwd='x', pw_uid=33, pw_gid=33, pw_gecos='www-data', pw_dir='/var/www', pw_shell='/usr/sbin/nologin')</text:p>
      <text:p text:style-name="P1"><text:soft-page-break/>pwd.struct_passwd(pw_name='backup', pw_passwd='x', pw_uid=34, pw_gid=34, pw_gecos='backup', pw_dir='/var/backups', pw_shell='/usr/sbin/nologin')</text:p>
      <text:p text:style-name="P1">pwd.struct_passwd(pw_name='list', pw_passwd='x', pw_uid=38, pw_gid=38, pw_gecos='Mailing List Manager', pw_dir='/var/list', pw_shell='/usr/sbin/nologin')</text:p>
      <text:p text:style-name="P1">pwd.struct_passwd(pw_name='irc', pw_passwd='x', pw_uid=39, pw_gid=39, pw_gecos='ircd', pw_dir='/var/run/ircd', pw_shell='/usr/sbin/nologin')</text:p>
      <text:p text:style-name="P1">pwd.struct_passwd(pw_name='gnats', pw_passwd='x', pw_uid=41, pw_gid=41, pw_gecos='Gnats Bug-Reporting System (admin)', pw_dir='/var/lib/gnats', pw_shell='/usr/sbin/nologin')</text:p>
      <text:p text:style-name="P1">pwd.struct_passwd(pw_name='nobody', pw_passwd='x', pw_uid=65534, pw_gid=65534, pw_gecos='nobody', pw_dir='/nonexistent', pw_shell='/usr/sbin/nologin')</text:p>
      <text:p text:style-name="P1">pwd.struct_passwd(pw_name='systemd-timesync', pw_passwd='x', pw_uid=100, pw_gid=102, pw_gecos='systemd Time Synchronization,,,', pw_dir='/run/systemd', pw_shell='/bin/false')</text:p>
      <text:p text:style-name="P1">pwd.struct_passwd(pw_name='systemd-network', pw_passwd='x', pw_uid=101, pw_gid=103, pw_gecos='systemd Network Management,,,', pw_dir='/run/systemd/netif', pw_shell='/bin/false')</text:p>
      <text:p text:style-name="P1">pwd.struct_passwd(pw_name='systemd-resolve', pw_passwd='x', pw_uid=102, pw_gid=104, pw_gecos='systemd Resolver,,,', pw_dir='/run/systemd/resolve', pw_shell='/bin/false')</text:p>
      <text:p text:style-name="P1">pwd.struct_passwd(pw_name='systemd-bus-proxy', pw_passwd='x', pw_uid=103, pw_gid=105, pw_gecos='systemd Bus Proxy,,,', pw_dir='/run/systemd', pw_shell='/bin/false')</text:p>
      <text:p text:style-name="P1">pwd.struct_passwd(pw_name='syslog', pw_passwd='x', pw_uid=104, pw_gid=108, pw_gecos='', pw_dir='/home/syslog', pw_shell='/bin/false')</text:p>
      <text:p text:style-name="P1">pwd.struct_passwd(pw_name='_apt', pw_passwd='x', pw_uid=105, pw_gid=65534, pw_gecos='', pw_dir='/nonexistent', pw_shell='/bin/false')</text:p>
      <text:p text:style-name="P1">pwd.struct_passwd(pw_name='messagebus', pw_passwd='x', pw_uid=106, pw_gid=110, pw_gecos='', pw_dir='/var/run/dbus', pw_shell='/bin/false')</text:p>
      <text:p text:style-name="P1">pwd.struct_passwd(pw_name='uuidd', pw_passwd='x', pw_uid=107, pw_gid=111, pw_gecos='', pw_dir='/run/uuidd', pw_shell='/bin/false')</text:p>
      <text:p text:style-name="P1">pwd.struct_passwd(pw_name='lightdm', pw_passwd='x', pw_uid=108, pw_gid=114, pw_gecos='Light Display Manager', pw_dir='/var/lib/lightdm', pw_shell='/bin/false')</text:p>
      <text:p text:style-name="P1">pwd.struct_passwd(pw_name='whoopsie', pw_passwd='x', pw_uid=109, pw_gid=117, pw_gecos='', pw_dir='/nonexistent', pw_shell='/bin/false')</text:p>
      <text:p text:style-name="P1">pwd.struct_passwd(pw_name='avahi-autoipd', pw_passwd='x', pw_uid=110, pw_gid=119, pw_gecos='Avahi autoip daemon,,,', pw_dir='/var/lib/avahi-autoipd', pw_shell='/bin/false')</text:p>
      <text:p text:style-name="P1">pwd.struct_passwd(pw_name='avahi', pw_passwd='x', pw_uid=111, pw_gid=120, pw_gecos='Avahi mDNS daemon,,,', pw_dir='/var/run/avahi-daemon', pw_shell='/bin/false')</text:p>
      <text:p text:style-name="P1">pwd.struct_passwd(pw_name='dnsmasq', pw_passwd='x', pw_uid=112, pw_gid=65534, pw_gecos='dnsmasq,,,', pw_dir='/var/lib/misc', pw_shell='/bin/false')</text:p>
      <text:p text:style-name="P1">pwd.struct_passwd(pw_name='colord', pw_passwd='x', pw_uid=113, pw_gid=123, pw_gecos='colord colour management daemon,,,', pw_dir='/var/lib/colord', pw_shell='/bin/false')</text:p>
      <text:p text:style-name="P1">pwd.struct_passwd(pw_name='speech-dispatcher', pw_passwd='x', pw_uid=114, pw_gid=29, pw_gecos='Speech Dispatcher,,,', pw_dir='/var/run/speech-dispatcher', pw_shell='/bin/false')</text:p>
      <text:p text:style-name="P1">pwd.struct_passwd(pw_name='hplip', pw_passwd='x', pw_uid=115, pw_gid=7, pw_gecos='HPLIP system user,,,', pw_dir='/var/run/hplip', pw_shell='/bin/false')</text:p>
      <text:p text:style-name="P1">pwd.struct_passwd(pw_name='kernoops', pw_passwd='x', pw_uid=116, pw_gid=65534, pw_gecos='Kernel Oops Tracking Daemon,,,', pw_dir='/', pw_shell='/bin/false')</text:p>
      <text:p text:style-name="P1">pwd.struct_passwd(pw_name='pulse', pw_passwd='x', pw_uid=117, pw_gid=124, pw_gecos='PulseAudio daemon,,,', pw_dir='/var/run/pulse', pw_shell='/bin/false')</text:p>
      <text:p text:style-name="P1">pwd.struct_passwd(pw_name='rtkit', pw_passwd='x', pw_uid=118, pw_gid=126, pw_gecos='RealtimeKit,,,', pw_dir='/proc', pw_shell='/bin/false')</text:p>
      <text:p text:style-name="P1">pwd.struct_passwd(pw_name='saned', pw_passwd='x', pw_uid=119, pw_gid=127, pw_gecos='', pw_dir='/var/lib/saned', pw_shell='/bin/false')</text:p>
      <text:p text:style-name="P1">pwd.struct_passwd(pw_name='usbmux', pw_passwd='x', pw_uid=120, pw_gid=46, pw_gecos='usbmux daemon,,,', pw_dir='/var/lib/usbmux', pw_shell='/bin/false')</text:p>
      <text:p text:style-name="P1"><text:soft-page-break/>pwd.struct_passwd(pw_name='sysadmin', pw_passwd='x', pw_uid=1000, pw_gid=1000, pw_gecos='sysadmin,,,', pw_dir='/home/sysadmin', pw_shell='/bin/bash')</text:p>
      <text:p text:style-name="P1">pwd.struct_passwd(pw_name='sessitra', pw_passwd='x', pw_uid=1001, pw_gid=1001, pw_gecos='Training Sessions,,,', pw_dir='/home/sessitra', pw_shell='/bin/bash')</text:p>
      <text:p text:style-name="P1">pwd.struct_passwd(pw_name='sshd', pw_passwd='x', pw_uid=121, pw_gid=65534, pw_gecos='', pw_dir='/var/run/sshd', pw_shell='/usr/sbin/nologin')</text:p>
      <text:p text:style-name="P1">pwd.struct_passwd(pw_name='mysql', pw_passwd='x', pw_uid=122, pw_gid=129, pw_gecos='MySQL Server,,,', pw_dir='/nonexistent', pw_shell='/bin/false')</text:p>
      <text:p text:style-name="P1">pwd.struct_passwd(pw_name='root2', pw_passwd='x', pw_uid=1002, pw_gid=1002, pw_gecos='VotaryTech,,,', pw_dir='/home/root2', pw_shell='/bin/bash')</text:p>
      <text:p text:style-name="P1">&gt;&gt;&gt; for line in pwd.getpwall():</text:p>
      <text:p text:style-name="P1">... <text:s text:c="4"/>print line.pw_uid</text:p>
      <text:p text:style-name="P1">... </text:p>
      <text:p text:style-name="P1">0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3</text:p>
      <text:p text:style-name="P1">33</text:p>
      <text:p text:style-name="P1">34</text:p>
      <text:p text:style-name="P1">38</text:p>
      <text:p text:style-name="P1">39</text:p>
      <text:p text:style-name="P1">41</text:p>
      <text:p text:style-name="P1">65534</text:p>
      <text:p text:style-name="P1">100</text:p>
      <text:p text:style-name="P1">101</text:p>
      <text:p text:style-name="P1">102</text:p>
      <text:p text:style-name="P1">103</text:p>
      <text:p text:style-name="P1">104</text:p>
      <text:p text:style-name="P1">105</text:p>
      <text:p text:style-name="P1">106</text:p>
      <text:p text:style-name="P1">107</text:p>
      <text:p text:style-name="P1">108</text:p>
      <text:p text:style-name="P1">109</text:p>
      <text:p text:style-name="P1">110</text:p>
      <text:p text:style-name="P1">111</text:p>
      <text:p text:style-name="P1">112</text:p>
      <text:p text:style-name="P1">113</text:p>
      <text:p text:style-name="P1">114</text:p>
      <text:p text:style-name="P1">115</text:p>
      <text:p text:style-name="P1">116</text:p>
      <text:p text:style-name="P1">117</text:p>
      <text:p text:style-name="P1">118</text:p>
      <text:p text:style-name="P1">119</text:p>
      <text:p text:style-name="P1">120</text:p>
      <text:p text:style-name="P1"><text:soft-page-break/>1000</text:p>
      <text:p text:style-name="P1">1001</text:p>
      <text:p text:style-name="P1">121</text:p>
      <text:p text:style-name="P1">122</text:p>
      <text:p text:style-name="P1">1002</text:p>
      <text:p text:style-name="P1">&gt;&gt;&gt; for line in pwd.getpwall():</text:p>
      <text:p text:style-name="P1">... <text:s text:c="4"/>print line.pw_uid</text:p>
      <text:p text:style-name="P1">KeyboardInterrupt</text:p>
      <text:p text:style-name="P1">&gt;&gt;&gt; import os</text:p>
      <text:p text:style-name="P1">&gt;&gt;&gt; v = os.stat(os.getcwd())</text:p>
      <text:p text:style-name="P1">&gt;&gt;&gt; v</text:p>
      <text:p text:style-name="P1">posix.stat_result(st_mode=16893, st_ino=4065829, st_dev=2049, st_nlink=5, st_uid=1001, st_gid=1001, st_size=4096, st_atime=1528113390, st_mtime=1525265765, st_ctime=1525265765)</text:p>
      <text:p text:style-name="P1">&gt;&gt;&gt; k = os.stat("/home/sessitra/AVD_GUI/static/fil1.txt")</text:p>
      <text:p text:style-name="P1">&gt;&gt;&gt; k</text:p>
      <text:p text:style-name="P1">posix.stat_result(st_mode=33204, st_ino=4069157, st_dev=2049, st_nlink=1, st_uid=8888, st_gid=1001, st_size=0, st_atime=1528114288, st_mtime=1528114288, st_ctime=1528114363)</text:p>
      <text:p text:style-name="P1">&gt;&gt;&gt; import os</text:p>
      <text:p text:style-name="P1">&gt;&gt;&gt; for p, sd, fs in os.walk("/home/sessitra/AVD_GUI"):</text:p>
      <text:p text:style-name="P1">... <text:s text:c="4"/>print p, sd, fs</text:p>
      <text:p text:style-name="P1">... </text:p>
      <text:p text:style-name="P1">/home/sessitra/AVD_GUI ['static', 'templates', 'Testcases'] ['tcases.txt', 'check2.py', 'check.py', 'ch.py']</text:p>
      <text:p text:style-name="P1">/home/sessitra/AVD_GUI/static ['css', 'dir1'] ['fil1.txt']</text:p>
      <text:p text:style-name="P1">/home/sessitra/AVD_GUI/static/css [] ['check.css']</text:p>
      <text:p text:style-name="P1">/home/sessitra/AVD_GUI/static/dir1 [] ['file6', 'file9', 'file8', 'file3', 'file1', 'file4', 'file11', 'file2', 'file10', 'file5', 'file7']</text:p>
      <text:p text:style-name="P1">/home/sessitra/AVD_GUI/templates [] ['audio.html', 'status.html', 'home.html']</text:p>
      <text:p text:style-name="P1">/home/sessitra/AVD_GUI/Testcases [] ['two.py', 'one.py']</text:p>
      <text:p text:style-name="P1">&gt;&gt;&gt; "{0} and {1}".format("hi", "hello")</text:p>
      <text:p text:style-name="P1">'hi and hello'</text:p>
      <text:p text:style-name="P1">&gt;&gt;&gt; "{1} and {1}".format("hi", "hello")</text:p>
      <text:p text:style-name="P1">'hello and hello'</text:p>
      <text:p text:style-name="P1">&gt;&gt;&gt; </text:p>
      <text:p text:style-name="P1"/>
      <text:p text:style-name="P1"/>
      <text:p text:style-name="P1"/>
      <text:p text:style-name="P1"/>
      <text:p text:style-name="P1">sessitra@VTA010L:~$ pwd</text:p>
      <text:p text:style-name="P1">/home/sessitra</text:p>
      <text:p text:style-name="P1">sessitra@VTA010L:~$ cd AVD_GUI/</text:p>
      <text:p text:style-name="P1">sessitra@VTA010L:~/AVD_GUI$ pwd</text:p>
      <text:p text:style-name="P1">/home/sessitra/AVD_GUI</text:p>
      <text:p text:style-name="P1">sessitra@VTA010L:~/AVD_GUI$ ls</text:p>
      <text:p text:style-name="P1">check2.py <text:s/>check.py <text:s/>ch.py <text:s/>static <text:s/>tcases.txt <text:s/>templates <text:s/>Testcases</text:p>
      <text:p text:style-name="P1">sessitra@VTA010L:~/AVD_GUI$ cd static/</text:p>
      <text:p text:style-name="P1">sessitra@VTA010L:~/AVD_GUI/static$ ls</text:p>
      <text:p text:style-name="P1">css</text:p>
      <text:p text:style-name="P1">sessitra@VTA010L:~/AVD_GUI/static$ less /etc/host</text:p>
      <text:p text:style-name="P1">host.conf <text:s text:c="3"/>hostname <text:s text:c="4"/>hosts <text:s text:c="7"/>hosts.allow <text:s/>hosts.deny <text:s text:c="2"/></text:p>
      <text:p text:style-name="P1">sessitra@VTA010L:~/AVD_GUI/static$ less /etc/hosts</text:p>
      <text:p text:style-name="P1">sessitra@VTA010L:~/AVD_GUI/static$ ls</text:p>
      <text:p text:style-name="P1"><text:soft-page-break/>css</text:p>
      <text:p text:style-name="P1">sessitra@VTA010L:~/AVD_GUI/static$ touch fil1.txt</text:p>
      <text:p text:style-name="P1">sessitra@VTA010L:~/AVD_GUI/static$ ls</text:p>
      <text:p text:style-name="P1">css <text:s/>fil1.txt</text:p>
      <text:p text:style-name="P1">sessitra@VTA010L:~/AVD_GUI/static$ ls -lrt</text:p>
      <text:p text:style-name="P1">total 4</text:p>
      <text:p text:style-name="P1">drwxrwxr-x 2 sessitra sessitra 4096 May <text:s/>2 17:30 css</text:p>
      <text:p text:style-name="P1">-rw-rw-r-- 1 sessitra sessitra <text:s text:c="3"/>0 Jun <text:s/>4 17:41 fil1.txt</text:p>
      <text:p text:style-name="P1">sessitra@VTA010L:~/AVD_GUI/static$ chown 9999 file2.txt</text:p>
      <text:p text:style-name="P1">chown: cannot access 'file2.txt': No such file or directory</text:p>
      <text:p text:style-name="P1">sessitra@VTA010L:~/AVD_GUI/static$ chown 9999 file1.txt</text:p>
      <text:p text:style-name="P1">chown: cannot access 'file1.txt': No such file or directory</text:p>
      <text:p text:style-name="P1">sessitra@VTA010L:~/AVD_GUI/static$ chown 9999 fil1.txt</text:p>
      <text:p text:style-name="P1">chown: changing ownership of 'fil1.txt': Operation not permitted</text:p>
      <text:p text:style-name="P1">sessitra@VTA010L:~/AVD_GUI/static$ sudo chown 9999 fil1.txt</text:p>
      <text:p text:style-name="P1">[sudo] password for sessitra: </text:p>
      <text:p text:style-name="P1">sessitra@VTA010L:~/AVD_GUI/static$ ls</text:p>
      <text:p text:style-name="P1">css <text:s/>fil1.txt</text:p>
      <text:p text:style-name="P1">sessitra@VTA010L:~/AVD_GUI/static$ ls -lrt</text:p>
      <text:p text:style-name="P1">total 4</text:p>
      <text:p text:style-name="P1">drwxrwxr-x 2 sessitra sessitra 4096 May <text:s/>2 17:30 css</text:p>
      <text:p text:style-name="P1">-rw-rw-r-- 1 <text:s text:c="4"/>9999 sessitra <text:s text:c="3"/>0 Jun <text:s/>4 17:41 fil1.txt</text:p>
      <text:p text:style-name="P1">sessitra@VTA010L:~/AVD_GUI/static$ sudo chown anil fil1.txt</text:p>
      <text:p text:style-name="P1">chown: invalid user: ‘anil’</text:p>
      <text:p text:style-name="P1">sessitra@VTA010L:~/AVD_GUI/static$ sudo chown 8888 fil1.txt</text:p>
      <text:p text:style-name="P1">sessitra@VTA010L:~/AVD_GUI/static$ ls -lrt</text:p>
      <text:p text:style-name="P1">total 4</text:p>
      <text:p text:style-name="P1">drwxrwxr-x 2 sessitra sessitra 4096 May <text:s/>2 17:30 css</text:p>
      <text:p text:style-name="P1">-rw-rw-r-- 1 <text:s text:c="4"/>8888 sessitra <text:s text:c="3"/>0 Jun <text:s/>4 17:41 fil1.txt</text:p>
      <text:p text:style-name="P1">sessitra@VTA010L:~/AVD_GUI/static$ sudo chown 88^Cil1.txt</text:p>
      <text:p text:style-name="P1">sessitra@VTA010L:~/AVD_GUI/static$ mkdir dir1</text:p>
      <text:p text:style-name="P1">sessitra@VTA010L:~/AVD_GUI/static$ cd dir1</text:p>
      <text:p text:style-name="P1">sessitra@VTA010L:~/AVD_GUI/static/dir1$ touch file{1..11}</text:p>
      <text:p text:style-name="P1">sessitra@VTA010L:~/AVD_GUI/static/dir1$ ls</text:p>
      <text:p text:style-name="P1">file1 <text:s/>file10 <text:s/>file11 <text:s/>file2 <text:s/>file3 <text:s/>file4 <text:s/>file5 <text:s/>file6 <text:s/>file7 <text:s/>file8 <text:s/>file9</text:p>
      <text:p text:style-name="P1">sessitra@VTA010L:~/AVD_GUI/static/dir1$ chown 1111 file1</text:p>
      <text:p text:style-name="P1">chown: changing ownership of 'file1': Operation not permitted</text:p>
      <text:p text:style-name="P1">sessitra@VTA010L:~/AVD_GUI/static/dir1$ sudo chown 1111 file1</text:p>
      <text:p text:style-name="P1">sessitra@VTA010L:~/AVD_GUI/static/dir1$ sudo chown 1112 file2</text:p>
      <text:p text:style-name="P1">sessitra@VTA010L:~/AVD_GUI/static/dir1$ ls -lrt</text:p>
      <text:p text:style-name="P1">total 0</text:p>
      <text:p text:style-name="P1">-rw-rw-r-- 1 sessitra sessitra 0 Jun <text:s/>4 17:43 file9</text:p>
      <text:p text:style-name="P1">-rw-rw-r-- 1 sessitra sessitra 0 Jun <text:s/>4 17:43 file8</text:p>
      <text:p text:style-name="P1">-rw-rw-r-- 1 sessitra sessitra 0 Jun <text:s/>4 17:43 file7</text:p>
      <text:p text:style-name="P1">-rw-rw-r-- 1 sessitra sessitra 0 Jun <text:s/>4 17:43 file6</text:p>
      <text:p text:style-name="P1">-rw-rw-r-- 1 sessitra sessitra 0 Jun <text:s/>4 17:43 file5</text:p>
      <text:p text:style-name="P1">-rw-rw-r-- 1 sessitra sessitra 0 Jun <text:s/>4 17:43 file4</text:p>
      <text:p text:style-name="P1">-rw-rw-r-- 1 sessitra sessitra 0 Jun <text:s/>4 17:43 file3</text:p>
      <text:p text:style-name="P1">-rw-rw-r-- 1 <text:s text:c="4"/>1112 sessitra 0 Jun <text:s/>4 17:43 file2</text:p>
      <text:p text:style-name="P1">-rw-rw-r-- 1 sessitra sessitra 0 Jun <text:s/>4 17:43 file11</text:p>
      <text:p text:style-name="P1">-rw-rw-r-- 1 sessitra sessitra 0 Jun <text:s/>4 17:43 file10</text:p>
      <text:p text:style-name="P1">-rw-rw-r-- 1 <text:s text:c="4"/>1111 sessitra 0 Jun <text:s/>4 17:43 file1</text:p>
      <text:p text:style-name="P1"><text:soft-page-break/>sessitra@VTA010L:~/AVD_GUI/static/dir1$ cd ~</text:p>
      <text:p text:style-name="P1">sessitra@VTA010L:~$ pwd</text:p>
      <text:p text:style-name="P1">/home/sessitra</text:p>
      <text:p text:style-name="P1">sessitra@VTA010L:~$ vi /etc/passwd</text:p>
      <text:p text:style-name="P1">sessitra@VTA010L:~$ cd AVD_GUI/</text:p>
      <text:p text:style-name="P1">static/ <text:s text:c="3"/>templates/ Testcases/ </text:p>
      <text:p text:style-name="P1">sessitra@VTA010L:~$ cd AVD_GUI/static/</text:p>
      <text:p text:style-name="P1">sessitra@VTA010L:~/AVD_GUI/static$ LS</text:p>
      <text:p text:style-name="P1">The program 'LS' is currently not installed. You can install it by typing:</text:p>
      <text:p text:style-name="P1">sudo apt install sl</text:p>
      <text:p text:style-name="P1">sessitra@VTA010L:~/AVD_GUI/static$ ls</text:p>
      <text:p text:style-name="P1">css <text:s/>dir1 <text:s/>fil1.txt</text:p>
      <text:p text:style-name="P1">sessitra@VTA010L:~/AVD_GUI/static$ pwd</text:p>
      <text:p text:style-name="P1">/home/sessitra/AVD_GUI/static</text:p>
      <text:p text:style-name="P1">sessitra@VTA010L:~/AVD_GUI/static$ cd ~</text:p>
      <text:p text:style-name="P1">sessitra@VTA010L:~$ pwd</text:p>
      <text:p text:style-name="P1">/home/sessitra</text:p>
      <text:p text:style-name="P1">sessitra@VTA010L:~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39:51.469940915</meta:creation-date>
    <dc:date>2018-06-04T18:43:12.975770854</dc:date>
    <meta:editing-duration>PT3M26S</meta:editing-duration>
    <meta:editing-cycles>1</meta:editing-cycles>
    <meta:document-statistic meta:table-count="0" meta:image-count="0" meta:object-count="0" meta:page-count="237" meta:paragraph-count="2714" meta:word-count="16847" meta:character-count="546076" meta:non-whitespace-character-count="530436"/>
    <meta:generator>LibreOffice/5.1.6.2$Linux_X86_64 LibreOffice_project/10m0$Build-2</meta:generator>
  </office:meta>
</office:document-meta>
</file>